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22" svg:stroke-width="0.027cm" svg:stroke-color="#b0b0b0" draw:stroke-linejoin="round" svg:stroke-linecap="butt" draw:fill="none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solid" svg:stroke-width="0.027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51cm" svg:stroke-color="#1f77b4" draw:stroke-linejoin="round" svg:stroke-linecap="square" draw:fill="none" fo:padding-top="0.025cm" fo:padding-bottom="0.025cm" fo:padding-left="0.025cm" fo:padding-right="0.025cm" loext:decorative="false"/>
    </style:style>
    <style:style style:name="gr6" style:family="graphic" style:parent-style-name="standard">
      <style:graphic-properties draw:stroke="solid" svg:stroke-width="0.034cm" svg:stroke-color="#1f77b4" draw:stroke-linejoin="round" svg:stroke-linecap="butt" draw:fill="solid" draw:fill-color="#1f77b4" fo:padding-top="0.017cm" fo:padding-bottom="0.017cm" fo:padding-left="0.017cm" fo:padding-right="0.017cm" loext:decorative="false"/>
    </style:style>
    <style:style style:name="gr7" style:family="graphic" style:parent-style-name="standard">
      <style:graphic-properties draw:stroke="solid" svg:stroke-width="0.051cm" svg:stroke-color="#ff7f0e" draw:stroke-linejoin="round" svg:stroke-linecap="square" draw:fill="none" fo:padding-top="0.025cm" fo:padding-bottom="0.025cm" fo:padding-left="0.025cm" fo:padding-right="0.025cm" loext:decorative="false"/>
    </style:style>
    <style:style style:name="gr8" style:family="graphic" style:parent-style-name="standard">
      <style:graphic-properties draw:stroke="none" draw:fill="solid" draw:fill-color="#ff7f0e" loext:decorative="false"/>
    </style:style>
    <style:style style:name="gr9" style:family="graphic" style:parent-style-name="standard">
      <style:graphic-properties draw:stroke="solid" svg:stroke-width="0.034cm" svg:stroke-color="#ff7f0e" draw:stroke-linejoin="round" svg:stroke-linecap="butt" draw:fill="none" fo:padding-top="0.017cm" fo:padding-bottom="0.017cm" fo:padding-left="0.017cm" fo:padding-right="0.017cm" loext:decorative="false"/>
    </style:style>
    <style:style style:name="gr10" style:family="graphic" style:parent-style-name="standard">
      <style:graphic-properties draw:stroke="solid" svg:stroke-width="0.051cm" svg:stroke-color="#2ca02c" draw:stroke-linejoin="round" svg:stroke-linecap="square" draw:fill="none" fo:padding-top="0.025cm" fo:padding-bottom="0.025cm" fo:padding-left="0.025cm" fo:padding-right="0.025cm" loext:decorative="false"/>
    </style:style>
    <style:style style:name="gr11" style:family="graphic" style:parent-style-name="standard">
      <style:graphic-properties draw:stroke="solid" svg:stroke-width="0.034cm" svg:stroke-color="#2ca02c" draw:stroke-linejoin="miter" svg:stroke-linecap="butt" draw:fill="solid" draw:fill-color="#2ca02c" fo:padding-top="0.017cm" fo:padding-bottom="0.017cm" fo:padding-left="0.017cm" fo:padding-right="0.017cm" loext:decorative="false"/>
    </style:style>
    <style:style style:name="gr12" style:family="graphic" style:parent-style-name="standard">
      <style:graphic-properties draw:stroke="solid" svg:stroke-width="0.027cm" svg:stroke-color="#000000" draw:stroke-linejoin="miter" svg:stroke-linecap="square" draw:fill="none" fo:padding-top="0.013cm" fo:padding-bottom="0.013cm" fo:padding-left="0.013cm" fo:padding-right="0.013cm" loext:decorative="false"/>
    </style:style>
    <style:style style:name="gr13" style:family="graphic" style:parent-style-name="standard">
      <style:graphic-properties draw:stroke="solid" svg:stroke-width="0.034cm" svg:stroke-color="#cccccc" draw:stroke-linejoin="miter" svg:stroke-linecap="butt" draw:fill="none" fo:padding-top="0.017cm" fo:padding-bottom="0.017cm" fo:padding-left="0.017cm" fo:padding-right="0.017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6cm" svg:stroke-color="#ffffff" draw:stroke-linejoin="round" svg:stroke-linecap="butt" draw:fill="solid" draw:fill-color="#1f77b4" fo:padding-top="0.008cm" fo:padding-bottom="0.008cm" fo:padding-left="0.008cm" fo:padding-right="0.008cm" loext:decorative="false"/>
    </style:style>
    <style:style style:name="gr16" style:family="graphic" style:parent-style-name="standard">
      <style:graphic-properties draw:stroke="solid" svg:stroke-width="0.016cm" svg:stroke-color="#ffffff" draw:stroke-linejoin="round" svg:stroke-linecap="butt" draw:fill="solid" draw:fill-color="#ff7f0e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solid" svg:stroke-width="0.016cm" svg:stroke-color="#ffffff" draw:stroke-linejoin="round" svg:stroke-linecap="butt" draw:fill="solid" draw:fill-color="#2ca02c" fo:padding-top="0.008cm" fo:padding-bottom="0.008cm" fo:padding-left="0.008cm" fo:padding-right="0.008cm" loext:decorative="false"/>
    </style:style>
    <style:style style:name="gr18" style:family="graphic" style:parent-style-name="standard">
      <style:graphic-properties draw:stroke="none" draw:fill="solid" draw:fill-color="#000000" loext:decorative="false"/>
    </style:style>
    <style:style style:name="gr19" style:family="graphic" style:parent-style-name="standard">
      <style:graphic-properties draw:stroke="solid" svg:stroke-width="0.034cm" svg:stroke-color="#2b2b2b" draw:stroke-linejoin="miter" svg:stroke-linecap="butt" draw:fill="solid" draw:fill-color="#4e1f6f" fo:padding-top="0.017cm" fo:padding-bottom="0.017cm" fo:padding-left="0.017cm" fo:padding-right="0.017cm" loext:decorative="false"/>
    </style:style>
    <style:style style:name="gr20" style:family="graphic" style:parent-style-name="standard">
      <style:graphic-properties draw:stroke="solid" svg:stroke-width="0.034cm" svg:stroke-color="#2b2b2b" draw:stroke-linejoin="round" svg:stroke-linecap="butt" draw:fill="none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solid" svg:stroke-width="0.034cm" svg:stroke-color="#2b2b2b" draw:stroke-linejoin="round" svg:stroke-linecap="square" draw:fill="none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solid" svg:stroke-width="0.034cm" svg:stroke-color="#2b2b2b" draw:stroke-linejoin="miter" svg:stroke-linecap="butt" draw:fill="solid" draw:fill-color="#a74779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solid" svg:stroke-width="0.034cm" svg:stroke-color="#2b2b2b" draw:stroke-linejoin="miter" svg:stroke-linecap="butt" draw:fill="solid" draw:fill-color="#e89275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none" draw:fill="solid" draw:fill-color="#f2f2f2" loext:decorative="false"/>
    </style:style>
    <style:style style:name="gr25" style:family="graphic" style:parent-style-name="standard">
      <style:graphic-properties draw:stroke="solid" svg:stroke-width="0.034cm" svg:stroke-color="#f2f2f2" draw:stroke-linejoin="miter" svg:stroke-linecap="butt" draw:fill="none" fo:padding-top="0.017cm" fo:padding-bottom="0.017cm" fo:padding-left="0.017cm" fo:padding-right="0.017cm" loext:decorative="false"/>
    </style:style>
    <style:style style:name="gr26" style:family="graphic" style:parent-style-name="standard">
      <style:graphic-properties draw:stroke="none" draw:fill="solid" draw:fill-color="#e5e5e5" loext:decorative="false"/>
    </style:style>
    <style:style style:name="gr27" style:family="graphic" style:parent-style-name="standard">
      <style:graphic-properties draw:stroke="solid" svg:stroke-width="0.034cm" svg:stroke-color="#e5e5e5" draw:stroke-linejoin="miter" svg:stroke-linecap="butt" draw:fill="none" fo:padding-top="0.017cm" fo:padding-bottom="0.017cm" fo:padding-left="0.017cm" fo:padding-right="0.017cm" loext:decorative="false"/>
    </style:style>
    <style:style style:name="gr28" style:family="graphic" style:parent-style-name="standard">
      <style:graphic-properties draw:stroke="none" draw:fill="solid" draw:fill-color="#ececec" loext:decorative="false"/>
    </style:style>
    <style:style style:name="gr29" style:family="graphic" style:parent-style-name="standard">
      <style:graphic-properties draw:stroke="solid" svg:stroke-width="0.034cm" svg:stroke-color="#ececec" draw:stroke-linejoin="miter" svg:stroke-linecap="butt" draw:fill="none" fo:padding-top="0.017cm" fo:padding-bottom="0.017cm" fo:padding-left="0.017cm" fo:padding-right="0.017cm" loext:decorative="false"/>
    </style:style>
    <style:style style:name="gr30" style:family="graphic" style:parent-style-name="standard">
      <style:graphic-properties draw:stroke="solid" svg:stroke-width="0.027cm" svg:stroke-color="#000000" draw:stroke-linejoin="round" svg:stroke-linecap="square" draw:fill="none" fo:padding-top="0.013cm" fo:padding-bottom="0.013cm" fo:padding-left="0.013cm" fo:padding-right="0.013cm" loext:decorative="false"/>
    </style:style>
    <style:style style:name="gr31" style:family="graphic" style:parent-style-name="standard">
      <style:graphic-properties draw:stroke="solid" svg:stroke-width="0.027cm" svg:stroke-color="#b0b0b0" draw:stroke-linejoin="round" svg:stroke-linecap="butt" draw:fill="none" fo:padding-top="0.013cm" fo:padding-bottom="0.013cm" fo:padding-left="0.013cm" fo:padding-right="0.013cm" loext:decorative="fals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1f77b4" loext:decorative="false"/>
    </style:style>
    <style:style style:name="gr34" style:family="graphic" style:parent-style-name="standard">
      <style:graphic-properties draw:stroke="solid" svg:stroke-width="0.034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35" style:family="graphic" style:parent-style-name="standard">
      <style:graphic-properties draw:stroke="none" draw:fill="solid" draw:fill-color="#8c564b" loext:decorative="false"/>
    </style:style>
    <style:style style:name="gr36" style:family="graphic" style:parent-style-name="standard">
      <style:graphic-properties draw:stroke="none" draw:fill="solid" draw:fill-color="#17becf" loext:decorative="false"/>
    </style:style>
    <style:style style:name="gr37" style:family="graphic" style:parent-style-name="standard">
      <style:graphic-properties draw:stroke="none" draw:fill="solid" draw:fill-color="#2ca02c" loext:decorative="false"/>
    </style:style>
    <style:style style:name="gr38" style:family="graphic" style:parent-style-name="standard">
      <style:graphic-properties draw:stroke="none" draw:fill="solid" draw:fill-color="#d62728" loext:decorative="false"/>
    </style:style>
    <style:style style:name="gr39" style:family="graphic" style:parent-style-name="standard">
      <style:graphic-properties draw:stroke="none" draw:fill="solid" draw:fill-color="#9467bd" loext:decorative="false"/>
    </style:style>
    <style:style style:name="gr40" style:family="graphic" style:parent-style-name="standard">
      <style:graphic-properties draw:stroke="none" draw:fill="solid" draw:fill-color="#e377c2" loext:decorative="false"/>
    </style:style>
    <style:style style:name="gr41" style:family="graphic" style:parent-style-name="standard">
      <style:graphic-properties draw:stroke="none" draw:fill="solid" draw:fill-color="#7f7f7f" loext:decorative="false"/>
    </style:style>
    <style:style style:name="gr42" style:family="graphic" style:parent-style-name="standard">
      <style:graphic-properties draw:stroke="none" draw:fill="solid" draw:fill-color="#bcbd22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1f77b4"/>
    </style:style>
    <style:style style:name="P6" style:family="paragraph">
      <loext:graphic-properties draw:fill="solid" draw:fill-color="#ff7f0e"/>
    </style:style>
    <style:style style:name="P7" style:family="paragraph">
      <loext:graphic-properties draw:fill="solid" draw:fill-color="#2ca02c"/>
    </style:style>
    <style:style style:name="P8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4e1f6f"/>
    </style:style>
    <style:style style:name="P12" style:family="paragraph">
      <loext:graphic-properties draw:fill="solid" draw:fill-color="#a74779"/>
    </style:style>
    <style:style style:name="P13" style:family="paragraph">
      <loext:graphic-properties draw:fill="solid" draw:fill-color="#e89275"/>
    </style:style>
    <style:style style:name="P14" style:family="paragraph">
      <loext:graphic-properties draw:fill="solid" draw:fill-color="#f2f2f2"/>
    </style:style>
    <style:style style:name="P15" style:family="paragraph">
      <loext:graphic-properties draw:fill="solid" draw:fill-color="#e5e5e5"/>
    </style:style>
    <style:style style:name="P16" style:family="paragraph">
      <loext:graphic-properties draw:fill="solid" draw:fill-color="#ececec"/>
    </style:style>
    <style:style style:name="P17" style:family="paragraph">
      <loext:graphic-properties draw:fill="none"/>
      <style:text-properties fo:font-size="6pt" style:font-size-asian="6pt" style:font-size-complex="6pt"/>
    </style:style>
    <style:style style:name="P18" style:family="paragraph">
      <loext:graphic-properties draw:fill="solid" draw:fill-color="#8c564b"/>
    </style:style>
    <style:style style:name="P19" style:family="paragraph">
      <loext:graphic-properties draw:fill="solid" draw:fill-color="#17becf"/>
    </style:style>
    <style:style style:name="P20" style:family="paragraph">
      <loext:graphic-properties draw:fill="solid" draw:fill-color="#d62728"/>
    </style:style>
    <style:style style:name="P21" style:family="paragraph">
      <loext:graphic-properties draw:fill="solid" draw:fill-color="#9467bd"/>
    </style:style>
    <style:style style:name="P22" style:family="paragraph">
      <loext:graphic-properties draw:fill="solid" draw:fill-color="#e377c2"/>
    </style:style>
    <style:style style:name="P23" style:family="paragraph">
      <loext:graphic-properties draw:fill="solid" draw:fill-color="#7f7f7f"/>
    </style:style>
    <style:style style:name="P24" style:family="paragraph">
      <loext:graphic-properties draw:fill="solid" draw:fill-color="#bcbd22"/>
    </style:style>
    <style:style style:name="P25" style:family="paragraph">
      <loext:graphic-properties draw:fill="none"/>
      <style:text-properties fo:font-size="13pt" style:font-size-asian="13pt" style:font-size-complex="13pt"/>
    </style:style>
    <style:style style:name="P26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2" style:family="text">
      <style:text-properties fo:color="#000000" loext:opacity="100%" style:font-name="DejaVu Sans" fo:font-size="13pt" fo:font-weight="bold" style:font-name-asian="DejaVu Sans" style:font-size-asian="13pt" style:font-weight-asian="bold" style:font-name-complex="DejaVu Sans" style:font-size-complex="13pt" style:font-weight-complex="bold"/>
    </style:style>
    <style:style style:name="T3" style:family="text">
      <style:text-properties fo:color="#000000" loext:opacity="100%" style:font-name="DejaVu Sans" fo:font-size="6pt" fo:font-weight="normal" style:font-name-asian="DejaVu Sans" style:font-size-asian="6pt" style:font-weight-asian="normal" style:font-name-complex="DejaVu Sans" style:font-size-complex="6pt" style:font-weight-complex="normal"/>
    </style:style>
    <style:style style:name="T4" style:family="text">
      <style:text-properties fo:color="#000000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879cm" svg:height="12.699cm" svg:x="0cm" svg:y="0cm" svg:viewBox="0 0 55880 12700" draw:points="0,0 55880,0 55880,12700 0,12700">
          <text:p/>
        </draw:polygon>
        <draw:polygon draw:style-name="gr1" draw:text-style-name="P1" draw:layer="layout" svg:width="55.88cm" svg:height="12.7cm" svg:x="0cm" svg:y="0cm" svg:viewBox="0 0 55881 12701" draw:points="0,12701 55881,12701 55881,0 0,0">
          <text:p/>
        </draw:polygon>
        <draw:polygon draw:style-name="gr1" draw:text-style-name="P1" draw:layer="layout" svg:width="11.817cm" svg:height="10.272cm" svg:x="1.794cm" svg:y="0.947cm" svg:viewBox="0 0 11818 10273" draw:points="0,10273 11818,10273 11818,0 0,0">
          <text:p/>
        </draw:polygon>
        <draw:line draw:style-name="gr2" draw:text-style-name="P2" draw:layer="layout" svg:x1="2.331cm" svg:y1="11.219cm" svg:x2="2.331cm" svg:y2="0.947cm">
          <text:p/>
        </draw:line>
        <draw:line draw:style-name="gr3" draw:text-style-name="P2" draw:layer="layout" svg:x1="2.331cm" svg:y1="11.219cm" svg:x2="2.331cm" svg:y2="11.343cm">
          <text:p/>
        </draw:line>
        <draw:line draw:style-name="gr2" draw:text-style-name="P2" draw:layer="layout" svg:x1="4.121cm" svg:y1="11.219cm" svg:x2="4.121cm" svg:y2="0.947cm">
          <text:p/>
        </draw:line>
        <draw:line draw:style-name="gr3" draw:text-style-name="P2" draw:layer="layout" svg:x1="4.121cm" svg:y1="11.219cm" svg:x2="4.121cm" svg:y2="11.343cm">
          <text:p/>
        </draw:line>
        <draw:line draw:style-name="gr2" draw:text-style-name="P2" draw:layer="layout" svg:x1="5.911cm" svg:y1="11.219cm" svg:x2="5.911cm" svg:y2="0.947cm">
          <text:p/>
        </draw:line>
        <draw:line draw:style-name="gr3" draw:text-style-name="P2" draw:layer="layout" svg:x1="5.911cm" svg:y1="11.219cm" svg:x2="5.911cm" svg:y2="11.343cm">
          <text:p/>
        </draw:line>
        <draw:frame draw:style-name="gr4" draw:text-style-name="P4" draw:layer="layout" svg:width="0.352cm" svg:height="0.412cm" svg:x="2.219cm" svg:y="11.405cm">
          <draw:text-box>
            <text:p text:style-name="P3"><text:span text:style-name="T1">2</text:span></text:p>
          </draw:text-box>
        </draw:frame>
        <draw:line draw:style-name="gr2" draw:text-style-name="P2" draw:layer="layout" svg:x1="7.701cm" svg:y1="11.219cm" svg:x2="7.701cm" svg:y2="0.947cm">
          <text:p/>
        </draw:line>
        <draw:line draw:style-name="gr3" draw:text-style-name="P2" draw:layer="layout" svg:x1="7.701cm" svg:y1="11.219cm" svg:x2="7.701cm" svg:y2="11.343cm">
          <text:p/>
        </draw:line>
        <draw:frame draw:style-name="gr4" draw:text-style-name="P4" draw:layer="layout" svg:width="0.352cm" svg:height="0.412cm" svg:x="4.01cm" svg:y="11.405cm">
          <draw:text-box>
            <text:p text:style-name="P3"><text:span text:style-name="T1">4</text:span></text:p>
          </draw:text-box>
        </draw:frame>
        <draw:line draw:style-name="gr2" draw:text-style-name="P2" draw:layer="layout" svg:x1="9.492cm" svg:y1="11.219cm" svg:x2="9.492cm" svg:y2="0.947cm">
          <text:p/>
        </draw:line>
        <draw:line draw:style-name="gr3" draw:text-style-name="P2" draw:layer="layout" svg:x1="9.492cm" svg:y1="11.219cm" svg:x2="9.492cm" svg:y2="11.343cm">
          <text:p/>
        </draw:line>
        <draw:frame draw:style-name="gr4" draw:text-style-name="P4" draw:layer="layout" svg:width="0.352cm" svg:height="0.412cm" svg:x="5.8cm" svg:y="11.405cm">
          <draw:text-box>
            <text:p text:style-name="P3"><text:span text:style-name="T1">6</text:span></text:p>
          </draw:text-box>
        </draw:frame>
        <draw:line draw:style-name="gr2" draw:text-style-name="P2" draw:layer="layout" svg:x1="11.282cm" svg:y1="11.219cm" svg:x2="11.282cm" svg:y2="0.947cm">
          <text:p/>
        </draw:line>
        <draw:line draw:style-name="gr3" draw:text-style-name="P2" draw:layer="layout" svg:x1="11.282cm" svg:y1="11.219cm" svg:x2="11.282cm" svg:y2="11.343cm">
          <text:p/>
        </draw:line>
        <draw:frame draw:style-name="gr4" draw:text-style-name="P4" draw:layer="layout" svg:width="0.352cm" svg:height="0.412cm" svg:x="7.59cm" svg:y="11.405cm">
          <draw:text-box>
            <text:p text:style-name="P3"><text:span text:style-name="T1">8</text:span></text:p>
          </draw:text-box>
        </draw:frame>
        <draw:line draw:style-name="gr2" draw:text-style-name="P2" draw:layer="layout" svg:x1="13.072cm" svg:y1="11.219cm" svg:x2="13.072cm" svg:y2="0.947cm">
          <text:p/>
        </draw:line>
        <draw:line draw:style-name="gr3" draw:text-style-name="P2" draw:layer="layout" svg:x1="13.072cm" svg:y1="11.219cm" svg:x2="13.072cm" svg:y2="11.343cm">
          <text:p/>
        </draw:line>
        <draw:frame draw:style-name="gr4" draw:text-style-name="P4" draw:layer="layout" svg:width="0.447cm" svg:height="0.412cm" svg:x="9.268cm" svg:y="11.405cm">
          <draw:text-box>
            <text:p text:style-name="P3"><text:span text:style-name="T1">10</text:span></text:p>
          </draw:text-box>
        </draw:frame>
        <draw:frame draw:style-name="gr4" draw:text-style-name="P4" draw:layer="layout" svg:width="0.447cm" svg:height="0.412cm" svg:x="11.059cm" svg:y="11.405cm">
          <draw:text-box>
            <text:p text:style-name="P3"><text:span text:style-name="T1">12</text:span></text:p>
          </draw:text-box>
        </draw:frame>
        <draw:line draw:style-name="gr2" draw:text-style-name="P2" draw:layer="layout" svg:x1="1.794cm" svg:y1="10.76cm" svg:x2="13.609cm" svg:y2="10.76cm">
          <text:p/>
        </draw:line>
        <draw:line draw:style-name="gr3" draw:text-style-name="P2" draw:layer="layout" svg:x1="1.794cm" svg:y1="10.76cm" svg:x2="1.671cm" svg:y2="10.76cm">
          <text:p/>
        </draw:line>
        <draw:frame draw:style-name="gr4" draw:text-style-name="P4" draw:layer="layout" svg:width="0.447cm" svg:height="0.412cm" svg:x="12.849cm" svg:y="11.405cm">
          <draw:text-box>
            <text:p text:style-name="P3"><text:span text:style-name="T1">14</text:span></text:p>
          </draw:text-box>
        </draw:frame>
        <draw:line draw:style-name="gr2" draw:text-style-name="P2" draw:layer="layout" svg:x1="1.794cm" svg:y1="9.444cm" svg:x2="13.609cm" svg:y2="9.444cm">
          <text:p/>
        </draw:line>
        <draw:line draw:style-name="gr3" draw:text-style-name="P2" draw:layer="layout" svg:x1="1.794cm" svg:y1="9.444cm" svg:x2="1.671cm" svg:y2="9.444cm">
          <text:p/>
        </draw:line>
        <draw:frame draw:style-name="gr4" draw:text-style-name="P4" draw:layer="layout" svg:width="3.406cm" svg:height="0.412cm" svg:x="5.993cm" svg:y="11.888cm">
          <draw:text-box>
            <text:p text:style-name="P3"><text:span text:style-name="T1">Number of Clusters</text:span></text:p>
          </draw:text-box>
        </draw:frame>
        <draw:line draw:style-name="gr2" draw:text-style-name="P2" draw:layer="layout" svg:x1="1.794cm" svg:y1="8.127cm" svg:x2="13.609cm" svg:y2="8.127cm">
          <text:p/>
        </draw:line>
        <draw:line draw:style-name="gr3" draw:text-style-name="P2" draw:layer="layout" svg:x1="1.794cm" svg:y1="8.127cm" svg:x2="1.671cm" svg:y2="8.127cm">
          <text:p/>
        </draw:line>
        <draw:frame draw:style-name="gr4" draw:text-style-name="P4" draw:layer="layout" svg:width="0.352cm" svg:height="0.412cm" svg:x="1.323cm" svg:y="10.566cm">
          <draw:text-box>
            <text:p text:style-name="P3"><text:span text:style-name="T1">0</text:span></text:p>
          </draw:text-box>
        </draw:frame>
        <draw:line draw:style-name="gr2" draw:text-style-name="P2" draw:layer="layout" svg:x1="1.794cm" svg:y1="6.809cm" svg:x2="13.609cm" svg:y2="6.809cm">
          <text:p/>
        </draw:line>
        <draw:line draw:style-name="gr3" draw:text-style-name="P2" draw:layer="layout" svg:x1="1.794cm" svg:y1="6.809cm" svg:x2="1.671cm" svg:y2="6.809cm">
          <text:p/>
        </draw:line>
        <draw:frame draw:style-name="gr4" draw:text-style-name="P4" draw:layer="layout" svg:width="0.447cm" svg:height="0.412cm" svg:x="1.099cm" svg:y="9.249cm">
          <draw:text-box>
            <text:p text:style-name="P3"><text:span text:style-name="T1">50</text:span></text:p>
          </draw:text-box>
        </draw:frame>
        <draw:line draw:style-name="gr2" draw:text-style-name="P2" draw:layer="layout" svg:x1="1.794cm" svg:y1="5.492cm" svg:x2="13.609cm" svg:y2="5.492cm">
          <text:p/>
        </draw:line>
        <draw:line draw:style-name="gr3" draw:text-style-name="P2" draw:layer="layout" svg:x1="1.794cm" svg:y1="5.492cm" svg:x2="1.671cm" svg:y2="5.492cm">
          <text:p/>
        </draw:line>
        <draw:frame draw:style-name="gr4" draw:text-style-name="P4" draw:layer="layout" svg:width="0.671cm" svg:height="0.412cm" svg:x="0.875cm" svg:y="7.932cm">
          <draw:text-box>
            <text:p text:style-name="P3"><text:span text:style-name="T1">100</text:span></text:p>
          </draw:text-box>
        </draw:frame>
        <draw:line draw:style-name="gr2" draw:text-style-name="P2" draw:layer="layout" svg:x1="1.794cm" svg:y1="4.176cm" svg:x2="13.609cm" svg:y2="4.176cm">
          <text:p/>
        </draw:line>
        <draw:line draw:style-name="gr3" draw:text-style-name="P2" draw:layer="layout" svg:x1="1.794cm" svg:y1="4.176cm" svg:x2="1.671cm" svg:y2="4.176cm">
          <text:p/>
        </draw:line>
        <draw:frame draw:style-name="gr4" draw:text-style-name="P4" draw:layer="layout" svg:width="0.671cm" svg:height="0.412cm" svg:x="0.875cm" svg:y="6.615cm">
          <draw:text-box>
            <text:p text:style-name="P3"><text:span text:style-name="T1">150</text:span></text:p>
          </draw:text-box>
        </draw:frame>
        <draw:line draw:style-name="gr2" draw:text-style-name="P2" draw:layer="layout" svg:x1="1.794cm" svg:y1="2.857cm" svg:x2="13.609cm" svg:y2="2.857cm">
          <text:p/>
        </draw:line>
        <draw:line draw:style-name="gr3" draw:text-style-name="P2" draw:layer="layout" svg:x1="1.794cm" svg:y1="2.857cm" svg:x2="1.671cm" svg:y2="2.857cm">
          <text:p/>
        </draw:line>
        <draw:frame draw:style-name="gr4" draw:text-style-name="P4" draw:layer="layout" svg:width="0.671cm" svg:height="0.412cm" svg:x="0.875cm" svg:y="5.298cm">
          <draw:text-box>
            <text:p text:style-name="P3"><text:span text:style-name="T1">200</text:span></text:p>
          </draw:text-box>
        </draw:frame>
        <draw:line draw:style-name="gr2" draw:text-style-name="P2" draw:layer="layout" svg:x1="1.794cm" svg:y1="1.541cm" svg:x2="13.609cm" svg:y2="1.541cm">
          <text:p/>
        </draw:line>
        <draw:line draw:style-name="gr3" draw:text-style-name="P2" draw:layer="layout" svg:x1="1.794cm" svg:y1="1.541cm" svg:x2="1.671cm" svg:y2="1.541cm">
          <text:p/>
        </draw:line>
        <draw:frame draw:style-name="gr4" draw:text-style-name="P4" draw:layer="layout" svg:width="0.671cm" svg:height="0.412cm" svg:x="0.875cm" svg:y="3.981cm">
          <draw:text-box>
            <text:p text:style-name="P3"><text:span text:style-name="T1">250</text:span></text:p>
          </draw:text-box>
        </draw:frame>
        <draw:frame draw:style-name="gr4" draw:text-style-name="P4" draw:layer="layout" svg:width="0.671cm" svg:height="0.412cm" svg:x="0.875cm" svg:y="2.664cm">
          <draw:text-box>
            <text:p text:style-name="P3"><text:span text:style-name="T1">300</text:span></text:p>
          </draw:text-box>
        </draw:frame>
        <draw:polyline draw:style-name="gr5" draw:text-style-name="P2" draw:layer="layout" svg:width="10.743cm" svg:height="0.003cm" svg:x="2.331cm" svg:y="10.749cm" svg:viewBox="0 0 10744 4" draw:points="0,0 895,0 1790,4 2685,4 3583,4 4478,3 5373,4 6268,4 7163,4 8058,4 8953,4 9848,4 10744,4">
          <text:p/>
        </draw:polyline>
        <draw:path draw:style-name="gr6" draw:text-style-name="P5" draw:layer="layout" svg:width="0.213cm" svg:height="0.212cm" svg:x="2.225cm" svg:y="10.644cm" svg:viewBox="0 0 214 213" svg:d="M107 213c27 0 55-10 75-30s32-46 32-75-12-55-32-75-48-33-75-33c-28 0-55 13-75 33-21 20-32 46-32 75s11 55 32 75c20 20 47 30 75 30z">
          <text:p/>
        </draw:path>
        <draw:path draw:style-name="gr6" draw:text-style-name="P5" draw:layer="layout" svg:width="0.213cm" svg:height="0.212cm" svg:x="3.12cm" svg:y="10.644cm" svg:viewBox="0 0 214 213" svg:d="M106 213c27 0 55-10 75-30 22-20 33-48 33-75 0-29-11-56-33-76-20-22-48-32-75-32-28 0-55 10-75 32-20 20-31 47-31 76 0 27 11 55 31 75s47 30 75 30z">
          <text:p/>
        </draw:path>
        <draw:path draw:style-name="gr6" draw:text-style-name="P5" draw:layer="layout" svg:width="0.213cm" svg:height="0.213cm" svg:x="4.015cm" svg:y="10.645cm" svg:viewBox="0 0 214 214" svg:d="M106 214c30 0 56-12 76-31s32-47 32-76c0-27-12-55-32-75-20-19-46-32-76-32-29 0-55 13-75 32-20 20-31 48-31 75 0 29 11 57 31 76s46 31 75 31z">
          <text:p/>
        </draw:path>
        <draw:path draw:style-name="gr6" draw:text-style-name="P5" draw:layer="layout" svg:width="0.213cm" svg:height="0.213cm" svg:x="4.91cm" svg:y="10.645cm" svg:viewBox="0 0 214 214" svg:d="M109 214c27 0 55-11 73-31 20-19 32-47 32-76 0-27-12-55-32-75-18-19-46-32-73-32-28 0-57 13-78 32-20 20-31 48-31 75 0 29 11 57 31 76 21 20 50 31 78 31z">
          <text:p/>
        </draw:path>
        <draw:path draw:style-name="gr6" draw:text-style-name="P5" draw:layer="layout" svg:width="0.212cm" svg:height="0.213cm" svg:x="5.806cm" svg:y="10.645cm" svg:viewBox="0 0 213 214" svg:d="M106 214c29 0 55-12 75-32 20-18 32-46 32-74 0-29-12-56-32-76-20-19-46-32-75-32-27 0-55 13-75 32-21 20-31 47-31 76 0 28 10 56 31 74 20 20 48 32 75 32z">
          <text:p/>
        </draw:path>
        <draw:path draw:style-name="gr6" draw:text-style-name="P5" draw:layer="layout" svg:width="0.212cm" svg:height="0.214cm" svg:x="6.701cm" svg:y="10.644cm" svg:viewBox="0 0 213 215" svg:d="M105 215c28 0 57-12 77-32 21-20 31-46 31-76 0-28-10-55-31-75-20-20-49-32-77-32-27 0-55 12-75 32s-30 47-30 75c0 30 10 56 30 76s48 32 75 32z">
          <text:p/>
        </draw:path>
        <draw:path draw:style-name="gr6" draw:text-style-name="P5" draw:layer="layout" svg:width="0.212cm" svg:height="0.213cm" svg:x="7.596cm" svg:y="10.645cm" svg:viewBox="0 0 213 214" svg:d="M107 214c27 0 56-11 76-31 20-19 30-47 30-76 0-27-10-55-30-75-20-19-49-32-76-32-29 0-57 13-77 32-20 20-30 48-30 75 0 29 10 57 30 76 20 20 48 31 77 31z">
          <text:p/>
        </draw:path>
        <draw:path draw:style-name="gr6" draw:text-style-name="P5" draw:layer="layout" svg:width="0.213cm" svg:height="0.213cm" svg:x="8.491cm" svg:y="10.645cm" svg:viewBox="0 0 214 214" svg:d="M107 214c28 0 56-11 76-31 20-19 31-47 31-76 0-27-11-55-31-75-20-19-48-32-76-32-29 0-57 13-76 32-20 20-31 48-31 75 0 29 11 57 31 76 19 20 47 31 76 31z">
          <text:p/>
        </draw:path>
        <draw:path draw:style-name="gr6" draw:text-style-name="P5" draw:layer="layout" svg:width="0.213cm" svg:height="0.213cm" svg:x="9.386cm" svg:y="10.645cm" svg:viewBox="0 0 214 214" svg:d="M108 214c28 0 55-11 75-31 20-19 31-47 31-76 0-27-11-55-31-75-20-19-47-32-75-32-30 0-56 13-76 32-20 20-32 48-32 75 0 29 12 57 32 76 20 20 46 31 76 31z">
          <text:p/>
        </draw:path>
        <draw:path draw:style-name="gr6" draw:text-style-name="P5" draw:layer="layout" svg:width="0.214cm" svg:height="0.213cm" svg:x="10.281cm" svg:y="10.645cm" svg:viewBox="0 0 215 214" svg:d="M107 214c27 0 55-12 76-31 20-19 32-47 32-76 0-27-12-55-32-75-21-19-49-32-76-32-28 0-55 13-75 32-20 20-32 48-32 75 0 29 12 57 32 76s47 31 75 31z">
          <text:p/>
        </draw:path>
        <draw:path draw:style-name="gr6" draw:text-style-name="P5" draw:layer="layout" svg:width="0.213cm" svg:height="0.211cm" svg:x="11.176cm" svg:y="10.647cm" svg:viewBox="0 0 214 212" svg:d="M106 212c29 0 56-11 76-31 21-19 32-47 32-75 0-27-11-55-32-73-20-20-47-33-76-33s-55 13-75 33c-20 18-31 46-31 73 0 28 11 56 31 75 20 20 46 31 75 31z">
          <text:p/>
        </draw:path>
        <draw:path draw:style-name="gr6" draw:text-style-name="P5" draw:layer="layout" svg:width="0.213cm" svg:height="0.213cm" svg:x="12.071cm" svg:y="10.645cm" svg:viewBox="0 0 214 214" svg:d="M107 214c28 0 56-11 76-31 19-19 31-47 31-76 0-27-12-55-31-75-20-18-48-32-76-32-27 0-56 14-76 32-20 20-31 48-31 75 0 29 11 57 31 76 20 20 49 31 76 31z">
          <text:p/>
        </draw:path>
        <draw:path draw:style-name="gr6" draw:text-style-name="P5" draw:layer="layout" svg:width="0.212cm" svg:height="0.211cm" svg:x="12.967cm" svg:y="10.647cm" svg:viewBox="0 0 213 212" svg:d="M108 212c27 0 55-11 75-31 19-19 30-47 30-75 0-27-11-55-30-73-20-20-48-33-75-33-28 0-56 13-76 33-20 18-32 46-32 73 0 28 12 56 32 75 20 20 48 31 76 31z">
          <text:p/>
        </draw:path>
        <draw:polyline draw:style-name="gr7" draw:text-style-name="P2" draw:layer="layout" svg:width="10.743cm" svg:height="2.28cm" svg:x="2.331cm" svg:y="1.414cm" svg:viewBox="0 0 10744 2281" draw:points="0,0 895,1864 1790,2021 2685,2059 3583,1590 4478,1475 5373,1417 6268,1997 7163,1901 8058,2203 8953,2267 9848,2250 10744,2281">
          <text:p/>
        </draw:polyline>
        <draw:path draw:style-name="gr8" draw:text-style-name="P6" draw:layer="layout" svg:width="0.213cm" svg:height="0.212cm" svg:x="2.225cm" svg:y="1.309cm" svg:viewBox="0 0 214 213" svg:d="M0 213l214-213zM0 0l214 213z">
          <text:p/>
        </draw:path>
        <draw:line draw:style-name="gr9" draw:text-style-name="P2" draw:layer="layout" svg:x1="2.225cm" svg:y1="1.522cm" svg:x2="2.439cm" svg:y2="1.309cm">
          <text:p/>
        </draw:line>
        <draw:line draw:style-name="gr9" draw:text-style-name="P2" draw:layer="layout" svg:x1="2.225cm" svg:y1="1.309cm" svg:x2="2.439cm" svg:y2="1.522cm">
          <text:p/>
        </draw:line>
        <draw:path draw:style-name="gr8" draw:text-style-name="P6" draw:layer="layout" svg:width="0.213cm" svg:height="0.211cm" svg:x="3.12cm" svg:y="3.172cm" svg:viewBox="0 0 214 212" svg:d="M0 212l214-212zM0 0l214 212z">
          <text:p/>
        </draw:path>
        <draw:line draw:style-name="gr9" draw:text-style-name="P2" draw:layer="layout" svg:x1="3.12cm" svg:y1="3.384cm" svg:x2="3.334cm" svg:y2="3.172cm">
          <text:p/>
        </draw:line>
        <draw:line draw:style-name="gr9" draw:text-style-name="P2" draw:layer="layout" svg:x1="3.12cm" svg:y1="3.172cm" svg:x2="3.334cm" svg:y2="3.384cm">
          <text:p/>
        </draw:line>
        <draw:path draw:style-name="gr8" draw:text-style-name="P6" draw:layer="layout" svg:width="0.213cm" svg:height="0.212cm" svg:x="4.015cm" svg:y="3.327cm" svg:viewBox="0 0 214 213" svg:d="M0 213l214-213zM0 0l214 213z">
          <text:p/>
        </draw:path>
        <draw:line draw:style-name="gr9" draw:text-style-name="P2" draw:layer="layout" svg:x1="4.015cm" svg:y1="3.54cm" svg:x2="4.229cm" svg:y2="3.327cm">
          <text:p/>
        </draw:line>
        <draw:line draw:style-name="gr9" draw:text-style-name="P2" draw:layer="layout" svg:x1="4.015cm" svg:y1="3.327cm" svg:x2="4.229cm" svg:y2="3.54cm">
          <text:p/>
        </draw:line>
        <draw:path draw:style-name="gr8" draw:text-style-name="P6" draw:layer="layout" svg:width="0.213cm" svg:height="0.213cm" svg:x="4.91cm" svg:y="3.365cm" svg:viewBox="0 0 214 214" svg:d="M0 214l214-214zM0 0l214 214z">
          <text:p/>
        </draw:path>
        <draw:line draw:style-name="gr9" draw:text-style-name="P2" draw:layer="layout" svg:x1="4.91cm" svg:y1="3.579cm" svg:x2="5.124cm" svg:y2="3.365cm">
          <text:p/>
        </draw:line>
        <draw:line draw:style-name="gr9" draw:text-style-name="P2" draw:layer="layout" svg:x1="4.91cm" svg:y1="3.365cm" svg:x2="5.124cm" svg:y2="3.579cm">
          <text:p/>
        </draw:line>
        <draw:path draw:style-name="gr8" draw:text-style-name="P6" draw:layer="layout" svg:width="0.212cm" svg:height="0.213cm" svg:x="5.806cm" svg:y="2.898cm" svg:viewBox="0 0 213 214" svg:d="M0 214l213-214zM0 0l213 214z">
          <text:p/>
        </draw:path>
        <draw:line draw:style-name="gr9" draw:text-style-name="P2" draw:layer="layout" svg:x1="5.806cm" svg:y1="3.112cm" svg:x2="6.019cm" svg:y2="2.898cm">
          <text:p/>
        </draw:line>
        <draw:line draw:style-name="gr9" draw:text-style-name="P2" draw:layer="layout" svg:x1="5.806cm" svg:y1="2.898cm" svg:x2="6.019cm" svg:y2="3.112cm">
          <text:p/>
        </draw:line>
        <draw:path draw:style-name="gr8" draw:text-style-name="P6" draw:layer="layout" svg:width="0.212cm" svg:height="0.214cm" svg:x="6.701cm" svg:y="2.782cm" svg:viewBox="0 0 213 215" svg:d="M0 215l213-215zM0 0l213 215z">
          <text:p/>
        </draw:path>
        <draw:line draw:style-name="gr9" draw:text-style-name="P2" draw:layer="layout" svg:x1="6.701cm" svg:y1="2.997cm" svg:x2="6.914cm" svg:y2="2.782cm">
          <text:p/>
        </draw:line>
        <draw:line draw:style-name="gr9" draw:text-style-name="P2" draw:layer="layout" svg:x1="6.701cm" svg:y1="2.782cm" svg:x2="6.914cm" svg:y2="2.997cm">
          <text:p/>
        </draw:line>
        <draw:path draw:style-name="gr8" draw:text-style-name="P6" draw:layer="layout" svg:width="0.212cm" svg:height="0.214cm" svg:x="7.596cm" svg:y="2.724cm" svg:viewBox="0 0 213 215" svg:d="M0 215l213-215zM0 0l213 215z">
          <text:p/>
        </draw:path>
        <draw:line draw:style-name="gr9" draw:text-style-name="P2" draw:layer="layout" svg:x1="7.596cm" svg:y1="2.939cm" svg:x2="7.809cm" svg:y2="2.724cm">
          <text:p/>
        </draw:line>
        <draw:line draw:style-name="gr9" draw:text-style-name="P2" draw:layer="layout" svg:x1="7.596cm" svg:y1="2.724cm" svg:x2="7.809cm" svg:y2="2.939cm">
          <text:p/>
        </draw:line>
        <draw:path draw:style-name="gr8" draw:text-style-name="P6" draw:layer="layout" svg:width="0.213cm" svg:height="0.214cm" svg:x="8.491cm" svg:y="3.304cm" svg:viewBox="0 0 214 215" svg:d="M0 215l214-215zM0 0l214 215z">
          <text:p/>
        </draw:path>
        <draw:line draw:style-name="gr9" draw:text-style-name="P2" draw:layer="layout" svg:x1="8.491cm" svg:y1="3.519cm" svg:x2="8.705cm" svg:y2="3.304cm">
          <text:p/>
        </draw:line>
        <draw:line draw:style-name="gr9" draw:text-style-name="P2" draw:layer="layout" svg:x1="8.491cm" svg:y1="3.304cm" svg:x2="8.705cm" svg:y2="3.519cm">
          <text:p/>
        </draw:line>
        <draw:path draw:style-name="gr8" draw:text-style-name="P6" draw:layer="layout" svg:width="0.213cm" svg:height="0.213cm" svg:x="9.386cm" svg:y="3.209cm" svg:viewBox="0 0 214 214" svg:d="M0 214l214-214zM0 0l214 214z">
          <text:p/>
        </draw:path>
        <draw:line draw:style-name="gr9" draw:text-style-name="P2" draw:layer="layout" svg:x1="9.386cm" svg:y1="3.423cm" svg:x2="9.6cm" svg:y2="3.209cm">
          <text:p/>
        </draw:line>
        <draw:line draw:style-name="gr9" draw:text-style-name="P2" draw:layer="layout" svg:x1="9.386cm" svg:y1="3.209cm" svg:x2="9.6cm" svg:y2="3.423cm">
          <text:p/>
        </draw:line>
        <draw:path draw:style-name="gr8" draw:text-style-name="P6" draw:layer="layout" svg:width="0.214cm" svg:height="0.213cm" svg:x="10.281cm" svg:y="3.509cm" svg:viewBox="0 0 215 214" svg:d="M0 214l215-214zM0 0l215 214z">
          <text:p/>
        </draw:path>
        <draw:line draw:style-name="gr9" draw:text-style-name="P2" draw:layer="layout" svg:x1="10.281cm" svg:y1="3.723cm" svg:x2="10.496cm" svg:y2="3.509cm">
          <text:p/>
        </draw:line>
        <draw:line draw:style-name="gr9" draw:text-style-name="P2" draw:layer="layout" svg:x1="10.281cm" svg:y1="3.509cm" svg:x2="10.496cm" svg:y2="3.723cm">
          <text:p/>
        </draw:line>
        <draw:path draw:style-name="gr8" draw:text-style-name="P6" draw:layer="layout" svg:width="0.213cm" svg:height="0.211cm" svg:x="11.176cm" svg:y="3.573cm" svg:viewBox="0 0 214 212" svg:d="M0 212l214-212zM0 0l214 212z">
          <text:p/>
        </draw:path>
        <draw:line draw:style-name="gr9" draw:text-style-name="P2" draw:layer="layout" svg:x1="11.176cm" svg:y1="3.785cm" svg:x2="11.39cm" svg:y2="3.573cm">
          <text:p/>
        </draw:line>
        <draw:line draw:style-name="gr9" draw:text-style-name="P2" draw:layer="layout" svg:x1="11.176cm" svg:y1="3.573cm" svg:x2="11.39cm" svg:y2="3.785cm">
          <text:p/>
        </draw:line>
        <draw:path draw:style-name="gr8" draw:text-style-name="P6" draw:layer="layout" svg:width="0.213cm" svg:height="0.213cm" svg:x="12.071cm" svg:y="3.556cm" svg:viewBox="0 0 214 214" svg:d="M0 214l214-214zM0 0l214 214z">
          <text:p/>
        </draw:path>
        <draw:line draw:style-name="gr9" draw:text-style-name="P2" draw:layer="layout" svg:x1="12.071cm" svg:y1="3.77cm" svg:x2="12.285cm" svg:y2="3.556cm">
          <text:p/>
        </draw:line>
        <draw:line draw:style-name="gr9" draw:text-style-name="P2" draw:layer="layout" svg:x1="12.071cm" svg:y1="3.556cm" svg:x2="12.285cm" svg:y2="3.77cm">
          <text:p/>
        </draw:line>
        <draw:path draw:style-name="gr8" draw:text-style-name="P6" draw:layer="layout" svg:width="0.212cm" svg:height="0.213cm" svg:x="12.967cm" svg:y="3.587cm" svg:viewBox="0 0 213 214" svg:d="M0 214l213-214zM0 0l213 214z">
          <text:p/>
        </draw:path>
        <draw:line draw:style-name="gr9" draw:text-style-name="P2" draw:layer="layout" svg:x1="12.967cm" svg:y1="3.801cm" svg:x2="13.18cm" svg:y2="3.587cm">
          <text:p/>
        </draw:line>
        <draw:line draw:style-name="gr9" draw:text-style-name="P2" draw:layer="layout" svg:x1="12.967cm" svg:y1="3.587cm" svg:x2="13.18cm" svg:y2="3.801cm">
          <text:p/>
        </draw:line>
        <draw:polyline draw:style-name="gr10" draw:text-style-name="P2" draw:layer="layout" svg:width="10.743cm" svg:height="0.006cm" svg:x="2.331cm" svg:y="10.734cm" svg:viewBox="0 0 10744 7" draw:points="0,0 895,0 1790,0 2685,6 3583,6 4478,7 5373,3 6268,7 7163,7 8058,7 8953,6 9848,3 10744,3">
          <text:p/>
        </draw:polyline>
        <draw:polygon draw:style-name="gr11" draw:text-style-name="P7" draw:layer="layout" svg:width="0.213cm" svg:height="0.213cm" svg:x="2.225cm" svg:y="10.628cm" svg:viewBox="0 0 214 214" draw:points="107,0 0,214 214,214">
          <text:p/>
        </draw:polygon>
        <draw:polygon draw:style-name="gr11" draw:text-style-name="P7" draw:layer="layout" svg:width="0.213cm" svg:height="0.213cm" svg:x="3.12cm" svg:y="10.628cm" svg:viewBox="0 0 214 214" draw:points="106,0 0,214 214,214">
          <text:p/>
        </draw:polygon>
        <draw:polygon draw:style-name="gr11" draw:text-style-name="P7" draw:layer="layout" svg:width="0.213cm" svg:height="0.213cm" svg:x="4.015cm" svg:y="10.628cm" svg:viewBox="0 0 214 214" draw:points="106,0 0,214 214,214">
          <text:p/>
        </draw:polygon>
        <draw:polygon draw:style-name="gr11" draw:text-style-name="P7" draw:layer="layout" svg:width="0.213cm" svg:height="0.212cm" svg:x="4.91cm" svg:y="10.632cm" svg:viewBox="0 0 214 213" draw:points="109,0 0,213 214,213">
          <text:p/>
        </draw:polygon>
        <draw:polygon draw:style-name="gr11" draw:text-style-name="P7" draw:layer="layout" svg:width="0.212cm" svg:height="0.212cm" svg:x="5.806cm" svg:y="10.632cm" svg:viewBox="0 0 213 213" draw:points="106,0 0,213 213,213">
          <text:p/>
        </draw:polygon>
        <draw:polygon draw:style-name="gr11" draw:text-style-name="P7" draw:layer="layout" svg:width="0.212cm" svg:height="0.211cm" svg:x="6.701cm" svg:y="10.633cm" svg:viewBox="0 0 213 212" draw:points="105,0 0,212 213,212">
          <text:p/>
        </draw:polygon>
        <draw:polygon draw:style-name="gr11" draw:text-style-name="P7" draw:layer="layout" svg:width="0.212cm" svg:height="0.214cm" svg:x="7.596cm" svg:y="10.63cm" svg:viewBox="0 0 213 215" draw:points="107,0 0,215 213,215">
          <text:p/>
        </draw:polygon>
        <draw:polygon draw:style-name="gr11" draw:text-style-name="P7" draw:layer="layout" svg:width="0.213cm" svg:height="0.213cm" svg:x="8.491cm" svg:y="10.633cm" svg:viewBox="0 0 214 214" draw:points="107,0 0,214 214,214">
          <text:p/>
        </draw:polygon>
        <draw:polygon draw:style-name="gr11" draw:text-style-name="P7" draw:layer="layout" svg:width="0.213cm" svg:height="0.213cm" svg:x="9.386cm" svg:y="10.633cm" svg:viewBox="0 0 214 214" draw:points="108,0 0,214 214,214">
          <text:p/>
        </draw:polygon>
        <draw:polygon draw:style-name="gr11" draw:text-style-name="P7" draw:layer="layout" svg:width="0.214cm" svg:height="0.213cm" svg:x="10.281cm" svg:y="10.633cm" svg:viewBox="0 0 215 214" draw:points="107,0 0,214 215,214">
          <text:p/>
        </draw:polygon>
        <draw:polygon draw:style-name="gr11" draw:text-style-name="P7" draw:layer="layout" svg:width="0.213cm" svg:height="0.212cm" svg:x="11.176cm" svg:y="10.632cm" svg:viewBox="0 0 214 213" draw:points="106,0 0,213 214,213">
          <text:p/>
        </draw:polygon>
        <draw:polygon draw:style-name="gr11" draw:text-style-name="P7" draw:layer="layout" svg:width="0.213cm" svg:height="0.212cm" svg:x="12.071cm" svg:y="10.632cm" svg:viewBox="0 0 214 213" draw:points="107,0 0,213 214,213">
          <text:p/>
        </draw:polygon>
        <draw:polygon draw:style-name="gr11" draw:text-style-name="P7" draw:layer="layout" svg:width="0.212cm" svg:height="0.214cm" svg:x="12.967cm" svg:y="10.63cm" svg:viewBox="0 0 213 215" draw:points="108,0 0,215 213,215">
          <text:p/>
        </draw:polygon>
        <draw:line draw:style-name="gr12" draw:text-style-name="P2" draw:layer="layout" svg:x1="1.794cm" svg:y1="11.219cm" svg:x2="1.794cm" svg:y2="0.947cm">
          <text:p/>
        </draw:line>
        <draw:line draw:style-name="gr12" draw:text-style-name="P2" draw:layer="layout" svg:x1="13.609cm" svg:y1="11.219cm" svg:x2="13.609cm" svg:y2="0.947cm">
          <text:p/>
        </draw:line>
        <draw:line draw:style-name="gr12" draw:text-style-name="P2" draw:layer="layout" svg:x1="1.794cm" svg:y1="11.219cm" svg:x2="13.609cm" svg:y2="11.219cm">
          <text:p/>
        </draw:line>
        <draw:line draw:style-name="gr12" draw:text-style-name="P2" draw:layer="layout" svg:x1="1.794cm" svg:y1="0.947cm" svg:x2="13.609cm" svg:y2="0.947cm">
          <text:p/>
        </draw:line>
        <draw:frame draw:style-name="gr4" draw:text-style-name="P4" draw:layer="layout" svg:width="0.671cm" svg:height="0.412cm" svg:x="0.875cm" svg:y="1.347cm">
          <draw:text-box>
            <text:p text:style-name="P3"><text:span text:style-name="T1">350</text:span></text:p>
          </draw:text-box>
        </draw:frame>
        <draw:path draw:style-name="gr1" draw:text-style-name="P1" draw:layer="layout" svg:width="4.419cm" svg:height="1.661cm" svg:x="9.016cm" svg:y="1.123cm" svg:viewBox="0 0 4420 1662" svg:d="M70 1662h4278c47 0 72-25 72-71v-1520c0-46-25-71-72-71h-4278c-47 0-70 25-70 71v1520c0 46 23 71 70 71z">
          <text:p/>
        </draw:path>
        <draw:path draw:style-name="gr13" draw:text-style-name="P2" draw:layer="layout" svg:width="4.419cm" svg:height="1.661cm" svg:x="9.016cm" svg:y="1.123cm" svg:viewBox="0 0 4420 1662" svg:d="M70 1662h4278c47 0 72-25 72-71v-1520c0-46-25-71-72-71h-4278c-47 0-70 25-70 71v1520c0 46 23 71 70 71z">
          <text:p/>
        </draw:path>
        <draw:polyline draw:style-name="gr5" draw:text-style-name="P2" draw:layer="layout" svg:width="0.704cm" svg:height="0cm" svg:x="9.157cm" svg:y="1.41cm" svg:viewBox="0 0 705 0" draw:points="0,0 351,0 705,0">
          <text:p/>
        </draw:polyline>
        <draw:path draw:style-name="gr6" draw:text-style-name="P5" draw:layer="layout" svg:width="0.213cm" svg:height="0.213cm" svg:x="9.403cm" svg:y="1.304cm" svg:viewBox="0 0 214 214" svg:d="M106 214c30 0 56-13 75-31 22-20 33-47 33-75 0-30-11-58-33-77-19-20-45-31-75-31-27 0-55 11-73 31-21 19-33 47-33 77 0 28 12 55 33 75 18 18 46 31 73 31z">
          <text:p/>
        </draw:path>
        <draw:frame draw:style-name="gr4" draw:text-style-name="P4" draw:layer="layout" svg:width="0.993cm" svg:height="0.412cm" draw:transform="rotate (1.5707963267949) translate (0.331cm 6.578cm)">
          <draw:text-box>
            <text:p text:style-name="P3"><text:span text:style-name="T1">Score</text:span></text:p>
          </draw:text-box>
        </draw:frame>
        <draw:polyline draw:style-name="gr7" draw:text-style-name="P2" draw:layer="layout" svg:width="0.704cm" svg:height="0cm" svg:x="9.157cm" svg:y="1.927cm" svg:viewBox="0 0 705 0" draw:points="0,0 351,0 705,0">
          <text:p/>
        </draw:polyline>
        <draw:path draw:style-name="gr8" draw:text-style-name="P6" draw:layer="layout" svg:width="0.213cm" svg:height="0.213cm" svg:x="9.403cm" svg:y="1.821cm" svg:viewBox="0 0 214 214" svg:d="M0 214l214-214zM0 0l214 214z">
          <text:p/>
        </draw:path>
        <draw:line draw:style-name="gr9" draw:text-style-name="P2" draw:layer="layout" svg:x1="9.403cm" svg:y1="2.035cm" svg:x2="9.617cm" svg:y2="1.821cm">
          <text:p/>
        </draw:line>
        <draw:line draw:style-name="gr9" draw:text-style-name="P2" draw:layer="layout" svg:x1="9.403cm" svg:y1="1.821cm" svg:x2="9.617cm" svg:y2="2.035cm">
          <text:p/>
        </draw:line>
        <draw:frame draw:style-name="gr14" draw:text-style-name="P9" draw:layer="layout" svg:width="7.233cm" svg:height="0.53cm" svg:x="1.795cm" svg:y="0.345cm">
          <draw:text-box>
            <text:p text:style-name="P8"><text:span text:style-name="T2">A) Cluster Validation Scores</text:span></text:p>
          </draw:text-box>
        </draw:frame>
        <draw:polyline draw:style-name="gr10" draw:text-style-name="P2" draw:layer="layout" svg:width="0.704cm" svg:height="0cm" svg:x="9.157cm" svg:y="2.444cm" svg:viewBox="0 0 705 0" draw:points="0,0 351,0 705,0">
          <text:p/>
        </draw:polyline>
        <draw:polygon draw:style-name="gr11" draw:text-style-name="P7" draw:layer="layout" svg:width="0.213cm" svg:height="0.213cm" svg:x="9.403cm" svg:y="2.338cm" svg:viewBox="0 0 214 214" draw:points="106,0 0,214 214,214">
          <text:p/>
        </draw:polygon>
        <draw:frame draw:style-name="gr4" draw:text-style-name="P4" draw:layer="layout" svg:width="1.788cm" svg:height="0.412cm" svg:x="10.145cm" svg:y="1.204cm">
          <draw:text-box>
            <text:p text:style-name="P3"><text:span text:style-name="T1">Silhouette</text:span></text:p>
          </draw:text-box>
        </draw:frame>
        <draw:polygon draw:style-name="gr1" draw:text-style-name="P1" draw:layer="layout" svg:width="11.817cm" svg:height="10.272cm" svg:x="15.756cm" svg:y="0.947cm" svg:viewBox="0 0 11818 10273" draw:points="0,10273 11818,10273 11818,0 0,0">
          <text:p/>
        </draw:polygon>
        <draw:line draw:style-name="gr3" draw:text-style-name="P2" draw:layer="layout" svg:x1="15.756cm" svg:y1="11.219cm" svg:x2="15.756cm" svg:y2="11.343cm">
          <text:p/>
        </draw:line>
        <draw:frame draw:style-name="gr4" draw:text-style-name="P4" draw:layer="layout" svg:width="3.135cm" svg:height="0.412cm" svg:x="10.145cm" svg:y="1.722cm">
          <draw:text-box>
            <text:p text:style-name="P3"><text:span text:style-name="T1">Calinski-Harabasz</text:span></text:p>
          </draw:text-box>
        </draw:frame>
        <draw:line draw:style-name="gr3" draw:text-style-name="P2" draw:layer="layout" svg:x1="15.756cm" svg:y1="9.164cm" svg:x2="15.632cm" svg:y2="9.164cm">
          <text:p/>
        </draw:line>
        <draw:line draw:style-name="gr3" draw:text-style-name="P2" draw:layer="layout" svg:x1="15.756cm" svg:y1="7.111cm" svg:x2="15.632cm" svg:y2="7.111cm">
          <text:p/>
        </draw:line>
        <draw:line draw:style-name="gr3" draw:text-style-name="P2" draw:layer="layout" svg:x1="15.756cm" svg:y1="5.056cm" svg:x2="15.632cm" svg:y2="5.056cm">
          <text:p/>
        </draw:line>
        <draw:line draw:style-name="gr3" draw:text-style-name="P2" draw:layer="layout" svg:x1="15.756cm" svg:y1="3.001cm" svg:x2="15.632cm" svg:y2="3.001cm">
          <text:p/>
        </draw:line>
        <draw:polygon draw:style-name="gr1" draw:text-style-name="P1" draw:layer="layout" svg:width="11.817cm" svg:height="10.272cm" svg:x="29.72cm" svg:y="0.947cm" svg:viewBox="0 0 11818 10273" draw:points="0,10273 11818,10273 11818,0 0,0">
          <text:p/>
        </draw:polygon>
        <draw:path draw:style-name="gr15" draw:text-style-name="P5" draw:layer="layout" svg:width="0.225cm" svg:height="0.225cm" svg:x="40.769cm" svg:y="8.581cm" svg:viewBox="0 0 226 226" svg:d="M112 226c31 0 60-12 80-34 21-21 34-49 34-79 0-29-13-57-34-79-20-22-49-34-80-34-30 0-59 12-80 34-20 22-32 50-32 79 0 30 12 58 32 79 21 22 50 34 80 34z">
          <text:p/>
        </draw:path>
        <draw:path draw:style-name="gr15" draw:text-style-name="P5" draw:layer="layout" svg:width="0.225cm" svg:height="0.223cm" svg:x="38.96cm" svg:y="6.791cm" svg:viewBox="0 0 226 224" svg:d="M112 224c30 0 59-12 80-32 22-21 34-49 34-79 0-29-12-59-34-80-21-20-50-33-80-33-29 0-58 13-80 33-21 21-32 51-32 80 0 30 11 58 32 79 22 20 51 32 80 32z">
          <text:p/>
        </draw:path>
        <draw:path draw:style-name="gr15" draw:text-style-name="P5" draw:layer="layout" svg:width="0.223cm" svg:height="0.223cm" svg:x="39.641cm" svg:y="6.332cm" svg:viewBox="0 0 224 224" svg:d="M110 224c31 0 61-12 81-32 21-21 33-49 33-79 0-31-12-59-33-80-20-22-50-33-81-33-29 0-58 11-78 33-21 21-32 49-32 80 0 30 11 58 32 79 20 20 49 32 78 32z">
          <text:p/>
        </draw:path>
        <draw:path draw:style-name="gr15" draw:text-style-name="P5" draw:layer="layout" svg:width="0.224cm" svg:height="0.225cm" svg:x="40.461cm" svg:y="7.1cm" svg:viewBox="0 0 225 226" svg:d="M112 226c29 0 58-12 80-35 20-21 33-50 33-79 0-31-13-58-33-80-22-21-51-32-80-32s-58 11-78 32c-23 22-34 49-34 80 0 29 11 58 34 79 20 23 49 35 78 35z">
          <text:p/>
        </draw:path>
        <draw:path draw:style-name="gr15" draw:text-style-name="P5" draw:layer="layout" svg:width="0.223cm" svg:height="0.225cm" svg:x="38.382cm" svg:y="6.078cm" svg:viewBox="0 0 224 226" svg:d="M114 226c29 0 58-12 78-34 21-21 32-49 32-78s-11-61-32-82c-20-20-49-32-78-32-33 0-61 12-82 32-20 21-32 53-32 82s12 57 32 78c21 22 49 34 82 34z">
          <text:p/>
        </draw:path>
        <draw:path draw:style-name="gr15" draw:text-style-name="P5" draw:layer="layout" svg:width="0.225cm" svg:height="0.225cm" svg:x="38.212cm" svg:y="5.486cm" svg:viewBox="0 0 226 226" svg:d="M113 226c29 0 57-13 78-34 23-21 35-49 35-80 0-29-12-58-35-79-21-20-49-33-78-33s-58 13-79 33c-22 21-34 50-34 79 0 31 12 59 34 80 21 21 50 34 79 34z">
          <text:p/>
        </draw:path>
        <draw:path draw:style-name="gr15" draw:text-style-name="P5" draw:layer="layout" svg:width="0.223cm" svg:height="0.223cm" svg:x="39.404cm" svg:y="6.465cm" svg:viewBox="0 0 224 224" svg:d="M112 224c29 0 58-12 80-33 22-20 32-49 32-81 0-29-10-58-32-78-22-21-51-32-80-32-31 0-59 11-80 32-20 20-32 49-32 78 0 32 12 61 32 81 21 21 49 33 80 33z">
          <text:p/>
        </draw:path>
        <draw:path draw:style-name="gr16" draw:text-style-name="P6" draw:layer="layout" svg:width="0.223cm" svg:height="0.225cm" svg:x="31.636cm" svg:y="6.049cm" svg:viewBox="0 0 224 226" svg:d="M111 226c29 0 61-12 81-34 21-20 32-49 32-78 0-32-11-59-32-81-20-21-52-33-81-33s-58 12-78 33c-21 22-33 49-33 81 0 29 12 58 33 78 20 22 49 34 78 34z">
          <text:p/>
        </draw:path>
        <draw:path draw:style-name="gr16" draw:text-style-name="P6" draw:layer="layout" svg:width="0.225cm" svg:height="0.224cm" svg:x="32.722cm" svg:y="4.708cm" svg:viewBox="0 0 226 225" svg:d="M113 225c30 0 58-11 79-31 22-21 34-50 34-79 0-32-12-61-34-81-21-21-49-34-79-34s-60 13-81 34c-20 20-32 49-32 81 0 29 12 58 32 79 21 20 51 31 81 31z">
          <text:p/>
        </draw:path>
        <draw:path draw:style-name="gr16" draw:text-style-name="P6" draw:layer="layout" svg:width="0.224cm" svg:height="0.223cm" svg:x="32.977cm" svg:y="4.958cm" svg:viewBox="0 0 225 224" svg:d="M113 224c31 0 58-10 80-32 21-20 32-49 32-78 0-31-11-61-32-82-22-20-49-32-80-32-29 0-59 12-80 32-22 21-33 51-33 82 0 29 11 58 33 78 21 22 51 32 80 32z">
          <text:p/>
        </draw:path>
        <draw:path draw:style-name="gr15" draw:text-style-name="P5" draw:layer="layout" svg:width="0.224cm" svg:height="0.225cm" svg:x="37.462cm" svg:y="5.218cm" svg:viewBox="0 0 225 226" svg:d="M111 226c31 0 60-12 80-34 21-21 34-49 34-78s-13-58-34-79c-20-23-49-35-80-35-29 0-59 12-80 35-20 21-31 50-31 79s11 57 31 78c21 22 51 34 80 34z">
          <text:p/>
        </draw:path>
        <draw:path draw:style-name="gr16" draw:text-style-name="P6" draw:layer="layout" svg:width="0.225cm" svg:height="0.225cm" svg:x="32.569cm" svg:y="5.691cm" svg:viewBox="0 0 226 226" svg:d="M113 226c29 0 59-14 79-34 22-21 34-49 34-80 0-29-12-58-34-79-20-21-50-33-79-33-32 0-60 12-81 33-20 21-32 50-32 79 0 31 12 59 32 80 21 20 49 34 81 34z">
          <text:p/>
        </draw:path>
        <draw:path draw:style-name="gr15" draw:text-style-name="P5" draw:layer="layout" svg:width="0.225cm" svg:height="0.225cm" svg:x="33.975cm" svg:y="4.702cm" svg:viewBox="0 0 226 226" svg:d="M112 226c30 0 58-12 80-32 22-21 34-49 34-80s-12-60-34-80c-22-21-50-34-80-34-28 0-57 13-78 34-22 20-34 49-34 80s12 59 34 80c21 20 50 32 78 32z">
          <text:p/>
        </draw:path>
        <draw:path draw:style-name="gr16" draw:text-style-name="P6" draw:layer="layout" svg:width="0.225cm" svg:height="0.225cm" svg:x="30.148cm" svg:y="9.473cm" svg:viewBox="0 0 226 226" svg:d="M112 226c31 0 58-12 79-33 23-22 35-49 35-80 0-29-12-58-35-79-21-22-48-34-79-34-29 0-58 12-80 34-21 21-32 50-32 79 0 31 11 58 32 80 22 21 51 33 80 33z">
          <text:p/>
        </draw:path>
        <draw:path draw:style-name="gr16" draw:text-style-name="P6" draw:layer="layout" svg:width="0.223cm" svg:height="0.225cm" svg:x="32.272cm" svg:y="6.174cm" svg:viewBox="0 0 224 226" svg:d="M112 226c29 0 58-12 79-32 21-23 33-50 33-81 0-29-12-58-33-78-21-22-50-35-79-35-31 0-58 13-80 35-21 20-32 49-32 78 0 31 11 58 32 81 22 20 49 32 80 32z">
          <text:p/>
        </draw:path>
        <draw:path draw:style-name="gr16" draw:text-style-name="P6" draw:layer="layout" svg:width="0.224cm" svg:height="0.223cm" svg:x="33.202cm" svg:y="4.712cm" svg:viewBox="0 0 225 224" svg:d="M113 224c31 0 60-11 81-32 20-20 31-49 31-78 0-32-11-61-31-81-21-21-50-33-81-33-29 0-59 12-79 33-21 20-34 49-34 81 0 29 13 58 34 78 20 21 50 32 79 32z">
          <text:p/>
        </draw:path>
        <draw:path draw:style-name="gr15" draw:text-style-name="P5" draw:layer="layout" svg:width="0.224cm" svg:height="0.223cm" svg:x="36.622cm" svg:y="6.707cm" svg:viewBox="0 0 225 224" svg:d="M113 224c30 0 58-12 79-32 22-21 33-49 33-80s-11-60-33-80c-21-22-49-32-79-32-29 0-58 10-80 32-21 20-33 49-33 80s12 59 33 80c22 20 51 32 80 32z">
          <text:p/>
        </draw:path>
        <draw:path draw:style-name="gr17" draw:text-style-name="P7" draw:layer="layout" svg:width="0.223cm" svg:height="0.225cm" svg:x="35.158cm" svg:y="2.689cm" svg:viewBox="0 0 224 226" svg:d="M112 226c29 0 58-13 80-34 22-20 32-49 32-79 0-32-10-60-32-81-22-20-51-32-80-32-31 0-59 12-80 32-20 21-32 49-32 81 0 30 12 59 32 79 21 21 49 34 80 34z">
          <text:p/>
        </draw:path>
        <draw:path draw:style-name="gr15" draw:text-style-name="P5" draw:layer="layout" svg:width="0.223cm" svg:height="0.223cm" svg:x="38.264cm" svg:y="5.394cm" svg:viewBox="0 0 224 224" svg:d="M110 224c31 0 58-12 80-32 22-21 34-49 34-79 0-29-12-61-34-81-22-21-49-32-80-32-29 0-58 11-78 32-21 20-32 52-32 81 0 30 11 58 32 79 20 20 49 32 78 32z">
          <text:p/>
        </draw:path>
        <draw:path draw:style-name="gr15" draw:text-style-name="P5" draw:layer="layout" svg:width="0.223cm" svg:height="0.223cm" svg:x="40.27cm" svg:y="6.595cm" svg:viewBox="0 0 224 224" svg:d="M110 224c31 0 58-10 80-34 22-20 34-49 34-78 0-31-12-58-34-80-22-21-49-32-80-32-29 0-58 11-78 32-21 22-32 49-32 80 0 29 11 58 32 78 20 24 49 34 78 34z">
          <text:p/>
        </draw:path>
        <draw:path draw:style-name="gr15" draw:text-style-name="P5" draw:layer="layout" svg:width="0.223cm" svg:height="0.227cm" svg:x="40.887cm" svg:y="8.584cm" svg:viewBox="0 0 224 228" svg:d="M114 228c29 0 58-14 78-34 20-21 32-49 32-81 0-30-12-58-32-79-20-20-49-34-78-34-31 0-58 14-82 34-20 21-32 49-32 79 0 32 12 60 32 81 24 20 51 34 82 34z">
          <text:p/>
        </draw:path>
        <draw:path draw:style-name="gr15" draw:text-style-name="P5" draw:layer="layout" svg:width="0.224cm" svg:height="0.225cm" svg:x="37.572cm" svg:y="6.407cm" svg:viewBox="0 0 225 226" svg:d="M114 226c29 0 59-11 80-33 20-22 31-51 31-80 0-30-11-58-31-79-21-22-51-34-80-34-31 0-59 12-80 34-20 21-34 49-34 79 0 29 14 58 34 80 21 22 49 33 80 33z">
          <text:p/>
        </draw:path>
        <draw:path draw:style-name="gr15" draw:text-style-name="P5" draw:layer="layout" svg:width="0.225cm" svg:height="0.225cm" svg:x="38.795cm" svg:y="7.646cm" svg:viewBox="0 0 226 226" svg:d="M114 226c29 0 58-12 80-33 20-22 32-49 32-80 0-29-12-59-32-79-22-21-51-34-80-34-30 0-59 13-80 34-22 20-34 50-34 79 0 31 12 58 34 80 21 21 50 33 80 33z">
          <text:p/>
        </draw:path>
        <draw:path draw:style-name="gr15" draw:text-style-name="P5" draw:layer="layout" svg:width="0.225cm" svg:height="0.223cm" svg:x="39.54cm" svg:y="6.133cm" svg:viewBox="0 0 226 224" svg:d="M113 224c29 0 58-13 80-34 20-22 33-49 33-80 0-29-13-58-33-78-22-20-51-32-80-32s-58 12-79 32c-22 20-34 49-34 78 0 31 12 58 34 80 21 21 50 34 79 34z">
          <text:p/>
        </draw:path>
        <draw:path draw:style-name="gr15" draw:text-style-name="P5" draw:layer="layout" svg:width="0.223cm" svg:height="0.225cm" svg:x="37.701cm" svg:y="10.119cm" svg:viewBox="0 0 224 226" svg:d="M114 226c29 0 57-12 78-34 22-20 32-49 32-78s-10-59-32-79c-21-23-49-35-78-35-33 0-61 12-82 35-20 20-32 50-32 79s12 58 32 78c21 22 49 34 82 34z">
          <text:p/>
        </draw:path>
        <draw:path draw:style-name="gr15" draw:text-style-name="P5" draw:layer="layout" svg:width="0.223cm" svg:height="0.225cm" svg:x="39.701cm" svg:y="6.214cm" svg:viewBox="0 0 224 226" svg:d="M114 226c29 0 58-12 78-34 21-21 32-50 32-80 0-29-11-58-32-78-20-22-49-34-78-34-33 0-61 12-82 34-20 20-32 49-32 78 0 30 12 59 32 80 21 22 49 34 82 34z">
          <text:p/>
        </draw:path>
        <draw:path draw:style-name="gr15" draw:text-style-name="P5" draw:layer="layout" svg:width="0.223cm" svg:height="0.224cm" svg:x="39.929cm" svg:y="6.056cm" svg:viewBox="0 0 224 225" svg:d="M112 225c31 0 59-11 80-32 20-22 32-49 32-80 0-30-12-59-32-80-21-22-49-33-80-33s-60 11-80 33c-22 21-32 50-32 80 0 31 10 58 32 80 20 21 49 32 80 32z">
          <text:p/>
        </draw:path>
        <draw:path draw:style-name="gr15" draw:text-style-name="P5" draw:layer="layout" svg:width="0.223cm" svg:height="0.223cm" svg:x="40.223cm" svg:y="6.695cm" svg:viewBox="0 0 224 224" svg:d="M112 224c31 0 58-11 80-32 21-22 32-49 32-80s-11-59-32-80c-22-22-49-32-80-32-29 0-58 10-78 32-22 21-34 49-34 80s12 58 34 80c20 21 49 32 78 32z">
          <text:p/>
        </draw:path>
        <draw:path draw:style-name="gr16" draw:text-style-name="P6" draw:layer="layout" svg:width="0.225cm" svg:height="0.223cm" svg:x="32.341cm" svg:y="6.349cm" svg:viewBox="0 0 226 224" svg:d="M114 224c29 0 58-12 78-32 22-21 34-49 34-80 0-29-12-58-34-79-20-20-49-33-78-33-30 0-58 13-79 33-23 21-35 50-35 79 0 31 12 59 35 80 21 20 49 32 79 32z">
          <text:p/>
        </draw:path>
        <draw:path draw:style-name="gr16" draw:text-style-name="P6" draw:layer="layout" svg:width="0.223cm" svg:height="0.225cm" svg:x="32.329cm" svg:y="6.384cm" svg:viewBox="0 0 224 226" svg:d="M111 226c32 0 61-13 81-35 20-21 32-49 32-79 0-29-12-59-32-80-20-20-49-32-81-32-30 0-58 12-79 32-20 21-32 51-32 80 0 30 12 58 32 79 21 22 49 35 79 35z">
          <text:p/>
        </draw:path>
        <draw:path draw:style-name="gr16" draw:text-style-name="P6" draw:layer="layout" svg:width="0.225cm" svg:height="0.223cm" svg:x="31.649cm" svg:y="9.186cm" svg:viewBox="0 0 226 224" svg:d="M113 224c31 0 60-11 81-32 20-22 32-49 32-80 0-29-12-59-32-80-21-22-50-32-81-32-29 0-58 10-79 32-21 21-34 51-34 80 0 31 13 58 34 80 21 21 50 32 79 32z">
          <text:p/>
        </draw:path>
        <draw:path draw:style-name="gr15" draw:text-style-name="P5" draw:layer="layout" svg:width="0.225cm" svg:height="0.223cm" svg:x="40.651cm" svg:y="6.73cm" svg:viewBox="0 0 226 224" svg:d="M114 224c29 0 58-12 78-32 22-21 34-49 34-80 0-29-12-60-34-80-20-22-49-32-78-32s-58 10-79 32c-22 20-35 51-35 80 0 31 13 59 35 80 21 20 50 32 79 32z">
          <text:p/>
        </draw:path>
        <draw:path draw:style-name="gr15" draw:text-style-name="P5" draw:layer="layout" svg:width="0.223cm" svg:height="0.224cm" svg:x="37.626cm" svg:y="7.173cm" svg:viewBox="0 0 224 225" svg:d="M110 225c31 0 58-11 82-32 20-20 32-49 32-78 0-32-12-61-32-81-24-21-51-34-82-34-29 0-58 13-78 34-20 20-32 49-32 81 0 29 12 58 32 78 20 21 49 32 78 32z">
          <text:p/>
        </draw:path>
        <draw:path draw:style-name="gr15" draw:text-style-name="P5" draw:layer="layout" svg:width="0.225cm" svg:height="0.223cm" svg:x="37.162cm" svg:y="7.019cm" svg:viewBox="0 0 226 224" svg:d="M112 224c30 0 59-10 81-32 21-21 33-49 33-78 0-30-12-58-33-79-22-22-51-35-81-35-29 0-58 13-80 35-21 21-32 49-32 79 0 29 11 57 32 78 22 22 51 32 80 32z">
          <text:p/>
        </draw:path>
        <draw:path draw:style-name="gr15" draw:text-style-name="P5" draw:layer="layout" svg:width="0.223cm" svg:height="0.223cm" svg:x="38.024cm" svg:y="7.059cm" svg:viewBox="0 0 224 224" svg:d="M111 224c30 0 59-12 80-32 20-22 33-52 33-81 0-30-13-58-33-79-21-20-50-32-80-32s-58 12-79 32c-20 21-32 49-32 79 0 29 12 59 32 81 21 20 49 32 79 32z">
          <text:p/>
        </draw:path>
        <draw:path draw:style-name="gr15" draw:text-style-name="P5" draw:layer="layout" svg:width="0.223cm" svg:height="0.225cm" svg:x="37.158cm" svg:y="8.027cm" svg:viewBox="0 0 224 226" svg:d="M110 226c30 0 58-12 79-33 23-22 35-50 35-81 0-29-12-58-35-80-21-21-49-32-79-32-29 0-57 11-78 32-20 22-32 51-32 80 0 31 12 59 32 81 21 21 49 33 78 33z">
          <text:p/>
        </draw:path>
        <draw:path draw:style-name="gr15" draw:text-style-name="P5" draw:layer="layout" svg:width="0.225cm" svg:height="0.224cm" svg:x="37.704cm" svg:y="7.086cm" svg:viewBox="0 0 226 225" svg:d="M114 225c29 0 58-13 80-33 21-22 32-51 32-80 0-31-11-58-32-80-22-21-51-32-80-32-30 0-58 11-80 32-22 22-34 49-34 80 0 29 12 58 34 80 22 20 50 33 80 33z">
          <text:p/>
        </draw:path>
        <draw:path draw:style-name="gr15" draw:text-style-name="P5" draw:layer="layout" svg:width="0.225cm" svg:height="0.225cm" svg:x="36.78cm" svg:y="2.219cm" svg:viewBox="0 0 226 226" svg:d="M112 226c31 0 60-12 80-34 21-21 34-49 34-80s-13-59-34-80c-20-20-49-32-80-32-30 0-58 12-79 32-20 21-33 49-33 80s13 59 33 80c21 22 49 34 79 34z">
          <text:p/>
        </draw:path>
        <draw:path draw:style-name="gr15" draw:text-style-name="P5" draw:layer="layout" svg:width="0.225cm" svg:height="0.225cm" svg:x="33.776cm" svg:y="5.166cm" svg:viewBox="0 0 226 226" svg:d="M112 226c30 0 59-11 80-32 22-22 34-51 34-80 0-30-12-59-34-80-21-22-50-34-80-34-29 0-57 12-78 34-20 21-34 50-34 80 0 29 14 58 34 80 21 21 49 32 78 32z">
          <text:p/>
        </draw:path>
        <draw:path draw:style-name="gr17" draw:text-style-name="P7" draw:layer="layout" svg:width="0.224cm" svg:height="0.225cm" svg:x="36.55cm" svg:y="2.228cm" svg:viewBox="0 0 225 226" svg:d="M111 226c31 0 60-12 80-34 21-20 34-49 34-80 0-29-13-57-34-78-20-22-49-34-80-34-29 0-59 12-79 34-21 21-32 49-32 78 0 31 11 60 32 80 20 22 50 34 79 34z">
          <text:p/>
        </draw:path>
        <draw:path draw:style-name="gr15" draw:text-style-name="P5" draw:layer="layout" svg:width="0.224cm" svg:height="0.225cm" svg:x="40.862cm" svg:y="7.057cm" svg:viewBox="0 0 225 226" svg:d="M113 226c29 0 58-13 78-33 21-23 34-52 34-81s-13-58-34-78c-20-22-49-34-78-34s-58 12-80 34c-22 20-33 49-33 78s11 58 33 81c22 20 51 33 80 33z">
          <text:p/>
        </draw:path>
        <draw:path draw:style-name="gr16" draw:text-style-name="P6" draw:layer="layout" svg:width="0.223cm" svg:height="0.225cm" svg:x="32.985cm" svg:y="5.164cm" svg:viewBox="0 0 224 226" svg:d="M112 226c30 0 59-12 79-32 21-21 33-49 33-80s-12-60-33-80c-20-21-49-34-79-34-31 0-58 13-80 34-21 20-32 49-32 80s11 59 32 80c22 20 49 32 80 32z">
          <text:p/>
        </draw:path>
        <draw:path draw:style-name="gr16" draw:text-style-name="P6" draw:layer="layout" svg:width="0.224cm" svg:height="0.225cm" svg:x="33.141cm" svg:y="4.993cm" svg:viewBox="0 0 225 226" svg:d="M110 226c32 0 59-12 81-32 21-22 34-51 34-80s-13-58-34-79c-22-23-49-35-81-35-29 0-58 12-79 35-20 21-31 50-31 79s11 58 31 80c21 20 50 32 79 32z">
          <text:p/>
        </draw:path>
        <draw:path draw:style-name="gr16" draw:text-style-name="P6" draw:layer="layout" svg:width="0.224cm" svg:height="0.225cm" svg:x="32.599cm" svg:y="6.736cm" svg:viewBox="0 0 225 226" svg:d="M112 226c31 0 58-11 80-32 21-22 33-51 33-80 0-30-12-59-33-80-22-22-49-34-80-34-29 0-58 12-79 34-22 21-33 50-33 80 0 29 11 58 33 80 21 21 50 32 79 32z">
          <text:p/>
        </draw:path>
        <draw:path draw:style-name="gr16" draw:text-style-name="P6" draw:layer="layout" svg:width="0.225cm" svg:height="0.225cm" svg:x="32.543cm" svg:y="6.676cm" svg:viewBox="0 0 226 226" svg:d="M114 226c29 0 58-12 80-32 20-21 32-52 32-82 0-29-12-58-32-78-22-22-51-34-80-34-31 0-58 12-80 34-22 20-34 49-34 78 0 30 12 61 34 82 22 20 49 32 80 32z">
          <text:p/>
        </draw:path>
        <draw:path draw:style-name="gr17" draw:text-style-name="P7" draw:layer="layout" svg:width="0.223cm" svg:height="0.225cm" svg:x="36.769cm" svg:y="2.236cm" svg:viewBox="0 0 224 226" svg:d="M112 226c30 0 59-13 79-34 21-20 33-49 33-79 0-31-12-60-33-81-20-20-49-32-79-32-31 0-58 12-80 32-21 21-32 50-32 81 0 30 11 59 32 79 22 21 49 34 80 34z">
          <text:p/>
        </draw:path>
        <draw:path draw:style-name="gr15" draw:text-style-name="P5" draw:layer="layout" svg:width="0.223cm" svg:height="0.223cm" svg:x="39.095cm" svg:y="7.365cm" svg:viewBox="0 0 224 224" svg:d="M113 224c30 0 58-12 79-32 20-21 32-49 32-80s-12-60-32-80c-21-20-49-32-79-32s-59 12-81 32c-21 20-32 49-32 80s11 59 32 80c22 20 51 32 81 32z">
          <text:p/>
        </draw:path>
        <draw:path draw:style-name="gr15" draw:text-style-name="P5" draw:layer="layout" svg:width="0.225cm" svg:height="0.225cm" svg:x="40.795cm" svg:y="7.178cm" svg:viewBox="0 0 226 226" svg:d="M114 226c29 0 58-12 80-34 21-20 32-49 32-78 0-30-11-59-32-80-22-22-51-34-80-34-32 0-59 12-81 34-21 21-33 50-33 80 0 29 12 58 33 78 22 22 49 34 81 34z">
          <text:p/>
        </draw:path>
        <draw:path draw:style-name="gr15" draw:text-style-name="P5" draw:layer="layout" svg:width="0.223cm" svg:height="0.224cm" svg:x="39.002cm" svg:y="6.919cm" svg:viewBox="0 0 224 225" svg:d="M111 225c32 0 61-11 81-32 21-20 32-49 32-79 0-31-11-60-32-80-20-21-49-34-81-34-29 0-58 13-78 34-21 20-33 49-33 80 0 30 12 59 33 79 20 21 49 32 78 32z">
          <text:p/>
        </draw:path>
        <draw:path draw:style-name="gr15" draw:text-style-name="P5" draw:layer="layout" svg:width="0.225cm" svg:height="0.225cm" svg:x="33.807cm" svg:y="4.904cm" svg:viewBox="0 0 226 226" svg:d="M111 226c32 0 60-12 81-33 21-22 34-49 34-81 0-31-13-58-34-80-21-21-49-32-81-32-30 0-58 11-79 32-20 22-32 49-32 80 0 32 12 59 32 81 21 21 49 33 79 33z">
          <text:p/>
        </draw:path>
        <draw:path draw:style-name="gr17" draw:text-style-name="P7" draw:layer="layout" svg:width="0.223cm" svg:height="0.224cm" svg:x="34.835cm" svg:y="3.49cm" svg:viewBox="0 0 224 225" svg:d="M113 225c29 0 58-11 79-33 20-22 32-51 32-80s-12-58-32-78c-21-21-50-34-79-34s-59 13-81 34c-20 20-32 49-32 78s12 58 32 80c22 22 52 33 81 33z">
          <text:p/>
        </draw:path>
        <draw:path draw:style-name="gr15" draw:text-style-name="P5" draw:layer="layout" svg:width="0.225cm" svg:height="0.223cm" svg:x="36.873cm" svg:y="6.849cm" svg:viewBox="0 0 226 224" svg:d="M112 224c30 0 58-12 79-32 23-22 35-51 35-80 0-31-12-58-35-80-21-21-49-32-79-32-29 0-57 11-78 32-22 22-34 49-34 80 0 29 12 58 34 80 21 20 49 32 78 32z">
          <text:p/>
        </draw:path>
        <draw:path draw:style-name="gr16" draw:text-style-name="P6" draw:layer="layout" svg:width="0.223cm" svg:height="0.223cm" svg:x="31.181cm" svg:y="8.702cm" svg:viewBox="0 0 224 224" svg:d="M112 224c29 0 59-12 80-33 20-20 32-49 32-78 0-32-12-61-32-81-21-21-51-32-80-32-31 0-58 11-80 32-21 20-32 49-32 81 0 29 11 58 32 78 22 21 49 33 80 33z">
          <text:p/>
        </draw:path>
        <draw:path draw:style-name="gr16" draw:text-style-name="P6" draw:layer="layout" svg:width="0.223cm" svg:height="0.223cm" svg:x="31.772cm" svg:y="6.502cm" svg:viewBox="0 0 224 224" svg:d="M112 224c31 0 59-12 80-32 20-21 32-49 32-80 0-29-12-60-32-80-21-20-49-32-80-32-29 0-58 12-78 32-21 20-34 51-34 80 0 31 13 59 34 80 20 20 49 32 78 32z">
          <text:p/>
        </draw:path>
        <draw:path draw:style-name="gr16" draw:text-style-name="P6" draw:layer="layout" svg:width="0.225cm" svg:height="0.224cm" svg:x="31.807cm" svg:y="6.344cm" svg:viewBox="0 0 226 225" svg:d="M114 225c29 0 58-13 78-34 23-20 34-49 34-78s-11-58-34-81c-20-21-49-32-78-32-30 0-58 11-79 32-23 23-35 52-35 81s12 58 35 78c21 21 49 34 79 34z">
          <text:p/>
        </draw:path>
        <draw:path draw:style-name="gr16" draw:text-style-name="P6" draw:layer="layout" svg:width="0.223cm" svg:height="0.224cm" svg:x="31.51cm" svg:y="6.151cm" svg:viewBox="0 0 224 225" svg:d="M113 225c29 0 58-11 79-34 22-20 32-49 32-78s-10-58-32-80c-21-21-50-33-79-33s-57 12-81 33c-21 22-32 51-32 80s11 58 32 78c24 23 52 34 81 34z">
          <text:p/>
        </draw:path>
        <draw:path draw:style-name="gr16" draw:text-style-name="P6" draw:layer="layout" svg:width="0.223cm" svg:height="0.224cm" svg:x="34.621cm" svg:y="3.524cm" svg:viewBox="0 0 224 225" svg:d="M114 225c29 0 58-13 78-34 21-21 32-50 32-81 0-29-11-58-32-78-20-21-49-32-78-32-31 0-61 11-82 32-20 20-32 49-32 78 0 31 12 60 32 81 21 21 51 34 82 34z">
          <text:p/>
        </draw:path>
        <draw:path draw:style-name="gr16" draw:text-style-name="P6" draw:layer="layout" svg:width="0.224cm" svg:height="0.223cm" svg:x="31.632cm" svg:y="6.214cm" svg:viewBox="0 0 225 224" svg:d="M113 224c29 0 58-10 80-32 21-21 32-51 32-80 0-31-11-58-32-80-22-21-51-32-80-32s-59 11-79 32c-21 22-34 49-34 80 0 29 13 59 34 80 20 22 50 32 79 32z">
          <text:p/>
        </draw:path>
        <draw:path draw:style-name="gr16" draw:text-style-name="P6" draw:layer="layout" svg:width="0.225cm" svg:height="0.224cm" svg:x="31.637cm" svg:y="6.203cm" svg:viewBox="0 0 226 225" svg:d="M113 225c30 0 58-11 79-31 22-22 34-53 34-82s-12-58-34-78c-21-21-49-34-79-34-29 0-58 13-79 34-22 20-34 49-34 78s12 60 34 82c21 20 50 31 79 31z">
          <text:p/>
        </draw:path>
        <draw:path draw:style-name="gr17" draw:text-style-name="P7" draw:layer="layout" svg:width="0.225cm" svg:height="0.225cm" svg:x="35.62cm" svg:y="2.508cm" svg:viewBox="0 0 226 226" svg:d="M114 226c29 0 57-12 78-34 22-19 34-49 34-78 0-30-12-59-34-80-21-22-49-34-78-34-31 0-59 12-80 34-22 21-34 50-34 80 0 29 12 59 34 78 21 22 49 34 80 34z">
          <text:p/>
        </draw:path>
        <draw:path draw:style-name="gr17" draw:text-style-name="P7" draw:layer="layout" svg:width="0.223cm" svg:height="0.223cm" svg:x="35.195cm" svg:y="3.613cm" svg:viewBox="0 0 224 224" svg:d="M111 224c29 0 61-12 81-32 21-21 32-49 32-79 0-29-11-61-32-81-20-21-52-32-81-32s-58 11-78 32c-21 20-33 52-33 81 0 30 12 58 33 79 20 20 49 32 78 32z">
          <text:p/>
        </draw:path>
        <draw:path draw:style-name="gr16" draw:text-style-name="P6" draw:layer="layout" svg:width="0.223cm" svg:height="0.225cm" svg:x="33.097cm" svg:y="4.505cm" svg:viewBox="0 0 224 226" svg:d="M112 226c31 0 59-12 80-32 20-22 32-51 32-80 0-30-12-59-32-80-21-22-49-34-80-34-30 0-58 12-79 34-23 21-33 50-33 80 0 29 10 58 33 80 21 20 49 32 79 32z">
          <text:p/>
        </draw:path>
        <draw:path draw:style-name="gr16" draw:text-style-name="P6" draw:layer="layout" svg:width="0.224cm" svg:height="0.224cm" svg:x="32.809cm" svg:y="5.738cm" svg:viewBox="0 0 225 225" svg:d="M113 225c29 0 58-13 78-34 21-21 34-50 34-79 0-31-13-58-34-80-20-21-49-32-78-32-31 0-60 11-80 32-21 22-33 49-33 80 0 29 12 58 33 79 20 21 49 34 80 34z">
          <text:p/>
        </draw:path>
        <draw:path draw:style-name="gr15" draw:text-style-name="P5" draw:layer="layout" svg:width="0.225cm" svg:height="0.223cm" svg:x="39.973cm" svg:y="5.648cm" svg:viewBox="0 0 226 224" svg:d="M113 224c30 0 58-12 79-32 22-21 34-49 34-79 0-29-12-59-34-81-21-21-49-32-79-32-29 0-57 11-78 32-22 22-35 52-35 81 0 30 13 58 35 79 21 20 49 32 78 32z">
          <text:p/>
        </draw:path>
        <draw:path draw:style-name="gr15" draw:text-style-name="P5" draw:layer="layout" svg:width="0.224cm" svg:height="0.223cm" svg:x="37.693cm" svg:y="10.13cm" svg:viewBox="0 0 225 224" svg:d="M113 224c29 0 58-12 80-32 21-21 32-49 32-78 0-31-11-58-32-80-22-22-51-34-80-34-31 0-58 12-81 34-21 22-32 49-32 80 0 29 11 57 32 78 23 20 50 32 81 32z">
          <text:p/>
        </draw:path>
        <draw:path draw:style-name="gr17" draw:text-style-name="P7" draw:layer="layout" svg:width="0.223cm" svg:height="0.224cm" svg:x="35.169cm" svg:y="3.625cm" svg:viewBox="0 0 224 225" svg:d="M111 225c29 0 58-13 81-34 21-20 32-49 32-78s-11-61-32-81c-23-21-52-32-81-32s-58 11-78 32c-21 20-33 52-33 81s12 58 33 78c20 21 49 34 78 34z">
          <text:p/>
        </draw:path>
        <draw:path draw:style-name="gr17" draw:text-style-name="P7" draw:layer="layout" svg:width="0.225cm" svg:height="0.225cm" svg:x="34.994cm" svg:y="3.541cm" svg:viewBox="0 0 226 226" svg:d="M112 226c32 0 59-11 81-32 20-22 33-52 33-81 0-30-13-58-33-79-22-22-49-34-81-34-29 0-57 12-78 34-22 21-34 49-34 79 0 29 12 59 34 81 21 21 49 32 78 32z">
          <text:p/>
        </draw:path>
        <draw:path draw:style-name="gr17" draw:text-style-name="P7" draw:layer="layout" svg:width="0.225cm" svg:height="0.223cm" svg:x="35.294cm" svg:y="3.671cm" svg:viewBox="0 0 226 224" svg:d="M113 224c29 0 57-12 78-32 23-21 35-50 35-78 0-30-12-58-35-79-21-22-49-35-78-35s-58 13-81 35c-20 21-32 49-32 79 0 28 12 57 32 78 23 20 52 32 81 32z">
          <text:p/>
        </draw:path>
        <draw:path draw:style-name="gr17" draw:text-style-name="P7" draw:layer="layout" svg:width="0.225cm" svg:height="0.223cm" svg:x="35.268cm" svg:y="3.671cm" svg:viewBox="0 0 226 224" svg:d="M114 224c29 0 57-10 78-32 22-21 34-50 34-78 0-30-12-58-34-79-21-22-49-35-78-35s-59 13-81 35c-20 21-33 49-33 79 0 28 13 57 33 78 22 22 52 32 81 32z">
          <text:p/>
        </draw:path>
        <draw:path draw:style-name="gr17" draw:text-style-name="P7" draw:layer="layout" svg:width="0.223cm" svg:height="0.223cm" svg:x="34.754cm" svg:y="3.48cm" svg:viewBox="0 0 224 224" svg:d="M112 224c29 0 60-11 80-33 20-21 32-50 32-80s-12-58-32-79c-20-20-51-32-80-32-31 0-59 12-80 32-20 21-32 49-32 79s12 59 32 80c21 22 49 33 80 33z">
          <text:p/>
        </draw:path>
        <draw:path draw:style-name="gr15" draw:text-style-name="P5" draw:layer="layout" svg:width="0.225cm" svg:height="0.225cm" svg:x="33.441cm" svg:y="3.755cm" svg:viewBox="0 0 226 226" svg:d="M113 226c30 0 58-12 79-34 22-21 34-51 34-80s-12-58-34-80c-21-21-49-32-79-32-29 0-58 11-81 32-21 22-32 51-32 80s11 59 32 80c23 22 52 34 81 34z">
          <text:p/>
        </draw:path>
        <draw:path draw:style-name="gr17" draw:text-style-name="P7" draw:layer="layout" svg:width="0.225cm" svg:height="0.223cm" svg:x="35.282cm" svg:y="3.466cm" svg:viewBox="0 0 226 224" svg:d="M113 224c29 0 58-13 78-34 21-22 35-49 35-80 0-29-14-58-35-78-20-21-49-32-78-32s-58 11-80 32c-21 20-33 49-33 78 0 31 12 58 33 80 22 21 51 34 80 34z">
          <text:p/>
        </draw:path>
        <draw:path draw:style-name="gr15" draw:text-style-name="P5" draw:layer="layout" svg:width="0.225cm" svg:height="0.223cm" svg:x="33.862cm" svg:y="4.545cm" svg:viewBox="0 0 226 224" svg:d="M113 224c30 0 59-12 79-32 22-20 34-49 34-78 0-31-12-58-34-80-20-22-49-34-79-34-31 0-59 12-80 34-20 22-33 49-33 80 0 29 13 58 33 78 21 20 49 32 80 32z">
          <text:p/>
        </draw:path>
        <draw:path draw:style-name="gr15" draw:text-style-name="P5" draw:layer="layout" svg:width="0.224cm" svg:height="0.225cm" svg:x="37.846cm" svg:y="5.957cm" svg:viewBox="0 0 225 226" svg:d="M110 226c32 0 60-12 81-34 21-21 34-50 34-79 0-31-13-58-34-80-21-21-49-33-81-33-29 0-58 12-79 33-20 22-31 49-31 80 0 29 11 58 31 79 21 22 50 34 79 34z">
          <text:p/>
        </draw:path>
        <draw:path draw:style-name="gr15" draw:text-style-name="P5" draw:layer="layout" svg:width="0.223cm" svg:height="0.223cm" svg:x="37.911cm" svg:y="5.933cm" svg:viewBox="0 0 224 224" svg:d="M114 224c29 0 58-11 78-35 21-21 32-49 32-78s-11-58-32-79c-20-22-49-32-78-32-32 0-61 10-81 32-21 21-33 50-33 79s12 57 33 78c20 24 49 35 81 35z">
          <text:p/>
        </draw:path>
        <draw:path draw:style-name="gr16" draw:text-style-name="P6" draw:layer="layout" svg:width="0.225cm" svg:height="0.225cm" svg:x="32.636cm" svg:y="4.8cm" svg:viewBox="0 0 226 226" svg:d="M113 226c30 0 59-12 79-33 22-22 34-51 34-80s-12-58-34-78c-20-23-49-35-79-35s-58 12-79 35c-22 20-34 49-34 78s12 58 34 80c21 21 49 33 79 33z">
          <text:p/>
        </draw:path>
        <draw:path draw:style-name="gr16" draw:text-style-name="P6" draw:layer="layout" svg:width="0.223cm" svg:height="0.225cm" svg:x="32.257cm" svg:y="5.437cm" svg:viewBox="0 0 224 226" svg:d="M111 226c30 0 59-13 81-34 21-20 32-49 32-78s-11-58-32-81c-22-21-51-33-81-33s-58 12-79 33c-20 23-32 52-32 81s12 58 32 78c21 21 49 34 79 34z">
          <text:p/>
        </draw:path>
        <draw:path draw:style-name="gr16" draw:text-style-name="P6" draw:layer="layout" svg:width="0.225cm" svg:height="0.225cm" svg:x="32.41cm" svg:y="5.443cm" svg:viewBox="0 0 226 226" svg:d="M113 226c29 0 58-11 79-32 21-22 34-51 34-80s-13-58-34-79c-21-23-50-35-79-35s-58 12-81 35c-20 21-32 50-32 79s12 58 32 80c23 21 52 32 81 32z">
          <text:p/>
        </draw:path>
        <draw:path draw:style-name="gr16" draw:text-style-name="P6" draw:layer="layout" svg:width="0.224cm" svg:height="0.223cm" svg:x="33.063cm" svg:y="4.181cm" svg:viewBox="0 0 225 224" svg:d="M112 224c29 0 58-11 78-32 22-22 35-52 35-81s-13-58-35-78c-20-21-49-33-78-33s-58 12-80 33c-21 20-32 49-32 78s11 59 32 81c22 21 51 32 80 32z">
          <text:p/>
        </draw:path>
        <draw:path draw:style-name="gr16" draw:text-style-name="P6" draw:layer="layout" svg:width="0.225cm" svg:height="0.225cm" svg:x="33.372cm" svg:y="4.597cm" svg:viewBox="0 0 226 226" svg:d="M112 226c30 0 59-14 80-35 22-21 34-49 34-80 0-29-12-58-34-79-21-20-50-32-80-32-29 0-58 12-78 32-22 21-34 50-34 79 0 31 12 59 34 80 20 21 49 35 78 35z">
          <text:p/>
        </draw:path>
        <draw:path draw:style-name="gr16" draw:text-style-name="P6" draw:layer="layout" svg:width="0.224cm" svg:height="0.224cm" svg:x="32.625cm" svg:y="5.343cm" svg:viewBox="0 0 225 225" svg:d="M112 225c31 0 58-11 81-32 21-22 32-50 32-81 0-29-11-58-32-78-23-21-50-34-81-34-29 0-58 13-79 34-22 20-33 49-33 78 0 31 11 59 33 81 21 21 50 32 79 32z">
          <text:p/>
        </draw:path>
        <draw:path draw:style-name="gr16" draw:text-style-name="P6" draw:layer="layout" svg:width="0.223cm" svg:height="0.225cm" svg:x="33.186cm" svg:y="4.185cm" svg:viewBox="0 0 224 226" svg:d="M111 226c29 0 59-12 81-35 21-21 32-50 32-79 0-31-11-58-32-80-22-21-52-32-81-32s-58 11-79 32c-22 22-32 49-32 80 0 29 10 58 32 79 21 23 50 35 79 35z">
          <text:p/>
        </draw:path>
        <draw:path draw:style-name="gr15" draw:text-style-name="P5" draw:layer="layout" svg:width="0.224cm" svg:height="0.225cm" svg:x="33.287cm" svg:y="4.167cm" svg:viewBox="0 0 225 226" svg:d="M113 226c29 0 58-13 78-33 22-22 34-51 34-80 0-31-12-58-34-80-20-21-49-33-78-33-31 0-58 12-80 33-21 22-33 49-33 80 0 29 12 58 33 80 22 20 49 33 80 33z">
          <text:p/>
        </draw:path>
        <draw:path draw:style-name="gr15" draw:text-style-name="P5" draw:layer="layout" svg:width="0.223cm" svg:height="0.223cm" svg:x="38.241cm" svg:y="5.093cm" svg:viewBox="0 0 224 224" svg:d="M113 224c29 0 58-11 78-32 21-22 33-52 33-81s-12-58-33-78c-20-21-49-33-78-33-31 0-58 12-80 33-21 20-33 49-33 78s12 59 33 81c22 21 49 32 80 32z">
          <text:p/>
        </draw:path>
        <draw:path draw:style-name="gr15" draw:text-style-name="P5" draw:layer="layout" svg:width="0.225cm" svg:height="0.225cm" svg:x="33.637cm" svg:y="4.502cm" svg:viewBox="0 0 226 226" svg:d="M113 226c30 0 58-12 79-34 22-20 34-49 34-78 0-30-12-61-34-82-21-20-49-32-79-32-31 0-60 12-81 32-20 21-32 52-32 82 0 29 12 58 32 78 21 22 50 34 81 34z">
          <text:p/>
        </draw:path>
        <draw:path draw:style-name="gr15" draw:text-style-name="P5" draw:layer="layout" svg:width="0.225cm" svg:height="0.225cm" svg:x="37.869cm" svg:y="5.261cm" svg:viewBox="0 0 226 226" svg:d="M113 226c29 0 58-12 79-34 22-21 34-49 34-79s-12-59-34-79c-21-21-50-34-79-34-31 0-58 13-81 34-21 20-32 49-32 79s11 58 32 79c23 22 50 34 81 34z">
          <text:p/>
        </draw:path>
        <draw:path draw:style-name="gr16" draw:text-style-name="P6" draw:layer="layout" svg:width="0.225cm" svg:height="0.223cm" svg:x="33.251cm" svg:y="4.285cm" svg:viewBox="0 0 226 224" svg:d="M113 224c31 0 58-12 80-32 21-22 33-49 33-80 0-29-12-59-33-79-22-21-49-33-80-33-29 0-58 12-80 33-22 20-33 50-33 79 0 31 11 58 33 80 22 20 51 32 80 32z">
          <text:p/>
        </draw:path>
        <draw:path draw:style-name="gr15" draw:text-style-name="P5" draw:layer="layout" svg:width="0.223cm" svg:height="0.225cm" svg:x="37.978cm" svg:y="5.177cm" svg:viewBox="0 0 224 226" svg:d="M113 226c30 0 58-13 79-34 20-20 32-49 32-78 0-32-12-61-32-82-21-20-49-32-79-32s-59 12-81 32c-20 21-32 50-32 82 0 29 12 58 32 78 22 21 51 34 81 34z">
          <text:p/>
        </draw:path>
        <draw:path draw:style-name="gr15" draw:text-style-name="P5" draw:layer="layout" svg:width="0.224cm" svg:height="0.225cm" svg:x="37.806cm" svg:y="5.181cm" svg:viewBox="0 0 225 226" svg:d="M112 226c29 0 59-12 81-32 21-21 32-50 32-80s-11-60-32-80c-22-22-52-34-81-34s-58 12-78 34c-21 20-34 50-34 80s13 59 34 80c20 20 49 32 78 32z">
          <text:p/>
        </draw:path>
        <draw:path draw:style-name="gr15" draw:text-style-name="P5" draw:layer="layout" svg:width="0.224cm" svg:height="0.223cm" svg:x="39.405cm" svg:y="6.632cm" svg:viewBox="0 0 225 224" svg:d="M112 224c30 0 59-11 82-32 20-20 31-51 31-80 0-31-11-59-31-80-23-20-52-32-82-32-29 0-58 12-78 32-21 21-34 49-34 80 0 29 13 60 34 80 20 21 49 32 78 32z">
          <text:p/>
        </draw:path>
        <draw:path draw:style-name="gr15" draw:text-style-name="P5" draw:layer="layout" svg:width="0.224cm" svg:height="0.223cm" svg:x="33.384cm" svg:y="4.262cm" svg:viewBox="0 0 225 224" svg:d="M113 224c29 0 58-12 81-32 20-22 31-49 31-80s-11-59-31-80c-23-20-52-32-81-32-30 0-59 12-79 32-21 21-34 49-34 80s13 58 34 80c20 20 49 32 79 32z">
          <text:p/>
        </draw:path>
        <draw:path draw:style-name="gr15" draw:text-style-name="P5" draw:layer="layout" svg:width="0.223cm" svg:height="0.224cm" svg:x="37.842cm" svg:y="5.302cm" svg:viewBox="0 0 224 225" svg:d="M111 225c29 0 59-13 81-34 20-21 32-50 32-81 0-29-12-58-32-79-22-20-52-31-81-31-30 0-58 11-79 31-20 21-32 50-32 79 0 31 12 60 32 81 21 21 49 34 79 34z">
          <text:p/>
        </draw:path>
        <draw:path draw:style-name="gr15" draw:text-style-name="P5" draw:layer="layout" svg:width="0.223cm" svg:height="0.225cm" svg:x="37.972cm" svg:y="5.426cm" svg:viewBox="0 0 224 226" svg:d="M112 226c31 0 59-12 80-32 20-22 32-49 32-80 0-29-12-59-32-80-21-22-49-34-80-34-29 0-58 12-80 34-20 21-32 51-32 80 0 31 12 58 32 80 22 20 51 32 80 32z">
          <text:p/>
        </draw:path>
        <draw:path draw:style-name="gr15" draw:text-style-name="P5" draw:layer="layout" svg:width="0.225cm" svg:height="0.223cm" svg:x="39.462cm" svg:y="6.635cm" svg:viewBox="0 0 226 224" svg:d="M113 224c30 0 59-10 81-32 20-20 32-51 32-80 0-31-12-59-32-80-22-20-51-32-81-32-29 0-58 12-79 32-22 21-34 49-34 80 0 29 12 60 34 80 21 22 50 32 79 32z">
          <text:p/>
        </draw:path>
        <draw:path draw:style-name="gr15" draw:text-style-name="P5" draw:layer="layout" svg:width="0.223cm" svg:height="0.224cm" svg:x="37.083cm" svg:y="5.917cm" svg:viewBox="0 0 224 225" svg:d="M114 225c29 0 58-14 78-34 20-21 32-49 32-80 0-29-12-58-32-79s-49-32-78-32c-31 0-58 11-82 32-20 21-32 50-32 79 0 31 12 59 32 80 24 20 51 34 82 34z">
          <text:p/>
        </draw:path>
        <draw:path draw:style-name="gr15" draw:text-style-name="P5" draw:layer="layout" svg:width="0.225cm" svg:height="0.225cm" svg:x="38.23cm" svg:y="6.303cm" svg:viewBox="0 0 226 226" svg:d="M112 226c31 0 58-12 81-34 21-20 33-49 33-78 0-32-12-59-33-82-23-20-50-32-81-32-29 0-58 12-78 32-23 23-34 50-34 82 0 29 11 58 34 78 20 22 49 34 78 34z">
          <text:p/>
        </draw:path>
        <draw:path draw:style-name="gr15" draw:text-style-name="P5" draw:layer="layout" svg:width="0.223cm" svg:height="0.225cm" svg:x="37.859cm" svg:y="7.729cm" svg:viewBox="0 0 224 226" svg:d="M111 226c29 0 61-13 81-35 21-21 32-49 32-79 0-29-11-59-32-78-20-22-52-34-81-34s-58 12-78 34c-21 19-33 49-33 78 0 30 12 58 33 79 20 22 49 35 78 35z">
          <text:p/>
        </draw:path>
        <draw:path draw:style-name="gr15" draw:text-style-name="P5" draw:layer="layout" svg:width="0.223cm" svg:height="0.225cm" svg:x="37.831cm" svg:y="6.263cm" svg:viewBox="0 0 224 226" svg:d="M112 226c29 0 58-12 80-34 22-21 32-50 32-80 0-31-10-58-32-80-22-21-51-32-80-32-31 0-58 11-80 32-20 22-32 49-32 80 0 30 12 59 32 80 22 22 49 34 80 34z">
          <text:p/>
        </draw:path>
        <draw:path draw:style-name="gr16" draw:text-style-name="P6" draw:layer="layout" svg:width="0.223cm" svg:height="0.224cm" svg:x="33.648cm" svg:y="5.268cm" svg:viewBox="0 0 224 225" svg:d="M111 225c32 0 61-12 81-33 21-22 32-51 32-80s-11-58-32-78c-20-21-49-34-81-34-29 0-58 13-79 34-20 20-32 49-32 78s12 58 32 80c21 21 50 33 79 33z">
          <text:p/>
        </draw:path>
        <draw:path draw:style-name="gr15" draw:text-style-name="P5" draw:layer="layout" svg:width="0.225cm" svg:height="0.225cm" svg:x="37.707cm" svg:y="6.229cm" svg:viewBox="0 0 226 226" svg:d="M114 226c29 0 57-12 78-32 22-22 34-50 34-82 0-29-12-58-34-78-21-21-49-34-78-34-30 0-59 13-82 34-20 20-32 49-32 78 0 32 12 60 32 82 23 20 52 32 82 32z">
          <text:p/>
        </draw:path>
        <draw:path draw:style-name="gr15" draw:text-style-name="P5" draw:layer="layout" svg:width="0.223cm" svg:height="0.223cm" svg:x="37.698cm" svg:y="6.023cm" svg:viewBox="0 0 224 224" svg:d="M113 224c30 0 58-12 79-32 20-21 32-49 32-79 0-32-12-60-32-81-21-20-49-32-79-32-32 0-61 12-81 32-20 21-32 49-32 81 0 30 12 58 32 79 20 20 49 32 81 32z">
          <text:p/>
        </draw:path>
        <draw:path draw:style-name="gr15" draw:text-style-name="P5" draw:layer="layout" svg:width="0.225cm" svg:height="0.225cm" svg:x="37.41cm" svg:y="6.202cm" svg:viewBox="0 0 226 226" svg:d="M113 226c29 0 60-11 81-33 20-22 32-51 32-80 0-31-12-58-32-79-21-22-52-34-81-34-30 0-58 12-79 34-22 21-34 48-34 79 0 29 12 58 34 80 21 22 49 33 79 33z">
          <text:p/>
        </draw:path>
        <draw:path draw:style-name="gr15" draw:text-style-name="P5" draw:layer="layout" svg:width="0.225cm" svg:height="0.225cm" svg:x="38.123cm" svg:y="6.58cm" svg:viewBox="0 0 226 226" svg:d="M113 226c31 0 58-14 79-34 22-20 34-49 34-78 0-31-12-58-34-80-21-22-48-34-79-34-29 0-59 12-79 34-22 22-34 49-34 80 0 29 12 58 34 78 20 20 50 34 79 34z">
          <text:p/>
        </draw:path>
        <draw:path draw:style-name="gr15" draw:text-style-name="P5" draw:layer="layout" svg:width="0.223cm" svg:height="0.224cm" svg:x="39.329cm" svg:y="7.386cm" svg:viewBox="0 0 224 225" svg:d="M114 225c29 0 57-13 78-34 22-20 32-49 32-79 0-31-10-60-32-81-21-20-49-31-78-31-30 0-58 11-79 31-23 21-35 50-35 81 0 30 12 59 35 79 21 21 49 34 79 34z">
          <text:p/>
        </draw:path>
        <draw:path draw:style-name="gr15" draw:text-style-name="P5" draw:layer="layout" svg:width="0.225cm" svg:height="0.225cm" svg:x="36.816cm" svg:y="6.604cm" svg:viewBox="0 0 226 226" svg:d="M114 226c29 0 58-13 78-34 22-20 34-49 34-78 0-31-12-58-34-80-20-21-49-34-78-34-31 0-60 13-80 34-21 22-34 49-34 80 0 29 13 58 34 78 20 21 49 34 80 34z">
          <text:p/>
        </draw:path>
        <draw:path draw:style-name="gr15" draw:text-style-name="P5" draw:layer="layout" svg:width="0.223cm" svg:height="0.223cm" svg:x="36.771cm" svg:y="6.73cm" svg:viewBox="0 0 224 224" svg:d="M110 224c33 0 60-11 82-32 20-20 32-49 32-78 0-31-12-61-32-82-22-20-49-32-82-32-28 0-57 12-78 32-22 21-32 51-32 82 0 29 10 58 32 78 21 21 50 32 78 32z">
          <text:p/>
        </draw:path>
        <draw:path draw:style-name="gr15" draw:text-style-name="P5" draw:layer="layout" svg:width="0.225cm" svg:height="0.223cm" svg:x="37.765cm" svg:y="6.794cm" svg:viewBox="0 0 226 224" svg:d="M112 224c30 0 59-12 80-33 22-20 34-49 34-78s-12-58-34-80c-21-20-50-33-80-33-29 0-57 13-80 33-21 22-32 51-32 80s11 58 32 78c23 21 51 33 80 33z">
          <text:p/>
        </draw:path>
        <draw:path draw:style-name="gr15" draw:text-style-name="P5" draw:layer="layout" svg:width="0.225cm" svg:height="0.223cm" svg:x="38.732cm" svg:y="7.432cm" svg:viewBox="0 0 226 224" svg:d="M112 224c30 0 59-12 80-32 22-21 34-50 34-79s-12-57-34-81c-21-21-50-32-80-32-29 0-58 11-80 32-20 24-32 52-32 81s12 58 32 79c22 20 51 32 80 32z">
          <text:p/>
        </draw:path>
        <draw:path draw:style-name="gr15" draw:text-style-name="P5" draw:layer="layout" svg:width="0.224cm" svg:height="0.223cm" svg:x="37.038cm" svg:y="7.024cm" svg:viewBox="0 0 225 224" svg:d="M115 224c29 0 58-11 79-32 20-20 31-49 31-78 0-31-11-58-31-80-21-21-50-34-79-34-31 0-60 13-80 34-22 22-35 49-35 80 0 29 13 58 35 78 20 21 49 32 80 32z">
          <text:p/>
        </draw:path>
        <draw:path draw:style-name="gr15" draw:text-style-name="P5" draw:layer="layout" svg:width="0.223cm" svg:height="0.225cm" svg:x="37.331cm" svg:y="7.011cm" svg:viewBox="0 0 224 226" svg:d="M112 226c31 0 58-12 80-32 20-21 32-50 32-79 0-31-12-59-32-81-22-21-49-34-80-34-29 0-58 13-79 34-23 22-33 50-33 81 0 29 10 58 33 79 21 20 50 32 79 32z">
          <text:p/>
        </draw:path>
        <draw:path draw:style-name="gr15" draw:text-style-name="P5" draw:layer="layout" svg:width="0.225cm" svg:height="0.225cm" svg:x="38.92cm" svg:y="7.403cm" svg:viewBox="0 0 226 226" svg:d="M112 226c32 0 59-12 81-34 21-20 33-49 33-78 0-30-12-59-33-80-22-22-49-34-81-34-29 0-58 12-78 34-21 21-34 50-34 80 0 29 13 58 34 78 20 22 49 34 78 34z">
          <text:p/>
        </draw:path>
        <draw:path draw:style-name="gr15" draw:text-style-name="P5" draw:layer="layout" svg:width="0.225cm" svg:height="0.224cm" svg:x="37.748cm" svg:y="6.942cm" svg:viewBox="0 0 226 225" svg:d="M114 225c29 0 58-11 79-32 20-20 33-49 33-78 0-32-13-61-33-81-21-21-50-34-79-34-31 0-59 13-80 34-21 20-34 49-34 81 0 29 13 58 34 78 21 21 49 32 80 32z">
          <text:p/>
        </draw:path>
        <draw:path draw:style-name="gr15" draw:text-style-name="P5" draw:layer="layout" svg:width="0.225cm" svg:height="0.224cm" svg:x="38.827cm" svg:y="7.427cm" svg:viewBox="0 0 226 225" svg:d="M114 225c29 0 58-11 80-32 20-20 32-49 32-78 0-31-12-59-32-81-22-21-51-34-80-34-30 0-58 13-80 34-22 22-34 50-34 81 0 29 12 58 34 78 22 21 50 32 80 32z">
          <text:p/>
        </draw:path>
        <draw:path draw:style-name="gr15" draw:text-style-name="P5" draw:layer="layout" svg:width="0.224cm" svg:height="0.223cm" svg:x="37.041cm" svg:y="6.557cm" svg:viewBox="0 0 225 224" svg:d="M115 224c29 0 58-12 79-32 20-20 31-49 31-78 0-31-11-58-31-80-21-22-50-34-79-34-31 0-60 12-80 34-22 22-35 49-35 80 0 29 13 58 35 78 20 20 49 32 80 32z">
          <text:p/>
        </draw:path>
        <draw:path draw:style-name="gr16" draw:text-style-name="P6" draw:layer="layout" svg:width="0.223cm" svg:height="0.223cm" svg:x="31.406cm" svg:y="9.163cm" svg:viewBox="0 0 224 224" svg:d="M110 224c31 0 61-12 82-32 20-22 32-49 32-80 0-30-12-59-32-80-21-20-51-32-82-32-29 0-58 12-78 32-20 21-32 50-32 80 0 31 12 58 32 80 20 20 49 32 78 32z">
          <text:p/>
        </draw:path>
        <draw:path draw:style-name="gr16" draw:text-style-name="P6" draw:layer="layout" svg:width="0.225cm" svg:height="0.225cm" svg:x="32.165cm" svg:y="6.47cm" svg:viewBox="0 0 226 226" svg:d="M113 226c32 0 59-13 81-34 21-20 32-50 32-79 0-31-11-60-32-81-22-20-49-32-81-32-29 0-58 12-79 32-22 21-34 50-34 81 0 29 12 59 34 79 21 21 50 34 79 34z">
          <text:p/>
        </draw:path>
        <draw:path draw:style-name="gr16" draw:text-style-name="P6" draw:layer="layout" svg:width="0.224cm" svg:height="0.223cm" svg:x="31.385cm" svg:y="8.811cm" svg:viewBox="0 0 225 224" svg:d="M112 224c31 0 60-13 80-35 21-21 33-49 33-79 0-29-12-57-33-78-20-22-49-32-80-32-30 0-59 10-79 32-21 21-33 49-33 78 0 30 12 58 33 79 20 22 49 35 79 35z">
          <text:p/>
        </draw:path>
        <draw:path draw:style-name="gr16" draw:text-style-name="P6" draw:layer="layout" svg:width="0.223cm" svg:height="0.223cm" svg:x="30.19cm" svg:y="9.544cm" svg:viewBox="0 0 224 224" svg:d="M112 224c31 0 58-11 80-32 21-20 32-52 32-81s-11-58-32-79c-22-20-49-32-80-32-29 0-58 12-78 32-24 21-34 50-34 79s10 61 34 81c20 21 49 32 78 32z">
          <text:p/>
        </draw:path>
        <draw:path draw:style-name="gr16" draw:text-style-name="P6" draw:layer="layout" svg:width="0.223cm" svg:height="0.225cm" svg:x="32.029cm" svg:y="6.277cm" svg:viewBox="0 0 224 226" svg:d="M111 226c30 0 59-11 80-32 22-22 33-51 33-80 0-30-11-59-33-81-21-21-50-33-80-33s-58 12-79 33c-20 22-32 51-32 81 0 29 12 58 32 80 21 21 49 32 79 32z">
          <text:p/>
        </draw:path>
        <draw:path draw:style-name="gr16" draw:text-style-name="P6" draw:layer="layout" svg:width="0.225cm" svg:height="0.225cm" svg:x="32.852cm" svg:y="5.218cm" svg:viewBox="0 0 226 226" svg:d="M113 226c29 0 58-11 81-32 21-22 32-49 32-80 0-29-11-59-32-79-23-23-52-35-81-35s-58 12-79 35c-22 20-34 50-34 79 0 31 12 58 34 80 21 21 50 32 79 32z">
          <text:p/>
        </draw:path>
        <draw:path draw:style-name="gr15" draw:text-style-name="P5" draw:layer="layout" svg:width="0.224cm" svg:height="0.225cm" svg:x="33.615cm" svg:y="4.02cm" svg:viewBox="0 0 225 226" svg:d="M113 226c29 0 58-12 80-34 21-20 32-49 32-79 0-32-11-60-32-81-22-20-51-32-80-32-30 0-59 12-80 32-22 21-33 49-33 81 0 30 11 59 33 79 21 22 50 34 80 34z">
          <text:p/>
        </draw:path>
        <draw:path draw:style-name="gr16" draw:text-style-name="P6" draw:layer="layout" svg:width="0.224cm" svg:height="0.225cm" svg:x="32.307cm" svg:y="5.899cm" svg:viewBox="0 0 225 226" svg:d="M113 226c29 0 58-12 78-34 21-20 34-49 34-78s-13-58-34-80c-20-22-49-34-78-34-31 0-59 12-81 34-21 22-32 51-32 80s11 58 32 78c22 22 50 34 81 34z">
          <text:p/>
        </draw:path>
        <draw:path draw:style-name="gr16" draw:text-style-name="P6" draw:layer="layout" svg:width="0.224cm" svg:height="0.225cm" svg:x="33.534cm" svg:y="4.751cm" svg:viewBox="0 0 225 226" svg:d="M112 226c31 0 58-12 81-33 21-22 32-49 32-80 0-29-11-59-32-81-23-21-50-32-81-32-29 0-58 11-78 32-23 22-34 52-34 81 0 31 11 58 34 80 20 21 49 33 78 33z">
          <text:p/>
        </draw:path>
        <draw:path draw:style-name="gr15" draw:text-style-name="P5" draw:layer="layout" svg:width="0.224cm" svg:height="0.225cm" svg:x="37.739cm" svg:y="5.637cm" svg:viewBox="0 0 225 226" svg:d="M113 226c29 0 58-12 78-32 21-21 34-49 34-80s-13-59-34-80c-20-22-49-34-78-34s-58 12-80 34c-21 21-33 49-33 80s12 59 33 80c22 20 51 32 80 32z">
          <text:p/>
        </draw:path>
        <draw:path draw:style-name="gr16" draw:text-style-name="P6" draw:layer="layout" svg:width="0.223cm" svg:height="0.223cm" svg:x="32.361cm" svg:y="5.264cm" svg:viewBox="0 0 224 224" svg:d="M114 224c29 0 58-12 78-33 21-21 32-50 32-79 0-31-11-59-32-80-20-20-49-32-78-32-33 0-61 12-82 32-20 21-32 49-32 80 0 29 12 58 32 79 21 21 49 33 82 33z">
          <text:p/>
        </draw:path>
        <draw:path draw:style-name="gr16" draw:text-style-name="P6" draw:layer="layout" svg:width="0.225cm" svg:height="0.225cm" svg:x="33.704cm" svg:y="3.769cm" svg:viewBox="0 0 226 226" svg:d="M113 226c31 0 58-12 79-34 22-21 34-50 34-80 0-31-12-58-34-80-21-20-48-32-79-32-29 0-58 12-78 32-22 22-35 49-35 80 0 30 13 59 35 80 20 22 49 34 78 34z">
          <text:p/>
        </draw:path>
        <draw:path draw:style-name="gr16" draw:text-style-name="P6" draw:layer="layout" svg:width="0.225cm" svg:height="0.224cm" svg:x="32.448cm" svg:y="5.037cm" svg:viewBox="0 0 226 225" svg:d="M114 225c29 0 57-11 78-32 22-22 34-51 34-80s-12-58-34-78c-21-21-49-35-78-35-30 0-59 14-80 35-22 20-34 49-34 78s12 58 34 80c21 21 50 32 80 32z">
          <text:p/>
        </draw:path>
        <draw:path draw:style-name="gr15" draw:text-style-name="P5" draw:layer="layout" svg:width="0.223cm" svg:height="0.224cm" svg:x="33.755cm" svg:y="3.868cm" svg:viewBox="0 0 224 225" svg:d="M114 225c29 0 58-11 78-32 20-22 32-49 32-80 0-29-12-58-32-80s-49-33-78-33c-31 0-58 11-80 33s-34 51-34 80c0 31 12 58 34 80 22 21 49 32 80 32z">
          <text:p/>
        </draw:path>
        <draw:path draw:style-name="gr16" draw:text-style-name="P6" draw:layer="layout" svg:width="0.225cm" svg:height="0.223cm" svg:x="32.235cm" svg:y="5.812cm" svg:viewBox="0 0 226 224" svg:d="M112 224c30 0 59-12 79-32 23-20 35-49 35-78 0-33-12-61-35-82-20-20-49-32-79-32-29 0-58 12-80 32-19 21-32 49-32 82 0 29 13 58 32 78 22 20 51 32 80 32z">
          <text:p/>
        </draw:path>
        <draw:path draw:style-name="gr16" draw:text-style-name="P6" draw:layer="layout" svg:width="0.225cm" svg:height="0.225cm" svg:x="33.542cm" svg:y="4.436cm" svg:viewBox="0 0 226 226" svg:d="M113 226c29 0 58-12 79-34 22-21 34-50 34-80 0-31-12-58-34-80-21-21-50-32-79-32s-58 11-79 32c-23 22-34 49-34 80 0 30 11 59 34 80 21 22 50 34 79 34z">
          <text:p/>
        </draw:path>
        <draw:path draw:style-name="gr16" draw:text-style-name="P6" draw:layer="layout" svg:width="0.223cm" svg:height="0.223cm" svg:x="32.081cm" svg:y="6.372cm" svg:viewBox="0 0 224 224" svg:d="M110 224c31 0 61-12 82-35 20-21 32-49 32-79 0-29-12-57-32-78-21-20-51-32-82-32-29 0-58 12-78 32-22 21-32 49-32 78 0 30 10 58 32 79 20 23 49 35 78 35z">
          <text:p/>
        </draw:path>
        <draw:path draw:style-name="gr16" draw:text-style-name="P6" draw:layer="layout" svg:width="0.225cm" svg:height="0.225cm" svg:x="33.684cm" svg:y="5.051cm" svg:viewBox="0 0 226 226" svg:d="M115 226c29 0 58-12 79-35 20-21 32-50 32-79s-12-58-32-80c-21-21-50-32-79-32-31 0-60 11-80 32-22 22-35 51-35 80s13 58 35 79c20 23 49 35 80 35z">
          <text:p/>
        </draw:path>
        <draw:path draw:style-name="gr15" draw:text-style-name="P5" draw:layer="layout" svg:width="0.223cm" svg:height="0.224cm" svg:x="37.629cm" svg:y="5.897cm" svg:viewBox="0 0 224 225" svg:d="M110 225c31 0 58-11 82-31 20-21 32-50 32-79 0-31-12-59-32-81-24-20-51-34-82-34-29 0-58 14-78 34-20 22-32 50-32 81 0 29 12 58 32 79 20 20 49 31 78 31z">
          <text:p/>
        </draw:path>
        <draw:path draw:style-name="gr16" draw:text-style-name="P6" draw:layer="layout" svg:width="0.225cm" svg:height="0.225cm" svg:x="33.646cm" svg:y="4.788cm" svg:viewBox="0 0 226 226" svg:d="M113 226c30 0 59-12 81-34 20-21 32-49 32-78 0-30-12-58-32-79-22-23-51-35-81-35-29 0-58 12-79 35-22 21-34 49-34 79 0 29 12 57 34 78 21 22 50 34 79 34z">
          <text:p/>
        </draw:path>
        <draw:path draw:style-name="gr16" draw:text-style-name="P6" draw:layer="layout" svg:width="0.223cm" svg:height="0.225cm" svg:x="33.264cm" svg:y="5.045cm" svg:viewBox="0 0 224 226" svg:d="M114 226c29 0 58-13 78-35 21-21 32-50 32-79s-11-57-32-78c-20-22-49-34-78-34-31 0-61 12-81 34-21 21-33 49-33 78s12 58 33 79c20 22 50 35 81 35z">
          <text:p/>
        </draw:path>
        <draw:path draw:style-name="gr15" draw:text-style-name="P5" draw:layer="layout" svg:width="0.223cm" svg:height="0.225cm" svg:x="37.355cm" svg:y="5.559cm" svg:viewBox="0 0 224 226" svg:d="M112 226c29 0 58-12 78-34 21-19 34-50 34-80 0-29-13-58-34-78-20-22-49-34-78-34-31 0-58 12-80 34-21 20-32 49-32 78 0 30 11 61 32 80 22 22 49 34 80 34z">
          <text:p/>
        </draw:path>
        <draw:path draw:style-name="gr15" draw:text-style-name="P5" draw:layer="layout" svg:width="0.225cm" svg:height="0.223cm" svg:x="37.513cm" svg:y="6.121cm" svg:viewBox="0 0 226 224" svg:d="M113 224c29 0 58-12 79-32 21-21 34-49 34-80 0-29-13-58-34-79-21-20-50-33-79-33-31 0-60 13-81 33-20 21-32 50-32 79 0 31 12 59 32 80 21 20 50 32 81 32z">
          <text:p/>
        </draw:path>
        <draw:path draw:style-name="gr16" draw:text-style-name="P6" draw:layer="layout" svg:width="0.225cm" svg:height="0.224cm" svg:x="33.426cm" svg:y="5.164cm" svg:viewBox="0 0 226 225" svg:d="M112 225c31 0 60-11 80-31 21-21 34-50 34-79 0-32-13-61-34-81-20-21-49-34-80-34-29 0-57 13-79 34-21 20-33 49-33 81 0 29 12 58 33 79 22 20 50 31 79 31z">
          <text:p/>
        </draw:path>
        <draw:path draw:style-name="gr15" draw:text-style-name="P5" draw:layer="layout" svg:width="0.225cm" svg:height="0.225cm" svg:x="37.473cm" svg:y="5.746cm" svg:viewBox="0 0 226 226" svg:d="M113 226c29 0 57-11 78-32 22-23 35-52 35-81 0-31-13-58-35-79-21-22-49-34-78-34-32 0-60 12-81 34-20 21-32 48-32 79 0 29 12 58 32 81 21 21 49 32 81 32z">
          <text:p/>
        </draw:path>
        <draw:path draw:style-name="gr16" draw:text-style-name="P6" draw:layer="layout" svg:width="0.223cm" svg:height="0.223cm" svg:x="33.394cm" svg:y="5.056cm" svg:viewBox="0 0 224 224" svg:d="M110 224c30 0 60-11 82-32 20-22 32-51 32-81s-12-58-32-79c-22-20-52-32-82-32-28 0-57 12-78 32-22 21-32 49-32 79s10 59 32 81c21 21 50 32 78 32z">
          <text:p/>
        </draw:path>
        <draw:path draw:style-name="gr15" draw:text-style-name="P5" draw:layer="layout" svg:width="0.223cm" svg:height="0.223cm" svg:x="37.464cm" svg:y="5.636cm" svg:viewBox="0 0 224 224" svg:d="M110 224c33 0 61-11 82-32 20-20 32-49 32-78 0-31-12-58-32-82-21-20-49-32-82-32-29 0-58 12-78 32-20 24-32 51-32 82 0 29 12 58 32 78 20 21 49 32 78 32z">
          <text:p/>
        </draw:path>
        <draw:path draw:style-name="gr16" draw:text-style-name="P6" draw:layer="layout" svg:width="0.223cm" svg:height="0.226cm" svg:x="32.656cm" svg:y="5.08cm" svg:viewBox="0 0 224 227" svg:d="M113 227c29 0 58-12 78-34 21-22 33-51 33-80 0-31-12-58-33-80-20-21-49-33-78-33s-58 12-78 33c-24 22-35 49-35 80 0 29 11 58 35 80 20 22 49 34 78 34z">
          <text:p/>
        </draw:path>
        <draw:path draw:style-name="gr16" draw:text-style-name="P6" draw:layer="layout" svg:width="0.224cm" svg:height="0.223cm" svg:x="32.166cm" svg:y="6.28cm" svg:viewBox="0 0 225 224" svg:d="M112 224c31 0 58-12 80-32 22-21 33-49 33-79 0-29-11-60-33-81-22-20-49-32-80-32-29 0-58 12-79 32-22 21-33 52-33 81 0 30 11 58 33 79 21 20 50 32 79 32z">
          <text:p/>
        </draw:path>
        <draw:path draw:style-name="gr16" draw:text-style-name="P6" draw:layer="layout" svg:width="0.224cm" svg:height="0.223cm" svg:x="32.111cm" svg:y="6.141cm" svg:viewBox="0 0 225 224" svg:d="M113 224c31 0 58-13 80-33 21-22 32-51 32-80 0-30-11-58-32-79-22-20-49-32-80-32-29 0-58 12-79 32-23 21-34 49-34 79 0 29 11 58 34 80 21 20 50 33 79 33z">
          <text:p/>
        </draw:path>
        <draw:path draw:style-name="gr16" draw:text-style-name="P6" draw:layer="layout" svg:width="0.225cm" svg:height="0.224cm" svg:x="32.619cm" svg:y="4.953cm" svg:viewBox="0 0 226 225" svg:d="M114 225c31 0 59-13 80-34 20-20 32-49 32-78 0-30-12-59-32-81-21-21-49-32-80-32s-59 11-80 32c-21 22-34 51-34 81 0 29 13 58 34 78 21 21 49 34 80 34z">
          <text:p/>
        </draw:path>
        <draw:path draw:style-name="gr16" draw:text-style-name="P6" draw:layer="layout" svg:width="0.223cm" svg:height="0.223cm" svg:x="32.416cm" svg:y="5.76cm" svg:viewBox="0 0 224 224" svg:d="M113 224c30 0 58-12 79-32 20-22 32-52 32-82 0-29-12-57-32-78-21-20-49-32-79-32s-59 12-80 32c-21 21-33 49-33 78 0 30 12 60 33 82 21 20 50 32 80 32z">
          <text:p/>
        </draw:path>
        <draw:path draw:style-name="gr16" draw:text-style-name="P6" draw:layer="layout" svg:width="0.225cm" svg:height="0.224cm" svg:x="32.402cm" svg:y="5.877cm" svg:viewBox="0 0 226 225" svg:d="M113 225c29 0 57-11 79-32 22-22 34-49 34-80 0-29-12-57-34-79-22-21-50-34-79-34s-58 13-79 34c-22 22-34 50-34 79 0 31 12 58 34 80 21 21 50 32 79 32z">
          <text:p/>
        </draw:path>
        <draw:path draw:style-name="gr16" draw:text-style-name="P6" draw:layer="layout" svg:width="0.225cm" svg:height="0.223cm" svg:x="32.165cm" svg:y="5.639cm" svg:viewBox="0 0 226 224" svg:d="M113 224c29 0 57-11 78-32 23-20 35-49 35-78 0-31-12-58-35-82-21-20-49-32-78-32s-60 12-79 32c-22 24-34 51-34 82 0 29 12 58 34 78 19 21 50 32 79 32z">
          <text:p/>
        </draw:path>
        <draw:path draw:style-name="gr16" draw:text-style-name="P6" draw:layer="layout" svg:width="0.223cm" svg:height="0.224cm" svg:x="32.806cm" svg:y="5.34cm" svg:viewBox="0 0 224 225" svg:d="M113 225c29 0 58-11 79-32 22-22 32-50 32-81 0-29-10-58-32-79-21-20-50-33-79-33-32 0-59 13-81 33-21 21-32 50-32 79 0 31 11 59 32 81 22 21 49 32 81 32z">
          <text:p/>
        </draw:path>
        <draw:path draw:style-name="gr16" draw:text-style-name="P6" draw:layer="layout" svg:width="0.223cm" svg:height="0.224cm" svg:x="33.51cm" svg:y="4.985cm" svg:viewBox="0 0 224 225" svg:d="M113 225c30 0 58-11 79-31 20-21 32-50 32-79 0-31-12-59-32-81-21-21-49-34-79-34-29 0-59 13-81 34-21 22-32 50-32 81 0 29 11 58 32 79 22 20 52 31 81 31z">
          <text:p/>
        </draw:path>
        <draw:path draw:style-name="gr16" draw:text-style-name="P6" draw:layer="layout" svg:width="0.224cm" svg:height="0.225cm" svg:x="31.3cm" svg:y="8.889cm" svg:viewBox="0 0 225 226" svg:d="M112 226c31 0 58-14 81-35 21-20 32-49 32-80 0-30-11-58-32-79-23-20-50-32-81-32-29 0-58 12-78 32-21 21-34 49-34 79 0 31 13 60 34 80 20 21 49 35 78 35z">
          <text:p/>
        </draw:path>
        <draw:path draw:style-name="gr16" draw:text-style-name="P6" draw:layer="layout" svg:width="0.223cm" svg:height="0.225cm" svg:x="31.408cm" svg:y="8.841cm" svg:viewBox="0 0 224 226" svg:d="M111 226c29 0 61-12 81-32 21-23 32-52 32-81s-11-58-32-78c-20-21-52-35-81-35s-58 14-78 35c-21 20-33 49-33 78s12 58 33 81c20 20 49 32 78 32z">
          <text:p/>
        </draw:path>
        <draw:path draw:style-name="gr16" draw:text-style-name="P6" draw:layer="layout" svg:width="0.223cm" svg:height="0.223cm" svg:x="31.255cm" svg:y="8.909cm" svg:viewBox="0 0 224 224" svg:d="M114 224c29 0 56-12 78-32 21-22 32-49 32-82 0-28-11-57-32-78-22-20-49-32-78-32-31 0-61 12-81 32-21 21-33 50-33 78 0 33 12 60 33 82 20 20 50 32 81 32z">
          <text:p/>
        </draw:path>
        <draw:path draw:style-name="gr16" draw:text-style-name="P6" draw:layer="layout" svg:width="0.223cm" svg:height="0.224cm" svg:x="31.331cm" svg:y="9.176cm" svg:viewBox="0 0 224 225" svg:d="M113 225c29 0 58-11 78-32 21-20 33-49 33-79 0-31-12-60-33-80-20-21-49-34-78-34s-58 13-80 34c-20 20-33 49-33 80 0 30 13 59 33 79 22 21 51 32 80 32z">
          <text:p/>
        </draw:path>
        <draw:path draw:style-name="gr16" draw:text-style-name="P6" draw:layer="layout" svg:width="0.225cm" svg:height="0.225cm" svg:x="31.158cm" svg:y="9.559cm" svg:viewBox="0 0 226 226" svg:d="M113 226c29 0 58-12 79-34 22-21 34-50 34-79 0-30-12-58-34-79-21-22-50-34-79-34-30 0-58 12-79 34-22 21-34 49-34 79 0 29 12 58 34 79 21 22 49 34 79 34z">
          <text:p/>
        </draw:path>
        <draw:path draw:style-name="gr16" draw:text-style-name="P6" draw:layer="layout" svg:width="0.224cm" svg:height="0.224cm" svg:x="30.186cm" svg:y="9.496cm" svg:viewBox="0 0 225 225" svg:d="M112 225c31 0 59-11 81-34 21-20 32-49 32-78 0-31-11-58-32-80-22-22-50-33-81-33-29 0-58 11-78 33-21 22-34 49-34 80 0 29 13 58 34 78 20 23 49 34 78 34z">
          <text:p/>
        </draw:path>
        <draw:path draw:style-name="gr17" draw:text-style-name="P7" draw:layer="layout" svg:width="0.225cm" svg:height="0.224cm" svg:x="35.057cm" svg:y="1.302cm" svg:viewBox="0 0 226 225" svg:d="M113 225c31 0 59-11 81-31 21-21 32-53 32-82s-11-58-32-78c-22-21-50-34-81-34-29 0-58 13-79 34-22 20-34 49-34 78s12 61 34 82c21 20 50 31 79 31z">
          <text:p/>
        </draw:path>
        <draw:path draw:style-name="gr17" draw:text-style-name="P7" draw:layer="layout" svg:width="0.223cm" svg:height="0.223cm" svg:x="34.993cm" svg:y="1.315cm" svg:viewBox="0 0 224 224" svg:d="M111 224c32 0 61-11 81-32 21-20 32-49 32-81 0-29-11-58-32-79-20-20-49-32-81-32-29 0-58 12-78 32-21 21-33 50-33 79 0 32 12 61 33 81 20 21 49 32 78 32z">
          <text:p/>
        </draw:path>
        <draw:path draw:style-name="gr16" draw:text-style-name="P6" draw:layer="layout" svg:width="0.223cm" svg:height="0.225cm" svg:x="32.528cm" svg:y="5.259cm" svg:viewBox="0 0 224 226" svg:d="M111 226c29 0 61-12 81-33 21-22 32-49 32-80 0-29-11-58-32-78-20-22-52-35-81-35s-58 13-78 35c-21 20-33 49-33 78 0 31 12 58 33 80 20 21 49 33 78 33z">
          <text:p/>
        </draw:path>
        <draw:path draw:style-name="gr16" draw:text-style-name="P6" draw:layer="layout" svg:width="0.223cm" svg:height="0.223cm" svg:x="32.857cm" svg:y="5.425cm" svg:viewBox="0 0 224 224" svg:d="M112 224c31 0 58-11 80-32 21-20 32-49 32-78 0-31-11-58-32-81-22-21-49-33-80-33-29 0-58 12-80 33-22 23-32 50-32 81 0 29 10 58 32 78 22 21 51 32 80 32z">
          <text:p/>
        </draw:path>
        <draw:path draw:style-name="gr15" draw:text-style-name="P5" draw:layer="layout" svg:width="0.225cm" svg:height="0.225cm" svg:x="33.45cm" svg:y="4.162cm" svg:viewBox="0 0 226 226" svg:d="M114 226c30 0 59-12 80-35 20-21 32-50 32-79s-12-58-32-80c-21-21-50-32-80-32s-59 11-80 32c-22 22-34 51-34 80s12 58 34 79c21 23 50 35 80 35z">
          <text:p/>
        </draw:path>
        <draw:path draw:style-name="gr16" draw:text-style-name="P6" draw:layer="layout" svg:width="0.225cm" svg:height="0.224cm" svg:x="32.359cm" svg:y="5.66cm" svg:viewBox="0 0 226 225" svg:d="M114 225c30 0 59-11 80-33 20-21 32-50 32-79s-12-58-32-79c-21-23-50-34-80-34s-59 11-79 34c-22 21-35 50-35 79s13 58 35 79c20 22 49 33 79 33z">
          <text:p/>
        </draw:path>
        <draw:path draw:style-name="gr15" draw:text-style-name="P5" draw:layer="layout" svg:width="0.224cm" svg:height="0.224cm" svg:x="33.73cm" svg:y="4.633cm" svg:viewBox="0 0 225 225" svg:d="M112 225c29 0 58-11 80-31 22-22 33-53 33-82s-11-58-33-78c-22-21-51-34-80-34s-58 13-80 34c-21 20-32 49-32 78s11 60 32 82c22 20 51 31 80 31z">
          <text:p/>
        </draw:path>
        <draw:path draw:style-name="gr15" draw:text-style-name="P5" draw:layer="layout" svg:width="0.225cm" svg:height="0.225cm" svg:x="37.843cm" svg:y="5.669cm" svg:viewBox="0 0 226 226" svg:d="M112 226c30 0 59-12 80-32 22-21 34-49 34-79 0-31-12-60-34-81-21-21-50-34-80-34-29 0-58 13-80 34-21 21-32 50-32 81 0 30 11 58 32 79 22 20 51 32 80 32z">
          <text:p/>
        </draw:path>
        <draw:path draw:style-name="gr16" draw:text-style-name="P6" draw:layer="layout" svg:width="0.224cm" svg:height="0.224cm" svg:x="30.145cm" svg:y="9.467cm" svg:viewBox="0 0 225 225" svg:d="M112 225c29 0 58-11 79-33 23-21 34-50 34-79s-11-57-34-79c-21-22-50-34-79-34s-58 12-80 34c-21 22-32 50-32 79s11 58 32 79c22 22 51 33 80 33z">
          <text:p/>
        </draw:path>
        <draw:path draw:style-name="gr15" draw:text-style-name="P5" draw:layer="layout" svg:width="0.225cm" svg:height="0.224cm" svg:x="33.38cm" svg:y="3.654cm" svg:viewBox="0 0 226 225" svg:d="M114 225c29 0 57-13 78-34 22-20 34-49 34-78s-12-58-34-81c-21-21-49-32-78-32-32 0-59 11-80 32-22 23-34 52-34 81s12 58 34 78c21 21 48 34 80 34z">
          <text:p/>
        </draw:path>
        <draw:path draw:style-name="gr16" draw:text-style-name="P6" draw:layer="layout" svg:width="0.225cm" svg:height="0.225cm" svg:x="30.353cm" svg:y="7.882cm" svg:viewBox="0 0 226 226" svg:d="M113 226c30 0 59-11 80-32 20-22 33-51 33-80s-13-59-33-80c-21-22-50-34-80-34s-59 12-79 34c-21 21-34 51-34 80s13 58 34 80c20 21 49 32 79 32z">
          <text:p/>
        </draw:path>
        <draw:path draw:style-name="gr16" draw:text-style-name="P6" draw:layer="layout" svg:width="0.225cm" svg:height="0.225cm" svg:x="30.604cm" svg:y="7.527cm" svg:viewBox="0 0 226 226" svg:d="M113 226c30 0 59-12 80-35 21-21 33-49 33-79 0-29-12-59-33-80-21-20-50-32-80-32s-59 12-79 32c-22 21-34 51-34 80 0 30 12 58 34 79 20 23 49 35 79 35z">
          <text:p/>
        </draw:path>
        <draw:path draw:style-name="gr16" draw:text-style-name="P6" draw:layer="layout" svg:width="0.225cm" svg:height="0.224cm" svg:x="39.323cm" svg:y="4.318cm" svg:viewBox="0 0 226 225" svg:d="M113 225c29 0 58-13 80-34 22-20 33-49 33-78s-11-58-33-81c-22-21-51-32-80-32s-58 11-80 32c-21 23-33 52-33 81s12 58 33 78c22 21 51 34 80 34z">
          <text:p/>
        </draw:path>
        <draw:path draw:style-name="gr16" draw:text-style-name="P6" draw:layer="layout" svg:width="0.225cm" svg:height="0.224cm" svg:x="39.222cm" svg:y="4.364cm" svg:viewBox="0 0 226 225" svg:d="M113 225c30 0 59-11 79-34 22-20 34-49 34-78 0-31-12-58-34-80-20-21-49-33-79-33-31 0-59 12-81 33-20 22-32 49-32 80 0 29 12 58 32 78 22 23 50 34 81 34z">
          <text:p/>
        </draw:path>
        <draw:path draw:style-name="gr15" draw:text-style-name="P5" draw:layer="layout" svg:width="0.225cm" svg:height="0.225cm" svg:x="39.981cm" svg:y="5.463cm" svg:viewBox="0 0 226 226" svg:d="M114 226c29 0 58-14 80-34 21-20 32-49 32-78 0-31-11-58-32-80-22-22-51-34-80-34s-58 12-80 34c-21 22-34 49-34 80 0 29 13 58 34 78 22 20 51 34 80 34z">
          <text:p/>
        </draw:path>
        <draw:path draw:style-name="gr16" draw:text-style-name="P6" draw:layer="layout" svg:width="0.225cm" svg:height="0.225cm" svg:x="30.823cm" svg:y="7.377cm" svg:viewBox="0 0 226 226" svg:d="M113 226c29 0 57-11 78-32 23-22 35-51 35-81s-12-58-35-79c-21-22-49-34-78-34s-59 12-81 34c-20 21-32 49-32 79s12 59 32 81c22 21 52 32 81 32z">
          <text:p/>
        </draw:path>
        <draw:path draw:style-name="gr16" draw:text-style-name="P6" draw:layer="layout" svg:width="0.224cm" svg:height="0.223cm" svg:x="30.526cm" svg:y="7.711cm" svg:viewBox="0 0 225 224" svg:d="M111 224c31 0 60-11 80-35 21-21 34-49 34-78s-13-58-34-79c-20-22-49-32-80-32-29 0-58 10-80 32-20 21-31 50-31 79s11 57 31 78c22 24 51 35 80 35z">
          <text:p/>
        </draw:path>
        <draw:path draw:style-name="gr16" draw:text-style-name="P6" draw:layer="layout" svg:width="0.223cm" svg:height="0.223cm" svg:x="30.71cm" svg:y="7.417cm" svg:viewBox="0 0 224 224" svg:d="M110 224c31 0 58-12 82-32 20-21 32-49 32-80 0-29-12-56-32-80-24-20-51-32-82-32-29 0-58 12-78 32-22 24-32 51-32 80 0 31 10 59 32 80 20 20 49 32 78 32z">
          <text:p/>
        </draw:path>
        <draw:path draw:style-name="gr16" draw:text-style-name="P6" draw:layer="layout" svg:width="0.223cm" svg:height="0.223cm" svg:x="30.877cm" svg:y="7.457cm" svg:viewBox="0 0 224 224" svg:d="M114 224c29 0 58-11 78-32 21-20 32-49 32-78 0-31-11-58-32-80-20-22-49-34-78-34-31 0-58 12-80 34-21 22-34 49-34 80 0 29 13 58 34 78 22 21 49 32 80 32z">
          <text:p/>
        </draw:path>
        <draw:path draw:style-name="gr16" draw:text-style-name="P6" draw:layer="layout" svg:width="0.225cm" svg:height="0.225cm" svg:x="32.737cm" svg:y="7.129cm" svg:viewBox="0 0 226 226" svg:d="M113 226c29 0 58-12 79-34 22-21 34-50 34-80 0-29-12-58-34-78-21-22-50-34-79-34-31 0-59 12-81 34-21 20-32 49-32 78 0 30 11 59 32 80 22 22 50 34 81 34z">
          <text:p/>
        </draw:path>
        <draw:path draw:style-name="gr16" draw:text-style-name="P6" draw:layer="layout" svg:width="0.225cm" svg:height="0.224cm" svg:x="35.894cm" svg:y="7.109cm" svg:viewBox="0 0 226 225" svg:d="M114 225c29 0 58-13 80-34 21-21 32-50 32-81 0-29-11-58-32-79-22-20-51-31-80-31-31 0-59 11-81 31-21 21-33 50-33 79 0 31 12 60 33 81 22 21 50 34 81 34z">
          <text:p/>
        </draw:path>
        <draw:path draw:style-name="gr16" draw:text-style-name="P6" draw:layer="layout" svg:width="0.225cm" svg:height="0.223cm" svg:x="31.141cm" svg:y="7.293cm" svg:viewBox="0 0 226 224" svg:d="M113 224c29 0 58-12 80-32 21-24 33-51 33-82 0-29-12-58-33-78-22-21-51-32-80-32-30 0-59 11-81 32-21 20-32 49-32 78 0 31 11 58 32 82 22 20 51 32 81 32z">
          <text:p/>
        </draw:path>
        <draw:path draw:style-name="gr16" draw:text-style-name="P6" draw:layer="layout" svg:width="0.224cm" svg:height="0.225cm" svg:x="31.095cm" svg:y="7.331cm" svg:viewBox="0 0 225 226" svg:d="M114 226c29 0 59-12 80-35 20-21 31-49 31-79 0-31-11-58-31-80-21-21-51-32-80-32-31 0-59 11-80 32-21 22-34 49-34 80 0 30 13 58 34 79 21 23 49 35 80 35z">
          <text:p/>
        </draw:path>
        <draw:path draw:style-name="gr16" draw:text-style-name="P6" draw:layer="layout" svg:width="0.225cm" svg:height="0.223cm" svg:x="30.667cm" svg:y="10.641cm" svg:viewBox="0 0 226 224" svg:d="M113 224c30 0 58-12 79-32 22-24 34-52 34-82 0-29-12-58-34-78-21-20-49-32-79-32s-58 12-79 32c-22 20-34 49-34 78 0 30 12 58 34 82 21 20 49 32 79 32z">
          <text:p/>
        </draw:path>
        <draw:path draw:style-name="gr17" draw:text-style-name="P7" draw:layer="layout" svg:width="0.223cm" svg:height="0.225cm" svg:x="34.777cm" svg:y="1.457cm" svg:viewBox="0 0 224 226" svg:d="M112 226c31 0 60-13 80-35 22-21 32-49 32-78 0-30-10-58-32-79-20-22-49-34-80-34s-59 12-80 34c-20 21-32 49-32 79 0 29 12 57 32 78 21 22 49 35 80 35z">
          <text:p/>
        </draw:path>
        <draw:path draw:style-name="gr17" draw:text-style-name="P7" draw:layer="layout" svg:width="0.223cm" svg:height="0.225cm" svg:x="34.789cm" svg:y="1.535cm" svg:viewBox="0 0 224 226" svg:d="M113 226c29 0 58-12 79-34 22-21 32-50 32-80 0-31-10-58-32-80-21-20-50-32-79-32-32 0-59 12-81 32-21 22-32 49-32 80 0 30 11 59 32 80 22 22 49 34 81 34z">
          <text:p/>
        </draw:path>
        <draw:path draw:style-name="gr17" draw:text-style-name="P7" draw:layer="layout" svg:width="0.223cm" svg:height="0.225cm" svg:x="34.794cm" svg:y="1.599cm" svg:viewBox="0 0 224 226" svg:d="M112 226c31 0 59-12 80-32 20-21 32-49 32-80 0-30-12-60-32-80-21-22-49-34-80-34s-59 12-80 34c-22 20-32 50-32 80 0 31 10 59 32 80 21 20 49 32 80 32z">
          <text:p/>
        </draw:path>
        <draw:path draw:style-name="gr15" draw:text-style-name="P5" draw:layer="layout" svg:width="0.225cm" svg:height="0.223cm" svg:x="38.96cm" svg:y="7.16cm" svg:viewBox="0 0 226 224" svg:d="M112 224c30 0 59-11 80-32 22-20 34-49 34-78 0-33-12-61-34-82-21-20-50-32-80-32-29 0-58 12-80 32-21 21-32 49-32 82 0 29 11 58 32 78 22 21 51 32 80 32z">
          <text:p/>
        </draw:path>
        <draw:path draw:style-name="gr16" draw:text-style-name="P6" draw:layer="layout" svg:width="0.223cm" svg:height="0.225cm" svg:x="36.766cm" svg:y="8.11cm" svg:viewBox="0 0 224 226" svg:d="M112 226c30 0 59-12 80-34 22-21 32-49 32-78s-10-59-32-80c-21-22-50-34-80-34-31 0-58 12-80 34-20 21-32 51-32 80s12 57 32 78c22 22 49 34 80 34z">
          <text:p/>
        </draw:path>
        <draw:path draw:style-name="gr15" draw:text-style-name="P5" draw:layer="layout" svg:width="0.225cm" svg:height="0.225cm" svg:x="37.693cm" svg:y="5.207cm" svg:viewBox="0 0 226 226" svg:d="M114 226c30 0 59-12 80-32 20-21 32-50 32-80s-12-59-32-80c-21-21-50-34-80-34s-59 13-80 34c-22 21-34 50-34 80s12 59 34 80c21 20 50 32 80 32z">
          <text:p/>
        </draw:path>
        <draw:path draw:style-name="gr15" draw:text-style-name="P5" draw:layer="layout" svg:width="0.223cm" svg:height="0.225cm" svg:x="37.1cm" svg:y="8.313cm" svg:viewBox="0 0 224 226" svg:d="M112 226c31 0 58-12 80-32 21-21 32-49 32-80s-11-59-32-80c-22-21-49-34-80-34-29 0-58 13-78 34-22 21-34 49-34 80s12 59 34 80c20 20 49 32 78 32z">
          <text:p/>
        </draw:path>
        <draw:path draw:style-name="gr15" draw:text-style-name="P5" draw:layer="layout" svg:width="0.225cm" svg:height="0.225cm" svg:x="37.615cm" svg:y="8.07cm" svg:viewBox="0 0 226 226" svg:d="M112 226c30 0 59-12 80-34 22-21 34-50 34-80 0-29-12-58-34-80-21-21-50-32-80-32-29 0-58 11-78 32-22 22-34 51-34 80 0 30 12 59 34 80 20 22 49 34 78 34z">
          <text:p/>
        </draw:path>
        <draw:path draw:style-name="gr15" draw:text-style-name="P5" draw:layer="layout" svg:width="0.225cm" svg:height="0.224cm" svg:x="39.439cm" svg:y="4.292cm" svg:viewBox="0 0 226 225" svg:d="M113 225c29 0 58-13 79-34 22-20 34-49 34-78s-12-61-34-82c-21-20-50-31-79-31-30 0-59 11-81 31-21 21-32 53-32 82s11 58 32 78c22 21 51 34 81 34z">
          <text:p/>
        </draw:path>
        <draw:path draw:style-name="gr15" draw:text-style-name="P5" draw:layer="layout" svg:width="0.225cm" svg:height="0.225cm" svg:x="38.157cm" svg:y="7.374cm" svg:viewBox="0 0 226 226" svg:d="M114 226c29 0 58-12 78-34 22-21 34-49 34-79 0-32-12-60-34-81-20-20-49-32-78-32-30 0-58 12-80 32-22 21-34 49-34 81 0 30 12 58 34 79 22 22 50 34 80 34z">
          <text:p/>
        </draw:path>
        <draw:path draw:style-name="gr15" draw:text-style-name="P5" draw:layer="layout" svg:width="0.225cm" svg:height="0.225cm" svg:x="37.251cm" svg:y="8.127cm" svg:viewBox="0 0 226 226" svg:d="M114 226c29 0 58-13 80-34 21-20 32-49 32-78 0-32-11-59-32-81-22-21-51-33-80-33-30 0-58 12-80 33-22 22-34 49-34 81 0 29 12 58 34 78 22 21 50 34 80 34z">
          <text:p/>
        </draw:path>
        <draw:path draw:style-name="gr15" draw:text-style-name="P5" draw:layer="layout" svg:width="0.225cm" svg:height="0.223cm" svg:x="38.232cm" svg:y="7.388cm" svg:viewBox="0 0 226 224" svg:d="M113 224c29 0 58-12 81-32 21-21 32-49 32-80s-11-59-32-80c-23-22-52-32-81-32s-58 10-78 32c-21 21-35 49-35 80s14 59 35 80c20 20 49 32 78 32z">
          <text:p/>
        </draw:path>
        <draw:path draw:style-name="gr15" draw:text-style-name="P5" draw:layer="layout" svg:width="0.224cm" svg:height="0.225cm" svg:x="37.641cm" svg:y="6.814cm" svg:viewBox="0 0 225 226" svg:d="M113 226c29 0 58-12 78-34 21-21 34-49 34-79 0-31-13-59-34-81-20-20-49-32-78-32-32 0-59 12-81 32-21 22-32 50-32 81 0 30 11 58 32 79 22 22 49 34 81 34z">
          <text:p/>
        </draw:path>
        <draw:path draw:style-name="gr15" draw:text-style-name="P5" draw:layer="layout" svg:width="0.223cm" svg:height="0.224cm" svg:x="39.415cm" svg:y="7.499cm" svg:viewBox="0 0 224 225" svg:d="M110 225c30 0 60-11 82-32 20-22 32-51 32-80s-12-58-32-78c-22-21-52-35-82-35-29 0-57 14-78 35-20 20-32 49-32 78s12 58 32 80c21 21 49 32 78 32z">
          <text:p/>
        </draw:path>
        <draw:path draw:style-name="gr15" draw:text-style-name="P5" draw:layer="layout" svg:width="0.225cm" svg:height="0.225cm" svg:x="39.352cm" svg:y="6.962cm" svg:viewBox="0 0 226 226" svg:d="M113 226c29 0 57-12 79-33 22-22 34-49 34-80 0-30-12-59-34-81-22-19-50-32-79-32s-58 13-79 32c-22 22-34 51-34 81 0 31 12 58 34 80 21 21 50 33 79 33z">
          <text:p/>
        </draw:path>
        <draw:path draw:style-name="gr15" draw:text-style-name="P5" draw:layer="layout" svg:width="0.223cm" svg:height="0.225cm" svg:x="40.33cm" svg:y="7.536cm" svg:viewBox="0 0 224 226" svg:d="M111 226c29 0 61-12 81-32 20-23 32-53 32-82s-12-57-32-78c-20-22-52-34-81-34-30 0-58 12-79 34-20 21-32 49-32 78s12 59 32 82c21 20 49 32 79 32z">
          <text:p/>
        </draw:path>
        <draw:path draw:style-name="gr15" draw:text-style-name="P5" draw:layer="layout" svg:width="0.224cm" svg:height="0.225cm" svg:x="39.454cm" svg:y="7.048cm" svg:viewBox="0 0 225 226" svg:d="M113 226c31 0 58-12 80-35 21-20 32-49 32-78s-11-58-32-80c-22-20-49-33-80-33-29 0-59 13-79 33-21 22-34 51-34 80s13 58 34 78c20 23 50 35 79 35z">
          <text:p/>
        </draw:path>
        <draw:path draw:style-name="gr15" draw:text-style-name="P5" draw:layer="layout" svg:width="0.225cm" svg:height="0.223cm" svg:x="37.52cm" svg:y="7.752cm" svg:viewBox="0 0 226 224" svg:d="M114 224c30 0 59-10 80-32 20-20 32-51 32-80 0-31-12-59-32-80-21-20-50-32-80-32-31 0-60 12-80 32-21 21-34 49-34 80 0 29 13 60 34 80 20 22 49 32 80 32z">
          <text:p/>
        </draw:path>
        <draw:path draw:style-name="gr15" draw:text-style-name="P5" draw:layer="layout" svg:width="0.225cm" svg:height="0.225cm" svg:x="36.795cm" svg:y="7.158cm" svg:viewBox="0 0 226 226" svg:d="M113 226c30 0 58-12 79-34 22-21 34-49 34-80 0-29-12-58-34-80-21-21-49-32-79-32-29 0-58 11-79 32-22 22-34 51-34 80 0 31 12 59 34 80 21 22 50 34 79 34z">
          <text:p/>
        </draw:path>
        <draw:path draw:style-name="gr15" draw:text-style-name="P5" draw:layer="layout" svg:width="0.223cm" svg:height="0.224cm" svg:x="37.236cm" svg:y="6.278cm" svg:viewBox="0 0 224 225" svg:d="M111 225c32 0 61-11 81-32 20-22 32-49 32-80 0-30-12-59-32-81-20-21-49-32-81-32-30 0-58 11-79 32-20 22-32 51-32 81 0 31 12 58 32 80 21 21 49 32 79 32z">
          <text:p/>
        </draw:path>
        <draw:path draw:style-name="gr15" draw:text-style-name="P5" draw:layer="layout" svg:width="0.224cm" svg:height="0.223cm" svg:x="39.272cm" svg:y="6.906cm" svg:viewBox="0 0 225 224" svg:d="M113 224c31 0 58-12 80-32 21-21 32-49 32-82 0-29-11-57-32-78-22-22-49-32-80-32-29 0-58 10-81 32-21 21-32 49-32 78 0 33 11 61 32 82 23 20 52 32 81 32z">
          <text:p/>
        </draw:path>
        <draw:path draw:style-name="gr15" draw:text-style-name="P5" draw:layer="layout" svg:width="0.223cm" svg:height="0.225cm" svg:x="40.076cm" svg:y="7.729cm" svg:viewBox="0 0 224 226" svg:d="M110 226c30 0 58-11 82-32 20-23 32-51 32-80 0-30-12-58-32-79-24-23-52-35-82-35-29 0-57 12-78 35-22 21-32 49-32 79 0 29 10 57 32 80 21 21 49 32 78 32z">
          <text:p/>
        </draw:path>
        <draw:path draw:style-name="gr15" draw:text-style-name="P5" draw:layer="layout" svg:width="0.223cm" svg:height="0.224cm" svg:x="39.464cm" svg:y="6.838cm" svg:viewBox="0 0 224 225" svg:d="M111 225c32 0 61-12 81-32 21-23 32-52 32-81s-11-58-32-78c-20-21-49-34-81-34-29 0-58 13-79 34-20 20-32 49-32 78s12 58 32 81c21 20 50 32 79 32z">
          <text:p/>
        </draw:path>
        <draw:path draw:style-name="gr15" draw:text-style-name="P5" draw:layer="layout" svg:width="0.224cm" svg:height="0.225cm" svg:x="39.11cm" svg:y="7.216cm" svg:viewBox="0 0 225 226" svg:d="M112 226c29 0 58-12 79-33 23-22 34-49 34-80 0-29-11-59-34-79-21-23-50-34-79-34s-57 11-78 34c-23 20-34 50-34 79 0 31 11 58 34 80 21 21 49 33 78 33z">
          <text:p/>
        </draw:path>
        <draw:path draw:style-name="gr15" draw:text-style-name="P5" draw:layer="layout" svg:width="0.225cm" svg:height="0.224cm" svg:x="40.108cm" svg:y="6.893cm" svg:viewBox="0 0 226 225" svg:d="M114 225c29 0 58-11 80-31 21-21 32-51 32-82 0-29-11-58-32-78-22-21-51-34-80-34-32 0-59 13-81 34-21 20-33 49-33 78 0 31 12 61 33 82 22 20 49 31 81 31z">
          <text:p/>
        </draw:path>
        <draw:path draw:style-name="gr15" draw:text-style-name="P5" draw:layer="layout" svg:width="0.224cm" svg:height="0.225cm" svg:x="40.429cm" svg:y="7.357cm" svg:viewBox="0 0 225 226" svg:d="M113 226c29 0 58-12 79-32 22-22 33-52 33-82 0-29-11-57-33-78-21-22-50-34-79-34s-57 12-80 34c-21 21-33 49-33 78 0 30 12 60 33 82 23 20 51 32 80 32z">
          <text:p/>
        </draw:path>
        <draw:path draw:style-name="gr15" draw:text-style-name="P5" draw:layer="layout" svg:width="0.225cm" svg:height="0.225cm" svg:x="37.286cm" svg:y="7.189cm" svg:viewBox="0 0 226 226" svg:d="M114 226c30 0 59-13 80-34 20-20 32-49 32-78 0-30-12-61-32-82-21-20-50-32-80-32s-59 12-79 32c-22 21-35 52-35 82 0 29 13 58 35 78 20 21 49 34 79 34z">
          <text:p/>
        </draw:path>
        <draw:path draw:style-name="gr15" draw:text-style-name="P5" draw:layer="layout" svg:width="0.225cm" svg:height="0.223cm" svg:x="38.558cm" svg:y="7.374cm" svg:viewBox="0 0 226 224" svg:d="M114 224c29 0 58-12 78-32 21-21 34-49 34-79 0-32-13-61-34-81-20-21-49-32-78-32-31 0-59 11-81 32-21 20-33 49-33 81 0 30 12 58 33 79 22 20 50 32 81 32z">
          <text:p/>
        </draw:path>
        <draw:path draw:style-name="gr15" draw:text-style-name="P5" draw:layer="layout" svg:width="0.223cm" svg:height="0.223cm" svg:x="37.005cm" svg:y="8.303cm" svg:viewBox="0 0 224 224" svg:d="M111 224c32 0 60-12 81-32 20-21 32-49 32-80 0-29-12-59-32-80-21-20-49-32-81-32-30 0-58 12-79 32-20 21-32 51-32 80 0 31 12 59 32 80 21 20 49 32 79 32z">
          <text:p/>
        </draw:path>
        <draw:path draw:style-name="gr15" draw:text-style-name="P5" draw:layer="layout" svg:width="0.225cm" svg:height="0.223cm" svg:x="37.649cm" svg:y="7.784cm" svg:viewBox="0 0 226 224" svg:d="M113 224c30 0 59-12 79-32 22-21 34-50 34-82 0-29-12-58-34-78-20-20-49-32-79-32s-60 12-79 32c-22 20-34 49-34 78 0 32 12 61 34 82 19 20 49 32 79 32z">
          <text:p/>
        </draw:path>
        <draw:path draw:style-name="gr15" draw:text-style-name="P5" draw:layer="layout" svg:width="0.224cm" svg:height="0.225cm" svg:x="37.052cm" svg:y="6.774cm" svg:viewBox="0 0 225 226" svg:d="M113 226c29 0 58-12 78-34 21-21 34-49 34-79 0-29-13-58-34-79-20-22-49-34-78-34s-60 12-80 34c-22 21-33 50-33 79 0 30 11 58 33 79 20 22 51 34 80 34z">
          <text:p/>
        </draw:path>
        <draw:path draw:style-name="gr15" draw:text-style-name="P5" draw:layer="layout" svg:width="0.225cm" svg:height="0.223cm" svg:x="38.022cm" svg:y="7.299cm" svg:viewBox="0 0 226 224" svg:d="M112 224c29 0 59-10 79-32 21-22 35-51 35-80 0-31-14-59-35-80-20-20-50-32-79-32s-58 12-80 32c-21 21-32 49-32 80 0 29 11 58 32 80 22 22 51 32 80 32z">
          <text:p/>
        </draw:path>
        <draw:path draw:style-name="gr15" draw:text-style-name="P5" draw:layer="layout" svg:width="0.223cm" svg:height="0.225cm" svg:x="38.177cm" svg:y="8.041cm" svg:viewBox="0 0 224 226" svg:d="M114 226c29 0 58-11 78-32 21-22 32-49 32-81 0-30-11-58-32-79-20-22-49-34-78-34-31 0-61 12-82 34-20 21-32 49-32 79 0 32 12 59 32 81 21 21 51 32 82 32z">
          <text:p/>
        </draw:path>
        <draw:path draw:style-name="gr15" draw:text-style-name="P5" draw:layer="layout" svg:width="0.224cm" svg:height="0.224cm" svg:x="39.858cm" svg:y="6.474cm" svg:viewBox="0 0 225 225" svg:d="M112 225c32 0 61-11 82-33 20-21 31-50 31-80 0-31-11-58-31-80-21-21-50-32-82-32-29 0-58 11-78 32-21 22-34 49-34 80 0 30 13 59 34 80 20 22 49 33 78 33z">
          <text:p/>
        </draw:path>
        <draw:path draw:style-name="gr15" draw:text-style-name="P5" draw:layer="layout" svg:width="0.223cm" svg:height="0.225cm" svg:x="39.663cm" svg:y="6.716cm" svg:viewBox="0 0 224 226" svg:d="M111 226c29 0 59-11 81-32 21-22 32-51 32-81s-11-58-32-79c-22-22-52-34-81-34s-58 12-78 34c-21 21-33 49-33 79s12 59 33 81c20 21 49 32 78 32z">
          <text:p/>
        </draw:path>
        <draw:path draw:style-name="gr15" draw:text-style-name="P5" draw:layer="layout" svg:width="0.225cm" svg:height="0.223cm" svg:x="40.054cm" svg:y="7.613cm" svg:viewBox="0 0 226 224" svg:d="M112 224c29 0 59-12 80-32 22-22 34-49 34-80 0-29-12-59-34-80-21-22-51-32-80-32s-58 10-78 32c-22 21-34 51-34 80 0 31 12 58 34 80 20 20 49 32 78 32z">
          <text:p/>
        </draw:path>
        <draw:path draw:style-name="gr15" draw:text-style-name="P5" draw:layer="layout" svg:width="0.225cm" svg:height="0.223cm" svg:x="39.901cm" svg:y="6.744cm" svg:viewBox="0 0 226 224" svg:d="M113 224c31 0 58-11 79-32 22-22 34-49 34-80 0-29-12-59-34-80-21-20-48-32-79-32-29 0-59 12-81 32-21 21-32 51-32 80 0 31 11 58 32 80 22 21 52 32 81 32z">
          <text:p/>
        </draw:path>
        <draw:path draw:style-name="gr15" draw:text-style-name="P5" draw:layer="layout" svg:width="0.225cm" svg:height="0.223cm" svg:x="40.25cm" svg:y="7.1cm" svg:viewBox="0 0 226 224" svg:d="M113 224c29 0 57-12 79-33 22-20 34-50 34-81 0-29-12-58-34-78-22-21-50-32-79-32s-58 11-79 32c-20 20-34 49-34 78 0 31 14 61 34 81 21 21 50 33 79 33z">
          <text:p/>
        </draw:path>
        <draw:path draw:style-name="gr15" draw:text-style-name="P5" draw:layer="layout" svg:width="0.224cm" svg:height="0.224cm" svg:x="37.266cm" svg:y="6.751cm" svg:viewBox="0 0 225 225" svg:d="M115 225c29 0 58-11 79-33 20-21 31-50 31-79s-11-58-31-81c-21-21-50-32-79-32-31 0-60 11-80 32-22 23-35 52-35 81s13 58 35 79c20 22 49 33 80 33z">
          <text:p/>
        </draw:path>
        <draw:path draw:style-name="gr15" draw:text-style-name="P5" draw:layer="layout" svg:width="0.225cm" svg:height="0.224cm" svg:x="39.514cm" svg:y="5.959cm" svg:viewBox="0 0 226 225" svg:d="M114 225c29 0 58-12 80-34 20-22 32-49 32-80 0-29-12-58-32-78-22-21-51-33-80-33s-58 12-79 33c-23 20-35 49-35 78 0 31 12 58 35 80 21 22 50 34 79 34z">
          <text:p/>
        </draw:path>
        <draw:path draw:style-name="gr15" draw:text-style-name="P5" draw:layer="layout" svg:width="0.225cm" svg:height="0.225cm" svg:x="38.359cm" svg:y="8.203cm" svg:viewBox="0 0 226 226" svg:d="M114 226c29 0 58-12 78-34 22-22 34-51 34-80s-12-58-34-80c-20-21-49-32-78-32-31 0-61 11-80 32-22 22-34 51-34 80s12 58 34 80c19 22 49 34 80 34z">
          <text:p/>
        </draw:path>
        <draw:path draw:style-name="gr15" draw:text-style-name="P5" draw:layer="layout" svg:width="0.225cm" svg:height="0.225cm" svg:x="39.725cm" svg:y="7.525cm" svg:viewBox="0 0 226 226" svg:d="M113 226c31 0 58-12 80-32 21-21 33-50 33-81 0-29-12-58-33-78-22-21-49-35-80-35-29 0-58 14-81 35-21 20-32 49-32 78 0 31 11 60 32 81 23 20 52 32 81 32z">
          <text:p/>
        </draw:path>
        <draw:path draw:style-name="gr15" draw:text-style-name="P5" draw:layer="layout" svg:width="0.225cm" svg:height="0.223cm" svg:x="39.834cm" svg:y="6.271cm" svg:viewBox="0 0 226 224" svg:d="M113 224c30 0 58-12 79-32 22-21 34-49 34-80s-12-59-34-80c-21-22-49-32-79-32-32 0-60 10-81 32-20 21-32 49-32 80s12 59 32 80c21 20 49 32 81 32z">
          <text:p/>
        </draw:path>
        <draw:path draw:style-name="gr15" draw:text-style-name="P5" draw:layer="layout" svg:width="0.225cm" svg:height="0.223cm" svg:x="37.003cm" svg:y="9.686cm" svg:viewBox="0 0 226 224" svg:d="M113 224c30 0 60-12 81-32 20-21 32-49 32-79 0-29-12-59-32-80-21-22-51-33-81-33-29 0-58 11-79 33-22 21-34 51-34 80 0 30 12 58 34 79 21 20 50 32 79 32z">
          <text:p/>
        </draw:path>
        <draw:path draw:style-name="gr15" draw:text-style-name="P5" draw:layer="layout" svg:width="0.225cm" svg:height="0.225cm" svg:x="38.628cm" svg:y="7.611cm" svg:viewBox="0 0 226 226" svg:d="M112 226c30 0 58-12 80-32 22-22 34-51 34-81 0-29-12-58-34-79-22-22-50-34-80-34-29 0-58 12-80 34-21 21-32 50-32 79 0 30 11 59 32 81 22 20 51 32 80 32z">
          <text:p/>
        </draw:path>
        <draw:path draw:style-name="gr16" draw:text-style-name="P6" draw:layer="layout" svg:width="0.224cm" svg:height="0.225cm" svg:x="33.47cm" svg:y="4.857cm" svg:viewBox="0 0 225 226" svg:d="M113 226c29 0 58-12 79-34 20-21 33-50 33-80s-13-59-33-80c-21-20-50-32-79-32-31 0-58 12-80 32-22 21-33 50-33 80s11 59 33 80c22 22 49 34 80 34z">
          <text:p/>
        </draw:path>
        <draw:path draw:style-name="gr15" draw:text-style-name="P5" draw:layer="layout" svg:width="0.225cm" svg:height="0.224cm" svg:x="38.599cm" svg:y="6.864cm" svg:viewBox="0 0 226 225" svg:d="M113 225c31 0 58-11 80-32 20-23 33-52 33-81 0-31-13-58-33-79-22-22-49-33-80-33-30 0-58 11-79 33-22 21-34 48-34 79 0 29 12 58 34 81 21 21 49 32 79 32z">
          <text:p/>
        </draw:path>
        <draw:path draw:style-name="gr15" draw:text-style-name="P5" draw:layer="layout" svg:width="0.223cm" svg:height="0.224cm" svg:x="37.369cm" svg:y="7.842cm" svg:viewBox="0 0 224 225" svg:d="M110 225c31 0 58-13 80-33 22-21 34-50 34-79 0-30-12-59-34-81-22-21-49-32-80-32-29 0-58 11-78 32-21 22-32 51-32 81 0 29 11 58 32 79 20 20 49 33 78 33z">
          <text:p/>
        </draw:path>
        <draw:path draw:style-name="gr15" draw:text-style-name="P5" draw:layer="layout" svg:width="0.225cm" svg:height="0.225cm" svg:x="36.604cm" svg:y="6.84cm" svg:viewBox="0 0 226 226" svg:d="M114 226c31 0 58-13 80-33 21-23 32-51 32-80 0-30-11-58-32-79-22-22-49-34-80-34-29 0-58 12-80 34-22 21-34 49-34 79 0 29 12 57 34 80 22 20 51 33 80 33z">
          <text:p/>
        </draw:path>
        <draw:path draw:style-name="gr15" draw:text-style-name="P5" draw:layer="layout" svg:width="0.223cm" svg:height="0.223cm" svg:x="36.988cm" svg:y="7.377cm" svg:viewBox="0 0 224 224" svg:d="M112 224c29 0 60-12 80-32 20-21 32-50 32-79 0-32-12-61-32-81s-51-32-80-32c-31 0-59 12-80 32-20 20-32 49-32 81 0 29 12 58 32 79 21 20 49 32 80 32z">
          <text:p/>
        </draw:path>
        <draw:path draw:style-name="gr15" draw:text-style-name="P5" draw:layer="layout" svg:width="0.225cm" svg:height="0.225cm" svg:x="38.937cm" svg:y="7.651cm" svg:viewBox="0 0 226 226" svg:d="M112 226c29 0 59-11 81-32 21-22 33-51 33-80s-12-59-33-80c-22-22-52-34-81-34s-58 12-78 34c-22 21-34 51-34 80s12 58 34 80c20 21 49 32 78 32z">
          <text:p/>
        </draw:path>
        <draw:path draw:style-name="gr15" draw:text-style-name="P5" draw:layer="layout" svg:width="0.225cm" svg:height="0.225cm" svg:x="36.983cm" svg:y="6.765cm" svg:viewBox="0 0 226 226" svg:d="M113 226c29 0 60-11 81-32 20-22 32-51 32-80s-12-59-32-80c-21-22-52-34-81-34-30 0-59 12-79 34-21 21-34 51-34 80s13 58 34 80c20 21 49 32 79 32z">
          <text:p/>
        </draw:path>
        <draw:path draw:style-name="gr15" draw:text-style-name="P5" draw:layer="layout" svg:width="0.223cm" svg:height="0.223cm" svg:x="36.971cm" svg:y="8.32cm" svg:viewBox="0 0 224 224" svg:d="M112 224c29 0 59-11 80-32 20-22 32-49 32-80 0-29-12-58-32-80-21-22-51-32-80-32-31 0-58 10-80 32-21 22-32 51-32 80 0 31 11 58 32 80 22 21 49 32 80 32z">
          <text:p/>
        </draw:path>
        <draw:path draw:style-name="gr15" draw:text-style-name="P5" draw:layer="layout" svg:width="0.223cm" svg:height="0.225cm" svg:x="39.156cm" svg:y="7.568cm" svg:viewBox="0 0 224 226" svg:d="M110 226c31 0 58-12 80-32 22-21 34-51 34-82 0-29-12-58-34-78-22-22-49-34-80-34-29 0-58 12-78 34-21 20-32 49-32 78 0 31 11 61 32 82 20 20 49 32 78 32z">
          <text:p/>
        </draw:path>
        <draw:path draw:style-name="gr15" draw:text-style-name="P5" draw:layer="layout" svg:width="0.224cm" svg:height="0.224cm" svg:x="40.585cm" svg:y="7.386cm" svg:viewBox="0 0 225 225" svg:d="M113 225c30 0 58-11 79-33 22-21 33-50 33-80 0-31-11-58-33-80-21-21-49-32-79-32-31 0-59 11-81 32-21 22-32 49-32 80 0 30 11 59 32 80 22 22 50 33 81 33z">
          <text:p/>
        </draw:path>
        <draw:path draw:style-name="gr15" draw:text-style-name="P5" draw:layer="layout" svg:width="0.224cm" svg:height="0.225cm" svg:x="40.444cm" svg:y="7.524cm" svg:viewBox="0 0 225 226" svg:d="M112 226c31 0 58-12 80-35 22-20 33-49 33-79s-11-59-33-80c-22-20-49-32-80-32-29 0-58 12-78 32-23 21-34 50-34 80s11 59 34 79c20 23 49 35 78 35z">
          <text:p/>
        </draw:path>
        <draw:path draw:style-name="gr15" draw:text-style-name="P5" draw:layer="layout" svg:width="0.223cm" svg:height="0.223cm" svg:x="40.171cm" svg:y="7.492cm" svg:viewBox="0 0 224 224" svg:d="M112 224c31 0 58-11 80-33 21-21 32-50 32-80s-11-58-32-79c-22-20-49-32-80-32-29 0-59 12-80 32-22 21-32 49-32 79s10 59 32 80c21 22 51 33 80 33z">
          <text:p/>
        </draw:path>
        <draw:path draw:style-name="gr15" draw:text-style-name="P5" draw:layer="layout" svg:width="0.225cm" svg:height="0.224cm" svg:x="36.939cm" svg:y="7.213cm" svg:viewBox="0 0 226 225" svg:d="M114 225c29 0 57-13 80-34 21-20 32-49 32-78s-11-59-32-82c-23-20-51-31-80-31-30 0-59 11-80 31-22 23-34 53-34 82s12 58 34 78c21 21 50 34 80 34z">
          <text:p/>
        </draw:path>
        <draw:path draw:style-name="gr15" draw:text-style-name="P5" draw:layer="layout" svg:width="0.223cm" svg:height="0.223cm" svg:x="39.689cm" svg:y="7.14cm" svg:viewBox="0 0 224 224" svg:d="M111 224c32 0 59-12 81-32 21-21 32-49 32-78 0-33-11-61-32-82-22-20-49-32-81-32-29 0-58 12-79 32-22 21-32 49-32 82 0 29 10 57 32 78 21 20 50 32 79 32z">
          <text:p/>
        </draw:path>
        <draw:path draw:style-name="gr15" draw:text-style-name="P5" draw:layer="layout" svg:width="0.225cm" svg:height="0.223cm" svg:x="39.97cm" svg:y="7.356cm" svg:viewBox="0 0 226 224" svg:d="M113 224c30 0 58-11 79-32 22-20 34-49 34-81 0-29-12-58-34-78-21-21-49-33-79-33-28 0-58 12-78 33-23 20-35 49-35 78 0 32 12 61 35 81 20 21 50 32 78 32z">
          <text:p/>
        </draw:path>
        <draw:path draw:style-name="gr15" draw:text-style-name="P5" draw:layer="layout" svg:width="0.225cm" svg:height="0.223cm" svg:x="38.14cm" svg:y="7.838cm" svg:viewBox="0 0 226 224" svg:d="M113 224c30 0 58-11 79-32 22-22 34-49 34-80 0-29-12-59-34-80-21-20-49-32-79-32-29 0-58 12-81 32-21 21-32 51-32 80 0 31 11 58 32 80 23 21 52 32 81 32z">
          <text:p/>
        </draw:path>
        <draw:path draw:style-name="gr16" draw:text-style-name="P6" draw:layer="layout" svg:width="0.223cm" svg:height="0.225cm" svg:x="32.69cm" svg:y="6.139cm" svg:viewBox="0 0 224 226" svg:d="M111 226c30 0 59-14 80-35 22-20 33-49 33-78s-11-58-33-80c-21-21-50-33-80-33s-58 12-79 33c-20 22-32 51-32 80s12 58 32 78c21 21 49 35 79 35z">
          <text:p/>
        </draw:path>
        <draw:path draw:style-name="gr15" draw:text-style-name="P5" draw:layer="layout" svg:width="0.225cm" svg:height="0.223cm" svg:x="39.02cm" svg:y="7.919cm" svg:viewBox="0 0 226 224" svg:d="M114 224c29 0 58-13 80-35 21-20 32-49 32-78 0-30-11-58-32-79-22-20-51-32-80-32-31 0-59 12-80 32-22 21-34 49-34 79 0 29 12 58 34 78 21 22 49 35 80 35z">
          <text:p/>
        </draw:path>
        <draw:path draw:style-name="gr15" draw:text-style-name="P5" draw:layer="layout" svg:width="0.223cm" svg:height="0.225cm" svg:x="40.746cm" svg:y="7.585cm" svg:viewBox="0 0 224 226" svg:d="M112 226c29 0 58-12 80-32 22-22 32-49 32-81 0-30-10-58-32-79-22-22-51-34-80-34-31 0-59 12-80 34-20 21-32 49-32 79 0 32 12 59 32 81 21 20 49 32 80 32z">
          <text:p/>
        </draw:path>
        <draw:path draw:style-name="gr15" draw:text-style-name="P5" draw:layer="layout" svg:width="0.225cm" svg:height="0.223cm" svg:x="38.232cm" svg:y="10.225cm" svg:viewBox="0 0 226 224" svg:d="M113 224c32 0 59-11 81-32 21-20 32-52 32-81s-11-58-32-78c-22-21-49-33-81-33-29 0-58 12-78 33-21 20-35 49-35 78s14 61 35 81c20 21 49 32 78 32z">
          <text:p/>
        </draw:path>
        <draw:path draw:style-name="gr15" draw:text-style-name="P5" draw:layer="layout" svg:width="0.225cm" svg:height="0.223cm" svg:x="40.68cm" svg:y="7.457cm" svg:viewBox="0 0 226 224" svg:d="M112 224c30 0 58-11 79-32 23-20 35-49 35-78 0-31-12-58-35-80-21-22-49-34-79-34-28 0-57 12-78 34-23 22-34 49-34 80 0 29 11 58 34 78 21 21 50 32 78 32z">
          <text:p/>
        </draw:path>
        <draw:path draw:style-name="gr15" draw:text-style-name="P5" draw:layer="layout" svg:width="0.223cm" svg:height="0.225cm" svg:x="40.275cm" svg:y="7.715cm" svg:viewBox="0 0 224 226" svg:d="M110 226c30 0 58-12 79-35 24-20 35-49 35-78s-11-58-35-80c-21-22-49-33-79-33-28 0-57 11-78 33-20 22-32 51-32 80s12 58 32 78c21 23 50 35 78 35z">
          <text:p/>
        </draw:path>
        <draw:path draw:style-name="gr15" draw:text-style-name="P5" draw:layer="layout" svg:width="0.225cm" svg:height="0.225cm" svg:x="40.51cm" svg:y="7.686cm" svg:viewBox="0 0 226 226" svg:d="M112 226c29 0 59-12 80-34 22-21 34-49 34-79 0-29-12-58-34-79-21-22-51-34-80-34s-58 12-80 34c-20 21-32 50-32 79 0 30 12 58 32 79 22 22 51 34 80 34z">
          <text:p/>
        </draw:path>
        <draw:path draw:style-name="gr15" draw:text-style-name="P5" draw:layer="layout" svg:width="0.223cm" svg:height="0.225cm" svg:x="38.379cm" svg:y="7.599cm" svg:viewBox="0 0 224 226" svg:d="M114 226c29 0 57-11 78-32 20-22 32-51 32-81 0-31-12-58-32-79-21-22-49-34-78-34-33 0-61 12-82 34-20 21-32 48-32 79 0 30 12 59 32 81 21 21 49 32 82 32z">
          <text:p/>
        </draw:path>
        <draw:path draw:style-name="gr15" draw:text-style-name="P5" draw:layer="layout" svg:width="0.225cm" svg:height="0.225cm" svg:x="38.729cm" svg:y="7.888cm" svg:viewBox="0 0 226 226" svg:d="M112 226c30 0 59-12 82-34 20-20 32-49 32-78s-12-59-32-79c-23-23-52-35-82-35-29 0-57 12-78 35-22 20-34 50-34 79s12 58 34 78c21 22 49 34 78 34z">
          <text:p/>
        </draw:path>
        <draw:path draw:style-name="gr15" draw:text-style-name="P5" draw:layer="layout" svg:width="0.223cm" svg:height="0.225cm" svg:x="40.05cm" svg:y="6.534cm" svg:viewBox="0 0 224 226" svg:d="M110 226c30 0 58-12 79-34 23-20 35-49 35-78s-12-59-35-82c-21-20-49-32-79-32-29 0-57 12-78 32-20 23-32 53-32 82s12 58 32 78c21 22 49 34 78 34z">
          <text:p/>
        </draw:path>
        <draw:path draw:style-name="gr15" draw:text-style-name="P5" draw:layer="layout" svg:width="0.223cm" svg:height="0.223cm" svg:x="39.638cm" svg:y="6.854cm" svg:viewBox="0 0 224 224" svg:d="M110 224c31 0 61-12 81-32 21-22 33-52 33-81 0-30-12-58-33-79-20-20-50-32-81-32-29 0-58 12-78 32-21 21-32 49-32 79 0 29 11 59 32 81 20 20 49 32 78 32z">
          <text:p/>
        </draw:path>
        <draw:path draw:style-name="gr15" draw:text-style-name="P5" draw:layer="layout" svg:width="0.223cm" svg:height="0.224cm" svg:x="40.287cm" svg:y="7.897cm" svg:viewBox="0 0 224 225" svg:d="M110 225c31 0 58-13 82-34 20-20 32-49 32-78s-12-59-32-81c-24-21-51-32-82-32-29 0-58 11-78 32-21 22-32 52-32 81s11 58 32 78c20 21 49 34 78 34z">
          <text:p/>
        </draw:path>
        <draw:path draw:style-name="gr15" draw:text-style-name="P5" draw:layer="layout" svg:width="0.223cm" svg:height="0.223cm" svg:x="40.131cm" svg:y="7.296cm" svg:viewBox="0 0 224 224" svg:d="M111 224c32 0 61-12 81-32 21-22 32-51 32-80 0-31-11-59-32-80-20-20-49-32-81-32-30 0-58 12-79 32-20 21-32 49-32 80 0 29 12 58 32 80 21 20 49 32 79 32z">
          <text:p/>
        </draw:path>
        <draw:path draw:style-name="gr15" draw:text-style-name="P5" draw:layer="layout" svg:width="0.224cm" svg:height="0.225cm" svg:x="40.357cm" svg:y="7.264cm" svg:viewBox="0 0 225 226" svg:d="M113 226c29 0 58-13 79-34 22-20 33-49 33-78 0-31-11-58-33-80-21-22-50-34-79-34-31 0-59 12-81 34-21 22-32 49-32 80 0 29 11 58 32 78 22 21 50 34 81 34z">
          <text:p/>
        </draw:path>
        <draw:path draw:style-name="gr16" draw:text-style-name="P6" draw:layer="layout" svg:width="0.225cm" svg:height="0.225cm" svg:x="31.574cm" svg:y="9.813cm" svg:viewBox="0 0 226 226" svg:d="M112 226c30 0 59-12 79-34 23-21 35-50 35-79 0-30-12-60-35-81-20-20-49-32-79-32-29 0-58 12-80 32-21 21-32 51-32 81 0 29 11 58 32 79 22 22 51 34 80 34z">
          <text:p/>
        </draw:path>
        <draw:path draw:style-name="gr16" draw:text-style-name="P6" draw:layer="layout" svg:width="0.224cm" svg:height="0.225cm" svg:x="33.089cm" svg:y="6.99cm" svg:viewBox="0 0 225 226" svg:d="M112 226c29 0 58-12 79-34 21-20 34-49 34-78s-13-59-34-82c-21-20-50-32-79-32s-57 12-78 32c-23 23-34 53-34 82s11 58 34 78c21 22 49 34 78 34z">
          <text:p/>
        </draw:path>
        <draw:path draw:style-name="gr16" draw:text-style-name="P6" draw:layer="layout" svg:width="0.224cm" svg:height="0.225cm" svg:x="30.333cm" svg:y="8.341cm" svg:viewBox="0 0 225 226" svg:d="M115 226c29 0 56-11 78-32 21-22 32-49 32-80 0-30-11-59-32-79-22-23-49-35-78-35-31 0-60 12-80 35-22 20-35 49-35 79 0 31 13 58 35 80 20 21 49 32 80 32z">
          <text:p/>
        </draw:path>
        <draw:path draw:style-name="gr16" draw:text-style-name="P6" draw:layer="layout" svg:width="0.225cm" svg:height="0.224cm" svg:x="30.898cm" svg:y="9.493cm" svg:viewBox="0 0 226 225" svg:d="M113 225c30 0 58-13 79-34 23-22 34-49 34-80 0-29-11-56-34-78-21-22-49-33-79-33s-58 11-79 33c-22 22-34 49-34 78 0 31 12 58 34 80 21 21 49 34 79 34z">
          <text:p/>
        </draw:path>
        <draw:path draw:style-name="gr16" draw:text-style-name="P6" draw:layer="layout" svg:width="0.225cm" svg:height="0.223cm" svg:x="30.907cm" svg:y="9.337cm" svg:viewBox="0 0 226 224" svg:d="M112 224c30 0 59-12 80-33 22-20 34-49 34-81 0-29-12-58-34-78-21-21-50-32-80-32-29 0-57 11-78 32-22 20-34 49-34 78 0 32 12 61 34 81 21 21 49 33 78 33z">
          <text:p/>
        </draw:path>
        <draw:path draw:style-name="gr16" draw:text-style-name="P6" draw:layer="layout" svg:width="0.225cm" svg:height="0.225cm" svg:x="31.68cm" svg:y="9.438cm" svg:viewBox="0 0 226 226" svg:d="M114 226c29 0 58-11 78-32 22-22 34-49 34-81 0-29-12-58-34-79-20-22-49-34-78-34-30 0-60 12-79 34-23 21-35 50-35 79 0 32 12 59 35 81 19 21 49 32 79 32z">
          <text:p/>
        </draw:path>
        <draw:path draw:style-name="gr16" draw:text-style-name="P6" draw:layer="layout" svg:width="0.225cm" svg:height="0.225cm" svg:x="31.355cm" svg:y="9.504cm" svg:viewBox="0 0 226 226" svg:d="M113 226c31 0 58-12 80-34 21-21 33-49 33-79s-12-59-33-80c-22-21-49-33-80-33-29 0-58 12-78 33-22 21-35 50-35 80s13 58 35 79c20 22 49 34 78 34z">
          <text:p/>
        </draw:path>
        <draw:path draw:style-name="gr16" draw:text-style-name="P6" draw:layer="layout" svg:width="0.223cm" svg:height="0.225cm" svg:x="31.98cm" svg:y="9.776cm" svg:viewBox="0 0 224 226" svg:d="M112 226c31 0 59-12 80-32 20-22 32-53 32-82s-12-58-32-78c-21-22-49-34-80-34-29 0-58 12-79 34-21 20-33 49-33 78s12 60 33 82c21 20 50 32 79 32z">
          <text:p/>
        </draw:path>
        <draw:path draw:style-name="gr17" draw:text-style-name="P7" draw:layer="layout" svg:width="0.225cm" svg:height="0.225cm" svg:x="34.639cm" svg:y="3.328cm" svg:viewBox="0 0 226 226" svg:d="M113 226c29 0 59-12 81-33 20-22 32-50 32-81 0-29-12-58-32-80-22-21-52-32-81-32-30 0-58 11-79 32-22 22-34 51-34 80 0 31 12 59 34 81 21 21 49 33 79 33z">
          <text:p/>
        </draw:path>
        <draw:path draw:style-name="gr16" draw:text-style-name="P6" draw:layer="layout" svg:width="0.225cm" svg:height="0.223cm" svg:x="32.206cm" svg:y="6.762cm" svg:viewBox="0 0 226 224" svg:d="M114 224c31 0 59-10 80-32 20-20 32-49 32-78 0-31-12-58-32-82-21-20-49-32-80-32-30 0-59 12-80 32-22 24-34 51-34 82 0 29 12 58 34 78 21 22 50 32 80 32z">
          <text:p/>
        </draw:path>
        <draw:path draw:style-name="gr16" draw:text-style-name="P6" draw:layer="layout" svg:width="0.223cm" svg:height="0.225cm" svg:x="32.274cm" svg:y="6.867cm" svg:viewBox="0 0 224 226" svg:d="M110 226c30 0 58-13 82-33 21-21 32-50 32-81 0-29-11-58-32-78-24-21-52-34-82-34-28 0-57 13-77 34-21 20-33 49-33 78 0 31 12 60 33 81 20 20 49 33 77 33z">
          <text:p/>
        </draw:path>
        <draw:path draw:style-name="gr16" draw:text-style-name="P6" draw:layer="layout" svg:width="0.225cm" svg:height="0.225cm" svg:x="31.709cm" svg:y="9.403cm" svg:viewBox="0 0 226 226" svg:d="M113 226c29 0 58-12 78-32 23-22 35-51 35-81 0-29-12-58-35-79-20-22-49-34-78-34s-58 12-79 34c-22 21-34 50-34 79 0 30 12 59 34 81 21 20 50 32 79 32z">
          <text:p/>
        </draw:path>
        <draw:path draw:style-name="gr16" draw:text-style-name="P6" draw:layer="layout" svg:width="0.225cm" svg:height="0.225cm" svg:x="32.191cm" svg:y="6.826cm" svg:viewBox="0 0 226 226" svg:d="M113 226c29 0 58-12 81-34 21-21 32-50 32-79s-11-57-32-78c-23-22-52-35-81-35s-58 13-78 35c-23 21-35 49-35 78s12 58 35 79c20 22 49 34 78 34z">
          <text:p/>
        </draw:path>
        <draw:path draw:style-name="gr15" draw:text-style-name="P5" draw:layer="layout" svg:width="0.224cm" svg:height="0.223cm" svg:x="38.296cm" svg:y="7.908cm" svg:viewBox="0 0 225 224" svg:d="M112 224c30 0 59-12 80-32 20-21 33-49 33-79 0-29-13-59-33-80-21-20-50-33-80-33-31 0-58 13-80 33-21 21-32 51-32 80 0 30 11 58 32 79 22 20 49 32 80 32z">
          <text:p/>
        </draw:path>
        <draw:path draw:style-name="gr15" draw:text-style-name="P5" draw:layer="layout" svg:width="0.225cm" svg:height="0.223cm" svg:x="38.313cm" svg:y="8.113cm" svg:viewBox="0 0 226 224" svg:d="M114 224c29 0 58-12 80-32 21-21 32-49 32-79 0-29-11-58-32-80-22-21-51-33-80-33-30 0-58 12-80 33-22 22-34 51-34 80 0 30 12 58 34 79 22 20 50 32 80 32z">
          <text:p/>
        </draw:path>
        <draw:path draw:style-name="gr15" draw:text-style-name="P5" draw:layer="layout" svg:width="0.223cm" svg:height="0.223cm" svg:x="38.555cm" svg:y="8.202cm" svg:viewBox="0 0 224 224" svg:d="M110 224c33 0 61-11 82-32 20-20 32-52 32-81 0-30-12-58-32-79-21-20-49-32-82-32-29 0-57 12-78 32-22 21-32 49-32 79 0 29 10 61 32 81 21 21 49 32 78 32z">
          <text:p/>
        </draw:path>
        <draw:path draw:style-name="gr15" draw:text-style-name="P5" draw:layer="layout" svg:width="0.225cm" svg:height="0.225cm" svg:x="36.125cm" svg:y="7.608cm" svg:viewBox="0 0 226 226" svg:d="M114 226c29 0 58-11 80-32 20-22 32-51 32-81s-12-58-32-79c-22-22-51-34-80-34-30 0-58 12-80 34-22 21-34 49-34 79s12 59 34 81c22 21 50 32 80 32z">
          <text:p/>
        </draw:path>
        <draw:path draw:style-name="gr16" draw:text-style-name="P6" draw:layer="layout" svg:width="0.223cm" svg:height="0.225cm" svg:x="36.76cm" svg:y="9.888cm" svg:viewBox="0 0 224 226" svg:d="M110 226c31 0 61-12 82-34 20-21 32-49 32-78s-12-59-32-82c-21-20-51-32-82-32-29 0-58 12-78 32-21 23-32 53-32 82s11 57 32 78c20 22 49 34 78 34z">
          <text:p/>
        </draw:path>
        <draw:path draw:style-name="gr15" draw:text-style-name="P5" draw:layer="layout" svg:width="0.225cm" svg:height="0.225cm" svg:x="37.384cm" svg:y="8.552cm" svg:viewBox="0 0 226 226" svg:d="M112 226c30 0 59-12 82-34 20-21 32-49 32-79 0-28-12-58-32-79-23-22-52-34-82-34-29 0-57 12-78 34-22 21-34 51-34 79 0 30 12 58 34 79 21 22 49 34 78 34z">
          <text:p/>
        </draw:path>
        <draw:path draw:style-name="gr17" draw:text-style-name="P7" draw:layer="layout" svg:width="0.223cm" svg:height="0.225cm" svg:x="34.69cm" svg:y="3.328cm" svg:viewBox="0 0 224 226" svg:d="M111 226c29 0 58-12 80-33 22-22 33-50 33-81 0-29-11-58-33-78-22-21-51-34-80-34s-58 13-79 34c-20 20-32 49-32 78 0 31 12 59 32 81 21 21 50 33 79 33z">
          <text:p/>
        </draw:path>
        <draw:path draw:style-name="gr16" draw:text-style-name="P6" draw:layer="layout" svg:width="0.225cm" svg:height="0.225cm" svg:x="32.084cm" svg:y="6.734cm" svg:viewBox="0 0 226 226" svg:d="M114 226c29 0 58-12 80-32 21-21 32-49 32-80s-11-60-32-80c-22-21-51-34-80-34-31 0-59 13-81 34-21 20-33 49-33 80s12 59 33 80c22 20 50 32 81 32z">
          <text:p/>
        </draw:path>
        <draw:path draw:style-name="gr15" draw:text-style-name="P5" draw:layer="layout" svg:width="0.225cm" svg:height="0.223cm" svg:x="38.452cm" svg:y="7.85cm" svg:viewBox="0 0 226 224" svg:d="M112 224c30 0 58-12 80-32 22-21 34-49 34-80 0-29-12-60-34-80s-50-32-80-32c-29 0-58 12-78 32-23 20-34 51-34 80 0 31 11 59 34 80 20 20 49 32 78 32z">
          <text:p/>
        </draw:path>
        <draw:path draw:style-name="gr17" draw:text-style-name="P7" draw:layer="layout" svg:width="0.224cm" svg:height="0.223cm" svg:x="33.866cm" svg:y="3.376cm" svg:viewBox="0 0 225 224" svg:d="M113 224c31 0 58-12 80-32 21-21 32-49 32-80 0-29-11-60-32-80-22-22-49-32-80-32-29 0-59 10-80 32-22 20-33 51-33 80 0 31 11 59 33 80 21 20 51 32 80 32z">
          <text:p/>
        </draw:path>
        <draw:path draw:style-name="gr17" draw:text-style-name="P7" draw:layer="layout" svg:width="0.223cm" svg:height="0.224cm" svg:x="35.276cm" svg:y="2.101cm" svg:viewBox="0 0 224 225" svg:d="M112 225c31 0 59-13 80-34 20-20 32-49 32-78s-12-58-32-80c-21-22-49-33-80-33-30 0-59 11-80 33-22 22-32 51-32 80s10 58 32 78c21 21 50 34 80 34z">
          <text:p/>
        </draw:path>
        <draw:path draw:style-name="gr15" draw:text-style-name="P5" draw:layer="layout" svg:width="0.225cm" svg:height="0.225cm" svg:x="38.524cm" svg:y="8.307cm" svg:viewBox="0 0 226 226" svg:d="M113 226c30 0 59-12 81-33 20-22 32-49 32-80 0-30-12-59-32-81-22-19-51-32-81-32-29 0-58 13-79 32-22 22-34 51-34 81 0 31 12 58 34 80 21 21 50 33 79 33z">
          <text:p/>
        </draw:path>
        <draw:path draw:style-name="gr15" draw:text-style-name="P5" draw:layer="layout" svg:width="0.223cm" svg:height="0.223cm" svg:x="37.435cm" svg:y="7.544cm" svg:viewBox="0 0 224 224" svg:d="M110 224c33 0 61-12 82-32 20-21 32-51 32-82 0-29-12-58-32-78-21-22-49-32-82-32-29 0-57 10-78 32-22 20-32 49-32 78 0 31 10 61 32 82 21 20 49 32 78 32z">
          <text:p/>
        </draw:path>
        <draw:path draw:style-name="gr15" draw:text-style-name="P5" draw:layer="layout" svg:width="0.224cm" svg:height="0.224cm" svg:x="37.534cm" svg:y="7.88cm" svg:viewBox="0 0 225 225" svg:d="M112 225c29 0 58-11 79-32 23-22 34-49 34-80 0-29-11-59-34-80-21-22-50-33-79-33s-57 11-80 33c-21 21-32 51-32 80 0 31 11 58 32 80 23 21 51 32 80 32z">
          <text:p/>
        </draw:path>
        <draw:path draw:style-name="gr15" draw:text-style-name="P5" draw:layer="layout" svg:width="0.225cm" svg:height="0.225cm" svg:x="37.993cm" svg:y="7.452cm" svg:viewBox="0 0 226 226" svg:d="M113 226c29 0 59-11 78-32 23-22 35-49 35-80 0-30-12-59-35-79-19-23-49-35-78-35-30 0-58 12-79 35-22 20-34 49-34 79 0 31 12 58 34 80 21 21 49 32 79 32z">
          <text:p/>
        </draw:path>
        <draw:path draw:style-name="gr16" draw:text-style-name="P6" draw:layer="layout" svg:width="0.225cm" svg:height="0.224cm" svg:x="30.745cm" svg:y="7.6cm" svg:viewBox="0 0 226 225" svg:d="M114 225c29 0 57-11 78-31 22-21 34-50 34-80 0-31-12-60-34-80-21-21-49-34-78-34-30 0-58 13-80 34-22 20-34 49-34 80 0 30 12 59 34 80 22 20 50 31 80 31z">
          <text:p/>
        </draw:path>
        <draw:path draw:style-name="gr16" draw:text-style-name="P6" draw:layer="layout" svg:width="0.225cm" svg:height="0.225cm" svg:x="30.433cm" svg:y="8.023cm" svg:viewBox="0 0 226 226" svg:d="M113 226c29 0 59-13 79-34 22-21 34-50 34-81 0-30-12-58-34-79-20-20-50-32-79-32s-58 12-78 32c-21 21-35 49-35 79 0 31 14 60 35 81 20 21 49 34 78 34z">
          <text:p/>
        </draw:path>
        <draw:path draw:style-name="gr16" draw:text-style-name="P6" draw:layer="layout" svg:width="0.224cm" svg:height="0.225cm" svg:x="30.676cm" svg:y="7.738cm" svg:viewBox="0 0 225 226" svg:d="M112 226c30 0 59-12 79-32 23-23 34-51 34-81 0-29-11-57-34-78-20-23-49-35-79-35-31 0-58 12-80 35-21 21-32 49-32 78 0 30 11 58 32 81 22 20 49 32 80 32z">
          <text:p/>
        </draw:path>
        <draw:path draw:style-name="gr16" draw:text-style-name="P6" draw:layer="layout" svg:width="0.223cm" svg:height="0.224cm" svg:x="30.372cm" svg:y="8.183cm" svg:viewBox="0 0 224 225" svg:d="M112 225c31 0 58-12 80-33 20-22 32-51 32-80s-12-58-32-80c-22-21-49-32-80-32-29 0-59 11-80 32-20 22-32 51-32 80s12 58 32 80c21 21 51 33 80 33z">
          <text:p/>
        </draw:path>
        <draw:path draw:style-name="gr16" draw:text-style-name="P6" draw:layer="layout" svg:width="0.223cm" svg:height="0.225cm" svg:x="36.082cm" svg:y="10.327cm" svg:viewBox="0 0 224 226" svg:d="M112 226c29 0 59-12 79-34 21-21 33-49 33-79 0-29-12-58-33-81-20-21-50-32-79-32-31 0-58 11-80 32-21 23-32 52-32 81 0 30 11 58 32 79 22 22 49 34 80 34z">
          <text:p/>
        </draw:path>
        <draw:path draw:style-name="gr16" draw:text-style-name="P6" draw:layer="layout" svg:width="0.223cm" svg:height="0.225cm" svg:x="30.834cm" svg:y="7.622cm" svg:viewBox="0 0 224 226" svg:d="M112 226c31 0 59-13 80-32 20-22 32-51 32-80 0-30-12-59-32-81-21-21-49-33-80-33-29 0-58 12-80 33-20 22-32 51-32 81 0 29 12 58 32 80 22 19 51 32 80 32z">
          <text:p/>
        </draw:path>
        <draw:path draw:style-name="gr16" draw:text-style-name="P6" draw:layer="layout" svg:width="0.223cm" svg:height="0.223cm" svg:x="30.497cm" svg:y="7.951cm" svg:viewBox="0 0 224 224" svg:d="M110 224c31 0 61-12 81-32 21-22 33-51 33-81s-12-58-33-79c-20-20-50-32-81-32-29 0-58 12-78 32-21 21-32 49-32 79s11 59 32 81c20 20 49 32 78 32z">
          <text:p/>
        </draw:path>
        <draw:path draw:style-name="gr16" draw:text-style-name="P6" draw:layer="layout" svg:width="0.223cm" svg:height="0.225cm" svg:x="30.696cm" svg:y="7.923cm" svg:viewBox="0 0 224 226" svg:d="M112 226c29 0 58-14 80-35 22-20 32-49 32-78s-10-58-32-80-51-33-80-33c-31 0-58 11-80 33-20 22-32 51-32 80s12 58 32 78c22 21 49 35 80 35z">
          <text:p/>
        </draw:path>
        <draw:path draw:style-name="gr16" draw:text-style-name="P6" draw:layer="layout" svg:width="0.223cm" svg:height="0.225cm" svg:x="30.774cm" svg:y="7.775cm" svg:viewBox="0 0 224 226" svg:d="M113 226c29 0 58-13 79-34 22-21 32-50 32-80s-10-59-32-80c-21-20-50-32-79-32-32 0-59 12-81 32-21 21-32 50-32 80s11 59 32 80c22 21 49 34 81 34z">
          <text:p/>
        </draw:path>
        <draw:path draw:style-name="gr16" draw:text-style-name="P6" draw:layer="layout" svg:width="0.223cm" svg:height="0.225cm" svg:x="32.964cm" svg:y="7.028cm" svg:viewBox="0 0 224 226" svg:d="M110 226c30 0 60-14 82-35 20-20 32-49 32-78s-12-58-32-78c-22-23-52-35-82-35-29 0-57 12-78 35-22 20-32 49-32 78s10 58 32 78c21 21 49 35 78 35z">
          <text:p/>
        </draw:path>
        <draw:path draw:style-name="gr16" draw:text-style-name="P6" draw:layer="layout" svg:width="0.223cm" svg:height="0.225cm" svg:x="30.877cm" svg:y="7.695cm" svg:viewBox="0 0 224 226" svg:d="M114 226c29 0 58-14 78-35 21-20 32-49 32-78s-11-58-32-81c-20-21-49-32-78-32-31 0-58 11-80 32-21 23-34 52-34 81s13 58 34 78c22 21 49 35 80 35z">
          <text:p/>
        </draw:path>
        <draw:path draw:style-name="gr16" draw:text-style-name="P6" draw:layer="layout" svg:width="0.224cm" svg:height="0.223cm" svg:x="30.515cm" svg:y="8.087cm" svg:viewBox="0 0 225 224" svg:d="M113 224c29 0 58-12 80-32 21-21 32-49 32-79 0-29-11-58-32-81-22-21-51-32-80-32s-59 11-79 32c-21 23-34 52-34 81 0 30 13 58 34 79 20 20 50 32 79 32z">
          <text:p/>
        </draw:path>
        <draw:path draw:style-name="gr16" draw:text-style-name="P6" draw:layer="layout" svg:width="0.225cm" svg:height="0.224cm" svg:x="32.685cm" svg:y="7.415cm" svg:viewBox="0 0 226 225" svg:d="M112 225c30 0 59-11 79-33 23-21 35-50 35-79 0-30-12-59-35-81-20-21-49-32-79-32-29 0-58 11-78 32-22 22-34 51-34 81 0 29 12 58 34 79 20 22 49 33 78 33z">
          <text:p/>
        </draw:path>
        <draw:path draw:style-name="gr16" draw:text-style-name="P6" draw:layer="layout" svg:width="0.224cm" svg:height="0.225cm" svg:x="30.728cm" svg:y="7.975cm" svg:viewBox="0 0 225 226" svg:d="M111 226c31 0 60-12 80-33 21-21 34-52 34-81s-13-58-34-78c-20-22-49-34-80-34-29 0-57 12-79 34-21 20-32 49-32 78s11 60 32 81c22 21 50 33 79 33z">
          <text:p/>
        </draw:path>
        <draw:path draw:style-name="gr16" draw:text-style-name="P6" draw:layer="layout" svg:width="0.223cm" svg:height="0.223cm" svg:x="32.696cm" svg:y="7.432cm" svg:viewBox="0 0 224 224" svg:d="M112 224c29 0 58-10 79-32 23-21 33-50 33-79s-10-57-33-81c-21-21-50-32-79-32-31 0-59 11-80 32-20 24-32 52-32 81s12 58 32 79c21 22 49 32 80 32z">
          <text:p/>
        </draw:path>
        <draw:path draw:style-name="gr16" draw:text-style-name="P6" draw:layer="layout" svg:width="0.225cm" svg:height="0.225cm" svg:x="32.625cm" svg:y="7.573cm" svg:viewBox="0 0 226 226" svg:d="M115 226c29 0 58-12 78-34 21-20 33-50 33-80s-12-59-33-80c-20-20-49-32-78-32-32 0-59 12-81 32-21 21-34 50-34 80s13 60 34 80c22 22 49 34 81 34z">
          <text:p/>
        </draw:path>
        <draw:path draw:style-name="gr15" draw:text-style-name="P5" draw:layer="layout" svg:width="0.223cm" svg:height="0.225cm" svg:x="36.895cm" svg:y="8.584cm" svg:viewBox="0 0 224 226" svg:d="M114 226c29 0 58-12 78-33 21-22 32-49 32-80 0-29-11-59-32-79-20-22-49-34-78-34-31 0-58 12-80 34-21 20-34 50-34 79 0 31 13 58 34 80 22 21 49 33 80 33z">
          <text:p/>
        </draw:path>
        <draw:path draw:style-name="gr17" draw:text-style-name="P7" draw:layer="layout" svg:width="0.227cm" svg:height="0.225cm" svg:x="35.121cm" svg:y="2.692cm" svg:viewBox="0 0 228 226" svg:d="M114 226c31 0 58-13 80-34 20-20 34-49 34-78 0-32-14-61-34-82-22-20-49-32-80-32-30 0-58 12-79 32-21 21-35 50-35 82 0 29 14 58 35 78 21 21 49 34 79 34z">
          <text:p/>
        </draw:path>
        <draw:path draw:style-name="gr16" draw:text-style-name="P6" draw:layer="layout" svg:width="0.225cm" svg:height="0.225cm" svg:x="32.869cm" svg:y="7.504cm" svg:viewBox="0 0 226 226" svg:d="M113 226c29 0 59-12 79-33 21-23 34-52 34-80 0-30-13-58-34-79-20-22-50-34-79-34s-58 12-78 34c-23 21-35 49-35 79 0 28 12 57 35 80 20 21 49 33 78 33z">
          <text:p/>
        </draw:path>
        <draw:path draw:style-name="gr17" draw:text-style-name="P7" draw:layer="layout" svg:width="0.224cm" svg:height="0.223cm" svg:x="33.84cm" svg:y="3.203cm" svg:viewBox="0 0 225 224" svg:d="M113 224c29 0 58-12 80-32 21-20 32-49 32-78 0-31-11-58-32-80-22-22-51-34-80-34-30 0-59 12-80 34-22 22-33 49-33 80 0 29 11 58 33 78 21 20 50 32 80 32z">
          <text:p/>
        </draw:path>
        <draw:path draw:style-name="gr16" draw:text-style-name="P6" draw:layer="layout" svg:width="0.225cm" svg:height="0.223cm" svg:x="33.331cm" svg:y="3.523cm" svg:viewBox="0 0 226 224" svg:d="M113 224c29 0 59-12 79-32 22-22 34-52 34-82 0-28-12-57-34-78-20-20-50-32-79-32s-58 12-79 32c-22 21-34 50-34 78 0 30 12 60 34 82 21 20 50 32 79 32z">
          <text:p/>
        </draw:path>
        <draw:path draw:style-name="gr16" draw:text-style-name="P6" draw:layer="layout" svg:width="0.223cm" svg:height="0.225cm" svg:x="31.922cm" svg:y="9.074cm" svg:viewBox="0 0 224 226" svg:d="M114 226c29 0 56-12 78-34 20-21 32-49 32-79 0-31-12-59-32-81-22-20-49-32-78-32-31 0-61 12-82 32-20 22-32 50-32 81 0 30 12 58 32 79 21 22 51 34 82 34z">
          <text:p/>
        </draw:path>
        <draw:path draw:style-name="gr16" draw:text-style-name="P6" draw:layer="layout" svg:width="0.226cm" svg:height="0.224cm" svg:x="31.877cm" svg:y="9.104cm" svg:viewBox="0 0 227 225" svg:d="M113 225c31 0 58-11 81-32 21-21 33-52 33-81s-12-58-33-78c-23-21-50-34-81-34s-58 13-80 34c-21 20-33 49-33 78s12 60 33 81c22 21 49 32 80 32z">
          <text:p/>
        </draw:path>
        <draw:path draw:style-name="gr16" draw:text-style-name="P6" draw:layer="layout" svg:width="0.224cm" svg:height="0.223cm" svg:x="32.033cm" svg:y="6.926cm" svg:viewBox="0 0 225 224" svg:d="M113 224c29 0 58-12 81-32 20-20 31-49 31-78 0-32-11-61-31-81-23-21-52-33-81-33-30 0-59 12-79 33-21 20-34 49-34 81 0 29 13 58 34 78 20 20 49 32 79 32z">
          <text:p/>
        </draw:path>
        <draw:path draw:style-name="gr16" draw:text-style-name="P6" draw:layer="layout" svg:width="0.225cm" svg:height="0.223cm" svg:x="32.731cm" svg:y="6.214cm" svg:viewBox="0 0 226 224" svg:d="M113 224c29 0 59-12 79-33 22-20 34-50 34-81 0-29-12-58-34-78-20-21-50-32-79-32-30 0-58 11-79 32-22 20-34 49-34 78 0 31 12 61 34 81 21 21 49 33 79 33z">
          <text:p/>
        </draw:path>
        <draw:path draw:style-name="gr15" draw:text-style-name="P5" draw:layer="layout" svg:width="0.224cm" svg:height="0.224cm" svg:x="38.045cm" svg:y="8.229cm" svg:viewBox="0 0 225 225" svg:d="M110 225c31 0 59-13 81-34 21-21 34-50 34-81 0-29-13-58-34-79-22-20-50-31-81-31-29 0-58 11-79 31-20 21-31 50-31 79 0 31 11 60 31 81 21 21 50 34 79 34z">
          <text:p/>
        </draw:path>
        <draw:path draw:style-name="gr15" draw:text-style-name="P5" draw:layer="layout" svg:width="0.223cm" svg:height="0.223cm" svg:x="36.948cm" svg:y="8.739cm" svg:viewBox="0 0 224 224" svg:d="M110 224c31 0 58-12 81-32 21-21 33-49 33-78 0-31-12-61-33-82-23-20-50-32-81-32-29 0-58 12-78 32-21 21-32 51-32 82 0 29 11 57 32 78 20 20 49 32 78 32z">
          <text:p/>
        </draw:path>
        <draw:path draw:style-name="gr15" draw:text-style-name="P5" draw:layer="layout" svg:width="0.224cm" svg:height="0.225cm" svg:x="36.917cm" svg:y="8.765cm" svg:viewBox="0 0 225 226" svg:d="M112 226c29 0 58-11 79-32 22-22 34-51 34-80s-12-59-34-81c-21-21-50-33-79-33s-58 12-78 33c-21 22-34 52-34 81s13 58 34 80c20 21 49 32 78 32z">
          <text:p/>
        </draw:path>
        <draw:path draw:style-name="gr15" draw:text-style-name="P5" draw:layer="layout" svg:width="0.224cm" svg:height="0.225cm" svg:x="36.746cm" svg:y="8.696cm" svg:viewBox="0 0 225 226" svg:d="M111 226c31 0 60-11 80-32 21-22 34-52 34-81 0-30-13-58-34-79-20-22-49-34-80-34-30 0-59 12-79 34-21 21-32 49-32 79 0 29 11 59 32 81 20 21 49 32 79 32z">
          <text:p/>
        </draw:path>
        <draw:path draw:style-name="gr15" draw:text-style-name="P5" draw:layer="layout" svg:width="0.224cm" svg:height="0.223cm" svg:x="38.426cm" svg:y="10.214cm" svg:viewBox="0 0 225 224" svg:d="M112 224c30 0 58-12 79-32 22-21 34-51 34-82 0-29-12-58-34-78-21-21-49-32-79-32-29 0-57 11-80 32-21 20-32 49-32 78 0 31 11 61 32 82 23 20 51 32 80 32z">
          <text:p/>
        </draw:path>
        <draw:path draw:style-name="gr15" draw:text-style-name="P5" draw:layer="layout" svg:width="0.223cm" svg:height="0.224cm" svg:x="34.838cm" svg:y="9.62cm" svg:viewBox="0 0 224 225" svg:d="M113 225c29 0 58-13 79-34 20-20 32-49 32-79 0-29-12-60-32-80-21-21-50-32-79-32s-59 11-81 32c-21 20-32 51-32 80 0 30 11 59 32 79 22 21 52 34 81 34z">
          <text:p/>
        </draw:path>
        <draw:path draw:style-name="gr15" draw:text-style-name="P5" draw:layer="layout" svg:width="0.225cm" svg:height="0.223cm" svg:x="36.538cm" svg:y="9.585cm" svg:viewBox="0 0 226 224" svg:d="M113 224c29 0 58-12 79-32 22-21 34-49 34-82 0-29-12-58-34-78-21-20-50-32-79-32-30 0-59 12-81 32-20 20-32 49-32 78 0 33 12 61 32 82 22 20 51 32 81 32z">
          <text:p/>
        </draw:path>
        <draw:path draw:style-name="gr15" draw:text-style-name="P5" draw:layer="layout" svg:width="0.224cm" svg:height="0.225cm" svg:x="37.318cm" svg:y="8.803cm" svg:viewBox="0 0 225 226" svg:d="M112 226c31 0 58-11 80-32 22-22 33-51 33-80s-11-58-33-79-49-35-80-35c-29 0-58 14-79 35-22 21-33 50-33 79s11 58 33 80c21 21 50 32 79 32z">
          <text:p/>
        </draw:path>
        <draw:path draw:style-name="gr16" draw:text-style-name="P6" draw:layer="layout" svg:width="0.223cm" svg:height="0.225cm" svg:x="31.856cm" svg:y="9.019cm" svg:viewBox="0 0 224 226" svg:d="M112 226c29 0 60-11 80-32 22-22 32-49 32-80 0-29-10-58-32-79-20-21-51-35-80-35-31 0-59 14-80 35-20 21-32 50-32 79 0 31 12 58 32 80 21 21 49 32 80 32z">
          <text:p/>
        </draw:path>
        <draw:path draw:style-name="gr15" draw:text-style-name="P5" draw:layer="layout" svg:width="0.225cm" svg:height="0.223cm" svg:x="37.127cm" svg:y="8.814cm" svg:viewBox="0 0 226 224" svg:d="M113 224c29 0 58-13 79-35 22-21 34-48 34-79 0-29-12-58-34-78-21-22-50-32-79-32s-58 10-79 32c-20 20-34 49-34 78 0 31 14 58 34 79 21 22 50 35 79 35z">
          <text:p/>
        </draw:path>
        <draw:path draw:style-name="gr15" draw:text-style-name="P5" draw:layer="layout" svg:width="0.225cm" svg:height="0.225cm" svg:x="36.359cm" svg:y="9.894cm" svg:viewBox="0 0 226 226" svg:d="M114 226c29 0 57-12 78-32 22-22 34-51 34-80s-12-59-34-79c-21-23-49-35-78-35-30 0-59 12-82 35-20 20-32 50-32 79s12 58 32 80c23 20 52 32 82 32z">
          <text:p/>
        </draw:path>
        <draw:path draw:style-name="gr15" draw:text-style-name="P5" draw:layer="layout" svg:width="0.225cm" svg:height="0.224cm" svg:x="36.717cm" svg:y="9.727cm" svg:viewBox="0 0 226 225" svg:d="M112 225c30 0 59-13 80-34 22-21 34-49 34-78 0-31-12-58-34-80-21-22-50-33-80-33-29 0-57 11-78 33-22 22-34 49-34 80 0 29 12 57 34 78 21 21 49 34 78 34z">
          <text:p/>
        </draw:path>
        <draw:path draw:style-name="gr15" draw:text-style-name="P5" draw:layer="layout" svg:width="0.224cm" svg:height="0.225cm" svg:x="36.798cm" svg:y="9.637cm" svg:viewBox="0 0 225 226" svg:d="M113 226c29 0 58-12 79-34 22-21 33-49 33-78 0-30-11-60-33-80-21-22-50-34-79-34-31 0-58 12-81 34-21 20-32 50-32 80 0 29 11 57 32 78 23 22 50 34 81 34z">
          <text:p/>
        </draw:path>
        <draw:path draw:style-name="gr15" draw:text-style-name="P5" draw:layer="layout" svg:width="0.224cm" svg:height="0.225cm" svg:x="36.14cm" svg:y="10.084cm" svg:viewBox="0 0 225 226" svg:d="M113 226c29 0 58-11 78-32 21-22 34-51 34-80 0-30-13-59-34-81-20-21-49-33-78-33-31 0-60 12-81 33-21 22-32 51-32 81 0 29 11 58 32 80 21 21 50 32 81 32z">
          <text:p/>
        </draw:path>
        <draw:path draw:style-name="gr15" draw:text-style-name="P5" draw:layer="layout" svg:width="0.223cm" svg:height="0.225cm" svg:x="36.997cm" svg:y="9.083cm" svg:viewBox="0 0 224 226" svg:d="M112 226c30 0 59-12 80-33 22-23 32-52 32-81s-10-57-32-78c-21-22-50-34-80-34-31 0-58 12-80 34-21 21-32 49-32 78s11 58 32 81c22 21 49 33 80 33z">
          <text:p/>
        </draw:path>
        <draw:path draw:style-name="gr15" draw:text-style-name="P5" draw:layer="layout" svg:width="0.224cm" svg:height="0.225cm" svg:x="37.514cm" svg:y="8.806cm" svg:viewBox="0 0 225 226" svg:d="M113 226c29 0 58-12 78-34 21-21 34-49 34-79 0-28-13-57-34-79-20-20-49-34-78-34s-60 14-81 34c-20 22-32 51-32 79 0 30 12 58 32 79 21 22 52 34 81 34z">
          <text:p/>
        </draw:path>
        <draw:path draw:style-name="gr16" draw:text-style-name="P6" draw:layer="layout" svg:width="0.225cm" svg:height="0.224cm" svg:x="33.819cm" svg:y="9.453cm" svg:viewBox="0 0 226 225" svg:d="M113 225c29 0 58-11 81-32 21-22 32-49 32-80 0-29-11-59-32-79-23-23-52-34-81-34-30 0-58 11-79 34-22 20-34 50-34 79 0 31 12 58 34 80 21 21 49 32 79 32z">
          <text:p/>
        </draw:path>
        <draw:path draw:style-name="gr16" draw:text-style-name="P6" draw:layer="layout" svg:width="0.224cm" svg:height="0.225cm" svg:x="31.303cm" svg:y="9.831cm" svg:viewBox="0 0 225 226" svg:d="M112 226c31 0 59-12 81-33 21-22 32-49 32-81 0-29-11-58-32-80-22-21-50-32-81-32-29 0-58 11-78 32-23 22-34 51-34 80 0 32 11 59 34 81 20 21 49 33 78 33z">
          <text:p/>
        </draw:path>
        <draw:path draw:style-name="gr16" draw:text-style-name="P6" draw:layer="layout" svg:width="0.224cm" svg:height="0.223cm" svg:x="31.86cm" svg:y="8.814cm" svg:viewBox="0 0 225 224" svg:d="M113 224c31 0 60-13 81-35 20-21 31-48 31-79 0-29-11-58-31-78-21-22-50-32-81-32-29 0-59 10-79 32-21 20-34 49-34 78 0 31 13 58 34 79 20 22 50 35 79 35z">
          <text:p/>
        </draw:path>
        <draw:path draw:style-name="gr15" draw:text-style-name="P5" draw:layer="layout" svg:width="0.225cm" svg:height="0.225cm" svg:x="36.143cm" svg:y="7.998cm" svg:viewBox="0 0 226 226" svg:d="M113 226c31 0 58-12 80-34 21-22 33-49 33-80 0-29-12-58-33-78-22-22-49-34-80-34-29 0-58 12-78 34-23 20-35 49-35 78 0 31 12 58 35 80 20 22 49 34 78 34z">
          <text:p/>
        </draw:path>
        <draw:path draw:style-name="gr16" draw:text-style-name="P6" draw:layer="layout" svg:width="0.224cm" svg:height="0.224cm" svg:x="32.079cm" svg:y="9.828cm" svg:viewBox="0 0 225 225" svg:d="M113 225c29 0 58-13 78-34 21-20 34-49 34-79 0-31-13-60-34-81-20-20-49-31-78-31-31 0-59 11-81 31-21 21-32 50-32 81 0 30 11 59 32 79 22 21 50 34 81 34z">
          <text:p/>
        </draw:path>
        <draw:path draw:style-name="gr16" draw:text-style-name="P6" draw:layer="layout" svg:width="0.223cm" svg:height="0.223cm" svg:x="33.824cm" svg:y="9.449cm" svg:viewBox="0 0 224 224" svg:d="M111 224c29 0 58-12 81-32 20-21 32-49 32-80 0-29-12-58-32-79-23-21-52-33-81-33s-58 12-78 33c-21 21-33 50-33 79 0 31 12 59 33 80 20 20 49 32 78 32z">
          <text:p/>
        </draw:path>
        <draw:path draw:style-name="gr15" draw:text-style-name="P5" draw:layer="layout" svg:width="0.223cm" svg:height="0.223cm" svg:x="36.099cm" svg:y="7.599cm" svg:viewBox="0 0 224 224" svg:d="M110 224c33 0 61-12 82-32 20-21 32-49 32-79 0-32-12-61-32-81-21-21-49-32-82-32-29 0-58 11-78 32-20 20-32 49-32 81 0 30 12 58 32 79 20 20 49 32 78 32z">
          <text:p/>
        </draw:path>
        <draw:path draw:style-name="gr16" draw:text-style-name="P6" draw:layer="layout" svg:width="0.224cm" svg:height="0.224cm" svg:x="34.863cm" svg:y="9.88cm" svg:viewBox="0 0 225 225" svg:d="M113 225c29 0 58-11 78-32 22-22 34-51 34-80 0-30-12-59-34-81-20-21-49-32-78-32-31 0-58 11-80 32-21 22-33 51-33 81 0 29 12 58 33 80 22 21 49 32 80 32z">
          <text:p/>
        </draw:path>
        <draw:path draw:style-name="gr15" draw:text-style-name="P5" draw:layer="layout" svg:width="0.225cm" svg:height="0.225cm" svg:x="36.226cm" svg:y="8.508cm" svg:viewBox="0 0 226 226" svg:d="M113 226c29 0 58-13 79-34 22-20 34-50 34-79 0-31-12-60-34-81-21-20-50-32-79-32s-58 12-78 32c-21 21-35 50-35 81 0 29 14 59 35 79 20 21 49 34 78 34z">
          <text:p/>
        </draw:path>
        <draw:path draw:style-name="gr15" draw:text-style-name="P5" draw:layer="layout" svg:width="0.225cm" svg:height="0.223cm" svg:x="36.336cm" svg:y="9.051cm" svg:viewBox="0 0 226 224" svg:d="M114 224c29 0 58-12 78-34 22-20 34-49 34-78 0-31-12-59-34-80-20-20-49-32-78-32-30 0-59 12-80 32-22 21-34 49-34 80 0 29 12 58 34 78 21 22 50 34 80 34z">
          <text:p/>
        </draw:path>
        <draw:path draw:style-name="gr17" draw:text-style-name="P7" draw:layer="layout" svg:width="0.223cm" svg:height="0.225cm" svg:x="35.579cm" svg:y="2.228cm" svg:viewBox="0 0 224 226" svg:d="M110 226c30 0 58-12 79-34 22-21 35-49 35-80s-13-58-35-80c-21-21-49-32-79-32-28 0-57 11-78 32-20 22-32 49-32 80s12 59 32 80c21 22 50 34 78 34z">
          <text:p/>
        </draw:path>
        <draw:path draw:style-name="gr17" draw:text-style-name="P7" draw:layer="layout" svg:width="0.224cm" svg:height="0.223cm" svg:x="36.048cm" svg:y="2.378cm" svg:viewBox="0 0 225 224" svg:d="M112 224c30 0 59-12 81-33 21-23 32-50 32-81 0-29-11-58-32-78-22-21-51-32-81-32-29 0-58 11-79 32-22 20-33 49-33 78 0 31 11 58 33 81 21 21 50 33 79 33z">
          <text:p/>
        </draw:path>
        <draw:path draw:style-name="gr17" draw:text-style-name="P7" draw:layer="layout" svg:width="0.224cm" svg:height="0.225cm" svg:x="34.706cm" svg:y="2.687cm" svg:viewBox="0 0 225 226" svg:d="M112 226c30 0 58-12 79-34 23-21 34-49 34-80 0-29-11-58-34-80-21-21-49-32-79-32-29 0-58 11-78 32-21 22-34 51-34 80 0 31 13 59 34 80 20 22 49 34 78 34z">
          <text:p/>
        </draw:path>
        <draw:path draw:style-name="gr17" draw:text-style-name="P7" draw:layer="layout" svg:width="0.223cm" svg:height="0.224cm" svg:x="35.069cm" svg:y="2.119cm" svg:viewBox="0 0 224 225" svg:d="M113 225c29 0 58-12 78-34 21-21 33-49 33-78s-12-58-33-79c-20-22-49-34-78-34-31 0-61 12-81 34-21 21-32 50-32 79s11 57 32 78c20 22 50 34 81 34z">
          <text:p/>
        </draw:path>
        <draw:path draw:style-name="gr16" draw:text-style-name="P6" draw:layer="layout" svg:width="0.225cm" svg:height="0.223cm" svg:x="36.103cm" svg:y="10.003cm" svg:viewBox="0 0 226 224" svg:d="M113 224c31 0 60-12 81-32 20-21 32-52 32-82 0-29-12-57-32-78-21-22-50-32-81-32-29 0-58 10-78 32-21 21-35 49-35 78 0 30 14 61 35 82 20 20 49 32 78 32z">
          <text:p/>
        </draw:path>
        <draw:path draw:style-name="gr15" draw:text-style-name="P5" draw:layer="layout" svg:width="0.225cm" svg:height="0.223cm" svg:x="35.066cm" svg:y="9.614cm" svg:viewBox="0 0 226 224" svg:d="M113 224c29 0 57-10 78-32 22-21 35-50 35-78 0-33-13-60-35-82-21-20-49-32-78-32-30 0-59 12-81 32-21 22-32 49-32 82 0 28 11 57 32 78 22 22 51 32 81 32z">
          <text:p/>
        </draw:path>
        <draw:path draw:style-name="gr17" draw:text-style-name="P7" draw:layer="layout" svg:width="0.223cm" svg:height="0.223cm" svg:x="35.042cm" svg:y="2.268cm" svg:viewBox="0 0 224 224" svg:d="M112 224c31 0 58-12 80-32 21-21 32-49 32-79 0-29-11-61-32-81-22-20-49-32-80-32-29 0-59 12-79 32-21 20-33 52-33 81 0 30 12 58 33 79 20 20 50 32 79 32z">
          <text:p/>
        </draw:path>
        <draw:path draw:style-name="gr17" draw:text-style-name="P7" draw:layer="layout" svg:width="0.225cm" svg:height="0.224cm" svg:x="34.977cm" svg:y="2.309cm" svg:viewBox="0 0 226 225" svg:d="M113 225c29 0 58-13 80-34 21-20 33-49 33-78s-12-58-33-79c-22-23-51-34-80-34s-59 11-81 34c-19 21-32 50-32 79s13 58 32 78c22 21 52 34 81 34z">
          <text:p/>
        </draw:path>
        <draw:path draw:style-name="gr15" draw:text-style-name="P5" draw:layer="layout" svg:width="0.224cm" svg:height="0.223cm" svg:x="36.155cm" svg:y="8.82cm" svg:viewBox="0 0 225 224" svg:d="M115 224c29 0 58-13 78-34 21-22 32-49 32-80 0-29-11-58-32-78-20-20-49-32-78-32-31 0-60 12-80 32-22 20-35 49-35 78 0 31 13 58 35 80 20 21 49 34 80 34z">
          <text:p/>
        </draw:path>
        <draw:path draw:style-name="gr15" draw:text-style-name="P5" draw:layer="layout" svg:width="0.225cm" svg:height="0.225cm" svg:x="38.602cm" svg:y="10.18cm" svg:viewBox="0 0 226 226" svg:d="M112 226c30 0 58-12 79-34 23-21 35-50 35-79s-12-58-35-80c-21-22-49-33-79-33-31 0-58 11-80 33-21 22-32 51-32 80s11 58 32 79c22 22 49 34 80 34z">
          <text:p/>
        </draw:path>
        <draw:path draw:style-name="gr15" draw:text-style-name="P5" draw:layer="layout" svg:width="0.223cm" svg:height="0.224cm" svg:x="36.35cm" svg:y="9.762cm" svg:viewBox="0 0 224 225" svg:d="M113 225c30 0 58-11 79-33 20-22 32-51 32-80s-12-58-32-79c-21-22-49-33-79-33-32 0-61 11-81 33-21 21-32 50-32 79s11 58 32 80c20 22 49 33 81 33z">
          <text:p/>
        </draw:path>
        <draw:path draw:style-name="gr15" draw:text-style-name="P5" draw:layer="layout" svg:width="0.223cm" svg:height="0.223cm" svg:x="36.717cm" svg:y="8.944cm" svg:viewBox="0 0 224 224" svg:d="M110 224c31 0 58-12 81-32 21-21 33-49 33-79 0-32-12-61-33-81-23-21-50-32-81-32-29 0-58 11-78 32-21 20-32 49-32 81 0 30 11 58 32 79 20 20 49 32 78 32z">
          <text:p/>
        </draw:path>
        <draw:path draw:style-name="gr15" draw:text-style-name="P5" draw:layer="layout" svg:width="0.225cm" svg:height="0.225cm" svg:x="36.177cm" svg:y="9.669cm" svg:viewBox="0 0 226 226" svg:d="M113 226c29 0 58-12 80-34 20-21 33-49 33-79 0-28-13-58-33-79-22-22-51-34-80-34s-58 12-79 34c-22 21-34 51-34 79 0 30 12 58 34 79 21 22 50 34 79 34z">
          <text:p/>
        </draw:path>
        <draw:path draw:style-name="gr15" draw:text-style-name="P5" draw:layer="layout" svg:width="0.225cm" svg:height="0.225cm" svg:x="36.31cm" svg:y="8.921cm" svg:viewBox="0 0 226 226" svg:d="M113 226c29 0 58-12 79-34 22-20 34-50 34-79 0-31-12-60-34-81-21-20-50-32-79-32-30 0-58 12-79 32-22 21-34 50-34 81 0 29 12 59 34 79 21 22 49 34 79 34z">
          <text:p/>
        </draw:path>
        <draw:path draw:style-name="gr17" draw:text-style-name="P7" draw:layer="layout" svg:width="0.224cm" svg:height="0.225cm" svg:x="32.163cm" svg:y="10.012cm" svg:viewBox="0 0 225 226" svg:d="M112 226c31 0 58-11 80-32 22-22 33-49 33-80s-11-58-33-79c-22-22-49-35-80-35-29 0-58 13-79 35-22 21-33 48-33 79s11 58 33 80c21 21 50 32 79 32z">
          <text:p/>
        </draw:path>
        <draw:path draw:style-name="gr17" draw:text-style-name="P7" draw:layer="layout" svg:width="0.223cm" svg:height="0.224cm" svg:x="35.011cm" svg:y="2.228cm" svg:viewBox="0 0 224 225" svg:d="M110 225c33 0 61-11 82-33 20-21 32-50 32-80 0-31-12-58-32-80-21-21-49-32-82-32-29 0-58 11-78 32-21 22-32 49-32 80 0 30 11 59 32 80 20 22 49 33 78 33z">
          <text:p/>
        </draw:path>
        <draw:path draw:style-name="gr17" draw:text-style-name="P7" draw:layer="layout" svg:width="0.223cm" svg:height="0.223cm" svg:x="35.169cm" svg:y="2.115cm" svg:viewBox="0 0 224 224" svg:d="M111 224c31 0 58-12 81-32 21-21 32-49 32-79 0-31-11-59-32-80-23-20-50-33-81-33-29 0-58 13-78 33-21 21-33 49-33 80 0 30 12 58 33 79 20 20 49 32 78 32z">
          <text:p/>
        </draw:path>
        <draw:path draw:style-name="gr15" draw:text-style-name="P5" draw:layer="layout" svg:width="0.225cm" svg:height="0.225cm" svg:x="36.896cm" svg:y="9.213cm" svg:viewBox="0 0 226 226" svg:d="M113 226c29 0 58-12 79-34 22-20 34-49 34-78 0-30-12-59-34-80-21-22-50-34-79-34s-58 12-78 34c-21 21-35 50-35 80 0 29 14 58 35 78 20 22 49 34 78 34z">
          <text:p/>
        </draw:path>
        <draw:path draw:style-name="gr15" draw:text-style-name="P5" draw:layer="layout" svg:width="0.225cm" svg:height="0.225cm" svg:x="36.535cm" svg:y="9.406cm" svg:viewBox="0 0 226 226" svg:d="M113 226c30 0 58-12 79-34 22-20 34-49 34-79 0-29-12-58-34-79-21-22-49-34-79-34-31 0-58 12-80 34-21 21-33 50-33 79 0 30 12 59 33 79 22 22 49 34 80 34z">
          <text:p/>
        </draw:path>
        <draw:path draw:style-name="gr15" draw:text-style-name="P5" draw:layer="layout" svg:width="0.223cm" svg:height="0.223cm" svg:x="37.334cm" svg:y="9.071cm" svg:viewBox="0 0 224 224" svg:d="M112 224c31 0 59-12 80-32 20-24 32-51 32-82 0-29-12-58-32-78-21-20-49-32-80-32-29 0-58 12-79 32-23 20-33 49-33 78 0 31 10 58 33 82 21 20 50 32 79 32z">
          <text:p/>
        </draw:path>
        <draw:path draw:style-name="gr15" draw:text-style-name="P5" draw:layer="layout" svg:width="0.223cm" svg:height="0.224cm" svg:x="36.529cm" svg:y="9.011cm" svg:viewBox="0 0 224 225" svg:d="M110 225c31 0 61-13 82-34 20-20 32-49 32-78s-12-58-32-79c-21-23-51-34-82-34-29 0-58 11-78 34-20 21-32 50-32 79s12 58 32 78c20 21 49 34 78 34z">
          <text:p/>
        </draw:path>
        <draw:path draw:style-name="gr15" draw:text-style-name="P5" draw:layer="layout" svg:width="0.225cm" svg:height="0.223cm" svg:x="37.747cm" svg:y="9.235cm" svg:viewBox="0 0 226 224" svg:d="M113 224c29 0 58-11 78-32 21-20 35-49 35-78 0-31-14-58-35-80-20-22-49-34-78-34s-58 12-80 34c-21 22-33 49-33 80 0 29 12 58 33 78 22 21 51 32 80 32z">
          <text:p/>
        </draw:path>
        <draw:path draw:style-name="gr15" draw:text-style-name="P5" draw:layer="layout" svg:width="0.223cm" svg:height="0.225cm" svg:x="37.888cm" svg:y="9.118cm" svg:viewBox="0 0 224 226" svg:d="M110 226c33 0 60-12 82-32 21-22 32-51 32-82 0-29-11-58-32-78-22-22-49-34-82-34-28 0-57 12-78 34-20 20-32 49-32 78 0 31 12 60 32 82 21 20 50 32 78 32z">
          <text:p/>
        </draw:path>
        <draw:path draw:style-name="gr15" draw:text-style-name="P5" draw:layer="layout" svg:width="0.225cm" svg:height="0.223cm" svg:x="36.172cm" svg:y="8.286cm" svg:viewBox="0 0 226 224" svg:d="M115 224c29 0 58-12 79-32 20-21 32-49 32-79s-12-61-32-81c-21-21-50-32-79-32-31 0-60 11-80 32-21 20-35 51-35 81s14 58 35 79c20 20 49 32 80 32z">
          <text:p/>
        </draw:path>
        <draw:path draw:style-name="gr16" draw:text-style-name="P6" draw:layer="layout" svg:width="0.225cm" svg:height="0.223cm" svg:x="32.714cm" svg:y="8.39cm" svg:viewBox="0 0 226 224" svg:d="M113 224c31 0 58-12 81-34 20-22 32-49 32-80 0-29-12-58-32-78-23-21-50-32-81-32-30 0-59 11-79 32-22 20-34 49-34 78 0 31 12 58 34 80 20 22 49 34 79 34z">
          <text:p/>
        </draw:path>
        <draw:path draw:style-name="gr17" draw:text-style-name="P7" draw:layer="layout" svg:width="0.224cm" svg:height="0.223cm" svg:x="35.11cm" svg:y="2.608cm" svg:viewBox="0 0 225 224" svg:d="M114 224c29 0 59-12 80-32 20-23 31-52 31-81s-11-58-31-78c-21-21-51-33-80-33-31 0-59 12-80 33-20 20-34 49-34 78s14 58 34 81c21 20 49 32 80 32z">
          <text:p/>
        </draw:path>
        <draw:path draw:style-name="gr15" draw:text-style-name="P5" draw:layer="layout" svg:width="0.223cm" svg:height="0.225cm" svg:x="38.194cm" svg:y="9.504cm" svg:viewBox="0 0 224 226" svg:d="M112 226c31 0 58-12 80-34 20-21 32-49 32-79 0-31-12-60-32-81-22-20-49-32-80-32-29 0-58 12-80 32-22 21-32 50-32 81 0 30 10 58 32 79 22 22 51 34 80 34z">
          <text:p/>
        </draw:path>
        <draw:path draw:style-name="gr15" draw:text-style-name="P5" draw:layer="layout" svg:width="0.225cm" svg:height="0.223cm" svg:x="38.027cm" svg:y="9.282cm" svg:viewBox="0 0 226 224" svg:d="M112 224c30 0 59-10 80-33 20-21 34-50 34-79 0-31-14-58-34-80-21-20-50-32-80-32s-59 12-80 32c-20 22-32 49-32 80 0 29 12 58 32 79 21 23 50 33 80 33z">
          <text:p/>
        </draw:path>
        <draw:path draw:style-name="gr15" draw:text-style-name="P5" draw:layer="layout" svg:width="0.225cm" svg:height="0.225cm" svg:x="38.968cm" svg:y="9.554cm" svg:viewBox="0 0 226 226" svg:d="M113 226c30 0 59-12 81-32 21-21 32-50 32-81 0-29-11-58-32-78-22-21-51-35-81-35-31 0-58 14-79 35-22 20-34 49-34 78 0 31 12 60 34 81 21 20 48 32 79 32z">
          <text:p/>
        </draw:path>
        <draw:path draw:style-name="gr15" draw:text-style-name="P5" draw:layer="layout" svg:width="0.223cm" svg:height="0.223cm" svg:x="38.065cm" svg:y="9.057cm" svg:viewBox="0 0 224 224" svg:d="M112 224c29 0 58-12 80-34s32-49 32-80c0-29-10-58-32-78-22-21-51-32-80-32-31 0-58 11-80 32-21 20-32 49-32 78 0 31 11 58 32 80 22 22 49 34 80 34z">
          <text:p/>
        </draw:path>
        <draw:path draw:style-name="gr15" draw:text-style-name="P5" draw:layer="layout" svg:width="0.225cm" svg:height="0.223cm" svg:x="36.018cm" svg:y="7.374cm" svg:viewBox="0 0 226 224" svg:d="M112 224c31 0 59-10 80-32 20-21 34-49 34-78 0-33-14-61-34-82-21-20-49-32-80-32s-59 12-80 32c-20 21-32 49-32 82 0 29 12 57 32 78 21 22 49 32 80 32z">
          <text:p/>
        </draw:path>
        <draw:path draw:style-name="gr15" draw:text-style-name="P5" draw:layer="layout" svg:width="0.225cm" svg:height="0.224cm" svg:x="38.212cm" svg:y="9.052cm" svg:viewBox="0 0 226 225" svg:d="M113 225c29 0 58-11 80-34 22-21 33-49 33-78s-11-58-33-79c-22-23-51-34-80-34s-58 11-78 34c-23 21-35 50-35 79s12 57 35 78c20 23 49 34 78 34z">
          <text:p/>
        </draw:path>
        <draw:path draw:style-name="gr15" draw:text-style-name="P5" draw:layer="layout" svg:width="0.223cm" svg:height="0.224cm" svg:x="38.875cm" svg:y="9.32cm" svg:viewBox="0 0 224 225" svg:d="M114 225c29 0 58-13 78-35 21-20 32-49 32-80 0-29-11-58-32-78-20-21-49-32-78-32-31 0-58 11-81 32-21 20-33 49-33 78 0 31 12 60 33 80 23 22 50 35 81 35z">
          <text:p/>
        </draw:path>
        <draw:path draw:style-name="gr15" draw:text-style-name="P5" draw:layer="layout" svg:width="0.225cm" svg:height="0.225cm" svg:x="38.833cm" svg:y="9.322cm" svg:viewBox="0 0 226 226" svg:d="M114 226c29 0 59-13 80-35 20-20 32-49 32-80 0-29-12-58-32-78-21-21-51-33-80-33-30 0-59 12-79 33-23 20-35 49-35 78 0 31 12 60 35 80 20 22 49 35 79 35z">
          <text:p/>
        </draw:path>
        <draw:path draw:style-name="gr17" draw:text-style-name="P7" draw:layer="layout" svg:width="0.223cm" svg:height="0.224cm" svg:x="35.582cm" svg:y="2.246cm" svg:viewBox="0 0 224 225" svg:d="M110 225c30 0 58-11 79-32 23-20 35-49 35-78 0-32-12-61-35-81-21-21-49-34-79-34-29 0-57 13-78 34-22 20-32 49-32 81 0 29 10 58 32 78 21 21 49 32 78 32z">
          <text:p/>
        </draw:path>
        <draw:path draw:style-name="gr16" draw:text-style-name="P6" draw:layer="layout" svg:width="0.225cm" svg:height="0.225cm" svg:x="30.818cm" svg:y="9.929cm" svg:viewBox="0 0 226 226" svg:d="M114 226c31 0 59-14 80-35 20-20 32-49 32-78s-12-58-32-81c-21-21-49-32-80-32s-60 11-80 32c-21 23-34 52-34 81s13 58 34 78c20 21 49 35 80 35z">
          <text:p/>
        </draw:path>
        <draw:path draw:style-name="gr17" draw:text-style-name="P7" draw:layer="layout" svg:width="0.225cm" svg:height="0.225cm" svg:x="34.714cm" svg:y="2.632cm" svg:viewBox="0 0 226 226" svg:d="M112 226c30 0 59-12 82-32 20-22 32-53 32-82s-12-57-32-78c-23-22-52-34-82-34-29 0-57 12-78 34-22 21-34 49-34 78s12 60 34 82c21 20 49 32 78 32z">
          <text:p/>
        </draw:path>
        <draw:path draw:style-name="gr15" draw:text-style-name="P5" draw:layer="layout" svg:width="0.224cm" svg:height="0.224cm" svg:x="36.518cm" svg:y="10.019cm" svg:viewBox="0 0 225 225" svg:d="M113 225c29 0 58-11 78-32 21-21 34-50 34-81 0-29-13-58-34-78-20-21-49-34-78-34-32 0-59 13-81 34-21 20-32 49-32 78 0 31 11 60 32 81 22 21 49 32 81 32z">
          <text:p/>
        </draw:path>
        <draw:path draw:style-name="gr15" draw:text-style-name="P5" draw:layer="layout" svg:width="0.223cm" svg:height="0.223cm" svg:x="39.577cm" svg:y="9.414cm" svg:viewBox="0 0 224 224" svg:d="M114 224c29 0 58-11 78-32 20-20 32-49 32-78 0-31-12-61-32-81-20-21-49-33-78-33-31 0-58 12-80 33-21 20-34 50-34 81 0 29 13 58 34 78 22 21 49 32 80 32z">
          <text:p/>
        </draw:path>
        <draw:path draw:style-name="gr15" draw:text-style-name="P5" draw:layer="layout" svg:width="0.224cm" svg:height="0.225cm" svg:x="34.677cm" svg:y="9.115cm" svg:viewBox="0 0 225 226" svg:d="M112 226c31 0 59-12 81-32 21-22 32-52 32-82 0-29-11-58-32-78-22-22-50-34-81-34-29 0-58 12-78 34-21 20-34 49-34 78 0 30 13 60 34 82 20 20 49 32 78 32z">
          <text:p/>
        </draw:path>
        <draw:path draw:style-name="gr16" draw:text-style-name="P6" draw:layer="layout" svg:width="0.225cm" svg:height="0.224cm" svg:x="32.795cm" svg:y="8.749cm" svg:viewBox="0 0 226 225" svg:d="M113 225c31 0 58-11 80-32 21-20 33-49 33-78 0-32-12-61-33-81-22-21-49-34-80-34-29 0-58 13-80 34-22 20-33 49-33 81 0 29 11 58 33 78 22 21 51 32 80 32z">
          <text:p/>
        </draw:path>
        <draw:path draw:style-name="gr17" draw:text-style-name="P7" draw:layer="layout" svg:width="0.225cm" svg:height="0.223cm" svg:x="36.189cm" svg:y="2.62cm" svg:viewBox="0 0 226 224" svg:d="M113 224c31 0 60-12 81-32 20-21 32-51 32-80 0-31-12-59-32-80-21-20-50-32-81-32-30 0-58 12-79 32-22 21-34 49-34 80 0 29 12 59 34 80 21 20 49 32 79 32z">
          <text:p/>
        </draw:path>
        <draw:path draw:style-name="gr17" draw:text-style-name="P7" draw:layer="layout" svg:width="0.223cm" svg:height="0.225cm" svg:x="36.601cm" svg:y="2.675cm" svg:viewBox="0 0 224 226" svg:d="M112 226c31 0 59-11 80-32 20-22 32-51 32-81s-12-58-32-79c-21-22-49-34-80-34s-60 12-80 34c-22 21-32 49-32 79s10 59 32 81c20 21 49 32 80 32z">
          <text:p/>
        </draw:path>
        <draw:path draw:style-name="gr17" draw:text-style-name="P7" draw:layer="layout" svg:width="0.225cm" svg:height="0.223cm" svg:x="36.255cm" svg:y="2.617cm" svg:viewBox="0 0 226 224" svg:d="M114 224c29 0 57-12 78-32 23-24 34-51 34-82 0-29-11-58-34-78-21-22-49-32-78-32-30 0-59 10-80 32-22 20-34 49-34 78 0 31 12 58 34 82 21 20 50 32 80 32z">
          <text:p/>
        </draw:path>
        <draw:path draw:style-name="gr17" draw:text-style-name="P7" draw:layer="layout" svg:width="0.224cm" svg:height="0.225cm" svg:x="36.703cm" svg:y="2.676cm" svg:viewBox="0 0 225 226" svg:d="M110 226c31 0 60-12 81-32 21-21 34-50 34-80 0-31-13-60-34-80-21-21-50-34-81-34-29 0-58 13-79 34-20 20-31 49-31 80 0 30 11 59 31 80 21 20 50 32 79 32z">
          <text:p/>
        </draw:path>
        <draw:path draw:style-name="gr17" draw:text-style-name="P7" draw:layer="layout" svg:width="0.225cm" svg:height="0.225cm" svg:x="35.199cm" svg:y="1.466cm" svg:viewBox="0 0 226 226" svg:d="M113 226c29 0 60-13 81-36 20-20 32-49 32-78s-12-57-32-78c-21-22-52-34-81-34s-58 12-79 34c-22 21-34 49-34 78s12 58 34 78c21 23 50 36 79 36z">
          <text:p/>
        </draw:path>
        <draw:path draw:style-name="gr16" draw:text-style-name="P6" draw:layer="layout" svg:width="0.223cm" svg:height="0.224cm" svg:x="32.632cm" svg:y="8.701cm" svg:viewBox="0 0 224 225" svg:d="M112 225c31 0 58-12 80-33 20-20 32-50 32-79 0-31-12-60-32-80-22-21-49-33-80-33-29 0-58 12-80 33-22 20-32 49-32 80 0 29 10 59 32 79 22 21 51 33 80 33z">
          <text:p/>
        </draw:path>
        <draw:path draw:style-name="gr17" draw:text-style-name="P7" draw:layer="layout" svg:width="0.224cm" svg:height="0.225cm" svg:x="36.576cm" svg:y="3.091cm" svg:viewBox="0 0 225 226" svg:d="M113 226c29 0 58-12 78-32 21-22 34-50 34-82 0-29-13-57-34-78-20-22-49-34-78-34-31 0-60 12-82 34-20 21-31 49-31 78 0 32 11 60 31 82 22 20 51 32 82 32z">
          <text:p/>
        </draw:path>
        <draw:path draw:style-name="gr16" draw:text-style-name="P6" draw:layer="layout" svg:width="0.225cm" svg:height="0.225cm" svg:x="34.648cm" svg:y="9.709cm" svg:viewBox="0 0 226 226" svg:d="M112 226c31 0 58-14 81-34 21-21 33-49 33-78 0-30-12-58-33-80-23-22-50-34-81-34-29 0-58 12-78 34-23 22-34 50-34 80 0 29 11 57 34 78 20 20 49 34 78 34z">
          <text:p/>
        </draw:path>
        <draw:path draw:style-name="gr15" draw:text-style-name="P5" draw:layer="layout" svg:width="0.225cm" svg:height="0.225cm" svg:x="34.671cm" svg:y="9.374cm" svg:viewBox="0 0 226 226" svg:d="M113 226c31 0 58-13 80-34 21-20 33-50 33-79 0-31-12-58-33-80-22-21-49-33-80-33-30 0-59 12-79 33-21 22-34 49-34 80 0 29 13 59 34 79 20 21 49 34 79 34z">
          <text:p/>
        </draw:path>
        <draw:path draw:style-name="gr17" draw:text-style-name="P7" draw:layer="layout" svg:width="0.224cm" svg:height="0.225cm" svg:x="36.308cm" svg:y="2.583cm" svg:viewBox="0 0 225 226" svg:d="M113 226c29 0 58-13 80-35 21-21 32-50 32-79s-11-57-32-78c-22-22-51-34-80-34-30 0-59 12-79 34-21 21-34 49-34 78s13 58 34 79c20 22 49 35 79 35z">
          <text:p/>
        </draw:path>
        <draw:path draw:style-name="gr16" draw:text-style-name="P6" draw:layer="layout" svg:width="0.225cm" svg:height="0.225cm" svg:x="33.883cm" svg:y="9.008cm" svg:viewBox="0 0 226 226" svg:d="M113 226c31 0 58-12 80-34 21-20 33-49 33-78s-12-59-33-80c-22-22-49-34-80-34-29 0-58 12-81 34-21 21-32 51-32 80s11 58 32 78c23 22 52 34 81 34z">
          <text:p/>
        </draw:path>
        <draw:path draw:style-name="gr16" draw:text-style-name="P6" draw:layer="layout" svg:width="0.223cm" svg:height="0.224cm" svg:x="33.804cm" svg:y="8.896cm" svg:viewBox="0 0 224 225" svg:d="M110 225c30 0 58-11 79-32 23-23 35-50 35-81 0-29-12-58-35-79-21-20-49-33-79-33-29 0-57 13-78 33-22 21-32 50-32 79 0 31 10 58 32 81 21 21 49 32 78 32z">
          <text:p/>
        </draw:path>
        <draw:path draw:style-name="gr16" draw:text-style-name="P6" draw:layer="layout" svg:width="0.225cm" svg:height="0.225cm" svg:x="34.362cm" svg:y="9.221cm" svg:viewBox="0 0 226 226" svg:d="M114 226c29 0 59-13 78-34 22-20 34-49 34-79 0-31-12-58-34-81-19-20-49-32-78-32-30 0-58 12-79 32-23 23-35 50-35 81 0 30 12 59 35 79 21 21 49 34 79 34z">
          <text:p/>
        </draw:path>
        <draw:path draw:style-name="gr15" draw:text-style-name="P5" draw:layer="layout" svg:width="0.225cm" svg:height="0.223cm" svg:x="37.046cm" svg:y="2.715cm" svg:viewBox="0 0 226 224" svg:d="M113 224c31 0 58-11 81-32 21-20 32-49 32-78 0-31-11-61-32-82-23-20-50-32-81-32-30 0-58 12-79 32-22 21-34 51-34 82 0 29 12 58 34 78 21 21 49 32 79 32z">
          <text:p/>
        </draw:path>
        <draw:path draw:style-name="gr17" draw:text-style-name="P7" draw:layer="layout" svg:width="0.225cm" svg:height="0.223cm" svg:x="35.167cm" svg:y="1.515cm" svg:viewBox="0 0 226 224" svg:d="M114 224c28 0 57-10 80-32 21-21 32-51 32-80 0-31-11-58-32-80-23-21-52-32-80-32-31 0-59 11-80 32-22 22-34 49-34 80 0 29 12 59 34 80 21 22 49 32 80 32z">
          <text:p/>
        </draw:path>
        <draw:path draw:style-name="gr17" draw:text-style-name="P7" draw:layer="layout" svg:width="0.223cm" svg:height="0.225cm" svg:x="36.818cm" svg:y="2.673cm" svg:viewBox="0 0 224 226" svg:d="M114 226c28 0 57-12 77-32 21-21 33-49 33-82 0-29-12-58-33-78-20-21-49-34-77-34-33 0-60 13-82 34-20 20-32 49-32 78 0 33 12 61 32 82 22 20 49 32 82 32z">
          <text:p/>
        </draw:path>
        <draw:path draw:style-name="gr15" draw:text-style-name="P5" draw:layer="layout" svg:width="0.225cm" svg:height="0.223cm" svg:x="36.136cm" svg:y="9.472cm" svg:viewBox="0 0 226 224" svg:d="M113 224c29 0 58-11 78-32 22-20 35-49 35-78 0-31-13-58-35-80-20-21-49-34-78-34-31 0-60 13-80 34-21 22-33 49-33 80 0 29 12 58 33 78 20 21 49 32 80 32z">
          <text:p/>
        </draw:path>
        <draw:path draw:style-name="gr15" draw:text-style-name="P5" draw:layer="layout" svg:width="0.223cm" svg:height="0.225cm" svg:x="38.538cm" svg:y="10.096cm" svg:viewBox="0 0 224 226" svg:d="M112 226c29 0 59-12 80-32 20-22 32-51 32-80 0-30-12-59-32-80-21-22-51-34-80-34-31 0-59 12-80 34-20 21-32 50-32 80 0 29 12 58 32 80 21 20 49 32 80 32z">
          <text:p/>
        </draw:path>
        <draw:path draw:style-name="gr15" draw:text-style-name="P5" draw:layer="layout" svg:width="0.225cm" svg:height="0.223cm" svg:x="35.958cm" svg:y="8.759cm" svg:viewBox="0 0 226 224" svg:d="M112 224c30 0 58-12 79-32 22-21 35-49 35-80 0-29-13-58-35-80-21-20-49-32-79-32-28 0-58 12-80 32-20 22-32 51-32 80 0 31 12 59 32 80 22 20 52 32 80 32z">
          <text:p/>
        </draw:path>
        <draw:path draw:style-name="gr16" draw:text-style-name="P6" draw:layer="layout" svg:width="0.226cm" svg:height="0.223cm" svg:x="34.445cm" svg:y="9.542cm" svg:viewBox="0 0 227 224" svg:d="M114 224c31 0 58-10 80-32 21-21 33-51 33-80 0-31-12-58-33-80-22-21-49-32-80-32-30 0-59 11-79 32-21 22-35 49-35 80 0 29 14 59 35 80 20 22 49 32 79 32z">
          <text:p/>
        </draw:path>
        <draw:path draw:style-name="gr16" draw:text-style-name="P6" draw:layer="layout" svg:width="0.223cm" svg:height="0.225cm" svg:x="33.709cm" svg:y="9.019cm" svg:viewBox="0 0 224 226" svg:d="M114 226c29 0 58-11 78-32 20-22 32-51 32-80s-12-58-32-79-49-35-78-35c-31 0-61 14-82 35-20 21-32 50-32 79s12 58 32 80c21 21 51 32 82 32z">
          <text:p/>
        </draw:path>
        <draw:path draw:style-name="gr16" draw:text-style-name="P6" draw:layer="layout" svg:width="0.223cm" svg:height="0.223cm" svg:x="33.663cm" svg:y="9.126cm" svg:viewBox="0 0 224 224" svg:d="M110 224c33 0 61-10 82-32 20-21 32-49 32-80s-12-59-32-80c-21-20-49-32-82-32-29 0-58 12-78 32-20 21-32 49-32 80s12 59 32 80c20 22 49 32 78 32z">
          <text:p/>
        </draw:path>
        <draw:path draw:style-name="gr16" draw:text-style-name="P6" draw:layer="layout" svg:width="0.223cm" svg:height="0.224cm" svg:x="34.537cm" svg:y="9.369cm" svg:viewBox="0 0 224 225" svg:d="M111 225c32 0 61-13 81-34 21-20 32-50 32-79 0-31-11-60-32-80-20-21-49-32-81-32-29 0-58 11-79 32-20 20-32 49-32 80 0 29 12 59 32 79 21 21 50 34 79 34z">
          <text:p/>
        </draw:path>
        <draw:path draw:style-name="gr16" draw:text-style-name="P6" draw:layer="layout" svg:width="0.224cm" svg:height="0.223cm" svg:x="34.362cm" svg:y="9.458cm" svg:viewBox="0 0 225 224" svg:d="M113 224c29 0 58-12 79-32 22-21 33-49 33-78 0-30-11-58-33-79-21-23-50-35-79-35-31 0-58 12-80 35-22 21-33 49-33 79 0 29 11 57 33 78 22 20 49 32 80 32z">
          <text:p/>
        </draw:path>
        <draw:path draw:style-name="gr15" draw:text-style-name="P5" draw:layer="layout" svg:width="0.225cm" svg:height="0.223cm" svg:x="34.913cm" svg:y="9.25cm" svg:viewBox="0 0 226 224" svg:d="M112 224c29 0 59-12 79-32 23-21 35-49 35-79s-12-59-35-80c-20-20-50-33-79-33s-58 13-80 33c-20 21-32 50-32 80s12 58 32 79c22 20 51 32 80 32z">
          <text:p/>
        </draw:path>
        <draw:path draw:style-name="gr16" draw:text-style-name="P6" draw:layer="layout" svg:width="0.225cm" svg:height="0.223cm" svg:x="33.605cm" svg:y="8.967cm" svg:viewBox="0 0 226 224" svg:d="M112 224c31 0 59-12 80-32 21-21 34-49 34-80 0-29-13-60-34-80-21-22-49-32-80-32-30 0-59 10-80 32-20 20-32 51-32 80 0 31 12 59 32 80 21 20 50 32 80 32z">
          <text:p/>
        </draw:path>
        <draw:path draw:style-name="gr16" draw:text-style-name="P6" draw:layer="layout" svg:width="0.225cm" svg:height="0.225cm" svg:x="33.802cm" svg:y="9.135cm" svg:viewBox="0 0 226 226" svg:d="M112 226c30 0 59-12 80-34 22-21 34-50 34-80 0-29-12-58-34-80-21-21-50-32-80-32-29 0-57 11-78 32-22 22-34 51-34 80 0 30 12 59 34 80 21 22 49 34 78 34z">
          <text:p/>
        </draw:path>
        <draw:path draw:style-name="gr15" draw:text-style-name="P5" draw:layer="layout" svg:width="0.223cm" svg:height="0.225cm" svg:x="34.644cm" svg:y="8.901cm" svg:viewBox="0 0 224 226" svg:d="M112 226c31 0 59-12 80-32 20-22 32-52 32-81 0-30-12-58-32-79-21-22-49-34-80-34-29 0-58 12-80 34-22 21-32 49-32 79 0 29 10 59 32 81 22 20 51 32 80 32z">
          <text:p/>
        </draw:path>
        <draw:path draw:style-name="gr16" draw:text-style-name="P6" draw:layer="layout" svg:width="0.223cm" svg:height="0.225cm" svg:x="33.593cm" svg:y="8.358cm" svg:viewBox="0 0 224 226" svg:d="M111 226c29 0 58-13 78-34 24-20 35-49 35-78s-11-58-35-81c-20-21-49-33-78-33s-58 12-78 33c-21 23-33 52-33 81s12 58 33 78c20 21 49 34 78 34z">
          <text:p/>
        </draw:path>
        <draw:path draw:style-name="gr15" draw:text-style-name="P5" draw:layer="layout" svg:width="0.223cm" svg:height="0.223cm" svg:x="33.845cm" svg:y="2.987cm" svg:viewBox="0 0 224 224" svg:d="M110 224c31 0 61-12 82-33 20-20 32-49 32-78s-12-58-32-78c-21-24-51-35-82-35-29 0-58 11-78 35-21 20-32 49-32 78s11 58 32 78c20 21 49 33 78 33z">
          <text:p/>
        </draw:path>
        <draw:path draw:style-name="gr16" draw:text-style-name="P6" draw:layer="layout" svg:width="0.223cm" svg:height="0.223cm" svg:x="32.719cm" svg:y="8.733cm" svg:viewBox="0 0 224 224" svg:d="M112 224c29 0 58-11 80-32 22-20 32-49 32-78 0-31-10-61-32-82-22-20-51-32-80-32-31 0-59 12-80 32-20 21-32 51-32 82 0 29 12 58 32 78 21 21 49 32 80 32z">
          <text:p/>
        </draw:path>
        <draw:path draw:style-name="gr17" draw:text-style-name="P7" draw:layer="layout" svg:width="0.223cm" svg:height="0.223cm" svg:x="35.525cm" svg:y="6.615cm" svg:viewBox="0 0 224 224" svg:d="M113 224c29 0 58-12 79-32 22-24 32-51 32-82 0-29-10-58-32-78-21-20-50-32-79-32s-57 12-81 32c-21 20-32 49-32 78 0 31 11 58 32 82 24 20 52 32 81 32z">
          <text:p/>
        </draw:path>
        <draw:path draw:style-name="gr15" draw:text-style-name="P5" draw:layer="layout" svg:width="0.223cm" svg:height="0.225cm" svg:x="34.653cm" svg:y="9.245cm" svg:viewBox="0 0 224 226" svg:d="M113 226c30 0 58-12 79-33 20-22 32-49 32-80 0-29-12-58-32-79-21-22-49-34-79-34-29 0-59 12-80 34-22 21-33 50-33 79 0 31 11 58 33 80 21 21 51 33 80 33z">
          <text:p/>
        </draw:path>
        <draw:path draw:style-name="gr15" draw:text-style-name="P5" draw:layer="layout" svg:width="0.225cm" svg:height="0.223cm" svg:x="34.567cm" svg:y="9.192cm" svg:viewBox="0 0 226 224" svg:d="M113 224c31 0 58-12 79-32 22-21 34-49 34-80 0-29-12-59-34-80-21-22-48-32-79-32-29 0-58 10-81 32-21 21-32 51-32 80 0 31 11 59 32 80 23 20 52 32 81 32z">
          <text:p/>
        </draw:path>
        <draw:path draw:style-name="gr16" draw:text-style-name="P6" draw:layer="layout" svg:width="0.224cm" svg:height="0.225cm" svg:x="34.007cm" svg:y="8.872cm" svg:viewBox="0 0 225 226" svg:d="M112 226c29 0 59-11 80-33 22-22 33-51 33-80 0-30-11-58-33-79-21-22-51-34-80-34s-58 12-78 34c-22 21-34 49-34 79 0 29 12 58 34 80 20 22 49 33 78 33z">
          <text:p/>
        </draw:path>
        <draw:path draw:style-name="gr15" draw:text-style-name="P5" draw:layer="layout" svg:width="0.225cm" svg:height="0.225cm" svg:x="35.026cm" svg:y="8.5cm" svg:viewBox="0 0 226 226" svg:d="M113 226c31 0 58-12 80-32 21-22 33-51 33-81s-12-58-33-79c-22-22-49-34-80-34-29 0-58 12-78 34-23 21-35 49-35 79s12 59 35 81c20 20 49 32 78 32z">
          <text:p/>
        </draw:path>
        <draw:path draw:style-name="gr15" draw:text-style-name="P5" draw:layer="layout" svg:width="0.225cm" svg:height="0.223cm" svg:x="35.132cm" svg:y="8.742cm" svg:viewBox="0 0 226 224" svg:d="M113 224c29 0 59-12 79-32 20-21 34-49 34-79s-14-61-34-81-50-32-79-32c-31 0-58 12-80 32-21 20-33 51-33 81s12 58 33 79c22 20 49 32 80 32z">
          <text:p/>
        </draw:path>
        <draw:path draw:style-name="gr15" draw:text-style-name="P5" draw:layer="layout" svg:width="0.225cm" svg:height="0.224cm" svg:x="38.83cm" svg:y="10.475cm" svg:viewBox="0 0 226 225" svg:d="M114 225c29 0 59-11 80-32 20-22 32-50 32-81 0-29-12-58-32-79-21-20-51-33-80-33-30 0-58 13-79 33-23 21-35 50-35 79 0 31 12 59 35 81 21 21 49 32 79 32z">
          <text:p/>
        </draw:path>
        <draw:path draw:style-name="gr15" draw:text-style-name="P5" draw:layer="layout" svg:width="0.223cm" svg:height="0.223cm" svg:x="39.381cm" svg:y="9.674cm" svg:viewBox="0 0 224 224" svg:d="M110 224c31 0 58-12 80-32 22-21 34-49 34-80 0-29-12-58-34-79-22-23-49-33-80-33-29 0-58 10-78 33-21 21-32 50-32 79 0 31 11 59 32 80 20 20 49 32 78 32z">
          <text:p/>
        </draw:path>
        <draw:path draw:style-name="gr16" draw:text-style-name="P6" draw:layer="layout" svg:width="0.225cm" svg:height="0.224cm" svg:x="34.428cm" svg:y="9.026cm" svg:viewBox="0 0 226 225" svg:d="M113 225c29 0 57-11 79-31 22-21 34-50 34-79 0-31-12-58-34-81-22-20-50-34-79-34s-58 14-79 34c-22 23-34 50-34 81 0 29 12 58 34 79 21 20 50 31 79 31z">
          <text:p/>
        </draw:path>
        <draw:path draw:style-name="gr15" draw:text-style-name="P5" draw:layer="layout" svg:width="0.224cm" svg:height="0.225cm" svg:x="35.127cm" svg:y="8.457cm" svg:viewBox="0 0 225 226" svg:d="M112 226c29 0 59-12 79-32 20-21 34-51 34-82 0-29-14-58-34-78-20-22-50-34-79-34-31 0-58 12-80 34-21 20-32 49-32 78 0 31 11 61 32 82 22 20 49 32 80 32z">
          <text:p/>
        </draw:path>
        <draw:path draw:style-name="gr15" draw:text-style-name="P5" draw:layer="layout" svg:width="0.225cm" svg:height="0.224cm" svg:x="39.627cm" svg:y="8.861cm" svg:viewBox="0 0 226 225" svg:d="M112 225c30 0 59-13 81-35 21-21 33-49 33-80 0-29-12-58-33-79-22-20-51-31-81-31-29 0-58 11-80 31-21 21-32 50-32 79 0 31 11 59 32 80 22 22 51 35 80 35z">
          <text:p/>
        </draw:path>
        <draw:path draw:style-name="gr15" draw:text-style-name="P5" draw:layer="layout" svg:width="0.225cm" svg:height="0.225cm" svg:x="39.722cm" svg:y="8.89cm" svg:viewBox="0 0 226 226" svg:d="M113 226c31 0 59-12 80-33 20-23 33-50 33-81 0-29-13-58-33-78-21-21-49-34-80-34-30 0-59 13-79 34-22 20-34 49-34 78 0 31 12 58 34 81 20 21 49 33 79 33z">
          <text:p/>
        </draw:path>
        <draw:path draw:style-name="gr17" draw:text-style-name="P7" draw:layer="layout" svg:width="0.224cm" svg:height="0.223cm" svg:x="36.316cm" svg:y="3.073cm" svg:viewBox="0 0 225 224" svg:d="M113 224c29 0 58-12 78-32 21-21 34-51 34-81s-13-58-34-79c-20-20-49-32-78-32-32 0-59 12-81 32-21 21-32 49-32 79s11 60 32 81c22 20 49 32 81 32z">
          <text:p/>
        </draw:path>
        <draw:path draw:style-name="gr15" draw:text-style-name="P5" draw:layer="layout" svg:width="0.225cm" svg:height="0.225cm" svg:x="36.783cm" svg:y="2.981cm" svg:viewBox="0 0 226 226" svg:d="M114 226c31 0 58-11 80-32 21-22 32-51 32-80s-11-58-32-79c-22-23-49-35-80-35s-59 12-81 35c-21 21-33 50-33 79s12 58 33 80c22 21 50 32 81 32z">
          <text:p/>
        </draw:path>
        <draw:path draw:style-name="gr15" draw:text-style-name="P5" draw:layer="layout" svg:width="0.223cm" svg:height="0.225cm" svg:x="36.742cm" svg:y="3.004cm" svg:viewBox="0 0 224 226" svg:d="M111 226c29 0 59-11 81-32 21-22 32-51 32-80s-11-58-32-78c-22-22-52-36-81-36s-58 14-79 36c-22 20-32 49-32 78s10 58 32 80c21 21 50 32 79 32z">
          <text:p/>
        </draw:path>
        <draw:path draw:style-name="gr15" draw:text-style-name="P5" draw:layer="layout" svg:width="0.225cm" svg:height="0.223cm" svg:x="35.716cm" svg:y="9.114cm" svg:viewBox="0 0 226 224" svg:d="M113 224c31 0 58-12 80-32 21-20 33-49 33-81 0-30-12-58-33-79-22-20-49-32-80-32-29 0-58 12-80 32-22 21-33 49-33 79 0 32 11 61 33 81s51 32 80 32z">
          <text:p/>
        </draw:path>
        <draw:path draw:style-name="gr15" draw:text-style-name="P5" draw:layer="layout" svg:width="0.224cm" svg:height="0.225cm" svg:x="35.857cm" svg:y="9.135cm" svg:viewBox="0 0 225 226" svg:d="M111 226c31 0 60-12 80-34 21-21 34-50 34-80 0-29-13-58-34-80-20-20-49-32-80-32-30 0-57 12-79 32-21 22-32 51-32 80 0 30 11 59 32 80 22 22 49 34 79 34z">
          <text:p/>
        </draw:path>
        <draw:path draw:style-name="gr15" draw:text-style-name="P5" draw:layer="layout" svg:width="0.223cm" svg:height="0.225cm" svg:x="39.759cm" svg:y="9.447cm" svg:viewBox="0 0 224 226" svg:d="M114 226c29 0 57-12 78-34 22-19 32-48 32-78s-10-59-32-80c-21-22-49-34-78-34-30 0-58 12-82 34-20 21-32 50-32 80s12 59 32 78c24 22 52 34 82 34z">
          <text:p/>
        </draw:path>
        <draw:path draw:style-name="gr15" draw:text-style-name="P5" draw:layer="layout" svg:width="0.225cm" svg:height="0.225cm" svg:x="36.036cm" svg:y="9.054cm" svg:viewBox="0 0 226 226" svg:d="M112 226c30 0 59-12 80-34 22-21 34-50 34-79s-12-58-34-80c-21-21-50-33-80-33-29 0-57 12-78 33-22 22-34 51-34 80s12 58 34 79c21 22 49 34 78 34z">
          <text:p/>
        </draw:path>
        <draw:path draw:style-name="gr15" draw:text-style-name="P5" draw:layer="layout" svg:width="0.223cm" svg:height="0.225cm" svg:x="38.529cm" svg:y="9.932cm" svg:viewBox="0 0 224 226" svg:d="M110 226c30 0 61-12 82-33 20-22 32-49 32-80 0-29-12-59-32-79-21-21-52-34-82-34-29 0-57 13-78 34-20 20-32 50-32 79 0 31 12 58 32 80 21 21 49 33 78 33z">
          <text:p/>
        </draw:path>
        <draw:path draw:style-name="gr15" draw:text-style-name="P5" draw:layer="layout" svg:width="0.224cm" svg:height="0.225cm" svg:x="36.091cm" svg:y="9.12cm" svg:viewBox="0 0 225 226" svg:d="M111 226c31 0 60-11 80-32 21-23 34-52 34-81 0-31-13-58-34-80-20-21-49-33-80-33-30 0-59 12-80 33-20 22-31 49-31 80 0 29 11 58 31 81 21 21 50 32 80 32z">
          <text:p/>
        </draw:path>
        <draw:path draw:style-name="gr15" draw:text-style-name="P5" draw:layer="layout" svg:width="0.224cm" svg:height="0.225cm" svg:x="35.782cm" svg:y="9.106cm" svg:viewBox="0 0 225 226" svg:d="M112 226c29 0 59-12 79-34 21-21 34-51 34-79 0-30-13-58-34-79-20-22-50-34-79-34s-58 12-80 34c-21 21-32 49-32 79 0 28 11 58 32 79 22 22 51 34 80 34z">
          <text:p/>
        </draw:path>
        <draw:path draw:style-name="gr15" draw:text-style-name="P5" draw:layer="layout" svg:width="0.223cm" svg:height="0.223cm" svg:x="39.718cm" svg:y="9.36cm" svg:viewBox="0 0 224 224" svg:d="M114 224c29 0 58-10 78-32 20-21 32-50 32-80 0-31-12-58-32-80-20-20-49-32-78-32-32 0-61 12-81 32-21 22-33 49-33 80 0 30 12 59 33 80 20 22 49 32 81 32z">
          <text:p/>
        </draw:path>
        <draw:path draw:style-name="gr15" draw:text-style-name="P5" draw:layer="layout" svg:width="0.223cm" svg:height="0.225cm" svg:x="38.344cm" svg:y="9.655cm" svg:viewBox="0 0 224 226" svg:d="M111 226c32 0 61-12 81-33 21-22 32-49 32-80 0-30-11-59-32-81-20-21-49-32-81-32-29 0-58 11-78 32-21 22-33 51-33 81 0 31 12 58 33 80 20 21 49 33 78 33z">
          <text:p/>
        </draw:path>
        <draw:path draw:style-name="gr15" draw:text-style-name="P5" draw:layer="layout" svg:width="0.223cm" svg:height="0.223cm" svg:x="37.106cm" svg:y="2.877cm" svg:viewBox="0 0 224 224" svg:d="M112 224c31 0 59-12 80-32 20-21 32-49 32-82 0-29-12-58-32-78-21-21-49-32-80-32-29 0-58 11-79 32-23 20-33 49-33 78 0 33 10 61 33 82 21 20 50 32 79 32z">
          <text:p/>
        </draw:path>
        <draw:path draw:style-name="gr15" draw:text-style-name="P5" draw:layer="layout" svg:width="0.223cm" svg:height="0.223cm" svg:x="40.197cm" svg:y="9.296cm" svg:viewBox="0 0 224 224" svg:d="M114 224c29 0 58-11 78-32 21-22 32-51 32-81s-11-58-32-79c-20-20-49-32-78-32-31 0-61 12-81 32-21 21-33 49-33 79s12 59 33 81c20 21 50 32 81 32z">
          <text:p/>
        </draw:path>
        <draw:path draw:style-name="gr15" draw:text-style-name="P5" draw:layer="layout" svg:width="0.225cm" svg:height="0.225cm" svg:x="40.155cm" svg:y="9.297cm" svg:viewBox="0 0 226 226" svg:d="M114 226c30 0 59-13 80-34 20-22 32-51 32-80s-12-58-32-80c-21-21-50-32-80-32s-59 11-80 32c-22 22-34 51-34 80s12 58 34 80c21 21 50 34 80 34z">
          <text:p/>
        </draw:path>
        <draw:path draw:style-name="gr16" draw:text-style-name="P6" draw:layer="layout" svg:width="0.224cm" svg:height="0.225cm" svg:x="30.974cm" svg:y="9.92cm" svg:viewBox="0 0 225 226" svg:d="M113 226c31 0 58-12 80-34 21-21 32-49 32-79 0-28-11-57-32-78-22-21-49-35-80-35-30 0-58 14-80 35s-33 50-33 78c0 30 11 58 33 79 22 22 50 34 80 34z">
          <text:p/>
        </draw:path>
        <draw:path draw:style-name="gr16" draw:text-style-name="P6" draw:layer="layout" svg:width="0.223cm" svg:height="0.225cm" svg:x="30.831cm" svg:y="10.301cm" svg:viewBox="0 0 224 226" svg:d="M114 226c29 0 58-11 78-32 21-22 32-51 32-81 0-29-11-58-32-79-20-22-49-34-78-34-31 0-61 12-82 34-20 21-32 50-32 79 0 30 12 59 32 81 21 21 51 32 82 32z">
          <text:p/>
        </draw:path>
        <draw:path draw:style-name="gr16" draw:text-style-name="P6" draw:layer="layout" svg:width="0.223cm" svg:height="0.225cm" svg:x="33.059cm" svg:y="8.843cm" svg:viewBox="0 0 224 226" svg:d="M112 226c31 0 58-11 80-32 21-22 32-51 32-80 0-31-11-58-32-81-22-21-49-33-80-33-29 0-59 12-80 33-20 23-32 50-32 81 0 29 12 58 32 80 21 21 51 32 80 32z">
          <text:p/>
        </draw:path>
        <draw:path draw:style-name="gr16" draw:text-style-name="P6" draw:layer="layout" svg:width="0.223cm" svg:height="0.223cm" svg:x="31.178cm" svg:y="9.894cm" svg:viewBox="0 0 224 224" svg:d="M112 224c29 0 59-10 80-32 22-21 32-50 32-78 0-30-10-58-32-79-21-23-51-35-80-35-31 0-58 12-80 35-20 21-32 49-32 79 0 28 12 57 32 78 22 22 49 32 80 32z">
          <text:p/>
        </draw:path>
        <draw:path draw:style-name="gr16" draw:text-style-name="P6" draw:layer="layout" svg:width="0.225cm" svg:height="0.224cm" svg:x="31.865cm" svg:y="8.567cm" svg:viewBox="0 0 226 225" svg:d="M113 225c30 0 58-11 79-32 22-22 34-49 34-78 0-31-12-60-34-81-21-21-49-34-79-34-29 0-59 13-81 34-21 21-32 50-32 81 0 29 11 56 32 78 22 21 52 32 81 32z">
          <text:p/>
        </draw:path>
        <draw:path draw:style-name="gr16" draw:text-style-name="P6" draw:layer="layout" svg:width="0.225cm" svg:height="0.225cm" svg:x="34.191cm" svg:y="9.048cm" svg:viewBox="0 0 226 226" svg:d="M113 226c29 0 58-11 78-34 22-20 35-49 35-78 0-31-13-58-35-79-20-23-49-35-78-35s-58 12-80 35c-21 21-33 48-33 79 0 29 12 58 33 78 22 23 51 34 80 34z">
          <text:p/>
        </draw:path>
        <draw:path draw:style-name="gr16" draw:text-style-name="P6" draw:layer="layout" svg:width="0.225cm" svg:height="0.225cm" svg:x="31.545cm" svg:y="10.05cm" svg:viewBox="0 0 226 226" svg:d="M112 226c31 0 59-12 80-34 22-21 34-49 34-80 0-29-12-58-34-80-21-21-49-32-80-32-29 0-58 11-78 32-22 22-34 51-34 80 0 31 12 59 34 80 20 22 49 34 78 34z">
          <text:p/>
        </draw:path>
        <draw:path draw:style-name="gr17" draw:text-style-name="P7" draw:layer="layout" svg:width="0.224cm" svg:height="0.224cm" svg:x="35.947cm" svg:y="2.863cm" svg:viewBox="0 0 225 225" svg:d="M113 225c31 0 58-11 80-33 21-21 32-51 32-80 0-31-11-58-32-80-22-21-49-32-80-32-29 0-58 11-78 32-21 22-35 49-35 80 0 29 14 59 35 80 20 22 49 33 78 33z">
          <text:p/>
        </draw:path>
        <draw:path draw:style-name="gr17" draw:text-style-name="P7" draw:layer="layout" svg:width="0.223cm" svg:height="0.225cm" svg:x="36.133cm" svg:y="2.932cm" svg:viewBox="0 0 224 226" svg:d="M112 226c31 0 58-12 80-34 21-21 32-49 32-78 0-30-11-60-32-82-22-20-49-32-80-32-30 0-59 12-80 32-22 22-32 52-32 82 0 29 10 57 32 78 21 22 50 34 80 34z">
          <text:p/>
        </draw:path>
        <draw:path draw:style-name="gr17" draw:text-style-name="P7" draw:layer="layout" svg:width="0.225cm" svg:height="0.224cm" svg:x="35.975cm" svg:y="2.907cm" svg:viewBox="0 0 226 225" svg:d="M113 225c29 0 57-11 78-32 23-20 35-49 35-79 0-31-12-60-35-80-21-21-49-34-78-34s-58 13-81 34c-20 20-32 49-32 80 0 30 12 59 32 79 23 21 52 32 81 32z">
          <text:p/>
        </draw:path>
        <draw:path draw:style-name="gr17" draw:text-style-name="P7" draw:layer="layout" svg:width="0.225cm" svg:height="0.225cm" svg:x="36.359cm" svg:y="2.932cm" svg:viewBox="0 0 226 226" svg:d="M114 226c29 0 58-12 80-34 21-20 32-49 32-78 0-30-11-59-32-80-22-22-51-34-80-34-30 0-58 12-80 34-22 21-34 50-34 80 0 29 12 58 34 78 22 22 50 34 80 34z">
          <text:p/>
        </draw:path>
        <draw:path draw:style-name="gr16" draw:text-style-name="P6" draw:layer="layout" svg:width="0.224cm" svg:height="0.225cm" svg:x="32.495cm" svg:y="8.601cm" svg:viewBox="0 0 225 226" svg:d="M113 226c29 0 58-12 81-35 20-20 31-49 31-78s-11-57-31-78c-23-23-52-35-81-35-30 0-59 12-79 35-21 21-34 49-34 78s13 58 34 78c20 23 49 35 79 35z">
          <text:p/>
        </draw:path>
        <draw:path draw:style-name="gr16" draw:text-style-name="P6" draw:layer="layout" svg:width="0.223cm" svg:height="0.223cm" svg:x="32.86cm" svg:y="8.649cm" svg:viewBox="0 0 224 224" svg:d="M112 224c31 0 58-11 80-32 20-22 32-52 32-81s-12-58-32-78c-22-21-49-33-80-33-29 0-58 12-80 33-20 20-32 49-32 78s12 59 32 81c22 21 51 32 80 32z">
          <text:p/>
        </draw:path>
        <draw:path draw:style-name="gr17" draw:text-style-name="P7" draw:layer="layout" svg:width="0.225cm" svg:height="0.225cm" svg:x="36.22cm" svg:y="2.825cm" svg:viewBox="0 0 226 226" svg:d="M113 226c30 0 59-12 79-35 21-20 34-49 34-78 0-31-13-58-34-79-20-22-49-34-79-34-31 0-58 12-80 34-21 21-33 48-33 79 0 29 12 58 33 78 22 23 49 35 80 35z">
          <text:p/>
        </draw:path>
        <draw:path draw:style-name="gr17" draw:text-style-name="P7" draw:layer="layout" svg:width="0.224cm" svg:height="0.223cm" svg:x="36.582cm" svg:y="2.834cm" svg:viewBox="0 0 225 224" svg:d="M115 224c29 0 58-10 79-32 20-22 31-51 31-80 0-31-11-58-31-80-21-21-50-32-79-32-31 0-60 11-81 32-21 22-34 49-34 80 0 29 13 58 34 80s50 32 81 32z">
          <text:p/>
        </draw:path>
        <draw:path draw:style-name="gr17" draw:text-style-name="P7" draw:layer="layout" svg:width="0.225cm" svg:height="0.223cm" svg:x="36.451cm" svg:y="2.874cm" svg:viewBox="0 0 226 224" svg:d="M113 224c29 0 58-12 81-32 21-21 32-49 32-82 0-29-11-58-32-78-23-21-52-32-81-32s-58 11-78 32c-21 20-35 49-35 78 0 33 14 61 35 82 20 20 49 32 78 32z">
          <text:p/>
        </draw:path>
        <draw:path draw:style-name="gr16" draw:text-style-name="P6" draw:layer="layout" svg:width="0.225cm" svg:height="0.225cm" svg:x="31.813cm" svg:y="8.555cm" svg:viewBox="0 0 226 226" svg:d="M114 226c29 0 57-12 80-34 21-21 32-49 32-79 0-29-11-58-32-79-23-23-51-34-80-34-31 0-59 11-80 34-22 21-34 50-34 79 0 30 12 58 34 79 21 22 49 34 80 34z">
          <text:p/>
        </draw:path>
        <draw:path draw:style-name="gr16" draw:text-style-name="P6" draw:layer="layout" svg:width="0.225cm" svg:height="0.223cm" svg:x="32.711cm" svg:y="8.577cm" svg:viewBox="0 0 226 224" svg:d="M113 224c29 0 58-12 79-32 22-22 34-49 34-80 0-29-12-58-34-78-21-21-50-34-79-34-30 0-59 13-81 34-20 20-32 49-32 78 0 31 12 58 32 80 22 20 51 32 81 32z">
          <text:p/>
        </draw:path>
        <draw:path draw:style-name="gr16" draw:text-style-name="P6" draw:layer="layout" svg:width="0.223cm" svg:height="0.223cm" svg:x="32.592cm" svg:y="8.372cm" svg:viewBox="0 0 224 224" svg:d="M113 224c30 0 58-12 79-33 20-22 32-51 32-80s-12-58-32-78c-21-21-49-33-79-33s-61 12-81 33c-21 20-32 49-32 78s11 58 32 80c20 21 51 33 81 33z">
          <text:p/>
        </draw:path>
        <draw:path draw:style-name="gr16" draw:text-style-name="P6" draw:layer="layout" svg:width="0.225cm" svg:height="0.225cm" svg:x="33.666cm" svg:y="8.745cm" svg:viewBox="0 0 226 226" svg:d="M113 226c30 0 58-12 79-34 22-21 34-49 34-78 0-30-12-61-34-82-21-20-49-32-79-32-29 0-58 12-81 32-20 21-32 52-32 82 0 29 12 57 32 78 23 22 52 34 81 34z">
          <text:p/>
        </draw:path>
        <draw:path draw:style-name="gr16" draw:text-style-name="P6" draw:layer="layout" svg:width="0.223cm" svg:height="0.223cm" svg:x="32.127cm" svg:y="8.828cm" svg:viewBox="0 0 224 224" svg:d="M112 224c31 0 59-11 80-35 20-21 32-49 32-78s-12-58-32-79c-21-22-49-32-80-32s-59 10-80 32c-20 21-32 50-32 79s12 57 32 78c21 24 49 35 80 35z">
          <text:p/>
        </draw:path>
        <draw:path draw:style-name="gr16" draw:text-style-name="P6" draw:layer="layout" svg:width="0.224cm" svg:height="0.225cm" svg:x="30.942cm" svg:y="9.975cm" svg:viewBox="0 0 225 226" svg:d="M113 226c29 0 60-12 80-34 21-21 32-50 32-79 0-31-11-58-32-81-20-21-51-32-80-32s-59 11-79 32c-21 23-34 50-34 81 0 29 13 58 34 79 20 22 50 34 79 34z">
          <text:p/>
        </draw:path>
        <draw:path draw:style-name="gr16" draw:text-style-name="P6" draw:layer="layout" svg:width="0.223cm" svg:height="0.225cm" svg:x="31.042cm" svg:y="9.331cm" svg:viewBox="0 0 224 226" svg:d="M113 226c30 0 58-11 79-32 20-23 32-52 32-81 0-30-12-58-32-79-21-22-49-34-79-34s-61 12-81 34c-21 21-32 49-32 79 0 29 11 58 32 81 20 21 51 32 81 32z">
          <text:p/>
        </draw:path>
        <draw:path draw:style-name="gr16" draw:text-style-name="P6" draw:layer="layout" svg:width="0.223cm" svg:height="0.225cm" svg:x="30.776cm" svg:y="10.229cm" svg:viewBox="0 0 224 226" svg:d="M114 226c29 0 58-12 78-32 21-23 32-52 32-82 0-29-11-57-32-78-20-22-49-34-78-34-32 0-61 12-81 34-21 21-33 49-33 78 0 30 12 59 33 82 20 20 49 32 81 32z">
          <text:p/>
        </draw:path>
        <draw:path draw:style-name="gr16" draw:text-style-name="P6" draw:layer="layout" svg:width="0.225cm" svg:height="0.223cm" svg:x="31.04cm" svg:y="10.026cm" svg:viewBox="0 0 226 224" svg:d="M112 224c31 0 58-12 80-32s34-49 34-81c0-29-12-58-34-79-22-20-49-32-80-32-29 0-58 12-80 32-19 21-32 50-32 79 0 32 13 61 32 81 22 20 51 32 80 32z">
          <text:p/>
        </draw:path>
        <draw:path draw:style-name="gr16" draw:text-style-name="P6" draw:layer="layout" svg:width="0.225cm" svg:height="0.223cm" svg:x="31.103cm" svg:y="9.81cm" svg:viewBox="0 0 226 224" svg:d="M113 224c29 0 58-10 79-32 22-20 34-49 34-80s-12-59-34-80c-21-20-50-32-79-32s-58 12-79 32c-20 21-34 49-34 80s14 60 34 80c21 22 50 32 79 32z">
          <text:p/>
        </draw:path>
        <draw:path draw:style-name="gr17" draw:text-style-name="P7" draw:layer="layout" svg:width="0.223cm" svg:height="0.224cm" svg:x="35.49cm" svg:y="6.627cm" svg:viewBox="0 0 224 225" svg:d="M113 225c30 0 58-11 79-34 20-21 32-50 32-79 0-31-12-58-32-80-21-21-49-32-79-32-29 0-61 11-81 32-21 22-32 49-32 80 0 29 11 58 32 79 20 23 52 34 81 34z">
          <text:p/>
        </draw:path>
        <draw:path draw:style-name="gr16" draw:text-style-name="P6" draw:layer="layout" svg:width="0.224cm" svg:height="0.223cm" svg:x="35.251cm" svg:y="6.796cm" svg:viewBox="0 0 225 224" svg:d="M113 224c29 0 58-11 78-32 21-22 34-49 34-80 0-29-13-58-34-78-20-21-49-34-78-34-31 0-60 13-81 34-21 20-32 49-32 78 0 31 11 58 32 80 21 21 50 32 81 32z">
          <text:p/>
        </draw:path>
        <draw:path draw:style-name="gr17" draw:text-style-name="P7" draw:layer="layout" svg:width="0.223cm" svg:height="0.224cm" svg:x="35.314cm" svg:y="1.458cm" svg:viewBox="0 0 224 225" svg:d="M114 225c29 0 57-13 78-35 20-21 32-49 32-78s-12-58-32-79c-21-22-49-33-78-33-30 0-58 11-79 33-23 21-35 50-35 79s12 57 35 78c21 22 49 35 79 35z">
          <text:p/>
        </draw:path>
        <draw:path draw:style-name="gr16" draw:text-style-name="P6" draw:layer="layout" svg:width="0.223cm" svg:height="0.223cm" svg:x="34.462cm" svg:y="8.866cm" svg:viewBox="0 0 224 224" svg:d="M111 224c29 0 58-12 80-32 20-21 33-51 33-82 0-29-13-58-33-78-22-20-51-32-80-32s-58 12-79 32c-20 20-32 49-32 78 0 31 12 61 32 82 21 20 50 32 79 32z">
          <text:p/>
        </draw:path>
        <draw:path draw:style-name="gr15" draw:text-style-name="P5" draw:layer="layout" svg:width="0.225cm" svg:height="0.225cm" svg:x="35.181cm" svg:y="8.425cm" svg:viewBox="0 0 226 226" svg:d="M114 226c29 0 58-12 80-35 21-21 32-50 32-79s-11-58-32-78c-22-22-51-34-80-34-32 0-59 12-81 34-21 20-33 49-33 78s12 58 33 79c22 23 49 35 81 35z">
          <text:p/>
        </draw:path>
        <draw:path draw:style-name="gr15" draw:text-style-name="P5" draw:layer="layout" svg:width="0.223cm" svg:height="0.225cm" svg:x="35.345cm" svg:y="8.595cm" svg:viewBox="0 0 224 226" svg:d="M112 226c31 0 58-14 80-34 21-21 32-49 32-79 0-29-11-57-32-78-22-23-49-35-80-35-29 0-58 12-78 35-21 21-34 49-34 78 0 30 13 58 34 79 20 20 49 34 78 34z">
          <text:p/>
        </draw:path>
        <draw:path draw:style-name="gr15" draw:text-style-name="P5" draw:layer="layout" svg:width="0.223cm" svg:height="0.223cm" svg:x="39.502cm" svg:y="9.608cm" svg:viewBox="0 0 224 224" svg:d="M113 224c30 0 58-12 79-32 20-21 32-49 32-79 0-32-12-61-32-81-21-20-49-32-79-32s-61 12-81 32c-21 20-32 49-32 81 0 30 11 58 32 79 20 20 51 32 81 32z">
          <text:p/>
        </draw:path>
        <draw:path draw:style-name="gr15" draw:text-style-name="P5" draw:layer="layout" svg:width="0.225cm" svg:height="0.223cm" svg:x="35.67cm" svg:y="8.65cm" svg:viewBox="0 0 226 224" svg:d="M112 224c32 0 60-10 81-32 20-21 33-51 33-80 0-31-13-58-33-80-21-21-49-32-81-32-29 0-58 11-78 32-21 22-34 49-34 80 0 29 13 59 34 80 20 22 49 32 78 32z">
          <text:p/>
        </draw:path>
        <draw:path draw:style-name="gr15" draw:text-style-name="P5" draw:layer="layout" svg:width="0.223cm" svg:height="0.223cm" svg:x="39.632cm" svg:y="9.285cm" svg:viewBox="0 0 224 224" svg:d="M112 224c29 0 58-12 80-34 20-20 32-49 32-78 0-31-12-58-32-80-22-21-51-32-80-32-31 0-59 11-80 32-20 22-32 49-32 80 0 29 12 58 32 78 21 22 49 34 80 34z">
          <text:p/>
        </draw:path>
        <draw:path draw:style-name="gr15" draw:text-style-name="P5" draw:layer="layout" svg:width="0.225cm" svg:height="0.225cm" svg:x="34.907cm" svg:y="8.459cm" svg:viewBox="0 0 226 226" svg:d="M113 226c29 0 58-11 79-32 20-22 34-50 34-81s-14-58-34-80c-21-21-50-33-79-33-30 0-58 12-79 33-22 22-34 49-34 80s12 59 34 81c21 21 49 32 79 32z">
          <text:p/>
        </draw:path>
        <draw:path draw:style-name="gr15" draw:text-style-name="P5" draw:layer="layout" svg:width="0.225cm" svg:height="0.223cm" svg:x="35.739cm" svg:y="8.514cm" svg:viewBox="0 0 226 224" svg:d="M114 224c29 0 58-10 79-32 21-20 33-49 33-78 0-31-12-61-33-82-21-20-50-32-79-32-31 0-59 12-80 32-21 21-34 51-34 82 0 29 13 58 34 78 21 22 49 32 80 32z">
          <text:p/>
        </draw:path>
        <draw:path draw:style-name="gr15" draw:text-style-name="P5" draw:layer="layout" svg:width="0.223cm" svg:height="0.224cm" svg:x="38.907cm" svg:y="10.385cm" svg:viewBox="0 0 224 225" svg:d="M114 225c29 0 58-11 78-34 21-20 32-49 32-78 0-31-11-58-32-80-20-22-49-33-78-33-31 0-58 11-80 33-21 22-34 49-34 80 0 29 13 58 34 78 22 23 49 34 80 34z">
          <text:p/>
        </draw:path>
        <draw:path draw:style-name="gr15" draw:text-style-name="P5" draw:layer="layout" svg:width="0.223cm" svg:height="0.225cm" svg:x="38.858cm" svg:y="10.269cm" svg:viewBox="0 0 224 226" svg:d="M114 226c29 0 58-11 78-32 20-22 32-52 32-81 0-30-12-58-32-79-20-22-49-34-78-34-31 0-61 12-82 34-20 21-32 49-32 79 0 29 12 59 32 81 21 21 51 32 82 32z">
          <text:p/>
        </draw:path>
        <draw:path draw:style-name="gr15" draw:text-style-name="P5" draw:layer="layout" svg:width="0.224cm" svg:height="0.225cm" svg:x="39.884cm" svg:y="9.357cm" svg:viewBox="0 0 225 226" svg:d="M113 226c29 0 58-12 80-34 21-20 32-50 32-79 0-30-11-58-32-79-22-22-51-34-80-34-30 0-59 12-80 34-22 21-33 49-33 79 0 29 11 59 33 79 21 22 50 34 80 34z">
          <text:p/>
        </draw:path>
        <draw:path draw:style-name="gr15" draw:text-style-name="P5" draw:layer="layout" svg:width="0.223cm" svg:height="0.223cm" svg:x="39.314cm" svg:y="10.402cm" svg:viewBox="0 0 224 224" svg:d="M114 224c29 0 58-12 78-34s32-49 32-80c0-29-12-58-32-78-20-21-49-32-78-32-31 0-58 11-82 32-20 20-32 49-32 78 0 31 12 58 32 80 24 22 51 34 82 34z">
          <text:p/>
        </draw:path>
        <draw:path draw:style-name="gr15" draw:text-style-name="P5" draw:layer="layout" svg:width="0.223cm" svg:height="0.224cm" svg:x="39.863cm" svg:y="9.219cm" svg:viewBox="0 0 224 225" svg:d="M110 225c31 0 61-11 82-32 20-22 32-51 32-80s-12-59-32-81c-21-21-51-32-82-32-29 0-58 11-78 32-20 22-32 52-32 81s12 58 32 80c20 21 49 32 78 32z">
          <text:p/>
        </draw:path>
        <draw:path draw:style-name="gr15" draw:text-style-name="P5" draw:layer="layout" svg:width="0.225cm" svg:height="0.223cm" svg:x="38.885cm" svg:y="10.399cm" svg:viewBox="0 0 226 224" svg:d="M112 224c31 0 59-12 80-34 22-22 34-49 34-80 0-29-12-56-34-78-21-20-49-32-80-32-29 0-58 12-78 32-23 22-34 49-34 78 0 31 11 58 34 80 20 22 49 34 78 34z">
          <text:p/>
        </draw:path>
        <draw:path draw:style-name="gr15" draw:text-style-name="P5" draw:layer="layout" svg:width="0.225cm" svg:height="0.224cm" svg:x="39.794cm" svg:y="9.626cm" svg:viewBox="0 0 226 225" svg:d="M113 225c29 0 58-11 81-32 20-22 32-51 32-81 0-29-12-58-32-80-23-21-52-32-81-32s-58 11-79 32c-20 22-34 51-34 80 0 30 14 59 34 81 21 21 50 32 79 32z">
          <text:p/>
        </draw:path>
        <draw:path draw:style-name="gr15" draw:text-style-name="P5" draw:layer="layout" svg:width="0.224cm" svg:height="0.224cm" svg:x="39.304cm" svg:y="10.397cm" svg:viewBox="0 0 225 225" svg:d="M115 225c29 0 58-11 78-32 21-22 32-49 32-80 0-29-11-58-32-78-20-22-49-35-78-35-31 0-60 13-80 35-21 20-35 49-35 78 0 31 14 58 35 80 20 21 49 32 80 32z">
          <text:p/>
        </draw:path>
        <draw:path draw:style-name="gr15" draw:text-style-name="P5" draw:layer="layout" svg:width="0.224cm" svg:height="0.225cm" svg:x="39.061cm" svg:y="10.113cm" svg:viewBox="0 0 225 226" svg:d="M113 226c29 0 58-12 78-34 21-20 34-49 34-79 0-31-13-58-34-81-20-20-49-32-78-32s-58 12-80 32c-22 23-33 50-33 81 0 30 11 59 33 79 22 22 51 34 80 34z">
          <text:p/>
        </draw:path>
        <draw:path draw:style-name="gr15" draw:text-style-name="P5" draw:layer="layout" svg:width="0.225cm" svg:height="0.224cm" svg:x="39.985cm" svg:y="8.809cm" svg:viewBox="0 0 226 225" svg:d="M114 225c30 0 58-13 80-34 20-20 32-49 32-78 0-31-12-58-32-81-22-21-50-32-80-32-31 0-59 11-80 32-21 23-34 50-34 81 0 29 13 58 34 78 21 21 49 34 80 34z">
          <text:p/>
        </draw:path>
        <draw:path draw:style-name="gr15" draw:text-style-name="P5" draw:layer="layout" svg:width="0.223cm" svg:height="0.224cm" svg:x="35.66cm" svg:y="8.552cm" svg:viewBox="0 0 224 225" svg:d="M111 225c32 0 61-11 81-33 21-21 32-50 32-79s-11-58-32-81c-20-21-49-32-81-32-30 0-58 11-79 32-20 23-32 52-32 81s12 58 32 79c21 22 49 33 79 33z">
          <text:p/>
        </draw:path>
        <draw:path draw:style-name="gr15" draw:text-style-name="P5" draw:layer="layout" svg:width="0.224cm" svg:height="0.225cm" svg:x="39.578cm" svg:y="9.236cm" svg:viewBox="0 0 225 226" svg:d="M112 226c31 0 58-12 81-34 21-20 32-49 32-78s-11-59-32-79c-23-23-50-35-81-35-29 0-58 12-78 35-21 20-34 50-34 79s13 58 34 78c20 22 49 34 78 34z">
          <text:p/>
        </draw:path>
        <draw:path draw:style-name="gr15" draw:text-style-name="P5" draw:layer="layout" svg:width="0.225cm" svg:height="0.224cm" svg:x="39.667cm" svg:y="9.104cm" svg:viewBox="0 0 226 225" svg:d="M113 225c30 0 58-11 79-32 22-23 34-52 34-81s-12-58-34-78c-21-21-49-34-79-34-31 0-58 13-81 34-21 20-32 49-32 78s11 58 32 81c23 21 50 32 81 32z">
          <text:p/>
        </draw:path>
        <draw:path draw:style-name="gr15" draw:text-style-name="P5" draw:layer="layout" svg:width="0.224cm" svg:height="0.225cm" svg:x="40.761cm" svg:y="8.584cm" svg:viewBox="0 0 225 226" svg:d="M110 226c32 0 61-12 81-33 21-22 34-49 34-80 0-29-13-57-34-79-20-20-49-34-81-34-29 0-58 14-79 34-20 22-31 50-31 79 0 31 11 58 31 80 21 21 50 33 79 33z">
          <text:p/>
        </draw:path>
        <draw:path draw:style-name="gr15" draw:text-style-name="P5" draw:layer="layout" svg:width="0.223cm" svg:height="0.225cm" svg:x="36.783cm" svg:y="2.874cm" svg:viewBox="0 0 224 226" svg:d="M110 226c33 0 61-12 82-34 20-20 32-50 32-80s-12-57-32-79c-21-21-49-33-82-33-29 0-58 12-78 33-21 22-32 49-32 79s11 60 32 80c20 22 49 34 78 34z">
          <text:p/>
        </draw:path>
        <draw:path draw:style-name="gr15" draw:text-style-name="P5" draw:layer="layout" svg:width="0.223cm" svg:height="0.225cm" svg:x="37.101cm" svg:y="2.892cm" svg:viewBox="0 0 224 226" svg:d="M113 226c29 0 58-12 78-34 21-21 33-49 33-80 0-29-12-58-33-80-20-21-49-32-78-32s-58 11-80 32c-22 22-33 51-33 80 0 31 11 59 33 80 22 22 51 34 80 34z">
          <text:p/>
        </draw:path>
        <draw:path draw:style-name="gr15" draw:text-style-name="P5" draw:layer="layout" svg:width="0.224cm" svg:height="0.223cm" svg:x="40.201cm" svg:y="8.956cm" svg:viewBox="0 0 225 224" svg:d="M113 224c29 0 58-12 79-33 20-20 33-49 33-78s-13-59-33-81c-21-21-50-32-79-32s-57 11-80 32c-21 22-33 52-33 81s12 58 33 78c23 21 51 33 80 33z">
          <text:p/>
        </draw:path>
        <draw:path draw:style-name="gr15" draw:text-style-name="P5" draw:layer="layout" svg:width="0.223cm" svg:height="0.224cm" svg:x="39.969cm" svg:y="9.303cm" svg:viewBox="0 0 224 225" svg:d="M114 225c29 0 58-12 78-33 21-22 32-51 32-80s-11-58-32-78c-20-21-49-34-78-34-31 0-61 13-81 34-21 20-33 49-33 78s12 58 33 80c20 21 50 33 81 33z">
          <text:p/>
        </draw:path>
        <draw:path draw:style-name="gr15" draw:text-style-name="P5" draw:layer="layout" svg:width="0.223cm" svg:height="0.223cm" svg:x="40.495cm" svg:y="8.592cm" svg:viewBox="0 0 224 224" svg:d="M110 224c31 0 58-13 80-34 22-22 34-49 34-80 0-29-12-58-34-78-22-21-49-32-80-32-29 0-57 11-78 32-20 20-32 49-32 78 0 31 12 58 32 80 21 21 49 34 78 34z">
          <text:p/>
        </draw:path>
        <draw:path draw:style-name="gr15" draw:text-style-name="P5" draw:layer="layout" svg:width="0.225cm" svg:height="0.225cm" svg:x="40.039cm" svg:y="8.693cm" svg:viewBox="0 0 226 226" svg:d="M113 226c29 0 58-11 79-32 23-22 34-52 34-81 0-30-11-58-34-79-21-22-50-34-79-34-30 0-58 12-79 34-22 21-34 49-34 79 0 29 12 59 34 81 21 21 49 32 79 32z">
          <text:p/>
        </draw:path>
        <draw:path draw:style-name="gr17" draw:text-style-name="P7" draw:layer="layout" svg:width="0.223cm" svg:height="0.223cm" svg:x="34.563cm" svg:y="2.375cm" svg:viewBox="0 0 224 224" svg:d="M110 224c33 0 60-12 82-33 20-23 32-50 32-81 0-29-12-58-32-78-22-21-49-32-82-32-28 0-57 11-78 32-20 20-32 49-32 78 0 31 12 58 32 81 21 21 50 33 78 33z">
          <text:p/>
        </draw:path>
        <draw:path draw:style-name="gr17" draw:text-style-name="P7" draw:layer="layout" svg:width="0.225cm" svg:height="0.223cm" svg:x="36.114cm" svg:y="2.732cm" svg:viewBox="0 0 226 224" svg:d="M112 224c32 0 60-11 81-32 20-20 33-49 33-78 0-31-13-61-33-81-21-21-49-33-81-33-29 0-57 12-78 33-22 20-34 50-34 81 0 29 12 58 34 78 21 21 49 32 78 32z">
          <text:p/>
        </draw:path>
        <draw:path draw:style-name="gr15" draw:text-style-name="P5" draw:layer="layout" svg:width="0.224cm" svg:height="0.223cm" svg:x="34.788cm" svg:y="8.828cm" svg:viewBox="0 0 225 224" svg:d="M114 224c29 0 58-11 78-35 21-21 33-49 33-78s-12-58-33-79c-20-22-49-32-78-32-31 0-60 10-81 32-21 21-33 50-33 79s12 57 33 78c21 24 50 35 81 35z">
          <text:p/>
        </draw:path>
        <draw:path draw:style-name="gr15" draw:text-style-name="P5" draw:layer="layout" svg:width="0.225cm" svg:height="0.224cm" svg:x="35.375cm" svg:y="8.454cm" svg:viewBox="0 0 226 225" svg:d="M113 225c30 0 58-13 79-34 22-20 34-50 34-81 0-29-12-58-34-79-21-20-49-31-79-31-29 0-58 11-79 31-22 21-34 50-34 79 0 31 12 61 34 81 21 21 50 34 79 34z">
          <text:p/>
        </draw:path>
        <draw:path draw:style-name="gr16" draw:text-style-name="P6" draw:layer="layout" svg:width="0.225cm" svg:height="0.225cm" svg:x="34.238cm" svg:y="8.763cm" svg:viewBox="0 0 226 226" svg:d="M112 226c29 0 59-12 81-33 21-22 33-49 33-81 0-29-12-58-33-80-22-21-52-32-81-32s-58 11-78 32c-22 22-34 51-34 80 0 32 12 59 34 81 20 21 49 33 78 33z">
          <text:p/>
        </draw:path>
        <draw:path draw:style-name="gr16" draw:text-style-name="P6" draw:layer="layout" svg:width="0.225cm" svg:height="0.223cm" svg:x="33.747cm" svg:y="8.577cm" svg:viewBox="0 0 226 224" svg:d="M112 224c30 0 58-11 80-32 22-20 34-49 34-78 0-31-12-58-34-80-22-21-50-34-80-34-28 0-57 13-78 34-22 22-34 49-34 80 0 29 12 58 34 78 21 21 50 32 78 32z">
          <text:p/>
        </draw:path>
        <draw:path draw:style-name="gr15" draw:text-style-name="P5" draw:layer="layout" svg:width="0.225cm" svg:height="0.225cm" svg:x="34.529cm" svg:y="8.664cm" svg:viewBox="0 0 226 226" svg:d="M113 226c29 0 58-13 79-34 22-21 34-50 34-80s-12-59-34-80c-21-20-50-32-79-32s-59 12-81 32c-20 21-32 50-32 80s12 59 32 80c22 21 52 34 81 34z">
          <text:p/>
        </draw:path>
        <draw:path draw:style-name="gr15" draw:text-style-name="P5" draw:layer="layout" svg:width="0.223cm" svg:height="0.225cm" svg:x="35.337cm" svg:y="8.13cm" svg:viewBox="0 0 224 226" svg:d="M113 226c30 0 58-13 79-34 20-20 32-49 32-78s-12-58-32-79c-21-21-49-35-79-35s-59 14-78 35c-22 21-35 50-35 79s13 58 35 78c19 21 48 34 78 34z">
          <text:p/>
        </draw:path>
        <draw:path draw:style-name="gr16" draw:text-style-name="P6" draw:layer="layout" svg:width="0.225cm" svg:height="0.225cm" svg:x="33.773cm" svg:y="8.477cm" svg:viewBox="0 0 226 226" svg:d="M113 226c29 0 59-12 81-32 20-21 32-52 32-81 0-30-12-58-32-79-22-22-52-34-81-34s-58 12-79 34c-20 21-34 49-34 79 0 29 14 60 34 81 21 20 50 32 79 32z">
          <text:p/>
        </draw:path>
        <draw:path draw:style-name="gr17" draw:text-style-name="P7" draw:layer="layout" svg:width="0.225cm" svg:height="0.223cm" svg:x="34.183cm" svg:y="8.548cm" svg:viewBox="0 0 226 224" svg:d="M113 224c29 0 59-11 80-32 21-20 33-49 33-78 0-31-12-58-33-81-21-21-51-33-80-33-30 0-58 12-79 33-22 23-34 50-34 81 0 29 12 58 34 78 21 21 49 32 79 32z">
          <text:p/>
        </draw:path>
        <draw:path draw:style-name="gr16" draw:text-style-name="P6" draw:layer="layout" svg:width="0.223cm" svg:height="0.223cm" svg:x="34.208cm" svg:y="8.739cm" svg:viewBox="0 0 224 224" svg:d="M114 224c29 0 58-12 78-32s32-49 32-78c0-31-12-61-32-82-20-20-49-32-78-32-31 0-58 12-80 32-22 21-34 51-34 82 0 29 12 58 34 78s49 32 80 32z">
          <text:p/>
        </draw:path>
        <draw:path draw:style-name="gr16" draw:text-style-name="P6" draw:layer="layout" svg:width="0.225cm" svg:height="0.223cm" svg:x="34.099cm" svg:y="9.033cm" svg:viewBox="0 0 226 224" svg:d="M114 224c29 0 58-13 80-35 21-21 32-49 32-78 0-30-11-58-32-79-22-22-51-32-80-32-30 0-59 10-80 32-22 21-34 49-34 79 0 29 12 57 34 78 21 22 50 35 80 35z">
          <text:p/>
        </draw:path>
        <draw:path draw:style-name="gr15" draw:text-style-name="P5" draw:layer="layout" svg:width="0.225cm" svg:height="0.223cm" svg:x="35.475cm" svg:y="8.745cm" svg:viewBox="0 0 226 224" svg:d="M113 224c29 0 58-10 79-32 21-21 34-49 34-78 0-30-13-61-34-82-21-20-50-32-79-32-31 0-60 12-80 32-21 21-33 52-33 82 0 29 12 57 33 78 20 22 49 32 80 32z">
          <text:p/>
        </draw:path>
        <draw:path draw:style-name="gr15" draw:text-style-name="P5" draw:layer="layout" svg:width="0.224cm" svg:height="0.225cm" svg:x="35.401cm" svg:y="8.829cm" svg:viewBox="0 0 225 226" svg:d="M113 226c29 0 58-12 79-34 22-21 33-50 33-79s-11-57-33-78c-21-23-50-35-79-35-32 0-59 12-81 35-21 21-32 49-32 78s11 58 32 79c22 22 49 34 81 34z">
          <text:p/>
        </draw:path>
        <draw:path draw:style-name="gr15" draw:text-style-name="P5" draw:layer="layout" svg:width="0.225cm" svg:height="0.225cm" svg:x="35.251cm" svg:y="8.791cm" svg:viewBox="0 0 226 226" svg:d="M113 226c31 0 59-13 81-34 20-20 32-49 32-78s-12-59-32-81c-22-21-50-33-81-33-30 0-59 12-79 33-22 22-34 52-34 81s12 58 34 78c20 21 49 34 79 34z">
          <text:p/>
        </draw:path>
        <draw:path draw:style-name="gr15" draw:text-style-name="P5" draw:layer="layout" svg:width="0.223cm" svg:height="0.223cm" svg:x="35.357cm" svg:y="8.297cm" svg:viewBox="0 0 224 224" svg:d="M110 224c31 0 58-11 79-32 22-20 35-49 35-78 0-31-13-61-35-81-21-21-48-33-79-33-29 0-58 12-78 33-20 20-32 50-32 81 0 29 12 58 32 78 20 21 49 32 78 32z">
          <text:p/>
        </draw:path>
        <draw:path draw:style-name="gr15" draw:text-style-name="P5" draw:layer="layout" svg:width="0.225cm" svg:height="0.225cm" svg:x="39.168cm" svg:y="4.395cm" svg:viewBox="0 0 226 226" svg:d="M112 226c29 0 59-14 79-35 23-21 35-49 35-80 0-30-12-58-35-79-20-20-50-32-79-32s-58 12-80 32c-21 21-32 49-32 79 0 31 11 59 32 80 22 21 51 35 80 35z">
          <text:p/>
        </draw:path>
        <draw:path draw:style-name="gr16" draw:text-style-name="P6" draw:layer="layout" svg:width="0.225cm" svg:height="0.225cm" svg:x="32.942cm" svg:y="10.212cm" svg:viewBox="0 0 226 226" svg:d="M113 226c29 0 58-12 79-32 22-21 34-50 34-81 0-29-12-58-34-78-21-22-50-35-79-35-30 0-59 13-79 35-22 20-34 49-34 78 0 31 12 60 34 81 20 20 49 32 79 32z">
          <text:p/>
        </draw:path>
        <draw:path draw:style-name="gr16" draw:text-style-name="P6" draw:layer="layout" svg:width="0.223cm" svg:height="0.223cm" svg:x="30.918cm" svg:y="8.092cm" svg:viewBox="0 0 224 224" svg:d="M110 224c31 0 58-11 80-32 22-20 34-49 34-78 0-31-12-58-34-81-22-21-49-33-80-33-29 0-58 12-78 33-21 23-32 50-32 81 0 29 11 58 32 78 20 21 49 32 78 32z">
          <text:p/>
        </draw:path>
        <draw:path draw:style-name="gr16" draw:text-style-name="P6" draw:layer="layout" svg:width="0.225cm" svg:height="0.223cm" svg:x="32.463cm" svg:y="8.892cm" svg:viewBox="0 0 226 224" svg:d="M113 224c31 0 58-12 80-32 21-21 33-49 33-82 0-29-12-57-33-78-22-20-49-32-80-32-29 0-58 12-79 32-21 21-34 49-34 78 0 33 13 61 34 82 21 20 50 32 79 32z">
          <text:p/>
        </draw:path>
        <draw:path draw:style-name="gr16" draw:text-style-name="P6" draw:layer="layout" svg:width="0.225cm" svg:height="0.224cm" svg:x="32.618cm" svg:y="8.948cm" svg:viewBox="0 0 226 225" svg:d="M113 225c29 0 58-11 80-32 22-22 33-49 33-81 0-29-11-58-33-78-22-21-51-34-80-34s-58 13-79 34c-22 20-34 49-34 78 0 32 12 59 34 81 21 21 50 32 79 32z">
          <text:p/>
        </draw:path>
        <draw:path draw:style-name="gr16" draw:text-style-name="P6" draw:layer="layout" svg:width="0.225cm" svg:height="0.225cm" svg:x="33.152cm" svg:y="10.353cm" svg:viewBox="0 0 226 226" svg:d="M114 226c29 0 58-12 78-34 22-20 34-49 34-78s-12-59-34-79c-20-23-49-35-78-35-32 0-59 12-80 35-22 20-34 50-34 79s12 58 34 78c21 22 48 34 80 34z">
          <text:p/>
        </draw:path>
        <draw:path draw:style-name="gr16" draw:text-style-name="P6" draw:layer="layout" svg:width="0.224cm" svg:height="0.223cm" svg:x="31.398cm" svg:y="10.318cm" svg:viewBox="0 0 225 224" svg:d="M113 224c31 0 60-12 81-32 20-21 31-49 31-79s-11-59-31-81c-21-20-50-32-81-32-29 0-59 12-79 32-21 22-34 51-34 81s13 58 34 79c20 20 50 32 79 32z">
          <text:p/>
        </draw:path>
        <draw:path draw:style-name="gr16" draw:text-style-name="P6" draw:layer="layout" svg:width="0.225cm" svg:height="0.223cm" svg:x="32.685cm" svg:y="9.074cm" svg:viewBox="0 0 226 224" svg:d="M112 224c30 0 59-12 79-32 23-24 35-51 35-82 0-29-12-58-35-78-20-20-49-32-79-32-31 0-58 12-80 32-21 20-32 49-32 78 0 31 11 58 32 82 22 20 49 32 80 32z">
          <text:p/>
        </draw:path>
        <draw:path draw:style-name="gr16" draw:text-style-name="P6" draw:layer="layout" svg:width="0.224cm" svg:height="0.224cm" svg:x="33.153cm" svg:y="10.053cm" svg:viewBox="0 0 225 225" svg:d="M113 225c29 0 58-13 80-34 21-20 32-49 32-79 0-31-11-58-32-80-22-21-51-32-80-32-30 0-59 11-79 32-21 22-34 49-34 80 0 30 13 59 34 79 20 21 49 34 79 34z">
          <text:p/>
        </draw:path>
        <draw:path draw:style-name="gr16" draw:text-style-name="P6" draw:layer="layout" svg:width="0.225cm" svg:height="0.225cm" svg:x="33.285cm" svg:y="10.621cm" svg:viewBox="0 0 226 226" svg:d="M113 226c29 0 58-12 80-34 22-21 33-49 33-79s-11-59-33-80-51-33-80-33-58 12-79 33c-22 21-34 50-34 80s12 58 34 79c21 22 50 34 79 34z">
          <text:p/>
        </draw:path>
        <draw:path draw:style-name="gr17" draw:text-style-name="P7" draw:layer="layout" svg:width="0.224cm" svg:height="0.223cm" svg:x="35.075cm" svg:y="1.714cm" svg:viewBox="0 0 225 224" svg:d="M112 224c29 0 58-12 78-33 22-23 35-50 35-81 0-29-13-58-35-78-20-21-49-32-78-32s-58 11-81 32c-20 20-31 49-31 78 0 31 11 58 31 81 23 21 52 33 81 33z">
          <text:p/>
        </draw:path>
        <draw:path draw:style-name="gr17" draw:text-style-name="P7" draw:layer="layout" svg:width="0.223cm" svg:height="0.224cm" svg:x="35.057cm" svg:y="1.553cm" svg:viewBox="0 0 224 225" svg:d="M114 225c29 0 58-11 78-32 20-20 32-49 32-81 0-29-12-58-32-78-20-21-49-34-78-34-31 0-61 13-82 34-20 20-32 49-32 78 0 32 12 61 32 81 21 21 51 32 82 32z">
          <text:p/>
        </draw:path>
        <draw:path draw:style-name="gr16" draw:text-style-name="P6" draw:layer="layout" svg:width="0.224cm" svg:height="0.223cm" svg:x="33.092cm" svg:y="10.081cm" svg:viewBox="0 0 225 224" svg:d="M112 224c29 0 58-12 80-32 22-21 33-49 33-80 0-29-11-59-33-80-22-20-51-32-80-32s-57 12-78 32c-23 21-34 51-34 80 0 31 11 59 34 80 21 20 49 32 78 32z">
          <text:p/>
        </draw:path>
        <draw:path draw:style-name="gr16" draw:text-style-name="P6" draw:layer="layout" svg:width="0.225cm" svg:height="0.223cm" svg:x="33.167cm" svg:y="10.145cm" svg:viewBox="0 0 226 224" svg:d="M113 224c29 0 58-12 79-32 22-21 34-50 34-79s-12-58-34-80c-21-20-50-33-79-33-30 0-59 13-81 33-21 22-32 51-32 80s11 58 32 79c22 20 51 32 81 32z">
          <text:p/>
        </draw:path>
        <draw:path draw:style-name="gr16" draw:text-style-name="P6" draw:layer="layout" svg:width="0.225cm" svg:height="0.223cm" svg:x="30.675cm" svg:y="10.358cm" svg:viewBox="0 0 226 224" svg:d="M112 224c31 0 58-12 80-32 21-22 34-49 34-80 0-29-13-58-34-79-22-23-49-33-80-33-29 0-58 10-79 33-21 21-33 50-33 79 0 31 12 58 33 80 21 20 50 32 79 32z">
          <text:p/>
        </draw:path>
        <draw:path draw:style-name="gr16" draw:text-style-name="P6" draw:layer="layout" svg:width="0.224cm" svg:height="0.223cm" svg:x="30.682cm" svg:y="10.402cm" svg:viewBox="0 0 225 224" svg:d="M112 224c30 0 59-12 79-34 21-22 34-49 34-80 0-29-13-58-34-78-20-21-49-32-79-32-31 0-58 11-80 32-21 20-32 49-32 78 0 31 11 58 32 80 22 22 49 34 80 34z">
          <text:p/>
        </draw:path>
        <draw:path draw:style-name="gr16" draw:text-style-name="P6" draw:layer="layout" svg:width="0.223cm" svg:height="0.225cm" svg:x="30.97cm" svg:y="10.339cm" svg:viewBox="0 0 224 226" svg:d="M110 226c33 0 61-12 82-33 20-22 32-49 32-80 0-29-12-59-32-79-21-21-49-34-82-34-29 0-57 13-78 34-20 20-32 50-32 79 0 31 12 58 32 80 21 21 49 33 78 33z">
          <text:p/>
        </draw:path>
        <draw:path draw:style-name="gr16" draw:text-style-name="P6" draw:layer="layout" svg:width="0.223cm" svg:height="0.225cm" svg:x="30.912cm" svg:y="9.787cm" svg:viewBox="0 0 224 226" svg:d="M111 226c30 0 59-11 80-32 22-23 33-52 33-81 0-30-11-58-33-79-21-22-50-34-80-34s-58 12-79 34c-20 21-32 49-32 79 0 29 12 58 32 81 21 21 49 32 79 32z">
          <text:p/>
        </draw:path>
        <draw:line draw:style-name="gr3" draw:text-style-name="P2" draw:layer="layout" svg:x1="30.821cm" svg:y1="11.219cm" svg:x2="30.821cm" svg:y2="11.343cm">
          <text:p/>
        </draw:line>
        <draw:polygon draw:style-name="gr18" draw:text-style-name="P10" draw:layer="layout" svg:width="0.222cm" svg:height="0.03cm" svg:x="30.488cm" svg:y="11.608cm" svg:viewBox="0 0 223 31" draw:points="0,0 223,0 223,31 0,31">
          <text:p/>
        </draw:polygon>
        <draw:line draw:style-name="gr3" draw:text-style-name="P2" draw:layer="layout" svg:x1="32.494cm" svg:y1="11.219cm" svg:x2="32.494cm" svg:y2="11.343cm">
          <text:p/>
        </draw:line>
        <draw:frame draw:style-name="gr4" draw:text-style-name="P4" draw:layer="layout" svg:width="2.635cm" svg:height="0.412cm" svg:x="10.145cm" svg:y="2.239cm">
          <draw:text-box>
            <text:p text:style-name="P3"><text:span text:style-name="T1">Davies-Bouldin</text:span></text:p>
          </draw:text-box>
        </draw:frame>
        <draw:polygon draw:style-name="gr18" draw:text-style-name="P10" draw:layer="layout" svg:width="0.222cm" svg:height="0.03cm" svg:x="32.159cm" svg:y="11.608cm" svg:viewBox="0 0 223 31" draw:points="0,0 223,0 223,31 0,31">
          <text:p/>
        </draw:polygon>
        <draw:line draw:style-name="gr3" draw:text-style-name="P2" draw:layer="layout" svg:x1="34.165cm" svg:y1="11.219cm" svg:x2="34.165cm" svg:y2="11.343cm">
          <text:p/>
        </draw:line>
        <draw:frame draw:style-name="gr4" draw:text-style-name="P4" draw:layer="layout" svg:width="0.447cm" svg:height="0.412cm" svg:x="30.746cm" svg:y="11.405cm">
          <draw:text-box>
            <text:p text:style-name="P3"><text:span text:style-name="T1">30</text:span></text:p>
          </draw:text-box>
        </draw:frame>
        <draw:polygon draw:style-name="gr18" draw:text-style-name="P10" draw:layer="layout" svg:width="0.222cm" svg:height="0.03cm" svg:x="33.831cm" svg:y="11.608cm" svg:viewBox="0 0 223 31" draw:points="0,0 223,0 223,31 0,31">
          <text:p/>
        </draw:polygon>
        <draw:line draw:style-name="gr3" draw:text-style-name="P2" draw:layer="layout" svg:x1="35.837cm" svg:y1="11.219cm" svg:x2="35.837cm" svg:y2="11.343cm">
          <text:p/>
        </draw:line>
        <draw:frame draw:style-name="gr4" draw:text-style-name="P4" draw:layer="layout" svg:width="0.447cm" svg:height="0.412cm" svg:x="32.418cm" svg:y="11.405cm">
          <draw:text-box>
            <text:p text:style-name="P3"><text:span text:style-name="T1">20</text:span></text:p>
          </draw:text-box>
        </draw:frame>
        <draw:line draw:style-name="gr3" draw:text-style-name="P2" draw:layer="layout" svg:x1="37.508cm" svg:y1="11.219cm" svg:x2="37.508cm" svg:y2="11.343cm">
          <text:p/>
        </draw:line>
        <draw:frame draw:style-name="gr4" draw:text-style-name="P4" draw:layer="layout" svg:width="0.447cm" svg:height="0.412cm" svg:x="34.09cm" svg:y="11.405cm">
          <draw:text-box>
            <text:p text:style-name="P3"><text:span text:style-name="T1">10</text:span></text:p>
          </draw:text-box>
        </draw:frame>
        <draw:line draw:style-name="gr3" draw:text-style-name="P2" draw:layer="layout" svg:x1="39.179cm" svg:y1="11.219cm" svg:x2="39.179cm" svg:y2="11.343cm">
          <text:p/>
        </draw:line>
        <draw:frame draw:style-name="gr4" draw:text-style-name="P4" draw:layer="layout" svg:width="0.352cm" svg:height="0.412cm" svg:x="35.725cm" svg:y="11.405cm">
          <draw:text-box>
            <text:p text:style-name="P3"><text:span text:style-name="T1">0</text:span></text:p>
          </draw:text-box>
        </draw:frame>
        <draw:line draw:style-name="gr3" draw:text-style-name="P2" draw:layer="layout" svg:x1="40.851cm" svg:y1="11.219cm" svg:x2="40.851cm" svg:y2="11.343cm">
          <text:p/>
        </draw:line>
        <draw:frame draw:style-name="gr4" draw:text-style-name="P4" draw:layer="layout" svg:width="0.447cm" svg:height="0.412cm" svg:x="37.285cm" svg:y="11.405cm">
          <draw:text-box>
            <text:p text:style-name="P3"><text:span text:style-name="T1">10</text:span></text:p>
          </draw:text-box>
        </draw:frame>
        <draw:frame draw:style-name="gr4" draw:text-style-name="P4" draw:layer="layout" svg:width="0.447cm" svg:height="0.412cm" svg:x="38.956cm" svg:y="11.405cm">
          <draw:text-box>
            <text:p text:style-name="P3"><text:span text:style-name="T1">20</text:span></text:p>
          </draw:text-box>
        </draw:frame>
        <draw:line draw:style-name="gr3" draw:text-style-name="P2" draw:layer="layout" svg:x1="29.72cm" svg:y1="9.622cm" svg:x2="29.596cm" svg:y2="9.622cm">
          <text:p/>
        </draw:line>
        <draw:frame draw:style-name="gr4" draw:text-style-name="P4" draw:layer="layout" svg:width="0.447cm" svg:height="0.412cm" svg:x="40.628cm" svg:y="11.405cm">
          <draw:text-box>
            <text:p text:style-name="P3"><text:span text:style-name="T1">30</text:span></text:p>
          </draw:text-box>
        </draw:frame>
        <draw:polygon draw:style-name="gr18" draw:text-style-name="P10" draw:layer="layout" svg:width="0.222cm" svg:height="0.031cm" svg:x="28.765cm" svg:y="9.629cm" svg:viewBox="0 0 223 32" draw:points="0,0 223,0 223,32 0,32">
          <text:p/>
        </draw:polygon>
        <draw:line draw:style-name="gr3" draw:text-style-name="P2" draw:layer="layout" svg:x1="29.72cm" svg:y1="7.342cm" svg:x2="29.596cm" svg:y2="7.342cm">
          <text:p/>
        </draw:line>
        <draw:frame draw:style-name="gr4" draw:text-style-name="P4" draw:layer="layout" svg:width="1.069cm" svg:height="0.412cm" svg:x="35.092cm" svg:y="11.888cm">
          <draw:text-box>
            <text:p text:style-name="P3"><text:span text:style-name="T1">tSNE1</text:span></text:p>
          </draw:text-box>
        </draw:frame>
        <draw:line draw:style-name="gr3" draw:text-style-name="P2" draw:layer="layout" svg:x1="29.72cm" svg:y1="5.062cm" svg:x2="29.596cm" svg:y2="5.062cm">
          <text:p/>
        </draw:line>
        <draw:frame draw:style-name="gr4" draw:text-style-name="P4" draw:layer="layout" svg:width="0.447cm" svg:height="0.412cm" svg:x="29.025cm" svg:y="9.427cm">
          <draw:text-box>
            <text:p text:style-name="P3"><text:span text:style-name="T1">10</text:span></text:p>
          </draw:text-box>
        </draw:frame>
        <draw:line draw:style-name="gr3" draw:text-style-name="P2" draw:layer="layout" svg:x1="29.72cm" svg:y1="2.782cm" svg:x2="29.596cm" svg:y2="2.782cm">
          <text:p/>
        </draw:line>
        <draw:frame draw:style-name="gr4" draw:text-style-name="P4" draw:layer="layout" svg:width="0.352cm" svg:height="0.412cm" svg:x="29.249cm" svg:y="7.147cm">
          <draw:text-box>
            <text:p text:style-name="P3"><text:span text:style-name="T1">0</text:span></text:p>
          </draw:text-box>
        </draw:frame>
        <draw:frame draw:style-name="gr4" draw:text-style-name="P4" draw:layer="layout" svg:width="0.447cm" svg:height="0.412cm" svg:x="29.025cm" svg:y="4.868cm">
          <draw:text-box>
            <text:p text:style-name="P3"><text:span text:style-name="T1">10</text:span></text:p>
          </draw:text-box>
        </draw:frame>
        <draw:line draw:style-name="gr12" draw:text-style-name="P2" draw:layer="layout" svg:x1="29.72cm" svg:y1="11.219cm" svg:x2="29.72cm" svg:y2="0.947cm">
          <text:p/>
        </draw:line>
        <draw:line draw:style-name="gr12" draw:text-style-name="P2" draw:layer="layout" svg:x1="41.535cm" svg:y1="11.219cm" svg:x2="41.535cm" svg:y2="0.947cm">
          <text:p/>
        </draw:line>
        <draw:line draw:style-name="gr12" draw:text-style-name="P2" draw:layer="layout" svg:x1="29.72cm" svg:y1="11.219cm" svg:x2="41.535cm" svg:y2="11.219cm">
          <text:p/>
        </draw:line>
        <draw:line draw:style-name="gr12" draw:text-style-name="P2" draw:layer="layout" svg:x1="29.72cm" svg:y1="0.947cm" svg:x2="41.535cm" svg:y2="0.947cm">
          <text:p/>
        </draw:line>
        <draw:frame draw:style-name="gr4" draw:text-style-name="P4" draw:layer="layout" svg:width="0.447cm" svg:height="0.412cm" svg:x="29.025cm" svg:y="2.588cm">
          <draw:text-box>
            <text:p text:style-name="P3"><text:span text:style-name="T1">20</text:span></text:p>
          </draw:text-box>
        </draw:frame>
        <draw:polygon draw:style-name="gr1" draw:text-style-name="P1" draw:layer="layout" svg:width="11.816cm" svg:height="10.272cm" svg:x="43.682cm" svg:y="0.947cm" svg:viewBox="0 0 11817 10273" draw:points="0,10273 11817,10273 11817,0 0,0">
          <text:p/>
        </draw:polygon>
        <draw:line draw:style-name="gr2" draw:text-style-name="P2" draw:layer="layout" svg:x1="45.651cm" svg:y1="11.219cm" svg:x2="45.651cm" svg:y2="0.947cm">
          <text:p/>
        </draw:line>
        <draw:line draw:style-name="gr3" draw:text-style-name="P2" draw:layer="layout" svg:x1="45.651cm" svg:y1="11.219cm" svg:x2="45.651cm" svg:y2="11.343cm">
          <text:p/>
        </draw:line>
        <draw:frame draw:style-name="gr4" draw:text-style-name="P4" draw:layer="layout" svg:width="1.069cm" svg:height="0.412cm" draw:transform="rotate (1.5707963267949) translate (28.185cm 6.621cm)">
          <draw:text-box>
            <text:p text:style-name="P3"><text:span text:style-name="T1">tSNE2</text:span></text:p>
          </draw:text-box>
        </draw:frame>
        <draw:line draw:style-name="gr2" draw:text-style-name="P2" draw:layer="layout" svg:x1="49.59cm" svg:y1="11.219cm" svg:x2="49.59cm" svg:y2="0.947cm">
          <text:p/>
        </draw:line>
        <draw:line draw:style-name="gr3" draw:text-style-name="P2" draw:layer="layout" svg:x1="49.59cm" svg:y1="11.219cm" svg:x2="49.59cm" svg:y2="11.343cm">
          <text:p/>
        </draw:line>
        <draw:frame draw:style-name="gr14" draw:text-style-name="P9" draw:layer="layout" svg:width="4.951cm" svg:height="0.53cm" svg:x="29.72cm" svg:y="0.345cm">
          <draw:text-box>
            <text:p text:style-name="P8"><text:span text:style-name="T2">C) t-SNE Clustering</text:span></text:p>
          </draw:text-box>
        </draw:frame>
        <draw:line draw:style-name="gr2" draw:text-style-name="P2" draw:layer="layout" svg:x1="53.528cm" svg:y1="11.219cm" svg:x2="53.528cm" svg:y2="0.947cm">
          <text:p/>
        </draw:line>
        <draw:line draw:style-name="gr3" draw:text-style-name="P2" draw:layer="layout" svg:x1="53.528cm" svg:y1="11.219cm" svg:x2="53.528cm" svg:y2="11.343cm">
          <text:p/>
        </draw:line>
        <draw:frame draw:style-name="gr4" draw:text-style-name="P4" draw:layer="layout" svg:width="0.352cm" svg:height="0.412cm" svg:x="45.54cm" svg:y="11.405cm">
          <draw:text-box>
            <text:p text:style-name="P3"><text:span text:style-name="T1">0</text:span></text:p>
          </draw:text-box>
        </draw:frame>
        <draw:frame draw:style-name="gr4" draw:text-style-name="P4" draw:layer="layout" svg:width="0.352cm" svg:height="0.412cm" svg:x="49.479cm" svg:y="11.405cm">
          <draw:text-box>
            <text:p text:style-name="P3"><text:span text:style-name="T1">1</text:span></text:p>
          </draw:text-box>
        </draw:frame>
        <draw:line draw:style-name="gr2" draw:text-style-name="P2" draw:layer="layout" svg:x1="43.682cm" svg:y1="10.206cm" svg:x2="55.498cm" svg:y2="10.206cm">
          <text:p/>
        </draw:line>
        <draw:line draw:style-name="gr3" draw:text-style-name="P2" draw:layer="layout" svg:x1="43.682cm" svg:y1="10.206cm" svg:x2="43.558cm" svg:y2="10.206cm">
          <text:p/>
        </draw:line>
        <draw:frame draw:style-name="gr4" draw:text-style-name="P4" draw:layer="layout" svg:width="0.352cm" svg:height="0.412cm" svg:x="53.418cm" svg:y="11.405cm">
          <draw:text-box>
            <text:p text:style-name="P3"><text:span text:style-name="T1">2</text:span></text:p>
          </draw:text-box>
        </draw:frame>
        <draw:line draw:style-name="gr2" draw:text-style-name="P2" draw:layer="layout" svg:x1="43.682cm" svg:y1="8.762cm" svg:x2="55.498cm" svg:y2="8.762cm">
          <text:p/>
        </draw:line>
        <draw:line draw:style-name="gr3" draw:text-style-name="P2" draw:layer="layout" svg:x1="43.682cm" svg:y1="8.762cm" svg:x2="43.558cm" svg:y2="8.762cm">
          <text:p/>
        </draw:line>
        <draw:frame draw:style-name="gr4" draw:text-style-name="P4" draw:layer="layout" svg:width="1.247cm" svg:height="0.412cm" svg:x="48.965cm" svg:y="11.888cm">
          <draw:text-box>
            <text:p text:style-name="P3"><text:span text:style-name="T1">Cluster</text:span></text:p>
          </draw:text-box>
        </draw:frame>
        <draw:line draw:style-name="gr2" draw:text-style-name="P2" draw:layer="layout" svg:x1="43.682cm" svg:y1="7.316cm" svg:x2="55.498cm" svg:y2="7.316cm">
          <text:p/>
        </draw:line>
        <draw:line draw:style-name="gr3" draw:text-style-name="P2" draw:layer="layout" svg:x1="43.682cm" svg:y1="7.316cm" svg:x2="43.558cm" svg:y2="7.316cm">
          <text:p/>
        </draw:line>
        <draw:frame draw:style-name="gr4" draw:text-style-name="P4" draw:layer="layout" svg:width="0.557cm" svg:height="0.412cm" svg:x="42.875cm" svg:y="10.011cm">
          <draw:text-box>
            <text:p text:style-name="P3"><text:span text:style-name="T1">1.0</text:span></text:p>
          </draw:text-box>
        </draw:frame>
        <draw:line draw:style-name="gr2" draw:text-style-name="P2" draw:layer="layout" svg:x1="43.682cm" svg:y1="5.873cm" svg:x2="55.498cm" svg:y2="5.873cm">
          <text:p/>
        </draw:line>
        <draw:line draw:style-name="gr3" draw:text-style-name="P2" draw:layer="layout" svg:x1="43.682cm" svg:y1="5.873cm" svg:x2="43.558cm" svg:y2="5.873cm">
          <text:p/>
        </draw:line>
        <draw:frame draw:style-name="gr4" draw:text-style-name="P4" draw:layer="layout" svg:width="0.557cm" svg:height="0.412cm" svg:x="42.875cm" svg:y="8.567cm">
          <draw:text-box>
            <text:p text:style-name="P3"><text:span text:style-name="T1">1.5</text:span></text:p>
          </draw:text-box>
        </draw:frame>
        <draw:line draw:style-name="gr2" draw:text-style-name="P2" draw:layer="layout" svg:x1="43.682cm" svg:y1="4.428cm" svg:x2="55.498cm" svg:y2="4.428cm">
          <text:p/>
        </draw:line>
        <draw:line draw:style-name="gr3" draw:text-style-name="P2" draw:layer="layout" svg:x1="43.682cm" svg:y1="4.428cm" svg:x2="43.558cm" svg:y2="4.428cm">
          <text:p/>
        </draw:line>
        <draw:frame draw:style-name="gr4" draw:text-style-name="P4" draw:layer="layout" svg:width="0.557cm" svg:height="0.412cm" svg:x="42.875cm" svg:y="7.122cm">
          <draw:text-box>
            <text:p text:style-name="P3"><text:span text:style-name="T1">2.0</text:span></text:p>
          </draw:text-box>
        </draw:frame>
        <draw:line draw:style-name="gr2" draw:text-style-name="P2" draw:layer="layout" svg:x1="43.682cm" svg:y1="2.984cm" svg:x2="55.498cm" svg:y2="2.984cm">
          <text:p/>
        </draw:line>
        <draw:line draw:style-name="gr3" draw:text-style-name="P2" draw:layer="layout" svg:x1="43.682cm" svg:y1="2.984cm" svg:x2="43.558cm" svg:y2="2.984cm">
          <text:p/>
        </draw:line>
        <draw:frame draw:style-name="gr4" draw:text-style-name="P4" draw:layer="layout" svg:width="0.557cm" svg:height="0.412cm" svg:x="42.875cm" svg:y="5.678cm">
          <draw:text-box>
            <text:p text:style-name="P3"><text:span text:style-name="T1">2.5</text:span></text:p>
          </draw:text-box>
        </draw:frame>
        <draw:line draw:style-name="gr2" draw:text-style-name="P2" draw:layer="layout" svg:x1="43.682cm" svg:y1="1.54cm" svg:x2="55.498cm" svg:y2="1.54cm">
          <text:p/>
        </draw:line>
        <draw:line draw:style-name="gr3" draw:text-style-name="P2" draw:layer="layout" svg:x1="43.682cm" svg:y1="1.54cm" svg:x2="43.558cm" svg:y2="1.54cm">
          <text:p/>
        </draw:line>
        <draw:frame draw:style-name="gr4" draw:text-style-name="P4" draw:layer="layout" svg:width="0.557cm" svg:height="0.412cm" svg:x="42.875cm" svg:y="4.234cm">
          <draw:text-box>
            <text:p text:style-name="P3"><text:span text:style-name="T1">3.0</text:span></text:p>
          </draw:text-box>
        </draw:frame>
        <draw:frame draw:style-name="gr4" draw:text-style-name="P4" draw:layer="layout" svg:width="0.557cm" svg:height="0.412cm" svg:x="42.875cm" svg:y="2.79cm">
          <draw:text-box>
            <text:p text:style-name="P3"><text:span text:style-name="T1">3.5</text:span></text:p>
          </draw:text-box>
        </draw:frame>
        <draw:polygon draw:style-name="gr19" draw:text-style-name="P11" draw:layer="layout" svg:width="3.15cm" svg:height="1.781cm" svg:x="44.077cm" svg:y="5.325cm" svg:viewBox="0 0 3151 1782" draw:points="0,1782 3151,1782 3151,0 0,0">
          <text:p/>
        </draw:polygon>
        <draw:line draw:style-name="gr20" draw:text-style-name="P2" draw:layer="layout" svg:x1="45.651cm" svg:y1="7.105cm" svg:x2="45.651cm" svg:y2="9.51cm">
          <text:p/>
        </draw:line>
        <draw:line draw:style-name="gr20" draw:text-style-name="P2" draw:layer="layout" svg:x1="45.651cm" svg:y1="5.325cm" svg:x2="45.651cm" svg:y2="2.782cm">
          <text:p/>
        </draw:line>
        <draw:line draw:style-name="gr21" draw:text-style-name="P2" draw:layer="layout" svg:x1="44.863cm" svg:y1="9.51cm" svg:x2="46.439cm" svg:y2="9.51cm">
          <text:p/>
        </draw:line>
        <draw:line draw:style-name="gr21" draw:text-style-name="P2" draw:layer="layout" svg:x1="44.863cm" svg:y1="2.782cm" svg:x2="46.439cm" svg:y2="2.782cm">
          <text:p/>
        </draw:line>
        <draw:polygon draw:style-name="gr22" draw:text-style-name="P12" draw:layer="layout" svg:width="3.152cm" svg:height="1.593cm" svg:x="48.014cm" svg:y="2.511cm" svg:viewBox="0 0 3153 1594" draw:points="0,1594 3153,1594 3153,0 0,0">
          <text:p/>
        </draw:polygon>
        <draw:line draw:style-name="gr20" draw:text-style-name="P2" draw:layer="layout" svg:x1="49.59cm" svg:y1="4.103cm" svg:x2="49.59cm" svg:y2="6.255cm">
          <text:p/>
        </draw:line>
        <draw:line draw:style-name="gr20" draw:text-style-name="P2" draw:layer="layout" svg:x1="49.59cm" svg:y1="2.511cm" svg:x2="49.59cm" svg:y2="1.429cm">
          <text:p/>
        </draw:line>
        <draw:line draw:style-name="gr21" draw:text-style-name="P2" draw:layer="layout" svg:x1="48.802cm" svg:y1="6.255cm" svg:x2="50.378cm" svg:y2="6.255cm">
          <text:p/>
        </draw:line>
        <draw:line draw:style-name="gr21" draw:text-style-name="P2" draw:layer="layout" svg:x1="48.802cm" svg:y1="1.429cm" svg:x2="50.378cm" svg:y2="1.429cm">
          <text:p/>
        </draw:line>
        <draw:polygon draw:style-name="gr23" draw:text-style-name="P13" draw:layer="layout" svg:width="3.152cm" svg:height="2.465cm" svg:x="51.954cm" svg:y="2.052cm" svg:viewBox="0 0 3153 2466" draw:points="0,2466 3153,2466 3153,0 0,0">
          <text:p/>
        </draw:polygon>
        <draw:line draw:style-name="gr20" draw:text-style-name="P2" draw:layer="layout" svg:x1="53.528cm" svg:y1="4.517cm" svg:x2="53.528cm" svg:y2="8.049cm">
          <text:p/>
        </draw:line>
        <draw:line draw:style-name="gr20" draw:text-style-name="P2" draw:layer="layout" svg:x1="53.528cm" svg:y1="2.052cm" svg:x2="53.528cm" svg:y2="1.414cm">
          <text:p/>
        </draw:line>
        <draw:line draw:style-name="gr21" draw:text-style-name="P2" draw:layer="layout" svg:x1="52.74cm" svg:y1="8.049cm" svg:x2="54.316cm" svg:y2="8.049cm">
          <text:p/>
        </draw:line>
        <draw:line draw:style-name="gr21" draw:text-style-name="P2" draw:layer="layout" svg:x1="52.74cm" svg:y1="1.414cm" svg:x2="54.316cm" svg:y2="1.414cm">
          <text:p/>
        </draw:line>
        <draw:line draw:style-name="gr20" draw:text-style-name="P2" draw:layer="layout" svg:x1="44.077cm" svg:y1="6.122cm" svg:x2="47.226cm" svg:y2="6.122cm">
          <text:p/>
        </draw:line>
        <draw:polygon draw:style-name="gr11" draw:text-style-name="P7" draw:layer="layout" svg:width="0.213cm" svg:height="0.213cm" svg:x="45.546cm" svg:y="6.154cm" svg:viewBox="0 0 214 214" draw:points="105,0 0,214 214,214">
          <text:p/>
        </draw:polygon>
        <draw:line draw:style-name="gr20" draw:text-style-name="P2" draw:layer="layout" svg:x1="48.014cm" svg:y1="3.331cm" svg:x2="51.166cm" svg:y2="3.331cm">
          <text:p/>
        </draw:line>
        <draw:polygon draw:style-name="gr11" draw:text-style-name="P7" draw:layer="layout" svg:width="0.213cm" svg:height="0.213cm" svg:x="49.484cm" svg:y="3.371cm" svg:viewBox="0 0 214 214" draw:points="107,0 0,214 214,214">
          <text:p/>
        </draw:polygon>
        <draw:line draw:style-name="gr20" draw:text-style-name="P2" draw:layer="layout" svg:x1="51.954cm" svg:y1="3.296cm" svg:x2="55.104cm" svg:y2="3.296cm">
          <text:p/>
        </draw:line>
        <draw:polygon draw:style-name="gr11" draw:text-style-name="P7" draw:layer="layout" svg:width="0.213cm" svg:height="0.211cm" svg:x="53.423cm" svg:y="3.382cm" svg:viewBox="0 0 214 212" draw:points="107,0 0,212 214,212">
          <text:p/>
        </draw:polygon>
        <draw:line draw:style-name="gr12" draw:text-style-name="P2" draw:layer="layout" svg:x1="43.682cm" svg:y1="11.219cm" svg:x2="43.682cm" svg:y2="0.947cm">
          <text:p/>
        </draw:line>
        <draw:line draw:style-name="gr12" draw:text-style-name="P2" draw:layer="layout" svg:x1="55.499cm" svg:y1="11.219cm" svg:x2="55.499cm" svg:y2="0.947cm">
          <text:p/>
        </draw:line>
        <draw:line draw:style-name="gr12" draw:text-style-name="P2" draw:layer="layout" svg:x1="43.682cm" svg:y1="11.219cm" svg:x2="55.498cm" svg:y2="11.219cm">
          <text:p/>
        </draw:line>
        <draw:line draw:style-name="gr12" draw:text-style-name="P2" draw:layer="layout" svg:x1="43.682cm" svg:y1="0.947cm" svg:x2="55.498cm" svg:y2="0.947cm">
          <text:p/>
        </draw:line>
        <draw:frame draw:style-name="gr4" draw:text-style-name="P4" draw:layer="layout" svg:width="0.557cm" svg:height="0.412cm" svg:x="42.875cm" svg:y="1.345cm">
          <draw:text-box>
            <text:p text:style-name="P3"><text:span text:style-name="T1">4.0</text:span></text:p>
          </draw:text-box>
        </draw:frame>
        <draw:polygon draw:style-name="gr1" draw:text-style-name="P1" draw:layer="layout" svg:width="8.864cm" svg:height="8.862cm" svg:x="15.756cm" svg:y="1.653cm" svg:viewBox="0 0 8865 8863" draw:points="0,8863 8865,8863 8865,0 0,0">
          <text:p/>
        </draw:polygon>
        <draw:polygon draw:style-name="gr24" draw:text-style-name="P14" draw:layer="layout" svg:width="4.096cm" svg:height="5.166cm" svg:x="16.212cm" svg:y="2.777cm" svg:viewBox="0 0 4097 5167" draw:points="4097,3763 124,5167 0,1145 4097,0">
          <text:p/>
        </draw:polygon>
        <draw:polyline draw:style-name="gr25" draw:text-style-name="P2" draw:layer="layout" svg:width="4.096cm" svg:height="5.166cm" svg:x="16.212cm" svg:y="2.777cm" svg:viewBox="0 0 4097 5167" draw:points="4097,3763 124,5167 0,1145 4097,0">
          <text:p/>
        </draw:polyline>
        <draw:polygon draw:style-name="gr26" draw:text-style-name="P15" draw:layer="layout" svg:width="4.096cm" svg:height="5.166cm" svg:x="20.308cm" svg:y="2.777cm" svg:viewBox="0 0 4097 5167" draw:points="3973,5167 0,3763 0,0 4097,1145">
          <text:p/>
        </draw:polygon>
        <draw:polyline draw:style-name="gr27" draw:text-style-name="P2" draw:layer="layout" svg:width="4.096cm" svg:height="5.166cm" svg:x="20.308cm" svg:y="2.777cm" svg:viewBox="0 0 4097 5167" draw:points="3973,5167 0,3763 0,0 4097,1145">
          <text:p/>
        </draw:polyline>
        <draw:polygon draw:style-name="gr28" draw:text-style-name="P16" draw:layer="layout" svg:width="7.944cm" svg:height="3.043cm" svg:x="16.336cm" svg:y="6.54cm" svg:viewBox="0 0 7945 3044" draw:points="7945,1404 3973,0 0,1404 3973,3044">
          <text:p/>
        </draw:polygon>
        <draw:polyline draw:style-name="gr29" draw:text-style-name="P2" draw:layer="layout" svg:width="7.944cm" svg:height="3.043cm" svg:x="16.336cm" svg:y="6.54cm" svg:viewBox="0 0 7945 3044" draw:points="7945,1404 3973,0 0,1404 3973,3044">
          <text:p/>
        </draw:polyline>
        <draw:line draw:style-name="gr30" draw:text-style-name="P2" draw:layer="layout" svg:x1="16.336cm" svg:y1="7.943cm" svg:x2="20.309cm" svg:y2="9.584cm">
          <text:p/>
        </draw:line>
        <draw:frame draw:style-name="gr4" draw:text-style-name="P4" draw:layer="layout" svg:width="2.445cm" svg:height="0.412cm" draw:transform="rotate (1.5707963267949) translate (42.321cm 7.311cm)">
          <draw:text-box>
            <text:p text:style-name="P3"><text:span text:style-name="T1">voc_pcdtbt(V)</text:span></text:p>
          </draw:text-box>
        </draw:frame>
        <draw:polyline draw:style-name="gr31" draw:text-style-name="P2" draw:layer="layout" svg:width="4.09cm" svg:height="5.633cm" svg:x="20.077cm" svg:y="3.856cm" svg:viewBox="0 0 4091 5634" draw:points="0,5634 3975,4006 4091,0">
          <text:p/>
        </draw:polyline>
        <draw:polyline draw:style-name="gr31" draw:text-style-name="P2" draw:layer="layout" svg:width="4.075cm" svg:height="5.568cm" svg:x="19.561cm" svg:y="3.708cm" svg:viewBox="0 0 4076 5569" draw:points="0,5569 3978,3972 4076,0">
          <text:p/>
        </draw:polyline>
        <draw:polyline draw:style-name="gr31" draw:text-style-name="P2" draw:layer="layout" svg:width="4.06cm" svg:height="5.504cm" svg:x="19.056cm" svg:y="3.564cm" svg:viewBox="0 0 4061 5505" draw:points="0,5505 3980,3938 4061,0">
          <text:p/>
        </draw:polyline>
        <draw:polyline draw:style-name="gr31" draw:text-style-name="P2" draw:layer="layout" svg:width="4.044cm" svg:height="5.443cm" svg:x="18.562cm" svg:y="3.42cm" svg:viewBox="0 0 4045 5444" draw:points="0,5444 3979,3908 4045,0">
          <text:p/>
        </draw:polyline>
        <draw:polyline draw:style-name="gr31" draw:text-style-name="P2" draw:layer="layout" svg:width="4.029cm" svg:height="5.381cm" svg:x="18.077cm" svg:y="3.281cm" svg:viewBox="0 0 4030 5382" draw:points="0,5382 3978,3876 4030,0">
          <text:p/>
        </draw:polyline>
        <draw:polyline draw:style-name="gr31" draw:text-style-name="P2" draw:layer="layout" svg:width="4.014cm" svg:height="5.323cm" svg:x="17.601cm" svg:y="3.143cm" svg:viewBox="0 0 4015 5324" draw:points="0,5324 3978,3845 4015,0">
          <text:p/>
        </draw:polyline>
        <draw:polyline draw:style-name="gr31" draw:text-style-name="P2" draw:layer="layout" svg:width="4cm" svg:height="5.266cm" svg:x="17.133cm" svg:y="3.008cm" svg:viewBox="0 0 4001 5267" draw:points="0,5267 3978,3815 4001,0">
          <text:p/>
        </draw:polyline>
        <draw:polyline draw:style-name="gr31" draw:text-style-name="P2" draw:layer="layout" svg:width="3.983cm" svg:height="5.207cm" svg:x="16.677cm" svg:y="2.877cm" svg:viewBox="0 0 3984 5208" draw:points="0,5208 3975,3784 3984,0">
          <text:p/>
        </draw:polyline>
        <draw:line draw:style-name="gr30" draw:text-style-name="P2" draw:layer="layout" svg:x1="20.113cm" svg:y1="9.473cm" svg:x2="20.008cm" svg:y2="9.519cm">
          <text:p/>
        </draw:line>
        <draw:frame draw:style-name="gr14" draw:text-style-name="P9" draw:layer="layout" svg:width="10.429cm" svg:height="0.53cm" svg:x="43.683cm" svg:y="0.345cm">
          <draw:text-box>
            <text:p text:style-name="P8"><text:span text:style-name="T2">D) Open-Circuit Voltage (Voc) by Cluster</text:span></text:p>
          </draw:text-box>
        </draw:frame>
        <draw:frame draw:style-name="gr32" draw:text-style-name="P17" draw:layer="layout" svg:width="0.211cm" svg:height="0.247cm" draw:transform="rotate (-0.39095375244673) translate (17.16cm 9.563cm)">
          <draw:text-box>
            <text:p text:style-name="P3"><text:span text:style-name="T3">P</text:span></text:p>
          </draw:text-box>
        </draw:frame>
        <draw:frame draw:style-name="gr32" draw:text-style-name="P17" draw:layer="layout" svg:width="0.211cm" svg:height="0.247cm" draw:transform="rotate (-0.39095375244673) translate (17.277cm 9.611cm)">
          <draw:text-box>
            <text:p text:style-name="P3"><text:span text:style-name="T3">C</text:span></text:p>
          </draw:text-box>
        </draw:frame>
        <draw:frame draw:style-name="gr32" draw:text-style-name="P17" draw:layer="layout" svg:width="0.211cm" svg:height="0.247cm" draw:transform="rotate (-0.39095375244673) translate (17.414cm 9.668cm)">
          <draw:text-box>
            <text:p text:style-name="P3"><text:span text:style-name="T3">A</text:span></text:p>
          </draw:text-box>
        </draw:frame>
        <draw:frame draw:style-name="gr32" draw:text-style-name="P17" draw:layer="layout" svg:width="0.211cm" svg:height="0.247cm" draw:transform="rotate (-0.39095375244673) translate (17.547cm 9.723cm)">
          <draw:text-box>
            <text:p text:style-name="P3"><text:span text:style-name="T3">1</text:span></text:p>
          </draw:text-box>
        </draw:frame>
        <draw:polygon draw:style-name="gr18" draw:text-style-name="P10" draw:layer="layout" svg:width="0.222cm" svg:height="0.029cm" svg:x="19.474cm" svg:y="10.154cm" svg:viewBox="0 0 223 30" draw:points="0,0 223,0 223,30 0,30">
          <text:p/>
        </draw:polygon>
        <draw:line draw:style-name="gr30" draw:text-style-name="P2" draw:layer="layout" svg:x1="19.598cm" svg:y1="9.262cm" svg:x2="19.492cm" svg:y2="9.304cm">
          <text:p/>
        </draw:line>
        <draw:frame draw:style-name="gr32" draw:text-style-name="P17" draw:layer="layout" svg:width="0.211cm" svg:height="0.247cm" draw:transform="rotate (-0.39095375244673) translate (17.673cm 9.774cm)">
          <draw:text-box>
            <text:p text:style-name="P3"><text:span text:style-name="T3">1</text:span></text:p>
          </draw:text-box>
        </draw:frame>
        <draw:polygon draw:style-name="gr18" draw:text-style-name="P10" draw:layer="layout" svg:width="0.222cm" svg:height="0.03cm" svg:x="18.96cm" svg:y="9.934cm" svg:viewBox="0 0 223 31" draw:points="0,0 223,0 223,31 0,31">
          <text:p/>
        </draw:polygon>
        <draw:line draw:style-name="gr30" draw:text-style-name="P2" draw:layer="layout" svg:x1="19.093cm" svg:y1="9.052cm" svg:x2="18.988cm" svg:y2="9.095cm">
          <text:p/>
        </draw:line>
        <draw:frame draw:style-name="gr4" draw:text-style-name="P4" draw:layer="layout" svg:width="0.352cm" svg:height="0.412cm" svg:x="19.734cm" svg:y="9.95cm">
          <draw:text-box>
            <text:p text:style-name="P3"><text:span text:style-name="T1">6</text:span></text:p>
          </draw:text-box>
        </draw:frame>
        <draw:polygon draw:style-name="gr18" draw:text-style-name="P10" draw:layer="layout" svg:width="0.222cm" svg:height="0.03cm" svg:x="18.458cm" svg:y="9.72cm" svg:viewBox="0 0 223 31" draw:points="0,0 223,0 223,31 0,31">
          <text:p/>
        </draw:polygon>
        <draw:line draw:style-name="gr30" draw:text-style-name="P2" draw:layer="layout" svg:x1="18.597cm" svg:y1="8.849cm" svg:x2="18.492cm" svg:y2="8.891cm">
          <text:p/>
        </draw:line>
        <draw:frame draw:style-name="gr4" draw:text-style-name="P4" draw:layer="layout" svg:width="0.352cm" svg:height="0.412cm" svg:x="19.22cm" svg:y="9.731cm">
          <draw:text-box>
            <text:p text:style-name="P3"><text:span text:style-name="T1">4</text:span></text:p>
          </draw:text-box>
        </draw:frame>
        <draw:line draw:style-name="gr30" draw:text-style-name="P2" draw:layer="layout" svg:x1="18.112cm" svg:y1="8.649cm" svg:x2="18.008cm" svg:y2="8.689cm">
          <text:p/>
        </draw:line>
        <draw:frame draw:style-name="gr4" draw:text-style-name="P4" draw:layer="layout" svg:width="0.352cm" svg:height="0.412cm" svg:x="18.716cm" svg:y="9.516cm">
          <draw:text-box>
            <text:p text:style-name="P3"><text:span text:style-name="T1">2</text:span></text:p>
          </draw:text-box>
        </draw:frame>
        <draw:line draw:style-name="gr30" draw:text-style-name="P2" draw:layer="layout" svg:x1="17.636cm" svg:y1="8.453cm" svg:x2="17.531cm" svg:y2="8.492cm">
          <text:p/>
        </draw:line>
        <draw:frame draw:style-name="gr4" draw:text-style-name="P4" draw:layer="layout" svg:width="0.352cm" svg:height="0.412cm" svg:x="18.075cm" svg:y="9.306cm">
          <draw:text-box>
            <text:p text:style-name="P3"><text:span text:style-name="T1">0</text:span></text:p>
          </draw:text-box>
        </draw:frame>
        <draw:line draw:style-name="gr30" draw:text-style-name="P2" draw:layer="layout" svg:x1="17.171cm" svg:y1="8.26cm" svg:x2="17.066cm" svg:y2="8.299cm">
          <text:p/>
        </draw:line>
        <draw:frame draw:style-name="gr4" draw:text-style-name="P4" draw:layer="layout" svg:width="0.352cm" svg:height="0.412cm" svg:x="17.592cm" svg:y="9.1cm">
          <draw:text-box>
            <text:p text:style-name="P3"><text:span text:style-name="T1">2</text:span></text:p>
          </draw:text-box>
        </draw:frame>
        <draw:line draw:style-name="gr30" draw:text-style-name="P2" draw:layer="layout" svg:x1="16.713cm" svg:y1="8.072cm" svg:x2="16.608cm" svg:y2="8.109cm">
          <text:p/>
        </draw:line>
        <draw:frame draw:style-name="gr4" draw:text-style-name="P4" draw:layer="layout" svg:width="0.352cm" svg:height="0.412cm" svg:x="17.117cm" svg:y="8.897cm">
          <draw:text-box>
            <text:p text:style-name="P3"><text:span text:style-name="T1">4</text:span></text:p>
          </draw:text-box>
        </draw:frame>
        <draw:line draw:style-name="gr30" draw:text-style-name="P2" draw:layer="layout" svg:x1="24.281cm" svg:y1="7.943cm" svg:x2="20.308cm" svg:y2="9.584cm">
          <text:p/>
        </draw:line>
        <draw:frame draw:style-name="gr4" draw:text-style-name="P4" draw:layer="layout" svg:width="0.352cm" svg:height="0.412cm" svg:x="16.653cm" svg:y="8.699cm">
          <draw:text-box>
            <text:p text:style-name="P3"><text:span text:style-name="T1">6</text:span></text:p>
          </draw:text-box>
        </draw:frame>
        <draw:polyline draw:style-name="gr31" draw:text-style-name="P2" draw:layer="layout" svg:width="3.986cm" svg:height="5.212cm" svg:x="19.921cm" svg:y="2.886cm" svg:viewBox="0 0 3987 5213" draw:points="0,0 12,3786 3987,5213">
          <text:p/>
        </draw:polyline>
        <draw:polyline draw:style-name="gr31" draw:text-style-name="P2" draw:layer="layout" svg:width="4.004cm" svg:height="5.285cm" svg:x="19.321cm" svg:y="3.053cm" svg:viewBox="0 0 4005 5286" draw:points="0,0 28,3825 4005,5286">
          <text:p/>
        </draw:polyline>
        <draw:polyline draw:style-name="gr31" draw:text-style-name="P2" draw:layer="layout" svg:width="4.025cm" svg:height="5.358cm" svg:x="18.704cm" svg:y="3.226cm" svg:viewBox="0 0 4026 5359" draw:points="0,0 46,3863 4026,5359">
          <text:p/>
        </draw:polyline>
        <draw:polyline draw:style-name="gr31" draw:text-style-name="P2" draw:layer="layout" svg:width="4.044cm" svg:height="5.434cm" svg:x="18.074cm" svg:y="3.403cm" svg:viewBox="0 0 4045 5435" draw:points="0,0 64,3902 4045,5435">
          <text:p/>
        </draw:polyline>
        <draw:polyline draw:style-name="gr31" draw:text-style-name="P2" draw:layer="layout" svg:width="4.063cm" svg:height="5.513cm" svg:x="17.428cm" svg:y="3.582cm" svg:viewBox="0 0 4064 5514" draw:points="0,0 84,3945 4064,5514">
          <text:p/>
        </draw:polyline>
        <draw:polyline draw:style-name="gr31" draw:text-style-name="P2" draw:layer="layout" svg:width="4.082cm" svg:height="5.595cm" svg:x="16.766cm" svg:y="3.767cm" svg:viewBox="0 0 4083 5596" draw:points="0,0 105,3986 4083,5596">
          <text:p/>
        </draw:polyline>
        <draw:line draw:style-name="gr30" draw:text-style-name="P2" draw:layer="layout" svg:x1="23.872cm" svg:y1="8.084cm" svg:x2="23.977cm" svg:y2="8.124cm">
          <text:p/>
        </draw:line>
        <draw:frame draw:style-name="gr4" draw:text-style-name="P4" draw:layer="layout" svg:width="0.352cm" svg:height="0.412cm" svg:x="16.197cm" svg:y="8.505cm">
          <draw:text-box>
            <text:p text:style-name="P3"><text:span text:style-name="T1">8</text:span></text:p>
          </draw:text-box>
        </draw:frame>
        <draw:frame draw:style-name="gr32" draw:text-style-name="P17" draw:layer="layout" svg:width="0.211cm" svg:height="0.247cm" draw:transform="rotate (0.39095375244673) translate (22.819cm 9.826cm)">
          <draw:text-box>
            <text:p text:style-name="P3"><text:span text:style-name="T3">P</text:span></text:p>
          </draw:text-box>
        </draw:frame>
        <draw:frame draw:style-name="gr32" draw:text-style-name="P17" draw:layer="layout" svg:width="0.211cm" svg:height="0.247cm" draw:transform="rotate (0.39095375244673) translate (22.936cm 9.778cm)">
          <draw:text-box>
            <text:p text:style-name="P3"><text:span text:style-name="T3">C</text:span></text:p>
          </draw:text-box>
        </draw:frame>
        <draw:frame draw:style-name="gr32" draw:text-style-name="P17" draw:layer="layout" svg:width="0.211cm" svg:height="0.247cm" draw:transform="rotate (0.39095375244673) translate (23.073cm 9.721cm)">
          <draw:text-box>
            <text:p text:style-name="P3"><text:span text:style-name="T3">A</text:span></text:p>
          </draw:text-box>
        </draw:frame>
        <draw:frame draw:style-name="gr32" draw:text-style-name="P17" draw:layer="layout" svg:width="0.211cm" svg:height="0.247cm" draw:transform="rotate (0.39095375244673) translate (23.206cm 9.666cm)">
          <draw:text-box>
            <text:p text:style-name="P3"><text:span text:style-name="T3">2</text:span></text:p>
          </draw:text-box>
        </draw:frame>
        <draw:polygon draw:style-name="gr18" draw:text-style-name="P10" draw:layer="layout" svg:width="0.222cm" svg:height="0.029cm" svg:x="24.052cm" svg:y="8.722cm" svg:viewBox="0 0 223 30" draw:points="0,0 223,0 223,30 0,30">
          <text:p/>
        </draw:polygon>
        <draw:line draw:style-name="gr30" draw:text-style-name="P2" draw:layer="layout" svg:x1="23.29cm" svg:y1="8.324cm" svg:x2="23.395cm" svg:y2="8.365cm">
          <text:p/>
        </draw:line>
        <draw:frame draw:style-name="gr32" draw:text-style-name="P17" draw:layer="layout" svg:width="0.211cm" svg:height="0.247cm" draw:transform="rotate (0.39095375244673) translate (23.332cm 9.615cm)">
          <draw:text-box>
            <text:p text:style-name="P3"><text:span text:style-name="T3">1</text:span></text:p>
          </draw:text-box>
        </draw:frame>
        <draw:polygon draw:style-name="gr18" draw:text-style-name="P10" draw:layer="layout" svg:width="0.222cm" svg:height="0.031cm" svg:x="23.472cm" svg:y="8.968cm" svg:viewBox="0 0 223 32" draw:points="0,0 223,0 223,32 0,32">
          <text:p/>
        </draw:polygon>
        <draw:line draw:style-name="gr30" draw:text-style-name="P2" draw:layer="layout" svg:x1="22.693cm" svg:y1="8.57cm" svg:x2="22.799cm" svg:y2="8.611cm">
          <text:p/>
        </draw:line>
        <draw:frame draw:style-name="gr4" draw:text-style-name="P4" draw:layer="layout" svg:width="0.352cm" svg:height="0.412cm" svg:x="24.312cm" svg:y="8.518cm">
          <draw:text-box>
            <text:p text:style-name="P3"><text:span text:style-name="T1">4</text:span></text:p>
          </draw:text-box>
        </draw:frame>
        <draw:line draw:style-name="gr30" draw:text-style-name="P2" draw:layer="layout" svg:x1="22.083cm" svg:y1="8.823cm" svg:x2="22.188cm" svg:y2="8.865cm">
          <text:p/>
        </draw:line>
        <draw:frame draw:style-name="gr4" draw:text-style-name="P4" draw:layer="layout" svg:width="0.352cm" svg:height="0.412cm" svg:x="23.732cm" svg:y="8.765cm">
          <draw:text-box>
            <text:p text:style-name="P3"><text:span text:style-name="T1">2</text:span></text:p>
          </draw:text-box>
        </draw:frame>
        <draw:line draw:style-name="gr30" draw:text-style-name="P2" draw:layer="layout" svg:x1="21.456cm" svg:y1="9.082cm" svg:x2="21.561cm" svg:y2="9.124cm">
          <text:p/>
        </draw:line>
        <draw:frame draw:style-name="gr4" draw:text-style-name="P4" draw:layer="layout" svg:width="0.352cm" svg:height="0.412cm" svg:x="22.99cm" svg:y="9.019cm">
          <draw:text-box>
            <text:p text:style-name="P3"><text:span text:style-name="T1">0</text:span></text:p>
          </draw:text-box>
        </draw:frame>
        <draw:line draw:style-name="gr30" draw:text-style-name="P2" draw:layer="layout" svg:x1="20.811cm" svg:y1="9.346cm" svg:x2="20.918cm" svg:y2="9.39cm">
          <text:p/>
        </draw:line>
        <draw:frame draw:style-name="gr4" draw:text-style-name="P4" draw:layer="layout" svg:width="0.352cm" svg:height="0.412cm" svg:x="22.38cm" svg:y="9.279cm">
          <draw:text-box>
            <text:p text:style-name="P3"><text:span text:style-name="T1">2</text:span></text:p>
          </draw:text-box>
        </draw:frame>
        <draw:line draw:style-name="gr30" draw:text-style-name="P2" draw:layer="layout" svg:x1="24.279cm" svg:y1="7.944cm" svg:x2="24.405cm" svg:y2="3.922cm">
          <text:p/>
        </draw:line>
        <draw:frame draw:style-name="gr4" draw:text-style-name="P4" draw:layer="layout" svg:width="0.352cm" svg:height="0.412cm" svg:x="21.755cm" svg:y="9.545cm">
          <draw:text-box>
            <text:p text:style-name="P3"><text:span text:style-name="T1">4</text:span></text:p>
          </draw:text-box>
        </draw:frame>
        <draw:polyline draw:style-name="gr31" draw:text-style-name="P2" draw:layer="layout" svg:width="7.973cm" svg:height="1.376cm" svg:x="16.321cm" svg:y="6.096cm" svg:viewBox="0 0 7974 1377" draw:points="7974,1377 3988,0 0,1377">
          <text:p/>
        </draw:polyline>
        <draw:polyline draw:style-name="gr31" draw:text-style-name="P2" draw:layer="layout" svg:width="8.001cm" svg:height="1.345cm" svg:x="16.307cm" svg:y="5.649cm" svg:viewBox="0 0 8002 1346" draw:points="8002,1346 4002,0 0,1346">
          <text:p/>
        </draw:polyline>
        <draw:polyline draw:style-name="gr31" draw:text-style-name="P2" draw:layer="layout" svg:width="8.032cm" svg:height="1.313cm" svg:x="16.291cm" svg:y="5.201cm" svg:viewBox="0 0 8033 1314" draw:points="8033,1314 4018,0 0,1314">
          <text:p/>
        </draw:polyline>
        <draw:polyline draw:style-name="gr31" draw:text-style-name="P2" draw:layer="layout" svg:width="8.062cm" svg:height="1.282cm" svg:x="16.276cm" svg:y="4.748cm" svg:viewBox="0 0 8063 1283" draw:points="8063,1283 4033,0 0,1283">
          <text:p/>
        </draw:polyline>
        <draw:polyline draw:style-name="gr31" draw:text-style-name="P2" draw:layer="layout" svg:width="8.093cm" svg:height="1.25cm" svg:x="16.261cm" svg:y="4.292cm" svg:viewBox="0 0 8094 1251" draw:points="8094,1251 4048,0 0,1251">
          <text:p/>
        </draw:polyline>
        <draw:polyline draw:style-name="gr31" draw:text-style-name="P2" draw:layer="layout" svg:width="8.122cm" svg:height="1.219cm" svg:x="16.247cm" svg:y="3.832cm" svg:viewBox="0 0 8123 1220" draw:points="8123,1220 4062,0 0,1220">
          <text:p/>
        </draw:polyline>
        <draw:polyline draw:style-name="gr31" draw:text-style-name="P2" draw:layer="layout" svg:width="8.151cm" svg:height="1.187cm" svg:x="16.232cm" svg:y="3.37cm" svg:viewBox="0 0 8152 1188" draw:points="8152,1188 4076,0 0,1188">
          <text:p/>
        </draw:polyline>
        <draw:polyline draw:style-name="gr31" draw:text-style-name="P2" draw:layer="layout" svg:width="8.182cm" svg:height="1.154cm" svg:x="16.216cm" svg:y="2.904cm" svg:viewBox="0 0 8183 1155" draw:points="8183,1155 4092,0 0,1155">
          <text:p/>
        </draw:polyline>
        <draw:line draw:style-name="gr30" draw:text-style-name="P2" draw:layer="layout" svg:x1="24.259cm" svg:y1="7.458cm" svg:x2="24.364cm" svg:y2="7.496cm">
          <text:p/>
        </draw:line>
        <draw:frame draw:style-name="gr4" draw:text-style-name="P4" draw:layer="layout" svg:width="0.352cm" svg:height="0.412cm" svg:x="21.114cm" svg:y="9.819cm">
          <draw:text-box>
            <text:p text:style-name="P3"><text:span text:style-name="T1">6</text:span></text:p>
          </draw:text-box>
        </draw:frame>
        <draw:frame draw:style-name="gr32" draw:text-style-name="P17" draw:layer="layout" svg:width="0.277cm" svg:height="0.247cm" draw:transform="rotate (1.539380400259) translate (25.73cm 6.304cm)">
          <draw:text-box>
            <text:p text:style-name="P3"><text:span text:style-name="T3">PC</text:span></text:p>
          </draw:text-box>
        </draw:frame>
        <draw:frame draw:style-name="gr32" draw:text-style-name="P17" draw:layer="layout" svg:width="0.211cm" svg:height="0.247cm" draw:transform="rotate (1.539380400259) translate (25.739cm 6.029cm)">
          <draw:text-box>
            <text:p text:style-name="P3"><text:span text:style-name="T3">A</text:span></text:p>
          </draw:text-box>
        </draw:frame>
        <draw:frame draw:style-name="gr32" draw:text-style-name="P17" draw:layer="layout" svg:width="0.211cm" svg:height="0.247cm" draw:transform="rotate (1.539380400259) translate (25.743cm 5.885cm)">
          <draw:text-box>
            <text:p text:style-name="P3"><text:span text:style-name="T3">3</text:span></text:p>
          </draw:text-box>
        </draw:frame>
        <draw:polygon draw:style-name="gr18" draw:text-style-name="P10" draw:layer="layout" svg:width="0.222cm" svg:height="0.029cm" svg:x="24.491cm" svg:y="7.614cm" svg:viewBox="0 0 223 30" draw:points="0,0 223,0 223,30 0,30">
          <text:p/>
        </draw:polygon>
        <draw:line draw:style-name="gr30" draw:text-style-name="P2" draw:layer="layout" svg:x1="24.274cm" svg:y1="6.982cm" svg:x2="24.379cm" svg:y2="7.018cm">
          <text:p/>
        </draw:line>
        <draw:frame draw:style-name="gr32" draw:text-style-name="P17" draw:layer="layout" svg:width="0.211cm" svg:height="0.247cm" draw:transform="rotate (1.539380400259) translate (25.747cm 5.749cm)">
          <draw:text-box>
            <text:p text:style-name="P3"><text:span text:style-name="T3">1</text:span></text:p>
          </draw:text-box>
        </draw:frame>
        <draw:polygon draw:style-name="gr18" draw:text-style-name="P10" draw:layer="layout" svg:width="0.222cm" svg:height="0.029cm" svg:x="24.508cm" svg:y="7.137cm" svg:viewBox="0 0 223 30" draw:points="0,0 223,0 223,30 0,30">
          <text:p/>
        </draw:polygon>
        <draw:line draw:style-name="gr30" draw:text-style-name="P2" draw:layer="layout" svg:x1="24.288cm" svg:y1="6.502cm" svg:x2="24.394cm" svg:y2="6.538cm">
          <text:p/>
        </draw:line>
        <draw:frame draw:style-name="gr4" draw:text-style-name="P4" draw:layer="layout" svg:width="0.781cm" svg:height="0.412cm" svg:x="24.75cm" svg:y="7.41cm">
          <draw:text-box>
            <text:p text:style-name="P3"><text:span text:style-name="T1">15.0</text:span></text:p>
          </draw:text-box>
        </draw:frame>
        <draw:polygon draw:style-name="gr18" draw:text-style-name="P10" draw:layer="layout" svg:width="0.222cm" svg:height="0.032cm" svg:x="24.525cm" svg:y="6.655cm" svg:viewBox="0 0 223 33" draw:points="0,0 223,0 223,33 0,33">
          <text:p/>
        </draw:polygon>
        <draw:line draw:style-name="gr30" draw:text-style-name="P2" draw:layer="layout" svg:x1="24.303cm" svg:y1="6.018cm" svg:x2="24.41cm" svg:y2="6.053cm">
          <text:p/>
        </draw:line>
        <draw:frame draw:style-name="gr4" draw:text-style-name="P4" draw:layer="layout" svg:width="0.781cm" svg:height="0.412cm" svg:x="24.767cm" svg:y="6.933cm">
          <draw:text-box>
            <text:p text:style-name="P3"><text:span text:style-name="T1">12.5</text:span></text:p>
          </draw:text-box>
        </draw:frame>
        <draw:polygon draw:style-name="gr18" draw:text-style-name="P10" draw:layer="layout" svg:width="0.222cm" svg:height="0.029cm" svg:x="24.655cm" svg:y="6.173cm" svg:viewBox="0 0 223 30" draw:points="0,0 223,0 223,30 0,30">
          <text:p/>
        </draw:polygon>
        <draw:line draw:style-name="gr30" draw:text-style-name="P2" draw:layer="layout" svg:x1="24.317cm" svg:y1="5.532cm" svg:x2="24.425cm" svg:y2="5.565cm">
          <text:p/>
        </draw:line>
        <draw:frame draw:style-name="gr4" draw:text-style-name="P4" draw:layer="layout" svg:width="0.781cm" svg:height="0.412cm" svg:x="24.785cm" svg:y="6.453cm">
          <draw:text-box>
            <text:p text:style-name="P3"><text:span text:style-name="T1">10.0</text:span></text:p>
          </draw:text-box>
        </draw:frame>
        <draw:polygon draw:style-name="gr18" draw:text-style-name="P10" draw:layer="layout" svg:width="0.222cm" svg:height="0.029cm" svg:x="24.672cm" svg:y="5.685cm" svg:viewBox="0 0 223 30" draw:points="0,0 223,0 223,30 0,30">
          <text:p/>
        </draw:polygon>
        <draw:line draw:style-name="gr30" draw:text-style-name="P2" draw:layer="layout" svg:x1="24.332cm" svg:y1="5.04cm" svg:x2="24.439cm" svg:y2="5.075cm">
          <text:p/>
        </draw:line>
        <draw:frame draw:style-name="gr4" draw:text-style-name="P4" draw:layer="layout" svg:width="0.557cm" svg:height="0.412cm" svg:x="24.914cm" svg:y="5.969cm">
          <draw:text-box>
            <text:p text:style-name="P3"><text:span text:style-name="T1">7.5</text:span></text:p>
          </draw:text-box>
        </draw:frame>
        <draw:polygon draw:style-name="gr18" draw:text-style-name="P10" draw:layer="layout" svg:width="0.222cm" svg:height="0.031cm" svg:x="24.69cm" svg:y="5.193cm" svg:viewBox="0 0 223 32" draw:points="0,0 223,0 223,32 0,32">
          <text:p/>
        </draw:polygon>
        <draw:line draw:style-name="gr30" draw:text-style-name="P2" draw:layer="layout" svg:x1="24.348cm" svg:y1="4.546cm" svg:x2="24.456cm" svg:y2="4.578cm">
          <text:p/>
        </draw:line>
        <draw:frame draw:style-name="gr4" draw:text-style-name="P4" draw:layer="layout" svg:width="0.557cm" svg:height="0.412cm" svg:x="24.932cm" svg:y="5.482cm">
          <draw:text-box>
            <text:p text:style-name="P3"><text:span text:style-name="T1">5.0</text:span></text:p>
          </draw:text-box>
        </draw:frame>
        <draw:line draw:style-name="gr30" draw:text-style-name="P2" draw:layer="layout" svg:x1="24.363cm" svg:y1="4.047cm" svg:x2="24.471cm" svg:y2="4.079cm">
          <text:p/>
        </draw:line>
        <draw:frame draw:style-name="gr4" draw:text-style-name="P4" draw:layer="layout" svg:width="0.557cm" svg:height="0.412cm" svg:x="24.95cm" svg:y="4.99cm">
          <draw:text-box>
            <text:p text:style-name="P3"><text:span text:style-name="T1">2.5</text:span></text:p>
          </draw:text-box>
        </draw:frame>
        <draw:path draw:style-name="gr33" draw:text-style-name="P5" draw:layer="layout" svg:width="0.273cm" svg:height="0.274cm" svg:x="17.946cm" svg:y="7.118cm" svg:viewBox="0 0 274 275" svg:d="M137 275c35 0 71-15 98-40 26-26 39-61 39-97 0-38-13-72-39-98-27-26-63-40-98-40-38 0-72 14-98 40s-39 60-39 98c0 36 13 71 39 97 26 25 60 40 98 40z">
          <text:p/>
        </draw:path>
        <draw:path draw:style-name="gr34" draw:text-style-name="P2" draw:layer="layout" svg:width="0.273cm" svg:height="0.274cm" svg:x="17.946cm" svg:y="7.118cm" svg:viewBox="0 0 274 275" svg:d="M137 275c35 0 71-15 98-40 26-26 39-61 39-97 0-38-13-72-39-98-27-26-63-40-98-40-38 0-72 14-98 40s-39 60-39 98c0 36 13 71 39 97 26 25 60 40 98 40z">
          <text:p/>
        </draw:path>
        <draw:path draw:style-name="gr33" draw:text-style-name="P5" draw:layer="layout" svg:width="0.274cm" svg:height="0.275cm" svg:x="20.461cm" svg:y="3.976cm" svg:viewBox="0 0 275 276" svg:d="M136 276c37 0 72-16 99-42 26-26 40-62 40-97 0-36-14-72-40-98-27-24-62-39-99-39-35 0-70 15-96 39-26 26-40 62-40 98 0 35 14 71 40 97s61 42 96 42z">
          <text:p/>
        </draw:path>
        <draw:path draw:style-name="gr34" draw:text-style-name="P2" draw:layer="layout" svg:width="0.274cm" svg:height="0.275cm" svg:x="20.461cm" svg:y="3.976cm" svg:viewBox="0 0 275 276" svg:d="M136 276c37 0 72-16 99-42 26-26 40-62 40-97 0-36-14-72-40-98-27-24-62-39-99-39-35 0-70 15-96 39-26 26-40 62-40 98 0 35 14 71 40 97s61 42 96 42z">
          <text:p/>
        </draw:path>
        <draw:path draw:style-name="gr33" draw:text-style-name="P5" draw:layer="layout" svg:width="0.274cm" svg:height="0.274cm" svg:x="20.986cm" svg:y="5.945cm" svg:viewBox="0 0 275 275" svg:d="M136 275c38 0 72-14 98-40 27-27 41-62 41-99s-14-70-41-96c-26-26-60-40-98-40-35 0-70 14-95 40-26 26-41 59-41 96s15 72 41 99c25 26 60 40 95 40z">
          <text:p/>
        </draw:path>
        <draw:path draw:style-name="gr34" draw:text-style-name="P2" draw:layer="layout" svg:width="0.274cm" svg:height="0.274cm" svg:x="20.986cm" svg:y="5.945cm" svg:viewBox="0 0 275 275" svg:d="M136 275c38 0 72-14 98-40 27-27 41-62 41-99s-14-70-41-96c-26-26-60-40-98-40-35 0-70 14-95 40-26 26-41 59-41 96s15 72 41 99c25 26 60 40 95 40z">
          <text:p/>
        </draw:path>
        <draw:path draw:style-name="gr33" draw:text-style-name="P5" draw:layer="layout" svg:width="0.274cm" svg:height="0.274cm" svg:x="19.442cm" svg:y="4.404cm" svg:viewBox="0 0 275 275" svg:d="M138 275c36 0 71-14 97-40 26-24 40-60 40-95 0-39-14-74-40-99-26-26-61-41-97-41-37 0-72 15-98 41-26 25-40 60-40 99 0 35 14 71 40 95 26 26 61 40 98 40z">
          <text:p/>
        </draw:path>
        <draw:path draw:style-name="gr34" draw:text-style-name="P2" draw:layer="layout" svg:width="0.274cm" svg:height="0.274cm" svg:x="19.442cm" svg:y="4.404cm" svg:viewBox="0 0 275 275" svg:d="M138 275c36 0 71-14 97-40 26-24 40-60 40-95 0-39-14-74-40-99-26-26-61-41-97-41-37 0-72 15-98 41-26 25-40 60-40 99 0 35 14 71 40 95 26 26 61 40 98 40z">
          <text:p/>
        </draw:path>
        <draw:path draw:style-name="gr33" draw:text-style-name="P5" draw:layer="layout" svg:width="0.274cm" svg:height="0.276cm" svg:x="20.911cm" svg:y="3.928cm" svg:viewBox="0 0 275 277" svg:d="M137 277c37 0 72-16 96-40 28-26 42-61 42-98 0-35-14-71-42-98-24-26-59-41-96-41-35 0-70 15-97 41-25 27-40 63-40 98 0 37 15 72 40 98 27 24 62 40 97 40z">
          <text:p/>
        </draw:path>
        <draw:path draw:style-name="gr34" draw:text-style-name="P2" draw:layer="layout" svg:width="0.274cm" svg:height="0.276cm" svg:x="20.911cm" svg:y="3.928cm" svg:viewBox="0 0 275 277" svg:d="M137 277c37 0 72-16 96-40 28-26 42-61 42-98 0-35-14-71-42-98-24-26-59-41-96-41-35 0-70 15-97 41-25 27-40 63-40 98 0 37 15 72 40 98 27 24 62 40 97 40z">
          <text:p/>
        </draw:path>
        <draw:path draw:style-name="gr33" draw:text-style-name="P5" draw:layer="layout" svg:width="0.276cm" svg:height="0.274cm" svg:x="19.812cm" svg:y="4.032cm" svg:viewBox="0 0 277 275" svg:d="M139 275c35 0 70-14 96-40 26-27 42-62 42-99 0-35-16-70-42-96s-61-40-96-40c-38 0-73 14-99 40-24 26-40 61-40 96 0 37 16 72 40 99 26 26 61 40 99 40z">
          <text:p/>
        </draw:path>
        <draw:path draw:style-name="gr34" draw:text-style-name="P2" draw:layer="layout" svg:width="0.276cm" svg:height="0.274cm" svg:x="19.812cm" svg:y="4.032cm" svg:viewBox="0 0 277 275" svg:d="M139 275c35 0 70-14 96-40 26-27 42-62 42-99 0-35-16-70-42-96s-61-40-96-40c-38 0-73 14-99 40-24 26-40 61-40 96 0 37 16 72 40 99 26 26 61 40 99 40z">
          <text:p/>
        </draw:path>
        <draw:path draw:style-name="gr33" draw:text-style-name="P5" draw:layer="layout" svg:width="0.274cm" svg:height="0.274cm" svg:x="18.351cm" svg:y="5.23cm" svg:viewBox="0 0 275 275" svg:d="M138 275c36 0 71-15 97-40 26-26 40-61 40-96 0-38-14-73-40-99s-61-40-97-40c-37 0-72 14-98 40s-40 61-40 99c0 35 14 70 40 96 26 25 61 40 98 40z">
          <text:p/>
        </draw:path>
        <draw:path draw:style-name="gr34" draw:text-style-name="P2" draw:layer="layout" svg:width="0.274cm" svg:height="0.274cm" svg:x="18.351cm" svg:y="5.23cm" svg:viewBox="0 0 275 275" svg:d="M138 275c36 0 71-15 97-40 26-26 40-61 40-96 0-38-14-73-40-99s-61-40-97-40c-37 0-72 14-98 40s-40 61-40 99c0 35 14 70 40 96 26 25 61 40 98 40z">
          <text:p/>
        </draw:path>
        <draw:path draw:style-name="gr33" draw:text-style-name="P5" draw:layer="layout" svg:width="0.274cm" svg:height="0.274cm" svg:x="20.452cm" svg:y="4.419cm" svg:viewBox="0 0 275 275" svg:d="M138 275c36 0 71-15 96-41 27-25 41-60 41-95 0-38-14-73-41-99-25-26-60-40-96-40-37 0-71 14-97 40s-41 61-41 99c0 35 15 70 41 95 26 26 60 41 97 41z">
          <text:p/>
        </draw:path>
        <draw:path draw:style-name="gr34" draw:text-style-name="P2" draw:layer="layout" svg:width="0.274cm" svg:height="0.274cm" svg:x="20.452cm" svg:y="4.419cm" svg:viewBox="0 0 275 275" svg:d="M138 275c36 0 71-15 96-41 27-25 41-60 41-95 0-38-14-73-41-99-25-26-60-40-96-40-37 0-71 14-97 40s-41 61-41 99c0 35 15 70 41 95 26 26 60 41 97 41z">
          <text:p/>
        </draw:path>
        <draw:path draw:style-name="gr33" draw:text-style-name="P5" draw:layer="layout" svg:width="0.274cm" svg:height="0.274cm" svg:x="20.213cm" svg:y="4.061cm" svg:viewBox="0 0 275 275" svg:d="M138 275c37 0 73-15 97-41 26-26 40-61 40-99 0-35-14-71-40-95-24-26-60-40-97-40s-72 14-98 40c-26 24-40 60-40 95 0 38 14 73 40 99s61 41 98 41z">
          <text:p/>
        </draw:path>
        <draw:path draw:style-name="gr34" draw:text-style-name="P2" draw:layer="layout" svg:width="0.274cm" svg:height="0.274cm" svg:x="20.213cm" svg:y="4.061cm" svg:viewBox="0 0 275 275" svg:d="M138 275c37 0 73-15 97-41 26-26 40-61 40-99 0-35-14-71-40-95-24-26-60-40-97-40s-72 14-98 40c-26 24-40 60-40 95 0 38 14 73 40 99s61 41 98 41z">
          <text:p/>
        </draw:path>
        <draw:path draw:style-name="gr33" draw:text-style-name="P5" draw:layer="layout" svg:width="0.274cm" svg:height="0.274cm" svg:x="21.026cm" svg:y="4.032cm" svg:viewBox="0 0 275 275" svg:d="M137 275c37 0 71-14 98-40 26-27 40-62 40-99 0-35-14-70-40-96-27-26-61-40-98-40-38 0-72 14-98 40s-39 61-39 96c0 37 13 72 39 99 26 26 60 40 98 40z">
          <text:p/>
        </draw:path>
        <draw:path draw:style-name="gr34" draw:text-style-name="P2" draw:layer="layout" svg:width="0.274cm" svg:height="0.274cm" svg:x="21.026cm" svg:y="4.032cm" svg:viewBox="0 0 275 275" svg:d="M137 275c37 0 71-14 98-40 26-27 40-62 40-99 0-35-14-70-40-96-27-26-61-40-98-40-38 0-72 14-98 40s-39 61-39 96c0 37 13 72 39 99 26 26 60 40 98 40z">
          <text:p/>
        </draw:path>
        <draw:path draw:style-name="gr33" draw:text-style-name="P5" draw:layer="layout" svg:width="0.276cm" svg:height="0.274cm" svg:x="20.317cm" svg:y="4.009cm" svg:viewBox="0 0 277 275" svg:d="M138 275c38 0 73-15 97-42 26-26 42-60 42-98 0-35-16-71-42-95-24-26-59-40-97-40-35 0-70 14-96 40-26 24-42 60-42 95 0 38 16 72 42 98 26 27 61 42 96 42z">
          <text:p/>
        </draw:path>
        <draw:path draw:style-name="gr34" draw:text-style-name="P2" draw:layer="layout" svg:width="0.276cm" svg:height="0.274cm" svg:x="20.317cm" svg:y="4.009cm" svg:viewBox="0 0 277 275" svg:d="M138 275c38 0 73-15 97-42 26-26 42-60 42-98 0-35-16-71-42-95-24-26-59-40-97-40-35 0-70 14-96 40-26 24-42 60-42 95 0 38 16 72 42 98 26 27 61 42 96 42z">
          <text:p/>
        </draw:path>
        <draw:path draw:style-name="gr33" draw:text-style-name="P5" draw:layer="layout" svg:width="0.274cm" svg:height="0.275cm" svg:x="18.801cm" svg:y="5.541cm" svg:viewBox="0 0 275 276" svg:d="M136 276c37 0 72-15 98-41 27-26 41-60 41-96 0-37-14-72-41-98-26-26-61-41-98-41-35 0-70 15-95 41-26 26-41 61-41 98 0 36 15 70 41 96 25 26 60 41 95 41z">
          <text:p/>
        </draw:path>
        <draw:path draw:style-name="gr34" draw:text-style-name="P2" draw:layer="layout" svg:width="0.274cm" svg:height="0.275cm" svg:x="18.801cm" svg:y="5.541cm" svg:viewBox="0 0 275 276" svg:d="M136 276c37 0 72-15 98-41 27-26 41-60 41-96 0-37-14-72-41-98-26-26-61-41-98-41-35 0-70 15-95 41-26 26-41 61-41 98 0 36 15 70 41 96 25 26 60 41 95 41z">
          <text:p/>
        </draw:path>
        <draw:path draw:style-name="gr33" draw:text-style-name="P5" draw:layer="layout" svg:width="0.274cm" svg:height="0.274cm" svg:x="19.933cm" svg:y="4.046cm" svg:viewBox="0 0 275 275" svg:d="M138 275c35 0 71-14 97-40 25-26 40-62 40-99 0-35-15-70-40-96-26-25-62-40-97-40-37 0-72 15-98 40-26 26-40 61-40 96 0 37 14 73 40 99s61 40 98 40z">
          <text:p/>
        </draw:path>
        <draw:path draw:style-name="gr34" draw:text-style-name="P2" draw:layer="layout" svg:width="0.274cm" svg:height="0.274cm" svg:x="19.933cm" svg:y="4.046cm" svg:viewBox="0 0 275 275" svg:d="M138 275c35 0 71-14 97-40 25-26 40-62 40-99 0-35-15-70-40-96-26-25-62-40-97-40-37 0-72 15-98 40-26 26-40 61-40 96 0 37 14 73 40 99s61 40 98 40z">
          <text:p/>
        </draw:path>
        <draw:path draw:style-name="gr33" draw:text-style-name="P5" draw:layer="layout" svg:width="0.275cm" svg:height="0.274cm" svg:x="19.635cm" svg:y="3.896cm" svg:viewBox="0 0 276 275" svg:d="M136 275c38 0 72-14 99-40 26-26 41-60 41-96 0-37-15-73-41-99-27-25-61-40-99-40-35 0-70 15-96 40-25 26-40 62-40 99 0 36 15 70 40 96 26 26 61 40 96 40z">
          <text:p/>
        </draw:path>
        <draw:path draw:style-name="gr34" draw:text-style-name="P2" draw:layer="layout" svg:width="0.275cm" svg:height="0.274cm" svg:x="19.635cm" svg:y="3.896cm" svg:viewBox="0 0 276 275" svg:d="M136 275c38 0 72-14 99-40 26-26 41-60 41-96 0-37-15-73-41-99-27-25-61-40-99-40-35 0-70 15-96 40-25 26-40 62-40 99 0 36 15 70 40 96 26 26 61 40 96 40z">
          <text:p/>
        </draw:path>
        <draw:path draw:style-name="gr33" draw:text-style-name="P5" draw:layer="layout" svg:width="0.274cm" svg:height="0.274cm" svg:x="20.501cm" svg:y="4.525cm" svg:viewBox="0 0 275 275" svg:d="M138 275c36 0 71-17 97-43s40-61 40-96c0-37-14-72-40-96-26-26-61-40-97-40-39 0-72 14-98 40-26 24-40 59-40 96 0 35 14 70 40 96s59 43 98 43z">
          <text:p/>
        </draw:path>
        <draw:path draw:style-name="gr34" draw:text-style-name="P2" draw:layer="layout" svg:width="0.274cm" svg:height="0.274cm" svg:x="20.501cm" svg:y="4.525cm" svg:viewBox="0 0 275 275" svg:d="M138 275c36 0 71-17 97-43s40-61 40-96c0-37-14-72-40-96-26-26-61-40-97-40-39 0-72 14-98 40-26 24-40 59-40 96 0 35 14 70 40 96s59 43 98 43z">
          <text:p/>
        </draw:path>
        <draw:path draw:style-name="gr33" draw:text-style-name="P5" draw:layer="layout" svg:width="0.274cm" svg:height="0.273cm" svg:x="20.178cm" svg:y="4.132cm" svg:viewBox="0 0 275 274" svg:d="M136 274c37 0 72-15 98-39 27-26 41-62 41-98 0-35-14-73-41-98-26-26-61-39-98-39s-72 13-96 39c-26 25-40 63-40 98 0 36 14 72 40 98 24 24 59 39 96 39z">
          <text:p/>
        </draw:path>
        <draw:path draw:style-name="gr34" draw:text-style-name="P2" draw:layer="layout" svg:width="0.274cm" svg:height="0.273cm" svg:x="20.178cm" svg:y="4.132cm" svg:viewBox="0 0 275 274" svg:d="M136 274c37 0 72-15 98-39 27-26 41-62 41-98 0-35-14-73-41-98-26-26-61-39-98-39s-72 13-96 39c-26 25-40 63-40 98 0 36 14 72 40 98 24 24 59 39 96 39z">
          <text:p/>
        </draw:path>
        <draw:path draw:style-name="gr33" draw:text-style-name="P5" draw:layer="layout" svg:width="0.274cm" svg:height="0.274cm" svg:x="19.387cm" svg:y="4.026cm" svg:viewBox="0 0 275 275" svg:d="M138 275c35 0 71-14 97-40 26-25 40-62 40-97 0-37-14-72-40-98-26-25-62-40-97-40-39 0-72 15-98 40-26 26-40 61-40 98 0 35 14 72 40 97 26 26 59 40 98 40z">
          <text:p/>
        </draw:path>
        <draw:path draw:style-name="gr34" draw:text-style-name="P2" draw:layer="layout" svg:width="0.274cm" svg:height="0.274cm" svg:x="19.387cm" svg:y="4.026cm" svg:viewBox="0 0 275 275" svg:d="M138 275c35 0 71-14 97-40 26-25 40-62 40-97 0-37-14-72-40-98-26-25-62-40-97-40-39 0-72 15-98 40-26 26-40 61-40 98 0 35 14 72 40 97 26 26 59 40 98 40z">
          <text:p/>
        </draw:path>
        <draw:path draw:style-name="gr33" draw:text-style-name="P5" draw:layer="layout" svg:width="0.274cm" svg:height="0.273cm" svg:x="19.979cm" svg:y="4.103cm" svg:viewBox="0 0 275 274" svg:d="M138 274c37 0 71-13 97-39 26-25 40-60 40-97 0-39-14-73-40-99s-60-39-97-39-72 13-98 39-40 60-40 99c0 37 14 72 40 97 26 26 61 39 98 39z">
          <text:p/>
        </draw:path>
        <draw:path draw:style-name="gr34" draw:text-style-name="P2" draw:layer="layout" svg:width="0.274cm" svg:height="0.273cm" svg:x="19.979cm" svg:y="4.103cm" svg:viewBox="0 0 275 274" svg:d="M138 274c37 0 71-13 97-39 26-25 40-60 40-97 0-39-14-73-40-99s-60-39-97-39-72 13-98 39-40 60-40 99c0 37 14 72 40 97 26 26 61 39 98 39z">
          <text:p/>
        </draw:path>
        <draw:path draw:style-name="gr33" draw:text-style-name="P5" draw:layer="layout" svg:width="0.274cm" svg:height="0.274cm" svg:x="19.734cm" svg:y="4.075cm" svg:viewBox="0 0 275 275" svg:d="M139 275c35 0 70-14 96-40 25-26 40-61 40-99 0-35-15-70-40-96-26-26-61-40-96-40-38 0-73 14-99 40s-40 61-40 96c0 38 14 73 40 99s61 40 99 40z">
          <text:p/>
        </draw:path>
        <draw:path draw:style-name="gr34" draw:text-style-name="P2" draw:layer="layout" svg:width="0.274cm" svg:height="0.274cm" svg:x="19.734cm" svg:y="4.075cm" svg:viewBox="0 0 275 275" svg:d="M139 275c35 0 70-14 96-40 25-26 40-61 40-99 0-35-15-70-40-96-26-26-61-40-96-40-38 0-73 14-99 40s-40 61-40 96c0 38 14 73 40 99s61 40 99 40z">
          <text:p/>
        </draw:path>
        <draw:path draw:style-name="gr33" draw:text-style-name="P5" draw:layer="layout" svg:width="0.275cm" svg:height="0.274cm" svg:x="19.944cm" svg:y="3.801cm" svg:viewBox="0 0 276 275" svg:d="M139 275c35 0 71-14 97-40 25-26 40-61 40-99 0-35-15-70-40-96-26-26-62-40-97-40-38 0-72 14-98 40s-41 61-41 96c0 38 15 73 41 99s60 40 98 40z">
          <text:p/>
        </draw:path>
        <draw:path draw:style-name="gr34" draw:text-style-name="P2" draw:layer="layout" svg:width="0.275cm" svg:height="0.274cm" svg:x="19.944cm" svg:y="3.801cm" svg:viewBox="0 0 276 275" svg:d="M139 275c35 0 71-14 97-40 25-26 40-61 40-99 0-35-15-70-40-96-26-26-62-40-97-40-38 0-72 14-98 40s-41 61-41 96c0 38 15 73 41 99s60 40 98 40z">
          <text:p/>
        </draw:path>
        <draw:path draw:style-name="gr33" draw:text-style-name="P5" draw:layer="layout" svg:width="0.275cm" svg:height="0.274cm" svg:x="19.927cm" svg:y="4.205cm" svg:viewBox="0 0 276 275" svg:d="M138 275c36 0 72-14 99-40 24-26 39-61 39-96 0-37-15-72-39-99-27-26-63-40-99-40-37 0-72 14-98 40-25 27-40 62-40 99 0 35 15 70 40 96 26 26 61 40 98 40z">
          <text:p/>
        </draw:path>
        <draw:path draw:style-name="gr34" draw:text-style-name="P2" draw:layer="layout" svg:width="0.275cm" svg:height="0.274cm" svg:x="19.927cm" svg:y="4.205cm" svg:viewBox="0 0 276 275" svg:d="M138 275c36 0 72-14 99-40 24-26 39-61 39-96 0-37-15-72-39-99-27-26-63-40-99-40-37 0-72 14-98 40-25 27-40 62-40 99 0 35 15 70 40 96 26 26 61 40 98 40z">
          <text:p/>
        </draw:path>
        <draw:path draw:style-name="gr33" draw:text-style-name="P5" draw:layer="layout" svg:width="0.274cm" svg:height="0.274cm" svg:x="20.049cm" svg:y="3.827cm" svg:viewBox="0 0 275 275" svg:d="M139 275c37 0 72-14 97-40 26-26 39-61 39-97 0-37-13-72-39-98-25-26-60-40-97-40s-71 14-97 40c-28 26-42 61-42 98 0 36 14 71 42 97 26 26 60 40 97 40z">
          <text:p/>
        </draw:path>
        <draw:path draw:style-name="gr34" draw:text-style-name="P2" draw:layer="layout" svg:width="0.274cm" svg:height="0.274cm" svg:x="20.049cm" svg:y="3.827cm" svg:viewBox="0 0 275 275" svg:d="M139 275c37 0 72-14 97-40 26-26 39-61 39-97 0-37-13-72-39-98-25-26-60-40-97-40s-71 14-97 40c-28 26-42 61-42 98 0 36 14 71 42 97 26 26 60 40 97 40z">
          <text:p/>
        </draw:path>
        <draw:path draw:style-name="gr33" draw:text-style-name="P5" draw:layer="layout" svg:width="0.274cm" svg:height="0.274cm" svg:x="19.736cm" svg:y="3.968cm" svg:viewBox="0 0 275 275" svg:d="M138 275c37 0 71-16 97-42 26-24 40-59 40-96 0-35-14-70-40-96-26-25-60-41-97-41s-71 16-98 41c-26 26-40 61-40 96 0 37 14 72 40 96 27 26 61 42 98 42z">
          <text:p/>
        </draw:path>
        <draw:path draw:style-name="gr34" draw:text-style-name="P2" draw:layer="layout" svg:width="0.274cm" svg:height="0.274cm" svg:x="19.736cm" svg:y="3.968cm" svg:viewBox="0 0 275 275" svg:d="M138 275c37 0 71-16 97-42 26-24 40-59 40-96 0-35-14-70-40-96-26-25-60-41-97-41s-71 16-98 41c-26 26-40 61-40 96 0 37 14 72 40 96 27 26 61 42 98 42z">
          <text:p/>
        </draw:path>
        <draw:path draw:style-name="gr33" draw:text-style-name="P5" draw:layer="layout" svg:width="0.275cm" svg:height="0.274cm" svg:x="20.068cm" svg:y="4.066cm" svg:viewBox="0 0 276 275" svg:d="M139 275c36 0 70-14 96-40s41-61 41-99c0-37-15-70-41-96s-60-40-96-40c-37 0-72 14-98 40s-41 59-41 96c0 38 15 73 41 99s61 40 98 40z">
          <text:p/>
        </draw:path>
        <draw:path draw:style-name="gr34" draw:text-style-name="P2" draw:layer="layout" svg:width="0.275cm" svg:height="0.274cm" svg:x="20.068cm" svg:y="4.066cm" svg:viewBox="0 0 276 275" svg:d="M139 275c36 0 70-14 96-40s41-61 41-99c0-37-15-70-41-96s-60-40-96-40c-37 0-72 14-98 40s-41 59-41 96c0 38 15 73 41 99s61 40 98 40z">
          <text:p/>
        </draw:path>
        <draw:path draw:style-name="gr33" draw:text-style-name="P5" draw:layer="layout" svg:width="0.274cm" svg:height="0.274cm" svg:x="19.915cm" svg:y="4.012cm" svg:viewBox="0 0 275 275" svg:d="M136 275c38 0 72-15 99-42 26-26 40-61 40-98 0-35-14-70-40-95-27-26-61-40-99-40-37 0-72 14-96 40-26 25-40 60-40 95 0 37 14 72 40 98 24 27 59 42 96 42z">
          <text:p/>
        </draw:path>
        <draw:path draw:style-name="gr34" draw:text-style-name="P2" draw:layer="layout" svg:width="0.274cm" svg:height="0.274cm" svg:x="19.915cm" svg:y="4.012cm" svg:viewBox="0 0 275 275" svg:d="M136 275c38 0 72-15 99-42 26-26 40-61 40-98 0-35-14-70-40-95-27-26-61-40-99-40-37 0-72 14-96 40-26 25-40 60-40 95 0 37 14 72 40 98 24 27 59 42 96 42z">
          <text:p/>
        </draw:path>
        <draw:path draw:style-name="gr33" draw:text-style-name="P5" draw:layer="layout" svg:width="0.274cm" svg:height="0.275cm" svg:x="20.051cm" svg:y="4.017cm" svg:viewBox="0 0 275 276" svg:d="M139 276c36 0 70-15 96-40 26-28 40-62 40-98 0-37-14-71-40-97s-60-41-96-41c-37 0-73 15-98 41-26 26-41 60-41 97 0 36 15 70 41 98 25 25 61 40 98 40z">
          <text:p/>
        </draw:path>
        <draw:path draw:style-name="gr34" draw:text-style-name="P2" draw:layer="layout" svg:width="0.274cm" svg:height="0.275cm" svg:x="20.051cm" svg:y="4.017cm" svg:viewBox="0 0 275 276" svg:d="M139 276c36 0 70-15 96-40 26-28 40-62 40-98 0-37-14-71-40-97s-60-41-96-41c-37 0-73 15-98 41-26 26-41 60-41 97 0 36 15 70 41 98 25 25 61 40 98 40z">
          <text:p/>
        </draw:path>
        <draw:path draw:style-name="gr33" draw:text-style-name="P5" draw:layer="layout" svg:width="0.274cm" svg:height="0.274cm" svg:x="20.582cm" svg:y="4.222cm" svg:viewBox="0 0 275 275" svg:d="M139 275c35 0 70-14 96-40s40-61 40-96c0-37-14-71-40-97-26-27-61-42-96-42-38 0-72 15-98 42-26 26-41 60-41 97 0 35 15 70 41 96s60 40 98 40z">
          <text:p/>
        </draw:path>
        <draw:path draw:style-name="gr34" draw:text-style-name="P2" draw:layer="layout" svg:width="0.274cm" svg:height="0.274cm" svg:x="20.582cm" svg:y="4.222cm" svg:viewBox="0 0 275 275" svg:d="M139 275c35 0 70-14 96-40s40-61 40-96c0-37-14-71-40-97-26-27-61-42-96-42-38 0-72 15-98 42-26 26-41 60-41 97 0 35 15 70 41 96s60 40 98 40z">
          <text:p/>
        </draw:path>
        <draw:path draw:style-name="gr33" draw:text-style-name="P5" draw:layer="layout" svg:width="0.276cm" svg:height="0.274cm" svg:x="19.936cm" svg:y="4.116cm" svg:viewBox="0 0 277 275" svg:d="M139 275c37 0 72-15 98-40 24-26 40-61 40-96 0-39-16-73-40-99-26-26-61-40-98-40s-72 14-98 40c-24 26-41 60-41 99 0 35 17 70 41 96 26 25 61 40 98 40z">
          <text:p/>
        </draw:path>
        <draw:path draw:style-name="gr34" draw:text-style-name="P2" draw:layer="layout" svg:width="0.276cm" svg:height="0.274cm" svg:x="19.936cm" svg:y="4.116cm" svg:viewBox="0 0 277 275" svg:d="M139 275c37 0 72-15 98-40 24-26 40-61 40-96 0-39-16-73-40-99-26-26-61-40-98-40s-72 14-98 40c-24 26-41 60-41 99 0 35 17 70 41 96 26 25 61 40 98 40z">
          <text:p/>
        </draw:path>
        <draw:path draw:style-name="gr33" draw:text-style-name="P5" draw:layer="layout" svg:width="0.276cm" svg:height="0.274cm" svg:x="19.717cm" svg:y="4.263cm" svg:viewBox="0 0 277 275" svg:d="M138 275c37 0 72-15 99-42 25-26 40-61 40-98 0-35-15-71-40-95-27-26-62-40-99-40-35 0-72 14-98 40-24 24-40 60-40 95 0 37 16 72 40 98 26 27 63 42 98 42z">
          <text:p/>
        </draw:path>
        <draw:path draw:style-name="gr34" draw:text-style-name="P2" draw:layer="layout" svg:width="0.276cm" svg:height="0.274cm" svg:x="19.717cm" svg:y="4.263cm" svg:viewBox="0 0 277 275" svg:d="M138 275c37 0 72-15 99-42 25-26 40-61 40-98 0-35-15-71-40-95-27-26-62-40-99-40-35 0-72 14-98 40-24 24-40 60-40 95 0 37 16 72 40 98 26 27 63 42 98 42z">
          <text:p/>
        </draw:path>
        <draw:path draw:style-name="gr33" draw:text-style-name="P5" draw:layer="layout" svg:width="0.274cm" svg:height="0.275cm" svg:x="19.54cm" svg:y="4.017cm" svg:viewBox="0 0 275 276" svg:d="M137 276c35 0 70-15 96-40 26-28 42-62 42-98 0-37-16-71-42-97s-61-41-96-41c-37 0-72 15-97 41-26 26-40 60-40 97 0 36 14 70 40 98 25 25 60 40 97 40z">
          <text:p/>
        </draw:path>
        <draw:path draw:style-name="gr34" draw:text-style-name="P2" draw:layer="layout" svg:width="0.274cm" svg:height="0.275cm" svg:x="19.54cm" svg:y="4.017cm" svg:viewBox="0 0 275 276" svg:d="M137 276c35 0 70-15 96-40 26-28 42-62 42-98 0-37-16-71-42-97s-61-41-96-41c-37 0-72 15-97 41-26 26-40 60-40 97 0 36 14 70 40 98 25 25 60 40 97 40z">
          <text:p/>
        </draw:path>
        <draw:path draw:style-name="gr33" draw:text-style-name="P5" draw:layer="layout" svg:width="0.275cm" svg:height="0.274cm" svg:x="20.077cm" svg:y="4.02cm" svg:viewBox="0 0 276 275" svg:d="M139 275c35 0 70-14 96-40 26-27 41-62 41-99 0-35-15-70-41-95-26-26-61-41-96-41-37 0-72 15-99 41-25 25-40 60-40 95 0 37 15 72 40 99 27 26 62 40 99 40z">
          <text:p/>
        </draw:path>
        <draw:path draw:style-name="gr34" draw:text-style-name="P2" draw:layer="layout" svg:width="0.275cm" svg:height="0.274cm" svg:x="20.077cm" svg:y="4.02cm" svg:viewBox="0 0 276 275" svg:d="M139 275c35 0 70-14 96-40 26-27 41-62 41-99 0-35-15-70-41-95-26-26-61-41-96-41-37 0-72 15-99 41-25 25-40 60-40 95 0 37 15 72 40 99 27 26 62 40 99 40z">
          <text:p/>
        </draw:path>
        <draw:path draw:style-name="gr33" draw:text-style-name="P5" draw:layer="layout" svg:width="0.274cm" svg:height="0.274cm" svg:x="20.366cm" svg:y="4.009cm" svg:viewBox="0 0 275 275" svg:d="M137 275c37 0 72-14 97-41 26-27 41-61 41-98 0-35-15-70-41-96-25-26-60-40-97-40-35 0-70 14-97 40-26 26-40 61-40 96 0 37 14 71 40 98 27 27 62 41 97 41z">
          <text:p/>
        </draw:path>
        <draw:path draw:style-name="gr34" draw:text-style-name="P2" draw:layer="layout" svg:width="0.274cm" svg:height="0.274cm" svg:x="20.366cm" svg:y="4.009cm" svg:viewBox="0 0 275 275" svg:d="M137 275c37 0 72-14 97-41 26-27 41-61 41-98 0-35-15-70-41-96-25-26-60-40-97-40-35 0-70 14-97 40-26 26-40 61-40 96 0 37 14 71 40 98 27 27 62 41 97 41z">
          <text:p/>
        </draw:path>
        <draw:path draw:style-name="gr33" draw:text-style-name="P5" draw:layer="layout" svg:width="0.274cm" svg:height="0.274cm" svg:x="20.902cm" svg:y="3.899cm" svg:viewBox="0 0 275 275" svg:d="M137 275c37 0 70-14 96-40 28-26 42-60 42-96 0-37-14-73-42-99-26-26-59-40-96-40s-72 14-98 40-39 62-39 99c0 36 13 70 39 96s61 40 98 40z">
          <text:p/>
        </draw:path>
        <draw:path draw:style-name="gr34" draw:text-style-name="P2" draw:layer="layout" svg:width="0.274cm" svg:height="0.274cm" svg:x="20.902cm" svg:y="3.899cm" svg:viewBox="0 0 275 275" svg:d="M137 275c37 0 70-14 96-40 28-26 42-60 42-96 0-37-14-73-42-99-26-26-59-40-96-40s-72 14-98 40-39 62-39 99c0 36 13 70 39 96s61 40 98 40z">
          <text:p/>
        </draw:path>
        <draw:path draw:style-name="gr33" draw:text-style-name="P5" draw:layer="layout" svg:width="0.274cm" svg:height="0.274cm" svg:x="20.025cm" svg:y="4.015cm" svg:viewBox="0 0 275 275" svg:d="M140 275c35 0 71-14 95-40 26-27 40-62 40-97 0-38-14-72-40-98-24-26-60-40-95-40-38 0-73 14-99 40s-41 60-41 98c0 35 15 70 41 97 26 26 61 40 99 40z">
          <text:p/>
        </draw:path>
        <draw:path draw:style-name="gr34" draw:text-style-name="P2" draw:layer="layout" svg:width="0.274cm" svg:height="0.274cm" svg:x="20.025cm" svg:y="4.015cm" svg:viewBox="0 0 275 275" svg:d="M140 275c35 0 71-14 95-40 26-27 40-62 40-97 0-38-14-72-40-98-24-26-60-40-95-40-38 0-73 14-99 40s-41 60-41 98c0 35 15 70 41 97 26 26 61 40 99 40z">
          <text:p/>
        </draw:path>
        <draw:path draw:style-name="gr35" draw:text-style-name="P18" draw:layer="layout" svg:width="0.274cm" svg:height="0.275cm" svg:x="21.664cm" svg:y="5.134cm" svg:viewBox="0 0 275 276" svg:d="M137 276c38 0 72-15 98-41 26-27 40-62 40-99 0-35-14-70-40-96-26-25-60-40-98-40-36 0-71 15-96 40-28 26-41 61-41 96 0 37 13 72 41 99 25 26 60 41 96 41z">
          <text:p/>
        </draw:path>
        <draw:path draw:style-name="gr34" draw:text-style-name="P2" draw:layer="layout" svg:width="0.274cm" svg:height="0.275cm" svg:x="21.664cm" svg:y="5.134cm" svg:viewBox="0 0 275 276" svg:d="M137 276c38 0 72-15 98-41 26-27 40-62 40-99 0-35-14-70-40-96-26-25-60-40-98-40-36 0-71 15-96 40-28 26-41 61-41 96 0 37 13 72 41 99 25 26 60 41 96 41z">
          <text:p/>
        </draw:path>
        <draw:path draw:style-name="gr33" draw:text-style-name="P5" draw:layer="layout" svg:width="0.274cm" svg:height="0.274cm" svg:x="19.887cm" svg:y="4.047cm" svg:viewBox="0 0 275 275" svg:d="M136 275c37 0 72-13 98-39 27-26 41-63 41-99 0-37-14-71-41-97-26-26-61-40-98-40-35 0-70 14-96 40s-40 60-40 97c0 36 14 73 40 99s61 39 96 39z">
          <text:p/>
        </draw:path>
        <draw:path draw:style-name="gr34" draw:text-style-name="P2" draw:layer="layout" svg:width="0.274cm" svg:height="0.274cm" svg:x="19.887cm" svg:y="4.047cm" svg:viewBox="0 0 275 275" svg:d="M136 275c37 0 72-13 98-39 27-26 41-63 41-99 0-37-14-71-41-97-26-26-61-40-98-40-35 0-70 14-96 40s-40 60-40 97c0 36 14 73 40 99s61 39 96 39z">
          <text:p/>
        </draw:path>
        <draw:path draw:style-name="gr33" draw:text-style-name="P5" draw:layer="layout" svg:width="0.274cm" svg:height="0.273cm" svg:x="19.489cm" svg:y="4.132cm" svg:viewBox="0 0 275 274" svg:d="M139 274c35 0 71-13 97-39 24-25 39-60 39-97 0-35-15-73-39-99-26-24-62-39-97-39-38 0-73 15-97 39-28 26-42 64-42 99 0 37 14 72 42 97 24 26 59 39 97 39z">
          <text:p/>
        </draw:path>
        <draw:path draw:style-name="gr34" draw:text-style-name="P2" draw:layer="layout" svg:width="0.274cm" svg:height="0.273cm" svg:x="19.489cm" svg:y="4.132cm" svg:viewBox="0 0 275 274" svg:d="M139 274c35 0 71-13 97-39 24-25 39-60 39-97 0-35-15-73-39-99-26-24-62-39-97-39-38 0-73 15-97 39-28 26-42 64-42 99 0 37 14 72 42 97 24 26 59 39 97 39z">
          <text:p/>
        </draw:path>
        <draw:path draw:style-name="gr33" draw:text-style-name="P5" draw:layer="layout" svg:width="0.274cm" svg:height="0.274cm" svg:x="20.796cm" svg:y="4.202cm" svg:viewBox="0 0 275 275" svg:d="M136 275c38 0 73-15 99-40 26-26 40-61 40-98 0-35-14-70-40-97-26-26-61-40-99-40-35 0-72 14-96 40-26 27-40 62-40 97 0 37 14 72 40 98 24 25 61 40 96 40z">
          <text:p/>
        </draw:path>
        <draw:path draw:style-name="gr34" draw:text-style-name="P2" draw:layer="layout" svg:width="0.274cm" svg:height="0.274cm" svg:x="20.796cm" svg:y="4.202cm" svg:viewBox="0 0 275 275" svg:d="M136 275c38 0 73-15 99-40 26-26 40-61 40-98 0-35-14-70-40-97-26-26-61-40-99-40-35 0-72 14-96 40-26 27-40 62-40 97 0 37 14 72 40 98 24 25 61 40 96 40z">
          <text:p/>
        </draw:path>
        <draw:path draw:style-name="gr33" draw:text-style-name="P5" draw:layer="layout" svg:width="0.274cm" svg:height="0.274cm" svg:x="21.006cm" svg:y="4.15cm" svg:viewBox="0 0 275 275" svg:d="M136 275c38 0 72-14 99-40 26-26 40-61 40-96 0-37-14-73-40-99-27-25-61-40-99-40-37 0-70 15-96 40-26 26-40 62-40 99 0 35 14 70 40 96s59 40 96 40z">
          <text:p/>
        </draw:path>
        <draw:path draw:style-name="gr34" draw:text-style-name="P2" draw:layer="layout" svg:width="0.274cm" svg:height="0.274cm" svg:x="21.006cm" svg:y="4.15cm" svg:viewBox="0 0 275 275" svg:d="M136 275c38 0 72-14 99-40 26-26 40-61 40-96 0-37-14-73-40-99-27-25-61-40-99-40-37 0-70 15-96 40-26 26-40 62-40 99 0 35 14 70 40 96s59 40 96 40z">
          <text:p/>
        </draw:path>
        <draw:path draw:style-name="gr33" draw:text-style-name="P5" draw:layer="layout" svg:width="0.274cm" svg:height="0.275cm" svg:x="19.996cm" svg:y="4.219cm" svg:viewBox="0 0 275 276" svg:d="M138 276c36 0 71-15 97-41s40-60 40-96c0-37-14-71-40-97-26-27-61-42-97-42-37 0-72 15-98 42-25 26-40 60-40 97 0 36 15 70 40 96 26 26 61 41 98 41z">
          <text:p/>
        </draw:path>
        <draw:path draw:style-name="gr34" draw:text-style-name="P2" draw:layer="layout" svg:width="0.274cm" svg:height="0.275cm" svg:x="19.996cm" svg:y="4.219cm" svg:viewBox="0 0 275 276" svg:d="M138 276c36 0 71-15 97-41s40-60 40-96c0-37-14-71-40-97-26-27-61-42-97-42-37 0-72 15-98 42-25 26-40 60-40 97 0 36 15 70 40 96 26 26 61 41 98 41z">
          <text:p/>
        </draw:path>
        <draw:path draw:style-name="gr33" draw:text-style-name="P5" draw:layer="layout" svg:width="0.274cm" svg:height="0.274cm" svg:x="20.175cm" svg:y="3.899cm" svg:viewBox="0 0 275 275" svg:d="M136 275c37 0 72-14 98-40 27-26 41-61 41-96 0-37-14-73-41-99-26-26-61-40-98-40-35 0-70 14-95 40-26 26-41 62-41 99 0 35 15 70 41 96 25 26 60 40 95 40z">
          <text:p/>
        </draw:path>
        <draw:path draw:style-name="gr34" draw:text-style-name="P2" draw:layer="layout" svg:width="0.274cm" svg:height="0.274cm" svg:x="20.175cm" svg:y="3.899cm" svg:viewBox="0 0 275 275" svg:d="M136 275c37 0 72-14 98-40 27-26 41-61 41-96 0-37-14-73-41-99-26-26-61-40-98-40-35 0-70 14-95 40-26 26-41 62-41 99 0 35 15 70 41 96 25 26 60 40 95 40z">
          <text:p/>
        </draw:path>
        <draw:path draw:style-name="gr33" draw:text-style-name="P5" draw:layer="layout" svg:width="0.274cm" svg:height="0.274cm" svg:x="20.686cm" svg:y="4.185cm" svg:viewBox="0 0 275 275" svg:d="M137 275c37 0 72-15 98-40 26-26 40-61 40-96 0-37-14-72-40-99-26-26-61-40-98-40-35 0-70 14-96 40-26 27-41 62-41 99 0 35 15 70 41 96 26 25 61 40 96 40z">
          <text:p/>
        </draw:path>
        <draw:path draw:style-name="gr34" draw:text-style-name="P2" draw:layer="layout" svg:width="0.274cm" svg:height="0.274cm" svg:x="20.686cm" svg:y="4.185cm" svg:viewBox="0 0 275 275" svg:d="M137 275c37 0 72-15 98-40 26-26 40-61 40-96 0-37-14-72-40-99-26-26-61-40-98-40-35 0-70 14-96 40-26 27-41 62-41 99 0 35 15 70 41 96 26 25 61 40 96 40z">
          <text:p/>
        </draw:path>
        <draw:path draw:style-name="gr35" draw:text-style-name="P18" draw:layer="layout" svg:width="0.275cm" svg:height="0.274cm" svg:x="23.142cm" svg:y="6.024cm" svg:viewBox="0 0 276 275" svg:d="M139 275c36 0 71-14 97-40 25-24 40-59 40-97s-15-72-40-98c-26-26-61-40-97-40-37 0-71 14-97 40s-42 60-42 98 16 73 42 97c26 26 60 40 97 40z">
          <text:p/>
        </draw:path>
        <draw:path draw:style-name="gr34" draw:text-style-name="P2" draw:layer="layout" svg:width="0.275cm" svg:height="0.274cm" svg:x="23.142cm" svg:y="6.024cm" svg:viewBox="0 0 276 275" svg:d="M139 275c36 0 71-14 97-40 25-24 40-59 40-97s-15-72-40-98c-26-26-61-40-97-40-37 0-71 14-97 40s-42 60-42 98 16 73 42 97c26 26 60 40 97 40z">
          <text:p/>
        </draw:path>
        <draw:path draw:style-name="gr33" draw:text-style-name="P5" draw:layer="layout" svg:width="0.275cm" svg:height="0.274cm" svg:x="20.42cm" svg:y="3.986cm" svg:viewBox="0 0 276 275" svg:d="M136 275c37 0 72-16 98-42s42-60 42-97c0-35-16-70-42-96s-61-40-98-40c-35 0-70 14-96 40-25 26-40 61-40 96 0 37 15 71 40 97 26 26 61 42 96 42z">
          <text:p/>
        </draw:path>
        <draw:path draw:style-name="gr34" draw:text-style-name="P2" draw:layer="layout" svg:width="0.275cm" svg:height="0.274cm" svg:x="20.42cm" svg:y="3.986cm" svg:viewBox="0 0 276 275" svg:d="M136 275c37 0 72-16 98-42s42-60 42-97c0-35-16-70-42-96s-61-40-98-40c-35 0-70 14-96 40-25 26-40 61-40 96 0 37 15 71 40 97 26 26 61 42 96 42z">
          <text:p/>
        </draw:path>
        <draw:path draw:style-name="gr33" draw:text-style-name="P5" draw:layer="layout" svg:width="0.274cm" svg:height="0.274cm" svg:x="20.036cm" svg:y="4.315cm" svg:viewBox="0 0 275 275" svg:d="M138 275c37 0 71-15 97-41 26-25 40-61 40-98 0-35-14-70-40-96s-60-40-97-40-71 14-97 40c-28 26-41 61-41 96 0 37 13 73 41 98 26 26 60 41 97 41z">
          <text:p/>
        </draw:path>
        <draw:path draw:style-name="gr34" draw:text-style-name="P2" draw:layer="layout" svg:width="0.274cm" svg:height="0.274cm" svg:x="20.036cm" svg:y="4.315cm" svg:viewBox="0 0 275 275" svg:d="M138 275c37 0 71-15 97-41 26-25 40-61 40-98 0-35-14-70-40-96s-60-40-97-40-71 14-97 40c-28 26-41 61-41 96 0 37 13 73 41 98 26 26 60 41 97 41z">
          <text:p/>
        </draw:path>
        <draw:path draw:style-name="gr33" draw:text-style-name="P5" draw:layer="layout" svg:width="0.274cm" svg:height="0.275cm" svg:x="19.933cm" svg:y="4.029cm" svg:viewBox="0 0 275 276" svg:d="M138 276c35 0 71-15 97-39 25-27 40-64 40-99 0-37-15-72-40-98-26-25-62-40-97-40-37 0-72 15-98 40-26 26-40 61-40 98 0 35 14 72 40 99 26 24 61 39 98 39z">
          <text:p/>
        </draw:path>
        <draw:path draw:style-name="gr34" draw:text-style-name="P2" draw:layer="layout" svg:width="0.274cm" svg:height="0.275cm" svg:x="19.933cm" svg:y="4.029cm" svg:viewBox="0 0 275 276" svg:d="M138 276c35 0 71-15 97-39 25-27 40-64 40-99 0-37-15-72-40-98-26-25-62-40-97-40-37 0-72 15-98 40-26 26-40 61-40 98 0 35 14 72 40 99 26 24 61 39 98 39z">
          <text:p/>
        </draw:path>
        <draw:path draw:style-name="gr33" draw:text-style-name="P5" draw:layer="layout" svg:width="0.274cm" svg:height="0.274cm" svg:x="20.631cm" svg:y="4.141cm" svg:viewBox="0 0 275 275" svg:d="M137 275c37 0 72-14 96-40 28-26 42-60 42-97s-14-72-42-98c-24-26-59-40-96-40s-70 14-97 40c-26 26-40 61-40 98s14 71 40 97c27 26 60 40 97 40z">
          <text:p/>
        </draw:path>
        <draw:path draw:style-name="gr34" draw:text-style-name="P2" draw:layer="layout" svg:width="0.274cm" svg:height="0.274cm" svg:x="20.631cm" svg:y="4.141cm" svg:viewBox="0 0 275 275" svg:d="M137 275c37 0 72-14 96-40 28-26 42-60 42-97s-14-72-42-98c-24-26-59-40-96-40s-70 14-97 40c-26 26-40 61-40 98s14 71 40 97c27 26 60 40 97 40z">
          <text:p/>
        </draw:path>
        <draw:path draw:style-name="gr33" draw:text-style-name="P5" draw:layer="layout" svg:width="0.275cm" svg:height="0.273cm" svg:x="20.221cm" svg:y="3.95cm" svg:viewBox="0 0 276 274" svg:d="M138 274c36 0 71-15 97-39 26-26 41-62 41-97 0-37-15-72-41-96-26-26-61-42-97-42-37 0-72 16-97 42-26 24-41 59-41 96 0 35 15 71 41 97 25 24 60 39 97 39z">
          <text:p/>
        </draw:path>
        <draw:path draw:style-name="gr34" draw:text-style-name="P2" draw:layer="layout" svg:width="0.275cm" svg:height="0.273cm" svg:x="20.221cm" svg:y="3.95cm" svg:viewBox="0 0 276 274" svg:d="M138 274c36 0 71-15 97-39 26-26 41-62 41-97 0-37-15-72-41-96-26-26-61-42-97-42-37 0-72 16-97 42-26 24-41 59-41 96 0 35 15 71 41 97 25 24 60 39 97 39z">
          <text:p/>
        </draw:path>
        <draw:path draw:style-name="gr33" draw:text-style-name="P5" draw:layer="layout" svg:width="0.275cm" svg:height="0.276cm" svg:x="19.344cm" svg:y="4.107cm" svg:viewBox="0 0 276 277" svg:d="M138 277c35 0 72-16 98-40 25-26 40-61 40-99 0-37-15-72-40-97-26-26-63-41-98-41-37 0-72 15-98 41-25 25-40 60-40 97 0 38 15 73 40 99 26 24 61 40 98 40z">
          <text:p/>
        </draw:path>
        <draw:path draw:style-name="gr34" draw:text-style-name="P2" draw:layer="layout" svg:width="0.275cm" svg:height="0.276cm" svg:x="19.344cm" svg:y="4.107cm" svg:viewBox="0 0 276 277" svg:d="M138 277c35 0 72-16 98-40 25-26 40-61 40-99 0-37-15-72-40-97-26-26-63-41-98-41-37 0-72 15-98 41-25 25-40 60-40 97 0 38 15 73 40 99 26 24 61 40 98 40z">
          <text:p/>
        </draw:path>
        <draw:path draw:style-name="gr35" draw:text-style-name="P18" draw:layer="layout" svg:width="0.274cm" svg:height="0.275cm" svg:x="21.875cm" svg:y="4.219cm" svg:viewBox="0 0 275 276" svg:d="M139 276c35 0 71-15 96-41 26-25 40-60 40-95 0-37-14-72-40-98-25-25-61-42-96-42-37 0-72 17-98 42-26 26-41 61-41 98 0 35 15 70 41 95 26 26 61 41 98 41z">
          <text:p/>
        </draw:path>
        <draw:path draw:style-name="gr34" draw:text-style-name="P2" draw:layer="layout" svg:width="0.274cm" svg:height="0.275cm" svg:x="21.875cm" svg:y="4.219cm" svg:viewBox="0 0 275 276" svg:d="M139 276c35 0 71-15 96-41 26-25 40-60 40-95 0-37-14-72-40-98-25-25-61-42-96-42-37 0-72 17-98 42-26 26-41 61-41 98 0 35 15 70 41 95 26 26 61 41 98 41z">
          <text:p/>
        </draw:path>
        <draw:path draw:style-name="gr33" draw:text-style-name="P5" draw:layer="layout" svg:width="0.274cm" svg:height="0.275cm" svg:x="19.531cm" svg:y="4.124cm" svg:viewBox="0 0 275 276" svg:d="M137 276c37 0 70-15 96-41 26-24 42-60 42-95 0-39-16-73-42-99s-59-41-96-41-72 15-97 41c-27 26-40 60-40 99 0 35 13 71 40 95 25 26 60 41 97 41z">
          <text:p/>
        </draw:path>
        <draw:path draw:style-name="gr34" draw:text-style-name="P2" draw:layer="layout" svg:width="0.274cm" svg:height="0.275cm" svg:x="19.531cm" svg:y="4.124cm" svg:viewBox="0 0 275 276" svg:d="M137 276c37 0 70-15 96-41 26-24 42-60 42-95 0-39-16-73-42-99s-59-41-96-41-72 15-97 41c-27 26-40 60-40 99 0 35 13 71 40 95 25 26 60 41 97 41z">
          <text:p/>
        </draw:path>
        <draw:path draw:style-name="gr33" draw:text-style-name="P5" draw:layer="layout" svg:width="0.274cm" svg:height="0.275cm" svg:x="19.58cm" svg:y="4.383cm" svg:viewBox="0 0 275 276" svg:d="M137 276c37 0 70-15 98-40 26-26 40-61 40-99 0-36-14-72-40-98-28-24-61-39-98-39s-71 15-97 39c-26 26-40 62-40 98 0 38 14 73 40 99 26 25 60 40 97 40z">
          <text:p/>
        </draw:path>
        <draw:path draw:style-name="gr34" draw:text-style-name="P2" draw:layer="layout" svg:width="0.274cm" svg:height="0.275cm" svg:x="19.58cm" svg:y="4.383cm" svg:viewBox="0 0 275 276" svg:d="M137 276c37 0 70-15 98-40 26-26 40-61 40-99 0-36-14-72-40-98-28-24-61-39-98-39s-71 15-97 39c-26 26-40 62-40 98 0 38 14 73 40 99 26 25 60 40 97 40z">
          <text:p/>
        </draw:path>
        <draw:path draw:style-name="gr33" draw:text-style-name="P5" draw:layer="layout" svg:width="0.274cm" svg:height="0.274cm" svg:x="19.927cm" svg:y="4.277cm" svg:viewBox="0 0 275 275" svg:d="M136 275c37 0 72-14 99-41 26-26 40-61 40-98 0-35-14-70-40-96-27-25-62-40-99-40s-72 15-96 40c-26 26-40 61-40 96 0 37 14 72 40 98 24 27 59 41 96 41z">
          <text:p/>
        </draw:path>
        <draw:path draw:style-name="gr34" draw:text-style-name="P2" draw:layer="layout" svg:width="0.274cm" svg:height="0.274cm" svg:x="19.927cm" svg:y="4.277cm" svg:viewBox="0 0 275 275" svg:d="M136 275c37 0 72-14 99-41 26-26 40-61 40-98 0-35-14-70-40-96-27-25-62-40-99-40s-72 15-96 40c-26 26-40 61-40 96 0 37 14 72 40 98 24 27 59 41 96 41z">
          <text:p/>
        </draw:path>
        <draw:path draw:style-name="gr33" draw:text-style-name="P5" draw:layer="layout" svg:width="0.274cm" svg:height="0.273cm" svg:x="20.406cm" svg:y="4.054cm" svg:viewBox="0 0 275 274" svg:d="M139 274c35 0 72-13 96-39 26-25 40-63 40-98 0-36-14-72-40-98-24-24-61-39-96-39-37 0-72 15-98 39-25 26-41 62-41 98 0 35 16 73 41 98 26 26 61 39 98 39z">
          <text:p/>
        </draw:path>
        <draw:path draw:style-name="gr34" draw:text-style-name="P2" draw:layer="layout" svg:width="0.274cm" svg:height="0.273cm" svg:x="20.406cm" svg:y="4.054cm" svg:viewBox="0 0 275 274" svg:d="M139 274c35 0 72-13 96-39 26-25 40-63 40-98 0-36-14-72-40-98-24-24-61-39-96-39-37 0-72 15-98 39-25 26-41 62-41 98 0 35 16 73 41 98 26 26 61 39 98 39z">
          <text:p/>
        </draw:path>
        <draw:path draw:style-name="gr33" draw:text-style-name="P5" draw:layer="layout" svg:width="0.274cm" svg:height="0.274cm" svg:x="20.172cm" svg:y="4.084cm" svg:viewBox="0 0 275 275" svg:d="M136 275c37 0 72-15 98-40 27-26 41-61 41-99 0-35-14-70-41-96-26-26-61-40-98-40-35 0-70 14-95 40-26 26-41 61-41 96 0 38 15 73 41 99 25 25 60 40 95 40z">
          <text:p/>
        </draw:path>
        <draw:path draw:style-name="gr34" draw:text-style-name="P2" draw:layer="layout" svg:width="0.274cm" svg:height="0.274cm" svg:x="20.172cm" svg:y="4.084cm" svg:viewBox="0 0 275 275" svg:d="M136 275c37 0 72-15 98-40 27-26 41-61 41-99 0-35-14-70-41-96-26-26-61-40-98-40-35 0-70 14-95 40-26 26-41 61-41 96 0 38 15 73 41 99 25 25 60 40 95 40z">
          <text:p/>
        </draw:path>
        <draw:path draw:style-name="gr33" draw:text-style-name="P5" draw:layer="layout" svg:width="0.274cm" svg:height="0.274cm" svg:x="19.936cm" svg:y="3.96cm" svg:viewBox="0 0 275 275" svg:d="M136 275c37 0 72-15 98-41s41-60 41-97c0-35-15-70-41-96s-61-41-98-41c-36 0-72 15-96 41-26 26-40 61-40 96 0 37 14 71 40 97 24 26 60 41 96 41z">
          <text:p/>
        </draw:path>
        <draw:path draw:style-name="gr34" draw:text-style-name="P2" draw:layer="layout" svg:width="0.274cm" svg:height="0.274cm" svg:x="19.936cm" svg:y="3.96cm" svg:viewBox="0 0 275 275" svg:d="M136 275c37 0 72-15 98-41s41-60 41-97c0-35-15-70-41-96s-61-41-98-41c-36 0-72 15-96 41-26 26-40 61-40 96 0 37 14 71 40 97 24 26 60 41 96 41z">
          <text:p/>
        </draw:path>
        <draw:path draw:style-name="gr33" draw:text-style-name="P5" draw:layer="layout" svg:width="0.274cm" svg:height="0.274cm" svg:x="20.401cm" svg:y="3.928cm" svg:viewBox="0 0 275 275" svg:d="M138 275c36 0 70-14 97-40 26-26 40-61 40-96 0-37-14-72-40-98-27-27-61-41-97-41-37 0-71 14-97 41-26 26-41 61-41 98 0 35 15 70 41 96s60 40 97 40z">
          <text:p/>
        </draw:path>
        <draw:path draw:style-name="gr34" draw:text-style-name="P2" draw:layer="layout" svg:width="0.274cm" svg:height="0.274cm" svg:x="20.401cm" svg:y="3.928cm" svg:viewBox="0 0 275 275" svg:d="M138 275c36 0 70-14 97-40 26-26 40-61 40-96 0-37-14-72-40-98-27-27-61-41-97-41-37 0-71 14-97 41-26 26-41 61-41 98 0 35 15 70 41 96s60 40 97 40z">
          <text:p/>
        </draw:path>
        <draw:path draw:style-name="gr33" draw:text-style-name="P5" draw:layer="layout" svg:width="0.275cm" svg:height="0.274cm" svg:x="20.045cm" svg:y="4.075cm" svg:viewBox="0 0 276 275" svg:d="M140 275c35 0 70-14 96-40 25-24 40-60 40-97s-15-72-40-98c-26-25-61-40-96-40-37 0-73 15-99 40-26 26-41 61-41 98s15 73 41 97c26 26 62 40 99 40z">
          <text:p/>
        </draw:path>
        <draw:path draw:style-name="gr34" draw:text-style-name="P2" draw:layer="layout" svg:width="0.275cm" svg:height="0.274cm" svg:x="20.045cm" svg:y="4.075cm" svg:viewBox="0 0 276 275" svg:d="M140 275c35 0 70-14 96-40 25-24 40-60 40-97s-15-72-40-98c-26-25-61-40-96-40-37 0-73 15-99 40-26 26-41 61-41 98s15 73 41 97c26 26 62 40 99 40z">
          <text:p/>
        </draw:path>
        <draw:path draw:style-name="gr33" draw:text-style-name="P5" draw:layer="layout" svg:width="0.274cm" svg:height="0.273cm" svg:x="20.34cm" svg:y="4.028cm" svg:viewBox="0 0 275 274" svg:d="M137 274c37 0 72-15 97-39 26-26 41-64 41-99 0-37-15-72-41-97-25-26-60-39-97-39-35 0-71 13-97 39-26 25-40 60-40 97 0 35 14 73 40 99 26 24 62 39 97 39z">
          <text:p/>
        </draw:path>
        <draw:path draw:style-name="gr34" draw:text-style-name="P2" draw:layer="layout" svg:width="0.274cm" svg:height="0.273cm" svg:x="20.34cm" svg:y="4.028cm" svg:viewBox="0 0 275 274" svg:d="M137 274c37 0 72-15 97-39 26-26 41-64 41-99 0-37-15-72-41-97-25-26-60-39-97-39-35 0-71 13-97 39-26 25-40 60-40 97 0 35 14 73 40 99 26 24 62 39 97 39z">
          <text:p/>
        </draw:path>
        <draw:path draw:style-name="gr33" draw:text-style-name="P5" draw:layer="layout" svg:width="0.274cm" svg:height="0.274cm" svg:x="20.793cm" svg:y="4.456cm" svg:viewBox="0 0 275 275" svg:d="M136 275c38 0 73-14 99-40 26-24 40-60 40-95 0-37-14-72-40-100-26-25-61-40-99-40-35 0-72 15-96 40-26 28-40 63-40 100 0 35 14 71 40 95 24 26 61 40 96 40z">
          <text:p/>
        </draw:path>
        <draw:path draw:style-name="gr34" draw:text-style-name="P2" draw:layer="layout" svg:width="0.274cm" svg:height="0.274cm" svg:x="20.793cm" svg:y="4.456cm" svg:viewBox="0 0 275 275" svg:d="M136 275c38 0 73-14 99-40 26-24 40-60 40-95 0-37-14-72-40-100-26-25-61-40-99-40-35 0-72 15-96 40-26 28-40 63-40 100 0 35 14 71 40 95 24 26 61 40 96 40z">
          <text:p/>
        </draw:path>
        <draw:path draw:style-name="gr33" draw:text-style-name="P5" draw:layer="layout" svg:width="0.275cm" svg:height="0.275cm" svg:x="20.296cm" svg:y="3.925cm" svg:viewBox="0 0 276 276" svg:d="M138 276c37 0 71-15 97-39 26-26 41-62 41-98 0-35-15-71-41-98-26-26-60-41-97-41s-71 15-97 41c-26 27-41 63-41 98 0 36 15 72 41 98 26 24 60 39 97 39z">
          <text:p/>
        </draw:path>
        <draw:path draw:style-name="gr34" draw:text-style-name="P2" draw:layer="layout" svg:width="0.275cm" svg:height="0.275cm" svg:x="20.296cm" svg:y="3.925cm" svg:viewBox="0 0 276 276" svg:d="M138 276c37 0 71-15 97-39 26-26 41-62 41-98 0-35-15-71-41-98-26-26-60-41-97-41s-71 15-97 41c-26 27-41 63-41 98 0 36 15 72 41 98 26 24 60 39 97 39z">
          <text:p/>
        </draw:path>
        <draw:path draw:style-name="gr33" draw:text-style-name="P5" draw:layer="layout" svg:width="0.274cm" svg:height="0.274cm" svg:x="20.568cm" svg:y="4.02cm" svg:viewBox="0 0 275 275" svg:d="M139 275c35 0 70-14 96-40 25-29 40-62 40-99s-15-72-40-96c-26-26-61-40-96-40-38 0-73 14-99 40-26 24-40 59-40 96s14 70 40 99c26 26 61 40 99 40z">
          <text:p/>
        </draw:path>
        <draw:path draw:style-name="gr34" draw:text-style-name="P2" draw:layer="layout" svg:width="0.274cm" svg:height="0.274cm" svg:x="20.568cm" svg:y="4.02cm" svg:viewBox="0 0 275 275" svg:d="M139 275c35 0 70-14 96-40 25-29 40-62 40-99s-15-72-40-96c-26-26-61-40-96-40-38 0-73 14-99 40-26 24-40 59-40 96s14 70 40 99c26 26 61 40 99 40z">
          <text:p/>
        </draw:path>
        <draw:path draw:style-name="gr33" draw:text-style-name="P5" draw:layer="layout" svg:width="0.275cm" svg:height="0.274cm" svg:x="20.221cm" svg:y="4.419cm" svg:viewBox="0 0 276 275" svg:d="M138 275c36 0 71-14 97-40s41-59 41-96c0-38-15-73-41-99s-61-40-97-40c-37 0-72 14-97 40-26 26-41 61-41 99 0 37 15 70 41 96 25 26 60 40 97 40z">
          <text:p/>
        </draw:path>
        <draw:path draw:style-name="gr34" draw:text-style-name="P2" draw:layer="layout" svg:width="0.275cm" svg:height="0.274cm" svg:x="20.221cm" svg:y="4.419cm" svg:viewBox="0 0 276 275" svg:d="M138 275c36 0 71-14 97-40s41-59 41-96c0-38-15-73-41-99s-61-40-97-40c-37 0-72 14-97 40-26 26-41 61-41 99 0 37 15 70 41 96 25 26 60 40 97 40z">
          <text:p/>
        </draw:path>
        <draw:path draw:style-name="gr33" draw:text-style-name="P5" draw:layer="layout" svg:width="0.274cm" svg:height="0.274cm" svg:x="20.372cm" svg:y="3.977cm" svg:viewBox="0 0 275 275" svg:d="M137 275c37 0 71-15 97-42 27-26 41-60 41-97 0-36-14-72-41-96-26-26-60-40-97-40-36 0-70 14-97 40-26 24-40 60-40 96 0 37 14 71 40 97 27 27 61 42 97 42z">
          <text:p/>
        </draw:path>
        <draw:path draw:style-name="gr34" draw:text-style-name="P2" draw:layer="layout" svg:width="0.274cm" svg:height="0.274cm" svg:x="20.372cm" svg:y="3.977cm" svg:viewBox="0 0 275 275" svg:d="M137 275c37 0 71-15 97-42 27-26 41-60 41-97 0-36-14-72-41-96-26-26-60-40-97-40-36 0-70 14-97 40-26 24-40 60-40 96 0 37 14 71 40 97 27 27 61 42 97 42z">
          <text:p/>
        </draw:path>
        <draw:path draw:style-name="gr33" draw:text-style-name="P5" draw:layer="layout" svg:width="0.274cm" svg:height="0.274cm" svg:x="20.25cm" svg:y="3.937cm" svg:viewBox="0 0 275 275" svg:d="M138 275c36 0 71-14 97-40s40-59 40-96-14-72-40-96c-26-29-61-43-97-43-37 0-72 14-98 43-25 24-40 59-40 96s15 70 40 96c26 26 61 40 98 40z">
          <text:p/>
        </draw:path>
        <draw:path draw:style-name="gr34" draw:text-style-name="P2" draw:layer="layout" svg:width="0.274cm" svg:height="0.274cm" svg:x="20.25cm" svg:y="3.937cm" svg:viewBox="0 0 275 275" svg:d="M138 275c36 0 71-14 97-40s40-59 40-96-14-72-40-96c-26-29-61-43-97-43-37 0-72 14-98 43-25 24-40 59-40 96s15 70 40 96c26 26 61 40 98 40z">
          <text:p/>
        </draw:path>
        <draw:path draw:style-name="gr33" draw:text-style-name="P5" draw:layer="layout" svg:width="0.276cm" svg:height="0.274cm" svg:x="20.118cm" svg:y="4.043cm" svg:viewBox="0 0 277 275" svg:d="M139 275c35 0 70-14 98-40 24-26 40-62 40-99 0-35-16-70-40-96-28-25-63-40-98-40-37 0-73 15-99 40-24 26-40 61-40 96 0 37 16 73 40 99 26 26 62 40 99 40z">
          <text:p/>
        </draw:path>
        <draw:path draw:style-name="gr34" draw:text-style-name="P2" draw:layer="layout" svg:width="0.276cm" svg:height="0.274cm" svg:x="20.118cm" svg:y="4.043cm" svg:viewBox="0 0 277 275" svg:d="M139 275c35 0 70-14 98-40 24-26 40-62 40-99 0-35-16-70-40-96-28-25-63-40-98-40-37 0-73 15-99 40-24 26-40 61-40 96 0 37 16 73 40 99 26 26 62 40 99 40z">
          <text:p/>
        </draw:path>
        <draw:path draw:style-name="gr33" draw:text-style-name="P5" draw:layer="layout" svg:width="0.274cm" svg:height="0.274cm" svg:x="20cm" svg:y="3.968cm" svg:viewBox="0 0 275 275" svg:d="M138 275c38 0 72-16 98-40 26-26 39-61 39-98 0-35-13-70-39-95-26-26-60-42-98-42-37 0-72 16-98 42-26 25-40 60-40 95 0 37 14 72 40 98 26 24 61 40 98 40z">
          <text:p/>
        </draw:path>
        <draw:path draw:style-name="gr34" draw:text-style-name="P2" draw:layer="layout" svg:width="0.274cm" svg:height="0.274cm" svg:x="20cm" svg:y="3.968cm" svg:viewBox="0 0 275 275" svg:d="M138 275c38 0 72-16 98-40 26-26 39-61 39-98 0-35-13-70-39-95-26-26-60-42-98-42-37 0-72 16-98 42-26 25-40 60-40 95 0 37 14 72 40 98 26 24 61 40 98 40z">
          <text:p/>
        </draw:path>
        <draw:path draw:style-name="gr33" draw:text-style-name="P5" draw:layer="layout" svg:width="0.274cm" svg:height="0.274cm" svg:x="19.815cm" svg:y="4.107cm" svg:viewBox="0 0 275 275" svg:d="M139 275c35 0 70-14 95-40 27-26 41-61 41-97 0-37-14-72-41-98-25-26-60-40-95-40-38 0-72 14-99 40-26 26-40 61-40 98 0 36 14 71 40 97 27 26 61 40 99 40z">
          <text:p/>
        </draw:path>
        <draw:path draw:style-name="gr34" draw:text-style-name="P2" draw:layer="layout" svg:width="0.274cm" svg:height="0.274cm" svg:x="19.815cm" svg:y="4.107cm" svg:viewBox="0 0 275 275" svg:d="M139 275c35 0 70-14 95-40 27-26 41-61 41-97 0-37-14-72-41-98-25-26-60-40-95-40-38 0-72 14-99 40-26 26-40 61-40 98 0 36 14 71 40 97 27 26 61 40 99 40z">
          <text:p/>
        </draw:path>
        <draw:path draw:style-name="gr33" draw:text-style-name="P5" draw:layer="layout" svg:width="0.275cm" svg:height="0.274cm" svg:x="20.221cm" svg:y="4.217cm" svg:viewBox="0 0 276 275" svg:d="M139 275c35 0 71-14 97-40 25-24 40-59 40-96 0-35-15-70-40-96-26-26-62-43-97-43-38 0-72 17-98 43s-41 61-41 96c0 37 15 72 41 96 26 26 60 40 98 40z">
          <text:p/>
        </draw:path>
        <draw:path draw:style-name="gr34" draw:text-style-name="P2" draw:layer="layout" svg:width="0.275cm" svg:height="0.274cm" svg:x="20.221cm" svg:y="4.217cm" svg:viewBox="0 0 276 275" svg:d="M139 275c35 0 71-14 97-40 25-24 40-59 40-96 0-35-15-70-40-96-26-26-62-43-97-43-38 0-72 17-98 43s-41 61-41 96c0 37 15 72 41 96 26 26 60 40 98 40z">
          <text:p/>
        </draw:path>
        <draw:path draw:style-name="gr33" draw:text-style-name="P5" draw:layer="layout" svg:width="0.274cm" svg:height="0.275cm" svg:x="20.063cm" svg:y="4.245cm" svg:viewBox="0 0 275 276" svg:d="M139 276c35 0 70-17 95-41 26-26 41-61 41-98 0-35-15-70-41-96-25-25-60-41-95-41-37 0-73 16-99 41-26 26-40 61-40 96 0 37 14 72 40 98 26 24 62 41 99 41z">
          <text:p/>
        </draw:path>
        <draw:path draw:style-name="gr34" draw:text-style-name="P2" draw:layer="layout" svg:width="0.274cm" svg:height="0.275cm" svg:x="20.063cm" svg:y="4.245cm" svg:viewBox="0 0 275 276" svg:d="M139 276c35 0 70-17 95-41 26-26 41-61 41-98 0-35-15-70-41-96-25-25-60-41-95-41-37 0-73 16-99 41-26 26-40 61-40 96 0 37 14 72 40 98 26 24 62 41 99 41z">
          <text:p/>
        </draw:path>
        <draw:path draw:style-name="gr33" draw:text-style-name="P5" draw:layer="layout" svg:width="0.276cm" svg:height="0.274cm" svg:x="20.661cm" svg:y="4.37cm" svg:viewBox="0 0 277 275" svg:d="M139 275c35 0 71-15 98-40 25-26 40-61 40-97 0-38-15-72-40-98-27-26-63-40-98-40-38 0-73 14-99 40-24 26-40 60-40 98 0 36 16 71 40 97 26 25 61 40 99 40z">
          <text:p/>
        </draw:path>
        <draw:path draw:style-name="gr34" draw:text-style-name="P2" draw:layer="layout" svg:width="0.276cm" svg:height="0.274cm" svg:x="20.661cm" svg:y="4.37cm" svg:viewBox="0 0 277 275" svg:d="M139 275c35 0 71-15 98-40 25-26 40-61 40-97 0-38-15-72-40-98-27-26-63-40-98-40-38 0-73 14-99 40-24 26-40 60-40 98 0 36 16 71 40 97 26 25 61 40 99 40z">
          <text:p/>
        </draw:path>
        <draw:path draw:style-name="gr33" draw:text-style-name="P5" draw:layer="layout" svg:width="0.276cm" svg:height="0.274cm" svg:x="20.811cm" svg:y="4.349cm" svg:viewBox="0 0 277 275" svg:d="M138 275c37 0 72-16 99-40 25-26 40-61 40-99 0-37-15-72-40-96-27-26-62-40-99-40-35 0-72 14-98 40-24 24-40 59-40 96 0 38 16 73 40 99 26 24 63 40 98 40z">
          <text:p/>
        </draw:path>
        <draw:path draw:style-name="gr34" draw:text-style-name="P2" draw:layer="layout" svg:width="0.276cm" svg:height="0.274cm" svg:x="20.811cm" svg:y="4.349cm" svg:viewBox="0 0 277 275" svg:d="M138 275c37 0 72-16 99-40 25-26 40-61 40-99 0-37-15-72-40-96-27-26-62-40-99-40-35 0-72 14-98 40-24 24-40 59-40 96 0 38 16 73 40 99 26 24 63 40 98 40z">
          <text:p/>
        </draw:path>
        <draw:path draw:style-name="gr33" draw:text-style-name="P5" draw:layer="layout" svg:width="0.275cm" svg:height="0.275cm" svg:x="20.449cm" svg:y="3.948cm" svg:viewBox="0 0 276 276" svg:d="M138 276c36 0 71-15 96-39 27-26 42-62 42-97 0-37-15-72-42-98-25-25-60-42-96-42-37 0-71 17-97 42-26 26-41 61-41 98 0 35 15 71 41 97 26 24 60 39 97 39z">
          <text:p/>
        </draw:path>
        <draw:path draw:style-name="gr34" draw:text-style-name="P2" draw:layer="layout" svg:width="0.275cm" svg:height="0.275cm" svg:x="20.449cm" svg:y="3.948cm" svg:viewBox="0 0 276 276" svg:d="M138 276c36 0 71-15 96-39 27-26 42-62 42-97 0-37-15-72-42-98-25-25-60-42-96-42-37 0-71 17-97 42-26 26-41 61-41 98 0 35 15 71 41 97 26 24 60 39 97 39z">
          <text:p/>
        </draw:path>
        <draw:path draw:style-name="gr33" draw:text-style-name="P5" draw:layer="layout" svg:width="0.276cm" svg:height="0.274cm" svg:x="21.18cm" svg:y="3.957cm" svg:viewBox="0 0 277 275" svg:d="M139 275c35 0 70-15 95-40 27-26 43-61 43-96 0-37-16-72-43-98-25-27-60-41-95-41-38 0-73 14-99 41-25 26-40 61-40 98 0 35 15 70 40 96 26 25 61 40 99 40z">
          <text:p/>
        </draw:path>
        <draw:path draw:style-name="gr34" draw:text-style-name="P2" draw:layer="layout" svg:width="0.276cm" svg:height="0.274cm" svg:x="21.18cm" svg:y="3.957cm" svg:viewBox="0 0 277 275" svg:d="M139 275c35 0 70-15 95-40 27-26 43-61 43-96 0-37-16-72-43-98-25-27-60-41-95-41-38 0-73 14-99 41-25 26-40 61-40 98 0 35 15 70 40 96 26 25 61 40 99 40z">
          <text:p/>
        </draw:path>
        <draw:path draw:style-name="gr33" draw:text-style-name="P5" draw:layer="layout" svg:width="0.276cm" svg:height="0.274cm" svg:x="20.02cm" svg:y="4.109cm" svg:viewBox="0 0 277 275" svg:d="M138 275c37 0 73-16 99-40 24-26 40-61 40-99 0-37-16-72-40-97-26-26-62-39-99-39-35 0-70 13-98 39-24 25-40 60-40 97 0 38 16 73 40 99 28 24 63 40 98 40z">
          <text:p/>
        </draw:path>
        <draw:path draw:style-name="gr34" draw:text-style-name="P2" draw:layer="layout" svg:width="0.276cm" svg:height="0.274cm" svg:x="20.02cm" svg:y="4.109cm" svg:viewBox="0 0 277 275" svg:d="M138 275c37 0 73-16 99-40 24-26 40-61 40-99 0-37-16-72-40-97-26-26-62-39-99-39-35 0-70 13-98 39-24 25-40 60-40 97 0 38 16 73 40 99 28 24 63 40 98 40z">
          <text:p/>
        </draw:path>
        <draw:path draw:style-name="gr33" draw:text-style-name="P5" draw:layer="layout" svg:width="0.273cm" svg:height="0.274cm" svg:x="20.079cm" svg:y="4.072cm" svg:viewBox="0 0 274 275" svg:d="M137 275c35 0 71-14 95-40 26-26 42-62 42-99 0-35-16-70-42-96-24-25-60-40-95-40-38 0-72 15-98 40-26 26-39 61-39 96 0 37 13 73 39 99s60 40 98 40z">
          <text:p/>
        </draw:path>
        <draw:path draw:style-name="gr34" draw:text-style-name="P2" draw:layer="layout" svg:width="0.273cm" svg:height="0.274cm" svg:x="20.079cm" svg:y="4.072cm" svg:viewBox="0 0 274 275" svg:d="M137 275c35 0 71-14 95-40 26-26 42-62 42-99 0-35-16-70-42-96-24-25-60-40-95-40-38 0-72 15-98 40-26 26-39 61-39 96 0 37 13 73 39 99s60 40 98 40z">
          <text:p/>
        </draw:path>
        <draw:path draw:style-name="gr33" draw:text-style-name="P5" draw:layer="layout" svg:width="0.274cm" svg:height="0.274cm" svg:x="20.291cm" svg:y="4.138cm" svg:viewBox="0 0 275 275" svg:d="M139 275c35 0 70-14 96-40 25-26 40-60 40-98 0-36-15-73-40-98-26-26-61-39-96-39-38 0-73 13-99 39-26 25-40 62-40 98 0 38 14 72 40 98s61 40 99 40z">
          <text:p/>
        </draw:path>
        <draw:path draw:style-name="gr34" draw:text-style-name="P2" draw:layer="layout" svg:width="0.274cm" svg:height="0.274cm" svg:x="20.291cm" svg:y="4.138cm" svg:viewBox="0 0 275 275" svg:d="M139 275c35 0 70-14 96-40 25-26 40-60 40-98 0-36-15-73-40-98-26-26-61-39-96-39-38 0-73 13-99 39-26 25-40 62-40 98 0 38 14 72 40 98s61 40 99 40z">
          <text:p/>
        </draw:path>
        <draw:path draw:style-name="gr33" draw:text-style-name="P5" draw:layer="layout" svg:width="0.273cm" svg:height="0.275cm" svg:x="20.564cm" svg:y="3.951cm" svg:viewBox="0 0 274 276" svg:d="M138 276c37 0 72-15 97-41 26-24 39-60 39-96 0-35-13-71-39-97-25-25-60-42-97-42-35 0-70 17-99 42-24 26-39 62-39 97 0 36 15 72 39 96 29 26 64 41 99 41z">
          <text:p/>
        </draw:path>
        <draw:path draw:style-name="gr34" draw:text-style-name="P2" draw:layer="layout" svg:width="0.273cm" svg:height="0.275cm" svg:x="20.564cm" svg:y="3.951cm" svg:viewBox="0 0 274 276" svg:d="M138 276c37 0 72-15 97-41 26-24 39-60 39-96 0-35-13-71-39-97-25-25-60-42-97-42-35 0-70 17-99 42-24 26-39 62-39 97 0 36 15 72 39 96 29 26 64 41 99 41z">
          <text:p/>
        </draw:path>
        <draw:path draw:style-name="gr33" draw:text-style-name="P5" draw:layer="layout" svg:width="0.274cm" svg:height="0.274cm" svg:x="21.249cm" svg:y="4.222cm" svg:viewBox="0 0 275 275" svg:d="M136 275c37 0 72-14 98-40 26-25 41-60 41-95 0-38-15-72-41-98-26-27-61-42-98-42-36 0-72 15-96 42-26 26-40 60-40 98 0 35 14 70 40 95 24 26 60 40 96 40z">
          <text:p/>
        </draw:path>
        <draw:path draw:style-name="gr34" draw:text-style-name="P2" draw:layer="layout" svg:width="0.274cm" svg:height="0.274cm" svg:x="21.249cm" svg:y="4.222cm" svg:viewBox="0 0 275 275" svg:d="M136 275c37 0 72-14 98-40 26-25 41-60 41-95 0-38-15-72-41-98-26-27-61-42-98-42-36 0-72 15-96 42-26 26-40 60-40 98 0 35 14 70 40 95 24 26 60 40 96 40z">
          <text:p/>
        </draw:path>
        <draw:path draw:style-name="gr33" draw:text-style-name="P5" draw:layer="layout" svg:width="0.274cm" svg:height="0.275cm" svg:x="20.213cm" svg:y="3.953cm" svg:viewBox="0 0 275 276" svg:d="M136 276c37 0 73-15 98-40 26-26 41-61 41-98 0-35-15-70-41-96-25-27-61-42-98-42-36 0-72 15-96 42-26 26-40 61-40 96 0 37 14 72 40 98 24 25 60 40 96 40z">
          <text:p/>
        </draw:path>
        <draw:path draw:style-name="gr34" draw:text-style-name="P2" draw:layer="layout" svg:width="0.274cm" svg:height="0.275cm" svg:x="20.213cm" svg:y="3.953cm" svg:viewBox="0 0 275 276" svg:d="M136 276c37 0 73-15 98-40 26-26 41-61 41-98 0-35-15-70-41-96-25-27-61-42-98-42-36 0-72 15-96 42-26 26-40 61-40 96 0 37 14 72 40 98 24 25 60 40 96 40z">
          <text:p/>
        </draw:path>
        <draw:path draw:style-name="gr33" draw:text-style-name="P5" draw:layer="layout" svg:width="0.274cm" svg:height="0.274cm" svg:x="20.01cm" svg:y="4.078cm" svg:viewBox="0 0 275 275" svg:d="M137 275c37 0 72-14 98-40 24-26 40-61 40-99 0-35-16-70-40-96-26-26-61-40-98-40-36 0-72 14-98 40s-39 61-39 96c0 38 13 73 39 99s62 40 98 40z">
          <text:p/>
        </draw:path>
        <draw:path draw:style-name="gr34" draw:text-style-name="P2" draw:layer="layout" svg:width="0.274cm" svg:height="0.274cm" svg:x="20.01cm" svg:y="4.078cm" svg:viewBox="0 0 275 275" svg:d="M137 275c37 0 72-14 98-40 24-26 40-61 40-99 0-35-16-70-40-96-26-26-61-40-98-40-36 0-72 14-98 40s-39 61-39 96c0 38 13 73 39 99s62 40 98 40z">
          <text:p/>
        </draw:path>
        <draw:path draw:style-name="gr33" draw:text-style-name="P5" draw:layer="layout" svg:width="0.274cm" svg:height="0.274cm" svg:x="20.057cm" svg:y="4.153cm" svg:viewBox="0 0 275 275" svg:d="M139 275c35 0 70-14 96-40 26-24 40-60 40-95 0-38-14-74-40-100s-61-40-96-40c-37 0-73 14-98 40-26 26-41 62-41 100 0 35 15 71 41 95 25 26 61 40 98 40z">
          <text:p/>
        </draw:path>
        <draw:path draw:style-name="gr34" draw:text-style-name="P2" draw:layer="layout" svg:width="0.274cm" svg:height="0.274cm" svg:x="20.057cm" svg:y="4.153cm" svg:viewBox="0 0 275 275" svg:d="M139 275c35 0 70-14 96-40 26-24 40-60 40-95 0-38-14-74-40-100s-61-40-96-40c-37 0-73 14-98 40-26 26-41 62-41 100 0 35 15 71 41 95 25 26 61 40 98 40z">
          <text:p/>
        </draw:path>
        <draw:path draw:style-name="gr33" draw:text-style-name="P5" draw:layer="layout" svg:width="0.275cm" svg:height="0.274cm" svg:x="20.925cm" svg:y="4.485cm" svg:viewBox="0 0 276 275" svg:d="M137 275c37 0 72-14 98-40s41-61 41-96c0-37-15-72-41-97-26-28-61-42-98-42-35 0-71 14-97 42-25 25-40 60-40 97 0 35 15 70 40 96 26 26 62 40 97 40z">
          <text:p/>
        </draw:path>
        <draw:path draw:style-name="gr34" draw:text-style-name="P2" draw:layer="layout" svg:width="0.275cm" svg:height="0.274cm" svg:x="20.925cm" svg:y="4.485cm" svg:viewBox="0 0 276 275" svg:d="M137 275c37 0 72-14 98-40s41-61 41-96c0-37-15-72-41-97-26-28-61-42-98-42-35 0-71 14-97 42-25 25-40 60-40 97 0 35 15 70 40 96 26 26 62 40 97 40z">
          <text:p/>
        </draw:path>
        <draw:path draw:style-name="gr33" draw:text-style-name="P5" draw:layer="layout" svg:width="0.274cm" svg:height="0.274cm" svg:x="20.239cm" svg:y="3.986cm" svg:viewBox="0 0 275 275" svg:d="M138 275c38 0 73-16 97-42 26-26 40-60 40-97 0-35-14-70-40-96-24-26-59-40-97-40-37 0-72 14-98 40s-40 61-40 96c0 37 14 71 40 97s61 42 98 42z">
          <text:p/>
        </draw:path>
        <draw:path draw:style-name="gr34" draw:text-style-name="P2" draw:layer="layout" svg:width="0.274cm" svg:height="0.274cm" svg:x="20.239cm" svg:y="3.986cm" svg:viewBox="0 0 275 275" svg:d="M138 275c38 0 73-16 97-42 26-26 40-60 40-97 0-35-14-70-40-96-24-26-59-40-97-40-37 0-72 14-98 40s-40 61-40 96c0 37 14 71 40 97s61 42 98 42z">
          <text:p/>
        </draw:path>
        <draw:path draw:style-name="gr33" draw:text-style-name="P5" draw:layer="layout" svg:width="0.274cm" svg:height="0.274cm" svg:x="20.179cm" svg:y="4.176cm" svg:viewBox="0 0 275 275" svg:d="M138 275c37 0 72-14 98-40s39-61 39-98c0-35-13-71-39-97s-61-40-98-40c-38 0-72 14-98 40s-40 62-40 97c0 37 14 72 40 98s60 40 98 40z">
          <text:p/>
        </draw:path>
        <draw:path draw:style-name="gr34" draw:text-style-name="P2" draw:layer="layout" svg:width="0.274cm" svg:height="0.274cm" svg:x="20.179cm" svg:y="4.176cm" svg:viewBox="0 0 275 275" svg:d="M138 275c37 0 72-14 98-40s39-61 39-98c0-35-13-71-39-97s-61-40-98-40c-38 0-72 14-98 40s-40 62-40 97c0 37 14 72 40 98s60 40 98 40z">
          <text:p/>
        </draw:path>
        <draw:path draw:style-name="gr33" draw:text-style-name="P5" draw:layer="layout" svg:width="0.274cm" svg:height="0.275cm" svg:x="20.213cm" svg:y="3.979cm" svg:viewBox="0 0 275 276" svg:d="M136 276c37 0 73-16 98-42 26-26 41-62 41-98 0-35-15-71-41-97-25-24-61-39-98-39-36 0-72 15-96 39-26 26-40 62-40 97 0 36 14 72 40 98 24 26 60 42 96 42z">
          <text:p/>
        </draw:path>
        <draw:path draw:style-name="gr34" draw:text-style-name="P2" draw:layer="layout" svg:width="0.274cm" svg:height="0.275cm" svg:x="20.213cm" svg:y="3.979cm" svg:viewBox="0 0 275 276" svg:d="M136 276c37 0 73-16 98-42 26-26 41-62 41-98 0-35-15-71-41-97-25-24-61-39-98-39-36 0-72 15-96 39-26 26-40 62-40 97 0 36 14 72 40 98 24 26 60 42 96 42z">
          <text:p/>
        </draw:path>
        <draw:path draw:style-name="gr33" draw:text-style-name="P5" draw:layer="layout" svg:width="0.274cm" svg:height="0.274cm" svg:x="20.132cm" svg:y="4.177cm" svg:viewBox="0 0 275 275" svg:d="M139 275c35 0 70-13 96-39s40-60 40-97-14-73-40-99-61-40-96-40c-37 0-72 14-98 40s-41 62-41 99 15 71 41 97 61 39 98 39z">
          <text:p/>
        </draw:path>
        <draw:path draw:style-name="gr34" draw:text-style-name="P2" draw:layer="layout" svg:width="0.274cm" svg:height="0.274cm" svg:x="20.132cm" svg:y="4.177cm" svg:viewBox="0 0 275 275" svg:d="M139 275c35 0 70-13 96-39s40-60 40-97-14-73-40-99-61-40-96-40c-37 0-72 14-98 40s-41 62-41 99 15 71 41 97 61 39 98 39z">
          <text:p/>
        </draw:path>
        <draw:path draw:style-name="gr33" draw:text-style-name="P5" draw:layer="layout" svg:width="0.275cm" svg:height="0.274cm" svg:x="20.108cm" svg:y="4.104cm" svg:viewBox="0 0 276 275" svg:d="M137 275c36 0 72-14 99-40 25-26 40-61 40-97 0-38-15-72-40-98-27-26-63-40-99-40-35 0-71 14-97 40-25 26-40 60-40 98 0 36 15 71 40 97 26 26 62 40 97 40z">
          <text:p/>
        </draw:path>
        <draw:path draw:style-name="gr34" draw:text-style-name="P2" draw:layer="layout" svg:width="0.275cm" svg:height="0.274cm" svg:x="20.108cm" svg:y="4.104cm" svg:viewBox="0 0 276 275" svg:d="M137 275c36 0 72-14 99-40 25-26 40-61 40-97 0-38-15-72-40-98-27-26-63-40-99-40-35 0-71 14-97 40-25 26-40 60-40 98 0 36 15 71 40 97 26 26 62 40 97 40z">
          <text:p/>
        </draw:path>
        <draw:path draw:style-name="gr33" draw:text-style-name="P5" draw:layer="layout" svg:width="0.274cm" svg:height="0.274cm" svg:x="20.894cm" svg:y="4cm" svg:viewBox="0 0 275 275" svg:d="M137 275c37 0 72-14 98-41 25-26 40-61 40-96 0-37-15-72-40-98-26-25-61-40-98-40-35 0-71 15-97 40-26 26-40 61-40 98 0 35 14 70 40 96 26 27 62 41 97 41z">
          <text:p/>
        </draw:path>
        <draw:path draw:style-name="gr34" draw:text-style-name="P2" draw:layer="layout" svg:width="0.274cm" svg:height="0.274cm" svg:x="20.894cm" svg:y="4cm" svg:viewBox="0 0 275 275" svg:d="M137 275c37 0 72-14 98-41 25-26 40-61 40-96 0-37-15-72-40-98-26-25-61-40-98-40-35 0-71 15-97 40-26 26-40 61-40 98 0 35 14 70 40 96 26 27 62 41 97 41z">
          <text:p/>
        </draw:path>
        <draw:path draw:style-name="gr33" draw:text-style-name="P5" draw:layer="layout" svg:width="0.274cm" svg:height="0.275cm" svg:x="20.279cm" svg:y="4.017cm" svg:viewBox="0 0 275 276" svg:d="M139 276c35 0 70-15 96-41 26-27 40-62 40-99 0-35-14-70-40-95-26-26-61-41-96-41-38 0-73 15-99 41-26 25-40 60-40 95 0 37 14 72 40 99 26 26 61 41 99 41z">
          <text:p/>
        </draw:path>
        <draw:path draw:style-name="gr34" draw:text-style-name="P2" draw:layer="layout" svg:width="0.274cm" svg:height="0.275cm" svg:x="20.279cm" svg:y="4.017cm" svg:viewBox="0 0 275 276" svg:d="M139 276c35 0 70-15 96-41 26-27 40-62 40-99 0-35-14-70-40-95-26-26-61-41-96-41-38 0-73 15-99 41-26 25-40 60-40 95 0 37 14 72 40 99 26 26 61 41 99 41z">
          <text:p/>
        </draw:path>
        <draw:path draw:style-name="gr33" draw:text-style-name="P5" draw:layer="layout" svg:width="0.275cm" svg:height="0.274cm" svg:x="20.98cm" svg:y="5.319cm" svg:viewBox="0 0 276 275" svg:d="M136 275c37 0 72-14 98-40 27-26 42-61 42-96 0-37-15-72-42-98-26-26-61-41-98-41-35 0-70 15-95 41-26 26-41 61-41 98 0 35 15 70 41 96 25 26 60 40 95 40z">
          <text:p/>
        </draw:path>
        <draw:path draw:style-name="gr34" draw:text-style-name="P2" draw:layer="layout" svg:width="0.275cm" svg:height="0.274cm" svg:x="20.98cm" svg:y="5.319cm" svg:viewBox="0 0 276 275" svg:d="M136 275c37 0 72-14 98-40 27-26 42-61 42-96 0-37-15-72-42-98-26-26-61-41-98-41-35 0-70 15-95 41-26 26-41 61-41 98 0 35 15 70 41 96 25 26 60 40 95 40z">
          <text:p/>
        </draw:path>
        <draw:path draw:style-name="gr33" draw:text-style-name="P5" draw:layer="layout" svg:width="0.275cm" svg:height="0.274cm" svg:x="20.218cm" svg:y="3.966cm" svg:viewBox="0 0 276 275" svg:d="M139 275c35 0 71-15 96-41 26-25 41-60 41-95 0-38-15-72-41-98-25-26-61-41-96-41-38 0-72 15-98 41s-41 60-41 98c0 35 15 70 41 95 26 26 60 41 98 41z">
          <text:p/>
        </draw:path>
        <draw:path draw:style-name="gr34" draw:text-style-name="P2" draw:layer="layout" svg:width="0.275cm" svg:height="0.274cm" svg:x="20.218cm" svg:y="3.966cm" svg:viewBox="0 0 276 275" svg:d="M139 275c35 0 71-15 96-41 26-25 41-60 41-95 0-38-15-72-41-98-25-26-61-41-96-41-38 0-72 15-98 41s-41 60-41 98c0 35 15 70 41 95 26 26 60 41 98 41z">
          <text:p/>
        </draw:path>
        <draw:path draw:style-name="gr33" draw:text-style-name="P5" draw:layer="layout" svg:width="0.274cm" svg:height="0.275cm" svg:x="21.293cm" svg:y="4.054cm" svg:viewBox="0 0 275 276" svg:d="M138 276c37 0 72-15 98-40 26-26 39-64 39-99 0-36-13-72-39-98-26-24-61-39-98-39s-72 15-98 39c-24 26-40 62-40 98 0 35 16 73 40 99 26 25 61 40 98 40z">
          <text:p/>
        </draw:path>
        <draw:path draw:style-name="gr34" draw:text-style-name="P2" draw:layer="layout" svg:width="0.274cm" svg:height="0.275cm" svg:x="21.293cm" svg:y="4.054cm" svg:viewBox="0 0 275 276" svg:d="M138 276c37 0 72-15 98-40 26-26 39-64 39-99 0-36-13-72-39-98-26-24-61-39-98-39s-72 15-98 39c-24 26-40 62-40 98 0 35 16 73 40 99 26 25 61 40 98 40z">
          <text:p/>
        </draw:path>
        <draw:path draw:style-name="gr33" draw:text-style-name="P5" draw:layer="layout" svg:width="0.274cm" svg:height="0.274cm" svg:x="20.19cm" svg:y="4.358cm" svg:viewBox="0 0 275 275" svg:d="M136 275c37 0 72-14 98-40s41-61 41-99c0-36-15-72-41-96-26-26-61-40-98-40-36 0-70 14-96 40-26 24-40 60-40 96 0 38 14 73 40 99s60 40 96 40z">
          <text:p/>
        </draw:path>
        <draw:path draw:style-name="gr34" draw:text-style-name="P2" draw:layer="layout" svg:width="0.274cm" svg:height="0.274cm" svg:x="20.19cm" svg:y="4.358cm" svg:viewBox="0 0 275 275" svg:d="M136 275c37 0 72-14 98-40s41-61 41-99c0-36-15-72-41-96-26-26-61-40-98-40-36 0-70 14-96 40-26 24-40 60-40 96 0 38 14 73 40 99s60 40 96 40z">
          <text:p/>
        </draw:path>
        <draw:path draw:style-name="gr33" draw:text-style-name="P5" draw:layer="layout" svg:width="0.274cm" svg:height="0.274cm" svg:x="20.735cm" svg:y="4.488cm" svg:viewBox="0 0 275 275" svg:d="M136 275c37 0 72-14 99-40 26-26 40-61 40-96 0-37-14-72-40-98-27-27-62-41-99-41-35 0-70 14-95 41-26 26-41 61-41 98 0 35 15 70 41 96 25 26 60 40 95 40z">
          <text:p/>
        </draw:path>
        <draw:path draw:style-name="gr34" draw:text-style-name="P2" draw:layer="layout" svg:width="0.274cm" svg:height="0.274cm" svg:x="20.735cm" svg:y="4.488cm" svg:viewBox="0 0 275 275" svg:d="M136 275c37 0 72-14 99-40 26-26 40-61 40-96 0-37-14-72-40-98-27-27-62-41-99-41-35 0-70 14-95 41-26 26-41 61-41 98 0 35 15 70 41 96 25 26 60 40 95 40z">
          <text:p/>
        </draw:path>
        <draw:path draw:style-name="gr33" draw:text-style-name="P5" draw:layer="layout" svg:width="0.274cm" svg:height="0.274cm" svg:x="19.846cm" svg:y="4.413cm" svg:viewBox="0 0 275 275" svg:d="M137 275c37 0 70-14 98-40 26-24 40-59 40-96 0-38-14-73-40-99-28-26-61-40-98-40s-72 14-96 40c-27 26-41 61-41 99 0 37 14 72 41 96 24 26 59 40 96 40z">
          <text:p/>
        </draw:path>
        <draw:path draw:style-name="gr34" draw:text-style-name="P2" draw:layer="layout" svg:width="0.274cm" svg:height="0.274cm" svg:x="19.846cm" svg:y="4.413cm" svg:viewBox="0 0 275 275" svg:d="M137 275c37 0 70-14 98-40 26-24 40-59 40-96 0-38-14-73-40-99-28-26-61-40-98-40s-72 14-96 40c-27 26-41 61-41 99 0 37 14 72 41 96 24 26 59 40 96 40z">
          <text:p/>
        </draw:path>
        <draw:path draw:style-name="gr33" draw:text-style-name="P5" draw:layer="layout" svg:width="0.276cm" svg:height="0.274cm" svg:x="19.968cm" svg:y="4.127cm" svg:viewBox="0 0 277 275" svg:d="M138 275c37 0 72-14 98-40 25-26 41-61 41-96 0-40-16-73-41-99-26-26-61-40-98-40-35 0-72 14-98 40-24 26-40 59-40 99 0 35 16 70 40 96 26 26 63 40 98 40z">
          <text:p/>
        </draw:path>
        <draw:path draw:style-name="gr34" draw:text-style-name="P2" draw:layer="layout" svg:width="0.276cm" svg:height="0.274cm" svg:x="19.968cm" svg:y="4.127cm" svg:viewBox="0 0 277 275" svg:d="M138 275c37 0 72-14 98-40 25-26 41-61 41-96 0-40-16-73-41-99-26-26-61-40-98-40-35 0-72 14-98 40-24 26-40 59-40 99 0 35 16 70 40 96 26 26 63 40 98 40z">
          <text:p/>
        </draw:path>
        <draw:path draw:style-name="gr33" draw:text-style-name="P5" draw:layer="layout" svg:width="0.274cm" svg:height="0.274cm" svg:x="19.991cm" svg:y="4.04cm" svg:viewBox="0 0 275 275" svg:d="M138 275c36 0 71-14 97-40 25-26 40-62 40-99s-15-70-40-96c-26-26-61-40-97-40-37 0-72 14-98 40s-40 59-40 96 14 73 40 99 61 40 98 40z">
          <text:p/>
        </draw:path>
        <draw:path draw:style-name="gr34" draw:text-style-name="P2" draw:layer="layout" svg:width="0.274cm" svg:height="0.274cm" svg:x="19.991cm" svg:y="4.04cm" svg:viewBox="0 0 275 275" svg:d="M138 275c36 0 71-14 97-40 25-26 40-62 40-99s-15-70-40-96c-26-26-61-40-97-40-37 0-72 14-98 40s-40 59-40 96 14 73 40 99 61 40 98 40z">
          <text:p/>
        </draw:path>
        <draw:path draw:style-name="gr33" draw:text-style-name="P5" draw:layer="layout" svg:width="0.274cm" svg:height="0.274cm" svg:x="20.308cm" svg:y="4.009cm" svg:viewBox="0 0 275 275" svg:d="M137 275c37 0 72-15 98-42 25-26 40-60 40-97 0-35-15-70-40-96-26-26-61-40-98-40-36 0-71 14-97 40s-40 61-40 96c0 37 14 71 40 97 26 27 61 42 97 42z">
          <text:p/>
        </draw:path>
        <draw:path draw:style-name="gr34" draw:text-style-name="P2" draw:layer="layout" svg:width="0.274cm" svg:height="0.274cm" svg:x="20.308cm" svg:y="4.009cm" svg:viewBox="0 0 275 275" svg:d="M137 275c37 0 72-15 98-42 25-26 40-60 40-97 0-35-15-70-40-96-26-26-61-40-98-40-36 0-71 14-97 40s-40 61-40 96c0 37 14 71 40 97 26 27 61 42 97 42z">
          <text:p/>
        </draw:path>
        <draw:path draw:style-name="gr35" draw:text-style-name="P18" draw:layer="layout" svg:width="0.274cm" svg:height="0.275cm" svg:x="22.369cm" svg:y="4.308cm" svg:viewBox="0 0 275 276" svg:d="M138 276c37 0 72-15 96-40 27-27 41-64 41-99 0-36-14-72-41-98-24-24-59-39-96-39s-72 15-98 39c-26 26-40 62-40 98 0 35 14 72 40 99 26 25 61 40 98 40z">
          <text:p/>
        </draw:path>
        <draw:path draw:style-name="gr34" draw:text-style-name="P2" draw:layer="layout" svg:width="0.274cm" svg:height="0.275cm" svg:x="22.369cm" svg:y="4.308cm" svg:viewBox="0 0 275 276" svg:d="M138 276c37 0 72-15 96-40 27-27 41-64 41-99 0-36-14-72-41-98-24-24-59-39-96-39s-72 15-98 39c-26 26-40 62-40 98 0 35 14 72 40 99 26 25 61 40 98 40z">
          <text:p/>
        </draw:path>
        <draw:path draw:style-name="gr33" draw:text-style-name="P5" draw:layer="layout" svg:width="0.275cm" svg:height="0.274cm" svg:x="20.955cm" svg:y="4.104cm" svg:viewBox="0 0 276 275" svg:d="M138 275c37 0 72-14 98-40 25-24 40-60 40-97s-15-72-40-98c-26-26-61-40-98-40-35 0-70 14-96 40s-42 61-42 98 16 73 42 97c26 26 61 40 96 40z">
          <text:p/>
        </draw:path>
        <draw:path draw:style-name="gr34" draw:text-style-name="P2" draw:layer="layout" svg:width="0.275cm" svg:height="0.274cm" svg:x="20.955cm" svg:y="4.104cm" svg:viewBox="0 0 276 275" svg:d="M138 275c37 0 72-14 98-40 25-24 40-60 40-97s-15-72-40-98c-26-26-61-40-98-40-35 0-70 14-96 40s-42 61-42 98 16 73 42 97c26 26 61 40 96 40z">
          <text:p/>
        </draw:path>
        <draw:path draw:style-name="gr33" draw:text-style-name="P5" draw:layer="layout" svg:width="0.273cm" svg:height="0.276cm" svg:x="19.877cm" svg:y="4.422cm" svg:viewBox="0 0 274 277" svg:d="M136 277c35 0 73-16 99-40 24-26 39-61 39-98 0-36-15-73-39-99-26-24-64-40-99-40-37 0-72 16-97 40-26 26-39 63-39 99 0 37 13 72 39 98 25 24 60 40 97 40z">
          <text:p/>
        </draw:path>
        <draw:path draw:style-name="gr34" draw:text-style-name="P2" draw:layer="layout" svg:width="0.273cm" svg:height="0.276cm" svg:x="19.877cm" svg:y="4.422cm" svg:viewBox="0 0 274 277" svg:d="M136 277c35 0 73-16 99-40 24-26 39-61 39-98 0-36-15-73-39-99-26-24-64-40-99-40-37 0-72 16-97 40-26 26-39 63-39 99 0 37 13 72 39 98 25 24 60 40 97 40z">
          <text:p/>
        </draw:path>
        <draw:path draw:style-name="gr33" draw:text-style-name="P5" draw:layer="layout" svg:width="0.275cm" svg:height="0.273cm" svg:x="20.224cm" svg:y="3.95cm" svg:viewBox="0 0 276 274" svg:d="M139 274c35 0 71-15 98-39 24-26 39-62 39-97 0-37-15-72-39-96-27-26-63-42-98-42-38 0-72 16-98 42-26 24-41 59-41 96 0 35 15 71 41 97 26 24 60 39 98 39z">
          <text:p/>
        </draw:path>
        <draw:path draw:style-name="gr34" draw:text-style-name="P2" draw:layer="layout" svg:width="0.275cm" svg:height="0.273cm" svg:x="20.224cm" svg:y="3.95cm" svg:viewBox="0 0 276 274" svg:d="M139 274c35 0 71-15 98-39 24-26 39-62 39-97 0-37-15-72-39-96-27-26-63-42-98-42-38 0-72 16-98 42-26 24-41 59-41 96 0 35 15 71 41 97 26 24 60 39 98 39z">
          <text:p/>
        </draw:path>
        <draw:path draw:style-name="gr33" draw:text-style-name="P5" draw:layer="layout" svg:width="0.275cm" svg:height="0.274cm" svg:x="20.368cm" svg:y="4.24cm" svg:viewBox="0 0 276 275" svg:d="M137 275c37 0 72-15 98-41 26-25 41-60 41-95 0-37-15-72-41-98-26-24-61-41-98-41-35 0-71 17-98 41-24 26-39 61-39 98 0 35 15 70 39 95 27 26 63 41 98 41z">
          <text:p/>
        </draw:path>
        <draw:path draw:style-name="gr34" draw:text-style-name="P2" draw:layer="layout" svg:width="0.275cm" svg:height="0.274cm" svg:x="20.368cm" svg:y="4.24cm" svg:viewBox="0 0 276 275" svg:d="M137 275c37 0 72-15 98-41 26-25 41-60 41-95 0-37-15-72-41-98-26-24-61-41-98-41-35 0-71 17-98 41-24 26-39 61-39 98 0 35 15 70 39 95 27 26 63 41 98 41z">
          <text:p/>
        </draw:path>
        <draw:path draw:style-name="gr33" draw:text-style-name="P5" draw:layer="layout" svg:width="0.275cm" svg:height="0.274cm" svg:x="19.886cm" svg:y="4.125cm" svg:viewBox="0 0 276 275" svg:d="M136 275c37 0 72-13 98-39 27-25 42-60 42-97 0-39-15-73-42-99-26-26-61-40-98-40-35 0-70 14-97 40-24 26-39 60-39 99 0 37 15 72 39 97 27 26 62 39 97 39z">
          <text:p/>
        </draw:path>
        <draw:path draw:style-name="gr34" draw:text-style-name="P2" draw:layer="layout" svg:width="0.275cm" svg:height="0.274cm" svg:x="19.886cm" svg:y="4.125cm" svg:viewBox="0 0 276 275" svg:d="M136 275c37 0 72-13 98-39 27-25 42-60 42-97 0-39-15-73-42-99-26-26-61-40-98-40-35 0-70 14-97 40-24 26-39 60-39 99 0 37 15 72 39 97 27 26 62 39 97 39z">
          <text:p/>
        </draw:path>
        <draw:path draw:style-name="gr33" draw:text-style-name="P5" draw:layer="layout" svg:width="0.274cm" svg:height="0.276cm" svg:x="20.366cm" svg:y="3.983cm" svg:viewBox="0 0 275 277" svg:d="M137 277c37 0 72-16 97-42 26-26 41-61 41-96 0-37-15-72-41-98-25-25-60-41-97-41-35 0-70 16-97 41-26 26-40 61-40 98 0 35 14 70 40 96 27 26 62 42 97 42z">
          <text:p/>
        </draw:path>
        <draw:path draw:style-name="gr34" draw:text-style-name="P2" draw:layer="layout" svg:width="0.274cm" svg:height="0.276cm" svg:x="20.366cm" svg:y="3.983cm" svg:viewBox="0 0 275 277" svg:d="M137 277c37 0 72-16 97-42 26-26 41-61 41-96 0-37-15-72-41-98-25-25-60-41-97-41-35 0-70 16-97 41-26 26-40 61-40 98 0 35 14 70 40 96 27 26 62 42 97 42z">
          <text:p/>
        </draw:path>
        <draw:path draw:style-name="gr33" draw:text-style-name="P5" draw:layer="layout" svg:width="0.274cm" svg:height="0.274cm" svg:x="19.895cm" svg:y="4.808cm" svg:viewBox="0 0 275 275" svg:d="M136 275c37 0 72-17 98-43 27-26 41-61 41-96 0-37-14-72-41-96-26-26-61-40-98-40s-72 14-96 40c-26 24-40 59-40 96 0 35 14 70 40 96 24 26 59 43 96 43z">
          <text:p/>
        </draw:path>
        <draw:path draw:style-name="gr34" draw:text-style-name="P2" draw:layer="layout" svg:width="0.274cm" svg:height="0.274cm" svg:x="19.895cm" svg:y="4.808cm" svg:viewBox="0 0 275 275" svg:d="M136 275c37 0 72-17 98-43 27-26 41-61 41-96 0-37-14-72-41-96-26-26-61-40-98-40s-72 14-96 40c-26 24-40 59-40 96 0 35 14 70 40 96 24 26 59 43 96 43z">
          <text:p/>
        </draw:path>
        <draw:path draw:style-name="gr35" draw:text-style-name="P18" draw:layer="layout" svg:width="0.274cm" svg:height="0.275cm" svg:x="21.921cm" svg:y="4.014cm" svg:viewBox="0 0 275 276" svg:d="M138 276c37 0 71-15 97-41 26-27 40-62 40-99 0-35-14-70-40-96-26-25-60-40-97-40s-71 15-98 40c-26 26-40 61-40 96 0 37 14 72 40 99 27 26 61 41 98 41z">
          <text:p/>
        </draw:path>
        <draw:path draw:style-name="gr34" draw:text-style-name="P2" draw:layer="layout" svg:width="0.274cm" svg:height="0.275cm" svg:x="21.921cm" svg:y="4.014cm" svg:viewBox="0 0 275 276" svg:d="M138 276c37 0 71-15 97-41 26-27 40-62 40-99 0-35-14-70-40-96-26-25-60-40-97-40s-71 15-98 40c-26 26-40 61-40 96 0 37 14 72 40 99 27 26 61 41 98 41z">
          <text:p/>
        </draw:path>
        <draw:path draw:style-name="gr33" draw:text-style-name="P5" draw:layer="layout" svg:width="0.274cm" svg:height="0.274cm" svg:x="19.653cm" svg:y="4.099cm" svg:viewBox="0 0 275 275" svg:d="M136 275c37 0 72-15 99-39 26-26 40-62 40-98 0-38-14-72-40-98-27-26-62-40-99-40-36 0-70 14-96 40s-40 60-40 98c0 36 14 72 40 98 26 24 60 39 96 39z">
          <text:p/>
        </draw:path>
        <draw:path draw:style-name="gr34" draw:text-style-name="P2" draw:layer="layout" svg:width="0.274cm" svg:height="0.274cm" svg:x="19.653cm" svg:y="4.099cm" svg:viewBox="0 0 275 275" svg:d="M136 275c37 0 72-15 99-39 26-26 40-62 40-98 0-38-14-72-40-98-27-26-62-40-99-40-36 0-70 14-96 40s-40 60-40 98c0 36 14 72 40 98 26 24 60 39 96 39z">
          <text:p/>
        </draw:path>
        <draw:path draw:style-name="gr33" draw:text-style-name="P5" draw:layer="layout" svg:width="0.275cm" svg:height="0.274cm" svg:x="20.377cm" svg:y="3.965cm" svg:viewBox="0 0 276 275" svg:d="M139 275c35 0 70-16 98-42 24-24 39-59 39-96s-15-70-39-96c-28-26-63-41-98-41-37 0-71 15-97 41-27 26-42 59-42 96s15 72 42 96c26 26 60 42 97 42z">
          <text:p/>
        </draw:path>
        <draw:path draw:style-name="gr34" draw:text-style-name="P2" draw:layer="layout" svg:width="0.275cm" svg:height="0.274cm" svg:x="20.377cm" svg:y="3.965cm" svg:viewBox="0 0 276 275" svg:d="M139 275c35 0 70-16 98-42 24-24 39-59 39-96s-15-70-39-96c-28-26-63-41-98-41-37 0-71 15-97 41-27 26-42 59-42 96s15 72 42 96c26 26 60 42 97 42z">
          <text:p/>
        </draw:path>
        <draw:path draw:style-name="gr33" draw:text-style-name="P5" draw:layer="layout" svg:width="0.274cm" svg:height="0.275cm" svg:x="21.203cm" svg:y="4.202cm" svg:viewBox="0 0 275 276" svg:d="M137 276c37 0 72-15 98-39 25-26 40-62 40-97 0-37-15-72-40-99-26-26-61-41-98-41-35 0-70 15-96 41-27 27-41 62-41 99 0 35 14 71 41 97 26 24 61 39 96 39z">
          <text:p/>
        </draw:path>
        <draw:path draw:style-name="gr34" draw:text-style-name="P2" draw:layer="layout" svg:width="0.274cm" svg:height="0.275cm" svg:x="21.203cm" svg:y="4.202cm" svg:viewBox="0 0 275 276" svg:d="M137 276c37 0 72-15 98-39 25-26 40-62 40-97 0-37-15-72-40-99-26-26-61-41-98-41-35 0-70 15-96 41-27 27-41 62-41 99 0 35 14 71 41 97 26 24 61 39 96 39z">
          <text:p/>
        </draw:path>
        <draw:path draw:style-name="gr33" draw:text-style-name="P5" draw:layer="layout" svg:width="0.274cm" svg:height="0.274cm" svg:x="20.161cm" svg:y="4.078cm" svg:viewBox="0 0 275 275" svg:d="M136 275c37 0 72-14 98-40 27-26 41-61 41-99 0-37-14-70-41-96-26-26-61-40-98-40-36 0-70 14-96 40s-40 59-40 96c0 38 14 73 40 99s60 40 96 40z">
          <text:p/>
        </draw:path>
        <draw:path draw:style-name="gr34" draw:text-style-name="P2" draw:layer="layout" svg:width="0.274cm" svg:height="0.274cm" svg:x="20.161cm" svg:y="4.078cm" svg:viewBox="0 0 275 275" svg:d="M136 275c37 0 72-14 98-40 27-26 41-61 41-99 0-37-14-70-41-96-26-26-61-40-98-40-36 0-70 14-96 40s-40 59-40 96c0 38 14 73 40 99s60 40 96 40z">
          <text:p/>
        </draw:path>
        <draw:path draw:style-name="gr33" draw:text-style-name="P5" draw:layer="layout" svg:width="0.274cm" svg:height="0.274cm" svg:x="20.571cm" svg:y="3.888cm" svg:viewBox="0 0 275 275" svg:d="M139 275c35 0 70-14 96-40 25-24 40-59 40-96 0-35-15-73-40-99-26-24-61-40-96-40-38 0-73 16-97 40-28 26-42 64-42 99 0 37 14 72 42 96 24 26 59 40 97 40z">
          <text:p/>
        </draw:path>
        <draw:path draw:style-name="gr34" draw:text-style-name="P2" draw:layer="layout" svg:width="0.274cm" svg:height="0.274cm" svg:x="20.571cm" svg:y="3.888cm" svg:viewBox="0 0 275 275" svg:d="M139 275c35 0 70-14 96-40 25-24 40-59 40-96 0-35-15-73-40-99-26-24-61-40-96-40-38 0-73 16-97 40-28 26-42 64-42 99 0 37 14 72 42 96 24 26 59 40 97 40z">
          <text:p/>
        </draw:path>
        <draw:path draw:style-name="gr33" draw:text-style-name="P5" draw:layer="layout" svg:width="0.273cm" svg:height="0.274cm" svg:x="21.046cm" svg:y="4.171cm" svg:viewBox="0 0 274 275" svg:d="M138 275c35 0 71-14 97-40 24-24 39-59 39-96 0-35-15-71-39-99-26-24-62-40-97-40-39 0-74 16-99 40-26 28-39 64-39 99 0 37 13 72 39 96 25 26 60 40 99 40z">
          <text:p/>
        </draw:path>
        <draw:path draw:style-name="gr34" draw:text-style-name="P2" draw:layer="layout" svg:width="0.273cm" svg:height="0.274cm" svg:x="21.046cm" svg:y="4.171cm" svg:viewBox="0 0 274 275" svg:d="M138 275c35 0 71-14 97-40 24-24 39-59 39-96 0-35-15-71-39-99-26-24-62-40-97-40-39 0-74 16-99 40-26 28-39 64-39 99 0 37 13 72 39 96 25 26 60 40 99 40z">
          <text:p/>
        </draw:path>
        <draw:path draw:style-name="gr33" draw:text-style-name="P5" draw:layer="layout" svg:width="0.274cm" svg:height="0.276cm" svg:x="20.429cm" svg:y="4.006cm" svg:viewBox="0 0 275 277" svg:d="M136 277c37 0 72-16 98-41 27-28 41-63 41-98 0-37-14-72-41-97-26-26-61-41-98-41-35 0-70 15-96 41-25 25-40 60-40 97 0 35 15 70 40 98 26 25 61 41 96 41z">
          <text:p/>
        </draw:path>
        <draw:path draw:style-name="gr34" draw:text-style-name="P2" draw:layer="layout" svg:width="0.274cm" svg:height="0.276cm" svg:x="20.429cm" svg:y="4.006cm" svg:viewBox="0 0 275 277" svg:d="M136 277c37 0 72-16 98-41 27-28 41-63 41-98 0-37-14-72-41-97-26-26-61-41-98-41-35 0-70 15-96 41-25 25-40 60-40 97 0 35 15 70 40 98 26 25 61 41 96 41z">
          <text:p/>
        </draw:path>
        <draw:path draw:style-name="gr33" draw:text-style-name="P5" draw:layer="layout" svg:width="0.274cm" svg:height="0.274cm" svg:x="19.783cm" svg:y="4.196cm" svg:viewBox="0 0 275 275" svg:d="M137 275c37 0 71-14 97-40s41-61 41-96c0-37-15-71-41-98-26-26-60-41-97-41-35 0-71 15-97 41-26 27-40 61-40 98 0 35 14 70 40 96s62 40 97 40z">
          <text:p/>
        </draw:path>
        <draw:path draw:style-name="gr34" draw:text-style-name="P2" draw:layer="layout" svg:width="0.274cm" svg:height="0.274cm" svg:x="19.783cm" svg:y="4.196cm" svg:viewBox="0 0 275 275" svg:d="M137 275c37 0 71-14 97-40s41-61 41-96c0-37-15-71-41-98-26-26-60-41-97-41-35 0-71 15-97 41-26 27-40 61-40 98 0 35 14 70 40 96s62 40 97 40z">
          <text:p/>
        </draw:path>
        <draw:path draw:style-name="gr33" draw:text-style-name="P5" draw:layer="layout" svg:width="0.274cm" svg:height="0.276cm" svg:x="19.566cm" svg:y="4.177cm" svg:viewBox="0 0 275 277" svg:d="M137 277c37 0 72-15 98-40 26-26 40-61 40-98 0-35-14-71-40-97s-61-42-98-42-70 16-96 42c-27 26-41 62-41 97 0 37 14 72 41 98 26 25 59 40 96 40z">
          <text:p/>
        </draw:path>
        <draw:path draw:style-name="gr34" draw:text-style-name="P2" draw:layer="layout" svg:width="0.274cm" svg:height="0.276cm" svg:x="19.566cm" svg:y="4.177cm" svg:viewBox="0 0 275 277" svg:d="M137 277c37 0 72-15 98-40 26-26 40-61 40-98 0-35-14-71-40-97s-61-42-98-42-70 16-96 42c-27 26-41 62-41 97 0 37 14 72 41 98 26 25 59 40 96 40z">
          <text:p/>
        </draw:path>
        <draw:path draw:style-name="gr33" draw:text-style-name="P5" draw:layer="layout" svg:width="0.274cm" svg:height="0.274cm" svg:x="20.45cm" svg:y="4.018cm" svg:viewBox="0 0 275 275" svg:d="M138 275c37 0 72-15 96-40 27-28 41-62 41-98 0-37-14-71-41-97-24-26-59-40-96-40s-72 14-98 40c-24 26-40 60-40 97 0 36 16 70 40 98 26 25 61 40 98 40z">
          <text:p/>
        </draw:path>
        <draw:path draw:style-name="gr34" draw:text-style-name="P2" draw:layer="layout" svg:width="0.274cm" svg:height="0.274cm" svg:x="20.45cm" svg:y="4.018cm" svg:viewBox="0 0 275 275" svg:d="M138 275c37 0 72-15 96-40 27-28 41-62 41-98 0-37-14-71-41-97-24-26-59-40-96-40s-72 14-98 40c-24 26-40 60-40 97 0 36 16 70 40 98 26 25 61 40 98 40z">
          <text:p/>
        </draw:path>
        <draw:path draw:style-name="gr33" draw:text-style-name="P5" draw:layer="layout" svg:width="0.274cm" svg:height="0.274cm" svg:x="20.75cm" svg:y="3.853cm" svg:viewBox="0 0 275 275" svg:d="M136 275c37 0 71-14 98-40 26-24 41-59 41-96 0-38-15-73-41-99-27-25-61-40-98-40-36 0-72 15-96 40-26 26-40 61-40 99 0 37 14 72 40 96 24 26 60 40 96 40z">
          <text:p/>
        </draw:path>
        <draw:path draw:style-name="gr34" draw:text-style-name="P2" draw:layer="layout" svg:width="0.274cm" svg:height="0.274cm" svg:x="20.75cm" svg:y="3.853cm" svg:viewBox="0 0 275 275" svg:d="M136 275c37 0 71-14 98-40 26-24 41-59 41-96 0-38-15-73-41-99-27-25-61-40-98-40-36 0-72 15-96 40-26 26-40 61-40 99 0 37 14 72 40 96 24 26 60 40 96 40z">
          <text:p/>
        </draw:path>
        <draw:path draw:style-name="gr33" draw:text-style-name="P5" draw:layer="layout" svg:width="0.274cm" svg:height="0.274cm" svg:x="19.944cm" svg:y="4.193cm" svg:viewBox="0 0 275 275" svg:d="M136 275c37 0 73-14 99-40 24-26 40-60 40-98 0-35-16-70-40-96-26-27-62-41-99-41s-72 14-96 41c-26 26-40 61-40 96 0 38 14 72 40 98 24 26 59 40 96 40z">
          <text:p/>
        </draw:path>
        <draw:path draw:style-name="gr34" draw:text-style-name="P2" draw:layer="layout" svg:width="0.274cm" svg:height="0.274cm" svg:x="19.944cm" svg:y="4.193cm" svg:viewBox="0 0 275 275" svg:d="M136 275c37 0 73-14 99-40 24-26 40-60 40-98 0-35-16-70-40-96-26-27-62-41-99-41s-72 14-96 41c-26 26-40 61-40 96 0 38 14 72 40 98 24 26 59 40 96 40z">
          <text:p/>
        </draw:path>
        <draw:path draw:style-name="gr35" draw:text-style-name="P18" draw:layer="layout" svg:width="0.274cm" svg:height="0.275cm" svg:x="21.815cm" svg:y="3.818cm" svg:viewBox="0 0 275 276" svg:d="M136 276c37 0 72-15 98-39 26-26 41-62 41-99s-15-71-41-97-61-41-98-41c-35 0-70 15-96 41s-40 60-40 97 14 73 40 99c26 24 61 39 96 39z">
          <text:p/>
        </draw:path>
        <draw:path draw:style-name="gr34" draw:text-style-name="P2" draw:layer="layout" svg:width="0.274cm" svg:height="0.275cm" svg:x="21.815cm" svg:y="3.818cm" svg:viewBox="0 0 275 276" svg:d="M136 276c37 0 72-15 98-39 26-26 41-62 41-99s-15-71-41-97-61-41-98-41c-35 0-70 15-96 41s-40 60-40 97 14 73 40 99c26 24 61 39 96 39z">
          <text:p/>
        </draw:path>
        <draw:path draw:style-name="gr33" draw:text-style-name="P5" draw:layer="layout" svg:width="0.274cm" svg:height="0.274cm" svg:x="20.435cm" svg:y="4.035cm" svg:viewBox="0 0 275 275" svg:d="M138 275c35 0 72-14 96-40 27-25 41-62 41-97 0-37-14-72-41-98-24-26-61-40-96-40-37 0-72 14-98 40-25 26-40 61-40 98 0 35 15 72 40 97 26 26 61 40 98 40z">
          <text:p/>
        </draw:path>
        <draw:path draw:style-name="gr34" draw:text-style-name="P2" draw:layer="layout" svg:width="0.274cm" svg:height="0.274cm" svg:x="20.435cm" svg:y="4.035cm" svg:viewBox="0 0 275 275" svg:d="M138 275c35 0 72-14 96-40 27-25 41-62 41-97 0-37-14-72-41-98-24-26-61-40-96-40-37 0-72 14-98 40-25 26-40 61-40 98 0 35 15 72 40 97 26 26 61 40 98 40z">
          <text:p/>
        </draw:path>
        <draw:path draw:style-name="gr33" draw:text-style-name="P5" draw:layer="layout" svg:width="0.274cm" svg:height="0.276cm" svg:x="20.316cm" svg:y="4.024cm" svg:viewBox="0 0 275 277" svg:d="M138 277c37 0 71-15 97-41s40-63 40-98c0-37-14-72-40-98-26-24-60-40-97-40-36 0-71 16-97 40-28 26-41 61-41 98 0 35 13 72 41 98 26 26 61 41 97 41z">
          <text:p/>
        </draw:path>
        <draw:path draw:style-name="gr34" draw:text-style-name="P2" draw:layer="layout" svg:width="0.274cm" svg:height="0.276cm" svg:x="20.316cm" svg:y="4.024cm" svg:viewBox="0 0 275 277" svg:d="M138 277c37 0 71-15 97-41s40-63 40-98c0-37-14-72-40-98-26-24-60-40-97-40-36 0-71 16-97 40-28 26-41 61-41 98 0 35 13 72 41 98 26 26 61 41 97 41z">
          <text:p/>
        </draw:path>
        <draw:path draw:style-name="gr33" draw:text-style-name="P5" draw:layer="layout" svg:width="0.274cm" svg:height="0.274cm" svg:x="20.426cm" svg:y="4.089cm" svg:viewBox="0 0 275 275" svg:d="M138 275c35 0 71-14 96-40 26-26 41-60 41-99 0-37-15-72-41-96-25-26-61-40-96-40-37 0-71 14-97 40-26 24-41 59-41 96 0 39 15 73 41 99s60 40 97 40z">
          <text:p/>
        </draw:path>
        <draw:path draw:style-name="gr34" draw:text-style-name="P2" draw:layer="layout" svg:width="0.274cm" svg:height="0.274cm" svg:x="20.426cm" svg:y="4.089cm" svg:viewBox="0 0 275 275" svg:d="M138 275c35 0 71-14 96-40 26-26 41-60 41-99 0-37-15-72-41-96-25-26-61-40-96-40-37 0-71 14-97 40-26 24-41 59-41 96 0 39 15 73 41 99s60 40 97 40z">
          <text:p/>
        </draw:path>
        <draw:path draw:style-name="gr33" draw:text-style-name="P5" draw:layer="layout" svg:width="0.275cm" svg:height="0.274cm" svg:x="21.326cm" svg:y="4.055cm" svg:viewBox="0 0 276 275" svg:d="M137 275c37 0 73-15 99-40 25-26 40-64 40-99 0-36-15-72-40-96-26-26-62-40-99-40-36 0-72 14-98 40-24 24-39 60-39 96 0 35 15 73 39 99 26 25 62 40 98 40z">
          <text:p/>
        </draw:path>
        <draw:path draw:style-name="gr34" draw:text-style-name="P2" draw:layer="layout" svg:width="0.275cm" svg:height="0.274cm" svg:x="21.326cm" svg:y="4.055cm" svg:viewBox="0 0 276 275" svg:d="M137 275c37 0 73-15 99-40 25-26 40-64 40-99 0-36-15-72-40-96-26-26-62-40-99-40-36 0-72 14-98 40-24 24-39 60-39 96 0 35 15 73 39 99 26 25 62 40 98 40z">
          <text:p/>
        </draw:path>
        <draw:path draw:style-name="gr33" draw:text-style-name="P5" draw:layer="layout" svg:width="0.274cm" svg:height="0.274cm" svg:x="19.913cm" svg:y="4.269cm" svg:viewBox="0 0 275 275" svg:d="M136 275c37 0 72-14 99-42 25-25 40-60 40-95 0-38-15-72-40-98-27-26-62-40-99-40-35 0-70 14-96 40s-40 60-40 98c0 35 14 70 40 95 26 28 61 42 96 42z">
          <text:p/>
        </draw:path>
        <draw:path draw:style-name="gr34" draw:text-style-name="P2" draw:layer="layout" svg:width="0.274cm" svg:height="0.274cm" svg:x="19.913cm" svg:y="4.269cm" svg:viewBox="0 0 275 275" svg:d="M136 275c37 0 72-14 99-42 25-25 40-60 40-95 0-38-15-72-40-98-27-26-62-40-99-40-35 0-70 14-96 40s-40 60-40 98c0 35 14 70 40 95 26 28 61 42 96 42z">
          <text:p/>
        </draw:path>
        <draw:path draw:style-name="gr33" draw:text-style-name="P5" draw:layer="layout" svg:width="0.274cm" svg:height="0.274cm" svg:x="21.442cm" svg:y="3.93cm" svg:viewBox="0 0 275 275" svg:d="M137 275c37 0 72-14 98-40 26-25 40-60 40-97 0-36-14-70-40-97-26-28-61-41-98-41-35 0-71 13-96 41-26 27-41 61-41 97 0 37 15 72 41 97 25 26 61 40 96 40z">
          <text:p/>
        </draw:path>
        <draw:path draw:style-name="gr34" draw:text-style-name="P2" draw:layer="layout" svg:width="0.274cm" svg:height="0.274cm" svg:x="21.442cm" svg:y="3.93cm" svg:viewBox="0 0 275 275" svg:d="M137 275c37 0 72-14 98-40 26-25 40-60 40-97 0-36-14-70-40-97-26-28-61-41-98-41-35 0-71 13-96 41-26 27-41 61-41 97 0 37 15 72 41 97 25 26 61 40 96 40z">
          <text:p/>
        </draw:path>
        <draw:path draw:style-name="gr33" draw:text-style-name="P5" draw:layer="layout" svg:width="0.274cm" svg:height="0.275cm" svg:x="21.208cm" svg:y="3.979cm" svg:viewBox="0 0 275 276" svg:d="M137 276c37 0 70-16 98-42 26-26 40-62 40-98 0-35-14-71-40-97-28-24-61-39-98-39s-72 15-96 39c-27 26-41 62-41 97 0 36 14 72 41 98 24 26 59 42 96 42z">
          <text:p/>
        </draw:path>
        <draw:path draw:style-name="gr34" draw:text-style-name="P2" draw:layer="layout" svg:width="0.274cm" svg:height="0.275cm" svg:x="21.208cm" svg:y="3.979cm" svg:viewBox="0 0 275 276" svg:d="M137 276c37 0 70-16 98-42 26-26 40-62 40-98 0-35-14-71-40-97-28-24-61-39-98-39s-72 15-96 39c-27 26-41 62-41 97 0 36 14 72 41 98 24 26 59 42 96 42z">
          <text:p/>
        </draw:path>
        <draw:path draw:style-name="gr33" draw:text-style-name="P5" draw:layer="layout" svg:width="0.274cm" svg:height="0.274cm" svg:x="20.349cm" svg:y="4.156cm" svg:viewBox="0 0 275 275" svg:d="M139 275c35 0 70-14 95-40 26-26 41-61 41-96 0-37-15-73-41-99-25-26-60-40-95-40-37 0-72 14-99 40-24 26-40 62-40 99 0 35 16 70 40 96 27 26 62 40 99 40z">
          <text:p/>
        </draw:path>
        <draw:path draw:style-name="gr34" draw:text-style-name="P2" draw:layer="layout" svg:width="0.274cm" svg:height="0.274cm" svg:x="20.349cm" svg:y="4.156cm" svg:viewBox="0 0 275 275" svg:d="M139 275c35 0 70-14 95-40 26-26 41-61 41-96 0-37-15-73-41-99-25-26-60-40-95-40-37 0-72 14-99 40-24 26-40 62-40 99 0 35 16 70 40 96 27 26 62 40 99 40z">
          <text:p/>
        </draw:path>
        <draw:path draw:style-name="gr33" draw:text-style-name="P5" draw:layer="layout" svg:width="0.274cm" svg:height="0.276cm" svg:x="20.464cm" svg:y="4.064cm" svg:viewBox="0 0 275 277" svg:d="M136 277c37 0 72-16 99-40 26-26 40-62 40-99s-14-72-40-98c-27-24-62-40-99-40-35 0-70 16-96 40-26 26-40 61-40 98s14 73 40 99c26 24 61 40 96 40z">
          <text:p/>
        </draw:path>
        <draw:path draw:style-name="gr34" draw:text-style-name="P2" draw:layer="layout" svg:width="0.274cm" svg:height="0.276cm" svg:x="20.464cm" svg:y="4.064cm" svg:viewBox="0 0 275 277" svg:d="M136 277c37 0 72-16 99-40 26-26 40-62 40-99s-14-72-40-98c-27-24-62-40-99-40-35 0-70 16-96 40-26 26-40 61-40 98s14 73 40 99c26 24 61 40 96 40z">
          <text:p/>
        </draw:path>
        <draw:path draw:style-name="gr33" draw:text-style-name="P5" draw:layer="layout" svg:width="0.275cm" svg:height="0.276cm" svg:x="20.905cm" svg:y="4.162cm" svg:viewBox="0 0 276 277" svg:d="M137 277c38 0 72-16 98-40 26-26 41-61 41-98 0-35-15-73-41-99-26-25-60-40-98-40-35 0-70 15-96 40-26 26-41 64-41 99 0 37 15 72 41 98 26 24 61 40 96 40z">
          <text:p/>
        </draw:path>
        <draw:path draw:style-name="gr34" draw:text-style-name="P2" draw:layer="layout" svg:width="0.275cm" svg:height="0.276cm" svg:x="20.905cm" svg:y="4.162cm" svg:viewBox="0 0 276 277" svg:d="M137 277c38 0 72-16 98-40 26-26 41-61 41-98 0-35-15-73-41-99-26-25-60-40-98-40-35 0-70 15-96 40-26 26-41 64-41 99 0 37 15 72 41 98 26 24 61 40 96 40z">
          <text:p/>
        </draw:path>
        <draw:path draw:style-name="gr33" draw:text-style-name="P5" draw:layer="layout" svg:width="0.274cm" svg:height="0.274cm" svg:x="21.295cm" svg:y="3.925cm" svg:viewBox="0 0 275 275" svg:d="M138 275c35 0 70-14 97-40 26-24 40-60 40-96 0-37-14-71-40-98-27-27-62-41-97-41-39 0-72 14-98 41s-40 61-40 98c0 36 14 72 40 96 26 26 59 40 98 40z">
          <text:p/>
        </draw:path>
        <draw:path draw:style-name="gr34" draw:text-style-name="P2" draw:layer="layout" svg:width="0.274cm" svg:height="0.274cm" svg:x="21.295cm" svg:y="3.925cm" svg:viewBox="0 0 275 275" svg:d="M138 275c35 0 70-14 97-40 26-24 40-60 40-96 0-37-14-71-40-98-27-27-62-41-97-41-39 0-72 14-98 41s-40 61-40 98c0 36 14 72 40 96 26 26 59 40 98 40z">
          <text:p/>
        </draw:path>
        <draw:path draw:style-name="gr33" draw:text-style-name="P5" draw:layer="layout" svg:width="0.274cm" svg:height="0.274cm" svg:x="19.987cm" svg:y="4.335cm" svg:viewBox="0 0 275 275" svg:d="M137 275c38 0 72-14 98-40 26-24 40-60 40-97s-14-72-40-98-60-40-98-40c-36 0-72 14-98 40s-39 61-39 98 13 73 39 97c26 26 62 40 98 40z">
          <text:p/>
        </draw:path>
        <draw:path draw:style-name="gr34" draw:text-style-name="P2" draw:layer="layout" svg:width="0.274cm" svg:height="0.274cm" svg:x="19.987cm" svg:y="4.335cm" svg:viewBox="0 0 275 275" svg:d="M137 275c38 0 72-14 98-40 26-24 40-60 40-97s-14-72-40-98-60-40-98-40c-36 0-72 14-98 40s-39 61-39 98 13 73 39 97c26 26 62 40 98 40z">
          <text:p/>
        </draw:path>
        <draw:path draw:style-name="gr33" draw:text-style-name="P5" draw:layer="layout" svg:width="0.274cm" svg:height="0.273cm" svg:x="20.932cm" svg:y="3.875cm" svg:viewBox="0 0 275 274" svg:d="M139 274c35 0 70-13 96-39 26-25 40-60 40-97 0-36-14-73-40-99s-61-39-96-39c-38 0-72 13-98 39-27 26-41 63-41 99 0 37 14 72 41 97 26 26 60 39 98 39z">
          <text:p/>
        </draw:path>
        <draw:path draw:style-name="gr34" draw:text-style-name="P2" draw:layer="layout" svg:width="0.274cm" svg:height="0.273cm" svg:x="20.932cm" svg:y="3.875cm" svg:viewBox="0 0 275 274" svg:d="M139 274c35 0 70-13 96-39 26-25 40-60 40-97 0-36-14-73-40-99s-61-39-96-39c-38 0-72 13-98 39-27 26-41 63-41 99 0 37 14 72 41 97 26 26 60 39 98 39z">
          <text:p/>
        </draw:path>
        <draw:path draw:style-name="gr35" draw:text-style-name="P18" draw:layer="layout" svg:width="0.274cm" svg:height="0.275cm" svg:x="21.979cm" svg:y="4.438cm" svg:viewBox="0 0 275 276" svg:d="M137 276c35 0 70-15 96-40 25-26 42-61 42-98 0-35-17-73-42-99-26-24-61-39-96-39-37 0-73 15-97 39-26 26-40 64-40 99 0 37 14 72 40 98 24 25 60 40 97 40z">
          <text:p/>
        </draw:path>
        <draw:path draw:style-name="gr34" draw:text-style-name="P2" draw:layer="layout" svg:width="0.274cm" svg:height="0.275cm" svg:x="21.979cm" svg:y="4.438cm" svg:viewBox="0 0 275 276" svg:d="M137 276c35 0 70-15 96-40 25-26 42-61 42-98 0-35-17-73-42-99-26-24-61-39-96-39-37 0-73 15-97 39-26 26-40 64-40 99 0 37 14 72 40 98 24 25 60 40 97 40z">
          <text:p/>
        </draw:path>
        <draw:path draw:style-name="gr33" draw:text-style-name="P5" draw:layer="layout" svg:width="0.274cm" svg:height="0.274cm" svg:x="20.948cm" svg:y="4.095cm" svg:viewBox="0 0 275 275" svg:d="M137 275c37 0 72-14 98-40 26-25 40-60 40-96 0-38-14-72-40-98s-61-41-98-41-71 15-97 41-40 60-40 98c0 36 14 71 40 96 26 26 60 40 97 40z">
          <text:p/>
        </draw:path>
        <draw:path draw:style-name="gr34" draw:text-style-name="P2" draw:layer="layout" svg:width="0.274cm" svg:height="0.274cm" svg:x="20.948cm" svg:y="4.095cm" svg:viewBox="0 0 275 275" svg:d="M137 275c37 0 72-14 98-40 26-25 40-60 40-96 0-38-14-72-40-98s-61-41-98-41-71 15-97 41-40 60-40 98c0 36 14 71 40 96 26 26 60 40 97 40z">
          <text:p/>
        </draw:path>
        <draw:path draw:style-name="gr33" draw:text-style-name="P5" draw:layer="layout" svg:width="0.274cm" svg:height="0.274cm" svg:x="20.199cm" svg:y="4.107cm" svg:viewBox="0 0 275 275" svg:d="M138 275c37 0 72-14 97-40 27-24 40-59 40-97 0-37-13-72-40-98-25-26-60-40-97-40s-72 14-98 40c-24 26-40 61-40 98 0 38 16 73 40 97 26 26 61 40 98 40z">
          <text:p/>
        </draw:path>
        <draw:path draw:style-name="gr34" draw:text-style-name="P2" draw:layer="layout" svg:width="0.274cm" svg:height="0.274cm" svg:x="20.199cm" svg:y="4.107cm" svg:viewBox="0 0 275 275" svg:d="M138 275c37 0 72-14 97-40 27-24 40-59 40-97 0-37-13-72-40-98-25-26-60-40-97-40s-72 14-98 40c-24 26-40 61-40 98 0 38 16 73 40 97 26 26 61 40 98 40z">
          <text:p/>
        </draw:path>
        <draw:path draw:style-name="gr33" draw:text-style-name="P5" draw:layer="layout" svg:width="0.274cm" svg:height="0.275cm" svg:x="20.513cm" svg:y="3.971cm" svg:viewBox="0 0 275 276" svg:d="M138 276c37 0 73-15 97-41 26-26 40-61 40-96 0-37-14-71-40-97-24-26-60-42-97-42s-72 16-98 42-40 60-40 97c0 35 14 70 40 96s61 41 98 41z">
          <text:p/>
        </draw:path>
        <draw:path draw:style-name="gr34" draw:text-style-name="P2" draw:layer="layout" svg:width="0.274cm" svg:height="0.275cm" svg:x="20.513cm" svg:y="3.971cm" svg:viewBox="0 0 275 276" svg:d="M138 276c37 0 73-15 97-41 26-26 40-61 40-96 0-37-14-71-40-97-24-26-60-42-97-42s-72 16-98 42-40 60-40 97c0 35 14 70 40 96s61 41 98 41z">
          <text:p/>
        </draw:path>
        <draw:path draw:style-name="gr33" draw:text-style-name="P5" draw:layer="layout" svg:width="0.274cm" svg:height="0.274cm" svg:x="20.663cm" svg:y="4.07cm" svg:viewBox="0 0 275 275" svg:d="M137 275c37 0 72-13 98-40 26-24 40-60 40-97 0-38-14-72-40-98s-61-40-98-40c-35 0-70 14-96 40-27 26-41 60-41 98 0 37 14 73 41 97 26 27 61 40 96 40z">
          <text:p/>
        </draw:path>
        <draw:path draw:style-name="gr34" draw:text-style-name="P2" draw:layer="layout" svg:width="0.274cm" svg:height="0.274cm" svg:x="20.663cm" svg:y="4.07cm" svg:viewBox="0 0 275 275" svg:d="M137 275c37 0 72-13 98-40 26-24 40-60 40-97 0-38-14-72-40-98s-61-40-98-40c-35 0-70 14-96 40-27 26-41 60-41 98 0 37 14 73 41 97 26 27 61 40 96 40z">
          <text:p/>
        </draw:path>
        <draw:path draw:style-name="gr33" draw:text-style-name="P5" draw:layer="layout" svg:width="0.274cm" svg:height="0.274cm" svg:x="20.576cm" svg:y="4cm" svg:viewBox="0 0 275 275" svg:d="M137 275c38 0 72-14 98-41 26-26 40-61 40-98 0-35-14-70-40-96s-60-40-98-40c-36 0-71 14-96 40-27 26-41 61-41 96 0 37 14 72 41 98 25 27 60 41 96 41z">
          <text:p/>
        </draw:path>
        <draw:path draw:style-name="gr34" draw:text-style-name="P2" draw:layer="layout" svg:width="0.274cm" svg:height="0.274cm" svg:x="20.576cm" svg:y="4cm" svg:viewBox="0 0 275 275" svg:d="M137 275c38 0 72-14 98-41 26-26 40-61 40-98 0-35-14-70-40-96s-60-40-98-40c-36 0-71 14-96 40-27 26-41 61-41 96 0 37 14 72 41 98 25 27 60 41 96 41z">
          <text:p/>
        </draw:path>
        <draw:path draw:style-name="gr35" draw:text-style-name="P18" draw:layer="layout" svg:width="0.274cm" svg:height="0.274cm" svg:x="21.544cm" svg:y="4.024cm" svg:viewBox="0 0 275 275" svg:d="M137 275c36 0 71-15 97-39 26-27 41-64 41-99 0-37-15-72-41-97-26-26-61-40-97-40-37 0-71 14-97 40-26 25-40 60-40 97 0 35 14 72 40 99 26 24 60 39 97 39z">
          <text:p/>
        </draw:path>
        <draw:path draw:style-name="gr34" draw:text-style-name="P2" draw:layer="layout" svg:width="0.274cm" svg:height="0.274cm" svg:x="21.544cm" svg:y="4.024cm" svg:viewBox="0 0 275 275" svg:d="M137 275c36 0 71-15 97-39 26-27 41-64 41-99 0-37-15-72-41-97-26-26-61-40-97-40-37 0-71 14-97 40-26 25-40 60-40 97 0 35 14 72 40 99 26 24 60 39 97 39z">
          <text:p/>
        </draw:path>
        <draw:path draw:style-name="gr33" draw:text-style-name="P5" draw:layer="layout" svg:width="0.274cm" svg:height="0.274cm" svg:x="21.217cm" svg:y="4.012cm" svg:viewBox="0 0 275 275" svg:d="M137 275c37 0 72-15 98-42 26-26 40-60 40-98 0-35-14-70-40-95-26-26-61-40-98-40s-70 14-96 40c-27 25-41 60-41 95 0 38 14 72 41 98 26 27 59 42 96 42z">
          <text:p/>
        </draw:path>
        <draw:path draw:style-name="gr34" draw:text-style-name="P2" draw:layer="layout" svg:width="0.274cm" svg:height="0.274cm" svg:x="21.217cm" svg:y="4.012cm" svg:viewBox="0 0 275 275" svg:d="M137 275c37 0 72-15 98-42 26-26 40-60 40-98 0-35-14-70-40-95-26-26-61-40-98-40s-70 14-96 40c-27 25-41 60-41 95 0 38 14 72 41 98 26 27 59 42 96 42z">
          <text:p/>
        </draw:path>
        <draw:path draw:style-name="gr33" draw:text-style-name="P5" draw:layer="layout" svg:width="0.274cm" svg:height="0.274cm" svg:x="20.799cm" svg:y="4.303cm" svg:viewBox="0 0 275 275" svg:d="M138 275c36 0 71-14 96-40 26-27 41-62 41-99s-15-72-41-96c-25-26-60-40-96-40-37 0-72 14-98 40-26 24-40 59-40 96s14 72 40 99c26 26 61 40 98 40z">
          <text:p/>
        </draw:path>
        <draw:path draw:style-name="gr34" draw:text-style-name="P2" draw:layer="layout" svg:width="0.274cm" svg:height="0.274cm" svg:x="20.799cm" svg:y="4.303cm" svg:viewBox="0 0 275 275" svg:d="M138 275c36 0 71-14 96-40 26-27 41-62 41-99s-15-72-41-96c-25-26-60-40-96-40-37 0-72 14-98 40-26 24-40 59-40 96s14 72 40 99c26 26 61 40 98 40z">
          <text:p/>
        </draw:path>
        <draw:path draw:style-name="gr33" draw:text-style-name="P5" draw:layer="layout" svg:width="0.274cm" svg:height="0.274cm" svg:x="20.403cm" svg:y="4.15cm" svg:viewBox="0 0 275 275" svg:d="M137 275c37 0 72-14 98-40s40-60 40-96c0-37-14-73-40-98-26-26-61-41-98-41-35 0-70 15-95 41-26 25-42 61-42 98 0 36 16 70 42 96 25 26 60 40 95 40z">
          <text:p/>
        </draw:path>
        <draw:path draw:style-name="gr34" draw:text-style-name="P2" draw:layer="layout" svg:width="0.274cm" svg:height="0.274cm" svg:x="20.403cm" svg:y="4.15cm" svg:viewBox="0 0 275 275" svg:d="M137 275c37 0 72-14 98-40s40-60 40-96c0-37-14-73-40-98-26-26-61-41-98-41-35 0-70 15-95 41-26 25-42 61-42 98 0 36 16 70 42 96 25 26 60 40 95 40z">
          <text:p/>
        </draw:path>
        <draw:path draw:style-name="gr33" draw:text-style-name="P5" draw:layer="layout" svg:width="0.275cm" svg:height="0.275cm" svg:x="20.587cm" svg:y="4.002cm" svg:viewBox="0 0 276 276" svg:d="M138 276c37 0 72-15 98-41 25-27 40-63 40-98 0-36-15-72-40-98-26-24-61-39-98-39-35 0-71 15-97 39-26 26-41 62-41 98 0 35 15 71 41 98 26 26 62 41 97 41z">
          <text:p/>
        </draw:path>
        <draw:path draw:style-name="gr34" draw:text-style-name="P2" draw:layer="layout" svg:width="0.275cm" svg:height="0.275cm" svg:x="20.587cm" svg:y="4.002cm" svg:viewBox="0 0 276 276" svg:d="M138 276c37 0 72-15 98-41 25-27 40-63 40-98 0-36-15-72-40-98-26-24-61-39-98-39-35 0-71 15-97 39-26 26-41 62-41 98 0 35 15 71 41 98 26 26 62 41 97 41z">
          <text:p/>
        </draw:path>
        <draw:path draw:style-name="gr33" draw:text-style-name="P5" draw:layer="layout" svg:width="0.275cm" svg:height="0.275cm" svg:x="20.729cm" svg:y="3.991cm" svg:viewBox="0 0 276 276" svg:d="M138 276c36 0 71-15 97-42 26-26 41-61 41-98 0-35-15-70-41-96-26-25-61-40-97-40-37 0-71 15-97 40-26 26-41 61-41 96 0 37 15 72 41 98 26 27 60 42 97 42z">
          <text:p/>
        </draw:path>
        <draw:path draw:style-name="gr34" draw:text-style-name="P2" draw:layer="layout" svg:width="0.275cm" svg:height="0.275cm" svg:x="20.729cm" svg:y="3.991cm" svg:viewBox="0 0 276 276" svg:d="M138 276c36 0 71-15 97-42 26-26 41-61 41-98 0-35-15-70-41-96-26-25-61-40-97-40-37 0-71 15-97 40-26 26-41 61-41 96 0 37 15 72 41 98 26 27 60 42 97 42z">
          <text:p/>
        </draw:path>
        <draw:path draw:style-name="gr33" draw:text-style-name="P5" draw:layer="layout" svg:width="0.274cm" svg:height="0.274cm" svg:x="20.025cm" svg:y="4.15cm" svg:viewBox="0 0 275 275" svg:d="M139 275c35 0 70-14 96-40 26-24 40-60 40-95 0-38-14-74-40-99-26-26-61-41-96-41-38 0-73 15-98 41-26 25-41 61-41 99 0 35 15 71 41 95 25 26 60 40 98 40z">
          <text:p/>
        </draw:path>
        <draw:path draw:style-name="gr34" draw:text-style-name="P2" draw:layer="layout" svg:width="0.274cm" svg:height="0.274cm" svg:x="20.025cm" svg:y="4.15cm" svg:viewBox="0 0 275 275" svg:d="M139 275c35 0 70-14 96-40 26-24 40-60 40-95 0-38-14-74-40-99-26-26-61-41-96-41-38 0-73 15-98 41-26 25-41 61-41 99 0 35 15 71 41 95 25 26 60 40 98 40z">
          <text:p/>
        </draw:path>
        <draw:path draw:style-name="gr33" draw:text-style-name="P5" draw:layer="layout" svg:width="0.274cm" svg:height="0.274cm" svg:x="20.75cm" svg:y="4.084cm" svg:viewBox="0 0 275 275" svg:d="M136 275c37 0 71-15 98-40 26-26 41-61 41-100 0-35-15-71-41-95-27-26-61-40-98-40-36 0-72 14-96 40-26 24-40 60-40 95 0 39 14 74 40 100 24 25 60 40 96 40z">
          <text:p/>
        </draw:path>
        <draw:path draw:style-name="gr34" draw:text-style-name="P2" draw:layer="layout" svg:width="0.274cm" svg:height="0.274cm" svg:x="20.75cm" svg:y="4.084cm" svg:viewBox="0 0 275 275" svg:d="M136 275c37 0 71-15 98-40 26-26 41-61 41-100 0-35-15-71-41-95-27-26-61-40-98-40-36 0-72 14-96 40-26 24-40 60-40 95 0 39 14 74 40 100 24 25 60 40 96 40z">
          <text:p/>
        </draw:path>
        <draw:path draw:style-name="gr33" draw:text-style-name="P5" draw:layer="layout" svg:width="0.274cm" svg:height="0.274cm" svg:x="21.105cm" svg:y="4.038cm" svg:viewBox="0 0 275 275" svg:d="M139 275c37 0 70-14 96-40 26-24 40-62 40-97 0-37-14-72-40-98s-59-40-96-40c-38 0-73 14-99 40s-40 61-40 98c0 35 14 73 40 97 26 26 61 40 99 40z">
          <text:p/>
        </draw:path>
        <draw:path draw:style-name="gr34" draw:text-style-name="P2" draw:layer="layout" svg:width="0.274cm" svg:height="0.274cm" svg:x="21.105cm" svg:y="4.038cm" svg:viewBox="0 0 275 275" svg:d="M139 275c37 0 70-14 96-40 26-24 40-62 40-97 0-37-14-72-40-98s-59-40-96-40c-38 0-73 14-99 40s-40 61-40 98c0 35 14 73 40 97 26 26 61 40 99 40z">
          <text:p/>
        </draw:path>
        <draw:path draw:style-name="gr33" draw:text-style-name="P5" draw:layer="layout" svg:width="0.274cm" svg:height="0.274cm" svg:x="20.56cm" svg:y="3.983cm" svg:viewBox="0 0 275 275" svg:d="M139 275c37 0 72-15 97-42 26-25 39-60 39-95 0-37-13-72-39-98-25-25-60-40-97-40-38 0-71 15-99 40-26 26-40 61-40 98 0 35 14 70 40 95 28 27 61 42 99 42z">
          <text:p/>
        </draw:path>
        <draw:path draw:style-name="gr34" draw:text-style-name="P2" draw:layer="layout" svg:width="0.274cm" svg:height="0.274cm" svg:x="20.56cm" svg:y="3.983cm" svg:viewBox="0 0 275 275" svg:d="M139 275c37 0 72-15 97-42 26-25 39-60 39-95 0-37-13-72-39-98-25-25-60-40-97-40-38 0-71 15-99 40-26 26-40 61-40 98 0 35 14 70 40 95 28 27 61 42 99 42z">
          <text:p/>
        </draw:path>
        <draw:path draw:style-name="gr33" draw:text-style-name="P5" draw:layer="layout" svg:width="0.276cm" svg:height="0.275cm" svg:x="20.669cm" svg:y="4.141cm" svg:viewBox="0 0 277 276" svg:d="M139 276c35 0 70-15 98-40 24-26 40-61 40-96 0-38-16-73-40-99-28-26-63-41-98-41-37 0-73 15-99 41-25 26-40 61-40 99 0 35 15 70 40 96 26 25 62 40 99 40z">
          <text:p/>
        </draw:path>
        <draw:path draw:style-name="gr34" draw:text-style-name="P2" draw:layer="layout" svg:width="0.276cm" svg:height="0.275cm" svg:x="20.669cm" svg:y="4.141cm" svg:viewBox="0 0 277 276" svg:d="M139 276c35 0 70-15 98-40 24-26 40-61 40-96 0-38-16-73-40-99-28-26-63-41-98-41-37 0-73 15-99 41-25 26-40 61-40 99 0 35 15 70 40 96 26 25 62 40 99 40z">
          <text:p/>
        </draw:path>
        <draw:path draw:style-name="gr33" draw:text-style-name="P5" draw:layer="layout" svg:width="0.274cm" svg:height="0.274cm" svg:x="20.452cm" svg:y="4.11cm" svg:viewBox="0 0 275 275" svg:d="M136 275c37 0 72-15 98-41 27-25 41-60 41-95 0-38-14-73-41-99-26-26-61-40-98-40-35 0-70 14-96 40-25 26-40 61-40 99 0 35 15 70 40 95 26 26 61 41 96 41z">
          <text:p/>
        </draw:path>
        <draw:path draw:style-name="gr34" draw:text-style-name="P2" draw:layer="layout" svg:width="0.274cm" svg:height="0.274cm" svg:x="20.452cm" svg:y="4.11cm" svg:viewBox="0 0 275 275" svg:d="M136 275c37 0 72-15 98-41 27-25 41-60 41-95 0-38-14-73-41-99-26-26-61-40-98-40-35 0-70 14-96 40-25 26-40 61-40 99 0 35 15 70 40 95 26 26 61 41 96 41z">
          <text:p/>
        </draw:path>
        <draw:path draw:style-name="gr33" draw:text-style-name="P5" draw:layer="layout" svg:width="0.275cm" svg:height="0.273cm" svg:x="21.047cm" svg:y="3.875cm" svg:viewBox="0 0 276 274" svg:d="M138 274c37 0 73-15 99-39 24-26 39-62 39-97 0-36-15-74-39-99-26-26-62-39-99-39s-72 13-98 39c-25 25-40 63-40 99 0 35 15 71 40 97 26 24 61 39 98 39z">
          <text:p/>
        </draw:path>
        <draw:path draw:style-name="gr34" draw:text-style-name="P2" draw:layer="layout" svg:width="0.275cm" svg:height="0.273cm" svg:x="21.047cm" svg:y="3.875cm" svg:viewBox="0 0 276 274" svg:d="M138 274c37 0 73-15 99-39 24-26 39-62 39-97 0-36-15-74-39-99-26-26-62-39-99-39s-72 13-98 39c-25 25-40 63-40 99 0 35 15 71 40 97 26 24 61 39 98 39z">
          <text:p/>
        </draw:path>
        <draw:path draw:style-name="gr33" draw:text-style-name="P5" draw:layer="layout" svg:width="0.274cm" svg:height="0.274cm" svg:x="20.645cm" svg:y="4.289cm" svg:viewBox="0 0 275 275" svg:d="M137 275c37 0 72-14 96-40 28-27 42-62 42-97 0-37-14-72-42-98-24-25-59-40-96-40-35 0-71 15-98 40-24 26-39 61-39 98 0 35 15 70 39 97 27 26 63 40 98 40z">
          <text:p/>
        </draw:path>
        <draw:path draw:style-name="gr34" draw:text-style-name="P2" draw:layer="layout" svg:width="0.274cm" svg:height="0.274cm" svg:x="20.645cm" svg:y="4.289cm" svg:viewBox="0 0 275 275" svg:d="M137 275c37 0 72-14 96-40 28-27 42-62 42-97 0-37-14-72-42-98-24-25-59-40-96-40-35 0-71 15-98 40-24 26-39 61-39 98 0 35 15 70 39 97 27 26 63 40 98 40z">
          <text:p/>
        </draw:path>
        <draw:path draw:style-name="gr33" draw:text-style-name="P5" draw:layer="layout" svg:width="0.274cm" svg:height="0.274cm" svg:x="20.669cm" svg:y="3.994cm" svg:viewBox="0 0 275 275" svg:d="M137 275c37 0 72-14 98-41 26-26 40-61 40-98 0-35-14-70-40-95-26-26-61-41-98-41-35 0-70 15-96 41-27 25-41 60-41 95 0 37 14 72 41 98 26 27 61 41 96 41z">
          <text:p/>
        </draw:path>
        <draw:path draw:style-name="gr34" draw:text-style-name="P2" draw:layer="layout" svg:width="0.274cm" svg:height="0.274cm" svg:x="20.669cm" svg:y="3.994cm" svg:viewBox="0 0 275 275" svg:d="M137 275c37 0 72-14 98-41 26-26 40-61 40-98 0-35-14-70-40-95-26-26-61-41-98-41-35 0-70 15-96 41-27 25-41 60-41 95 0 37 14 72 41 98 26 27 61 41 96 41z">
          <text:p/>
        </draw:path>
        <draw:path draw:style-name="gr33" draw:text-style-name="P5" draw:layer="layout" svg:width="0.274cm" svg:height="0.274cm" svg:x="19.708cm" svg:y="4.277cm" svg:viewBox="0 0 275 275" svg:d="M138 275c36 0 71-14 97-41 25-26 40-61 40-98 0-35-15-70-40-95-26-26-61-41-97-41-37 0-72 15-98 41-26 25-40 60-40 95 0 37 14 72 40 98 26 27 61 41 98 41z">
          <text:p/>
        </draw:path>
        <draw:path draw:style-name="gr34" draw:text-style-name="P2" draw:layer="layout" svg:width="0.274cm" svg:height="0.274cm" svg:x="19.708cm" svg:y="4.277cm" svg:viewBox="0 0 275 275" svg:d="M138 275c36 0 71-14 97-41 25-26 40-61 40-98 0-35-15-70-40-95-26-26-61-41-97-41-37 0-72 15-98 41-26 25-40 60-40 95 0 37 14 72 40 98 26 27 61 41 98 41z">
          <text:p/>
        </draw:path>
        <draw:path draw:style-name="gr35" draw:text-style-name="P18" draw:layer="layout" svg:width="0.274cm" svg:height="0.274cm" svg:x="22.576cm" svg:y="4.324cm" svg:viewBox="0 0 275 275" svg:d="M137 275c37 0 70-13 98-40 26-24 40-62 40-97 0-38-14-72-40-98-28-26-61-40-98-40s-72 14-97 40c-27 26-40 60-40 98 0 35 13 73 40 97 25 27 60 40 97 40z">
          <text:p/>
        </draw:path>
        <draw:path draw:style-name="gr34" draw:text-style-name="P2" draw:layer="layout" svg:width="0.274cm" svg:height="0.274cm" svg:x="22.576cm" svg:y="4.324cm" svg:viewBox="0 0 275 275" svg:d="M137 275c37 0 70-13 98-40 26-24 40-62 40-97 0-38-14-72-40-98-28-26-61-40-98-40s-72 14-97 40c-27 26-40 60-40 98 0 35 13 73 40 97 25 27 60 40 97 40z">
          <text:p/>
        </draw:path>
        <draw:path draw:style-name="gr33" draw:text-style-name="P5" draw:layer="layout" svg:width="0.274cm" svg:height="0.274cm" svg:x="20.995cm" svg:y="4.049cm" svg:viewBox="0 0 275 275" svg:d="M136 275c37 0 72-14 98-40 27-26 41-62 41-99s-14-70-41-96c-26-26-61-40-98-40-36 0-72 14-96 40-26 26-40 59-40 96s14 73 40 99c24 26 60 40 96 40z">
          <text:p/>
        </draw:path>
        <draw:path draw:style-name="gr34" draw:text-style-name="P2" draw:layer="layout" svg:width="0.274cm" svg:height="0.274cm" svg:x="20.995cm" svg:y="4.049cm" svg:viewBox="0 0 275 275" svg:d="M136 275c37 0 72-14 98-40 27-26 41-62 41-99s-14-70-41-96c-26-26-61-40-98-40-36 0-72 14-96 40-26 26-40 59-40 96s14 73 40 99c24 26 60 40 96 40z">
          <text:p/>
        </draw:path>
        <draw:path draw:style-name="gr33" draw:text-style-name="P5" draw:layer="layout" svg:width="0.274cm" svg:height="0.274cm" svg:x="20.79cm" svg:y="3.991cm" svg:viewBox="0 0 275 275" svg:d="M138 275c36 0 71-14 97-43 26-24 40-59 40-96 0-35-14-70-40-96-26-25-61-40-97-40-37 0-72 15-98 40-26 26-40 61-40 96 0 37 14 72 40 96 26 29 61 43 98 43z">
          <text:p/>
        </draw:path>
        <draw:path draw:style-name="gr34" draw:text-style-name="P2" draw:layer="layout" svg:width="0.274cm" svg:height="0.274cm" svg:x="20.79cm" svg:y="3.991cm" svg:viewBox="0 0 275 275" svg:d="M138 275c36 0 71-14 97-43 26-24 40-59 40-96 0-35-14-70-40-96-26-25-61-40-97-40-37 0-72 15-98 40-26 26-40 61-40 96 0 37 14 72 40 96 26 29 61 43 98 43z">
          <text:p/>
        </draw:path>
        <draw:path draw:style-name="gr35" draw:text-style-name="P18" draw:layer="layout" svg:width="0.274cm" svg:height="0.275cm" svg:x="21.414cm" svg:y="4.005cm" svg:viewBox="0 0 275 276" svg:d="M139 276c37 0 72-15 96-41 26-27 40-63 40-99 0-35-14-71-40-97-24-24-59-39-96-39s-71 15-97 39c-28 26-42 62-42 97 0 36 14 72 42 99 26 26 60 41 97 41z">
          <text:p/>
        </draw:path>
        <draw:path draw:style-name="gr34" draw:text-style-name="P2" draw:layer="layout" svg:width="0.274cm" svg:height="0.275cm" svg:x="21.414cm" svg:y="4.005cm" svg:viewBox="0 0 275 276" svg:d="M139 276c37 0 72-15 96-41 26-27 40-63 40-99 0-35-14-71-40-97-24-24-59-39-96-39s-71 15-97 39c-28 26-42 62-42 97 0 36 14 72 42 99 26 26 60 41 97 41z">
          <text:p/>
        </draw:path>
        <draw:path draw:style-name="gr35" draw:text-style-name="P18" draw:layer="layout" svg:width="0.274cm" svg:height="0.274cm" svg:x="22.472cm" svg:y="4.289cm" svg:viewBox="0 0 275 275" svg:d="M138 275c37 0 72-14 97-40 26-27 40-62 40-97 0-37-14-72-40-98-25-26-60-40-97-40-36 0-71 14-99 40-24 26-39 61-39 98 0 35 15 70 39 97 28 26 63 40 99 40z">
          <text:p/>
        </draw:path>
        <draw:path draw:style-name="gr34" draw:text-style-name="P2" draw:layer="layout" svg:width="0.274cm" svg:height="0.274cm" svg:x="22.472cm" svg:y="4.289cm" svg:viewBox="0 0 275 275" svg:d="M138 275c37 0 72-14 97-40 26-27 40-62 40-97 0-37-14-72-40-98-25-26-60-40-97-40-36 0-71 14-99 40-24 26-39 61-39 98 0 35 15 70 39 97 28 26 63 40 99 40z">
          <text:p/>
        </draw:path>
        <draw:path draw:style-name="gr33" draw:text-style-name="P5" draw:layer="layout" svg:width="0.276cm" svg:height="0.274cm" svg:x="20.095cm" svg:y="4.254cm" svg:viewBox="0 0 277 275" svg:d="M139 275c35 0 70-15 96-42 26-25 42-60 42-97s-16-70-42-96-61-40-96-40c-38 0-73 14-99 40-24 26-40 59-40 96s16 72 40 97c26 27 61 42 99 42z">
          <text:p/>
        </draw:path>
        <draw:path draw:style-name="gr34" draw:text-style-name="P2" draw:layer="layout" svg:width="0.276cm" svg:height="0.274cm" svg:x="20.095cm" svg:y="4.254cm" svg:viewBox="0 0 277 275" svg:d="M139 275c35 0 70-15 96-42 26-25 42-60 42-97s-16-70-42-96-61-40-96-40c-38 0-73 14-99 40-24 26-40 59-40 96s16 72 40 97c26 27 61 42 99 42z">
          <text:p/>
        </draw:path>
        <draw:path draw:style-name="gr35" draw:text-style-name="P18" draw:layer="layout" svg:width="0.273cm" svg:height="0.274cm" svg:x="21.303cm" svg:y="5.339cm" svg:viewBox="0 0 274 275" svg:d="M137 275c38 0 72-14 98-40s39-61 39-98c0-35-13-70-39-95-26-26-60-42-98-42s-73 16-98 42c-26 25-39 60-39 95 0 37 13 72 39 98 25 26 60 40 98 40z">
          <text:p/>
        </draw:path>
        <draw:path draw:style-name="gr34" draw:text-style-name="P2" draw:layer="layout" svg:width="0.273cm" svg:height="0.274cm" svg:x="21.303cm" svg:y="5.339cm" svg:viewBox="0 0 274 275" svg:d="M137 275c38 0 72-14 98-40s39-61 39-98c0-35-13-70-39-95-26-26-60-42-98-42s-73 16-98 42c-26 25-39 60-39 95 0 37 13 72 39 98 25 26 60 40 98 40z">
          <text:p/>
        </draw:path>
        <draw:path draw:style-name="gr33" draw:text-style-name="P5" draw:layer="layout" svg:width="0.274cm" svg:height="0.273cm" svg:x="20.348cm" svg:y="4.054cm" svg:viewBox="0 0 275 274" svg:d="M137 274c37 0 72-13 96-39 26-26 42-63 42-99 0-37-16-72-42-97-24-26-59-39-96-39s-70 13-97 39c-26 25-40 60-40 97 0 36 14 73 40 99 27 26 60 39 97 39z">
          <text:p/>
        </draw:path>
        <draw:path draw:style-name="gr34" draw:text-style-name="P2" draw:layer="layout" svg:width="0.274cm" svg:height="0.273cm" svg:x="20.348cm" svg:y="4.054cm" svg:viewBox="0 0 275 274" svg:d="M137 274c37 0 72-13 96-39 26-26 42-63 42-99 0-37-16-72-42-97-24-26-59-39-96-39s-70 13-97 39c-26 25-40 60-40 97 0 36 14 73 40 99 27 26 60 39 97 39z">
          <text:p/>
        </draw:path>
        <draw:path draw:style-name="gr33" draw:text-style-name="P5" draw:layer="layout" svg:width="0.274cm" svg:height="0.275cm" svg:x="20.504cm" svg:y="4.254cm" svg:viewBox="0 0 275 276" svg:d="M139 276c35 0 70-16 96-42s40-61 40-96c0-37-14-72-40-98-26-25-61-40-96-40-38 0-72 15-98 40-26 26-41 61-41 98 0 35 15 70 41 96s60 42 98 42z">
          <text:p/>
        </draw:path>
        <draw:path draw:style-name="gr34" draw:text-style-name="P2" draw:layer="layout" svg:width="0.274cm" svg:height="0.275cm" svg:x="20.504cm" svg:y="4.254cm" svg:viewBox="0 0 275 276" svg:d="M139 276c35 0 70-16 96-42s40-61 40-96c0-37-14-72-40-98-26-25-61-40-96-40-38 0-72 15-98 40-26 26-41 61-41 98 0 35 15 70 41 96s60 42 98 42z">
          <text:p/>
        </draw:path>
        <draw:path draw:style-name="gr35" draw:text-style-name="P18" draw:layer="layout" svg:width="0.275cm" svg:height="0.275cm" svg:x="22.435cm" svg:y="4.277cm" svg:viewBox="0 0 276 276" svg:d="M139 276c36 0 72-15 98-40 24-28 39-63 39-98 0-37-15-72-39-97-26-26-62-41-98-41-37 0-72 15-98 41-26 25-41 60-41 97 0 35 15 70 41 98 26 25 61 40 98 40z">
          <text:p/>
        </draw:path>
        <draw:path draw:style-name="gr34" draw:text-style-name="P2" draw:layer="layout" svg:width="0.275cm" svg:height="0.275cm" svg:x="22.435cm" svg:y="4.277cm" svg:viewBox="0 0 276 276" svg:d="M139 276c36 0 72-15 98-40 24-28 39-63 39-98 0-37-15-72-39-97-26-26-62-41-98-41-37 0-72 15-98 41-26 25-41 60-41 97 0 35 15 70 41 98 26 25 61 40 98 40z">
          <text:p/>
        </draw:path>
        <draw:path draw:style-name="gr33" draw:text-style-name="P5" draw:layer="layout" svg:width="0.274cm" svg:height="0.274cm" svg:x="20.164cm" svg:y="4.113cm" svg:viewBox="0 0 275 275" svg:d="M136 275c37 0 72-15 98-41 26-25 41-60 41-95 0-38-15-73-41-99s-61-40-98-40c-35 0-70 14-96 40s-40 61-40 99c0 35 14 70 40 95 26 26 61 41 96 41z">
          <text:p/>
        </draw:path>
        <draw:path draw:style-name="gr34" draw:text-style-name="P2" draw:layer="layout" svg:width="0.274cm" svg:height="0.274cm" svg:x="20.164cm" svg:y="4.113cm" svg:viewBox="0 0 275 275" svg:d="M136 275c37 0 72-15 98-41 26-25 41-60 41-95 0-38-15-73-41-99s-61-40-98-40c-35 0-70 14-96 40s-40 61-40 99c0 35 14 70 40 95 26 26 61 41 96 41z">
          <text:p/>
        </draw:path>
        <draw:path draw:style-name="gr33" draw:text-style-name="P5" draw:layer="layout" svg:width="0.274cm" svg:height="0.275cm" svg:x="20.456cm" svg:y="4.245cm" svg:viewBox="0 0 275 276" svg:d="M138 276c37 0 72-15 98-41s39-60 39-96c0-37-13-71-39-97s-61-42-98-42c-38 0-72 16-98 42s-40 60-40 97c0 36 14 70 40 96s60 41 98 41z">
          <text:p/>
        </draw:path>
        <draw:path draw:style-name="gr34" draw:text-style-name="P2" draw:layer="layout" svg:width="0.274cm" svg:height="0.275cm" svg:x="20.456cm" svg:y="4.245cm" svg:viewBox="0 0 275 276" svg:d="M138 276c37 0 72-15 98-41s39-60 39-96c0-37-13-71-39-97s-61-42-98-42c-38 0-72 16-98 42s-40 60-40 97c0 36 14 70 40 96s60 41 98 41z">
          <text:p/>
        </draw:path>
        <draw:path draw:style-name="gr33" draw:text-style-name="P5" draw:layer="layout" svg:width="0.275cm" svg:height="0.273cm" svg:x="20.195cm" svg:y="4.129cm" svg:viewBox="0 0 276 274" svg:d="M138 274c36 0 71-13 97-39s41-60 41-97c0-39-15-74-41-99-26-26-61-39-97-39-37 0-71 13-97 39-26 25-41 60-41 99 0 37 15 71 41 97s60 39 97 39z">
          <text:p/>
        </draw:path>
        <draw:path draw:style-name="gr34" draw:text-style-name="P2" draw:layer="layout" svg:width="0.275cm" svg:height="0.273cm" svg:x="20.195cm" svg:y="4.129cm" svg:viewBox="0 0 276 274" svg:d="M138 274c36 0 71-13 97-39s41-60 41-97c0-39-15-74-41-99-26-26-61-39-97-39-37 0-71 13-97 39-26 25-41 60-41 99 0 37 15 71 41 97s60 39 97 39z">
          <text:p/>
        </draw:path>
        <draw:path draw:style-name="gr33" draw:text-style-name="P5" draw:layer="layout" svg:width="0.276cm" svg:height="0.276cm" svg:x="20.245cm" svg:y="4.194cm" svg:viewBox="0 0 277 277" svg:d="M138 277c37 0 72-16 96-40 27-26 43-61 43-98 0-35-16-71-43-97-24-26-59-42-96-42-35 0-72 16-98 42-24 26-40 62-40 97 0 37 16 72 40 98 26 24 63 40 98 40z">
          <text:p/>
        </draw:path>
        <draw:path draw:style-name="gr34" draw:text-style-name="P2" draw:layer="layout" svg:width="0.276cm" svg:height="0.276cm" svg:x="20.245cm" svg:y="4.194cm" svg:viewBox="0 0 277 277" svg:d="M138 277c37 0 72-16 96-40 27-26 43-61 43-98 0-35-16-71-43-97-24-26-59-42-96-42-35 0-72 16-98 42-24 26-40 62-40 97 0 37 16 72 40 98 26 24 63 40 98 40z">
          <text:p/>
        </draw:path>
        <draw:path draw:style-name="gr33" draw:text-style-name="P5" draw:layer="layout" svg:width="0.276cm" svg:height="0.275cm" svg:x="20.99cm" svg:y="4.118cm" svg:viewBox="0 0 277 276" svg:d="M139 276c37 0 72-15 98-41 25-26 40-60 40-96 0-38-15-73-40-99-26-25-61-40-98-40s-72 15-99 40c-24 26-40 61-40 99 0 36 16 70 40 96 27 26 62 41 99 41z">
          <text:p/>
        </draw:path>
        <draw:path draw:style-name="gr34" draw:text-style-name="P2" draw:layer="layout" svg:width="0.276cm" svg:height="0.275cm" svg:x="20.99cm" svg:y="4.118cm" svg:viewBox="0 0 277 276" svg:d="M139 276c37 0 72-15 98-41 25-26 40-60 40-96 0-38-15-73-40-99-26-25-61-40-98-40s-72 15-99 40c-24 26-40 61-40 99 0 36 16 70 40 96 27 26 62 41 99 41z">
          <text:p/>
        </draw:path>
        <draw:path draw:style-name="gr33" draw:text-style-name="P5" draw:layer="layout" svg:width="0.275cm" svg:height="0.274cm" svg:x="20.818cm" svg:y="3.954cm" svg:viewBox="0 0 276 275" svg:d="M137 275c38 0 73-14 99-40 25-26 40-61 40-96 0-37-15-72-40-98-26-26-61-41-99-41-35 0-72 15-98 41-24 26-39 61-39 98 0 35 15 70 39 96 26 26 63 40 98 40z">
          <text:p/>
        </draw:path>
        <draw:path draw:style-name="gr34" draw:text-style-name="P2" draw:layer="layout" svg:width="0.275cm" svg:height="0.274cm" svg:x="20.818cm" svg:y="3.954cm" svg:viewBox="0 0 276 275" svg:d="M137 275c38 0 73-14 99-40 25-26 40-61 40-96 0-37-15-72-40-98-26-26-61-41-99-41-35 0-72 15-98 41-24 26-39 61-39 98 0 35 15 70 39 96 26 26 63 40 98 40z">
          <text:p/>
        </draw:path>
        <draw:path draw:style-name="gr35" draw:text-style-name="P18" draw:layer="layout" svg:width="0.274cm" svg:height="0.274cm" svg:x="23.486cm" svg:y="4.985cm" svg:viewBox="0 0 275 275" svg:d="M138 275c35 0 70-15 97-39 26-27 40-62 40-97 0-37-14-73-40-99-27-26-62-40-97-40-37 0-72 14-98 40s-40 62-40 99c0 35 14 70 40 97 26 24 61 39 98 39z">
          <text:p/>
        </draw:path>
        <draw:path draw:style-name="gr34" draw:text-style-name="P2" draw:layer="layout" svg:width="0.274cm" svg:height="0.274cm" svg:x="23.486cm" svg:y="4.985cm" svg:viewBox="0 0 275 275" svg:d="M138 275c35 0 70-15 97-39 26-27 40-62 40-97 0-37-14-73-40-99-27-26-62-40-97-40-37 0-72 14-98 40s-40 62-40 99c0 35 14 70 40 97 26 24 61 39 98 39z">
          <text:p/>
        </draw:path>
        <draw:path draw:style-name="gr33" draw:text-style-name="P5" draw:layer="layout" svg:width="0.275cm" svg:height="0.274cm" svg:x="20.55cm" svg:y="4.026cm" svg:viewBox="0 0 276 275" svg:d="M138 275c37 0 71-14 97-40 26-25 41-62 41-97 0-37-15-72-41-98s-60-40-97-40-71 14-97 40-41 61-41 98c0 35 15 72 41 97 26 26 60 40 97 40z">
          <text:p/>
        </draw:path>
        <draw:path draw:style-name="gr34" draw:text-style-name="P2" draw:layer="layout" svg:width="0.275cm" svg:height="0.274cm" svg:x="20.55cm" svg:y="4.026cm" svg:viewBox="0 0 276 275" svg:d="M138 275c37 0 71-14 97-40 26-25 41-62 41-97 0-37-15-72-41-98s-60-40-97-40-71 14-97 40-41 61-41 98c0 35 15 72 41 97 26 26 60 40 97 40z">
          <text:p/>
        </draw:path>
        <draw:path draw:style-name="gr35" draw:text-style-name="P18" draw:layer="layout" svg:width="0.274cm" svg:height="0.274cm" svg:x="22.478cm" svg:y="4.277cm" svg:viewBox="0 0 275 275" svg:d="M137 275c38 0 72-14 98-41 26-26 40-61 40-98 0-35-14-70-40-96-26-25-60-40-98-40-36 0-71 15-97 40-26 26-40 61-40 96 0 37 14 72 40 98 26 27 61 41 97 41z">
          <text:p/>
        </draw:path>
        <draw:path draw:style-name="gr34" draw:text-style-name="P2" draw:layer="layout" svg:width="0.274cm" svg:height="0.274cm" svg:x="22.478cm" svg:y="4.277cm" svg:viewBox="0 0 275 275" svg:d="M137 275c38 0 72-14 98-41 26-26 40-61 40-98 0-35-14-70-40-96-26-25-60-40-98-40-36 0-71 15-97 40-26 26-40 61-40 96 0 37 14 72 40 98 26 27 61 41 97 41z">
          <text:p/>
        </draw:path>
        <draw:path draw:style-name="gr33" draw:text-style-name="P5" draw:layer="layout" svg:width="0.274cm" svg:height="0.273cm" svg:x="20.625cm" svg:y="4.357cm" svg:viewBox="0 0 275 274" svg:d="M137 274c37 0 72-13 96-39 26-25 42-60 42-98s-16-72-42-98c-24-26-59-39-96-39-35 0-70 13-97 39-25 26-40 60-40 98s15 73 40 98c27 26 62 39 97 39z">
          <text:p/>
        </draw:path>
        <draw:path draw:style-name="gr34" draw:text-style-name="P2" draw:layer="layout" svg:width="0.274cm" svg:height="0.273cm" svg:x="20.625cm" svg:y="4.357cm" svg:viewBox="0 0 275 274" svg:d="M137 274c37 0 72-13 96-39 26-25 42-60 42-98s-16-72-42-98c-24-26-59-39-96-39-35 0-70 13-97 39-25 26-40 60-40 98s15 73 40 98c27 26 62 39 97 39z">
          <text:p/>
        </draw:path>
        <draw:path draw:style-name="gr33" draw:text-style-name="P5" draw:layer="layout" svg:width="0.274cm" svg:height="0.274cm" svg:x="20.75cm" svg:y="4.136cm" svg:viewBox="0 0 275 275" svg:d="M138 275c35 0 70-14 96-40s41-59 41-96c0-38-15-73-41-99s-61-40-96-40c-37 0-72 14-98 40s-40 61-40 99c0 37 14 70 40 96s61 40 98 40z">
          <text:p/>
        </draw:path>
        <draw:path draw:style-name="gr34" draw:text-style-name="P2" draw:layer="layout" svg:width="0.274cm" svg:height="0.274cm" svg:x="20.75cm" svg:y="4.136cm" svg:viewBox="0 0 275 275" svg:d="M138 275c35 0 70-14 96-40s41-59 41-96c0-38-15-73-41-99s-61-40-96-40c-37 0-72 14-98 40s-40 61-40 99c0 37 14 70 40 96s61 40 98 40z">
          <text:p/>
        </draw:path>
        <draw:path draw:style-name="gr35" draw:text-style-name="P18" draw:layer="layout" svg:width="0.275cm" svg:height="0.274cm" svg:x="23.205cm" svg:y="5.024cm" svg:viewBox="0 0 276 275" svg:d="M137 275c37 0 72-14 99-40 25-26 40-60 40-97 0-35-15-70-40-97-27-26-62-41-99-41-36 0-72 15-98 41-24 27-39 62-39 97 0 37 15 71 39 97 26 26 62 40 98 40z">
          <text:p/>
        </draw:path>
        <draw:path draw:style-name="gr34" draw:text-style-name="P2" draw:layer="layout" svg:width="0.275cm" svg:height="0.274cm" svg:x="23.205cm" svg:y="5.024cm" svg:viewBox="0 0 276 275" svg:d="M137 275c37 0 72-14 99-40 25-26 40-60 40-97 0-35-15-70-40-97-27-26-62-41-99-41-36 0-72 15-98 41-24 27-39 62-39 97 0 37 15 71 39 97 26 26 62 40 98 40z">
          <text:p/>
        </draw:path>
        <draw:path draw:style-name="gr33" draw:text-style-name="P5" draw:layer="layout" svg:width="0.274cm" svg:height="0.275cm" svg:x="20.455cm" svg:y="4.161cm" svg:viewBox="0 0 275 276" svg:d="M136 276c37 0 72-15 99-41 26-26 40-60 40-97 0-35-14-73-40-99-27-24-62-39-99-39s-70 15-96 39c-26 26-40 64-40 99 0 37 14 71 40 97s59 41 96 41z">
          <text:p/>
        </draw:path>
        <draw:path draw:style-name="gr34" draw:text-style-name="P2" draw:layer="layout" svg:width="0.274cm" svg:height="0.275cm" svg:x="20.455cm" svg:y="4.161cm" svg:viewBox="0 0 275 276" svg:d="M136 276c37 0 72-15 99-41 26-26 40-60 40-97 0-35-14-73-40-99-27-24-62-39-99-39s-70 15-96 39c-26 26-40 64-40 99 0 37 14 71 40 97s59 41 96 41z">
          <text:p/>
        </draw:path>
        <draw:path draw:style-name="gr33" draw:text-style-name="P5" draw:layer="layout" svg:width="0.274cm" svg:height="0.274cm" svg:x="20.527cm" svg:y="3.957cm" svg:viewBox="0 0 275 275" svg:d="M138 275c36 0 71-15 97-40 26-26 40-61 40-96 0-37-14-72-40-98s-61-41-97-41c-37 0-72 15-98 41s-40 61-40 98c0 35 14 70 40 96 26 25 61 40 98 40z">
          <text:p/>
        </draw:path>
        <draw:path draw:style-name="gr34" draw:text-style-name="P2" draw:layer="layout" svg:width="0.274cm" svg:height="0.274cm" svg:x="20.527cm" svg:y="3.957cm" svg:viewBox="0 0 275 275" svg:d="M138 275c36 0 71-15 97-40 26-26 40-61 40-96 0-37-14-72-40-98s-61-41-97-41c-37 0-72 15-98 41s-40 61-40 98c0 35 14 70 40 96 26 25 61 40 98 40z">
          <text:p/>
        </draw:path>
        <draw:path draw:style-name="gr33" draw:text-style-name="P5" draw:layer="layout" svg:width="0.274cm" svg:height="0.274cm" svg:x="20.623cm" svg:y="4.014cm" svg:viewBox="0 0 275 275" svg:d="M139 275c35 0 70-14 95-40 26-27 41-62 41-99s-15-70-41-96c-25-26-60-40-95-40-37 0-72 14-99 40-24 26-40 59-40 96s16 72 40 99c27 26 62 40 99 40z">
          <text:p/>
        </draw:path>
        <draw:path draw:style-name="gr34" draw:text-style-name="P2" draw:layer="layout" svg:width="0.274cm" svg:height="0.274cm" svg:x="20.623cm" svg:y="4.014cm" svg:viewBox="0 0 275 275" svg:d="M139 275c35 0 70-14 95-40 26-27 41-62 41-99s-15-70-41-96c-25-26-60-40-95-40-37 0-72 14-99 40-24 26-40 59-40 96s16 72 40 99c27 26 62 40 99 40z">
          <text:p/>
        </draw:path>
        <draw:path draw:style-name="gr33" draw:text-style-name="P5" draw:layer="layout" svg:width="0.275cm" svg:height="0.274cm" svg:x="20.218cm" svg:y="4.124cm" svg:viewBox="0 0 276 275" svg:d="M139 275c35 0 71-14 96-40 26-26 41-61 41-96 0-38-15-73-41-98-25-26-61-41-96-41-38 0-72 15-98 41-26 25-41 60-41 98 0 35 15 70 41 96s60 40 98 40z">
          <text:p/>
        </draw:path>
        <draw:path draw:style-name="gr34" draw:text-style-name="P2" draw:layer="layout" svg:width="0.275cm" svg:height="0.274cm" svg:x="20.218cm" svg:y="4.124cm" svg:viewBox="0 0 276 275" svg:d="M139 275c35 0 71-14 96-40 26-26 41-61 41-96 0-38-15-73-41-98-25-26-61-41-96-41-38 0-72 15-98 41-26 25-41 60-41 98 0 35 15 70 41 96s60 40 98 40z">
          <text:p/>
        </draw:path>
        <draw:path draw:style-name="gr33" draw:text-style-name="P5" draw:layer="layout" svg:width="0.274cm" svg:height="0.274cm" svg:x="19.298cm" svg:y="4.355cm" svg:viewBox="0 0 275 275" svg:d="M137 275c37 0 72-14 98-40s40-61 40-99c0-37-14-70-40-96s-61-40-98-40c-35 0-70 14-96 40-27 26-41 59-41 96 0 38 14 73 41 99 26 26 61 40 96 40z">
          <text:p/>
        </draw:path>
        <draw:path draw:style-name="gr34" draw:text-style-name="P2" draw:layer="layout" svg:width="0.274cm" svg:height="0.274cm" svg:x="19.298cm" svg:y="4.355cm" svg:viewBox="0 0 275 275" svg:d="M137 275c37 0 72-14 98-40s40-61 40-99c0-37-14-70-40-96s-61-40-98-40c-35 0-70 14-96 40-27 26-41 59-41 96 0 38 14 73 41 99 26 26 61 40 96 40z">
          <text:p/>
        </draw:path>
        <draw:path draw:style-name="gr33" draw:text-style-name="P5" draw:layer="layout" svg:width="0.274cm" svg:height="0.274cm" svg:x="20.72cm" svg:y="4.364cm" svg:viewBox="0 0 275 275" svg:d="M136 275c38 0 72-14 98-40 27-26 41-59 41-99 0-35-14-70-41-96-26-26-60-40-98-40-37 0-72 14-97 40-26 26-39 61-39 96 0 40 13 73 39 99 25 26 60 40 97 40z">
          <text:p/>
        </draw:path>
        <draw:path draw:style-name="gr34" draw:text-style-name="P2" draw:layer="layout" svg:width="0.274cm" svg:height="0.274cm" svg:x="20.72cm" svg:y="4.364cm" svg:viewBox="0 0 275 275" svg:d="M136 275c38 0 72-14 98-40 27-26 41-59 41-99 0-35-14-70-41-96-26-26-60-40-98-40-37 0-72 14-97 40-26 26-39 61-39 96 0 40 13 73 39 99 25 26 60 40 97 40z">
          <text:p/>
        </draw:path>
        <draw:path draw:style-name="gr33" draw:text-style-name="P5" draw:layer="layout" svg:width="0.274cm" svg:height="0.275cm" svg:x="20.253cm" svg:y="4.095cm" svg:viewBox="0 0 275 276" svg:d="M138 276c36 0 71-15 97-39 26-27 40-62 40-98 0-38-14-72-40-98s-61-41-97-41c-37 0-72 15-98 41-25 26-40 60-40 98 0 36 15 71 40 98 26 24 61 39 98 39z">
          <text:p/>
        </draw:path>
        <draw:path draw:style-name="gr34" draw:text-style-name="P2" draw:layer="layout" svg:width="0.274cm" svg:height="0.275cm" svg:x="20.253cm" svg:y="4.095cm" svg:viewBox="0 0 275 276" svg:d="M138 276c36 0 71-15 97-39 26-27 40-62 40-98 0-38-14-72-40-98s-61-41-97-41c-37 0-72 15-98 41-25 26-40 60-40 98 0 36 15 71 40 98 26 24 61 39 98 39z">
          <text:p/>
        </draw:path>
        <draw:path draw:style-name="gr33" draw:text-style-name="P5" draw:layer="layout" svg:width="0.274cm" svg:height="0.274cm" svg:x="21.156cm" svg:y="4.234cm" svg:viewBox="0 0 275 275" svg:d="M138 275c37 0 71-15 97-40 26-26 40-61 40-98 0-35-14-70-40-96s-60-41-97-41c-36 0-71 15-97 41s-41 61-41 96c0 37 15 72 41 98 26 25 61 40 97 40z">
          <text:p/>
        </draw:path>
        <draw:path draw:style-name="gr34" draw:text-style-name="P2" draw:layer="layout" svg:width="0.274cm" svg:height="0.274cm" svg:x="21.156cm" svg:y="4.234cm" svg:viewBox="0 0 275 275" svg:d="M138 275c37 0 71-15 97-40 26-26 40-61 40-98 0-35-14-70-40-96s-60-41-97-41c-36 0-71 15-97 41s-41 61-41 96c0 37 15 72 41 98 26 25 61 40 97 40z">
          <text:p/>
        </draw:path>
        <draw:path draw:style-name="gr33" draw:text-style-name="P5" draw:layer="layout" svg:width="0.274cm" svg:height="0.276cm" svg:x="20.842cm" svg:y="4.044cm" svg:viewBox="0 0 275 277" svg:d="M139 277c35 0 70-16 96-40 26-27 40-64 40-99 0-37-14-72-40-98-26-24-61-40-96-40-38 0-73 16-99 40-26 26-40 61-40 98 0 35 14 72 40 99 26 24 61 40 99 40z">
          <text:p/>
        </draw:path>
        <draw:path draw:style-name="gr34" draw:text-style-name="P2" draw:layer="layout" svg:width="0.274cm" svg:height="0.276cm" svg:x="20.842cm" svg:y="4.044cm" svg:viewBox="0 0 275 277" svg:d="M139 277c35 0 70-16 96-40 26-27 40-64 40-99 0-37-14-72-40-98-26-24-61-40-96-40-38 0-73 16-99 40-26 26-40 61-40 98 0 35 14 72 40 99 26 24 61 40 99 40z">
          <text:p/>
        </draw:path>
        <draw:path draw:style-name="gr33" draw:text-style-name="P5" draw:layer="layout" svg:width="0.274cm" svg:height="0.274cm" svg:x="20.574cm" svg:y="4.491cm" svg:viewBox="0 0 275 275" svg:d="M139 275c35 0 70-15 96-41 25-25 40-60 40-95 0-37-15-72-40-98-26-26-61-41-96-41-38 0-73 15-99 41s-40 61-40 98c0 35 14 70 40 95 26 26 61 41 99 41z">
          <text:p/>
        </draw:path>
        <draw:path draw:style-name="gr34" draw:text-style-name="P2" draw:layer="layout" svg:width="0.274cm" svg:height="0.274cm" svg:x="20.574cm" svg:y="4.491cm" svg:viewBox="0 0 275 275" svg:d="M139 275c35 0 70-15 96-41 25-25 40-60 40-95 0-37-15-72-40-98-26-26-61-41-96-41-38 0-73 15-99 41s-40 61-40 98c0 35 14 70 40 95 26 26 61 41 99 41z">
          <text:p/>
        </draw:path>
        <draw:path draw:style-name="gr33" draw:text-style-name="P5" draw:layer="layout" svg:width="0.273cm" svg:height="0.274cm" svg:x="20.613cm" svg:y="4.058cm" svg:viewBox="0 0 274 275" svg:d="M136 275c36 0 70-14 96-40 26-24 42-60 42-97s-16-72-42-98c-26-25-60-40-96-40-37 0-72 15-97 40-26 26-39 61-39 98s13 73 39 97c25 26 60 40 97 40z">
          <text:p/>
        </draw:path>
        <draw:path draw:style-name="gr34" draw:text-style-name="P2" draw:layer="layout" svg:width="0.273cm" svg:height="0.274cm" svg:x="20.613cm" svg:y="4.058cm" svg:viewBox="0 0 274 275" svg:d="M136 275c36 0 70-14 96-40 26-24 42-60 42-97s-16-72-42-98c-26-25-60-40-96-40-37 0-72 15-97 40-26 26-39 61-39 98s13 73 39 97c25 26 60 40 97 40z">
          <text:p/>
        </draw:path>
        <draw:path draw:style-name="gr33" draw:text-style-name="P5" draw:layer="layout" svg:width="0.274cm" svg:height="0.274cm" svg:x="20.262cm" svg:y="4.15cm" svg:viewBox="0 0 275 275" svg:d="M136 275c38 0 73-14 99-40s40-61 40-96c0-37-14-73-40-98-26-26-61-41-99-41-35 0-70 15-96 41-26 25-40 61-40 98 0 35 14 70 40 96s61 40 96 40z">
          <text:p/>
        </draw:path>
        <draw:path draw:style-name="gr34" draw:text-style-name="P2" draw:layer="layout" svg:width="0.274cm" svg:height="0.274cm" svg:x="20.262cm" svg:y="4.15cm" svg:viewBox="0 0 275 275" svg:d="M136 275c38 0 73-14 99-40s40-61 40-96c0-37-14-73-40-98-26-26-61-41-99-41-35 0-70 15-96 41-26 25-40 61-40 98 0 35 14 70 40 96s61 40 96 40z">
          <text:p/>
        </draw:path>
        <draw:path draw:style-name="gr33" draw:text-style-name="P5" draw:layer="layout" svg:width="0.274cm" svg:height="0.274cm" svg:x="20.42cm" svg:y="4.113cm" svg:viewBox="0 0 275 275" svg:d="M136 275c37 0 72-14 98-40 26-24 41-59 41-96 0-38-15-73-41-99s-61-40-98-40-72 14-96 40c-27 26-40 61-40 99 0 37 13 72 40 96 24 26 59 40 96 40z">
          <text:p/>
        </draw:path>
        <draw:path draw:style-name="gr34" draw:text-style-name="P2" draw:layer="layout" svg:width="0.274cm" svg:height="0.274cm" svg:x="20.42cm" svg:y="4.113cm" svg:viewBox="0 0 275 275" svg:d="M136 275c37 0 72-14 98-40 26-24 41-59 41-96 0-38-15-73-41-99s-61-40-98-40-72 14-96 40c-27 26-40 61-40 99 0 37 13 72 40 96 24 26 59 40 96 40z">
          <text:p/>
        </draw:path>
        <draw:path draw:style-name="gr33" draw:text-style-name="P5" draw:layer="layout" svg:width="0.274cm" svg:height="0.274cm" svg:x="20.735cm" svg:y="4.147cm" svg:viewBox="0 0 275 275" svg:d="M136 275c37 0 72-14 99-40 26-26 40-61 40-96 0-37-14-73-40-99-27-25-62-40-99-40s-70 15-96 40c-26 26-40 62-40 99 0 35 14 70 40 96s59 40 96 40z">
          <text:p/>
        </draw:path>
        <draw:path draw:style-name="gr34" draw:text-style-name="P2" draw:layer="layout" svg:width="0.274cm" svg:height="0.274cm" svg:x="20.735cm" svg:y="4.147cm" svg:viewBox="0 0 275 275" svg:d="M136 275c37 0 72-14 99-40 26-26 40-61 40-96 0-37-14-73-40-99-27-25-62-40-99-40s-70 15-96 40c-26 26-40 62-40 99 0 35 14 70 40 96s59 40 96 40z">
          <text:p/>
        </draw:path>
        <draw:path draw:style-name="gr33" draw:text-style-name="P5" draw:layer="layout" svg:width="0.274cm" svg:height="0.275cm" svg:x="20.839cm" svg:y="4.043cm" svg:viewBox="0 0 275 276" svg:d="M139 276c36 0 70-15 96-41s40-62 40-99c0-35-14-70-40-96-26-25-60-40-96-40-38 0-73 15-99 40-26 26-40 61-40 96 0 37 14 73 40 99s61 41 99 41z">
          <text:p/>
        </draw:path>
        <draw:path draw:style-name="gr34" draw:text-style-name="P2" draw:layer="layout" svg:width="0.274cm" svg:height="0.275cm" svg:x="20.839cm" svg:y="4.043cm" svg:viewBox="0 0 275 276" svg:d="M139 276c36 0 70-15 96-41s40-62 40-99c0-35-14-70-40-96-26-25-60-40-96-40-38 0-73 15-99 40-26 26-40 61-40 96 0 37 14 73 40 99s61 41 99 41z">
          <text:p/>
        </draw:path>
        <draw:path draw:style-name="gr33" draw:text-style-name="P5" draw:layer="layout" svg:width="0.274cm" svg:height="0.274cm" svg:x="20.306cm" svg:y="4.199cm" svg:viewBox="0 0 275 275" svg:d="M139 275c37 0 72-14 97-40 26-24 39-60 39-95 0-38-13-72-39-99-25-26-60-41-97-41-36 0-71 15-97 41-26 27-42 61-42 99 0 35 16 71 42 95 26 26 61 40 97 40z">
          <text:p/>
        </draw:path>
        <draw:path draw:style-name="gr34" draw:text-style-name="P2" draw:layer="layout" svg:width="0.274cm" svg:height="0.274cm" svg:x="20.306cm" svg:y="4.199cm" svg:viewBox="0 0 275 275" svg:d="M139 275c37 0 72-14 97-40 26-24 39-60 39-95 0-38-13-72-39-99-25-26-60-41-97-41-36 0-71 15-97 41-26 27-42 61-42 99 0 35 16 71 42 95 26 26 61 40 97 40z">
          <text:p/>
        </draw:path>
        <draw:path draw:style-name="gr33" draw:text-style-name="P5" draw:layer="layout" svg:width="0.275cm" svg:height="0.275cm" svg:x="20.602cm" svg:y="4.294cm" svg:viewBox="0 0 276 276" svg:d="M140 276c35 0 70-15 95-41 26-27 41-62 41-99 0-35-15-70-41-96-25-25-60-40-95-40-37 0-73 15-99 40-24 26-41 61-41 96 0 37 17 72 41 99 26 26 62 41 99 41z">
          <text:p/>
        </draw:path>
        <draw:path draw:style-name="gr34" draw:text-style-name="P2" draw:layer="layout" svg:width="0.275cm" svg:height="0.275cm" svg:x="20.602cm" svg:y="4.294cm" svg:viewBox="0 0 276 276" svg:d="M140 276c35 0 70-15 95-41 26-27 41-62 41-99 0-35-15-70-41-96-25-25-60-40-95-40-37 0-73 15-99 40-24 26-41 61-41 96 0 37 17 72 41 99 26 26 62 41 99 41z">
          <text:p/>
        </draw:path>
        <draw:path draw:style-name="gr33" draw:text-style-name="P5" draw:layer="layout" svg:width="0.274cm" svg:height="0.274cm" svg:x="20.585cm" svg:y="4.265cm" svg:viewBox="0 0 275 275" svg:d="M137 275c37 0 72-16 98-43 25-26 40-61 40-96 0-37-15-72-40-97-26-26-61-39-98-39-36 0-71 13-97 39-26 25-40 60-40 97 0 35 14 70 40 96 26 27 61 43 97 43z">
          <text:p/>
        </draw:path>
        <draw:path draw:style-name="gr34" draw:text-style-name="P2" draw:layer="layout" svg:width="0.274cm" svg:height="0.274cm" svg:x="20.585cm" svg:y="4.265cm" svg:viewBox="0 0 275 275" svg:d="M137 275c37 0 72-16 98-43 25-26 40-61 40-96 0-37-15-72-40-97-26-26-61-39-98-39-36 0-71 13-97 39-26 25-40 60-40 97 0 35 14 70 40 96 26 27 61 43 97 43z">
          <text:p/>
        </draw:path>
        <draw:path draw:style-name="gr33" draw:text-style-name="P5" draw:layer="layout" svg:width="0.274cm" svg:height="0.274cm" svg:x="20.574cm" svg:y="4.54cm" svg:viewBox="0 0 275 275" svg:d="M139 275c35 0 70-14 95-41 26-26 41-61 41-96 0-37-15-72-41-98-25-26-60-40-95-40-38 0-73 14-99 40s-40 61-40 98c0 35 14 70 40 96 26 27 61 41 99 41z">
          <text:p/>
        </draw:path>
        <draw:path draw:style-name="gr34" draw:text-style-name="P2" draw:layer="layout" svg:width="0.274cm" svg:height="0.274cm" svg:x="20.574cm" svg:y="4.54cm" svg:viewBox="0 0 275 275" svg:d="M139 275c35 0 70-14 95-41 26-26 41-61 41-96 0-37-15-72-41-98-25-26-60-40-95-40-38 0-73 14-99 40s-40 61-40 98c0 35 14 70 40 96 26 27 61 41 99 41z">
          <text:p/>
        </draw:path>
        <draw:path draw:style-name="gr33" draw:text-style-name="P5" draw:layer="layout" svg:width="0.274cm" svg:height="0.274cm" svg:x="21.016cm" svg:y="4.138cm" svg:viewBox="0 0 275 275" svg:d="M137 275c36 0 72-14 99-40 24-26 39-60 39-97s-15-72-39-99c-27-26-63-39-99-39-37 0-71 13-97 39-26 27-40 62-40 99s14 71 40 97 60 40 97 40z">
          <text:p/>
        </draw:path>
        <draw:path draw:style-name="gr34" draw:text-style-name="P2" draw:layer="layout" svg:width="0.274cm" svg:height="0.274cm" svg:x="21.016cm" svg:y="4.138cm" svg:viewBox="0 0 275 275" svg:d="M137 275c36 0 72-14 99-40 24-26 39-60 39-97s-15-72-39-99c-27-26-63-39-99-39-37 0-71 13-97 39-26 27-40 62-40 99s14 71 40 97 60 40 97 40z">
          <text:p/>
        </draw:path>
        <draw:path draw:style-name="gr33" draw:text-style-name="P5" draw:layer="layout" svg:width="0.274cm" svg:height="0.274cm" svg:x="20.423cm" svg:y="4.407cm" svg:viewBox="0 0 275 275" svg:d="M136 275c37 0 72-14 98-40s41-61 41-98c0-36-15-73-41-97-26-26-61-40-98-40s-72 14-96 40c-26 24-40 61-40 97 0 37 14 72 40 98 24 26 59 40 96 40z">
          <text:p/>
        </draw:path>
        <draw:path draw:style-name="gr34" draw:text-style-name="P2" draw:layer="layout" svg:width="0.274cm" svg:height="0.274cm" svg:x="20.423cm" svg:y="4.407cm" svg:viewBox="0 0 275 275" svg:d="M136 275c37 0 72-14 98-40s41-61 41-98c0-36-15-73-41-97-26-26-61-40-98-40s-72 14-96 40c-26 24-40 61-40 97 0 37 14 72 40 98 24 26 59 40 96 40z">
          <text:p/>
        </draw:path>
        <draw:path draw:style-name="gr33" draw:text-style-name="P5" draw:layer="layout" svg:width="0.276cm" svg:height="0.274cm" svg:x="20.522cm" svg:y="4.075cm" svg:viewBox="0 0 277 275" svg:d="M138 275c37 0 72-14 98-40 25-26 41-61 41-99 0-37-16-70-41-96-26-26-61-40-98-40-35 0-72 14-98 40-24 26-40 59-40 96 0 38 16 73 40 99 26 26 63 40 98 40z">
          <text:p/>
        </draw:path>
        <draw:path draw:style-name="gr34" draw:text-style-name="P2" draw:layer="layout" svg:width="0.276cm" svg:height="0.274cm" svg:x="20.522cm" svg:y="4.075cm" svg:viewBox="0 0 277 275" svg:d="M138 275c37 0 72-14 98-40 25-26 41-61 41-99 0-37-16-70-41-96-26-26-61-40-98-40-35 0-72 14-98 40-24 26-40 59-40 96 0 38 16 73 40 99 26 26 63 40 98 40z">
          <text:p/>
        </draw:path>
        <draw:path draw:style-name="gr33" draw:text-style-name="P5" draw:layer="layout" svg:width="0.274cm" svg:height="0.274cm" svg:x="20.669cm" svg:y="4.182cm" svg:viewBox="0 0 275 275" svg:d="M137 275c37 0 72-14 98-40s40-61 40-96c0-37-14-72-40-99-26-26-61-40-98-40-35 0-70 14-96 40-27 27-41 62-41 99 0 35 14 70 41 96 26 26 61 40 96 40z">
          <text:p/>
        </draw:path>
        <draw:path draw:style-name="gr34" draw:text-style-name="P2" draw:layer="layout" svg:width="0.274cm" svg:height="0.274cm" svg:x="20.669cm" svg:y="4.182cm" svg:viewBox="0 0 275 275" svg:d="M137 275c37 0 72-14 98-40s40-61 40-96c0-37-14-72-40-99-26-26-61-40-98-40-35 0-70 14-96 40-27 27-41 62-41 99 0 35 14 70 41 96 26 26 61 40 96 40z">
          <text:p/>
        </draw:path>
        <draw:path draw:style-name="gr33" draw:text-style-name="P5" draw:layer="layout" svg:width="0.274cm" svg:height="0.274cm" svg:x="20.519cm" svg:y="4.072cm" svg:viewBox="0 0 275 275" svg:d="M138 275c36 0 71-14 97-40 25-26 40-62 40-99s-15-72-40-96c-26-26-61-40-97-40-37 0-72 14-98 40-26 24-40 59-40 96s14 73 40 99 61 40 98 40z">
          <text:p/>
        </draw:path>
        <draw:path draw:style-name="gr34" draw:text-style-name="P2" draw:layer="layout" svg:width="0.274cm" svg:height="0.274cm" svg:x="20.519cm" svg:y="4.072cm" svg:viewBox="0 0 275 275" svg:d="M138 275c36 0 71-14 97-40 25-26 40-62 40-99s-15-72-40-96c-26-26-61-40-97-40-37 0-72 14-98 40-26 24-40 59-40 96s14 73 40 99 61 40 98 40z">
          <text:p/>
        </draw:path>
        <draw:path draw:style-name="gr33" draw:text-style-name="P5" draw:layer="layout" svg:width="0.273cm" svg:height="0.274cm" svg:x="20.893cm" svg:y="4.165cm" svg:viewBox="0 0 274 275" svg:d="M137 275c35 0 71-14 95-40 26-26 42-59 42-96s-16-73-42-99c-24-26-60-40-95-40-36 0-72 14-98 40-24 26-39 62-39 99s15 70 39 96c26 26 62 40 98 40z">
          <text:p/>
        </draw:path>
        <draw:path draw:style-name="gr34" draw:text-style-name="P2" draw:layer="layout" svg:width="0.273cm" svg:height="0.274cm" svg:x="20.893cm" svg:y="4.165cm" svg:viewBox="0 0 274 275" svg:d="M137 275c35 0 71-14 95-40 26-26 42-59 42-96s-16-73-42-99c-24-26-60-40-95-40-36 0-72 14-98 40-24 26-39 62-39 99s15 70 39 96c26 26 62 40 98 40z">
          <text:p/>
        </draw:path>
        <draw:path draw:style-name="gr35" draw:text-style-name="P18" draw:layer="layout" svg:width="0.273cm" svg:height="0.274cm" svg:x="22.14cm" svg:y="4.107cm" svg:viewBox="0 0 274 275" svg:d="M137 275c36 0 72-14 98-40 24-24 39-59 39-97 0-37-15-72-39-98-26-26-62-40-98-40-38 0-73 14-98 40-26 26-39 61-39 98 0 38 13 73 39 97 25 26 60 40 98 40z">
          <text:p/>
        </draw:path>
        <draw:path draw:style-name="gr34" draw:text-style-name="P2" draw:layer="layout" svg:width="0.273cm" svg:height="0.274cm" svg:x="22.14cm" svg:y="4.107cm" svg:viewBox="0 0 274 275" svg:d="M137 275c36 0 72-14 98-40 24-24 39-59 39-97 0-37-15-72-39-98-26-26-62-40-98-40-38 0-73 14-98 40-26 26-39 61-39 98 0 38 13 73 39 97 25 26 60 40 98 40z">
          <text:p/>
        </draw:path>
        <draw:path draw:style-name="gr33" draw:text-style-name="P5" draw:layer="layout" svg:width="0.275cm" svg:height="0.274cm" svg:x="20.475cm" svg:y="4.093cm" svg:viewBox="0 0 276 275" svg:d="M138 275c36 0 70-14 97-40 26-26 41-59 41-98 0-37-15-71-41-97-27-26-61-40-97-40-37 0-72 14-98 40-25 26-40 60-40 97 0 39 15 72 40 98 26 26 61 40 98 40z">
          <text:p/>
        </draw:path>
        <draw:path draw:style-name="gr34" draw:text-style-name="P2" draw:layer="layout" svg:width="0.275cm" svg:height="0.274cm" svg:x="20.475cm" svg:y="4.093cm" svg:viewBox="0 0 276 275" svg:d="M138 275c36 0 70-14 97-40 26-26 41-59 41-98 0-37-15-71-41-97-27-26-61-40-97-40-37 0-72 14-98 40-25 26-40 60-40 97 0 39 15 72 40 98 26 26 61 40 98 40z">
          <text:p/>
        </draw:path>
        <draw:path draw:style-name="gr33" draw:text-style-name="P5" draw:layer="layout" svg:width="0.274cm" svg:height="0.275cm" svg:x="20.622cm" svg:y="4.285cm" svg:viewBox="0 0 275 276" svg:d="M137 276c37 0 72-15 96-41 26-27 42-62 42-99 0-35-16-71-42-97-24-24-59-39-96-39s-72 15-98 39c-26 26-39 62-39 97 0 37 13 72 39 99 26 26 61 41 98 41z">
          <text:p/>
        </draw:path>
        <draw:path draw:style-name="gr34" draw:text-style-name="P2" draw:layer="layout" svg:width="0.274cm" svg:height="0.275cm" svg:x="20.622cm" svg:y="4.285cm" svg:viewBox="0 0 275 276" svg:d="M137 276c37 0 72-15 96-41 26-27 42-62 42-99 0-35-16-71-42-97-24-24-59-39-96-39s-72 15-98 39c-26 26-39 62-39 97 0 37 13 72 39 99 26 26 61 41 98 41z">
          <text:p/>
        </draw:path>
        <draw:path draw:style-name="gr33" draw:text-style-name="P5" draw:layer="layout" svg:width="0.274cm" svg:height="0.274cm" svg:x="20.637cm" svg:y="4.225cm" svg:viewBox="0 0 275 275" svg:d="M137 275c37 0 71-14 97-40 27-26 41-60 41-96 0-37-14-71-41-97-26-27-60-42-97-42s-72 15-97 42c-26 26-40 60-40 97 0 36 14 70 40 96 25 26 60 40 97 40z">
          <text:p/>
        </draw:path>
        <draw:path draw:style-name="gr34" draw:text-style-name="P2" draw:layer="layout" svg:width="0.274cm" svg:height="0.274cm" svg:x="20.637cm" svg:y="4.225cm" svg:viewBox="0 0 275 275" svg:d="M137 275c37 0 71-14 97-40 27-26 41-60 41-96 0-37-14-71-41-97-26-27-60-42-97-42s-72 15-97 42c-26 26-40 60-40 97 0 36 14 70 40 96 25 26 60 40 97 40z">
          <text:p/>
        </draw:path>
        <draw:path draw:style-name="gr35" draw:text-style-name="P18" draw:layer="layout" svg:width="0.276cm" svg:height="0.274cm" svg:x="21.677cm" svg:y="4.171cm" svg:viewBox="0 0 277 275" svg:d="M138 275c37 0 73-14 99-40 25-26 40-59 40-96s-15-71-40-99c-26-26-62-40-99-40-35 0-70 14-96 40-26 28-42 62-42 99s16 70 42 96 61 40 96 40z">
          <text:p/>
        </draw:path>
        <draw:path draw:style-name="gr34" draw:text-style-name="P2" draw:layer="layout" svg:width="0.276cm" svg:height="0.274cm" svg:x="21.677cm" svg:y="4.171cm" svg:viewBox="0 0 277 275" svg:d="M138 275c37 0 73-14 99-40 25-26 40-59 40-96s-15-71-40-99c-26-26-62-40-99-40-35 0-70 14-96 40-26 28-42 62-42 99s16 70 42 96 61 40 96 40z">
          <text:p/>
        </draw:path>
        <draw:path draw:style-name="gr33" draw:text-style-name="P5" draw:layer="layout" svg:width="0.275cm" svg:height="0.275cm" svg:x="20.755cm" svg:y="4.014cm" svg:viewBox="0 0 276 276" svg:d="M138 276c36 0 71-15 97-41 26-27 41-61 41-99 0-35-15-69-41-95s-61-41-97-41c-37 0-72 15-98 41-25 26-40 60-40 95 0 38 15 72 40 99 26 26 61 41 98 41z">
          <text:p/>
        </draw:path>
        <draw:path draw:style-name="gr34" draw:text-style-name="P2" draw:layer="layout" svg:width="0.275cm" svg:height="0.275cm" svg:x="20.755cm" svg:y="4.014cm" svg:viewBox="0 0 276 276" svg:d="M138 276c36 0 71-15 97-41 26-27 41-61 41-99 0-35-15-69-41-95s-61-41-97-41c-37 0-72 15-98 41-25 26-40 60-40 95 0 38 15 72 40 99 26 26 61 41 98 41z">
          <text:p/>
        </draw:path>
        <draw:path draw:style-name="gr33" draw:text-style-name="P5" draw:layer="layout" svg:width="0.275cm" svg:height="0.274cm" svg:x="20.766cm" svg:y="4.003cm" svg:viewBox="0 0 276 275" svg:d="M137 275c37 0 73-14 99-41 25-26 40-61 40-98 0-36-15-70-40-96-26-26-62-40-99-40-36 0-72 14-98 40-24 26-39 60-39 96 0 37 15 72 39 98 26 27 62 41 98 41z">
          <text:p/>
        </draw:path>
        <draw:path draw:style-name="gr34" draw:text-style-name="P2" draw:layer="layout" svg:width="0.275cm" svg:height="0.274cm" svg:x="20.766cm" svg:y="4.003cm" svg:viewBox="0 0 276 275" svg:d="M137 275c37 0 73-14 99-41 25-26 40-61 40-98 0-36-15-70-40-96-26-26-62-40-99-40-36 0-72 14-98 40-24 26-39 60-39 96 0 37 15 72 39 98 26 27 62 41 98 41z">
          <text:p/>
        </draw:path>
        <draw:path draw:style-name="gr33" draw:text-style-name="P5" draw:layer="layout" svg:width="0.274cm" svg:height="0.274cm" svg:x="20.695cm" svg:y="4.127cm" svg:viewBox="0 0 275 275" svg:d="M138 275c35 0 72-14 96-40 26-26 41-61 41-96 0-38-15-73-41-99-24-26-61-40-96-40-37 0-72 14-98 40-25 26-40 61-40 99 0 35 15 70 40 96 26 26 61 40 98 40z">
          <text:p/>
        </draw:path>
        <draw:path draw:style-name="gr34" draw:text-style-name="P2" draw:layer="layout" svg:width="0.274cm" svg:height="0.274cm" svg:x="20.695cm" svg:y="4.127cm" svg:viewBox="0 0 275 275" svg:d="M138 275c35 0 72-14 96-40 26-26 41-61 41-96 0-38-15-73-41-99-24-26-61-40-96-40-37 0-72 14-98 40-25 26-40 61-40 99 0 35 15 70 40 96 26 26 61 40 98 40z">
          <text:p/>
        </draw:path>
        <draw:path draw:style-name="gr35" draw:text-style-name="P18" draw:layer="layout" svg:width="0.273cm" svg:height="0.274cm" svg:x="22.29cm" svg:y="4.733cm" svg:viewBox="0 0 274 275" svg:d="M136 275c36 0 70-14 99-40 26-26 39-61 39-96 0-37-13-71-39-99-29-25-63-40-99-40-37 0-72 15-97 40-26 28-39 62-39 99 0 35 13 70 39 96 25 26 60 40 97 40z">
          <text:p/>
        </draw:path>
        <draw:path draw:style-name="gr34" draw:text-style-name="P2" draw:layer="layout" svg:width="0.273cm" svg:height="0.274cm" svg:x="22.29cm" svg:y="4.733cm" svg:viewBox="0 0 274 275" svg:d="M136 275c36 0 70-14 99-40 26-26 39-61 39-96 0-37-13-71-39-99-29-25-63-40-99-40-37 0-72 15-97 40-26 28-39 62-39 99 0 35 13 70 39 96 25 26 60 40 97 40z">
          <text:p/>
        </draw:path>
        <draw:path draw:style-name="gr33" draw:text-style-name="P5" draw:layer="layout" svg:width="0.274cm" svg:height="0.274cm" svg:x="20.969cm" svg:y="3.916cm" svg:viewBox="0 0 275 275" svg:d="M138 275c35 0 72-14 96-40 26-26 41-61 41-96 0-37-15-71-41-99-24-26-61-40-96-40-37 0-72 14-98 40-25 28-40 62-40 99 0 35 15 70 40 96 26 26 61 40 98 40z">
          <text:p/>
        </draw:path>
        <draw:path draw:style-name="gr34" draw:text-style-name="P2" draw:layer="layout" svg:width="0.274cm" svg:height="0.274cm" svg:x="20.969cm" svg:y="3.916cm" svg:viewBox="0 0 275 275" svg:d="M138 275c35 0 72-14 96-40 26-26 41-61 41-96 0-37-15-71-41-99-24-26-61-40-96-40-37 0-72 14-98 40-25 28-40 62-40 99 0 35 15 70 40 96 26 26 61 40 98 40z">
          <text:p/>
        </draw:path>
        <draw:path draw:style-name="gr33" draw:text-style-name="P5" draw:layer="layout" svg:width="0.274cm" svg:height="0.275cm" svg:x="20.877cm" svg:y="3.997cm" svg:viewBox="0 0 275 276" svg:d="M139 276c35 0 70-15 95-40 26-28 41-63 41-98 0-37-15-72-41-97-25-26-60-41-95-41-37 0-73 15-99 41-24 25-40 60-40 97 0 35 16 70 40 98 26 25 62 40 99 40z">
          <text:p/>
        </draw:path>
        <draw:path draw:style-name="gr34" draw:text-style-name="P2" draw:layer="layout" svg:width="0.274cm" svg:height="0.275cm" svg:x="20.877cm" svg:y="3.997cm" svg:viewBox="0 0 275 276" svg:d="M139 276c35 0 70-15 95-40 26-28 41-63 41-98 0-37-15-72-41-97-25-26-60-41-95-41-37 0-73 15-99 41-24 25-40 60-40 97 0 35 16 70 40 98 26 25 62 40 99 40z">
          <text:p/>
        </draw:path>
        <draw:path draw:style-name="gr33" draw:text-style-name="P5" draw:layer="layout" svg:width="0.274cm" svg:height="0.274cm" svg:x="20.311cm" svg:y="4.173cm" svg:viewBox="0 0 275 275" svg:d="M139 275c35 0 70-14 96-40s40-61 40-96c0-37-14-72-40-98s-61-41-96-41c-38 0-73 15-99 41s-40 61-40 98c0 35 14 70 40 96s61 40 99 40z">
          <text:p/>
        </draw:path>
        <draw:path draw:style-name="gr34" draw:text-style-name="P2" draw:layer="layout" svg:width="0.274cm" svg:height="0.274cm" svg:x="20.311cm" svg:y="4.173cm" svg:viewBox="0 0 275 275" svg:d="M139 275c35 0 70-14 96-40s40-61 40-96c0-37-14-72-40-98s-61-41-96-41c-38 0-73 15-99 41s-40 61-40 98c0 35 14 70 40 96s61 40 99 40z">
          <text:p/>
        </draw:path>
        <draw:path draw:style-name="gr33" draw:text-style-name="P5" draw:layer="layout" svg:width="0.274cm" svg:height="0.275cm" svg:x="20.932cm" svg:y="4.181cm" svg:viewBox="0 0 275 276" svg:d="M137 276c37 0 71-15 98-40 25-26 40-61 40-98 0-35-15-70-40-99-27-24-61-39-98-39-36 0-70 15-96 39-27 29-41 64-41 99 0 37 14 72 41 98 26 25 60 40 96 40z">
          <text:p/>
        </draw:path>
        <draw:path draw:style-name="gr34" draw:text-style-name="P2" draw:layer="layout" svg:width="0.274cm" svg:height="0.275cm" svg:x="20.932cm" svg:y="4.181cm" svg:viewBox="0 0 275 276" svg:d="M137 276c37 0 71-15 98-40 25-26 40-61 40-98 0-35-15-70-40-99-27-24-61-39-98-39-36 0-70 15-96 39-27 29-41 64-41 99 0 37 14 72 41 98 26 25 60 40 96 40z">
          <text:p/>
        </draw:path>
        <draw:path draw:style-name="gr33" draw:text-style-name="P5" draw:layer="layout" svg:width="0.274cm" svg:height="0.274cm" svg:x="20.882cm" svg:y="3.983cm" svg:viewBox="0 0 275 275" svg:d="M139 275c36 0 70-15 96-42 26-25 40-60 40-95 0-37-14-72-40-98s-60-40-96-40c-37 0-72 14-98 40s-41 61-41 98c0 35 15 70 41 95 26 27 61 42 98 42z">
          <text:p/>
        </draw:path>
        <draw:path draw:style-name="gr34" draw:text-style-name="P2" draw:layer="layout" svg:width="0.274cm" svg:height="0.274cm" svg:x="20.882cm" svg:y="3.983cm" svg:viewBox="0 0 275 275" svg:d="M139 275c36 0 70-15 96-42 26-25 40-60 40-95 0-37-14-72-40-98s-60-40-96-40c-37 0-72 14-98 40s-41 61-41 98c0 35 15 70 41 95 26 27 61 42 98 42z">
          <text:p/>
        </draw:path>
        <draw:path draw:style-name="gr33" draw:text-style-name="P5" draw:layer="layout" svg:width="0.274cm" svg:height="0.274cm" svg:x="20.394cm" svg:y="4.003cm" svg:viewBox="0 0 275 275" svg:d="M137 275c35 0 70-14 98-41 24-26 40-61 40-96 0-37-16-72-40-98-28-26-63-40-98-40-37 0-72 14-97 40-27 26-40 61-40 98 0 35 13 70 40 96 25 27 60 41 97 41z">
          <text:p/>
        </draw:path>
        <draw:path draw:style-name="gr34" draw:text-style-name="P2" draw:layer="layout" svg:width="0.274cm" svg:height="0.274cm" svg:x="20.394cm" svg:y="4.003cm" svg:viewBox="0 0 275 275" svg:d="M137 275c35 0 70-14 98-41 24-26 40-61 40-96 0-37-16-72-40-98-28-26-63-40-98-40-37 0-72 14-97 40-27 26-40 61-40 98 0 35 13 70 40 96 25 27 60 41 97 41z">
          <text:p/>
        </draw:path>
        <draw:path draw:style-name="gr33" draw:text-style-name="P5" draw:layer="layout" svg:width="0.274cm" svg:height="0.274cm" svg:x="20.721cm" svg:y="4.035cm" svg:viewBox="0 0 275 275" svg:d="M138 275c37 0 72-15 96-41 27-27 41-61 41-99 0-35-14-71-41-95-24-26-59-40-96-40s-72 14-98 40c-25 24-40 60-40 95 0 38 15 72 40 99 26 26 61 41 98 41z">
          <text:p/>
        </draw:path>
        <draw:path draw:style-name="gr34" draw:text-style-name="P2" draw:layer="layout" svg:width="0.274cm" svg:height="0.274cm" svg:x="20.721cm" svg:y="4.035cm" svg:viewBox="0 0 275 275" svg:d="M138 275c37 0 72-15 96-41 27-27 41-61 41-99 0-35-14-71-41-95-24-26-59-40-96-40s-72 14-98 40c-25 24-40 60-40 95 0 38 15 72 40 99 26 26 61 41 98 41z">
          <text:p/>
        </draw:path>
        <draw:path draw:style-name="gr33" draw:text-style-name="P5" draw:layer="layout" svg:width="0.274cm" svg:height="0.275cm" svg:x="21.027cm" svg:y="4.155cm" svg:viewBox="0 0 275 276" svg:d="M138 276c37 0 73-15 97-40 26-26 40-61 40-98 0-35-14-73-40-99-24-24-60-39-97-39s-72 15-98 39c-26 26-40 64-40 99 0 37 14 72 40 98 26 25 61 40 98 40z">
          <text:p/>
        </draw:path>
        <draw:path draw:style-name="gr34" draw:text-style-name="P2" draw:layer="layout" svg:width="0.274cm" svg:height="0.275cm" svg:x="21.027cm" svg:y="4.155cm" svg:viewBox="0 0 275 276" svg:d="M138 276c37 0 73-15 97-40 26-26 40-61 40-98 0-35-14-73-40-99-24-24-60-39-97-39s-72 15-98 39c-26 26-40 64-40 99 0 37 14 72 40 98 26 25 61 40 98 40z">
          <text:p/>
        </draw:path>
        <draw:path draw:style-name="gr33" draw:text-style-name="P5" draw:layer="layout" svg:width="0.274cm" svg:height="0.274cm" svg:x="21.125cm" svg:y="3.925cm" svg:viewBox="0 0 275 275" svg:d="M139 275c35 0 70-14 96-40s40-60 40-96c0-37-14-72-40-98-26-27-61-41-96-41-38 0-73 14-99 41-26 26-40 61-40 98 0 36 14 70 40 96s61 40 99 40z">
          <text:p/>
        </draw:path>
        <draw:path draw:style-name="gr34" draw:text-style-name="P2" draw:layer="layout" svg:width="0.274cm" svg:height="0.274cm" svg:x="21.125cm" svg:y="3.925cm" svg:viewBox="0 0 275 275" svg:d="M139 275c35 0 70-14 96-40s40-60 40-96c0-37-14-72-40-98-26-27-61-41-96-41-38 0-73 14-99 41-26 26-40 61-40 98 0 36 14 70 40 96s61 40 99 40z">
          <text:p/>
        </draw:path>
        <draw:path draw:style-name="gr33" draw:text-style-name="P5" draw:layer="layout" svg:width="0.274cm" svg:height="0.274cm" svg:x="20.744cm" svg:y="4.263cm" svg:viewBox="0 0 275 275" svg:d="M136 275c37 0 72-15 99-42 26-26 40-60 40-97 0-35-14-70-40-96-27-26-62-40-99-40-36 0-70 14-96 40s-40 61-40 96c0 37 14 71 40 97 26 27 60 42 96 42z">
          <text:p/>
        </draw:path>
        <draw:path draw:style-name="gr34" draw:text-style-name="P2" draw:layer="layout" svg:width="0.274cm" svg:height="0.274cm" svg:x="20.744cm" svg:y="4.263cm" svg:viewBox="0 0 275 275" svg:d="M136 275c37 0 72-15 99-42 26-26 40-60 40-97 0-35-14-70-40-96-27-26-62-40-99-40-36 0-70 14-96 40s-40 61-40 96c0 37 14 71 40 97 26 27 60 42 96 42z">
          <text:p/>
        </draw:path>
        <draw:path draw:style-name="gr33" draw:text-style-name="P5" draw:layer="layout" svg:width="0.274cm" svg:height="0.274cm" svg:x="20.42cm" svg:y="4.167cm" svg:viewBox="0 0 275 275" svg:d="M136 275c37 0 72-14 98-40s41-60 41-97c0-36-15-71-41-98-26-26-61-40-98-40s-70 14-96 40c-27 27-40 62-40 98 0 37 13 71 40 97 26 26 59 40 96 40z">
          <text:p/>
        </draw:path>
        <draw:path draw:style-name="gr34" draw:text-style-name="P2" draw:layer="layout" svg:width="0.274cm" svg:height="0.274cm" svg:x="20.42cm" svg:y="4.167cm" svg:viewBox="0 0 275 275" svg:d="M136 275c37 0 72-14 98-40s41-60 41-97c0-36-15-71-41-98-26-26-61-40-98-40s-70 14-96 40c-27 27-40 62-40 98 0 37 13 71 40 97 26 26 59 40 96 40z">
          <text:p/>
        </draw:path>
        <draw:path draw:style-name="gr33" draw:text-style-name="P5" draw:layer="layout" svg:width="0.274cm" svg:height="0.274cm" svg:x="20.839cm" svg:y="4.151cm" svg:viewBox="0 0 275 275" svg:d="M140 275c35 0 71-13 95-39 26-26 40-60 40-97s-14-74-40-99c-24-26-60-40-95-40-39 0-73 14-100 40-26 25-40 62-40 99s14 71 40 97c27 26 61 39 100 39z">
          <text:p/>
        </draw:path>
        <draw:path draw:style-name="gr34" draw:text-style-name="P2" draw:layer="layout" svg:width="0.274cm" svg:height="0.274cm" svg:x="20.839cm" svg:y="4.151cm" svg:viewBox="0 0 275 275" svg:d="M140 275c35 0 71-13 95-39 26-26 40-60 40-97s-14-74-40-99c-24-26-60-40-95-40-39 0-73 14-100 40-26 25-40 62-40 99s14 71 40 97c27 26 61 39 100 39z">
          <text:p/>
        </draw:path>
        <draw:path draw:style-name="gr33" draw:text-style-name="P5" draw:layer="layout" svg:width="0.274cm" svg:height="0.274cm" svg:x="20.444cm" svg:y="4.196cm" svg:viewBox="0 0 275 275" svg:d="M136 275c37 0 72-14 97-40 27-26 42-61 42-96 0-37-15-71-42-98-25-26-60-41-97-41-36 0-70 15-96 41-26 27-40 61-40 98 0 35 14 70 40 96s60 40 96 40z">
          <text:p/>
        </draw:path>
        <draw:path draw:style-name="gr34" draw:text-style-name="P2" draw:layer="layout" svg:width="0.274cm" svg:height="0.274cm" svg:x="20.444cm" svg:y="4.196cm" svg:viewBox="0 0 275 275" svg:d="M136 275c37 0 72-14 97-40 27-26 42-61 42-96 0-37-15-71-42-98-25-26-60-41-97-41-36 0-70 15-96 41-26 27-40 61-40 98 0 35 14 70 40 96s60 40 96 40z">
          <text:p/>
        </draw:path>
        <draw:path draw:style-name="gr33" draw:text-style-name="P5" draw:layer="layout" svg:width="0.273cm" svg:height="0.274cm" svg:x="20.235cm" svg:y="4.427cm" svg:viewBox="0 0 274 275" svg:d="M137 275c38 0 72-14 98-40s39-61 39-96c0-37-13-73-39-99s-60-40-98-40-73 14-98 40c-26 26-39 62-39 99 0 35 13 70 39 96 25 26 60 40 98 40z">
          <text:p/>
        </draw:path>
        <draw:path draw:style-name="gr34" draw:text-style-name="P2" draw:layer="layout" svg:width="0.273cm" svg:height="0.274cm" svg:x="20.235cm" svg:y="4.427cm" svg:viewBox="0 0 274 275" svg:d="M137 275c38 0 72-14 98-40s39-61 39-96c0-37-13-73-39-99s-60-40-98-40-73 14-98 40c-26 26-39 62-39 99 0 35 13 70 39 96 25 26 60 40 98 40z">
          <text:p/>
        </draw:path>
        <draw:path draw:style-name="gr33" draw:text-style-name="P5" draw:layer="layout" svg:width="0.274cm" svg:height="0.274cm" svg:x="19.945cm" svg:y="4.266cm" svg:viewBox="0 0 275 275" svg:d="M138 275c37 0 73-15 97-42 27-26 40-60 40-97 0-35-13-70-40-96-24-26-60-40-97-40s-72 14-98 40c-24 26-40 61-40 96 0 37 16 71 40 97 26 27 61 42 98 42z">
          <text:p/>
        </draw:path>
        <draw:path draw:style-name="gr34" draw:text-style-name="P2" draw:layer="layout" svg:width="0.274cm" svg:height="0.274cm" svg:x="19.945cm" svg:y="4.266cm" svg:viewBox="0 0 275 275" svg:d="M138 275c37 0 73-15 97-42 27-26 40-60 40-97 0-35-13-70-40-96-24-26-60-40-97-40s-72 14-98 40c-24 26-40 61-40 96 0 37 16 71 40 97 26 27 61 42 98 42z">
          <text:p/>
        </draw:path>
        <draw:path draw:style-name="gr33" draw:text-style-name="P5" draw:layer="layout" svg:width="0.274cm" svg:height="0.274cm" svg:x="20.681cm" svg:y="4.177cm" svg:viewBox="0 0 275 275" svg:d="M139 275c35 0 72-13 96-39 26-25 40-60 40-97 0-35-14-71-40-99-24-24-61-40-96-40-37 0-72 16-98 40-24 28-41 64-41 99 0 37 17 72 41 97 26 26 61 39 98 39z">
          <text:p/>
        </draw:path>
        <draw:path draw:style-name="gr34" draw:text-style-name="P2" draw:layer="layout" svg:width="0.274cm" svg:height="0.274cm" svg:x="20.681cm" svg:y="4.177cm" svg:viewBox="0 0 275 275" svg:d="M139 275c35 0 72-13 96-39 26-25 40-60 40-97 0-35-14-71-40-99-24-24-61-40-96-40-37 0-72 16-98 40-24 28-41 64-41 99 0 37 17 72 41 97 26 26 61 39 98 39z">
          <text:p/>
        </draw:path>
        <draw:path draw:style-name="gr33" draw:text-style-name="P5" draw:layer="layout" svg:width="0.274cm" svg:height="0.274cm" svg:x="20.285cm" svg:y="4.19cm" svg:viewBox="0 0 275 275" svg:d="M139 275c35 0 70-16 96-40 26-26 40-61 40-98 0-35-14-70-40-97-26-26-61-40-96-40-38 0-73 14-99 40-26 27-40 62-40 97 0 37 14 72 40 98 26 24 61 40 99 40z">
          <text:p/>
        </draw:path>
        <draw:path draw:style-name="gr34" draw:text-style-name="P2" draw:layer="layout" svg:width="0.274cm" svg:height="0.274cm" svg:x="20.285cm" svg:y="4.19cm" svg:viewBox="0 0 275 275" svg:d="M139 275c35 0 70-16 96-40 26-26 40-61 40-98 0-35-14-70-40-97-26-26-61-40-96-40-38 0-73 14-99 40-26 27-40 62-40 97 0 37 14 72 40 98 26 24 61 40 99 40z">
          <text:p/>
        </draw:path>
        <draw:path draw:style-name="gr33" draw:text-style-name="P5" draw:layer="layout" svg:width="0.274cm" svg:height="0.274cm" svg:x="20.793cm" svg:y="4.413cm" svg:viewBox="0 0 275 275" svg:d="M138 275c38 0 71-14 97-40s40-61 40-98c0-36-14-73-40-97-26-26-59-40-97-40-37 0-72 14-98 40-26 24-40 61-40 97 0 37 14 72 40 98s61 40 98 40z">
          <text:p/>
        </draw:path>
        <draw:path draw:style-name="gr34" draw:text-style-name="P2" draw:layer="layout" svg:width="0.274cm" svg:height="0.274cm" svg:x="20.793cm" svg:y="4.413cm" svg:viewBox="0 0 275 275" svg:d="M138 275c38 0 71-14 97-40s40-61 40-98c0-36-14-73-40-97-26-26-59-40-97-40-37 0-72 14-98 40-26 24-40 61-40 97 0 37 14 72 40 98s61 40 98 40z">
          <text:p/>
        </draw:path>
        <draw:path draw:style-name="gr35" draw:text-style-name="P18" draw:layer="layout" svg:width="0.274cm" svg:height="0.274cm" svg:x="22.195cm" svg:y="4.122cm" svg:viewBox="0 0 275 275" svg:d="M137 275c38 0 72-13 98-39s40-60 40-97c0-39-14-73-40-99s-60-40-98-40c-36 0-70 14-98 40-26 26-39 60-39 99 0 37 13 71 39 97 28 26 62 39 98 39z">
          <text:p/>
        </draw:path>
        <draw:path draw:style-name="gr34" draw:text-style-name="P2" draw:layer="layout" svg:width="0.274cm" svg:height="0.274cm" svg:x="22.195cm" svg:y="4.122cm" svg:viewBox="0 0 275 275" svg:d="M137 275c38 0 72-13 98-39s40-60 40-97c0-39-14-73-40-99s-60-40-98-40c-36 0-70 14-98 40-26 26-39 60-39 99 0 37 13 71 39 97 28 26 62 39 98 39z">
          <text:p/>
        </draw:path>
        <draw:path draw:style-name="gr33" draw:text-style-name="P5" draw:layer="layout" svg:width="0.275cm" svg:height="0.274cm" svg:x="20.426cm" svg:y="4.297cm" svg:viewBox="0 0 276 275" svg:d="M138 275c35 0 71-14 97-40 25-29 41-62 41-99s-16-70-41-96c-26-26-62-40-97-40-37 0-71 14-97 40s-41 59-41 96 15 70 41 99c26 26 60 40 97 40z">
          <text:p/>
        </draw:path>
        <draw:path draw:style-name="gr34" draw:text-style-name="P2" draw:layer="layout" svg:width="0.275cm" svg:height="0.274cm" svg:x="20.426cm" svg:y="4.297cm" svg:viewBox="0 0 276 275" svg:d="M138 275c35 0 71-14 97-40 25-29 41-62 41-99s-16-70-41-96c-26-26-62-40-97-40-37 0-71 14-97 40s-41 59-41 96 15 70 41 99c26 26 60 40 97 40z">
          <text:p/>
        </draw:path>
        <draw:path draw:style-name="gr33" draw:text-style-name="P5" draw:layer="layout" svg:width="0.274cm" svg:height="0.276cm" svg:x="20.449cm" svg:y="4.11cm" svg:viewBox="0 0 275 277" svg:d="M136 277c38 0 72-16 98-40 27-26 41-61 41-99 0-37-14-72-41-98-26-25-60-40-98-40-35 0-70 15-96 40-25 26-40 61-40 98 0 38 15 73 40 99 26 24 61 40 96 40z">
          <text:p/>
        </draw:path>
        <draw:path draw:style-name="gr34" draw:text-style-name="P2" draw:layer="layout" svg:width="0.274cm" svg:height="0.276cm" svg:x="20.449cm" svg:y="4.11cm" svg:viewBox="0 0 275 277" svg:d="M136 277c38 0 72-16 98-40 27-26 41-61 41-99 0-37-14-72-41-98-26-25-60-40-98-40-35 0-70 15-96 40-25 26-40 61-40 98 0 38 15 73 40 99 26 24 61 40 96 40z">
          <text:p/>
        </draw:path>
        <draw:path draw:style-name="gr35" draw:text-style-name="P18" draw:layer="layout" svg:width="0.274cm" svg:height="0.275cm" svg:x="22.58cm" svg:y="4.219cm" svg:viewBox="0 0 275 276" svg:d="M136 276c37 0 72-15 98-41 26-25 41-60 41-95 0-38-15-72-41-98-26-27-61-42-98-42-35 0-70 15-95 42-27 26-41 60-41 98 0 35 14 70 41 95 25 26 60 41 95 41z">
          <text:p/>
        </draw:path>
        <draw:path draw:style-name="gr34" draw:text-style-name="P2" draw:layer="layout" svg:width="0.274cm" svg:height="0.275cm" svg:x="22.58cm" svg:y="4.219cm" svg:viewBox="0 0 275 276" svg:d="M136 276c37 0 72-15 98-41 26-25 41-60 41-95 0-38-15-72-41-98-26-27-61-42-98-42-35 0-70 15-95 42-27 26-41 60-41 98 0 35 14 70 41 95 25 26 60 41 95 41z">
          <text:p/>
        </draw:path>
        <draw:path draw:style-name="gr33" draw:text-style-name="P5" draw:layer="layout" svg:width="0.274cm" svg:height="0.274cm" svg:x="20.415cm" svg:y="4.239cm" svg:viewBox="0 0 275 275" svg:d="M136 275c37 0 72-16 98-42 26-24 41-59 41-96 0-35-15-71-41-97-26-24-61-40-98-40-35 0-70 16-96 40-26 26-40 62-40 97 0 37 14 72 40 96 26 26 61 42 96 42z">
          <text:p/>
        </draw:path>
        <draw:path draw:style-name="gr34" draw:text-style-name="P2" draw:layer="layout" svg:width="0.274cm" svg:height="0.274cm" svg:x="20.415cm" svg:y="4.239cm" svg:viewBox="0 0 275 275" svg:d="M136 275c37 0 72-16 98-42 26-24 41-59 41-96 0-35-15-71-41-97-26-24-61-40-98-40-35 0-70 16-96 40-26 26-40 62-40 97 0 37 14 72 40 96 26 26 61 42 96 42z">
          <text:p/>
        </draw:path>
        <draw:path draw:style-name="gr35" draw:text-style-name="P18" draw:layer="layout" svg:width="0.274cm" svg:height="0.275cm" svg:x="22.239cm" svg:y="4.13cm" svg:viewBox="0 0 275 276" svg:d="M139 276c35 0 70-15 96-39 26-26 40-62 40-98s-14-73-40-99c-26-25-61-40-96-40-37 0-73 15-99 40-25 26-40 63-40 99s15 72 40 98c26 24 62 39 99 39z">
          <text:p/>
        </draw:path>
        <draw:path draw:style-name="gr34" draw:text-style-name="P2" draw:layer="layout" svg:width="0.274cm" svg:height="0.275cm" svg:x="22.239cm" svg:y="4.13cm" svg:viewBox="0 0 275 276" svg:d="M139 276c35 0 70-15 96-39 26-26 40-62 40-98s-14-73-40-99c-26-25-61-40-96-40-37 0-73 15-99 40-25 26-40 63-40 99s15 72 40 98c26 24 62 39 99 39z">
          <text:p/>
        </draw:path>
        <draw:path draw:style-name="gr33" draw:text-style-name="P5" draw:layer="layout" svg:width="0.274cm" svg:height="0.274cm" svg:x="20.938cm" svg:y="3.974cm" svg:viewBox="0 0 275 275" svg:d="M139 275c35 0 71-15 97-41s39-61 39-98c0-35-13-70-39-96s-62-40-97-40c-38 0-72 14-98 40-27 26-41 61-41 96 0 37 14 72 41 98 26 26 60 41 98 41z">
          <text:p/>
        </draw:path>
        <draw:path draw:style-name="gr34" draw:text-style-name="P2" draw:layer="layout" svg:width="0.274cm" svg:height="0.274cm" svg:x="20.938cm" svg:y="3.974cm" svg:viewBox="0 0 275 275" svg:d="M139 275c35 0 71-15 97-41s39-61 39-98c0-35-13-70-39-96s-62-40-97-40c-38 0-72 14-98 40-27 26-41 61-41 96 0 37 14 72 41 98 26 26 60 41 98 41z">
          <text:p/>
        </draw:path>
        <draw:path draw:style-name="gr33" draw:text-style-name="P5" draw:layer="layout" svg:width="0.274cm" svg:height="0.274cm" svg:x="20.634cm" svg:y="4.19cm" svg:viewBox="0 0 275 275" svg:d="M137 275c37 0 72-14 98-40s40-60 40-98c0-35-14-70-40-97-26-26-61-40-98-40-35 0-70 14-96 40-26 27-41 62-41 97 0 38 15 72 41 98s61 40 96 40z">
          <text:p/>
        </draw:path>
        <draw:path draw:style-name="gr34" draw:text-style-name="P2" draw:layer="layout" svg:width="0.274cm" svg:height="0.274cm" svg:x="20.634cm" svg:y="4.19cm" svg:viewBox="0 0 275 275" svg:d="M137 275c37 0 72-14 98-40s40-60 40-98c0-35-14-70-40-97-26-26-61-40-98-40-35 0-70 14-96 40-26 27-41 62-41 97 0 38 15 72 41 98s61 40 96 40z">
          <text:p/>
        </draw:path>
        <draw:path draw:style-name="gr33" draw:text-style-name="P5" draw:layer="layout" svg:width="0.274cm" svg:height="0.274cm" svg:x="20.233cm" svg:y="4.214cm" svg:viewBox="0 0 275 275" svg:d="M136 275c37 0 73-14 99-40 26-24 40-59 40-96s-14-70-40-96c-26-29-62-43-99-43-36 0-72 14-96 43-26 26-40 59-40 96s14 72 40 96c24 26 60 40 96 40z">
          <text:p/>
        </draw:path>
        <draw:path draw:style-name="gr34" draw:text-style-name="P2" draw:layer="layout" svg:width="0.274cm" svg:height="0.274cm" svg:x="20.233cm" svg:y="4.214cm" svg:viewBox="0 0 275 275" svg:d="M136 275c37 0 73-14 99-40 26-24 40-59 40-96s-14-70-40-96c-26-29-62-43-99-43-36 0-72 14-96 43-26 26-40 59-40 96s14 72 40 96c24 26 60 40 96 40z">
          <text:p/>
        </draw:path>
        <draw:path draw:style-name="gr33" draw:text-style-name="P5" draw:layer="layout" svg:width="0.275cm" svg:height="0.275cm" svg:x="20.867cm" svg:y="4.017cm" svg:viewBox="0 0 276 276" svg:d="M138 276c37 0 72-15 98-41 25-27 40-62 40-99 0-35-15-70-40-96-26-25-61-40-98-40-35 0-71 15-97 40-26 26-41 61-41 96 0 37 15 72 41 99 26 26 62 41 97 41z">
          <text:p/>
        </draw:path>
        <draw:path draw:style-name="gr34" draw:text-style-name="P2" draw:layer="layout" svg:width="0.275cm" svg:height="0.275cm" svg:x="20.867cm" svg:y="4.017cm" svg:viewBox="0 0 276 276" svg:d="M138 276c37 0 72-15 98-41 25-27 40-62 40-99 0-35-15-70-40-96-26-25-61-40-98-40-35 0-71 15-97 40-26 26-41 61-41 96 0 37 15 72 41 99 26 26 62 41 97 41z">
          <text:p/>
        </draw:path>
        <draw:path draw:style-name="gr35" draw:text-style-name="P18" draw:layer="layout" svg:width="0.274cm" svg:height="0.274cm" svg:x="23.567cm" svg:y="5.031cm" svg:viewBox="0 0 275 275" svg:d="M137 275c37 0 71-14 97-40s41-59 41-96-15-72-41-96c-26-29-60-43-97-43-36 0-71 14-97 43-26 24-40 59-40 96s14 70 40 96 61 40 97 40z">
          <text:p/>
        </draw:path>
        <draw:path draw:style-name="gr34" draw:text-style-name="P2" draw:layer="layout" svg:width="0.274cm" svg:height="0.274cm" svg:x="23.567cm" svg:y="5.031cm" svg:viewBox="0 0 275 275" svg:d="M137 275c37 0 71-14 97-40s41-59 41-96-15-72-41-96c-26-29-60-43-97-43-36 0-71 14-97 43-26 24-40 59-40 96s14 70 40 96 61 40 97 40z">
          <text:p/>
        </draw:path>
        <draw:path draw:style-name="gr33" draw:text-style-name="P5" draw:layer="layout" svg:width="0.274cm" svg:height="0.274cm" svg:x="20.992cm" svg:y="4.442cm" svg:viewBox="0 0 275 275" svg:d="M136 275c37 0 72-14 98-40 27-24 41-59 41-96s-14-71-41-99c-26-26-61-40-98-40s-72 14-96 40c-26 28-40 62-40 99s14 72 40 96c24 26 59 40 96 40z">
          <text:p/>
        </draw:path>
        <draw:path draw:style-name="gr34" draw:text-style-name="P2" draw:layer="layout" svg:width="0.274cm" svg:height="0.274cm" svg:x="20.992cm" svg:y="4.442cm" svg:viewBox="0 0 275 275" svg:d="M136 275c37 0 72-14 98-40 27-24 41-59 41-96s-14-71-41-99c-26-26-61-40-98-40s-72 14-96 40c-26 28-40 62-40 99s14 72 40 96c24 26 59 40 96 40z">
          <text:p/>
        </draw:path>
        <draw:path draw:style-name="gr35" draw:text-style-name="P18" draw:layer="layout" svg:width="0.274cm" svg:height="0.274cm" svg:x="22.966cm" svg:y="5.094cm" svg:viewBox="0 0 275 275" svg:d="M136 275c37 0 73-14 99-41 24-26 40-61 40-98s-16-70-40-96c-26-26-62-40-99-40s-72 14-96 40c-26 26-40 59-40 96s14 72 40 98c24 27 59 41 96 41z">
          <text:p/>
        </draw:path>
        <draw:path draw:style-name="gr34" draw:text-style-name="P2" draw:layer="layout" svg:width="0.274cm" svg:height="0.274cm" svg:x="22.966cm" svg:y="5.094cm" svg:viewBox="0 0 275 275" svg:d="M136 275c37 0 73-14 99-41 24-26 40-61 40-98s-16-70-40-96c-26-26-62-40-99-40s-72 14-96 40c-26 26-40 59-40 96s14 72 40 98c24 27 59 41 96 41z">
          <text:p/>
        </draw:path>
        <draw:path draw:style-name="gr33" draw:text-style-name="P5" draw:layer="layout" svg:width="0.274cm" svg:height="0.274cm" svg:x="20.469cm" svg:y="4.315cm" svg:viewBox="0 0 275 275" svg:d="M136 275c38 0 72-15 99-41 26-26 40-62 40-99 0-35-14-71-40-95-27-26-61-40-99-40-37 0-71 14-97 40-26 24-39 60-39 95 0 37 13 73 39 99s60 41 97 41z">
          <text:p/>
        </draw:path>
        <draw:path draw:style-name="gr34" draw:text-style-name="P2" draw:layer="layout" svg:width="0.274cm" svg:height="0.274cm" svg:x="20.469cm" svg:y="4.315cm" svg:viewBox="0 0 275 275" svg:d="M136 275c38 0 72-15 99-41 26-26 40-62 40-99 0-35-14-71-40-95-27-26-61-40-99-40-37 0-71 14-97 40-26 24-39 60-39 95 0 37 13 73 39 99s60 41 97 41z">
          <text:p/>
        </draw:path>
        <draw:path draw:style-name="gr33" draw:text-style-name="P5" draw:layer="layout" svg:width="0.274cm" svg:height="0.274cm" svg:x="19.428cm" svg:y="4.63cm" svg:viewBox="0 0 275 275" svg:d="M138 275c38 0 73-13 97-39 26-25 40-60 40-98 0-37-14-72-40-98-24-24-59-40-97-40-37 0-72 16-98 40-26 26-40 61-40 98 0 38 14 73 40 98 26 26 61 39 98 39z">
          <text:p/>
        </draw:path>
        <draw:path draw:style-name="gr34" draw:text-style-name="P2" draw:layer="layout" svg:width="0.274cm" svg:height="0.274cm" svg:x="19.428cm" svg:y="4.63cm" svg:viewBox="0 0 275 275" svg:d="M138 275c38 0 73-13 97-39 26-25 40-60 40-98 0-37-14-72-40-98-24-24-59-40-97-40-37 0-72 16-98 40-26 26-40 61-40 98 0 38 14 73 40 98 26 26 61 39 98 39z">
          <text:p/>
        </draw:path>
        <draw:path draw:style-name="gr35" draw:text-style-name="P18" draw:layer="layout" svg:width="0.274cm" svg:height="0.274cm" svg:x="22.753cm" svg:y="4.866cm" svg:viewBox="0 0 275 275" svg:d="M139 275c37 0 70-15 96-40 26-26 40-64 40-99 0-36-14-72-40-96-26-26-59-40-96-40-38 0-73 14-99 40-26 24-40 60-40 96 0 35 14 73 40 99 26 25 61 40 99 40z">
          <text:p/>
        </draw:path>
        <draw:path draw:style-name="gr34" draw:text-style-name="P2" draw:layer="layout" svg:width="0.274cm" svg:height="0.274cm" svg:x="22.753cm" svg:y="4.866cm" svg:viewBox="0 0 275 275" svg:d="M139 275c37 0 70-15 96-40 26-26 40-64 40-99 0-36-14-72-40-96-26-26-59-40-96-40-38 0-73 14-99 40-26 24-40 60-40 96 0 35 14 73 40 99 26 25 61 40 99 40z">
          <text:p/>
        </draw:path>
        <draw:path draw:style-name="gr33" draw:text-style-name="P5" draw:layer="layout" svg:width="0.274cm" svg:height="0.274cm" svg:x="20.213cm" svg:y="4.26cm" svg:viewBox="0 0 275 275" svg:d="M136 275c37 0 73-15 98-42 26-25 41-60 41-97 0-35-15-70-41-96-25-26-61-40-98-40-36 0-72 14-96 40-26 26-40 61-40 96 0 37 14 72 40 97 24 27 60 42 96 42z">
          <text:p/>
        </draw:path>
        <draw:path draw:style-name="gr34" draw:text-style-name="P2" draw:layer="layout" svg:width="0.274cm" svg:height="0.274cm" svg:x="20.213cm" svg:y="4.26cm" svg:viewBox="0 0 275 275" svg:d="M136 275c37 0 73-15 98-42 26-25 41-60 41-97 0-35-15-70-41-96-25-26-61-40-98-40-36 0-72 14-96 40-26 26-40 61-40 96 0 37 14 72 40 97 24 27 60 42 96 42z">
          <text:p/>
        </draw:path>
        <draw:path draw:style-name="gr35" draw:text-style-name="P18" draw:layer="layout" svg:width="0.274cm" svg:height="0.274cm" svg:x="21.887cm" svg:y="4.191cm" svg:viewBox="0 0 275 275" svg:d="M136 275c38 0 73-14 99-40 25-24 40-59 40-96 0-35-15-70-40-97-26-26-61-42-99-42-35 0-72 16-96 42-26 27-40 62-40 97 0 37 14 72 40 96 24 26 61 40 96 40z">
          <text:p/>
        </draw:path>
        <draw:path draw:style-name="gr34" draw:text-style-name="P2" draw:layer="layout" svg:width="0.274cm" svg:height="0.274cm" svg:x="21.887cm" svg:y="4.191cm" svg:viewBox="0 0 275 275" svg:d="M136 275c38 0 73-14 99-40 25-24 40-59 40-96 0-35-15-70-40-97-26-26-61-42-99-42-35 0-72 16-96 42-26 27-40 62-40 97 0 37 14 72 40 96 24 26 61 40 96 40z">
          <text:p/>
        </draw:path>
        <draw:path draw:style-name="gr33" draw:text-style-name="P5" draw:layer="layout" svg:width="0.275cm" svg:height="0.275cm" svg:x="20.53cm" svg:y="4.245cm" svg:viewBox="0 0 276 276" svg:d="M139 276c36 0 72-17 98-41 24-26 39-61 39-98 0-35-15-70-39-95-26-26-62-42-98-42-37 0-72 16-98 42-26 25-41 60-41 95 0 37 15 72 41 98 26 24 61 41 98 41z">
          <text:p/>
        </draw:path>
        <draw:path draw:style-name="gr34" draw:text-style-name="P2" draw:layer="layout" svg:width="0.275cm" svg:height="0.275cm" svg:x="20.53cm" svg:y="4.245cm" svg:viewBox="0 0 276 276" svg:d="M139 276c36 0 72-17 98-41 24-26 39-61 39-98 0-35-15-70-39-95-26-26-62-42-98-42-37 0-72 16-98 42-26 25-41 60-41 95 0 37 15 72 41 98 26 24 61 41 98 41z">
          <text:p/>
        </draw:path>
        <draw:path draw:style-name="gr35" draw:text-style-name="P18" draw:layer="layout" svg:width="0.275cm" svg:height="0.274cm" svg:x="22.429cm" svg:y="4.196cm" svg:viewBox="0 0 276 275" svg:d="M137 275c37 0 72-14 98-40 26-25 41-60 41-95 0-38-15-72-41-99-26-26-61-41-98-41-36 0-71 15-96 41-26 27-41 61-41 99 0 35 15 70 41 95 25 26 60 40 96 40z">
          <text:p/>
        </draw:path>
        <draw:path draw:style-name="gr34" draw:text-style-name="P2" draw:layer="layout" svg:width="0.275cm" svg:height="0.274cm" svg:x="22.429cm" svg:y="4.196cm" svg:viewBox="0 0 276 275" svg:d="M137 275c37 0 72-14 98-40 26-25 41-60 41-95 0-38-15-72-41-99-26-26-61-41-98-41-36 0-71 15-96 41-26 27-41 61-41 99 0 35 15 70 41 95 25 26 60 40 96 40z">
          <text:p/>
        </draw:path>
        <draw:path draw:style-name="gr35" draw:text-style-name="P18" draw:layer="layout" svg:width="0.275cm" svg:height="0.274cm" svg:x="23.064cm" svg:y="4.84cm" svg:viewBox="0 0 276 275" svg:d="M140 275c35 0 70-15 96-40 25-28 40-64 40-99 0-37-15-72-40-96-26-26-61-40-96-40-37 0-73 14-99 40-24 24-41 59-41 96 0 35 17 71 41 99 26 25 62 40 99 40z">
          <text:p/>
        </draw:path>
        <draw:path draw:style-name="gr34" draw:text-style-name="P2" draw:layer="layout" svg:width="0.275cm" svg:height="0.274cm" svg:x="23.064cm" svg:y="4.84cm" svg:viewBox="0 0 276 275" svg:d="M140 275c35 0 70-15 96-40 25-28 40-64 40-99 0-37-15-72-40-96-26-26-61-40-96-40-37 0-73 14-99 40-24 24-41 59-41 96 0 35 17 71 41 99 26 25 62 40 99 40z">
          <text:p/>
        </draw:path>
        <draw:path draw:style-name="gr33" draw:text-style-name="P5" draw:layer="layout" svg:width="0.274cm" svg:height="0.274cm" svg:x="20.661cm" svg:y="4.176cm" svg:viewBox="0 0 275 275" svg:d="M139 275c35 0 71-14 97-40s39-61 39-96c0-37-13-73-39-99-26-25-62-40-97-40-38 0-72 15-98 40-27 26-41 62-41 99 0 35 14 70 41 96 26 26 60 40 98 40z">
          <text:p/>
        </draw:path>
        <draw:path draw:style-name="gr34" draw:text-style-name="P2" draw:layer="layout" svg:width="0.274cm" svg:height="0.274cm" svg:x="20.661cm" svg:y="4.176cm" svg:viewBox="0 0 275 275" svg:d="M139 275c35 0 71-14 97-40s39-61 39-96c0-37-13-73-39-99-26-25-62-40-97-40-38 0-72 15-98 40-27 26-41 62-41 99 0 35 14 70 41 96 26 26 60 40 98 40z">
          <text:p/>
        </draw:path>
        <draw:path draw:style-name="gr35" draw:text-style-name="P18" draw:layer="layout" svg:width="0.275cm" svg:height="0.274cm" svg:x="21.336cm" svg:y="4.315cm" svg:viewBox="0 0 276 275" svg:d="M137 275c38 0 72-15 98-41s41-62 41-99c0-35-15-71-41-95-26-26-60-40-98-40-35 0-71 14-96 40-26 24-41 60-41 95 0 37 15 73 41 99 25 26 61 41 96 41z">
          <text:p/>
        </draw:path>
        <draw:path draw:style-name="gr34" draw:text-style-name="P2" draw:layer="layout" svg:width="0.275cm" svg:height="0.274cm" svg:x="21.336cm" svg:y="4.315cm" svg:viewBox="0 0 276 275" svg:d="M137 275c38 0 72-15 98-41s41-62 41-99c0-35-15-71-41-95-26-26-60-40-98-40-35 0-71 14-96 40-26 24-41 60-41 95 0 37 15 73 41 99 25 26 61 41 96 41z">
          <text:p/>
        </draw:path>
        <draw:path draw:style-name="gr35" draw:text-style-name="P18" draw:layer="layout" svg:width="0.274cm" svg:height="0.274cm" svg:x="21.254cm" svg:y="4.494cm" svg:viewBox="0 0 275 275" svg:d="M136 275c37 0 72-15 98-41 27-26 41-60 41-97 0-35-14-70-41-96-26-27-61-41-98-41s-72 14-97 41c-26 26-39 61-39 96 0 37 13 71 39 97 25 26 60 41 97 41z">
          <text:p/>
        </draw:path>
        <draw:path draw:style-name="gr34" draw:text-style-name="P2" draw:layer="layout" svg:width="0.274cm" svg:height="0.274cm" svg:x="21.254cm" svg:y="4.494cm" svg:viewBox="0 0 275 275" svg:d="M136 275c37 0 72-15 98-41 27-26 41-60 41-97 0-35-14-70-41-96-26-27-61-41-98-41s-72 14-97 41c-26 26-39 61-39 96 0 37 13 71 39 97 25 26 60 41 97 41z">
          <text:p/>
        </draw:path>
        <draw:path draw:style-name="gr33" draw:text-style-name="P5" draw:layer="layout" svg:width="0.274cm" svg:height="0.274cm" svg:x="20.635cm" svg:y="4.188cm" svg:viewBox="0 0 275 275" svg:d="M139 275c35 0 71-14 95-40 28-26 41-59 41-96s-13-72-41-99c-24-26-60-40-95-40-37 0-72 14-99 40-24 27-40 62-40 99s16 70 40 96c27 26 62 40 99 40z">
          <text:p/>
        </draw:path>
        <draw:path draw:style-name="gr34" draw:text-style-name="P2" draw:layer="layout" svg:width="0.274cm" svg:height="0.274cm" svg:x="20.635cm" svg:y="4.188cm" svg:viewBox="0 0 275 275" svg:d="M139 275c35 0 71-14 95-40 28-26 41-59 41-96s-13-72-41-99c-24-26-60-40-95-40-37 0-72 14-99 40-24 27-40 62-40 99s16 70 40 96c27 26 62 40 99 40z">
          <text:p/>
        </draw:path>
        <draw:path draw:style-name="gr33" draw:text-style-name="P5" draw:layer="layout" svg:width="0.275cm" svg:height="0.274cm" svg:x="20.974cm" svg:y="4.376cm" svg:viewBox="0 0 276 275" svg:d="M136 275c37 0 73-13 99-39 25-26 41-60 41-98s-16-72-41-98c-26-26-62-40-99-40-35 0-71 14-97 40-24 26-39 60-39 98s15 72 39 98c26 26 62 39 97 39z">
          <text:p/>
        </draw:path>
        <draw:path draw:style-name="gr34" draw:text-style-name="P2" draw:layer="layout" svg:width="0.275cm" svg:height="0.274cm" svg:x="20.974cm" svg:y="4.376cm" svg:viewBox="0 0 276 275" svg:d="M136 275c37 0 73-13 99-39 25-26 41-60 41-98s-16-72-41-98c-26-26-62-40-99-40-35 0-71 14-97 40-24 26-39 60-39 98s15 72 39 98c26 26 62 39 97 39z">
          <text:p/>
        </draw:path>
        <draw:path draw:style-name="gr35" draw:text-style-name="P18" draw:layer="layout" svg:width="0.274cm" svg:height="0.274cm" svg:x="22.661cm" svg:y="5.521cm" svg:viewBox="0 0 275 275" svg:d="M138 275c37 0 72-14 97-40 26-26 40-61 40-96 0-37-14-73-40-99-25-25-60-40-97-40s-72 15-98 40c-24 26-40 62-40 99 0 35 16 70 40 96 26 26 61 40 98 40z">
          <text:p/>
        </draw:path>
        <draw:path draw:style-name="gr34" draw:text-style-name="P2" draw:layer="layout" svg:width="0.274cm" svg:height="0.274cm" svg:x="22.661cm" svg:y="5.521cm" svg:viewBox="0 0 275 275" svg:d="M138 275c37 0 72-14 97-40 26-26 40-61 40-96 0-37-14-73-40-99-25-25-60-40-97-40s-72 15-98 40c-24 26-40 62-40 99 0 35 16 70 40 96 26 26 61 40 98 40z">
          <text:p/>
        </draw:path>
        <draw:path draw:style-name="gr33" draw:text-style-name="P5" draw:layer="layout" svg:width="0.274cm" svg:height="0.274cm" svg:x="20.492cm" svg:y="4.214cm" svg:viewBox="0 0 275 275" svg:d="M136 275c38 0 73-15 99-41 26-25 40-60 40-95 0-37-14-72-40-98-26-27-61-41-99-41-37 0-72 14-97 41-26 26-39 61-39 98 0 35 13 70 39 95 25 26 60 41 97 41z">
          <text:p/>
        </draw:path>
        <draw:path draw:style-name="gr34" draw:text-style-name="P2" draw:layer="layout" svg:width="0.274cm" svg:height="0.274cm" svg:x="20.492cm" svg:y="4.214cm" svg:viewBox="0 0 275 275" svg:d="M136 275c38 0 73-15 99-41 26-25 40-60 40-95 0-37-14-72-40-98-26-27-61-41-99-41-37 0-72 14-97 41-26 26-39 61-39 98 0 35 13 70 39 95 25 26 60 41 97 41z">
          <text:p/>
        </draw:path>
        <draw:path draw:style-name="gr33" draw:text-style-name="P5" draw:layer="layout" svg:width="0.273cm" svg:height="0.273cm" svg:x="20.437cm" svg:y="4.256cm" svg:viewBox="0 0 274 274" svg:d="M137 274c35 0 73-13 98-42 26-26 39-60 39-96 0-37-13-72-39-97-25-26-63-39-98-39-38 0-72 13-98 39-26 25-39 60-39 97 0 36 13 70 39 96 26 29 60 42 98 42z">
          <text:p/>
        </draw:path>
        <draw:path draw:style-name="gr34" draw:text-style-name="P2" draw:layer="layout" svg:width="0.273cm" svg:height="0.273cm" svg:x="20.437cm" svg:y="4.256cm" svg:viewBox="0 0 274 274" svg:d="M137 274c35 0 73-13 98-42 26-26 39-60 39-96 0-37-13-72-39-97-25-26-63-39-98-39-38 0-72 13-98 39-26 25-39 60-39 97 0 36 13 70 39 96 26 29 60 42 98 42z">
          <text:p/>
        </draw:path>
        <draw:path draw:style-name="gr33" draw:text-style-name="P5" draw:layer="layout" svg:width="0.274cm" svg:height="0.274cm" svg:x="20.73cm" svg:y="4.268cm" svg:viewBox="0 0 275 275" svg:d="M137 275c38 0 71-16 98-43 26-26 40-61 40-96 0-37-14-72-40-96-27-26-60-40-98-40-37 0-71 14-97 40-26 24-40 59-40 96 0 35 14 70 40 96 26 27 60 43 97 43z">
          <text:p/>
        </draw:path>
        <draw:path draw:style-name="gr34" draw:text-style-name="P2" draw:layer="layout" svg:width="0.274cm" svg:height="0.274cm" svg:x="20.73cm" svg:y="4.268cm" svg:viewBox="0 0 275 275" svg:d="M137 275c38 0 71-16 98-43 26-26 40-61 40-96 0-37-14-72-40-96-27-26-60-40-98-40-37 0-71 14-97 40-26 24-40 59-40 96 0 35 14 70 40 96 26 27 60 43 97 43z">
          <text:p/>
        </draw:path>
        <draw:path draw:style-name="gr35" draw:text-style-name="P18" draw:layer="layout" svg:width="0.276cm" svg:height="0.274cm" svg:x="21.065cm" svg:y="4.424cm" svg:viewBox="0 0 277 275" svg:d="M138 275c37 0 72-14 98-40s41-61 41-96c0-37-15-73-41-99-26-25-61-40-98-40-35 0-72 15-98 40-24 26-40 62-40 99 0 35 16 70 40 96 26 26 63 40 98 40z">
          <text:p/>
        </draw:path>
        <draw:path draw:style-name="gr34" draw:text-style-name="P2" draw:layer="layout" svg:width="0.276cm" svg:height="0.274cm" svg:x="21.065cm" svg:y="4.424cm" svg:viewBox="0 0 277 275" svg:d="M138 275c37 0 72-14 98-40s41-61 41-96c0-37-15-73-41-99-26-25-61-40-98-40-35 0-72 15-98 40-24 26-40 62-40 99 0 35 16 70 40 96 26 26 63 40 98 40z">
          <text:p/>
        </draw:path>
        <draw:path draw:style-name="gr33" draw:text-style-name="P5" draw:layer="layout" svg:width="0.275cm" svg:height="0.275cm" svg:x="20.27cm" svg:y="4.179cm" svg:viewBox="0 0 276 276" svg:d="M137 276c38 0 72-15 98-39 26-26 41-62 41-97 0-36-15-73-41-100-26-25-60-40-98-40-36 0-70 15-96 40-26 27-41 64-41 100 0 35 15 71 41 97 26 24 60 39 96 39z">
          <text:p/>
        </draw:path>
        <draw:path draw:style-name="gr34" draw:text-style-name="P2" draw:layer="layout" svg:width="0.275cm" svg:height="0.275cm" svg:x="20.27cm" svg:y="4.179cm" svg:viewBox="0 0 276 276" svg:d="M137 276c38 0 72-15 98-39 26-26 41-62 41-97 0-36-15-73-41-100-26-25-60-40-98-40-36 0-70 15-96 40-26 27-41 64-41 100 0 35 15 71 41 97 26 24 60 39 96 39z">
          <text:p/>
        </draw:path>
        <draw:path draw:style-name="gr35" draw:text-style-name="P18" draw:layer="layout" svg:width="0.275cm" svg:height="0.274cm" svg:x="21.459cm" svg:y="5.091cm" svg:viewBox="0 0 276 275" svg:d="M137 275c37 0 72-14 98-41 26-26 41-61 41-96 0-37-15-72-41-98-26-25-61-40-98-40-35 0-71 15-98 40-24 26-39 61-39 98 0 35 15 70 39 96 27 27 63 41 98 41z">
          <text:p/>
        </draw:path>
        <draw:path draw:style-name="gr34" draw:text-style-name="P2" draw:layer="layout" svg:width="0.275cm" svg:height="0.274cm" svg:x="21.459cm" svg:y="5.091cm" svg:viewBox="0 0 276 275" svg:d="M137 275c37 0 72-14 98-41 26-26 41-61 41-96 0-37-15-72-41-98-26-25-61-40-98-40-35 0-71 15-98 40-24 26-39 61-39 98 0 35 15 70 39 96 27 27 63 41 98 41z">
          <text:p/>
        </draw:path>
        <draw:path draw:style-name="gr33" draw:text-style-name="P5" draw:layer="layout" svg:width="0.274cm" svg:height="0.274cm" svg:x="20.842cm" svg:y="4.358cm" svg:viewBox="0 0 275 275" svg:d="M139 275c36 0 70-14 96-40s40-61 40-99c0-35-14-70-40-96s-60-40-96-40c-38 0-73 14-99 40s-40 61-40 96c0 38 14 73 40 99s61 40 99 40z">
          <text:p/>
        </draw:path>
        <draw:path draw:style-name="gr34" draw:text-style-name="P2" draw:layer="layout" svg:width="0.274cm" svg:height="0.274cm" svg:x="20.842cm" svg:y="4.358cm" svg:viewBox="0 0 275 275" svg:d="M139 275c36 0 70-14 96-40s40-61 40-99c0-35-14-70-40-96s-60-40-96-40c-38 0-73 14-99 40s-40 61-40 96c0 38 14 73 40 99s61 40 99 40z">
          <text:p/>
        </draw:path>
        <draw:path draw:style-name="gr35" draw:text-style-name="P18" draw:layer="layout" svg:width="0.274cm" svg:height="0.274cm" svg:x="22.395cm" svg:y="4.205cm" svg:viewBox="0 0 275 275" svg:d="M136 275c37 0 72-14 99-40 26-24 40-60 40-96 0-37-14-71-40-98-27-27-62-41-99-41-36 0-72 14-96 41-26 27-40 61-40 98 0 36 14 72 40 96 24 26 60 40 96 40z">
          <text:p/>
        </draw:path>
        <draw:path draw:style-name="gr34" draw:text-style-name="P2" draw:layer="layout" svg:width="0.274cm" svg:height="0.274cm" svg:x="22.395cm" svg:y="4.205cm" svg:viewBox="0 0 275 275" svg:d="M136 275c37 0 72-14 99-40 26-24 40-60 40-96 0-37-14-71-40-98-27-27-62-41-99-41-36 0-72 14-96 41-26 27-40 61-40 98 0 36 14 72 40 96 24 26 60 40 96 40z">
          <text:p/>
        </draw:path>
        <draw:path draw:style-name="gr33" draw:text-style-name="P5" draw:layer="layout" svg:width="0.273cm" svg:height="0.274cm" svg:x="20.59cm" svg:y="4.254cm" svg:viewBox="0 0 274 275" svg:d="M137 275c36 0 72-15 98-41 24-26 39-61 39-96 0-37-15-72-39-98-26-25-62-40-98-40-35 0-71 15-95 40-29 26-42 61-42 98 0 35 13 70 42 96 24 26 60 41 95 41z">
          <text:p/>
        </draw:path>
        <draw:path draw:style-name="gr34" draw:text-style-name="P2" draw:layer="layout" svg:width="0.273cm" svg:height="0.274cm" svg:x="20.59cm" svg:y="4.254cm" svg:viewBox="0 0 274 275" svg:d="M137 275c36 0 72-15 98-41 24-26 39-61 39-96 0-37-15-72-39-98-26-25-62-40-98-40-35 0-71 15-95 40-29 26-42 61-42 98 0 35 13 70 42 96 24 26 60 41 95 41z">
          <text:p/>
        </draw:path>
        <draw:path draw:style-name="gr33" draw:text-style-name="P5" draw:layer="layout" svg:width="0.274cm" svg:height="0.274cm" svg:x="20.438cm" svg:y="4.306cm" svg:viewBox="0 0 275 275" svg:d="M136 275c37 0 72-14 98-40 27-27 41-62 41-99 0-35-14-70-41-96-26-26-61-40-98-40-35 0-70 14-96 40s-40 61-40 96c0 37 14 72 40 99 26 26 61 40 96 40z">
          <text:p/>
        </draw:path>
        <draw:path draw:style-name="gr34" draw:text-style-name="P2" draw:layer="layout" svg:width="0.274cm" svg:height="0.274cm" svg:x="20.438cm" svg:y="4.306cm" svg:viewBox="0 0 275 275" svg:d="M136 275c37 0 72-14 98-40 27-27 41-62 41-99 0-35-14-70-41-96-26-26-61-40-98-40-35 0-70 14-96 40s-40 61-40 96c0 37 14 72 40 99 26 26 61 40 96 40z">
          <text:p/>
        </draw:path>
        <draw:path draw:style-name="gr35" draw:text-style-name="P18" draw:layer="layout" svg:width="0.273cm" svg:height="0.274cm" svg:x="21.684cm" svg:y="4.159cm" svg:viewBox="0 0 274 275" svg:d="M138 275c37 0 72-14 97-40 26-26 39-61 39-96 0-37-13-73-39-99-25-26-60-40-97-40-36 0-70 14-96 40-29 26-42 62-42 99 0 35 13 70 42 96 26 26 60 40 96 40z">
          <text:p/>
        </draw:path>
        <draw:path draw:style-name="gr34" draw:text-style-name="P2" draw:layer="layout" svg:width="0.273cm" svg:height="0.274cm" svg:x="21.684cm" svg:y="4.159cm" svg:viewBox="0 0 274 275" svg:d="M138 275c37 0 72-14 97-40 26-26 39-61 39-96 0-37-13-73-39-99-25-26-60-40-97-40-36 0-70 14-96 40-29 26-42 62-42 99 0 35 13 70 42 96 26 26 60 40 96 40z">
          <text:p/>
        </draw:path>
        <draw:path draw:style-name="gr35" draw:text-style-name="P18" draw:layer="layout" svg:width="0.274cm" svg:height="0.274cm" svg:x="21.18cm" svg:y="4.124cm" svg:viewBox="0 0 275 275" svg:d="M137 275c37 0 71-14 97-40 26-24 41-60 41-95 0-39-15-73-41-99s-60-41-97-41c-35 0-70 15-97 41-26 26-40 60-40 99 0 35 14 71 40 95 27 26 62 40 97 40z">
          <text:p/>
        </draw:path>
        <draw:path draw:style-name="gr34" draw:text-style-name="P2" draw:layer="layout" svg:width="0.274cm" svg:height="0.274cm" svg:x="21.18cm" svg:y="4.124cm" svg:viewBox="0 0 275 275" svg:d="M137 275c37 0 71-14 97-40 26-24 41-60 41-95 0-39-15-73-41-99s-60-41-97-41c-35 0-70 15-97 41-26 26-40 60-40 99 0 35 14 71 40 95 27 26 62 40 97 40z">
          <text:p/>
        </draw:path>
        <draw:path draw:style-name="gr33" draw:text-style-name="P5" draw:layer="layout" svg:width="0.274cm" svg:height="0.274cm" svg:x="20.502cm" svg:y="4.346cm" svg:viewBox="0 0 275 275" svg:d="M138 275c35 0 71-14 97-40 25-26 40-61 40-99 0-37-15-70-40-96-26-26-62-40-97-40-38 0-72 14-98 40s-40 59-40 96c0 38 14 73 40 99s60 40 98 40z">
          <text:p/>
        </draw:path>
        <draw:path draw:style-name="gr34" draw:text-style-name="P2" draw:layer="layout" svg:width="0.274cm" svg:height="0.274cm" svg:x="20.502cm" svg:y="4.346cm" svg:viewBox="0 0 275 275" svg:d="M138 275c35 0 71-14 97-40 25-26 40-61 40-99 0-37-15-70-40-96-26-26-62-40-97-40-38 0-72 14-98 40s-40 59-40 96c0 38 14 73 40 99s60 40 98 40z">
          <text:p/>
        </draw:path>
        <draw:path draw:style-name="gr33" draw:text-style-name="P5" draw:layer="layout" svg:width="0.275cm" svg:height="0.274cm" svg:x="20.478cm" svg:y="4.407cm" svg:viewBox="0 0 276 275" svg:d="M139 275c35 0 71-14 98-40 24-26 39-61 39-98 0-36-15-73-39-97-27-26-63-40-98-40-38 0-72 14-98 40-26 24-41 61-41 97 0 37 15 72 41 98s60 40 98 40z">
          <text:p/>
        </draw:path>
        <draw:path draw:style-name="gr34" draw:text-style-name="P2" draw:layer="layout" svg:width="0.275cm" svg:height="0.274cm" svg:x="20.478cm" svg:y="4.407cm" svg:viewBox="0 0 276 275" svg:d="M139 275c35 0 71-14 98-40 24-26 39-61 39-98 0-36-15-73-39-97-27-26-63-40-98-40-38 0-72 14-98 40-26 24-41 61-41 97 0 37 15 72 41 98s60 40 98 40z">
          <text:p/>
        </draw:path>
        <draw:path draw:style-name="gr35" draw:text-style-name="P18" draw:layer="layout" svg:width="0.274cm" svg:height="0.275cm" svg:x="21.084cm" svg:y="4.384cm" svg:viewBox="0 0 275 276" svg:d="M136 276c39 0 73-15 99-39 26-26 40-62 40-98 0-38-14-73-40-99-26-25-60-40-99-40-35 0-72 15-96 40-26 26-40 61-40 99 0 36 14 72 40 98 24 24 61 39 96 39z">
          <text:p/>
        </draw:path>
        <draw:path draw:style-name="gr34" draw:text-style-name="P2" draw:layer="layout" svg:width="0.274cm" svg:height="0.275cm" svg:x="21.084cm" svg:y="4.384cm" svg:viewBox="0 0 275 276" svg:d="M136 276c39 0 73-15 99-39 26-26 40-62 40-98 0-38-14-73-40-99-26-25-60-40-99-40-35 0-72 15-96 40-26 26-40 61-40 99 0 36 14 72 40 98 24 24 61 39 96 39z">
          <text:p/>
        </draw:path>
        <draw:path draw:style-name="gr33" draw:text-style-name="P5" draw:layer="layout" svg:width="0.275cm" svg:height="0.274cm" svg:x="20.495cm" svg:y="4.292cm" svg:viewBox="0 0 276 275" svg:d="M137 275c37 0 72-15 98-40 26-28 41-62 41-99 0-35-15-70-41-96s-61-40-98-40c-36 0-72 14-98 40-24 26-39 61-39 96 0 37 15 71 39 99 26 25 62 40 98 40z">
          <text:p/>
        </draw:path>
        <draw:path draw:style-name="gr34" draw:text-style-name="P2" draw:layer="layout" svg:width="0.275cm" svg:height="0.274cm" svg:x="20.495cm" svg:y="4.292cm" svg:viewBox="0 0 276 275" svg:d="M137 275c37 0 72-15 98-40 26-28 41-62 41-99 0-35-15-70-41-96s-61-40-98-40c-36 0-72 14-98 40-24 26-39 61-39 96 0 37 15 71 39 99 26 25 62 40 98 40z">
          <text:p/>
        </draw:path>
        <draw:path draw:style-name="gr35" draw:text-style-name="P18" draw:layer="layout" svg:width="0.274cm" svg:height="0.274cm" svg:x="21.283cm" svg:y="4.718cm" svg:viewBox="0 0 275 275" svg:d="M136 275c38 0 72-16 99-40 26-26 40-61 40-98 0-35-14-72-40-98-27-26-61-39-99-39-35 0-70 13-97 39-24 26-39 63-39 98 0 37 15 72 39 98 27 24 62 40 97 40z">
          <text:p/>
        </draw:path>
        <draw:path draw:style-name="gr34" draw:text-style-name="P2" draw:layer="layout" svg:width="0.274cm" svg:height="0.274cm" svg:x="21.283cm" svg:y="4.718cm" svg:viewBox="0 0 275 275" svg:d="M136 275c38 0 72-16 99-40 26-26 40-61 40-98 0-35-14-72-40-98-27-26-61-39-99-39-35 0-70 13-97 39-24 26-39 63-39 98 0 37 15 72 39 98 27 24 62 40 97 40z">
          <text:p/>
        </draw:path>
        <draw:path draw:style-name="gr33" draw:text-style-name="P5" draw:layer="layout" svg:width="0.274cm" svg:height="0.273cm" svg:x="20.582cm" svg:y="4.36cm" svg:viewBox="0 0 275 274" svg:d="M139 274c35 0 70-13 96-39 26-25 40-60 40-99 0-37-14-71-40-97s-61-39-96-39c-38 0-72 13-98 39-27 26-41 60-41 97 0 39 14 74 41 99 26 26 60 39 98 39z">
          <text:p/>
        </draw:path>
        <draw:path draw:style-name="gr34" draw:text-style-name="P2" draw:layer="layout" svg:width="0.274cm" svg:height="0.273cm" svg:x="20.582cm" svg:y="4.36cm" svg:viewBox="0 0 275 274" svg:d="M139 274c35 0 70-13 96-39 26-25 40-60 40-99 0-37-14-71-40-97s-61-39-96-39c-38 0-72 13-98 39-27 26-41 60-41 97 0 39 14 74 41 99 26 26 60 39 98 39z">
          <text:p/>
        </draw:path>
        <draw:path draw:style-name="gr33" draw:text-style-name="P5" draw:layer="layout" svg:width="0.275cm" svg:height="0.274cm" svg:x="20.937cm" svg:y="4.352cm" svg:viewBox="0 0 276 275" svg:d="M139 275c35 0 70-14 98-40 24-26 39-61 39-99 0-37-15-72-39-96-28-26-63-40-98-40-37 0-71 14-97 40-27 24-42 59-42 96 0 38 15 73 42 99 26 26 60 40 97 40z">
          <text:p/>
        </draw:path>
        <draw:path draw:style-name="gr34" draw:text-style-name="P2" draw:layer="layout" svg:width="0.275cm" svg:height="0.274cm" svg:x="20.937cm" svg:y="4.352cm" svg:viewBox="0 0 276 275" svg:d="M139 275c35 0 70-14 98-40 24-26 39-61 39-99 0-37-15-72-39-96-28-26-63-40-98-40-37 0-71 14-97 40-27 24-42 59-42 96 0 38 15 73 42 99 26 26 60 40 97 40z">
          <text:p/>
        </draw:path>
        <draw:path draw:style-name="gr33" draw:text-style-name="P5" draw:layer="layout" svg:width="0.274cm" svg:height="0.274cm" svg:x="20.282cm" svg:y="4.436cm" svg:viewBox="0 0 275 275" svg:d="M137 275c37 0 72-14 98-40 25-26 40-61 40-96 0-37-15-73-40-99-26-26-61-40-98-40-36 0-71 14-97 40s-40 62-40 99c0 35 14 70 40 96s61 40 97 40z">
          <text:p/>
        </draw:path>
        <draw:path draw:style-name="gr34" draw:text-style-name="P2" draw:layer="layout" svg:width="0.274cm" svg:height="0.274cm" svg:x="20.282cm" svg:y="4.436cm" svg:viewBox="0 0 275 275" svg:d="M137 275c37 0 72-14 98-40 25-26 40-61 40-96 0-37-15-73-40-99-26-26-61-40-98-40-36 0-71 14-97 40s-40 62-40 99c0 35 14 70 40 96s61 40 97 40z">
          <text:p/>
        </draw:path>
        <draw:path draw:style-name="gr33" draw:text-style-name="P5" draw:layer="layout" svg:width="0.274cm" svg:height="0.274cm" svg:x="20.224cm" svg:y="4.3cm" svg:viewBox="0 0 275 275" svg:d="M138 275c35 0 71-14 97-40 26-27 40-62 40-99s-14-72-40-96c-26-26-62-40-97-40-39 0-72 14-98 40-26 24-40 59-40 96s14 72 40 99c26 26 59 40 98 40z">
          <text:p/>
        </draw:path>
        <draw:path draw:style-name="gr34" draw:text-style-name="P2" draw:layer="layout" svg:width="0.274cm" svg:height="0.274cm" svg:x="20.224cm" svg:y="4.3cm" svg:viewBox="0 0 275 275" svg:d="M138 275c35 0 71-14 97-40 26-27 40-62 40-99s-14-72-40-96c-26-26-62-40-97-40-39 0-72 14-98 40-26 24-40 59-40 96s14 72 40 99c26 26 59 40 98 40z">
          <text:p/>
        </draw:path>
        <draw:path draw:style-name="gr35" draw:text-style-name="P18" draw:layer="layout" svg:width="0.274cm" svg:height="0.276cm" svg:x="22.377cm" svg:y="4.208cm" svg:viewBox="0 0 275 277" svg:d="M136 277c38 0 72-16 99-40 26-26 40-61 40-98 0-35-14-71-40-98-27-26-61-41-99-41-37 0-70 15-96 41-26 27-40 63-40 98 0 37 14 72 40 98 26 24 59 40 96 40z">
          <text:p/>
        </draw:path>
        <draw:path draw:style-name="gr34" draw:text-style-name="P2" draw:layer="layout" svg:width="0.274cm" svg:height="0.276cm" svg:x="22.377cm" svg:y="4.208cm" svg:viewBox="0 0 275 277" svg:d="M136 277c38 0 72-16 99-40 26-26 40-61 40-98 0-35-14-71-40-98-27-26-61-41-99-41-37 0-70 15-96 41-26 27-40 63-40 98 0 37 14 72 40 98 26 24 59 40 96 40z">
          <text:p/>
        </draw:path>
        <draw:path draw:style-name="gr33" draw:text-style-name="P5" draw:layer="layout" svg:width="0.274cm" svg:height="0.274cm" svg:x="20.412cm" svg:y="4.226cm" svg:viewBox="0 0 275 275" svg:d="M137 275c37 0 72-13 98-39s40-60 40-97-14-72-40-96c-26-27-61-43-98-43-35 0-70 16-96 43-26 24-41 59-41 96s15 71 41 97 61 39 96 39z">
          <text:p/>
        </draw:path>
        <draw:path draw:style-name="gr34" draw:text-style-name="P2" draw:layer="layout" svg:width="0.274cm" svg:height="0.274cm" svg:x="20.412cm" svg:y="4.226cm" svg:viewBox="0 0 275 275" svg:d="M137 275c37 0 72-13 98-39s40-60 40-97-14-72-40-96c-26-27-61-43-98-43-35 0-70 16-96 43-26 24-41 59-41 96s15 71 41 97 61 39 96 39z">
          <text:p/>
        </draw:path>
        <draw:path draw:style-name="gr35" draw:text-style-name="P18" draw:layer="layout" svg:width="0.275cm" svg:height="0.274cm" svg:x="21.996cm" svg:y="4.558cm" svg:viewBox="0 0 276 275" svg:d="M138 275c37 0 71-15 97-40 26-28 41-63 41-98 0-37-15-72-41-97-26-26-60-40-97-40-36 0-70 14-97 40-26 25-41 60-41 97 0 35 15 70 41 98 27 25 61 40 97 40z">
          <text:p/>
        </draw:path>
        <draw:path draw:style-name="gr34" draw:text-style-name="P2" draw:layer="layout" svg:width="0.275cm" svg:height="0.274cm" svg:x="21.996cm" svg:y="4.558cm" svg:viewBox="0 0 276 275" svg:d="M138 275c37 0 71-15 97-40 26-28 41-63 41-98 0-37-15-72-41-97-26-26-60-40-97-40-36 0-70 14-97 40-26 25-41 60-41 97 0 35 15 70 41 98 27 25 61 40 97 40z">
          <text:p/>
        </draw:path>
        <draw:path draw:style-name="gr33" draw:text-style-name="P5" draw:layer="layout" svg:width="0.274cm" svg:height="0.274cm" svg:x="20.403cm" svg:y="4.196cm" svg:viewBox="0 0 275 275" svg:d="M137 275c37 0 72-14 98-40s40-61 40-98c0-35-14-70-40-96-26-27-61-41-98-41-35 0-70 14-96 41-25 26-41 61-41 96 0 37 16 72 41 98 26 26 61 40 96 40z">
          <text:p/>
        </draw:path>
        <draw:path draw:style-name="gr34" draw:text-style-name="P2" draw:layer="layout" svg:width="0.274cm" svg:height="0.274cm" svg:x="20.403cm" svg:y="4.196cm" svg:viewBox="0 0 275 275" svg:d="M137 275c37 0 72-14 98-40s40-61 40-98c0-35-14-70-40-96-26-27-61-41-98-41-35 0-70 14-96 41-25 26-41 61-41 96 0 37 16 72 41 98 26 26 61 40 96 40z">
          <text:p/>
        </draw:path>
        <draw:path draw:style-name="gr33" draw:text-style-name="P5" draw:layer="layout" svg:width="0.274cm" svg:height="0.274cm" svg:x="20.608cm" svg:y="4.361cm" svg:viewBox="0 0 275 275" svg:d="M137 275c37 0 72-14 98-40s40-61 40-100c0-35-14-71-40-95-26-26-61-40-98-40-35 0-71 14-96 40-26 24-41 60-41 95 0 39 15 74 41 100 25 26 61 40 96 40z">
          <text:p/>
        </draw:path>
        <draw:path draw:style-name="gr34" draw:text-style-name="P2" draw:layer="layout" svg:width="0.274cm" svg:height="0.274cm" svg:x="20.608cm" svg:y="4.361cm" svg:viewBox="0 0 275 275" svg:d="M137 275c37 0 72-14 98-40s40-61 40-100c0-35-14-71-40-95-26-26-61-40-98-40-35 0-71 14-96 40-26 24-41 60-41 95 0 39 15 74 41 100 25 26 61 40 96 40z">
          <text:p/>
        </draw:path>
        <draw:path draw:style-name="gr33" draw:text-style-name="P5" draw:layer="layout" svg:width="0.274cm" svg:height="0.275cm" svg:x="20.876cm" svg:y="4.369cm" svg:viewBox="0 0 275 276" svg:d="M138 276c37 0 71-15 97-40 26-26 40-61 40-97 0-38-14-72-40-98s-60-41-97-41c-36 0-71 15-97 41s-41 60-41 98c0 36 15 71 41 97 26 25 61 40 97 40z">
          <text:p/>
        </draw:path>
        <draw:path draw:style-name="gr34" draw:text-style-name="P2" draw:layer="layout" svg:width="0.274cm" svg:height="0.275cm" svg:x="20.876cm" svg:y="4.369cm" svg:viewBox="0 0 275 276" svg:d="M138 276c37 0 71-15 97-40 26-26 40-61 40-97 0-38-14-72-40-98s-60-41-97-41c-36 0-71 15-97 41s-41 60-41 98c0 36 15 71 41 97 26 25 61 40 97 40z">
          <text:p/>
        </draw:path>
        <draw:path draw:style-name="gr35" draw:text-style-name="P18" draw:layer="layout" svg:width="0.274cm" svg:height="0.274cm" svg:x="22.536cm" svg:y="4.262cm" svg:viewBox="0 0 275 275" svg:d="M137 275c37 0 72-17 98-43s40-61 40-96c0-37-14-72-40-97-26-26-61-39-98-39-35 0-71 13-96 39-26 25-41 60-41 97 0 35 15 70 41 96 25 26 61 43 96 43z">
          <text:p/>
        </draw:path>
        <draw:path draw:style-name="gr34" draw:text-style-name="P2" draw:layer="layout" svg:width="0.274cm" svg:height="0.274cm" svg:x="22.536cm" svg:y="4.262cm" svg:viewBox="0 0 275 275" svg:d="M137 275c37 0 72-17 98-43s40-61 40-96c0-37-14-72-40-97-26-26-61-39-98-39-35 0-71 13-96 39-26 25-41 60-41 97 0 35 15 70 41 96 25 26 61 43 96 43z">
          <text:p/>
        </draw:path>
        <draw:path draw:style-name="gr35" draw:text-style-name="P18" draw:layer="layout" svg:width="0.274cm" svg:height="0.275cm" svg:x="22.075cm" svg:y="4.724cm" svg:viewBox="0 0 275 276" svg:d="M136 276c37 0 72-15 98-41s41-60 41-97c0-35-15-71-41-97s-61-41-98-41c-36 0-70 15-96 41s-40 62-40 97c0 37 14 71 40 97s60 41 96 41z">
          <text:p/>
        </draw:path>
        <draw:path draw:style-name="gr34" draw:text-style-name="P2" draw:layer="layout" svg:width="0.274cm" svg:height="0.275cm" svg:x="22.075cm" svg:y="4.724cm" svg:viewBox="0 0 275 276" svg:d="M136 276c37 0 72-15 98-41s41-60 41-97c0-35-15-71-41-97s-61-41-98-41c-36 0-70 15-96 41s-40 62-40 97c0 37 14 71 40 97s60 41 96 41z">
          <text:p/>
        </draw:path>
        <draw:path draw:style-name="gr35" draw:text-style-name="P18" draw:layer="layout" svg:width="0.274cm" svg:height="0.274cm" svg:x="22.686cm" svg:y="5.567cm" svg:viewBox="0 0 275 275" svg:d="M136 275c37 0 73-14 99-40 26-25 40-60 40-95 0-38-14-72-40-99-26-26-62-41-99-41s-72 15-96 41c-26 27-40 61-40 99 0 35 14 70 40 95 24 26 59 40 96 40z">
          <text:p/>
        </draw:path>
        <draw:path draw:style-name="gr34" draw:text-style-name="P2" draw:layer="layout" svg:width="0.274cm" svg:height="0.274cm" svg:x="22.686cm" svg:y="5.567cm" svg:viewBox="0 0 275 275" svg:d="M136 275c37 0 73-14 99-40 26-25 40-60 40-95 0-38-14-72-40-99-26-26-62-41-99-41s-72 15-96 41c-26 27-40 61-40 99 0 35 14 70 40 95 24 26 59 40 96 40z">
          <text:p/>
        </draw:path>
        <draw:path draw:style-name="gr35" draw:text-style-name="P18" draw:layer="layout" svg:width="0.274cm" svg:height="0.274cm" svg:x="22.326cm" svg:y="4.11cm" svg:viewBox="0 0 275 275" svg:d="M137 275c37 0 72-15 98-41 26-25 40-60 40-95 0-39-14-73-40-99s-61-40-98-40c-35 0-70 14-96 40s-41 60-41 99c0 35 15 70 41 95 26 26 61 41 96 41z">
          <text:p/>
        </draw:path>
        <draw:path draw:style-name="gr34" draw:text-style-name="P2" draw:layer="layout" svg:width="0.274cm" svg:height="0.274cm" svg:x="22.326cm" svg:y="4.11cm" svg:viewBox="0 0 275 275" svg:d="M137 275c37 0 72-15 98-41 26-25 40-60 40-95 0-39-14-73-40-99s-61-40-98-40c-35 0-70 14-96 40s-41 60-41 99c0 35 15 70 41 95 26 26 61 41 96 41z">
          <text:p/>
        </draw:path>
        <draw:path draw:style-name="gr35" draw:text-style-name="P18" draw:layer="layout" svg:width="0.274cm" svg:height="0.274cm" svg:x="22.317cm" svg:y="5.669cm" svg:viewBox="0 0 275 275" svg:d="M137 275c37 0 72-14 98-40 26-27 40-62 40-98 0-37-14-71-40-97s-61-40-98-40c-36 0-72 14-96 40-26 26-41 60-41 97 0 36 15 71 41 98 24 26 60 40 96 40z">
          <text:p/>
        </draw:path>
        <draw:path draw:style-name="gr34" draw:text-style-name="P2" draw:layer="layout" svg:width="0.274cm" svg:height="0.274cm" svg:x="22.317cm" svg:y="5.669cm" svg:viewBox="0 0 275 275" svg:d="M137 275c37 0 72-14 98-40 26-27 40-62 40-98 0-37-14-71-40-97s-61-40-98-40c-36 0-72 14-96 40-26 26-41 60-41 97 0 36 15 71 41 98 24 26 60 40 96 40z">
          <text:p/>
        </draw:path>
        <draw:path draw:style-name="gr35" draw:text-style-name="P18" draw:layer="layout" svg:width="0.273cm" svg:height="0.274cm" svg:x="21.886cm" svg:y="4.49cm" svg:viewBox="0 0 274 275" svg:d="M138 275c37 0 72-14 97-40 26-26 39-60 39-97 0-36-13-70-39-96-25-29-60-42-97-42-36 0-73 13-99 42-26 26-39 60-39 96 0 37 13 71 39 97s63 40 99 40z">
          <text:p/>
        </draw:path>
        <draw:path draw:style-name="gr34" draw:text-style-name="P2" draw:layer="layout" svg:width="0.273cm" svg:height="0.274cm" svg:x="21.886cm" svg:y="4.49cm" svg:viewBox="0 0 274 275" svg:d="M138 275c37 0 72-14 97-40 26-26 39-60 39-97 0-36-13-70-39-96-25-29-60-42-97-42-36 0-73 13-99 42-26 26-39 60-39 96 0 37 13 71 39 97s63 40 99 40z">
          <text:p/>
        </draw:path>
        <draw:path draw:style-name="gr33" draw:text-style-name="P5" draw:layer="layout" svg:width="0.274cm" svg:height="0.274cm" svg:x="20.891cm" svg:y="4.194cm" svg:viewBox="0 0 275 275" svg:d="M137 275c37 0 72-14 97-40 26-24 41-59 41-96 0-35-15-70-41-97-25-26-60-42-97-42s-71 16-97 42c-26 27-40 62-40 97 0 37 14 72 40 96 26 26 60 40 97 40z">
          <text:p/>
        </draw:path>
        <draw:path draw:style-name="gr34" draw:text-style-name="P2" draw:layer="layout" svg:width="0.274cm" svg:height="0.274cm" svg:x="20.891cm" svg:y="4.194cm" svg:viewBox="0 0 275 275" svg:d="M137 275c37 0 72-14 97-40 26-24 41-59 41-96 0-35-15-70-41-97-25-26-60-42-97-42s-71 16-97 42c-26 27-40 62-40 97 0 37 14 72 40 96 26 26 60 40 97 40z">
          <text:p/>
        </draw:path>
        <draw:path draw:style-name="gr35" draw:text-style-name="P18" draw:layer="layout" svg:width="0.274cm" svg:height="0.274cm" svg:x="21.006cm" svg:y="4.277cm" svg:viewBox="0 0 275 275" svg:d="M136 275c38 0 72-14 99-41 26-26 40-61 40-98s-14-70-40-96c-27-26-61-40-99-40-37 0-70 14-96 40s-40 59-40 96 14 72 40 98c26 27 59 41 96 41z">
          <text:p/>
        </draw:path>
        <draw:path draw:style-name="gr34" draw:text-style-name="P2" draw:layer="layout" svg:width="0.274cm" svg:height="0.274cm" svg:x="21.006cm" svg:y="4.277cm" svg:viewBox="0 0 275 275" svg:d="M136 275c38 0 72-14 99-41 26-26 40-61 40-98s-14-70-40-96c-27-26-61-40-99-40-37 0-70 14-96 40s-40 59-40 96 14 72 40 98c26 27 59 41 96 41z">
          <text:p/>
        </draw:path>
        <draw:path draw:style-name="gr35" draw:text-style-name="P18" draw:layer="layout" svg:width="0.274cm" svg:height="0.274cm" svg:x="21.142cm" svg:y="4.251cm" svg:viewBox="0 0 275 275" svg:d="M139 275c35 0 70-15 96-42 26-26 40-60 40-97s-14-72-40-96c-26-26-61-40-96-40-37 0-73 14-98 40-26 24-41 59-41 96s15 71 41 97c25 27 61 42 98 42z">
          <text:p/>
        </draw:path>
        <draw:path draw:style-name="gr34" draw:text-style-name="P2" draw:layer="layout" svg:width="0.274cm" svg:height="0.274cm" svg:x="21.142cm" svg:y="4.251cm" svg:viewBox="0 0 275 275" svg:d="M139 275c35 0 70-15 96-42 26-26 40-60 40-97s-14-72-40-96c-26-26-61-40-96-40-37 0-73 14-98 40-26 24-41 59-41 96s15 71 41 97c25 27 61 42 98 42z">
          <text:p/>
        </draw:path>
        <draw:path draw:style-name="gr35" draw:text-style-name="P18" draw:layer="layout" svg:width="0.274cm" svg:height="0.275cm" svg:x="22.891cm" svg:y="4.851cm" svg:viewBox="0 0 275 276" svg:d="M136 276c37 0 72-15 98-41s41-61 41-98c0-36-15-70-41-96s-61-41-98-41-72 15-96 41c-26 26-40 60-40 96 0 37 14 72 40 98 24 26 59 41 96 41z">
          <text:p/>
        </draw:path>
        <draw:path draw:style-name="gr34" draw:text-style-name="P2" draw:layer="layout" svg:width="0.274cm" svg:height="0.275cm" svg:x="22.891cm" svg:y="4.851cm" svg:viewBox="0 0 275 276" svg:d="M136 276c37 0 72-15 98-41s41-61 41-98c0-36-15-70-41-96s-61-41-98-41-72 15-96 41c-26 26-40 60-40 96 0 37 14 72 40 98 24 26 59 41 96 41z">
          <text:p/>
        </draw:path>
        <draw:path draw:style-name="gr35" draw:text-style-name="P18" draw:layer="layout" svg:width="0.274cm" svg:height="0.275cm" svg:x="21.073cm" svg:y="4.332cm" svg:viewBox="0 0 275 276" svg:d="M138 276c36 0 71-15 97-39 26-26 40-63 40-99 0-37-14-72-40-98-26-25-61-40-97-40-37 0-72 15-98 40-26 26-40 61-40 98 0 36 14 73 40 99 26 24 61 39 98 39z">
          <text:p/>
        </draw:path>
        <draw:path draw:style-name="gr34" draw:text-style-name="P2" draw:layer="layout" svg:width="0.274cm" svg:height="0.275cm" svg:x="21.073cm" svg:y="4.332cm" svg:viewBox="0 0 275 276" svg:d="M138 276c36 0 71-15 97-39 26-26 40-63 40-99 0-37-14-72-40-98-26-25-61-40-97-40-37 0-72 15-98 40-26 26-40 61-40 98 0 36 14 73 40 99 26 24 61 39 98 39z">
          <text:p/>
        </draw:path>
        <draw:path draw:style-name="gr33" draw:text-style-name="P5" draw:layer="layout" svg:width="0.274cm" svg:height="0.274cm" svg:x="20.697cm" svg:y="4.323cm" svg:viewBox="0 0 275 275" svg:d="M136 275c37 0 72-14 98-40s41-62 41-99c0-35-15-70-41-95-26-26-61-41-98-41s-71 15-97 41c-26 25-39 60-39 95 0 37 13 73 39 99s60 40 97 40z">
          <text:p/>
        </draw:path>
        <draw:path draw:style-name="gr34" draw:text-style-name="P2" draw:layer="layout" svg:width="0.274cm" svg:height="0.274cm" svg:x="20.697cm" svg:y="4.323cm" svg:viewBox="0 0 275 275" svg:d="M136 275c37 0 72-14 98-40s41-62 41-99c0-35-15-70-41-95-26-26-61-41-98-41s-71 15-97 41c-26 25-39 60-39 95 0 37 13 73 39 99s60 40 97 40z">
          <text:p/>
        </draw:path>
        <draw:path draw:style-name="gr33" draw:text-style-name="P5" draw:layer="layout" svg:width="0.274cm" svg:height="0.274cm" svg:x="20.963cm" svg:y="4.196cm" svg:viewBox="0 0 275 275" svg:d="M136 275c37 0 72-14 98-40 26-25 41-60 41-95 0-38-15-72-41-99-26-26-61-41-98-41-35 0-70 15-96 41-25 27-40 61-40 99 0 35 15 70 40 95 26 26 61 40 96 40z">
          <text:p/>
        </draw:path>
        <draw:path draw:style-name="gr34" draw:text-style-name="P2" draw:layer="layout" svg:width="0.274cm" svg:height="0.274cm" svg:x="20.963cm" svg:y="4.196cm" svg:viewBox="0 0 275 275" svg:d="M136 275c37 0 72-14 98-40 26-25 41-60 41-95 0-38-15-72-41-99-26-26-61-41-98-41-35 0-70 15-96 41-25 27-40 61-40 99 0 35 15 70 40 95 26 26 61 40 96 40z">
          <text:p/>
        </draw:path>
        <draw:path draw:style-name="gr35" draw:text-style-name="P18" draw:layer="layout" svg:width="0.274cm" svg:height="0.274cm" svg:x="22.496cm" svg:y="4.228cm" svg:viewBox="0 0 275 275" svg:d="M139 275c35 0 70-14 96-40s40-61 40-96c0-37-14-72-40-97-26-27-61-42-96-42-38 0-73 15-99 42-26 25-40 60-40 97 0 35 14 70 40 96s61 40 99 40z">
          <text:p/>
        </draw:path>
        <draw:path draw:style-name="gr34" draw:text-style-name="P2" draw:layer="layout" svg:width="0.274cm" svg:height="0.274cm" svg:x="22.496cm" svg:y="4.228cm" svg:viewBox="0 0 275 275" svg:d="M139 275c35 0 70-14 96-40s40-61 40-96c0-37-14-72-40-97-26-27-61-42-96-42-38 0-73 15-99 42-26 25-40 60-40 97 0 35 14 70 40 96s61 40 99 40z">
          <text:p/>
        </draw:path>
        <draw:path draw:style-name="gr35" draw:text-style-name="P18" draw:layer="layout" svg:width="0.274cm" svg:height="0.276cm" svg:x="22.438cm" svg:y="4.211cm" svg:viewBox="0 0 275 277" svg:d="M138 277c36 0 71-16 97-40 26-26 40-61 40-98 0-35-14-71-40-98-26-26-61-41-97-41-37 0-72 15-98 41-25 27-40 63-40 98 0 37 15 72 40 98 26 24 61 40 98 40z">
          <text:p/>
        </draw:path>
        <draw:path draw:style-name="gr34" draw:text-style-name="P2" draw:layer="layout" svg:width="0.274cm" svg:height="0.276cm" svg:x="22.438cm" svg:y="4.211cm" svg:viewBox="0 0 275 277" svg:d="M138 277c36 0 71-16 97-40 26-26 40-61 40-98 0-35-14-71-40-98-26-26-61-41-97-41-37 0-72 15-98 41-25 27-40 63-40 98 0 37 15 72 40 98 26 24 61 40 98 40z">
          <text:p/>
        </draw:path>
        <draw:path draw:style-name="gr35" draw:text-style-name="P18" draw:layer="layout" svg:width="0.275cm" svg:height="0.274cm" svg:x="21.223cm" svg:y="4.304cm" svg:viewBox="0 0 276 275" svg:d="M139 275c35 0 72-15 98-39 24-27 39-64 39-99 0-37-15-72-39-97-26-26-63-40-98-40-37 0-72 14-98 40-25 25-41 60-41 97 0 35 16 72 41 99 26 24 61 39 98 39z">
          <text:p/>
        </draw:path>
        <draw:path draw:style-name="gr34" draw:text-style-name="P2" draw:layer="layout" svg:width="0.275cm" svg:height="0.274cm" svg:x="21.223cm" svg:y="4.304cm" svg:viewBox="0 0 276 275" svg:d="M139 275c35 0 72-15 98-39 24-27 39-64 39-99 0-37-15-72-39-97-26-26-63-40-98-40-37 0-72 14-98 40-25 25-41 60-41 97 0 35 16 72 41 99 26 24 61 39 98 39z">
          <text:p/>
        </draw:path>
        <draw:path draw:style-name="gr33" draw:text-style-name="P5" draw:layer="layout" svg:width="0.274cm" svg:height="0.274cm" svg:x="20.652cm" svg:y="4.373cm" svg:viewBox="0 0 275 275" svg:d="M137 275c37 0 71-14 98-40 25-24 40-59 40-97s-15-72-40-98c-27-26-61-40-98-40-36 0-70 14-96 40-27 26-41 60-41 98s14 73 41 97c26 26 60 40 96 40z">
          <text:p/>
        </draw:path>
        <draw:path draw:style-name="gr34" draw:text-style-name="P2" draw:layer="layout" svg:width="0.274cm" svg:height="0.274cm" svg:x="20.652cm" svg:y="4.373cm" svg:viewBox="0 0 275 275" svg:d="M137 275c37 0 71-14 98-40 25-24 40-59 40-97s-15-72-40-98c-27-26-61-40-98-40-36 0-70 14-96 40-27 26-41 60-41 98s14 73 41 97c26 26 60 40 96 40z">
          <text:p/>
        </draw:path>
        <draw:path draw:style-name="gr35" draw:text-style-name="P18" draw:layer="layout" svg:width="0.274cm" svg:height="0.274cm" svg:x="20.964cm" svg:y="4.3cm" svg:viewBox="0 0 275 275" svg:d="M138 275c35 0 72-14 97-40 26-27 40-62 40-99 0-35-14-70-40-96-25-25-62-40-97-40-37 0-72 15-98 40-24 26-40 61-40 96 0 37 16 72 40 99 26 26 61 40 98 40z">
          <text:p/>
        </draw:path>
        <draw:path draw:style-name="gr34" draw:text-style-name="P2" draw:layer="layout" svg:width="0.274cm" svg:height="0.274cm" svg:x="20.964cm" svg:y="4.3cm" svg:viewBox="0 0 275 275" svg:d="M138 275c35 0 72-14 97-40 26-27 40-62 40-99 0-35-14-70-40-96-25-25-62-40-97-40-37 0-72 15-98 40-24 26-40 61-40 96 0 37 16 72 40 99 26 26 61 40 98 40z">
          <text:p/>
        </draw:path>
        <draw:path draw:style-name="gr35" draw:text-style-name="P18" draw:layer="layout" svg:width="0.276cm" svg:height="0.274cm" svg:x="21.088cm" svg:y="4.407cm" svg:viewBox="0 0 277 275" svg:d="M138 275c37 0 72-14 97-40 27-26 42-61 42-96 0-38-15-73-42-99-25-26-60-40-97-40-35 0-72 14-98 40-24 26-40 61-40 99 0 35 16 70 40 96 26 26 63 40 98 40z">
          <text:p/>
        </draw:path>
        <draw:path draw:style-name="gr34" draw:text-style-name="P2" draw:layer="layout" svg:width="0.276cm" svg:height="0.274cm" svg:x="21.088cm" svg:y="4.407cm" svg:viewBox="0 0 277 275" svg:d="M138 275c37 0 72-14 97-40 27-26 42-61 42-96 0-38-15-73-42-99-25-26-60-40-97-40-35 0-72 14-98 40-24 26-40 61-40 99 0 35 16 70 40 96 26 26 63 40 98 40z">
          <text:p/>
        </draw:path>
        <draw:path draw:style-name="gr33" draw:text-style-name="P5" draw:layer="layout" svg:width="0.274cm" svg:height="0.273cm" svg:x="19.647cm" svg:y="5.301cm" svg:viewBox="0 0 275 274" svg:d="M136 274c38 0 72-13 99-39 26-25 40-60 40-97 0-35-14-70-40-96-27-27-61-42-99-42-35 0-70 15-96 42-26 26-40 61-40 96 0 37 14 72 40 97 26 26 61 39 96 39z">
          <text:p/>
        </draw:path>
        <draw:path draw:style-name="gr34" draw:text-style-name="P2" draw:layer="layout" svg:width="0.274cm" svg:height="0.273cm" svg:x="19.647cm" svg:y="5.301cm" svg:viewBox="0 0 275 274" svg:d="M136 274c38 0 72-13 99-39 26-25 40-60 40-97 0-35-14-70-40-96-27-27-61-42-99-42-35 0-70 15-96 42-26 26-40 61-40 96 0 37 14 72 40 97 26 26 61 39 96 39z">
          <text:p/>
        </draw:path>
        <draw:path draw:style-name="gr35" draw:text-style-name="P18" draw:layer="layout" svg:width="0.274cm" svg:height="0.274cm" svg:x="22.479cm" svg:y="4.223cm" svg:viewBox="0 0 275 275" svg:d="M139 275c37 0 70-15 96-39 26-27 40-62 40-97 0-37-14-72-40-96-26-27-59-43-96-43-38 0-73 16-99 43-26 24-40 59-40 96 0 35 14 70 40 97 26 24 61 39 99 39z">
          <text:p/>
        </draw:path>
        <draw:path draw:style-name="gr34" draw:text-style-name="P2" draw:layer="layout" svg:width="0.274cm" svg:height="0.274cm" svg:x="22.479cm" svg:y="4.223cm" svg:viewBox="0 0 275 275" svg:d="M139 275c37 0 70-15 96-39 26-27 40-62 40-97 0-37-14-72-40-96-26-27-59-43-96-43-38 0-73 16-99 43-26 24-40 59-40 96 0 35 14 70 40 97 26 24 61 39 99 39z">
          <text:p/>
        </draw:path>
        <draw:path draw:style-name="gr35" draw:text-style-name="P18" draw:layer="layout" svg:width="0.274cm" svg:height="0.275cm" svg:x="22.488cm" svg:y="4.669cm" svg:viewBox="0 0 275 276" svg:d="M139 276c35 0 71-15 97-41 24-26 39-60 39-97s-15-73-39-99c-26-24-62-39-97-39-38 0-73 15-97 39-28 26-42 62-42 99s14 71 42 97c24 26 59 41 97 41z">
          <text:p/>
        </draw:path>
        <draw:path draw:style-name="gr34" draw:text-style-name="P2" draw:layer="layout" svg:width="0.274cm" svg:height="0.275cm" svg:x="22.488cm" svg:y="4.669cm" svg:viewBox="0 0 275 276" svg:d="M139 276c35 0 71-15 97-41 24-26 39-60 39-97s-15-73-39-99c-26-24-62-39-97-39-38 0-73 15-97 39-28 26-42 62-42 99s14 71 42 97c24 26 59 41 97 41z">
          <text:p/>
        </draw:path>
        <draw:path draw:style-name="gr35" draw:text-style-name="P18" draw:layer="layout" svg:width="0.275cm" svg:height="0.274cm" svg:x="22.357cm" svg:y="4.716cm" svg:viewBox="0 0 276 275" svg:d="M138 275c36 0 71-14 97-40s41-61 41-96c0-37-15-73-41-99s-61-40-97-40c-37 0-71 14-97 40s-41 62-41 99c0 35 15 70 41 96s60 40 97 40z">
          <text:p/>
        </draw:path>
        <draw:path draw:style-name="gr34" draw:text-style-name="P2" draw:layer="layout" svg:width="0.275cm" svg:height="0.274cm" svg:x="22.357cm" svg:y="4.716cm" svg:viewBox="0 0 276 275" svg:d="M138 275c36 0 71-14 97-40s41-61 41-96c0-37-15-73-41-99s-61-40-97-40c-37 0-71 14-97 40s-41 62-41 99c0 35 15 70 41 96s60 40 97 40z">
          <text:p/>
        </draw:path>
        <draw:path draw:style-name="gr35" draw:text-style-name="P18" draw:layer="layout" svg:width="0.275cm" svg:height="0.274cm" svg:x="21.032cm" svg:y="4.262cm" svg:viewBox="0 0 276 275" svg:d="M139 275c35 0 71-14 96-43 26-24 41-59 41-96 0-35-15-71-41-97-25-24-61-39-96-39-38 0-72 15-98 39-26 26-41 62-41 97 0 37 15 72 41 96 26 29 60 43 98 43z">
          <text:p/>
        </draw:path>
        <draw:path draw:style-name="gr34" draw:text-style-name="P2" draw:layer="layout" svg:width="0.275cm" svg:height="0.274cm" svg:x="21.032cm" svg:y="4.262cm" svg:viewBox="0 0 276 275" svg:d="M139 275c35 0 71-14 96-43 26-24 41-59 41-96 0-35-15-71-41-97-25-24-61-39-96-39-38 0-72 15-98 39-26 26-41 62-41 97 0 37 15 72 41 96 26 29 60 43 98 43z">
          <text:p/>
        </draw:path>
        <draw:path draw:style-name="gr33" draw:text-style-name="P5" draw:layer="layout" svg:width="0.274cm" svg:height="0.276cm" svg:x="20.798cm" svg:y="4.289cm" svg:viewBox="0 0 275 277" svg:d="M137 277c38 0 72-16 98-41 26-28 40-63 40-98 0-37-14-72-40-98-26-25-60-40-98-40-35 0-72 15-98 40-24 26-39 61-39 98 0 35 15 70 39 98 26 25 63 41 98 41z">
          <text:p/>
        </draw:path>
        <draw:path draw:style-name="gr34" draw:text-style-name="P2" draw:layer="layout" svg:width="0.274cm" svg:height="0.276cm" svg:x="20.798cm" svg:y="4.289cm" svg:viewBox="0 0 275 277" svg:d="M137 277c38 0 72-16 98-41 26-28 40-63 40-98 0-37-14-72-40-98-26-25-60-40-98-40-35 0-72 15-98 40-24 26-39 61-39 98 0 35 15 70 39 98 26 25 63 41 98 41z">
          <text:p/>
        </draw:path>
        <draw:path draw:style-name="gr33" draw:text-style-name="P5" draw:layer="layout" svg:width="0.275cm" svg:height="0.276cm" svg:x="20.634cm" svg:y="4.269cm" svg:viewBox="0 0 276 277" svg:d="M139 277c35 0 70-17 96-43s41-61 41-96c0-37-15-72-41-98-26-24-61-40-96-40-37 0-72 16-98 40-26 26-41 61-41 98 0 35 15 70 41 96s61 43 98 43z">
          <text:p/>
        </draw:path>
        <draw:path draw:style-name="gr34" draw:text-style-name="P2" draw:layer="layout" svg:width="0.275cm" svg:height="0.276cm" svg:x="20.634cm" svg:y="4.269cm" svg:viewBox="0 0 276 277" svg:d="M139 277c35 0 70-17 96-43s41-61 41-96c0-37-15-72-41-98-26-24-61-40-96-40-37 0-72 16-98 40-26 26-41 61-41 98 0 35 15 70 41 96s61 43 98 43z">
          <text:p/>
        </draw:path>
        <draw:path draw:style-name="gr35" draw:text-style-name="P18" draw:layer="layout" svg:width="0.274cm" svg:height="0.274cm" svg:x="22.649cm" svg:y="4.921cm" svg:viewBox="0 0 275 275" svg:d="M135 275c38 0 73-14 100-40 25-26 40-61 40-97 0-37-15-72-40-98-27-26-62-40-100-40-35 0-71 14-95 40-26 26-40 61-40 98 0 36 14 71 40 97 24 26 60 40 95 40z">
          <text:p/>
        </draw:path>
        <draw:path draw:style-name="gr34" draw:text-style-name="P2" draw:layer="layout" svg:width="0.274cm" svg:height="0.274cm" svg:x="22.649cm" svg:y="4.921cm" svg:viewBox="0 0 275 275" svg:d="M135 275c38 0 73-14 100-40 25-26 40-61 40-97 0-37-15-72-40-98-27-26-62-40-100-40-35 0-71 14-95 40-26 26-40 61-40 98 0 36 14 71 40 97 24 26 60 40 95 40z">
          <text:p/>
        </draw:path>
        <draw:path draw:style-name="gr35" draw:text-style-name="P18" draw:layer="layout" svg:width="0.274cm" svg:height="0.274cm" svg:x="22.854cm" svg:y="5.518cm" svg:viewBox="0 0 275 275" svg:d="M137 275c37 0 72-14 98-40s40-61 40-98c0-35-14-73-40-97-26-26-61-40-98-40-35 0-70 14-96 40-27 24-41 62-41 97 0 37 14 72 41 98 26 26 61 40 96 40z">
          <text:p/>
        </draw:path>
        <draw:path draw:style-name="gr34" draw:text-style-name="P2" draw:layer="layout" svg:width="0.274cm" svg:height="0.274cm" svg:x="22.854cm" svg:y="5.518cm" svg:viewBox="0 0 275 275" svg:d="M137 275c37 0 72-14 98-40s40-61 40-98c0-35-14-73-40-97-26-26-61-40-98-40-35 0-70 14-96 40-27 24-41 62-41 97 0 37 14 72 41 98 26 26 61 40 96 40z">
          <text:p/>
        </draw:path>
        <draw:path draw:style-name="gr33" draw:text-style-name="P5" draw:layer="layout" svg:width="0.274cm" svg:height="0.276cm" svg:x="20.593cm" svg:y="4.503cm" svg:viewBox="0 0 275 277" svg:d="M137 277c38 0 72-15 98-40 26-26 40-61 40-98 0-35-14-70-40-96s-60-43-98-43c-35 0-72 17-96 43-28 26-41 61-41 96 0 37 13 72 41 98 24 25 61 40 96 40z">
          <text:p/>
        </draw:path>
        <draw:path draw:style-name="gr34" draw:text-style-name="P2" draw:layer="layout" svg:width="0.274cm" svg:height="0.276cm" svg:x="20.593cm" svg:y="4.503cm" svg:viewBox="0 0 275 277" svg:d="M137 277c38 0 72-15 98-40 26-26 40-61 40-98 0-35-14-70-40-96s-60-43-98-43c-35 0-72 17-96 43-28 26-41 61-41 96 0 37 13 72 41 98 24 25 61 40 96 40z">
          <text:p/>
        </draw:path>
        <draw:path draw:style-name="gr35" draw:text-style-name="P18" draw:layer="layout" svg:width="0.275cm" svg:height="0.275cm" svg:x="21.044cm" svg:y="4.193cm" svg:viewBox="0 0 276 276" svg:d="M139 276c35 0 72-15 98-40 24-26 39-61 39-96 0-37-15-72-39-99-26-26-63-41-98-41-38 0-73 15-99 41-25 27-40 62-40 99 0 35 15 70 40 96 26 25 61 40 99 40z">
          <text:p/>
        </draw:path>
        <draw:path draw:style-name="gr34" draw:text-style-name="P2" draw:layer="layout" svg:width="0.275cm" svg:height="0.275cm" svg:x="21.044cm" svg:y="4.193cm" svg:viewBox="0 0 276 276" svg:d="M139 276c35 0 72-15 98-40 24-26 39-61 39-96 0-37-15-72-39-99-26-26-63-41-98-41-38 0-73 15-99 41-25 27-40 62-40 99 0 35 15 70 40 96 26 25 61 40 99 40z">
          <text:p/>
        </draw:path>
        <draw:path draw:style-name="gr35" draw:text-style-name="P18" draw:layer="layout" svg:width="0.276cm" svg:height="0.276cm" svg:x="21.024cm" svg:y="4.373cm" svg:viewBox="0 0 277 277" svg:d="M139 277c37 0 72-16 98-40 24-26 40-61 40-99 0-37-16-72-40-98-26-24-61-40-98-40s-72 16-98 40c-25 26-41 61-41 98 0 38 16 73 41 99 26 24 61 40 98 40z">
          <text:p/>
        </draw:path>
        <draw:path draw:style-name="gr34" draw:text-style-name="P2" draw:layer="layout" svg:width="0.276cm" svg:height="0.276cm" svg:x="21.024cm" svg:y="4.373cm" svg:viewBox="0 0 277 277" svg:d="M139 277c37 0 72-16 98-40 24-26 40-61 40-99 0-37-16-72-40-98-26-24-61-40-98-40s-72 16-98 40c-25 26-41 61-41 98 0 38 16 73 41 99 26 24 61 40 98 40z">
          <text:p/>
        </draw:path>
        <draw:path draw:style-name="gr35" draw:text-style-name="P18" draw:layer="layout" svg:width="0.274cm" svg:height="0.274cm" svg:x="22.588cm" svg:y="4.808cm" svg:viewBox="0 0 275 275" svg:d="M139 275c35 0 70-15 96-41s40-61 40-96c0-37-14-71-40-97s-61-41-96-41c-37 0-71 15-97 41-27 26-42 60-42 97 0 35 15 70 42 96 26 26 60 41 97 41z">
          <text:p/>
        </draw:path>
        <draw:path draw:style-name="gr34" draw:text-style-name="P2" draw:layer="layout" svg:width="0.274cm" svg:height="0.274cm" svg:x="22.588cm" svg:y="4.808cm" svg:viewBox="0 0 275 275" svg:d="M139 275c35 0 70-15 96-41s40-61 40-96c0-37-14-71-40-97s-61-41-96-41c-37 0-71 15-97 41-27 26-42 60-42 97 0 35 15 70 42 96 26 26 60 41 97 41z">
          <text:p/>
        </draw:path>
        <draw:path draw:style-name="gr35" draw:text-style-name="P18" draw:layer="layout" svg:width="0.274cm" svg:height="0.273cm" svg:x="20.914cm" svg:y="4.386cm" svg:viewBox="0 0 275 274" svg:d="M137 274c37 0 72-13 98-39 26-25 40-60 40-97s-14-73-40-99c-26-24-61-39-98-39-35 0-70 15-97 39-25 26-40 62-40 99s15 72 40 97c27 26 62 39 97 39z">
          <text:p/>
        </draw:path>
        <draw:path draw:style-name="gr34" draw:text-style-name="P2" draw:layer="layout" svg:width="0.274cm" svg:height="0.273cm" svg:x="20.914cm" svg:y="4.386cm" svg:viewBox="0 0 275 274" svg:d="M137 274c37 0 72-13 98-39 26-25 40-60 40-97s-14-73-40-99c-26-24-61-39-98-39-35 0-70 15-97 39-25 26-40 62-40 99s15 72 40 97c27 26 62 39 97 39z">
          <text:p/>
        </draw:path>
        <draw:path draw:style-name="gr33" draw:text-style-name="P5" draw:layer="layout" svg:width="0.274cm" svg:height="0.274cm" svg:x="20.369cm" svg:y="4.439cm" svg:viewBox="0 0 275 275" svg:d="M136 275c38 0 72-14 98-40s41-59 41-96-15-73-41-99-60-40-98-40c-35 0-69 14-96 40-26 26-40 62-40 99s14 70 40 96c27 26 61 40 96 40z">
          <text:p/>
        </draw:path>
        <draw:path draw:style-name="gr34" draw:text-style-name="P2" draw:layer="layout" svg:width="0.274cm" svg:height="0.274cm" svg:x="20.369cm" svg:y="4.439cm" svg:viewBox="0 0 275 275" svg:d="M136 275c38 0 72-14 98-40s41-59 41-96-15-73-41-99-60-40-98-40c-35 0-69 14-96 40-26 26-40 62-40 99s14 70 40 96c27 26 61 40 96 40z">
          <text:p/>
        </draw:path>
        <draw:path draw:style-name="gr33" draw:text-style-name="P5" draw:layer="layout" svg:width="0.274cm" svg:height="0.275cm" svg:x="18.908cm" svg:y="4.531cm" svg:viewBox="0 0 275 276" svg:d="M139 276c36 0 70-16 96-42s40-61 40-96c0-37-14-72-40-97-26-26-60-41-96-41-38 0-73 15-99 41-25 25-40 60-40 97 0 35 15 70 40 96 26 26 61 42 99 42z">
          <text:p/>
        </draw:path>
        <draw:path draw:style-name="gr34" draw:text-style-name="P2" draw:layer="layout" svg:width="0.274cm" svg:height="0.275cm" svg:x="18.908cm" svg:y="4.531cm" svg:viewBox="0 0 275 276" svg:d="M139 276c36 0 70-16 96-42s40-61 40-96c0-37-14-72-40-97-26-26-60-41-96-41-38 0-73 15-99 41-25 25-40 60-40 97 0 35 15 70 40 96 26 26 61 42 99 42z">
          <text:p/>
        </draw:path>
        <draw:path draw:style-name="gr33" draw:text-style-name="P5" draw:layer="layout" svg:width="0.274cm" svg:height="0.276cm" svg:x="20.833cm" svg:y="4.321cm" svg:viewBox="0 0 275 277" svg:d="M137 277c37 0 72-16 98-40 26-27 40-64 40-99 0-37-14-72-40-98-26-24-61-40-98-40-36 0-71 16-97 40-26 26-40 61-40 98 0 35 14 72 40 99 26 24 61 40 97 40z">
          <text:p/>
        </draw:path>
        <draw:path draw:style-name="gr34" draw:text-style-name="P2" draw:layer="layout" svg:width="0.274cm" svg:height="0.276cm" svg:x="20.833cm" svg:y="4.321cm" svg:viewBox="0 0 275 277" svg:d="M137 277c37 0 72-16 98-40 26-27 40-64 40-99 0-37-14-72-40-98-26-24-61-40-98-40-36 0-71 16-97 40-26 26-40 61-40 98 0 35 14 72 40 99 26 24 61 40 97 40z">
          <text:p/>
        </draw:path>
        <draw:path draw:style-name="gr35" draw:text-style-name="P18" draw:layer="layout" svg:width="0.275cm" svg:height="0.274cm" svg:x="22.7cm" svg:y="4.909cm" svg:viewBox="0 0 276 275" svg:d="M137 275c37 0 73-14 99-40 25-26 40-61 40-99 0-37-15-70-40-96-26-26-62-40-99-40-35 0-72 14-98 40-24 26-39 59-39 96 0 38 15 73 39 99 26 26 63 40 98 40z">
          <text:p/>
        </draw:path>
        <draw:path draw:style-name="gr34" draw:text-style-name="P2" draw:layer="layout" svg:width="0.275cm" svg:height="0.274cm" svg:x="22.7cm" svg:y="4.909cm" svg:viewBox="0 0 276 275" svg:d="M137 275c37 0 73-14 99-40 25-26 40-61 40-99 0-37-15-70-40-96-26-26-62-40-99-40-35 0-72 14-98 40-24 26-39 59-39 96 0 38 15 73 39 99 26 26 63 40 98 40z">
          <text:p/>
        </draw:path>
        <draw:path draw:style-name="gr33" draw:text-style-name="P5" draw:layer="layout" svg:width="0.274cm" svg:height="0.274cm" svg:x="20.856cm" svg:y="4.286cm" svg:viewBox="0 0 275 275" svg:d="M139 275c36 0 70-14 96-41 26-26 40-61 40-96 0-37-14-72-40-98-26-25-60-40-96-40-38 0-72 15-98 40-27 26-41 61-41 98 0 35 14 70 41 96 26 27 60 41 98 41z">
          <text:p/>
        </draw:path>
        <draw:path draw:style-name="gr34" draw:text-style-name="P2" draw:layer="layout" svg:width="0.274cm" svg:height="0.274cm" svg:x="20.856cm" svg:y="4.286cm" svg:viewBox="0 0 275 275" svg:d="M139 275c36 0 70-14 96-41 26-26 40-61 40-96 0-37-14-72-40-98-26-25-60-40-96-40-38 0-72 15-98 40-27 26-41 61-41 98 0 35 14 70 41 96 26 27 60 41 98 41z">
          <text:p/>
        </draw:path>
        <draw:path draw:style-name="gr33" draw:text-style-name="P5" draw:layer="layout" svg:width="0.274cm" svg:height="0.274cm" svg:x="20.727cm" svg:y="4.349cm" svg:viewBox="0 0 275 275" svg:d="M138 275c37 0 72-14 97-40 26-26 40-61 40-99 0-35-14-70-40-96-25-25-60-40-97-40s-72 15-98 40c-24 26-40 61-40 96 0 38 16 73 40 99 26 26 61 40 98 40z">
          <text:p/>
        </draw:path>
        <draw:path draw:style-name="gr34" draw:text-style-name="P2" draw:layer="layout" svg:width="0.274cm" svg:height="0.274cm" svg:x="20.727cm" svg:y="4.349cm" svg:viewBox="0 0 275 275" svg:d="M138 275c37 0 72-14 97-40 26-26 40-61 40-99 0-35-14-70-40-96-25-25-60-40-97-40s-72 15-98 40c-24 26-40 61-40 96 0 38 16 73 40 99 26 26 61 40 98 40z">
          <text:p/>
        </draw:path>
        <draw:path draw:style-name="gr35" draw:text-style-name="P18" draw:layer="layout" svg:width="0.274cm" svg:height="0.276cm" svg:x="22.522cm" svg:y="4.962cm" svg:viewBox="0 0 275 277" svg:d="M139 277c35 0 70-15 96-40 26-26 40-61 40-98 0-36-14-73-40-99-26-24-61-40-96-40-37 0-73 16-99 40-26 26-40 63-40 99 0 37 14 72 40 98 26 25 62 40 99 40z">
          <text:p/>
        </draw:path>
        <draw:path draw:style-name="gr34" draw:text-style-name="P2" draw:layer="layout" svg:width="0.274cm" svg:height="0.276cm" svg:x="22.522cm" svg:y="4.962cm" svg:viewBox="0 0 275 277" svg:d="M139 277c35 0 70-15 96-40 26-26 40-61 40-98 0-36-14-73-40-99-26-24-61-40-96-40-37 0-73 16-99 40-26 26-40 63-40 99 0 37 14 72 40 98 26 25 62 40 99 40z">
          <text:p/>
        </draw:path>
        <draw:path draw:style-name="gr33" draw:text-style-name="P5" draw:layer="layout" svg:width="0.275cm" svg:height="0.274cm" svg:x="20.801cm" svg:y="4.454cm" svg:viewBox="0 0 276 275" svg:d="M137 275c38 0 72-13 98-39s41-60 41-97-15-73-41-99-60-40-98-40c-35 0-71 14-97 40-25 26-40 62-40 99s15 71 40 97c26 26 62 39 97 39z">
          <text:p/>
        </draw:path>
        <draw:path draw:style-name="gr34" draw:text-style-name="P2" draw:layer="layout" svg:width="0.275cm" svg:height="0.274cm" svg:x="20.801cm" svg:y="4.454cm" svg:viewBox="0 0 276 275" svg:d="M137 275c38 0 72-13 98-39s41-60 41-97-15-73-41-99-60-40-98-40c-35 0-71 14-97 40-25 26-40 62-40 99s15 71 40 97c26 26 62 39 97 39z">
          <text:p/>
        </draw:path>
        <draw:path draw:style-name="gr33" draw:text-style-name="P5" draw:layer="layout" svg:width="0.274cm" svg:height="0.274cm" svg:x="19.91cm" svg:y="4.93cm" svg:viewBox="0 0 275 275" svg:d="M136 275c39 0 72-14 99-40 26-26 40-59 40-97s-14-72-40-98c-27-26-60-40-99-40-35 0-70 14-96 40s-40 60-40 98 14 71 40 97 61 40 96 40z">
          <text:p/>
        </draw:path>
        <draw:path draw:style-name="gr34" draw:text-style-name="P2" draw:layer="layout" svg:width="0.274cm" svg:height="0.274cm" svg:x="19.91cm" svg:y="4.93cm" svg:viewBox="0 0 275 275" svg:d="M136 275c39 0 72-14 99-40 26-26 40-59 40-97s-14-72-40-98c-27-26-60-40-99-40-35 0-70 14-96 40s-40 60-40 98 14 71 40 97 61 40 96 40z">
          <text:p/>
        </draw:path>
        <draw:path draw:style-name="gr33" draw:text-style-name="P5" draw:layer="layout" svg:width="0.275cm" svg:height="0.274cm" svg:x="20.821cm" svg:y="4.404cm" svg:viewBox="0 0 276 275" svg:d="M137 275c38 0 73-14 99-40 25-26 40-61 40-96 0-38-15-73-40-99-26-25-61-40-99-40-35 0-70 15-96 40-26 26-41 61-41 99 0 35 15 70 41 96s61 40 96 40z">
          <text:p/>
        </draw:path>
        <draw:path draw:style-name="gr34" draw:text-style-name="P2" draw:layer="layout" svg:width="0.275cm" svg:height="0.274cm" svg:x="20.821cm" svg:y="4.404cm" svg:viewBox="0 0 276 275" svg:d="M137 275c38 0 73-14 99-40 25-26 40-61 40-96 0-38-15-73-40-99-26-25-61-40-99-40-35 0-70 15-96 40-26 26-41 61-41 99 0 35 15 70 41 96s61 40 96 40z">
          <text:p/>
        </draw:path>
        <draw:path draw:style-name="gr35" draw:text-style-name="P18" draw:layer="layout" svg:width="0.274cm" svg:height="0.274cm" svg:x="22.438cm" svg:y="4.187cm" svg:viewBox="0 0 275 275" svg:d="M138 275c36 0 71-14 97-40s40-60 40-97c0-36-14-70-40-99-26-26-61-39-97-39-37 0-72 13-97 39-26 29-41 63-41 99 0 37 15 71 41 97 25 26 60 40 97 40z">
          <text:p/>
        </draw:path>
        <draw:path draw:style-name="gr34" draw:text-style-name="P2" draw:layer="layout" svg:width="0.274cm" svg:height="0.274cm" svg:x="22.438cm" svg:y="4.187cm" svg:viewBox="0 0 275 275" svg:d="M138 275c36 0 71-14 97-40s40-60 40-97c0-36-14-70-40-99-26-26-61-39-97-39-37 0-72 13-97 39-26 29-41 63-41 99 0 37 15 71 41 97 25 26 60 40 97 40z">
          <text:p/>
        </draw:path>
        <draw:path draw:style-name="gr33" draw:text-style-name="P5" draw:layer="layout" svg:width="0.275cm" svg:height="0.275cm" svg:x="20.195cm" svg:y="4.32cm" svg:viewBox="0 0 276 276" svg:d="M138 276c36 0 71-15 97-40 26-26 41-62 41-98 0-37-15-71-41-97s-61-41-97-41c-37 0-71 15-97 41s-41 60-41 97c0 36 15 72 41 98 26 25 60 40 97 40z">
          <text:p/>
        </draw:path>
        <draw:path draw:style-name="gr34" draw:text-style-name="P2" draw:layer="layout" svg:width="0.275cm" svg:height="0.275cm" svg:x="20.195cm" svg:y="4.32cm" svg:viewBox="0 0 276 276" svg:d="M138 276c36 0 71-15 97-40 26-26 41-62 41-98 0-37-15-71-41-97s-61-41-97-41c-37 0-71 15-97 41s-41 60-41 97c0 36 15 72 41 98 26 25 60 40 97 40z">
          <text:p/>
        </draw:path>
        <draw:path draw:style-name="gr35" draw:text-style-name="P18" draw:layer="layout" svg:width="0.274cm" svg:height="0.274cm" svg:x="20.865cm" svg:y="4.43cm" svg:viewBox="0 0 275 275" svg:d="M139 275c36 0 70-14 96-40s40-60 40-96c0-37-14-73-40-99-26-25-60-40-96-40-37 0-73 15-98 40-27 26-41 62-41 99 0 36 14 70 41 96 25 26 61 40 98 40z">
          <text:p/>
        </draw:path>
        <draw:path draw:style-name="gr34" draw:text-style-name="P2" draw:layer="layout" svg:width="0.274cm" svg:height="0.274cm" svg:x="20.865cm" svg:y="4.43cm" svg:viewBox="0 0 275 275" svg:d="M139 275c36 0 70-14 96-40s40-60 40-96c0-37-14-73-40-99-26-25-60-40-96-40-37 0-73 15-98 40-27 26-41 62-41 99 0 36 14 70 41 96 25 26 61 40 98 40z">
          <text:p/>
        </draw:path>
        <draw:path draw:style-name="gr35" draw:text-style-name="P18" draw:layer="layout" svg:width="0.275cm" svg:height="0.274cm" svg:x="22.568cm" svg:y="4.188cm" svg:viewBox="0 0 276 275" svg:d="M139 275c35 0 70-14 98-40 24-24 39-59 39-96 0-35-15-70-39-99-28-24-63-40-98-40-37 0-72 16-98 40-26 29-41 64-41 99 0 37 15 72 41 96 26 26 61 40 98 40z">
          <text:p/>
        </draw:path>
        <draw:path draw:style-name="gr34" draw:text-style-name="P2" draw:layer="layout" svg:width="0.275cm" svg:height="0.274cm" svg:x="22.568cm" svg:y="4.188cm" svg:viewBox="0 0 276 275" svg:d="M139 275c35 0 70-14 98-40 24-24 39-59 39-96 0-35-15-70-39-99-28-24-63-40-98-40-37 0-72 16-98 40-26 29-41 64-41 99 0 37 15 72 41 96 26 26 61 40 98 40z">
          <text:p/>
        </draw:path>
        <draw:path draw:style-name="gr35" draw:text-style-name="P18" draw:layer="layout" svg:width="0.276cm" svg:height="0.274cm" svg:x="21.333cm" svg:y="4.15cm" svg:viewBox="0 0 277 275" svg:d="M138 275c37 0 72-14 98-40 25-26 41-61 41-96 0-37-16-73-41-99-26-25-61-40-98-40-35 0-72 15-98 40-24 26-40 62-40 99 0 35 16 70 40 96 26 26 63 40 98 40z">
          <text:p/>
        </draw:path>
        <draw:path draw:style-name="gr34" draw:text-style-name="P2" draw:layer="layout" svg:width="0.276cm" svg:height="0.274cm" svg:x="21.333cm" svg:y="4.15cm" svg:viewBox="0 0 277 275" svg:d="M138 275c37 0 72-14 98-40 25-26 41-61 41-96 0-37-16-73-41-99-26-25-61-40-98-40-35 0-72 15-98 40-24 26-40 62-40 99 0 35 16 70 40 96 26 26 63 40 98 40z">
          <text:p/>
        </draw:path>
        <draw:path draw:style-name="gr33" draw:text-style-name="P5" draw:layer="layout" svg:width="0.274cm" svg:height="0.274cm" svg:x="20.828cm" svg:y="4.323cm" svg:viewBox="0 0 275 275" svg:d="M139 275c37 0 72-14 96-40 26-26 40-62 40-99s-14-70-40-96c-24-26-59-40-96-40-38 0-71 14-99 40-26 26-40 59-40 96s14 73 40 99c28 26 61 40 99 40z">
          <text:p/>
        </draw:path>
        <draw:path draw:style-name="gr34" draw:text-style-name="P2" draw:layer="layout" svg:width="0.274cm" svg:height="0.274cm" svg:x="20.828cm" svg:y="4.323cm" svg:viewBox="0 0 275 275" svg:d="M139 275c37 0 72-14 96-40 26-26 40-62 40-99s-14-70-40-96c-24-26-59-40-96-40-38 0-71 14-99 40-26 26-40 59-40 96s14 73 40 99c28 26 61 40 99 40z">
          <text:p/>
        </draw:path>
        <draw:path draw:style-name="gr35" draw:text-style-name="P18" draw:layer="layout" svg:width="0.274cm" svg:height="0.276cm" svg:x="21.059cm" svg:y="4.113cm" svg:viewBox="0 0 275 277" svg:d="M138 277c35 0 71-16 97-40 25-26 40-61 40-99 0-37-15-72-40-98-26-24-62-40-97-40-37 0-72 16-98 40-26 26-40 61-40 98 0 38 14 73 40 99 26 24 61 40 98 40z">
          <text:p/>
        </draw:path>
        <draw:path draw:style-name="gr34" draw:text-style-name="P2" draw:layer="layout" svg:width="0.274cm" svg:height="0.276cm" svg:x="21.059cm" svg:y="4.113cm" svg:viewBox="0 0 275 277" svg:d="M138 277c35 0 71-16 97-40 25-26 40-61 40-99 0-37-15-72-40-98-26-24-62-40-97-40-37 0-72 16-98 40-26 26-40 61-40 98 0 38 14 73 40 99 26 24 61 40 98 40z">
          <text:p/>
        </draw:path>
        <draw:path draw:style-name="gr33" draw:text-style-name="P5" draw:layer="layout" svg:width="0.275cm" svg:height="0.275cm" svg:x="20.804cm" svg:y="4.346cm" svg:viewBox="0 0 276 276" svg:d="M137 276c38 0 72-15 98-40 26-26 41-62 41-98 0-37-15-71-41-97s-60-41-98-41c-36 0-71 15-96 41-26 26-41 60-41 97 0 36 15 72 41 98 25 25 60 40 96 40z">
          <text:p/>
        </draw:path>
        <draw:path draw:style-name="gr34" draw:text-style-name="P2" draw:layer="layout" svg:width="0.275cm" svg:height="0.275cm" svg:x="20.804cm" svg:y="4.346cm" svg:viewBox="0 0 276 276" svg:d="M137 276c38 0 72-15 98-40 26-26 41-62 41-98 0-37-15-71-41-97s-60-41-98-41c-36 0-71 15-96 41-26 26-41 60-41 97 0 36 15 72 41 98 25 25 60 40 96 40z">
          <text:p/>
        </draw:path>
        <draw:path draw:style-name="gr35" draw:text-style-name="P18" draw:layer="layout" svg:width="0.274cm" svg:height="0.274cm" svg:x="22.554cm" svg:y="4.516cm" svg:viewBox="0 0 275 275" svg:d="M139 275c35 0 70-16 95-42 27-26 41-59 41-96s-14-72-41-97c-25-26-60-40-95-40-37 0-72 14-99 40-26 25-40 60-40 97s14 70 40 96c27 26 62 42 99 42z">
          <text:p/>
        </draw:path>
        <draw:path draw:style-name="gr34" draw:text-style-name="P2" draw:layer="layout" svg:width="0.274cm" svg:height="0.274cm" svg:x="22.554cm" svg:y="4.516cm" svg:viewBox="0 0 275 275" svg:d="M139 275c35 0 70-16 95-42 27-26 41-59 41-96s-14-72-41-97c-25-26-60-40-95-40-37 0-72 14-99 40-26 25-40 60-40 97s14 70 40 96c27 26 62 42 99 42z">
          <text:p/>
        </draw:path>
        <draw:path draw:style-name="gr33" draw:text-style-name="P5" draw:layer="layout" svg:width="0.275cm" svg:height="0.274cm" svg:x="18.818cm" svg:y="4.627cm" svg:viewBox="0 0 276 275" svg:d="M136 275c38 0 72-14 99-40 26-24 41-59 41-97s-15-72-41-98c-27-26-61-40-99-40-35 0-71 14-97 40-24 26-39 60-39 98s15 73 39 97c26 26 62 40 97 40z">
          <text:p/>
        </draw:path>
        <draw:path draw:style-name="gr34" draw:text-style-name="P2" draw:layer="layout" svg:width="0.275cm" svg:height="0.274cm" svg:x="18.818cm" svg:y="4.627cm" svg:viewBox="0 0 276 275" svg:d="M136 275c38 0 72-14 99-40 26-24 41-59 41-97s-15-72-41-98c-27-26-61-40-99-40-35 0-71 14-97 40-24 26-39 60-39 98s15 73 39 97c26 26 62 40 97 40z">
          <text:p/>
        </draw:path>
        <draw:path draw:style-name="gr35" draw:text-style-name="P18" draw:layer="layout" svg:width="0.274cm" svg:height="0.274cm" svg:x="20.94cm" svg:y="4.364cm" svg:viewBox="0 0 275 275" svg:d="M137 275c37 0 72-15 98-41s40-60 40-99c0-35-14-71-40-95-26-26-61-40-98-40-35 0-70 14-96 40-27 24-41 60-41 95 0 39 14 73 41 99 26 26 61 41 96 41z">
          <text:p/>
        </draw:path>
        <draw:path draw:style-name="gr34" draw:text-style-name="P2" draw:layer="layout" svg:width="0.274cm" svg:height="0.274cm" svg:x="20.94cm" svg:y="4.364cm" svg:viewBox="0 0 275 275" svg:d="M137 275c37 0 72-15 98-41s40-60 40-99c0-35-14-71-40-95-26-26-61-40-98-40-35 0-70 14-96 40-27 24-41 60-41 95 0 39 14 73 41 99 26 26 61 41 96 41z">
          <text:p/>
        </draw:path>
        <draw:path draw:style-name="gr35" draw:text-style-name="P18" draw:layer="layout" svg:width="0.275cm" svg:height="0.274cm" svg:x="21.041cm" svg:y="4.361cm" svg:viewBox="0 0 276 275" svg:d="M139 275c35 0 72-14 98-40 24-26 39-61 39-99 0-35-15-70-39-96-26-26-63-40-98-40-38 0-73 14-99 40-25 26-40 61-40 96 0 38 15 73 40 99 26 26 61 40 99 40z">
          <text:p/>
        </draw:path>
        <draw:path draw:style-name="gr34" draw:text-style-name="P2" draw:layer="layout" svg:width="0.275cm" svg:height="0.274cm" svg:x="21.041cm" svg:y="4.361cm" svg:viewBox="0 0 276 275" svg:d="M139 275c35 0 72-14 98-40 24-26 39-61 39-99 0-35-15-70-39-96-26-26-63-40-98-40-38 0-73 14-99 40-25 26-40 61-40 96 0 38 15 73 40 99 26 26 61 40 99 40z">
          <text:p/>
        </draw:path>
        <draw:path draw:style-name="gr33" draw:text-style-name="P5" draw:layer="layout" svg:width="0.274cm" svg:height="0.274cm" svg:x="19.128cm" svg:y="4.531cm" svg:viewBox="0 0 275 275" svg:d="M138 275c37 0 73-15 97-42 26-25 40-60 40-97s-14-70-40-96c-24-26-60-40-97-40s-72 14-98 40c-24 26-40 59-40 96s16 72 40 97c26 27 61 42 98 42z">
          <text:p/>
        </draw:path>
        <draw:path draw:style-name="gr34" draw:text-style-name="P2" draw:layer="layout" svg:width="0.274cm" svg:height="0.274cm" svg:x="19.128cm" svg:y="4.531cm" svg:viewBox="0 0 275 275" svg:d="M138 275c37 0 73-15 97-42 26-25 40-60 40-97s-14-70-40-96c-24-26-60-40-97-40s-72 14-98 40c-24 26-40 59-40 96s16 72 40 97c26 27 61 42 98 42z">
          <text:p/>
        </draw:path>
        <draw:path draw:style-name="gr35" draw:text-style-name="P18" draw:layer="layout" svg:width="0.274cm" svg:height="0.274cm" svg:x="21.933cm" svg:y="4.262cm" svg:viewBox="0 0 275 275" svg:d="M139 275c35 0 70-14 96-43 26-24 40-59 40-96 0-35-14-71-40-97-26-24-61-39-96-39-38 0-73 15-99 39-26 26-40 62-40 97 0 37 14 72 40 96 26 29 61 43 99 43z">
          <text:p/>
        </draw:path>
        <draw:path draw:style-name="gr34" draw:text-style-name="P2" draw:layer="layout" svg:width="0.274cm" svg:height="0.274cm" svg:x="21.933cm" svg:y="4.262cm" svg:viewBox="0 0 275 275" svg:d="M139 275c35 0 70-14 96-43 26-24 40-59 40-96 0-35-14-71-40-97-26-24-61-39-96-39-38 0-73 15-99 39-26 26-40 62-40 97 0 37 14 72 40 96 26 29 61 43 99 43z">
          <text:p/>
        </draw:path>
        <draw:path draw:style-name="gr33" draw:text-style-name="P5" draw:layer="layout" svg:width="0.274cm" svg:height="0.274cm" svg:x="20.583cm" svg:y="4.311cm" svg:viewBox="0 0 275 275" svg:d="M139 275c35 0 71-14 97-40 24-27 39-62 39-99s-15-72-39-97c-26-26-62-39-97-39-38 0-73 13-97 39-28 25-42 60-42 97s14 72 42 99c24 26 59 40 97 40z">
          <text:p/>
        </draw:path>
        <draw:path draw:style-name="gr34" draw:text-style-name="P2" draw:layer="layout" svg:width="0.274cm" svg:height="0.274cm" svg:x="20.583cm" svg:y="4.311cm" svg:viewBox="0 0 275 275" svg:d="M139 275c35 0 71-14 97-40 24-27 39-62 39-99s-15-72-39-97c-26-26-62-39-97-39-38 0-73 13-97 39-28 25-42 60-42 97s14 72 42 99c24 26 59 40 97 40z">
          <text:p/>
        </draw:path>
        <draw:path draw:style-name="gr35" draw:text-style-name="P18" draw:layer="layout" svg:width="0.276cm" svg:height="0.273cm" svg:x="21.085cm" svg:y="4.285cm" svg:viewBox="0 0 277 274" svg:d="M138 274c37 0 72-15 99-39 24-29 40-64 40-99 0-37-16-72-40-97-27-26-62-39-99-39-35 0-72 13-98 39-24 25-40 60-40 97 0 35 16 70 40 99 26 24 63 39 98 39z">
          <text:p/>
        </draw:path>
        <draw:path draw:style-name="gr34" draw:text-style-name="P2" draw:layer="layout" svg:width="0.276cm" svg:height="0.273cm" svg:x="21.085cm" svg:y="4.285cm" svg:viewBox="0 0 277 274" svg:d="M138 274c37 0 72-15 99-39 24-29 40-64 40-99 0-37-16-72-40-97-27-26-62-39-99-39-35 0-72 13-98 39-24 25-40 60-40 97 0 35 16 70 40 99 26 24 63 39 98 39z">
          <text:p/>
        </draw:path>
        <draw:path draw:style-name="gr35" draw:text-style-name="P18" draw:layer="layout" svg:width="0.274cm" svg:height="0.275cm" svg:x="21.134cm" svg:y="4.392cm" svg:viewBox="0 0 275 276" svg:d="M139 276c37 0 70-15 96-41s40-60 40-97-14-72-40-99c-26-24-59-39-96-39-38 0-73 15-97 39-28 27-42 62-42 99s14 71 42 97c24 26 59 41 97 41z">
          <text:p/>
        </draw:path>
        <draw:path draw:style-name="gr34" draw:text-style-name="P2" draw:layer="layout" svg:width="0.274cm" svg:height="0.275cm" svg:x="21.134cm" svg:y="4.392cm" svg:viewBox="0 0 275 276" svg:d="M139 276c37 0 70-15 96-41s40-60 40-97-14-72-40-99c-26-24-59-39-96-39-38 0-73 15-97 39-28 27-42 62-42 99s14 71 42 97c24 26 59 41 97 41z">
          <text:p/>
        </draw:path>
        <draw:path draw:style-name="gr33" draw:text-style-name="P5" draw:layer="layout" svg:width="0.274cm" svg:height="0.274cm" svg:x="20.784cm" svg:y="4.378cm" svg:viewBox="0 0 275 275" svg:d="M138 275c35 0 71-14 97-40 26-24 40-60 40-96 0-38-14-73-40-98-26-26-62-41-97-41-37 0-72 15-98 41-25 25-40 60-40 98 0 36 15 72 40 96 26 26 61 40 98 40z">
          <text:p/>
        </draw:path>
        <draw:path draw:style-name="gr34" draw:text-style-name="P2" draw:layer="layout" svg:width="0.274cm" svg:height="0.274cm" svg:x="20.784cm" svg:y="4.378cm" svg:viewBox="0 0 275 275" svg:d="M138 275c35 0 71-14 97-40 26-24 40-60 40-96 0-38-14-73-40-98-26-26-62-41-97-41-37 0-72 15-98 41-25 25-40 60-40 98 0 36 15 72 40 96 26 26 61 40 98 40z">
          <text:p/>
        </draw:path>
        <draw:path draw:style-name="gr35" draw:text-style-name="P18" draw:layer="layout" svg:width="0.274cm" svg:height="0.274cm" svg:x="20.868cm" svg:y="4.404cm" svg:viewBox="0 0 275 275" svg:d="M137 275c37 0 72-14 98-40s40-60 40-96c0-38-14-73-40-98-26-26-61-41-98-41-35 0-71 15-97 41-26 25-40 60-40 98 0 36 14 70 40 96s62 40 97 40z">
          <text:p/>
        </draw:path>
        <draw:path draw:style-name="gr34" draw:text-style-name="P2" draw:layer="layout" svg:width="0.274cm" svg:height="0.274cm" svg:x="20.868cm" svg:y="4.404cm" svg:viewBox="0 0 275 275" svg:d="M137 275c37 0 72-14 98-40s40-60 40-96c0-38-14-73-40-98-26-26-61-41-98-41-35 0-71 15-97 41-26 25-40 60-40 98 0 36 14 70 40 96s62 40 97 40z">
          <text:p/>
        </draw:path>
        <draw:path draw:style-name="gr33" draw:text-style-name="P5" draw:layer="layout" svg:width="0.274cm" svg:height="0.274cm" svg:x="20.793cm" svg:y="4.335cm" svg:viewBox="0 0 275 275" svg:d="M136 275c38 0 73-14 99-40 25-26 40-62 40-99 0-35-15-70-40-96-26-26-61-40-99-40-35 0-72 14-96 40-26 26-40 61-40 96 0 37 14 73 40 99 24 26 61 40 96 40z">
          <text:p/>
        </draw:path>
        <draw:path draw:style-name="gr34" draw:text-style-name="P2" draw:layer="layout" svg:width="0.274cm" svg:height="0.274cm" svg:x="20.793cm" svg:y="4.335cm" svg:viewBox="0 0 275 275" svg:d="M136 275c38 0 73-14 99-40 25-26 40-62 40-99 0-35-15-70-40-96-26-26-61-40-99-40-35 0-72 14-96 40-26 26-40 61-40 96 0 37 14 73 40 99 24 26 61 40 96 40z">
          <text:p/>
        </draw:path>
        <draw:path draw:style-name="gr35" draw:text-style-name="P18" draw:layer="layout" svg:width="0.274cm" svg:height="0.274cm" svg:x="21.456cm" svg:y="4.47cm" svg:viewBox="0 0 275 275" svg:d="M137 275c37 0 72-14 96-40 28-26 42-60 42-97 0-36-14-70-42-97-24-27-59-41-96-41-35 0-71 14-98 41-24 27-39 61-39 97 0 37 15 71 39 97 27 26 63 40 98 40z">
          <text:p/>
        </draw:path>
        <draw:path draw:style-name="gr34" draw:text-style-name="P2" draw:layer="layout" svg:width="0.274cm" svg:height="0.274cm" svg:x="21.456cm" svg:y="4.47cm" svg:viewBox="0 0 275 275" svg:d="M137 275c37 0 72-14 96-40 28-26 42-60 42-97 0-36-14-70-42-97-24-27-59-41-96-41-35 0-71 14-98 41-24 27-39 61-39 97 0 37 15 71 39 97 27 26 63 40 98 40z">
          <text:p/>
        </draw:path>
        <draw:path draw:style-name="gr35" draw:text-style-name="P18" draw:layer="layout" svg:width="0.275cm" svg:height="0.274cm" svg:x="21.208cm" svg:y="4.554cm" svg:viewBox="0 0 276 275" svg:d="M137 275c37 0 72-16 98-41 26-28 41-63 41-98 0-37-15-72-41-96-26-26-61-40-98-40-35 0-70 14-96 40-26 24-41 59-41 96 0 35 15 70 41 98 26 25 61 41 96 41z">
          <text:p/>
        </draw:path>
        <draw:path draw:style-name="gr34" draw:text-style-name="P2" draw:layer="layout" svg:width="0.275cm" svg:height="0.274cm" svg:x="21.208cm" svg:y="4.554cm" svg:viewBox="0 0 276 275" svg:d="M137 275c37 0 72-16 98-41 26-28 41-63 41-98 0-37-15-72-41-96-26-26-61-40-98-40-35 0-70 14-96 40-26 24-41 59-41 96 0 35 15 70 41 98 26 25 61 41 96 41z">
          <text:p/>
        </draw:path>
        <draw:path draw:style-name="gr35" draw:text-style-name="P18" draw:layer="layout" svg:width="0.274cm" svg:height="0.274cm" svg:x="21.252cm" svg:y="4.431cm" svg:viewBox="0 0 275 275" svg:d="M138 275c35 0 72-13 96-39 27-25 41-60 41-97s-14-73-41-99c-24-26-61-40-96-40-37 0-72 14-98 40s-40 62-40 99 14 72 40 97c26 26 61 39 98 39z">
          <text:p/>
        </draw:path>
        <draw:path draw:style-name="gr34" draw:text-style-name="P2" draw:layer="layout" svg:width="0.274cm" svg:height="0.274cm" svg:x="21.252cm" svg:y="4.431cm" svg:viewBox="0 0 275 275" svg:d="M138 275c35 0 72-13 96-39 27-25 41-60 41-97s-14-73-41-99c-24-26-61-40-96-40-37 0-72 14-98 40s-40 62-40 99 14 72 40 97c26 26 61 39 98 39z">
          <text:p/>
        </draw:path>
        <draw:path draw:style-name="gr35" draw:text-style-name="P18" draw:layer="layout" svg:width="0.275cm" svg:height="0.274cm" svg:x="21.26cm" svg:y="4.428cm" svg:viewBox="0 0 276 275" svg:d="M137 275c37 0 72-13 98-39 26-25 41-60 41-97s-15-73-41-99-61-40-98-40c-36 0-70 14-96 40s-41 62-41 99 15 72 41 97c26 26 60 39 96 39z">
          <text:p/>
        </draw:path>
        <draw:path draw:style-name="gr34" draw:text-style-name="P2" draw:layer="layout" svg:width="0.275cm" svg:height="0.274cm" svg:x="21.26cm" svg:y="4.428cm" svg:viewBox="0 0 276 275" svg:d="M137 275c37 0 72-13 98-39 26-25 41-60 41-97s-15-73-41-99-61-40-98-40c-36 0-70 14-96 40s-41 62-41 99 15 72 41 97c26 26 60 39 96 39z">
          <text:p/>
        </draw:path>
        <draw:path draw:style-name="gr35" draw:text-style-name="P18" draw:layer="layout" svg:width="0.273cm" svg:height="0.274cm" svg:x="21.655cm" svg:y="4.796cm" svg:viewBox="0 0 274 275" svg:d="M138 275c37 0 71-17 97-43s39-61 39-96c0-37-13-72-39-97-26-26-60-39-97-39-36 0-72 13-99 39-26 25-39 60-39 97 0 35 13 70 39 96 27 26 63 43 99 43z">
          <text:p/>
        </draw:path>
        <draw:path draw:style-name="gr34" draw:text-style-name="P2" draw:layer="layout" svg:width="0.273cm" svg:height="0.274cm" svg:x="21.655cm" svg:y="4.796cm" svg:viewBox="0 0 274 275" svg:d="M138 275c37 0 71-17 97-43s39-61 39-96c0-37-13-72-39-97-26-26-60-39-97-39-36 0-72 13-99 39-26 25-39 60-39 97 0 35 13 70 39 96 27 26 63 43 99 43z">
          <text:p/>
        </draw:path>
        <draw:path draw:style-name="gr33" draw:text-style-name="P5" draw:layer="layout" svg:width="0.274cm" svg:height="0.274cm" svg:x="20.741cm" svg:y="4.355cm" svg:viewBox="0 0 275 275" svg:d="M136 275c37 0 72-14 99-40 26-26 40-61 40-99 0-35-14-70-40-96-27-26-62-40-99-40-36 0-70 14-96 40s-40 61-40 96c0 38 14 73 40 99s60 40 96 40z">
          <text:p/>
        </draw:path>
        <draw:path draw:style-name="gr34" draw:text-style-name="P2" draw:layer="layout" svg:width="0.274cm" svg:height="0.274cm" svg:x="20.741cm" svg:y="4.355cm" svg:viewBox="0 0 275 275" svg:d="M136 275c37 0 72-14 99-40 26-26 40-61 40-99 0-35-14-70-40-96-27-26-62-40-99-40-36 0-70 14-96 40s-40 61-40 96c0 38 14 73 40 99s60 40 96 40z">
          <text:p/>
        </draw:path>
        <draw:path draw:style-name="gr35" draw:text-style-name="P18" draw:layer="layout" svg:width="0.275cm" svg:height="0.275cm" svg:x="21.124cm" svg:y="4.516cm" svg:viewBox="0 0 276 276" svg:d="M138 276c37 0 72-17 97-41 26-26 41-61 41-98 0-35-15-71-41-97-25-24-60-40-97-40-36 0-71 16-97 40-26 26-41 62-41 97 0 37 15 72 41 98 26 24 61 41 97 41z">
          <text:p/>
        </draw:path>
        <draw:path draw:style-name="gr34" draw:text-style-name="P2" draw:layer="layout" svg:width="0.275cm" svg:height="0.275cm" svg:x="21.124cm" svg:y="4.516cm" svg:viewBox="0 0 276 276" svg:d="M138 276c37 0 72-17 97-41 26-26 41-61 41-98 0-35-15-71-41-97-25-24-60-40-97-40-36 0-71 16-97 40-26 26-41 62-41 97 0 37 15 72 41 98 26 24 61 41 97 41z">
          <text:p/>
        </draw:path>
        <draw:path draw:style-name="gr35" draw:text-style-name="P18" draw:layer="layout" svg:width="0.274cm" svg:height="0.273cm" svg:x="21.01cm" svg:y="4.513cm" svg:viewBox="0 0 275 274" svg:d="M138 274c37 0 72-16 97-42 26-26 40-61 40-96 0-37-14-72-40-97-25-26-60-39-97-39-38 0-72 13-98 39-26 25-40 60-40 97 0 35 14 70 40 96s60 42 98 42z">
          <text:p/>
        </draw:path>
        <draw:path draw:style-name="gr34" draw:text-style-name="P2" draw:layer="layout" svg:width="0.274cm" svg:height="0.273cm" svg:x="21.01cm" svg:y="4.513cm" svg:viewBox="0 0 275 274" svg:d="M138 274c37 0 72-16 97-42 26-26 40-61 40-96 0-37-14-72-40-97-25-26-60-39-97-39-38 0-72 13-98 39-26 25-40 60-40 97 0 35 14 70 40 96s60 42 98 42z">
          <text:p/>
        </draw:path>
        <draw:path draw:style-name="gr35" draw:text-style-name="P18" draw:layer="layout" svg:width="0.274cm" svg:height="0.274cm" svg:x="20.96cm" svg:y="4.427cm" svg:viewBox="0 0 275 275" svg:d="M137 275c37 0 72-14 98-40s40-61 40-98c0-35-14-73-40-97-26-26-61-40-98-40-35 0-70 14-95 40-26 24-42 62-42 97 0 37 16 72 42 98 25 26 60 40 95 40z">
          <text:p/>
        </draw:path>
        <draw:path draw:style-name="gr34" draw:text-style-name="P2" draw:layer="layout" svg:width="0.274cm" svg:height="0.274cm" svg:x="20.96cm" svg:y="4.427cm" svg:viewBox="0 0 275 275" svg:d="M137 275c37 0 72-14 98-40s40-61 40-98c0-35-14-73-40-97-26-26-61-40-98-40-35 0-70 14-95 40-26 24-42 62-42 97 0 37 16 72 42 98 25 26 60 40 95 40z">
          <text:p/>
        </draw:path>
        <draw:path draw:style-name="gr35" draw:text-style-name="P18" draw:layer="layout" svg:width="0.274cm" svg:height="0.274cm" svg:x="20.902cm" svg:y="4.436cm" svg:viewBox="0 0 275 275" svg:d="M137 275c37 0 72-14 96-40 28-26 42-61 42-98 0-35-14-73-42-97-24-26-59-40-96-40-35 0-70 14-98 40-24 24-39 62-39 97 0 37 15 72 39 98 28 26 63 40 98 40z">
          <text:p/>
        </draw:path>
        <draw:path draw:style-name="gr34" draw:text-style-name="P2" draw:layer="layout" svg:width="0.274cm" svg:height="0.274cm" svg:x="20.902cm" svg:y="4.436cm" svg:viewBox="0 0 275 275" svg:d="M137 275c37 0 72-14 96-40 28-26 42-61 42-98 0-35-14-73-42-97-24-26-59-40-96-40-35 0-70 14-98 40-24 24-39 62-39 97 0 37 15 72 39 98 28 26 63 40 98 40z">
          <text:p/>
        </draw:path>
        <draw:path draw:style-name="gr35" draw:text-style-name="P18" draw:layer="layout" svg:width="0.274cm" svg:height="0.274cm" svg:x="20.839cm" svg:y="4.335cm" svg:viewBox="0 0 275 275" svg:d="M140 275c35 0 71-15 95-40 26-26 40-62 40-100 0-35-14-71-40-95-24-26-60-40-95-40-39 0-73 14-100 40-26 24-40 60-40 95 0 38 14 74 40 100 27 25 61 40 100 40z">
          <text:p/>
        </draw:path>
        <draw:path draw:style-name="gr34" draw:text-style-name="P2" draw:layer="layout" svg:width="0.274cm" svg:height="0.274cm" svg:x="20.839cm" svg:y="4.335cm" svg:viewBox="0 0 275 275" svg:d="M140 275c35 0 71-15 95-40 26-26 40-62 40-100 0-35-14-71-40-95-24-26-60-40-95-40-39 0-73 14-100 40-26 24-40 60-40 95 0 38 14 74 40 100 27 25 61 40 100 40z">
          <text:p/>
        </draw:path>
        <draw:path draw:style-name="gr35" draw:text-style-name="P18" draw:layer="layout" svg:width="0.274cm" svg:height="0.274cm" svg:x="21.342cm" svg:y="4.363cm" svg:viewBox="0 0 275 275" svg:d="M138 275c38 0 73-14 97-40 27-25 40-60 40-99 0-35-13-71-40-97-24-24-59-39-97-39-35 0-72 15-98 39-24 26-40 62-40 97 0 39 16 74 40 99 26 26 63 40 98 40z">
          <text:p/>
        </draw:path>
        <draw:path draw:style-name="gr34" draw:text-style-name="P2" draw:layer="layout" svg:width="0.274cm" svg:height="0.274cm" svg:x="21.342cm" svg:y="4.363cm" svg:viewBox="0 0 275 275" svg:d="M138 275c38 0 73-14 97-40 27-25 40-60 40-99 0-35-13-71-40-97-24-24-59-39-97-39-35 0-72 15-98 39-24 26-40 62-40 97 0 39 16 74 40 99 26 26 63 40 98 40z">
          <text:p/>
        </draw:path>
        <draw:path draw:style-name="gr35" draw:text-style-name="P18" draw:layer="layout" svg:width="0.274cm" svg:height="0.274cm" svg:x="21.417cm" svg:y="4.37cm" svg:viewBox="0 0 275 275" svg:d="M139 275c37 0 70-14 96-40 26-24 40-59 40-97 0-37-14-72-40-98-26-24-59-40-96-40s-73 16-97 40c-26 26-42 61-42 98 0 38 16 73 42 97 24 26 60 40 97 40z">
          <text:p/>
        </draw:path>
        <draw:path draw:style-name="gr34" draw:text-style-name="P2" draw:layer="layout" svg:width="0.274cm" svg:height="0.274cm" svg:x="21.417cm" svg:y="4.37cm" svg:viewBox="0 0 275 275" svg:d="M139 275c37 0 70-14 96-40 26-24 40-59 40-97 0-37-14-72-40-98-26-24-59-40-96-40s-73 16-97 40c-26 26-42 61-42 98 0 38 16 73 42 97 24 26 60 40 97 40z">
          <text:p/>
        </draw:path>
        <draw:path draw:style-name="gr35" draw:text-style-name="P18" draw:layer="layout" svg:width="0.274cm" svg:height="0.274cm" svg:x="20.814cm" svg:y="4.393cm" svg:viewBox="0 0 275 275" svg:d="M138 275c36 0 72-14 98-40 24-24 39-59 39-96 0-38-15-73-39-99-26-26-62-40-98-40-37 0-73 14-98 40-26 26-40 61-40 99 0 37 14 72 40 96 25 26 61 40 98 40z">
          <text:p/>
        </draw:path>
        <draw:path draw:style-name="gr34" draw:text-style-name="P2" draw:layer="layout" svg:width="0.274cm" svg:height="0.274cm" svg:x="20.814cm" svg:y="4.393cm" svg:viewBox="0 0 275 275" svg:d="M138 275c36 0 72-14 98-40 24-24 39-59 39-96 0-38-15-73-39-99-26-26-62-40-98-40-37 0-73 14-98 40-26 26-40 61-40 99 0 37 14 72 40 96 25 26 61 40 98 40z">
          <text:p/>
        </draw:path>
        <draw:path draw:style-name="gr35" draw:text-style-name="P18" draw:layer="layout" svg:width="0.275cm" svg:height="0.273cm" svg:x="22.302cm" svg:y="4.513cm" svg:viewBox="0 0 276 274" svg:d="M137 274c37 0 72-16 98-42s41-60 41-96c0-37-15-72-41-97-26-26-61-39-98-39-35 0-70 13-96 39-26 25-41 60-41 97 0 36 15 70 41 96s61 42 96 42z">
          <text:p/>
        </draw:path>
        <draw:path draw:style-name="gr34" draw:text-style-name="P2" draw:layer="layout" svg:width="0.275cm" svg:height="0.273cm" svg:x="22.302cm" svg:y="4.513cm" svg:viewBox="0 0 276 274" svg:d="M137 274c37 0 72-16 98-42s41-60 41-96c0-37-15-72-41-97-26-26-61-39-98-39-35 0-70 13-96 39-26 25-41 60-41 97 0 36 15 70 41 96s61 42 96 42z">
          <text:p/>
        </draw:path>
        <draw:path draw:style-name="gr35" draw:text-style-name="P18" draw:layer="layout" svg:width="0.274cm" svg:height="0.274cm" svg:x="23.088cm" svg:y="4.979cm" svg:viewBox="0 0 275 275" svg:d="M136 275c37 0 72-14 98-40 26-24 41-59 41-96s-15-73-41-99-61-40-98-40c-35 0-70 14-96 40s-40 62-40 99 14 72 40 96c26 26 61 40 96 40z">
          <text:p/>
        </draw:path>
        <draw:path draw:style-name="gr34" draw:text-style-name="P2" draw:layer="layout" svg:width="0.274cm" svg:height="0.274cm" svg:x="23.088cm" svg:y="4.979cm" svg:viewBox="0 0 275 275" svg:d="M136 275c37 0 72-14 98-40 26-24 41-59 41-96s-15-73-41-99-61-40-98-40c-35 0-70 14-96 40s-40 62-40 99 14 72 40 96c26 26 61 40 96 40z">
          <text:p/>
        </draw:path>
        <draw:path draw:style-name="gr35" draw:text-style-name="P18" draw:layer="layout" svg:width="0.275cm" svg:height="0.274cm" svg:x="20.703cm" svg:y="4.548cm" svg:viewBox="0 0 276 275" svg:d="M136 275c37 0 72-14 98-41 27-28 42-61 42-98s-15-72-42-96c-26-26-61-40-98-40-35 0-70 14-95 40-26 24-41 59-41 96s15 70 41 98c25 27 60 41 95 41z">
          <text:p/>
        </draw:path>
        <draw:path draw:style-name="gr34" draw:text-style-name="P2" draw:layer="layout" svg:width="0.275cm" svg:height="0.274cm" svg:x="20.703cm" svg:y="4.548cm" svg:viewBox="0 0 276 275" svg:d="M136 275c37 0 72-14 98-41 27-28 42-61 42-98s-15-72-42-96c-26-26-61-40-98-40-35 0-70 14-95 40-26 24-41 59-41 96s15 70 41 98c25 27 60 41 95 41z">
          <text:p/>
        </draw:path>
        <draw:path draw:style-name="gr35" draw:text-style-name="P18" draw:layer="layout" svg:width="0.276cm" svg:height="0.274cm" svg:x="21.2cm" svg:y="4.451cm" svg:viewBox="0 0 277 275" svg:d="M139 275c35 0 70-13 98-40 24-26 40-59 40-96s-16-73-40-99c-28-26-63-40-98-40-38 0-73 14-99 40-25 26-40 62-40 99s15 70 40 96c26 27 61 40 99 40z">
          <text:p/>
        </draw:path>
        <draw:path draw:style-name="gr34" draw:text-style-name="P2" draw:layer="layout" svg:width="0.276cm" svg:height="0.274cm" svg:x="21.2cm" svg:y="4.451cm" svg:viewBox="0 0 277 275" svg:d="M139 275c35 0 70-13 98-40 24-26 40-59 40-96s-16-73-40-99c-28-26-63-40-98-40-38 0-73 14-99 40-25 26-40 62-40 99s15 70 40 96c26 27 61 40 99 40z">
          <text:p/>
        </draw:path>
        <draw:path draw:style-name="gr35" draw:text-style-name="P18" draw:layer="layout" svg:width="0.274cm" svg:height="0.274cm" svg:x="21.073cm" svg:y="4.431cm" svg:viewBox="0 0 275 275" svg:d="M136 275c38 0 73-13 99-39 26-25 40-60 40-97s-14-73-40-99-61-40-99-40c-35 0-72 14-96 40-26 26-40 62-40 99s14 72 40 97c24 26 61 39 96 39z">
          <text:p/>
        </draw:path>
        <draw:path draw:style-name="gr34" draw:text-style-name="P2" draw:layer="layout" svg:width="0.274cm" svg:height="0.274cm" svg:x="21.073cm" svg:y="4.431cm" svg:viewBox="0 0 275 275" svg:d="M136 275c38 0 73-13 99-39 26-25 40-60 40-97s-14-73-40-99-61-40-99-40c-35 0-72 14-96 40-26 26-40 62-40 99s14 72 40 97c24 26 61 39 96 39z">
          <text:p/>
        </draw:path>
        <draw:path draw:style-name="gr35" draw:text-style-name="P18" draw:layer="layout" svg:width="0.274cm" svg:height="0.274cm" svg:x="21.082cm" svg:y="4.39cm" svg:viewBox="0 0 275 275" svg:d="M138 275c36 0 71-14 97-40 25-26 40-59 40-96 0-38-15-73-40-99-26-26-61-40-97-40-37 0-72 14-98 40s-40 61-40 99c0 37 14 70 40 96s61 40 98 40z">
          <text:p/>
        </draw:path>
        <draw:path draw:style-name="gr34" draw:text-style-name="P2" draw:layer="layout" svg:width="0.274cm" svg:height="0.274cm" svg:x="21.082cm" svg:y="4.39cm" svg:viewBox="0 0 275 275" svg:d="M138 275c36 0 71-14 97-40 25-26 40-59 40-96 0-38-15-73-40-99-26-26-61-40-97-40-37 0-72 14-98 40s-40 61-40 99c0 37 14 70 40 96s61 40 98 40z">
          <text:p/>
        </draw:path>
        <draw:path draw:style-name="gr35" draw:text-style-name="P18" draw:layer="layout" svg:width="0.274cm" svg:height="0.275cm" svg:x="21.254cm" svg:y="4.453cm" svg:viewBox="0 0 275 276" svg:d="M136 276c37 0 72-15 98-39 27-26 41-62 41-97 0-37-14-73-41-99-26-26-61-41-98-41s-72 15-97 41c-26 26-39 62-39 99 0 35 13 71 39 97 25 24 60 39 97 39z">
          <text:p/>
        </draw:path>
        <draw:path draw:style-name="gr34" draw:text-style-name="P2" draw:layer="layout" svg:width="0.274cm" svg:height="0.275cm" svg:x="21.254cm" svg:y="4.453cm" svg:viewBox="0 0 275 276" svg:d="M136 276c37 0 72-15 98-39 27-26 41-62 41-97 0-37-14-73-41-99-26-26-61-41-98-41s-72 15-97 41c-26 26-39 62-39 99 0 35 13 71 39 97 25 24 60 39 97 39z">
          <text:p/>
        </draw:path>
        <draw:path draw:style-name="gr35" draw:text-style-name="P18" draw:layer="layout" svg:width="0.274cm" svg:height="0.274cm" svg:x="21.621cm" svg:y="4.958cm" svg:viewBox="0 0 275 275" svg:d="M138 275c37 0 71-14 97-40s40-61 40-98c0-36-14-73-40-97-26-26-60-40-97-40s-72 14-97 40c-26 24-41 61-41 97 0 37 15 72 41 98 25 26 60 40 97 40z">
          <text:p/>
        </draw:path>
        <draw:path draw:style-name="gr34" draw:text-style-name="P2" draw:layer="layout" svg:width="0.274cm" svg:height="0.274cm" svg:x="21.621cm" svg:y="4.958cm" svg:viewBox="0 0 275 275" svg:d="M138 275c37 0 71-14 97-40s40-61 40-98c0-36-14-73-40-97-26-26-60-40-97-40s-72 14-97 40c-26 24-41 61-41 97 0 37 15 72 41 98 25 26 60 40 97 40z">
          <text:p/>
        </draw:path>
        <draw:path draw:style-name="gr35" draw:text-style-name="P18" draw:layer="layout" svg:width="0.274cm" svg:height="0.274cm" svg:x="21.249cm" svg:y="4.416cm" svg:viewBox="0 0 275 275" svg:d="M136 275c37 0 72-15 98-41 26-25 41-60 41-95 0-38-15-73-41-99s-61-40-98-40c-36 0-72 14-96 40-26 26-40 61-40 99 0 35 14 70 40 95 24 26 60 41 96 41z">
          <text:p/>
        </draw:path>
        <draw:path draw:style-name="gr34" draw:text-style-name="P2" draw:layer="layout" svg:width="0.274cm" svg:height="0.274cm" svg:x="21.249cm" svg:y="4.416cm" svg:viewBox="0 0 275 275" svg:d="M136 275c37 0 72-15 98-41 26-25 41-60 41-95 0-38-15-73-41-99s-61-40-98-40c-36 0-72 14-96 40-26 26-40 61-40 99 0 35 14 70 40 95 24 26 60 41 96 41z">
          <text:p/>
        </draw:path>
        <draw:path draw:style-name="gr35" draw:text-style-name="P18" draw:layer="layout" svg:width="0.274cm" svg:height="0.275cm" svg:x="21.318cm" svg:y="4.493cm" svg:viewBox="0 0 275 276" svg:d="M139 276c35 0 72-15 96-41 26-26 40-60 40-97 0-35-14-70-40-96-24-27-61-42-96-42-38 0-72 15-98 42-26 26-41 61-41 96 0 37 15 71 41 97s60 41 98 41z">
          <text:p/>
        </draw:path>
        <draw:path draw:style-name="gr34" draw:text-style-name="P2" draw:layer="layout" svg:width="0.274cm" svg:height="0.275cm" svg:x="21.318cm" svg:y="4.493cm" svg:viewBox="0 0 275 276" svg:d="M139 276c35 0 72-15 96-41 26-26 40-60 40-97 0-35-14-70-40-96-24-27-61-42-96-42-38 0-72 15-98 42-26 26-41 61-41 96 0 37 15 71 41 97s60 41 98 41z">
          <text:p/>
        </draw:path>
        <draw:path draw:style-name="gr35" draw:text-style-name="P18" draw:layer="layout" svg:width="0.274cm" svg:height="0.276cm" svg:x="21.901cm" svg:y="4.569cm" svg:viewBox="0 0 275 277" svg:d="M138 277c36 0 71-16 97-41 26-26 40-63 40-98 0-37-14-72-40-96-26-26-61-42-97-42-37 0-72 16-98 42-25 24-40 59-40 96 0 35 15 72 40 98 26 25 61 41 98 41z">
          <text:p/>
        </draw:path>
        <draw:path draw:style-name="gr34" draw:text-style-name="P2" draw:layer="layout" svg:width="0.274cm" svg:height="0.276cm" svg:x="21.901cm" svg:y="4.569cm" svg:viewBox="0 0 275 277" svg:d="M138 277c36 0 71-16 97-41 26-26 40-63 40-98 0-37-14-72-40-96-26-26-61-42-97-42-37 0-72 16-98 42-25 24-40 59-40 96 0 35 15 72 40 98 26 25 61 41 98 41z">
          <text:p/>
        </draw:path>
        <draw:path draw:style-name="gr35" draw:text-style-name="P18" draw:layer="layout" svg:width="0.275cm" svg:height="0.276cm" svg:x="21.306cm" svg:y="4.439cm" svg:viewBox="0 0 276 277" svg:d="M137 277c37 0 72-16 98-40 26-26 41-61 41-98 0-35-15-72-41-99-26-25-61-40-98-40-36 0-72 15-98 40-24 27-39 64-39 99 0 37 15 72 39 98 26 24 62 40 98 40z">
          <text:p/>
        </draw:path>
        <draw:path draw:style-name="gr34" draw:text-style-name="P2" draw:layer="layout" svg:width="0.275cm" svg:height="0.276cm" svg:x="21.306cm" svg:y="4.439cm" svg:viewBox="0 0 276 277" svg:d="M137 277c37 0 72-16 98-40 26-26 41-61 41-98 0-35-15-72-41-99-26-25-61-40-98-40-36 0-72 15-98 40-24 27-39 64-39 99 0 37 15 72 39 98 26 24 62 40 98 40z">
          <text:p/>
        </draw:path>
        <draw:path draw:style-name="gr33" draw:text-style-name="P5" draw:layer="layout" svg:width="0.274cm" svg:height="0.274cm" svg:x="19.693cm" svg:y="4.627cm" svg:viewBox="0 0 275 275" svg:d="M139 275c36 0 72-15 96-40 26-26 40-61 40-98s-14-71-40-97c-24-26-60-40-96-40-37 0-72 14-98 40s-41 60-41 97 15 72 41 98c26 25 61 40 98 40z">
          <text:p/>
        </draw:path>
        <draw:path draw:style-name="gr34" draw:text-style-name="P2" draw:layer="layout" svg:width="0.274cm" svg:height="0.274cm" svg:x="19.693cm" svg:y="4.627cm" svg:viewBox="0 0 275 275" svg:d="M139 275c36 0 72-15 96-40 26-26 40-61 40-98s-14-71-40-97c-24-26-60-40-96-40-37 0-72 14-98 40s-41 60-41 97 15 72 41 98c26 25 61 40 98 40z">
          <text:p/>
        </draw:path>
        <draw:path draw:style-name="gr35" draw:text-style-name="P18" draw:layer="layout" svg:width="0.274cm" svg:height="0.274cm" svg:x="21.289cm" svg:y="4.396cm" svg:viewBox="0 0 275 275" svg:d="M136 275c37 0 72-14 99-40 26-24 40-59 40-96 0-39-14-73-40-99-27-26-62-40-99-40-35 0-70 14-96 40-25 26-40 60-40 99 0 37 15 72 40 96 26 26 61 40 96 40z">
          <text:p/>
        </draw:path>
        <draw:path draw:style-name="gr34" draw:text-style-name="P2" draw:layer="layout" svg:width="0.274cm" svg:height="0.274cm" svg:x="21.289cm" svg:y="4.396cm" svg:viewBox="0 0 275 275" svg:d="M136 275c37 0 72-14 99-40 26-24 40-59 40-96 0-39-14-73-40-99-27-26-62-40-99-40-35 0-70 14-96 40-25 26-40 60-40 99 0 37 15 72 40 96 26 26 61 40 96 40z">
          <text:p/>
        </draw:path>
        <draw:path draw:style-name="gr35" draw:text-style-name="P18" draw:layer="layout" svg:width="0.274cm" svg:height="0.274cm" svg:x="20.923cm" svg:y="4.326cm" svg:viewBox="0 0 275 275" svg:d="M137 275c37 0 72-15 98-40 26-26 40-64 40-99 0-37-14-72-40-96-26-26-61-40-98-40-35 0-70 14-96 40-27 24-41 59-41 96 0 35 14 73 41 99 26 25 61 40 96 40z">
          <text:p/>
        </draw:path>
        <draw:path draw:style-name="gr34" draw:text-style-name="P2" draw:layer="layout" svg:width="0.274cm" svg:height="0.274cm" svg:x="20.923cm" svg:y="4.326cm" svg:viewBox="0 0 275 275" svg:d="M137 275c37 0 72-15 98-40 26-26 40-64 40-99 0-37-14-72-40-96-26-26-61-40-98-40-35 0-70 14-96 40-27 24-41 59-41 96 0 35 14 73 41 99 26 25 61 40 96 40z">
          <text:p/>
        </draw:path>
        <draw:path draw:style-name="gr35" draw:text-style-name="P18" draw:layer="layout" svg:width="0.276cm" svg:height="0.274cm" svg:x="22.407cm" svg:y="4.731cm" svg:viewBox="0 0 277 275" svg:d="M139 275c37 0 72-13 98-39 24-27 40-60 40-97s-16-72-40-99c-26-26-61-40-98-40s-72 14-96 40c-26 27-43 62-43 99s17 70 43 97c24 26 59 39 96 39z">
          <text:p/>
        </draw:path>
        <draw:path draw:style-name="gr34" draw:text-style-name="P2" draw:layer="layout" svg:width="0.276cm" svg:height="0.274cm" svg:x="22.407cm" svg:y="4.731cm" svg:viewBox="0 0 277 275" svg:d="M139 275c37 0 72-13 98-39 24-27 40-60 40-97s-16-72-40-99c-26-26-61-40-98-40s-72 14-96 40c-26 27-43 62-43 99s17 70 43 97c24 26 59 39 96 39z">
          <text:p/>
        </draw:path>
        <draw:path draw:style-name="gr35" draw:text-style-name="P18" draw:layer="layout" svg:width="0.274cm" svg:height="0.274cm" svg:x="21.964cm" svg:y="4.34cm" svg:viewBox="0 0 275 275" svg:d="M138 275c37 0 72-14 97-40 26-26 40-61 40-99 0-37-14-72-40-97-25-26-60-39-97-39-36 0-71 13-97 39-26 25-41 60-41 97 0 38 15 73 41 99s61 40 97 40z">
          <text:p/>
        </draw:path>
        <draw:path draw:style-name="gr34" draw:text-style-name="P2" draw:layer="layout" svg:width="0.274cm" svg:height="0.274cm" svg:x="21.964cm" svg:y="4.34cm" svg:viewBox="0 0 275 275" svg:d="M138 275c37 0 72-14 97-40 26-26 40-61 40-99 0-37-14-72-40-97-25-26-60-39-97-39-36 0-71 13-97 39-26 25-41 60-41 97 0 38 15 73 41 99s61 40 97 40z">
          <text:p/>
        </draw:path>
        <draw:path draw:style-name="gr35" draw:text-style-name="P18" draw:layer="layout" svg:width="0.275cm" svg:height="0.274cm" svg:x="21.717cm" svg:y="4.878cm" svg:viewBox="0 0 276 275" svg:d="M138 275c37 0 71-14 97-40s41-60 41-99c0-36-15-70-41-96s-60-40-97-40c-36 0-71 14-97 40s-41 60-41 96c0 39 15 73 41 99s61 40 97 40z">
          <text:p/>
        </draw:path>
        <draw:path draw:style-name="gr34" draw:text-style-name="P2" draw:layer="layout" svg:width="0.275cm" svg:height="0.274cm" svg:x="21.717cm" svg:y="4.878cm" svg:viewBox="0 0 276 275" svg:d="M138 275c37 0 71-14 97-40s41-60 41-99c0-36-15-70-41-96s-60-40-97-40c-36 0-71 14-97 40s-41 60-41 96c0 39 15 73 41 99s61 40 97 40z">
          <text:p/>
        </draw:path>
        <draw:path draw:style-name="gr35" draw:text-style-name="P18" draw:layer="layout" svg:width="0.275cm" svg:height="0.274cm" svg:x="21.39cm" svg:y="4.488cm" svg:viewBox="0 0 276 275" svg:d="M140 275c35 0 70-14 95-40 26-26 41-61 41-96 0-37-15-72-41-98-25-27-60-41-95-41-39 0-73 14-99 41-26 26-41 61-41 98 0 35 15 70 41 96s60 40 99 40z">
          <text:p/>
        </draw:path>
        <draw:path draw:style-name="gr34" draw:text-style-name="P2" draw:layer="layout" svg:width="0.275cm" svg:height="0.274cm" svg:x="21.39cm" svg:y="4.488cm" svg:viewBox="0 0 276 275" svg:d="M140 275c35 0 70-14 95-40 26-26 41-61 41-96 0-37-15-72-41-98-25-27-60-41-95-41-39 0-73 14-99 41-26 26-41 61-41 98 0 35 15 70 41 96s60 40 99 40z">
          <text:p/>
        </draw:path>
        <draw:path draw:style-name="gr35" draw:text-style-name="P18" draw:layer="layout" svg:width="0.275cm" svg:height="0.274cm" svg:x="21.748cm" svg:y="4.392cm" svg:viewBox="0 0 276 275" svg:d="M139 275c35 0 70-16 98-40 24-26 39-61 39-98 0-38-15-73-39-98-28-26-63-39-98-39-37 0-71 13-97 39-27 25-42 60-42 98 0 37 15 72 42 98 26 24 60 40 97 40z">
          <text:p/>
        </draw:path>
        <draw:path draw:style-name="gr34" draw:text-style-name="P2" draw:layer="layout" svg:width="0.275cm" svg:height="0.274cm" svg:x="21.748cm" svg:y="4.392cm" svg:viewBox="0 0 276 275" svg:d="M139 275c35 0 70-16 98-40 24-26 39-61 39-98 0-38-15-73-39-98-28-26-63-39-98-39-37 0-71 13-97 39-27 25-42 60-42 98 0 37 15 72 42 98 26 24 60 40 97 40z">
          <text:p/>
        </draw:path>
        <draw:path draw:style-name="gr35" draw:text-style-name="P18" draw:layer="layout" svg:width="0.274cm" svg:height="0.274cm" svg:x="21.904cm" svg:y="4.49cm" svg:viewBox="0 0 275 275" svg:d="M138 275c36 0 71-14 97-40s40-60 40-97c0-36-14-70-40-96-26-29-61-42-97-42-37 0-72 13-98 42-26 26-40 60-40 96 0 37 14 71 40 97s61 40 98 40z">
          <text:p/>
        </draw:path>
        <draw:path draw:style-name="gr34" draw:text-style-name="P2" draw:layer="layout" svg:width="0.274cm" svg:height="0.274cm" svg:x="21.904cm" svg:y="4.49cm" svg:viewBox="0 0 275 275" svg:d="M138 275c36 0 71-14 97-40s40-60 40-97c0-36-14-70-40-96-26-29-61-42-97-42-37 0-72 13-98 42-26 26-40 60-40 96 0 37 14 71 40 97s61 40 98 40z">
          <text:p/>
        </draw:path>
        <draw:path draw:style-name="gr33" draw:text-style-name="P5" draw:layer="layout" svg:width="0.274cm" svg:height="0.274cm" svg:x="20.619cm" svg:y="4.402cm" svg:viewBox="0 0 275 275" svg:d="M137 275c37 0 72-15 96-39 26-26 42-62 42-97 0-39-16-73-42-99-24-26-59-40-96-40s-72 14-98 40-39 60-39 99c0 35 13 71 39 97 26 24 61 39 98 39z">
          <text:p/>
        </draw:path>
        <draw:path draw:style-name="gr34" draw:text-style-name="P2" draw:layer="layout" svg:width="0.274cm" svg:height="0.274cm" svg:x="20.619cm" svg:y="4.402cm" svg:viewBox="0 0 275 275" svg:d="M137 275c37 0 72-15 96-39 26-26 42-62 42-97 0-39-16-73-42-99-24-26-59-40-96-40s-72 14-98 40-39 60-39 99c0 35 13 71 39 97 26 24 61 39 98 39z">
          <text:p/>
        </draw:path>
        <draw:path draw:style-name="gr33" draw:text-style-name="P5" draw:layer="layout" svg:width="0.276cm" svg:height="0.274cm" svg:x="19.567cm" svg:y="4.595cm" svg:viewBox="0 0 277 275" svg:d="M139 275c35 0 71-15 98-41 25-25 40-61 40-98 0-36-15-70-40-96-27-26-63-40-98-40-37 0-73 14-99 40-24 26-40 60-40 96 0 37 16 73 40 98 26 26 62 41 99 41z">
          <text:p/>
        </draw:path>
        <draw:path draw:style-name="gr34" draw:text-style-name="P2" draw:layer="layout" svg:width="0.276cm" svg:height="0.274cm" svg:x="19.567cm" svg:y="4.595cm" svg:viewBox="0 0 277 275" svg:d="M139 275c35 0 71-15 98-41 25-25 40-61 40-98 0-36-15-70-40-96-27-26-63-40-98-40-37 0-73 14-99 40-24 26-40 60-40 96 0 37 16 73 40 98 26 26 62 41 99 41z">
          <text:p/>
        </draw:path>
        <draw:path draw:style-name="gr35" draw:text-style-name="P18" draw:layer="layout" svg:width="0.274cm" svg:height="0.274cm" svg:x="21.558cm" svg:y="4.422cm" svg:viewBox="0 0 275 275" svg:d="M136 275c37 0 72-15 99-40 26-26 40-61 40-96 0-37-14-73-40-99-27-26-62-40-99-40-35 0-70 14-96 40s-40 62-40 99c0 35 14 70 40 96 26 25 61 40 96 40z">
          <text:p/>
        </draw:path>
        <draw:path draw:style-name="gr34" draw:text-style-name="P2" draw:layer="layout" svg:width="0.274cm" svg:height="0.274cm" svg:x="21.558cm" svg:y="4.422cm" svg:viewBox="0 0 275 275" svg:d="M136 275c37 0 72-15 99-40 26-26 40-61 40-96 0-37-14-73-40-99-27-26-62-40-99-40-35 0-70 14-96 40s-40 62-40 99c0 35 14 70 40 96 26 25 61 40 96 40z">
          <text:p/>
        </draw:path>
        <draw:path draw:style-name="gr35" draw:text-style-name="P18" draw:layer="layout" svg:width="0.274cm" svg:height="0.275cm" svg:x="21.243cm" svg:y="4.476cm" svg:viewBox="0 0 275 276" svg:d="M136 276c37 0 72-15 98-39 26-27 41-62 41-97 0-37-15-72-41-99-26-26-61-41-98-41-35 0-70 15-96 41-25 27-40 62-40 99 0 35 15 70 40 97 26 24 61 39 96 39z">
          <text:p/>
        </draw:path>
        <draw:path draw:style-name="gr34" draw:text-style-name="P2" draw:layer="layout" svg:width="0.274cm" svg:height="0.275cm" svg:x="21.243cm" svg:y="4.476cm" svg:viewBox="0 0 275 276" svg:d="M136 276c37 0 72-15 98-39 26-27 41-62 41-97 0-37-15-72-41-99-26-26-61-41-98-41-35 0-70 15-96 41-25 27-40 62-40 99 0 35 15 70 40 97 26 24 61 39 96 39z">
          <text:p/>
        </draw:path>
        <draw:path draw:style-name="gr35" draw:text-style-name="P18" draw:layer="layout" svg:width="0.274cm" svg:height="0.274cm" svg:x="20.899cm" svg:y="4.43cm" svg:viewBox="0 0 275 275" svg:d="M137 275c35 0 70-14 96-40s42-61 42-96c0-37-16-73-42-99-26-25-61-40-96-40-37 0-72 15-98 40-26 26-39 62-39 99 0 35 13 70 39 96s61 40 98 40z">
          <text:p/>
        </draw:path>
        <draw:path draw:style-name="gr34" draw:text-style-name="P2" draw:layer="layout" svg:width="0.274cm" svg:height="0.274cm" svg:x="20.899cm" svg:y="4.43cm" svg:viewBox="0 0 275 275" svg:d="M137 275c35 0 70-14 96-40s42-61 42-96c0-37-16-73-42-99-26-25-61-40-96-40-37 0-72 15-98 40-26 26-39 62-39 99 0 35 13 70 39 96s61 40 98 40z">
          <text:p/>
        </draw:path>
        <draw:path draw:style-name="gr35" draw:text-style-name="P18" draw:layer="layout" svg:width="0.274cm" svg:height="0.274cm" svg:x="22.106cm" svg:y="4.612cm" svg:viewBox="0 0 275 275" svg:d="M136 275c37 0 72-14 99-40 26-26 40-62 40-99 0-35-14-70-40-96-27-26-62-40-99-40-35 0-70 14-95 40-26 26-41 61-41 96 0 37 15 73 41 99 25 26 60 40 95 40z">
          <text:p/>
        </draw:path>
        <draw:path draw:style-name="gr34" draw:text-style-name="P2" draw:layer="layout" svg:width="0.274cm" svg:height="0.274cm" svg:x="22.106cm" svg:y="4.612cm" svg:viewBox="0 0 275 275" svg:d="M136 275c37 0 72-14 99-40 26-26 40-62 40-99 0-35-14-70-40-96-27-26-62-40-99-40-35 0-70 14-95 40-26 26-41 61-41 96 0 37 15 73 41 99 25 26 60 40 95 40z">
          <text:p/>
        </draw:path>
        <draw:path draw:style-name="gr35" draw:text-style-name="P18" draw:layer="layout" svg:width="0.276cm" svg:height="0.274cm" svg:x="21.385cm" svg:y="4.52cm" svg:viewBox="0 0 277 275" svg:d="M138 275c37 0 73-15 97-41 26-26 42-60 42-97 0-35-16-70-42-96-24-26-60-41-97-41-35 0-70 15-98 41-24 26-40 61-40 96 0 37 16 71 40 97 28 26 63 41 98 41z">
          <text:p/>
        </draw:path>
        <draw:path draw:style-name="gr34" draw:text-style-name="P2" draw:layer="layout" svg:width="0.276cm" svg:height="0.274cm" svg:x="21.385cm" svg:y="4.52cm" svg:viewBox="0 0 277 275" svg:d="M138 275c37 0 73-15 97-41 26-26 42-60 42-97 0-35-16-70-42-96-24-26-60-41-97-41-35 0-70 15-98 41-24 26-40 61-40 96 0 37 16 71 40 97 28 26 63 41 98 41z">
          <text:p/>
        </draw:path>
        <draw:path draw:style-name="gr33" draw:text-style-name="P5" draw:layer="layout" svg:width="0.274cm" svg:height="0.275cm" svg:x="19.433cm" svg:y="4.655cm" svg:viewBox="0 0 275 276" svg:d="M138 276c37 0 71-15 97-39 26-26 40-62 40-98 0-38-14-72-40-98s-60-41-97-41-72 15-98 41-40 60-40 98c0 36 14 72 40 98 26 24 61 39 98 39z">
          <text:p/>
        </draw:path>
        <draw:path draw:style-name="gr34" draw:text-style-name="P2" draw:layer="layout" svg:width="0.274cm" svg:height="0.275cm" svg:x="19.433cm" svg:y="4.655cm" svg:viewBox="0 0 275 276" svg:d="M138 276c37 0 71-15 97-39 26-26 40-62 40-98 0-38-14-72-40-98s-60-41-97-41-72 15-98 41-40 60-40 98c0 36 14 72 40 98 26 24 61 39 98 39z">
          <text:p/>
        </draw:path>
        <draw:path draw:style-name="gr35" draw:text-style-name="P18" draw:layer="layout" svg:width="0.275cm" svg:height="0.274cm" svg:x="21.909cm" svg:y="4.612cm" svg:viewBox="0 0 276 275" svg:d="M137 275c38 0 73-15 99-40 25-26 40-62 40-99 0-36-15-72-40-96-26-26-61-40-99-40-35 0-72 14-98 40-24 24-39 60-39 96 0 37 15 73 39 99 26 25 63 40 98 40z">
          <text:p/>
        </draw:path>
        <draw:path draw:style-name="gr34" draw:text-style-name="P2" draw:layer="layout" svg:width="0.275cm" svg:height="0.274cm" svg:x="21.909cm" svg:y="4.612cm" svg:viewBox="0 0 276 275" svg:d="M137 275c38 0 73-15 99-40 25-26 40-62 40-99 0-36-15-72-40-96-26-26-61-40-99-40-35 0-72 14-98 40-24 24-39 60-39 96 0 37 15 73 39 99 26 25 63 40 98 40z">
          <text:p/>
        </draw:path>
        <draw:path draw:style-name="gr35" draw:text-style-name="P18" draw:layer="layout" svg:width="0.274cm" svg:height="0.274cm" svg:x="21.11cm" svg:y="4.543cm" svg:viewBox="0 0 275 275" svg:d="M137 275c37 0 72-14 98-42 24-25 40-60 40-95 0-37-16-72-40-98-26-26-61-40-98-40-36 0-71 14-97 40s-40 61-40 98c0 35 14 70 40 95 26 28 61 42 97 42z">
          <text:p/>
        </draw:path>
        <draw:path draw:style-name="gr34" draw:text-style-name="P2" draw:layer="layout" svg:width="0.274cm" svg:height="0.274cm" svg:x="21.11cm" svg:y="4.543cm" svg:viewBox="0 0 275 275" svg:d="M137 275c37 0 72-14 98-42 24-25 40-60 40-95 0-37-16-72-40-98-26-26-61-40-98-40-36 0-71 14-97 40s-40 61-40 98c0 35 14 70 40 95 26 28 61 42 97 42z">
          <text:p/>
        </draw:path>
        <draw:path draw:style-name="gr35" draw:text-style-name="P18" draw:layer="layout" svg:width="0.274cm" svg:height="0.274cm" svg:x="21.468cm" svg:y="4.552cm" svg:viewBox="0 0 275 275" svg:d="M137 275c37 0 72-14 98-41s40-61 40-97c0-37-14-71-40-97s-61-40-98-40c-35 0-70 14-95 40-27 26-42 60-42 97 0 36 15 70 42 97 25 27 60 41 95 41z">
          <text:p/>
        </draw:path>
        <draw:path draw:style-name="gr34" draw:text-style-name="P2" draw:layer="layout" svg:width="0.274cm" svg:height="0.274cm" svg:x="21.468cm" svg:y="4.552cm" svg:viewBox="0 0 275 275" svg:d="M137 275c37 0 72-14 98-41s40-61 40-97c0-37-14-71-40-97s-61-40-98-40c-35 0-70 14-95 40-27 26-42 60-42 97 0 36 15 70 42 97 25 27 60 41 95 41z">
          <text:p/>
        </draw:path>
        <draw:path draw:style-name="gr35" draw:text-style-name="P18" draw:layer="layout" svg:width="0.275cm" svg:height="0.276cm" svg:x="20.891cm" svg:y="4.468cm" svg:viewBox="0 0 276 277" svg:d="M139 277c35 0 70-16 96-40 26-26 41-61 41-98 0-35-15-71-41-97s-61-42-96-42c-37 0-73 16-99 42-25 26-40 62-40 97 0 37 15 72 40 98 26 24 62 40 99 40z">
          <text:p/>
        </draw:path>
        <draw:path draw:style-name="gr34" draw:text-style-name="P2" draw:layer="layout" svg:width="0.275cm" svg:height="0.276cm" svg:x="20.891cm" svg:y="4.468cm" svg:viewBox="0 0 276 277" svg:d="M139 277c35 0 70-16 96-40 26-26 41-61 41-98 0-35-15-71-41-97s-61-42-96-42c-37 0-73 16-99 42-25 26-40 62-40 97 0 37 15 72 40 98 26 24 62 40 99 40z">
          <text:p/>
        </draw:path>
        <draw:path draw:style-name="gr36" draw:text-style-name="P19" draw:layer="layout" svg:width="0.273cm" svg:height="0.275cm" svg:x="20.03cm" svg:y="4.623cm" svg:viewBox="0 0 274 276" svg:d="M138 276c37 0 72-15 97-40 26-26 39-61 39-99 0-36-13-70-39-96-25-26-60-41-97-41-35 0-70 15-96 41-27 26-42 60-42 96 0 38 15 73 42 99 26 25 61 40 96 40z">
          <text:p/>
        </draw:path>
        <draw:path draw:style-name="gr34" draw:text-style-name="P2" draw:layer="layout" svg:width="0.273cm" svg:height="0.275cm" svg:x="20.03cm" svg:y="4.623cm" svg:viewBox="0 0 274 276" svg:d="M138 276c37 0 72-15 97-40 26-26 39-61 39-99 0-36-13-70-39-96-25-26-60-41-97-41-35 0-70 15-96 41-27 26-42 60-42 96 0 38 15 73 42 99 26 25 61 40 96 40z">
          <text:p/>
        </draw:path>
        <draw:path draw:style-name="gr35" draw:text-style-name="P18" draw:layer="layout" svg:width="0.274cm" svg:height="0.274cm" svg:x="20.886cm" svg:y="4.431cm" svg:viewBox="0 0 275 275" svg:d="M139 275c35 0 69-13 95-39 26-25 41-60 41-97s-15-73-41-99-60-40-95-40c-38 0-73 14-99 40s-40 62-40 99 14 72 40 97c26 26 61 39 99 39z">
          <text:p/>
        </draw:path>
        <draw:path draw:style-name="gr34" draw:text-style-name="P2" draw:layer="layout" svg:width="0.274cm" svg:height="0.274cm" svg:x="20.886cm" svg:y="4.431cm" svg:viewBox="0 0 275 275" svg:d="M139 275c35 0 69-13 95-39 26-25 41-60 41-97s-15-73-41-99-60-40-95-40c-38 0-73 14-99 40s-40 62-40 99 14 72 40 97c26 26 61 39 99 39z">
          <text:p/>
        </draw:path>
        <draw:path draw:style-name="gr35" draw:text-style-name="P18" draw:layer="layout" svg:width="0.274cm" svg:height="0.275cm" svg:x="21.636cm" svg:y="4.294cm" svg:viewBox="0 0 275 276" svg:d="M136 276c38 0 73-15 98-40 26-28 41-62 41-99 0-36-15-70-41-96-25-26-60-41-98-41-35 0-72 15-96 41-26 26-40 60-40 96 0 37 14 71 40 99 24 25 61 40 96 40z">
          <text:p/>
        </draw:path>
        <draw:path draw:style-name="gr34" draw:text-style-name="P2" draw:layer="layout" svg:width="0.274cm" svg:height="0.275cm" svg:x="21.636cm" svg:y="4.294cm" svg:viewBox="0 0 275 276" svg:d="M136 276c38 0 73-15 98-40 26-28 41-62 41-99 0-36-15-70-41-96-25-26-60-41-98-41-35 0-72 15-96 41-26 26-40 60-40 96 0 37 14 71 40 99 24 25 61 40 96 40z">
          <text:p/>
        </draw:path>
        <draw:path draw:style-name="gr35" draw:text-style-name="P18" draw:layer="layout" svg:width="0.274cm" svg:height="0.274cm" svg:x="21.237cm" svg:y="4.497cm" svg:viewBox="0 0 275 275" svg:d="M136 275c37 0 72-14 98-40s41-59 41-96-15-72-41-96c-26-27-61-43-98-43-35 0-70 16-96 43-25 24-40 59-40 96s15 70 40 96c26 26 61 40 96 40z">
          <text:p/>
        </draw:path>
        <draw:path draw:style-name="gr34" draw:text-style-name="P2" draw:layer="layout" svg:width="0.274cm" svg:height="0.274cm" svg:x="21.237cm" svg:y="4.497cm" svg:viewBox="0 0 275 275" svg:d="M136 275c37 0 72-14 98-40s41-59 41-96-15-72-41-96c-26-27-61-43-98-43-35 0-70 16-96 43-25 24-40 59-40 96s15 70 40 96c26 26 61 40 96 40z">
          <text:p/>
        </draw:path>
        <draw:path draw:style-name="gr35" draw:text-style-name="P18" draw:layer="layout" svg:width="0.274cm" svg:height="0.275cm" svg:x="21.307cm" svg:y="4.283cm" svg:viewBox="0 0 275 276" svg:d="M138 276c35 0 71-15 97-40 25-28 40-63 40-98 0-37-15-72-40-98-26-25-62-40-97-40-37 0-72 15-98 40-26 26-40 61-40 98 0 35 14 70 40 98 26 25 61 40 98 40z">
          <text:p/>
        </draw:path>
        <draw:path draw:style-name="gr34" draw:text-style-name="P2" draw:layer="layout" svg:width="0.274cm" svg:height="0.275cm" svg:x="21.307cm" svg:y="4.283cm" svg:viewBox="0 0 275 276" svg:d="M138 276c35 0 71-15 97-40 25-28 40-63 40-98 0-37-15-72-40-98-26-25-62-40-97-40-37 0-72 15-98 40-26 26-40 61-40 98 0 35 14 70 40 98 26 25 61 40 98 40z">
          <text:p/>
        </draw:path>
        <draw:path draw:style-name="gr35" draw:text-style-name="P18" draw:layer="layout" svg:width="0.274cm" svg:height="0.274cm" svg:x="21.56cm" svg:y="4.534cm" svg:viewBox="0 0 275 275" svg:d="M136 275c38 0 72-15 99-42 26-26 40-60 40-97s-14-72-40-96c-27-26-61-40-99-40-35 0-71 14-97 40-24 24-39 59-39 96s15 71 39 97c26 27 62 42 97 42z">
          <text:p/>
        </draw:path>
        <draw:path draw:style-name="gr34" draw:text-style-name="P2" draw:layer="layout" svg:width="0.274cm" svg:height="0.274cm" svg:x="21.56cm" svg:y="4.534cm" svg:viewBox="0 0 275 275" svg:d="M136 275c38 0 72-15 99-42 26-26 40-60 40-97s-14-72-40-96c-27-26-61-40-99-40-35 0-71 14-97 40-24 24-39 59-39 96s15 71 39 97c26 27 62 42 97 42z">
          <text:p/>
        </draw:path>
        <draw:path draw:style-name="gr35" draw:text-style-name="P18" draw:layer="layout" svg:width="0.275cm" svg:height="0.274cm" svg:x="21.191cm" svg:y="4.349cm" svg:viewBox="0 0 276 275" svg:d="M139 275c35 0 70-14 96-40s41-61 41-99c0-37-15-72-41-96-26-26-61-40-96-40-37 0-71 14-98 40-26 24-41 59-41 96 0 38 15 73 41 99 27 26 61 40 98 40z">
          <text:p/>
        </draw:path>
        <draw:path draw:style-name="gr34" draw:text-style-name="P2" draw:layer="layout" svg:width="0.275cm" svg:height="0.274cm" svg:x="21.191cm" svg:y="4.349cm" svg:viewBox="0 0 276 275" svg:d="M139 275c35 0 70-14 96-40s41-61 41-99c0-37-15-72-41-96-26-26-61-40-96-40-37 0-71 14-98 40-26 24-41 59-41 96 0 38 15 73 41 99 27 26 61 40 98 40z">
          <text:p/>
        </draw:path>
        <draw:path draw:style-name="gr35" draw:text-style-name="P18" draw:layer="layout" svg:width="0.274cm" svg:height="0.274cm" svg:x="22.398cm" svg:y="4.387cm" svg:viewBox="0 0 275 275" svg:d="M138 275c37 0 73-14 97-40 26-26 40-61 40-96 0-38-14-73-40-99-24-26-60-40-97-40s-72 14-98 40-40 61-40 99c0 35 14 70 40 96s61 40 98 40z">
          <text:p/>
        </draw:path>
        <draw:path draw:style-name="gr34" draw:text-style-name="P2" draw:layer="layout" svg:width="0.274cm" svg:height="0.274cm" svg:x="22.398cm" svg:y="4.387cm" svg:viewBox="0 0 275 275" svg:d="M138 275c37 0 73-14 97-40 26-26 40-61 40-96 0-38-14-73-40-99-24-26-60-40-97-40s-72 14-98 40-40 61-40 99c0 35 14 70 40 96s61 40 98 40z">
          <text:p/>
        </draw:path>
        <draw:path draw:style-name="gr33" draw:text-style-name="P5" draw:layer="layout" svg:width="0.274cm" svg:height="0.274cm" svg:x="19.422cm" svg:y="4.69cm" svg:viewBox="0 0 275 275" svg:d="M138 275c38 0 71-14 97-40 26-24 40-59 40-96 0-38-14-73-40-99s-59-40-97-40c-37 0-72 14-98 40s-40 61-40 99c0 37 14 72 40 96 26 26 61 40 98 40z">
          <text:p/>
        </draw:path>
        <draw:path draw:style-name="gr34" draw:text-style-name="P2" draw:layer="layout" svg:width="0.274cm" svg:height="0.274cm" svg:x="19.422cm" svg:y="4.69cm" svg:viewBox="0 0 275 275" svg:d="M138 275c38 0 71-14 97-40 26-24 40-59 40-96 0-38-14-73-40-99s-59-40-97-40c-37 0-72 14-98 40s-40 61-40 99c0 37 14 72 40 96 26 26 61 40 98 40z">
          <text:p/>
        </draw:path>
        <draw:path draw:style-name="gr35" draw:text-style-name="P18" draw:layer="layout" svg:width="0.274cm" svg:height="0.275cm" svg:x="23.059cm" svg:y="4.969cm" svg:viewBox="0 0 275 276" svg:d="M137 276c37 0 71-15 97-40 26-26 41-61 41-98 0-35-15-73-41-99-26-24-60-39-97-39-35 0-71 15-97 39-26 26-40 64-40 99 0 37 14 72 40 98 26 25 62 40 97 40z">
          <text:p/>
        </draw:path>
        <draw:path draw:style-name="gr34" draw:text-style-name="P2" draw:layer="layout" svg:width="0.274cm" svg:height="0.275cm" svg:x="23.059cm" svg:y="4.969cm" svg:viewBox="0 0 275 276" svg:d="M137 276c37 0 71-15 97-40 26-26 41-61 41-98 0-35-15-73-41-99-26-24-60-39-97-39-35 0-71 15-97 39-26 26-40 64-40 99 0 37 14 72 40 98 26 25 62 40 97 40z">
          <text:p/>
        </draw:path>
        <draw:path draw:style-name="gr35" draw:text-style-name="P18" draw:layer="layout" svg:width="0.274cm" svg:height="0.274cm" svg:x="22.527cm" svg:y="5.088cm" svg:viewBox="0 0 275 275" svg:d="M137 275c35 0 70-15 96-43 25-26 42-61 42-96 0-37-17-72-42-96-26-26-61-40-96-40-37 0-73 14-98 40-26 24-39 59-39 96 0 35 13 70 39 96 25 28 61 43 98 43z">
          <text:p/>
        </draw:path>
        <draw:path draw:style-name="gr34" draw:text-style-name="P2" draw:layer="layout" svg:width="0.274cm" svg:height="0.274cm" svg:x="22.527cm" svg:y="5.088cm" svg:viewBox="0 0 275 275" svg:d="M137 275c35 0 70-15 96-43 25-26 42-61 42-96 0-37-17-72-42-96-26-26-61-40-96-40-37 0-73 14-98 40-26 24-39 59-39 96 0 35 13 70 39 96 25 28 61 43 98 43z">
          <text:p/>
        </draw:path>
        <draw:path draw:style-name="gr35" draw:text-style-name="P18" draw:layer="layout" svg:width="0.274cm" svg:height="0.274cm" svg:x="20.943cm" svg:y="4.502cm" svg:viewBox="0 0 275 275" svg:d="M137 275c37 0 72-14 98-40s40-61 40-98c0-35-14-70-40-95-26-27-61-42-98-42-35 0-70 15-96 42-27 25-41 60-41 95 0 37 14 72 41 98 26 26 61 40 96 40z">
          <text:p/>
        </draw:path>
        <draw:path draw:style-name="gr34" draw:text-style-name="P2" draw:layer="layout" svg:width="0.274cm" svg:height="0.274cm" svg:x="20.943cm" svg:y="4.502cm" svg:viewBox="0 0 275 275" svg:d="M137 275c37 0 72-14 98-40s40-61 40-98c0-35-14-70-40-95-26-27-61-42-98-42-35 0-70 15-96 42-27 25-41 60-41 95 0 37 14 72 41 98 26 26 61 40 96 40z">
          <text:p/>
        </draw:path>
        <draw:path draw:style-name="gr35" draw:text-style-name="P18" draw:layer="layout" svg:width="0.274cm" svg:height="0.274cm" svg:x="22.6cm" svg:y="4.698cm" svg:viewBox="0 0 275 275" svg:d="M137 275c37 0 72-14 98-40 25-26 40-60 40-98 0-35-15-73-40-97-26-26-61-40-98-40-35 0-70 14-96 40-26 24-41 62-41 97 0 38 15 72 41 98s61 40 96 40z">
          <text:p/>
        </draw:path>
        <draw:path draw:style-name="gr34" draw:text-style-name="P2" draw:layer="layout" svg:width="0.274cm" svg:height="0.274cm" svg:x="22.6cm" svg:y="4.698cm" svg:viewBox="0 0 275 275" svg:d="M137 275c37 0 72-14 98-40 25-26 40-60 40-98 0-35-15-73-40-97-26-26-61-40-98-40-35 0-70 14-96 40-26 24-41 62-41 97 0 38 15 72 41 98s61 40 96 40z">
          <text:p/>
        </draw:path>
        <draw:path draw:style-name="gr35" draw:text-style-name="P18" draw:layer="layout" svg:width="0.273cm" svg:height="0.274cm" svg:x="21.3cm" svg:y="4.566cm" svg:viewBox="0 0 274 275" svg:d="M138 275c35 0 71-14 97-40 24-27 39-62 39-99 0-35-15-70-39-96-26-26-62-40-97-40-39 0-74 14-99 40-26 26-39 61-39 96 0 37 13 72 39 99 25 26 60 40 99 40z">
          <text:p/>
        </draw:path>
        <draw:path draw:style-name="gr34" draw:text-style-name="P2" draw:layer="layout" svg:width="0.273cm" svg:height="0.274cm" svg:x="21.3cm" svg:y="4.566cm" svg:viewBox="0 0 274 275" svg:d="M138 275c35 0 71-14 97-40 24-27 39-62 39-99 0-35-15-70-39-96-26-26-62-40-97-40-39 0-74 14-99 40-26 26-39 61-39 96 0 37 13 72 39 99 25 26 60 40 99 40z">
          <text:p/>
        </draw:path>
        <draw:path draw:style-name="gr35" draw:text-style-name="P18" draw:layer="layout" svg:width="0.275cm" svg:height="0.274cm" svg:x="21.884cm" svg:y="4.401cm" svg:viewBox="0 0 276 275" svg:d="M138 275c37 0 73-14 99-40 24-26 39-61 39-96 0-40-15-73-39-99-26-26-62-40-99-40-35 0-72 14-98 40-25 26-40 59-40 99 0 35 15 70 40 96 26 26 63 40 98 40z">
          <text:p/>
        </draw:path>
        <draw:path draw:style-name="gr34" draw:text-style-name="P2" draw:layer="layout" svg:width="0.275cm" svg:height="0.274cm" svg:x="21.884cm" svg:y="4.401cm" svg:viewBox="0 0 276 275" svg:d="M138 275c37 0 73-14 99-40 24-26 39-61 39-96 0-40-15-73-39-99-26-26-62-40-99-40-35 0-72 14-98 40-25 26-40 59-40 99 0 35 15 70 40 96 26 26 63 40 98 40z">
          <text:p/>
        </draw:path>
        <draw:path draw:style-name="gr35" draw:text-style-name="P18" draw:layer="layout" svg:width="0.274cm" svg:height="0.275cm" svg:x="21.893cm" svg:y="4.398cm" svg:viewBox="0 0 275 276" svg:d="M138 276c36 0 71-15 97-41 25-26 40-61 40-96 0-38-15-73-40-98-26-26-61-41-97-41-37 0-72 15-98 41-26 25-40 60-40 98 0 35 14 70 40 96s61 41 98 41z">
          <text:p/>
        </draw:path>
        <draw:path draw:style-name="gr34" draw:text-style-name="P2" draw:layer="layout" svg:width="0.274cm" svg:height="0.275cm" svg:x="21.893cm" svg:y="4.398cm" svg:viewBox="0 0 275 276" svg:d="M138 276c36 0 71-15 97-41 25-26 40-61 40-96 0-38-15-73-40-98-26-26-61-41-97-41-37 0-72 15-98 41-26 25-40 60-40 98 0 35 14 70 40 96s61 41 98 41z">
          <text:p/>
        </draw:path>
        <draw:path draw:style-name="gr35" draw:text-style-name="P18" draw:layer="layout" svg:width="0.274cm" svg:height="0.274cm" svg:x="22.195cm" svg:y="4.799cm" svg:viewBox="0 0 275 275" svg:d="M137 275c38 0 72-15 98-43 26-26 40-59 40-96s-14-72-40-96c-26-27-60-40-98-40-36 0-72 13-98 40-26 24-39 59-39 96s13 70 39 96c26 28 62 43 98 43z">
          <text:p/>
        </draw:path>
        <draw:path draw:style-name="gr34" draw:text-style-name="P2" draw:layer="layout" svg:width="0.274cm" svg:height="0.274cm" svg:x="22.195cm" svg:y="4.799cm" svg:viewBox="0 0 275 275" svg:d="M137 275c38 0 72-15 98-43 26-26 40-59 40-96s-14-72-40-96c-26-27-60-40-98-40-36 0-72 13-98 40-26 24-39 59-39 96s13 70 39 96c26 28 62 43 98 43z">
          <text:p/>
        </draw:path>
        <draw:path draw:style-name="gr35" draw:text-style-name="P18" draw:layer="layout" svg:width="0.274cm" svg:height="0.276cm" svg:x="21.03cm" svg:y="4.494cm" svg:viewBox="0 0 275 277" svg:d="M136 277c37 0 72-16 98-40 26-26 41-61 41-98 0-35-15-70-41-97-26-25-61-42-98-42-36 0-71 17-96 42-26 27-40 62-40 97 0 37 14 72 40 98 25 24 60 40 96 40z">
          <text:p/>
        </draw:path>
        <draw:path draw:style-name="gr34" draw:text-style-name="P2" draw:layer="layout" svg:width="0.274cm" svg:height="0.276cm" svg:x="21.03cm" svg:y="4.494cm" svg:viewBox="0 0 275 277" svg:d="M136 277c37 0 72-16 98-40 26-26 41-61 41-98 0-35-15-70-41-97-26-25-61-42-98-42-36 0-71 17-96 42-26 27-40 62-40 97 0 37 14 72 40 98 25 24 60 40 96 40z">
          <text:p/>
        </draw:path>
        <draw:path draw:style-name="gr36" draw:text-style-name="P19" draw:layer="layout" svg:width="0.273cm" svg:height="0.274cm" svg:x="20.411cm" svg:y="4.774cm" svg:viewBox="0 0 274 275" svg:d="M137 275c35 0 73-14 98-40 26-26 39-59 39-96s-13-72-39-96c-25-27-63-43-98-43-36 0-72 16-98 43-24 24-39 59-39 96s15 70 39 96c26 26 62 40 98 40z">
          <text:p/>
        </draw:path>
        <draw:path draw:style-name="gr34" draw:text-style-name="P2" draw:layer="layout" svg:width="0.273cm" svg:height="0.274cm" svg:x="20.411cm" svg:y="4.774cm" svg:viewBox="0 0 274 275" svg:d="M137 275c35 0 73-14 98-40 26-26 39-59 39-96s-13-72-39-96c-25-27-63-43-98-43-36 0-72 16-98 43-24 24-39 59-39 96s15 70 39 96c26 26 62 40 98 40z">
          <text:p/>
        </draw:path>
        <draw:path draw:style-name="gr35" draw:text-style-name="P18" draw:layer="layout" svg:width="0.273cm" svg:height="0.274cm" svg:x="21.961cm" svg:y="4.407cm" svg:viewBox="0 0 274 275" svg:d="M138 275c37 0 72-14 97-40 26-26 39-60 39-96 0-38-13-73-39-99-25-26-60-40-97-40-35 0-70 14-96 40-27 26-42 61-42 99 0 36 15 70 42 96 26 26 61 40 96 40z">
          <text:p/>
        </draw:path>
        <draw:path draw:style-name="gr34" draw:text-style-name="P2" draw:layer="layout" svg:width="0.273cm" svg:height="0.274cm" svg:x="21.961cm" svg:y="4.407cm" svg:viewBox="0 0 274 275" svg:d="M138 275c37 0 72-14 97-40 26-26 39-60 39-96 0-38-13-73-39-99-25-26-60-40-97-40-35 0-70 14-96 40-27 26-42 61-42 99 0 36 15 70 42 96 26 26 61 40 96 40z">
          <text:p/>
        </draw:path>
        <draw:path draw:style-name="gr35" draw:text-style-name="P18" draw:layer="layout" svg:width="0.274cm" svg:height="0.274cm" svg:x="21.073cm" svg:y="4.459cm" svg:viewBox="0 0 275 275" svg:d="M136 275c38 0 73-14 99-40 25-26 40-61 40-96 0-37-15-72-40-99-26-26-61-40-99-40-35 0-72 14-96 40-26 27-40 62-40 99 0 35 14 70 40 96 24 26 61 40 96 40z">
          <text:p/>
        </draw:path>
        <draw:path draw:style-name="gr34" draw:text-style-name="P2" draw:layer="layout" svg:width="0.274cm" svg:height="0.274cm" svg:x="21.073cm" svg:y="4.459cm" svg:viewBox="0 0 275 275" svg:d="M136 275c38 0 73-14 99-40 25-26 40-61 40-96 0-37-15-72-40-99-26-26-61-40-99-40-35 0-72 14-96 40-26 27-40 62-40 99 0 35 14 70 40 96 24 26 61 40 96 40z">
          <text:p/>
        </draw:path>
        <draw:path draw:style-name="gr35" draw:text-style-name="P18" draw:layer="layout" svg:width="0.274cm" svg:height="0.274cm" svg:x="21.853cm" svg:y="4.598cm" svg:viewBox="0 0 275 275" svg:d="M138 275c37 0 73-15 98-40 26-26 39-62 39-99 0-36-13-70-39-96-25-26-61-40-98-40s-72 14-98 40c-24 26-40 60-40 96 0 37 16 73 40 99 26 25 61 40 98 40z">
          <text:p/>
        </draw:path>
        <draw:path draw:style-name="gr34" draw:text-style-name="P2" draw:layer="layout" svg:width="0.274cm" svg:height="0.274cm" svg:x="21.853cm" svg:y="4.598cm" svg:viewBox="0 0 275 275" svg:d="M138 275c37 0 73-15 98-40 26-26 39-62 39-99 0-36-13-70-39-96-25-26-61-40-98-40s-72 14-98 40c-24 26-40 60-40 96 0 37 16 73 40 99 26 25 61 40 98 40z">
          <text:p/>
        </draw:path>
        <draw:path draw:style-name="gr35" draw:text-style-name="P18" draw:layer="layout" svg:width="0.274cm" svg:height="0.276cm" svg:x="21.449cm" svg:y="4.491cm" svg:viewBox="0 0 275 277" svg:d="M139 277c35 0 71-16 95-40 28-26 41-61 41-98 0-35-13-71-41-98-24-24-60-41-95-41-37 0-72 17-99 41-24 27-40 63-40 98 0 37 16 72 40 98 27 24 62 40 99 40z">
          <text:p/>
        </draw:path>
        <draw:path draw:style-name="gr34" draw:text-style-name="P2" draw:layer="layout" svg:width="0.274cm" svg:height="0.276cm" svg:x="21.449cm" svg:y="4.491cm" svg:viewBox="0 0 275 277" svg:d="M139 277c35 0 71-16 95-40 28-26 41-61 41-98 0-35-13-71-41-98-24-24-60-41-95-41-37 0-72 17-99 41-24 27-40 63-40 98 0 37 16 72 40 98 27 24 62 40 99 40z">
          <text:p/>
        </draw:path>
        <draw:path draw:style-name="gr35" draw:text-style-name="P18" draw:layer="layout" svg:width="0.274cm" svg:height="0.275cm" svg:x="22.014cm" svg:y="4.611cm" svg:viewBox="0 0 275 276" svg:d="M139 276c35 0 70-15 96-40 26-26 40-62 40-99 0-36-14-72-40-98-26-24-61-39-96-39-37 0-72 15-99 39-25 26-40 62-40 98 0 37 15 73 40 99 27 25 62 40 99 40z">
          <text:p/>
        </draw:path>
        <draw:path draw:style-name="gr34" draw:text-style-name="P2" draw:layer="layout" svg:width="0.274cm" svg:height="0.275cm" svg:x="22.014cm" svg:y="4.611cm" svg:viewBox="0 0 275 276" svg:d="M139 276c35 0 70-15 96-40 26-26 40-62 40-99 0-36-14-72-40-98-26-24-61-39-96-39-37 0-72 15-99 39-25 26-40 62-40 98 0 37 15 73 40 99 27 25 62 40 99 40z">
          <text:p/>
        </draw:path>
        <draw:path draw:style-name="gr35" draw:text-style-name="P18" draw:layer="layout" svg:width="0.273cm" svg:height="0.274cm" svg:x="21.629cm" svg:y="4.436cm" svg:viewBox="0 0 274 275" svg:d="M138 275c35 0 71-14 97-40 24-24 39-59 39-96s-15-73-39-99c-26-26-62-40-97-40-36 0-74 14-99 40-26 26-39 62-39 99s13 72 39 96c25 26 63 40 99 40z">
          <text:p/>
        </draw:path>
        <draw:path draw:style-name="gr34" draw:text-style-name="P2" draw:layer="layout" svg:width="0.273cm" svg:height="0.274cm" svg:x="21.629cm" svg:y="4.436cm" svg:viewBox="0 0 274 275" svg:d="M138 275c35 0 71-14 97-40 24-24 39-59 39-96s-15-73-39-99c-26-26-62-40-97-40-36 0-74 14-99 40-26 26-39 62-39 99s13 72 39 96c25 26 63 40 99 40z">
          <text:p/>
        </draw:path>
        <draw:path draw:style-name="gr35" draw:text-style-name="P18" draw:layer="layout" svg:width="0.274cm" svg:height="0.274cm" svg:x="21.653cm" svg:y="4.364cm" svg:viewBox="0 0 275 275" svg:d="M137 275c37 0 72-14 98-40 26-24 40-59 40-97 0-37-14-72-40-98s-61-40-98-40c-36 0-71 14-97 40s-40 61-40 98c0 38 14 73 40 97 26 26 61 40 97 40z">
          <text:p/>
        </draw:path>
        <draw:path draw:style-name="gr34" draw:text-style-name="P2" draw:layer="layout" svg:width="0.274cm" svg:height="0.274cm" svg:x="21.653cm" svg:y="4.364cm" svg:viewBox="0 0 275 275" svg:d="M137 275c37 0 72-14 98-40 26-24 40-59 40-97 0-37-14-72-40-98s-61-40-98-40c-36 0-71 14-97 40s-40 61-40 98c0 38 14 73 40 97 26 26 61 40 97 40z">
          <text:p/>
        </draw:path>
        <draw:path draw:style-name="gr35" draw:text-style-name="P18" draw:layer="layout" svg:width="0.274cm" svg:height="0.275cm" svg:x="22.418cm" svg:y="4.727cm" svg:viewBox="0 0 275 276" svg:d="M138 276c35 0 71-15 97-41s40-60 40-96c0-37-14-72-40-98s-62-41-97-41c-37 0-72 15-98 41s-40 61-40 98c0 36 14 70 40 96s61 41 98 41z">
          <text:p/>
        </draw:path>
        <draw:path draw:style-name="gr34" draw:text-style-name="P2" draw:layer="layout" svg:width="0.274cm" svg:height="0.275cm" svg:x="22.418cm" svg:y="4.727cm" svg:viewBox="0 0 275 276" svg:d="M138 276c35 0 71-15 97-41s40-60 40-96c0-37-14-72-40-98s-62-41-97-41c-37 0-72 15-98 41s-40 61-40 98c0 36 14 70 40 96s61 41 98 41z">
          <text:p/>
        </draw:path>
        <draw:path draw:style-name="gr35" draw:text-style-name="P18" draw:layer="layout" svg:width="0.274cm" svg:height="0.274cm" svg:x="21.2cm" svg:y="4.62cm" svg:viewBox="0 0 275 275" svg:d="M139 275c35 0 70-14 96-40s40-61 40-99c0-37-14-72-40-97-26-26-61-39-96-39-37 0-72 13-98 39-26 25-41 60-41 97 0 38 15 73 41 99s61 40 98 40z">
          <text:p/>
        </draw:path>
        <draw:path draw:style-name="gr34" draw:text-style-name="P2" draw:layer="layout" svg:width="0.274cm" svg:height="0.274cm" svg:x="21.2cm" svg:y="4.62cm" svg:viewBox="0 0 275 275" svg:d="M139 275c35 0 70-14 96-40s40-61 40-99c0-37-14-72-40-97-26-26-61-39-96-39-37 0-72 13-98 39-26 25-41 60-41 97 0 38 15 73 41 99s61 40 98 40z">
          <text:p/>
        </draw:path>
        <draw:path draw:style-name="gr36" draw:text-style-name="P19" draw:layer="layout" svg:width="0.274cm" svg:height="0.275cm" svg:x="20.014cm" svg:y="4.814cm" svg:viewBox="0 0 275 276" svg:d="M139 276c35 0 70-15 96-42 25-26 40-61 40-96 0-37-15-72-40-98-26-25-61-40-96-40-38 0-73 15-99 40-26 26-40 61-40 98 0 35 14 70 40 96 26 27 61 42 99 42z">
          <text:p/>
        </draw:path>
        <draw:path draw:style-name="gr34" draw:text-style-name="P2" draw:layer="layout" svg:width="0.274cm" svg:height="0.275cm" svg:x="20.014cm" svg:y="4.814cm" svg:viewBox="0 0 275 276" svg:d="M139 276c35 0 70-15 96-42 25-26 40-61 40-96 0-37-15-72-40-98-26-25-61-40-96-40-38 0-73 15-99 40-26 26-40 61-40 98 0 35 14 70 40 96 26 27 61 42 99 42z">
          <text:p/>
        </draw:path>
        <draw:path draw:style-name="gr36" draw:text-style-name="P19" draw:layer="layout" svg:width="0.275cm" svg:height="0.276cm" svg:x="20.746cm" svg:y="4.523cm" svg:viewBox="0 0 276 277" svg:d="M136 277c38 0 72-16 99-42 26-26 41-61 41-96 0-37-15-72-41-98-27-24-61-41-99-41-35 0-71 17-95 41-26 26-41 61-41 98 0 35 15 70 41 96 24 26 60 42 95 42z">
          <text:p/>
        </draw:path>
        <draw:path draw:style-name="gr34" draw:text-style-name="P2" draw:layer="layout" svg:width="0.275cm" svg:height="0.276cm" svg:x="20.746cm" svg:y="4.523cm" svg:viewBox="0 0 276 277" svg:d="M136 277c38 0 72-16 99-42 26-26 41-61 41-96 0-37-15-72-41-98-27-24-61-41-99-41-35 0-71 17-95 41-26 26-41 61-41 98 0 35 15 70 41 96 24 26 60 42 95 42z">
          <text:p/>
        </draw:path>
        <draw:path draw:style-name="gr35" draw:text-style-name="P18" draw:layer="layout" svg:width="0.274cm" svg:height="0.274cm" svg:x="21.728cm" svg:y="4.393cm" svg:viewBox="0 0 275 275" svg:d="M137 275c37 0 72-15 97-41 27-25 41-60 41-95 0-38-14-73-41-99-25-26-60-40-97-40s-70 14-97 40c-26 26-40 61-40 99 0 35 14 70 40 95 27 26 60 41 97 41z">
          <text:p/>
        </draw:path>
        <draw:path draw:style-name="gr34" draw:text-style-name="P2" draw:layer="layout" svg:width="0.274cm" svg:height="0.274cm" svg:x="21.728cm" svg:y="4.393cm" svg:viewBox="0 0 275 275" svg:d="M137 275c37 0 72-15 97-41 27-25 41-60 41-95 0-38-14-73-41-99-25-26-60-40-97-40s-70 14-97 40c-26 26-40 61-40 99 0 35 14 70 40 95 27 26 60 41 97 41z">
          <text:p/>
        </draw:path>
        <draw:path draw:style-name="gr35" draw:text-style-name="P18" draw:layer="layout" svg:width="0.276cm" svg:height="0.274cm" svg:x="21.362cm" svg:y="4.54cm" svg:viewBox="0 0 277 275" svg:d="M138 275c37 0 72-14 99-42 24-25 40-60 40-97 0-36-16-70-40-96-27-26-62-40-99-40-35 0-72 14-98 40-24 26-40 60-40 96 0 37 16 72 40 97 26 28 63 42 98 42z">
          <text:p/>
        </draw:path>
        <draw:path draw:style-name="gr34" draw:text-style-name="P2" draw:layer="layout" svg:width="0.276cm" svg:height="0.274cm" svg:x="21.362cm" svg:y="4.54cm" svg:viewBox="0 0 277 275" svg:d="M138 275c37 0 72-14 99-42 24-25 40-60 40-97 0-36-16-70-40-96-27-26-62-40-99-40-35 0-72 14-98 40-24 26-40 60-40 96 0 37 16 72 40 97 26 28 63 42 98 42z">
          <text:p/>
        </draw:path>
        <draw:path draw:style-name="gr35" draw:text-style-name="P18" draw:layer="layout" svg:width="0.274cm" svg:height="0.274cm" svg:x="21.864cm" svg:y="4.468cm" svg:viewBox="0 0 275 275" svg:d="M138 275c37 0 73-15 97-41 26-25 40-60 40-95 0-37-14-72-40-99-24-26-60-40-97-40s-72 14-98 40c-26 27-40 62-40 99 0 35 14 70 40 95 26 26 61 41 98 41z">
          <text:p/>
        </draw:path>
        <draw:path draw:style-name="gr34" draw:text-style-name="P2" draw:layer="layout" svg:width="0.274cm" svg:height="0.274cm" svg:x="21.864cm" svg:y="4.468cm" svg:viewBox="0 0 275 275" svg:d="M138 275c37 0 73-15 97-41 26-25 40-60 40-95 0-37-14-72-40-99-24-26-60-40-97-40s-72 14-98 40c-26 27-40 62-40 99 0 35 14 70 40 95 26 26 61 41 98 41z">
          <text:p/>
        </draw:path>
        <draw:path draw:style-name="gr35" draw:text-style-name="P18" draw:layer="layout" svg:width="0.274cm" svg:height="0.274cm" svg:x="21.344cm" svg:y="4.37cm" svg:viewBox="0 0 275 275" svg:d="M136 275c38 0 73-14 99-40s40-59 40-97-14-72-40-98-61-40-99-40c-35 0-72 14-96 40-26 26-40 60-40 98s14 71 40 97c24 26 61 40 96 40z">
          <text:p/>
        </draw:path>
        <draw:path draw:style-name="gr34" draw:text-style-name="P2" draw:layer="layout" svg:width="0.274cm" svg:height="0.274cm" svg:x="21.344cm" svg:y="4.37cm" svg:viewBox="0 0 275 275" svg:d="M136 275c38 0 73-14 99-40s40-59 40-97-14-72-40-98-61-40-99-40c-35 0-72 14-96 40-26 26-40 60-40 98s14 71 40 97c24 26 61 40 96 40z">
          <text:p/>
        </draw:path>
        <draw:path draw:style-name="gr35" draw:text-style-name="P18" draw:layer="layout" svg:width="0.274cm" svg:height="0.274cm" svg:x="21.24cm" svg:y="4.598cm" svg:viewBox="0 0 275 275" svg:d="M138 275c35 0 71-15 96-40 26-26 41-62 41-99 0-36-15-70-41-96-25-26-61-40-96-40-37 0-71 14-97 40s-41 60-41 96c0 37 15 73 41 99 26 25 60 40 97 40z">
          <text:p/>
        </draw:path>
        <draw:path draw:style-name="gr34" draw:text-style-name="P2" draw:layer="layout" svg:width="0.274cm" svg:height="0.274cm" svg:x="21.24cm" svg:y="4.598cm" svg:viewBox="0 0 275 275" svg:d="M138 275c35 0 71-15 96-40 26-26 41-62 41-99 0-36-15-70-41-96-25-26-61-40-96-40-37 0-71 14-97 40s-41 60-41 96c0 37 15 73 41 99 26 25 60 40 97 40z">
          <text:p/>
        </draw:path>
        <draw:path draw:style-name="gr35" draw:text-style-name="P18" draw:layer="layout" svg:width="0.276cm" svg:height="0.274cm" svg:x="21.339cm" svg:y="4.376cm" svg:viewBox="0 0 277 275" svg:d="M138 275c37 0 72-13 96-39 27-25 43-60 43-98s-16-72-43-98c-24-26-59-40-96-40-35 0-72 14-98 40-24 26-40 60-40 98s16 73 40 98c26 26 63 39 98 39z">
          <text:p/>
        </draw:path>
        <draw:path draw:style-name="gr34" draw:text-style-name="P2" draw:layer="layout" svg:width="0.276cm" svg:height="0.274cm" svg:x="21.339cm" svg:y="4.376cm" svg:viewBox="0 0 277 275" svg:d="M138 275c37 0 72-13 96-39 27-25 43-60 43-98s-16-72-43-98c-24-26-59-40-96-40-35 0-72 14-98 40-24 26-40 60-40 98s16 73 40 98c26 26 63 39 98 39z">
          <text:p/>
        </draw:path>
        <draw:path draw:style-name="gr35" draw:text-style-name="P18" draw:layer="layout" svg:width="0.274cm" svg:height="0.274cm" svg:x="21.223cm" svg:y="4.514cm" svg:viewBox="0 0 275 275" svg:d="M137 275c37 0 72-15 98-41 26-25 40-60 40-97 0-35-14-70-40-96s-61-41-98-41-70 15-96 41-41 61-41 96c0 37 15 72 41 97 26 26 59 41 96 41z">
          <text:p/>
        </draw:path>
        <draw:path draw:style-name="gr34" draw:text-style-name="P2" draw:layer="layout" svg:width="0.274cm" svg:height="0.274cm" svg:x="21.223cm" svg:y="4.514cm" svg:viewBox="0 0 275 275" svg:d="M137 275c37 0 72-15 98-41 26-25 40-60 40-97 0-35-14-70-40-96s-61-41-98-41-70 15-96 41-41 61-41 96c0 37 15 72 41 97 26 26 59 41 96 41z">
          <text:p/>
        </draw:path>
        <draw:path draw:style-name="gr35" draw:text-style-name="P18" draw:layer="layout" svg:width="0.274cm" svg:height="0.274cm" svg:x="22.776cm" svg:y="4.898cm" svg:viewBox="0 0 275 275" svg:d="M139 275c37 0 70-15 96-41s40-60 40-99c0-35-14-71-40-95-26-26-59-40-96-40-38 0-73 14-98 40-27 24-41 60-41 95 0 39 14 73 41 99 25 26 60 41 98 41z">
          <text:p/>
        </draw:path>
        <draw:path draw:style-name="gr34" draw:text-style-name="P2" draw:layer="layout" svg:width="0.274cm" svg:height="0.274cm" svg:x="22.776cm" svg:y="4.898cm" svg:viewBox="0 0 275 275" svg:d="M139 275c37 0 70-15 96-41s40-60 40-99c0-35-14-71-40-95-26-26-59-40-96-40-38 0-73 14-98 40-27 24-41 60-41 95 0 39 14 73 41 99 25 26 60 41 98 41z">
          <text:p/>
        </draw:path>
        <draw:path draw:style-name="gr36" draw:text-style-name="P19" draw:layer="layout" svg:width="0.274cm" svg:height="0.274cm" svg:x="20.074cm" svg:y="4.563cm" svg:viewBox="0 0 275 275" svg:d="M137 275c37 0 70-14 96-40 27-27 42-62 42-99 0-35-15-70-42-96-26-26-59-40-96-40s-73 14-97 40c-26 26-40 61-40 96 0 37 14 72 40 99 24 26 60 40 97 40z">
          <text:p/>
        </draw:path>
        <draw:path draw:style-name="gr34" draw:text-style-name="P2" draw:layer="layout" svg:width="0.274cm" svg:height="0.274cm" svg:x="20.074cm" svg:y="4.563cm" svg:viewBox="0 0 275 275" svg:d="M137 275c37 0 70-14 96-40 27-27 42-62 42-99 0-35-15-70-42-96-26-26-59-40-96-40s-73 14-97 40c-26 26-40 61-40 96 0 37 14 72 40 99 24 26 60 40 97 40z">
          <text:p/>
        </draw:path>
        <draw:path draw:style-name="gr35" draw:text-style-name="P18" draw:layer="layout" svg:width="0.274cm" svg:height="0.273cm" svg:x="21.384cm" svg:y="4.51cm" svg:viewBox="0 0 275 274" svg:d="M137 274c38 0 72-16 98-42 26-24 40-60 40-95 0-38-14-72-40-98s-60-39-98-39c-36 0-72 13-98 39s-39 60-39 98c0 35 13 71 39 95 26 26 62 42 98 42z">
          <text:p/>
        </draw:path>
        <draw:path draw:style-name="gr34" draw:text-style-name="P2" draw:layer="layout" svg:width="0.274cm" svg:height="0.273cm" svg:x="21.384cm" svg:y="4.51cm" svg:viewBox="0 0 275 274" svg:d="M137 274c38 0 72-16 98-42 26-24 40-60 40-95 0-38-14-72-40-98s-60-39-98-39c-36 0-72 13-98 39s-39 60-39 98c0 35 13 71 39 95 26 26 62 42 98 42z">
          <text:p/>
        </draw:path>
        <draw:path draw:style-name="gr35" draw:text-style-name="P18" draw:layer="layout" svg:width="0.274cm" svg:height="0.274cm" svg:x="21.341cm" svg:y="4.526cm" svg:viewBox="0 0 275 275" svg:d="M139 275c36 0 71-15 96-42 26-25 40-60 40-95 0-37-14-72-40-98-25-24-60-40-96-40-38 0-72 16-98 40-26 26-41 61-41 98 0 35 15 70 41 95 26 27 60 42 98 42z">
          <text:p/>
        </draw:path>
        <draw:path draw:style-name="gr34" draw:text-style-name="P2" draw:layer="layout" svg:width="0.274cm" svg:height="0.274cm" svg:x="21.341cm" svg:y="4.526cm" svg:viewBox="0 0 275 275" svg:d="M139 275c36 0 71-15 96-42 26-25 40-60 40-95 0-37-14-72-40-98-25-24-60-40-96-40-38 0-72 16-98 40-26 26-41 61-41 98 0 35 15 70 41 95 26 27 60 42 98 42z">
          <text:p/>
        </draw:path>
        <draw:path draw:style-name="gr35" draw:text-style-name="P18" draw:layer="layout" svg:width="0.274cm" svg:height="0.274cm" svg:x="21.665cm" svg:y="4.459cm" svg:viewBox="0 0 275 275" svg:d="M139 275c37 0 70-14 96-40s40-61 40-96c0-37-14-72-40-99-26-26-59-40-96-40-38 0-73 14-97 40-28 27-42 62-42 99 0 35 14 70 42 96 24 26 59 40 97 40z">
          <text:p/>
        </draw:path>
        <draw:path draw:style-name="gr34" draw:text-style-name="P2" draw:layer="layout" svg:width="0.274cm" svg:height="0.274cm" svg:x="21.665cm" svg:y="4.459cm" svg:viewBox="0 0 275 275" svg:d="M139 275c37 0 70-14 96-40s40-61 40-96c0-37-14-72-40-99-26-26-59-40-96-40-38 0-73 14-97 40-28 27-42 62-42 99 0 35 14 70 42 96 24 26 59 40 97 40z">
          <text:p/>
        </draw:path>
        <draw:path draw:style-name="gr36" draw:text-style-name="P19" draw:layer="layout" svg:width="0.274cm" svg:height="0.274cm" svg:x="20.256cm" svg:y="4.704cm" svg:viewBox="0 0 275 275" svg:d="M139 275c36 0 72-14 96-40 26-26 40-61 40-96 0-37-14-73-40-99-24-26-60-40-96-40-38 0-73 14-99 40s-40 62-40 99c0 35 14 70 40 96s61 40 99 40z">
          <text:p/>
        </draw:path>
        <draw:path draw:style-name="gr34" draw:text-style-name="P2" draw:layer="layout" svg:width="0.274cm" svg:height="0.274cm" svg:x="20.256cm" svg:y="4.704cm" svg:viewBox="0 0 275 275" svg:d="M139 275c36 0 72-14 96-40 26-26 40-61 40-96 0-37-14-73-40-99-24-26-60-40-96-40-38 0-73 14-99 40s-40 62-40 99c0 35 14 70 40 96s61 40 99 40z">
          <text:p/>
        </draw:path>
        <draw:path draw:style-name="gr36" draw:text-style-name="P19" draw:layer="layout" svg:width="0.274cm" svg:height="0.276cm" svg:x="19.561cm" svg:y="4.786cm" svg:viewBox="0 0 275 277" svg:d="M139 277c35 0 70-17 96-41 26-26 40-62 40-97 0-37-14-72-40-98-26-25-61-41-96-41-38 0-72 16-98 41-27 26-41 61-41 98 0 35 14 71 41 97 26 24 60 41 98 41z">
          <text:p/>
        </draw:path>
        <draw:path draw:style-name="gr34" draw:text-style-name="P2" draw:layer="layout" svg:width="0.274cm" svg:height="0.276cm" svg:x="19.561cm" svg:y="4.786cm" svg:viewBox="0 0 275 277" svg:d="M139 277c35 0 70-17 96-41 26-26 40-62 40-97 0-37-14-72-40-98-26-25-61-41-96-41-38 0-72 16-98 41-27 26-41 61-41 98 0 35 14 71 41 97 26 24 60 41 98 41z">
          <text:p/>
        </draw:path>
        <draw:path draw:style-name="gr35" draw:text-style-name="P18" draw:layer="layout" svg:width="0.274cm" svg:height="0.274cm" svg:x="21.411cm" svg:y="4.54cm" svg:viewBox="0 0 275 275" svg:d="M139 275c37 0 70-14 96-41 26-26 40-61 40-96 0-37-14-72-40-98s-59-40-96-40-73 14-97 40c-28 26-42 61-42 98 0 35 14 70 42 96 24 27 60 41 97 41z">
          <text:p/>
        </draw:path>
        <draw:path draw:style-name="gr34" draw:text-style-name="P2" draw:layer="layout" svg:width="0.274cm" svg:height="0.274cm" svg:x="21.411cm" svg:y="4.54cm" svg:viewBox="0 0 275 275" svg:d="M139 275c37 0 70-14 96-41 26-26 40-61 40-96 0-37-14-72-40-98s-59-40-96-40-73 14-97 40c-28 26-42 61-42 98 0 35 14 70 42 96 24 27 60 41 97 41z">
          <text:p/>
        </draw:path>
        <draw:path draw:style-name="gr36" draw:text-style-name="P19" draw:layer="layout" svg:width="0.276cm" svg:height="0.274cm" svg:x="19.829cm" svg:y="4.786cm" svg:viewBox="0 0 277 275" svg:d="M139 275c35 0 70-15 96-41s42-61 42-96c0-37-16-72-42-97-26-26-61-41-96-41-38 0-73 15-99 41-25 25-40 60-40 97 0 35 15 70 40 96 26 26 61 41 99 41z">
          <text:p/>
        </draw:path>
        <draw:path draw:style-name="gr34" draw:text-style-name="P2" draw:layer="layout" svg:width="0.276cm" svg:height="0.274cm" svg:x="19.829cm" svg:y="4.786cm" svg:viewBox="0 0 277 275" svg:d="M139 275c35 0 70-15 96-41s42-61 42-96c0-37-16-72-42-97-26-26-61-41-96-41-38 0-73 15-99 41-25 25-40 60-40 97 0 35 15 70 40 96 26 26 61 41 99 41z">
          <text:p/>
        </draw:path>
        <draw:path draw:style-name="gr35" draw:text-style-name="P18" draw:layer="layout" svg:width="0.274cm" svg:height="0.276cm" svg:x="21.777cm" svg:y="4.39cm" svg:viewBox="0 0 275 277" svg:d="M137 277c37 0 72-16 98-40 26-26 40-61 40-99 0-37-14-72-40-98-26-25-61-40-98-40s-70 15-96 40c-26 26-41 61-41 98 0 38 15 73 41 99 26 24 59 40 96 40z">
          <text:p/>
        </draw:path>
        <draw:path draw:style-name="gr34" draw:text-style-name="P2" draw:layer="layout" svg:width="0.274cm" svg:height="0.276cm" svg:x="21.777cm" svg:y="4.39cm" svg:viewBox="0 0 275 277" svg:d="M137 277c37 0 72-16 98-40 26-26 40-61 40-99 0-37-14-72-40-98-26-25-61-40-98-40s-70 15-96 40c-26 26-41 61-41 98 0 38 15 73 41 99 26 24 59 40 96 40z">
          <text:p/>
        </draw:path>
        <draw:path draw:style-name="gr35" draw:text-style-name="P18" draw:layer="layout" svg:width="0.275cm" svg:height="0.274cm" svg:x="21.696cm" svg:y="4.468cm" svg:viewBox="0 0 276 275" svg:d="M140 275c35 0 70-14 96-40 25-26 40-59 40-96s-15-72-40-97c-26-28-61-42-96-42-37 0-73 14-99 42-24 25-41 60-41 97s17 70 41 96c26 26 62 40 99 40z">
          <text:p/>
        </draw:path>
        <draw:path draw:style-name="gr34" draw:text-style-name="P2" draw:layer="layout" svg:width="0.275cm" svg:height="0.274cm" svg:x="21.696cm" svg:y="4.468cm" svg:viewBox="0 0 276 275" svg:d="M140 275c35 0 70-14 96-40 25-26 40-59 40-96s-15-72-40-97c-26-28-61-42-96-42-37 0-73 14-99 42-24 25-41 60-41 97s17 70 41 96c26 26 62 40 99 40z">
          <text:p/>
        </draw:path>
        <draw:path draw:style-name="gr35" draw:text-style-name="P18" draw:layer="layout" svg:width="0.274cm" svg:height="0.274cm" svg:x="21.486cm" svg:y="4.699cm" svg:viewBox="0 0 275 275" svg:d="M137 275c37 0 71-14 97-40 26-24 41-59 41-96s-15-73-41-99-60-40-97-40c-35 0-70 14-96 40-27 26-41 62-41 99s14 72 41 96c26 26 61 40 96 40z">
          <text:p/>
        </draw:path>
        <draw:path draw:style-name="gr34" draw:text-style-name="P2" draw:layer="layout" svg:width="0.274cm" svg:height="0.274cm" svg:x="21.486cm" svg:y="4.699cm" svg:viewBox="0 0 275 275" svg:d="M137 275c37 0 71-14 97-40 26-24 41-59 41-96s-15-73-41-99-60-40-97-40c-35 0-70 14-96 40-27 26-41 62-41 99s14 72 41 96c26 26 61 40 96 40z">
          <text:p/>
        </draw:path>
        <draw:path draw:style-name="gr36" draw:text-style-name="P19" draw:layer="layout" svg:width="0.274cm" svg:height="0.275cm" svg:x="19.898cm" svg:y="4.591cm" svg:viewBox="0 0 275 276" svg:d="M136 276c37 0 72-15 98-40 27-26 41-63 41-100 0-35-14-71-41-97-26-24-61-39-98-39-35 0-70 15-95 39-26 26-41 62-41 97 0 37 15 74 41 100 25 25 60 40 95 40z">
          <text:p/>
        </draw:path>
        <draw:path draw:style-name="gr34" draw:text-style-name="P2" draw:layer="layout" svg:width="0.274cm" svg:height="0.275cm" svg:x="19.898cm" svg:y="4.591cm" svg:viewBox="0 0 275 276" svg:d="M136 276c37 0 72-15 98-40 27-26 41-63 41-100 0-35-14-71-41-97-26-24-61-39-98-39-35 0-70 15-95 39-26 26-41 62-41 97 0 37 15 74 41 100 25 25 60 40 95 40z">
          <text:p/>
        </draw:path>
        <draw:path draw:style-name="gr35" draw:text-style-name="P18" draw:layer="layout" svg:width="0.273cm" svg:height="0.274cm" svg:x="21.707cm" svg:y="4.508cm" svg:viewBox="0 0 274 275" svg:d="M137 275c35 0 71-15 95-40 26-26 42-61 42-98 0-35-16-70-42-96-24-26-60-41-95-41-38 0-72 15-98 41s-39 61-39 96c0 37 13 72 39 98 26 25 60 40 98 40z">
          <text:p/>
        </draw:path>
        <draw:path draw:style-name="gr34" draw:text-style-name="P2" draw:layer="layout" svg:width="0.273cm" svg:height="0.274cm" svg:x="21.707cm" svg:y="4.508cm" svg:viewBox="0 0 274 275" svg:d="M137 275c35 0 71-15 95-40 26-26 42-61 42-98 0-35-16-70-42-96-24-26-60-41-95-41-38 0-72 15-98 41s-39 61-39 96c0 37 13 72 39 98 26 25 60 40 98 40z">
          <text:p/>
        </draw:path>
        <draw:path draw:style-name="gr35" draw:text-style-name="P18" draw:layer="layout" svg:width="0.275cm" svg:height="0.273cm" svg:x="21.159cm" svg:y="4.588cm" svg:viewBox="0 0 276 274" svg:d="M137 274c38 0 72-13 98-39 26-25 41-63 41-99 0-37-15-71-41-97s-60-39-98-39c-35 0-71 13-96 39-26 26-41 60-41 97 0 36 15 74 41 99 25 26 61 39 96 39z">
          <text:p/>
        </draw:path>
        <draw:path draw:style-name="gr34" draw:text-style-name="P2" draw:layer="layout" svg:width="0.275cm" svg:height="0.273cm" svg:x="21.159cm" svg:y="4.588cm" svg:viewBox="0 0 276 274" svg:d="M137 274c38 0 72-13 98-39 26-25 41-63 41-99 0-37-15-71-41-97s-60-39-98-39c-35 0-71 13-96 39-26 26-41 60-41 97 0 36 15 74 41 99 25 26 61 39 96 39z">
          <text:p/>
        </draw:path>
        <draw:path draw:style-name="gr35" draw:text-style-name="P18" draw:layer="layout" svg:width="0.273cm" svg:height="0.274cm" svg:x="21.046cm" svg:y="4.494cm" svg:viewBox="0 0 274 275" svg:d="M138 275c37 0 72-14 97-40 26-24 39-59 39-96s-13-70-39-96c-25-27-60-43-97-43s-73 16-99 43c-24 26-39 59-39 96s15 72 39 96c26 26 62 40 99 40z">
          <text:p/>
        </draw:path>
        <draw:path draw:style-name="gr34" draw:text-style-name="P2" draw:layer="layout" svg:width="0.273cm" svg:height="0.274cm" svg:x="21.046cm" svg:y="4.494cm" svg:viewBox="0 0 274 275" svg:d="M138 275c37 0 72-14 97-40 26-24 39-59 39-96s-13-70-39-96c-25-27-60-43-97-43s-73 16-99 43c-24 26-39 59-39 96s15 72 39 96c26 26 62 40 99 40z">
          <text:p/>
        </draw:path>
        <draw:path draw:style-name="gr36" draw:text-style-name="P19" draw:layer="layout" svg:width="0.274cm" svg:height="0.274cm" svg:x="19.139cm" svg:y="4.67cm" svg:viewBox="0 0 275 275" svg:d="M138 275c35 0 71-15 97-41 26-25 40-60 40-95 0-38-14-73-40-99s-62-40-97-40c-39 0-72 14-98 40s-40 61-40 99c0 35 14 70 40 95 26 26 59 41 98 41z">
          <text:p/>
        </draw:path>
        <draw:path draw:style-name="gr34" draw:text-style-name="P2" draw:layer="layout" svg:width="0.274cm" svg:height="0.274cm" svg:x="19.139cm" svg:y="4.67cm" svg:viewBox="0 0 275 275" svg:d="M138 275c35 0 71-15 97-41 26-25 40-60 40-95 0-38-14-73-40-99s-62-40-97-40c-39 0-72 14-98 40s-40 61-40 99c0 35 14 70 40 95 26 26 59 41 98 41z">
          <text:p/>
        </draw:path>
        <draw:path draw:style-name="gr35" draw:text-style-name="P18" draw:layer="layout" svg:width="0.275cm" svg:height="0.275cm" svg:x="22.279cm" svg:y="4.733cm" svg:viewBox="0 0 276 276" svg:d="M139 276c36 0 70-15 96-39 26-26 41-62 41-97 0-37-15-72-41-99-26-26-60-41-96-41-37 0-71 15-98 41-26 27-41 62-41 99 0 35 15 71 41 97 27 24 61 39 98 39z">
          <text:p/>
        </draw:path>
        <draw:path draw:style-name="gr34" draw:text-style-name="P2" draw:layer="layout" svg:width="0.275cm" svg:height="0.275cm" svg:x="22.279cm" svg:y="4.733cm" svg:viewBox="0 0 276 276" svg:d="M139 276c36 0 70-15 96-39 26-26 41-62 41-97 0-37-15-72-41-99-26-26-60-41-96-41-37 0-71 15-98 41-26 27-41 62-41 99 0 35 15 71 41 97 27 24 61 39 98 39z">
          <text:p/>
        </draw:path>
        <draw:path draw:style-name="gr36" draw:text-style-name="P19" draw:layer="layout" svg:width="0.274cm" svg:height="0.274cm" svg:x="19.292cm" svg:y="4.635cm" svg:viewBox="0 0 275 275" svg:d="M137 275c37 0 71-14 98-40 26-26 40-60 40-97s-14-72-40-98c-27-26-61-40-98-40s-72 14-96 40c-27 26-41 61-41 98s14 71 41 97c24 26 59 40 96 40z">
          <text:p/>
        </draw:path>
        <draw:path draw:style-name="gr34" draw:text-style-name="P2" draw:layer="layout" svg:width="0.274cm" svg:height="0.274cm" svg:x="19.292cm" svg:y="4.635cm" svg:viewBox="0 0 275 275" svg:d="M137 275c37 0 71-14 98-40 26-26 40-60 40-97s-14-72-40-98c-27-26-61-40-98-40s-72 14-96 40c-27 26-41 61-41 98s14 71 41 97c24 26 59 40 96 40z">
          <text:p/>
        </draw:path>
        <draw:path draw:style-name="gr35" draw:text-style-name="P18" draw:layer="layout" svg:width="0.274cm" svg:height="0.275cm" svg:x="21.624cm" svg:y="4.623cm" svg:viewBox="0 0 275 276" svg:d="M138 276c36 0 71-15 97-41s40-60 40-99c0-35-14-70-40-96-26-25-61-40-97-40-37 0-72 15-97 40-26 26-41 61-41 96 0 39 15 73 41 99 25 26 60 41 97 41z">
          <text:p/>
        </draw:path>
        <draw:path draw:style-name="gr34" draw:text-style-name="P2" draw:layer="layout" svg:width="0.274cm" svg:height="0.275cm" svg:x="21.624cm" svg:y="4.623cm" svg:viewBox="0 0 275 276" svg:d="M138 276c36 0 71-15 97-41s40-60 40-99c0-35-14-70-40-96-26-25-61-40-97-40-37 0-72 15-97 40-26 26-41 61-41 96 0 39 15 73 41 99 25 26 60 41 97 41z">
          <text:p/>
        </draw:path>
        <draw:path draw:style-name="gr35" draw:text-style-name="P18" draw:layer="layout" svg:width="0.274cm" svg:height="0.274cm" svg:x="21.327cm" svg:y="4.552cm" svg:viewBox="0 0 275 275" svg:d="M136 275c37 0 73-15 99-41 26-27 40-62 40-97 0-37-14-71-40-97s-62-40-99-40c-36 0-72 14-96 40-26 26-40 60-40 97 0 35 14 70 40 97 24 26 60 41 96 41z">
          <text:p/>
        </draw:path>
        <draw:path draw:style-name="gr34" draw:text-style-name="P2" draw:layer="layout" svg:width="0.274cm" svg:height="0.274cm" svg:x="21.327cm" svg:y="4.552cm" svg:viewBox="0 0 275 275" svg:d="M136 275c37 0 73-15 99-41 26-27 40-62 40-97 0-37-14-71-40-97s-62-40-99-40c-36 0-72 14-96 40-26 26-40 60-40 97 0 35 14 70 40 97 24 26 60 41 96 41z">
          <text:p/>
        </draw:path>
        <draw:path draw:style-name="gr35" draw:text-style-name="P18" draw:layer="layout" svg:width="0.274cm" svg:height="0.274cm" svg:x="21.722cm" svg:y="4.419cm" svg:viewBox="0 0 275 275" svg:d="M137 275c37 0 72-15 98-41 26-25 40-60 40-95 0-38-14-73-40-99s-61-40-98-40c-35 0-70 14-96 40s-41 61-41 99c0 35 15 70 41 95 26 26 61 41 96 41z">
          <text:p/>
        </draw:path>
        <draw:path draw:style-name="gr34" draw:text-style-name="P2" draw:layer="layout" svg:width="0.274cm" svg:height="0.274cm" svg:x="21.722cm" svg:y="4.419cm" svg:viewBox="0 0 275 275" svg:d="M137 275c37 0 72-15 98-41 26-25 40-60 40-95 0-38-14-73-40-99s-61-40-98-40c-35 0-70 14-96 40s-41 61-41 99c0 35 15 70 41 95 26 26 61 41 96 41z">
          <text:p/>
        </draw:path>
        <draw:path draw:style-name="gr36" draw:text-style-name="P19" draw:layer="layout" svg:width="0.274cm" svg:height="0.274cm" svg:x="20.775cm" svg:y="4.779cm" svg:viewBox="0 0 275 275" svg:d="M136 275c38 0 73-16 99-42 26-24 40-59 40-96s-14-70-40-96c-26-27-61-41-99-41-37 0-72 14-97 41-26 26-39 59-39 96s13 72 39 96c25 26 60 42 97 42z">
          <text:p/>
        </draw:path>
        <draw:path draw:style-name="gr34" draw:text-style-name="P2" draw:layer="layout" svg:width="0.274cm" svg:height="0.274cm" svg:x="20.775cm" svg:y="4.779cm" svg:viewBox="0 0 275 275" svg:d="M136 275c38 0 73-16 99-42 26-24 40-59 40-96s-14-70-40-96c-26-27-61-41-99-41-37 0-72 14-97 41-26 26-39 59-39 96s13 72 39 96c25 26 60 42 97 42z">
          <text:p/>
        </draw:path>
        <draw:path draw:style-name="gr35" draw:text-style-name="P18" draw:layer="layout" svg:width="0.274cm" svg:height="0.275cm" svg:x="22.346cm" svg:y="4.704cm" svg:viewBox="0 0 275 276" svg:d="M135 276c38 0 73-15 99-40 26-26 41-61 41-96 0-37-15-73-41-99s-61-41-99-41c-35 0-71 15-95 41-26 26-40 62-40 99 0 35 14 70 40 96 24 25 60 40 95 40z">
          <text:p/>
        </draw:path>
        <draw:path draw:style-name="gr34" draw:text-style-name="P2" draw:layer="layout" svg:width="0.274cm" svg:height="0.275cm" svg:x="22.346cm" svg:y="4.704cm" svg:viewBox="0 0 275 276" svg:d="M135 276c38 0 73-15 99-40 26-26 41-61 41-96 0-37-15-73-41-99s-61-41-99-41c-35 0-71 15-95 41-26 26-40 62-40 99 0 35 14 70 40 96 24 25 60 40 95 40z">
          <text:p/>
        </draw:path>
        <draw:path draw:style-name="gr35" draw:text-style-name="P18" draw:layer="layout" svg:width="0.274cm" svg:height="0.274cm" svg:x="21.584cm" svg:y="4.511cm" svg:viewBox="0 0 275 275" svg:d="M138 275c35 0 71-14 97-40 25-26 40-61 40-96 0-37-15-72-40-98-26-26-62-41-97-41-38 0-72 15-98 41s-40 61-40 98c0 35 14 70 40 96s60 40 98 40z">
          <text:p/>
        </draw:path>
        <draw:path draw:style-name="gr34" draw:text-style-name="P2" draw:layer="layout" svg:width="0.274cm" svg:height="0.274cm" svg:x="21.584cm" svg:y="4.511cm" svg:viewBox="0 0 275 275" svg:d="M138 275c35 0 71-14 97-40 25-26 40-61 40-96 0-37-15-72-40-98-26-26-62-41-97-41-38 0-72 15-98 41s-40 61-40 98c0 35 14 70 40 96s60 40 98 40z">
          <text:p/>
        </draw:path>
        <draw:path draw:style-name="gr35" draw:text-style-name="P18" draw:layer="layout" svg:width="0.275cm" svg:height="0.275cm" svg:x="22.334cm" svg:y="4.412cm" svg:viewBox="0 0 276 276" svg:d="M138 276c35 0 72-15 98-40 24-26 40-61 40-98 0-36-16-73-40-99-26-24-63-39-98-39-37 0-71 15-97 39-26 26-41 63-41 99 0 37 15 72 41 98 26 25 60 40 97 40z">
          <text:p/>
        </draw:path>
        <draw:path draw:style-name="gr34" draw:text-style-name="P2" draw:layer="layout" svg:width="0.275cm" svg:height="0.275cm" svg:x="22.334cm" svg:y="4.412cm" svg:viewBox="0 0 276 276" svg:d="M138 276c35 0 72-15 98-40 24-26 40-61 40-98 0-36-16-73-40-99-26-24-63-39-98-39-37 0-71 15-97 39-26 26-41 63-41 99 0 37 15 72 41 98 26 25 60 40 97 40z">
          <text:p/>
        </draw:path>
        <draw:path draw:style-name="gr35" draw:text-style-name="P18" draw:layer="layout" svg:width="0.274cm" svg:height="0.274cm" svg:x="22.418cm" svg:y="4.782cm" svg:viewBox="0 0 275 275" svg:d="M136 275c37 0 73-17 99-42 25-26 40-61 40-96 0-37-15-72-40-96-26-26-62-41-99-41-36 0-72 15-96 41-26 24-40 59-40 96 0 35 14 70 40 96 24 25 60 42 96 42z">
          <text:p/>
        </draw:path>
        <draw:path draw:style-name="gr34" draw:text-style-name="P2" draw:layer="layout" svg:width="0.274cm" svg:height="0.274cm" svg:x="22.418cm" svg:y="4.782cm" svg:viewBox="0 0 275 275" svg:d="M136 275c37 0 73-17 99-42 25-26 40-61 40-96 0-37-15-72-40-96-26-26-62-41-99-41-36 0-72 15-96 41-26 24-40 59-40 96 0 35 14 70 40 96 24 25 60 42 96 42z">
          <text:p/>
        </draw:path>
        <draw:path draw:style-name="gr35" draw:text-style-name="P18" draw:layer="layout" svg:width="0.274cm" svg:height="0.274cm" svg:x="21.446cm" svg:y="4.52cm" svg:viewBox="0 0 275 275" svg:d="M138 275c35 0 70-15 96-41s41-60 41-97c0-36-15-70-41-96s-61-41-96-41c-37 0-71 15-98 41-26 26-40 60-40 96 0 37 14 71 40 97 27 26 61 41 98 41z">
          <text:p/>
        </draw:path>
        <draw:path draw:style-name="gr34" draw:text-style-name="P2" draw:layer="layout" svg:width="0.274cm" svg:height="0.274cm" svg:x="21.446cm" svg:y="4.52cm" svg:viewBox="0 0 275 275" svg:d="M138 275c35 0 70-15 96-41s41-60 41-97c0-36-15-70-41-96s-61-41-96-41c-37 0-71 15-98 41-26 26-40 60-40 96 0 37 14 71 40 97 27 26 61 41 98 41z">
          <text:p/>
        </draw:path>
        <draw:path draw:style-name="gr35" draw:text-style-name="P18" draw:layer="layout" svg:width="0.274cm" svg:height="0.275cm" svg:x="21.457cm" svg:y="4.516cm" svg:viewBox="0 0 275 276" svg:d="M137 276c37 0 72-17 98-41 25-26 40-61 40-98 0-35-15-71-40-95-26-26-61-42-98-42-35 0-70 16-97 42-26 24-40 60-40 95 0 37 14 72 40 98 27 24 62 41 97 41z">
          <text:p/>
        </draw:path>
        <draw:path draw:style-name="gr34" draw:text-style-name="P2" draw:layer="layout" svg:width="0.274cm" svg:height="0.275cm" svg:x="21.457cm" svg:y="4.516cm" svg:viewBox="0 0 275 276" svg:d="M137 276c37 0 72-17 98-41 25-26 40-61 40-98 0-35-15-71-40-95-26-26-61-42-98-42-35 0-70 16-97 42-26 24-40 60-40 95 0 37 14 72 40 98 27 24 62 41 97 41z">
          <text:p/>
        </draw:path>
        <draw:path draw:style-name="gr36" draw:text-style-name="P19" draw:layer="layout" svg:width="0.274cm" svg:height="0.274cm" svg:x="19.413cm" svg:y="4.707cm" svg:viewBox="0 0 275 275" svg:d="M138 275c36 0 71-14 97-40 26-24 40-60 40-95 0-38-14-73-40-99s-61-41-97-41c-37 0-72 15-97 41-26 26-41 61-41 99 0 35 15 71 41 95 25 26 60 40 97 40z">
          <text:p/>
        </draw:path>
        <draw:path draw:style-name="gr34" draw:text-style-name="P2" draw:layer="layout" svg:width="0.274cm" svg:height="0.274cm" svg:x="19.413cm" svg:y="4.707cm" svg:viewBox="0 0 275 275" svg:d="M138 275c36 0 71-14 97-40 26-24 40-60 40-95 0-38-14-73-40-99s-61-41-97-41c-37 0-72 15-97 41-26 26-41 61-41 99 0 35 15 71 41 95 25 26 60 40 97 40z">
          <text:p/>
        </draw:path>
        <draw:path draw:style-name="gr35" draw:text-style-name="P18" draw:layer="layout" svg:width="0.274cm" svg:height="0.275cm" svg:x="21.459cm" svg:y="4.47cm" svg:viewBox="0 0 275 276" svg:d="M137 276c35 0 70-15 96-41s42-60 42-97c0-36-16-70-42-97-26-26-61-41-96-41-37 0-72 15-98 41-26 27-39 61-39 97 0 37 13 71 39 97s61 41 98 41z">
          <text:p/>
        </draw:path>
        <draw:path draw:style-name="gr34" draw:text-style-name="P2" draw:layer="layout" svg:width="0.274cm" svg:height="0.275cm" svg:x="21.459cm" svg:y="4.47cm" svg:viewBox="0 0 275 276" svg:d="M137 276c35 0 70-15 96-41s42-60 42-97c0-36-16-70-42-97-26-26-61-41-96-41-37 0-72 15-98 41-26 27-39 61-39 97 0 37 13 71 39 97s61 41 98 41z">
          <text:p/>
        </draw:path>
        <draw:path draw:style-name="gr36" draw:text-style-name="P19" draw:layer="layout" svg:width="0.274cm" svg:height="0.274cm" svg:x="20.227cm" svg:y="4.897cm" svg:viewBox="0 0 275 275" svg:d="M139 275c35 0 72-14 96-40 26-26 40-60 40-99 0-37-14-71-40-97-24-26-61-39-96-39-38 0-72 13-98 39s-41 60-41 97c0 39 15 73 41 99s60 40 98 40z">
          <text:p/>
        </draw:path>
        <draw:path draw:style-name="gr34" draw:text-style-name="P2" draw:layer="layout" svg:width="0.274cm" svg:height="0.274cm" svg:x="20.227cm" svg:y="4.897cm" svg:viewBox="0 0 275 275" svg:d="M139 275c35 0 72-14 96-40 26-26 40-60 40-99 0-37-14-71-40-97-24-26-61-39-96-39-38 0-72 13-98 39s-41 60-41 97c0 39 15 73 41 99s60 40 98 40z">
          <text:p/>
        </draw:path>
        <draw:path draw:style-name="gr36" draw:text-style-name="P19" draw:layer="layout" svg:width="0.274cm" svg:height="0.273cm" svg:x="20.27cm" svg:y="4.891cm" svg:viewBox="0 0 275 274" svg:d="M137 274c38 0 72-13 98-39 26-25 40-60 40-98 0-36-14-72-40-98-26-24-60-39-98-39-36 0-71 15-97 39-26 26-40 62-40 98 0 38 14 73 40 98 26 26 61 39 97 39z">
          <text:p/>
        </draw:path>
        <draw:path draw:style-name="gr34" draw:text-style-name="P2" draw:layer="layout" svg:width="0.274cm" svg:height="0.273cm" svg:x="20.27cm" svg:y="4.891cm" svg:viewBox="0 0 275 274" svg:d="M137 274c38 0 72-13 98-39 26-25 40-60 40-98 0-36-14-72-40-98-26-24-60-39-98-39-36 0-71 15-97 39-26 26-40 62-40 98 0 38 14 73 40 98 26 26 61 39 97 39z">
          <text:p/>
        </draw:path>
        <draw:path draw:style-name="gr35" draw:text-style-name="P18" draw:layer="layout" svg:width="0.276cm" svg:height="0.274cm" svg:x="21.939cm" svg:y="4.43cm" svg:viewBox="0 0 277 275" svg:d="M138 275c37 0 73-14 99-40 24-26 40-60 40-96 0-37-16-73-40-99-26-25-62-40-99-40-35 0-71 15-97 40-26 26-41 62-41 99 0 36 15 70 41 96s62 40 97 40z">
          <text:p/>
        </draw:path>
        <draw:path draw:style-name="gr34" draw:text-style-name="P2" draw:layer="layout" svg:width="0.276cm" svg:height="0.274cm" svg:x="21.939cm" svg:y="4.43cm" svg:viewBox="0 0 277 275" svg:d="M138 275c37 0 73-14 99-40 24-26 40-60 40-96 0-37-16-73-40-99-26-25-62-40-99-40-35 0-71 15-97 40-26 26-41 62-41 99 0 36 15 70 41 96s62 40 97 40z">
          <text:p/>
        </draw:path>
        <draw:path draw:style-name="gr36" draw:text-style-name="P19" draw:layer="layout" svg:width="0.274cm" svg:height="0.274cm" svg:x="19.546cm" svg:y="4.718cm" svg:viewBox="0 0 275 275" svg:d="M139 275c35 0 70-14 96-40 26-25 40-60 40-97 0-36-14-71-40-99-26-26-61-39-96-39-37 0-72 13-99 39-25 28-40 63-40 99 0 37 15 72 40 97 27 26 62 40 99 40z">
          <text:p/>
        </draw:path>
        <draw:path draw:style-name="gr34" draw:text-style-name="P2" draw:layer="layout" svg:width="0.274cm" svg:height="0.274cm" svg:x="19.546cm" svg:y="4.718cm" svg:viewBox="0 0 275 275" svg:d="M139 275c35 0 70-14 96-40 26-25 40-60 40-97 0-36-14-71-40-99-26-26-61-39-96-39-37 0-72 13-99 39-25 28-40 63-40 99 0 37 15 72 40 97 27 26 62 40 99 40z">
          <text:p/>
        </draw:path>
        <draw:path draw:style-name="gr35" draw:text-style-name="P18" draw:layer="layout" svg:width="0.274cm" svg:height="0.274cm" svg:x="22.037cm" svg:y="4.526cm" svg:viewBox="0 0 275 275" svg:d="M137 275c37 0 72-15 98-42 26-25 40-60 40-95 0-37-14-72-40-98-26-24-61-40-98-40-35 0-70 16-96 40-27 26-41 61-41 98 0 35 14 70 41 95 26 27 61 42 96 42z">
          <text:p/>
        </draw:path>
        <draw:path draw:style-name="gr34" draw:text-style-name="P2" draw:layer="layout" svg:width="0.274cm" svg:height="0.274cm" svg:x="22.037cm" svg:y="4.526cm" svg:viewBox="0 0 275 275" svg:d="M137 275c37 0 72-15 98-42 26-25 40-60 40-95 0-37-14-72-40-98-26-24-61-40-98-40-35 0-70 16-96 40-27 26-41 61-41 98 0 35 14 70 41 95 26 27 61 42 96 42z">
          <text:p/>
        </draw:path>
        <draw:path draw:style-name="gr36" draw:text-style-name="P19" draw:layer="layout" svg:width="0.274cm" svg:height="0.274cm" svg:x="20.331cm" svg:y="4.843cm" svg:viewBox="0 0 275 275" svg:d="M140 275c35 0 71-14 95-40 26-25 40-62 40-97 0-37-14-72-40-98-24-26-60-40-95-40-37 0-73 14-99 40-24 26-41 61-41 98 0 35 17 72 41 97 26 26 62 40 99 40z">
          <text:p/>
        </draw:path>
        <draw:path draw:style-name="gr34" draw:text-style-name="P2" draw:layer="layout" svg:width="0.274cm" svg:height="0.274cm" svg:x="20.331cm" svg:y="4.843cm" svg:viewBox="0 0 275 275" svg:d="M140 275c35 0 71-14 95-40 26-25 40-62 40-97 0-37-14-72-40-98-24-26-60-40-95-40-37 0-73 14-99 40-24 26-41 61-41 98 0 35 17 72 41 97 26 26 62 40 99 40z">
          <text:p/>
        </draw:path>
        <draw:path draw:style-name="gr36" draw:text-style-name="P19" draw:layer="layout" svg:width="0.274cm" svg:height="0.274cm" svg:x="20.539cm" svg:y="4.392cm" svg:viewBox="0 0 275 275" svg:d="M138 275c38 0 71-14 97-40s40-60 40-98-14-73-40-98c-26-26-59-39-97-39-37 0-72 13-98 39-26 25-40 60-40 98s14 72 40 98 61 40 98 40z">
          <text:p/>
        </draw:path>
        <draw:path draw:style-name="gr34" draw:text-style-name="P2" draw:layer="layout" svg:width="0.274cm" svg:height="0.274cm" svg:x="20.539cm" svg:y="4.392cm" svg:viewBox="0 0 275 275" svg:d="M138 275c38 0 71-14 97-40s40-60 40-98-14-73-40-98c-26-26-59-39-97-39-37 0-72 13-98 39-26 25-40 60-40 98s14 72 40 98 61 40 98 40z">
          <text:p/>
        </draw:path>
        <draw:path draw:style-name="gr35" draw:text-style-name="P18" draw:layer="layout" svg:width="0.274cm" svg:height="0.274cm" svg:x="21.463cm" svg:y="4.349cm" svg:viewBox="0 0 275 275" svg:d="M137 275c37 0 71-14 97-40 26-25 41-60 41-97s-15-71-41-97-60-41-97-41c-35 0-70 15-97 41-26 26-40 60-40 97s14 72 40 97c27 26 62 40 97 40z">
          <text:p/>
        </draw:path>
        <draw:path draw:style-name="gr34" draw:text-style-name="P2" draw:layer="layout" svg:width="0.274cm" svg:height="0.274cm" svg:x="21.463cm" svg:y="4.349cm" svg:viewBox="0 0 275 275" svg:d="M137 275c37 0 71-14 97-40 26-25 41-60 41-97s-15-71-41-97-60-41-97-41c-35 0-70 15-97 41-26 26-40 60-40 97s14 72 40 97c27 26 62 40 97 40z">
          <text:p/>
        </draw:path>
        <draw:path draw:style-name="gr35" draw:text-style-name="P18" draw:layer="layout" svg:width="0.274cm" svg:height="0.274cm" svg:x="22.329cm" svg:y="4.776cm" svg:viewBox="0 0 275 275" svg:d="M139 275c35 0 72-14 96-40 26-26 40-60 40-98 0-35-14-70-40-95-24-27-61-42-96-42-38 0-72 15-98 42-26 25-41 60-41 95 0 38 15 72 41 98s60 40 98 40z">
          <text:p/>
        </draw:path>
        <draw:path draw:style-name="gr34" draw:text-style-name="P2" draw:layer="layout" svg:width="0.274cm" svg:height="0.274cm" svg:x="22.329cm" svg:y="4.776cm" svg:viewBox="0 0 275 275" svg:d="M139 275c35 0 72-14 96-40 26-26 40-60 40-98 0-35-14-70-40-95-24-27-61-42-96-42-38 0-72 15-98 42-26 25-41 60-41 95 0 38 15 72 41 98s60 40 98 40z">
          <text:p/>
        </draw:path>
        <draw:path draw:style-name="gr35" draw:text-style-name="P18" draw:layer="layout" svg:width="0.274cm" svg:height="0.274cm" svg:x="21.512cm" svg:y="4.505cm" svg:viewBox="0 0 275 275" svg:d="M138 275c35 0 72-15 96-40 26-26 41-61 41-98 0-35-15-70-41-96-24-26-61-41-96-41-37 0-72 15-98 41-24 26-40 61-40 96 0 37 16 72 40 98 26 25 61 40 98 40z">
          <text:p/>
        </draw:path>
        <draw:path draw:style-name="gr34" draw:text-style-name="P2" draw:layer="layout" svg:width="0.274cm" svg:height="0.274cm" svg:x="21.512cm" svg:y="4.505cm" svg:viewBox="0 0 275 275" svg:d="M138 275c35 0 72-15 96-40 26-26 41-61 41-98 0-35-15-70-41-96-24-26-61-41-96-41-37 0-72 15-98 41-24 26-40 61-40 96 0 37 16 72 40 98 26 25 61 40 98 40z">
          <text:p/>
        </draw:path>
        <draw:path draw:style-name="gr35" draw:text-style-name="P18" draw:layer="layout" svg:width="0.274cm" svg:height="0.275cm" svg:x="21.52cm" svg:y="4.522cm" svg:viewBox="0 0 275 276" svg:d="M138 276c35 0 72-16 96-42 26-26 41-60 41-97 0-36-15-70-41-96-24-26-61-41-96-41-37 0-71 15-97 41s-41 60-41 96c0 37 15 71 41 97s60 42 97 42z">
          <text:p/>
        </draw:path>
        <draw:path draw:style-name="gr34" draw:text-style-name="P2" draw:layer="layout" svg:width="0.274cm" svg:height="0.275cm" svg:x="21.52cm" svg:y="4.522cm" svg:viewBox="0 0 275 276" svg:d="M138 276c35 0 72-16 96-42 26-26 41-60 41-97 0-36-15-70-41-96-24-26-61-41-96-41-37 0-71 15-97 41s-41 60-41 96c0 37 15 71 41 97s60 42 97 42z">
          <text:p/>
        </draw:path>
        <draw:path draw:style-name="gr35" draw:text-style-name="P18" draw:layer="layout" svg:width="0.275cm" svg:height="0.274cm" svg:x="21.641cm" svg:y="4.557cm" svg:viewBox="0 0 276 275" svg:d="M139 275c36 0 71-14 97-41 25-26 40-61 40-98 0-35-15-70-40-96-26-26-61-40-97-40-37 0-72 14-98 40s-41 61-41 96c0 37 15 72 41 98 26 27 61 41 98 41z">
          <text:p/>
        </draw:path>
        <draw:path draw:style-name="gr34" draw:text-style-name="P2" draw:layer="layout" svg:width="0.275cm" svg:height="0.274cm" svg:x="21.641cm" svg:y="4.557cm" svg:viewBox="0 0 276 275" svg:d="M139 275c36 0 71-14 97-41 25-26 40-61 40-98 0-35-15-70-40-96-26-26-61-40-97-40-37 0-72 14-98 40s-41 61-41 96c0 37 15 72 41 98 26 27 61 41 98 41z">
          <text:p/>
        </draw:path>
        <draw:path draw:style-name="gr35" draw:text-style-name="P18" draw:layer="layout" svg:width="0.274cm" svg:height="0.273cm" svg:x="21.604cm" svg:y="4.536cm" svg:viewBox="0 0 275 274" svg:d="M138 274c35 0 71-13 97-42 26-24 40-60 40-95 0-38-14-72-40-98s-62-39-97-39c-37 0-72 13-98 39s-40 60-40 98c0 35 14 71 40 95 26 29 61 42 98 42z">
          <text:p/>
        </draw:path>
        <draw:path draw:style-name="gr34" draw:text-style-name="P2" draw:layer="layout" svg:width="0.274cm" svg:height="0.273cm" svg:x="21.604cm" svg:y="4.536cm" svg:viewBox="0 0 275 274" svg:d="M138 274c35 0 71-13 97-42 26-24 40-60 40-95 0-38-14-72-40-98s-62-39-97-39c-37 0-72 13-98 39s-40 60-40 98c0 35 14 71 40 95 26 29 61 42 98 42z">
          <text:p/>
        </draw:path>
        <draw:path draw:style-name="gr35" draw:text-style-name="P18" draw:layer="layout" svg:width="0.275cm" svg:height="0.275cm" svg:x="21.491cm" svg:y="4.623cm" svg:viewBox="0 0 276 276" svg:d="M139 276c36 0 70-15 97-41 25-26 40-60 40-99 0-35-15-70-40-95-27-26-61-41-97-41-37 0-71 15-97 41-27 25-42 60-42 95 0 39 15 73 42 99 26 26 60 41 97 41z">
          <text:p/>
        </draw:path>
        <draw:path draw:style-name="gr34" draw:text-style-name="P2" draw:layer="layout" svg:width="0.275cm" svg:height="0.275cm" svg:x="21.491cm" svg:y="4.623cm" svg:viewBox="0 0 276 276" svg:d="M139 276c36 0 70-15 97-41 25-26 40-60 40-99 0-35-15-70-40-95-27-26-61-41-97-41-37 0-71 15-97 41-27 25-42 60-42 95 0 39 15 73 42 99 26 26 60 41 97 41z">
          <text:p/>
        </draw:path>
        <draw:path draw:style-name="gr36" draw:text-style-name="P19" draw:layer="layout" svg:width="0.274cm" svg:height="0.276cm" svg:x="20.164cm" svg:y="4.742cm" svg:viewBox="0 0 275 277" svg:d="M138 277c35 0 72-16 96-40 27-26 41-61 41-98 0-35-14-72-41-98-24-26-61-41-96-41-37 0-72 15-98 41-25 26-40 63-40 98 0 37 15 72 40 98 26 24 61 40 98 40z">
          <text:p/>
        </draw:path>
        <draw:path draw:style-name="gr34" draw:text-style-name="P2" draw:layer="layout" svg:width="0.274cm" svg:height="0.276cm" svg:x="20.164cm" svg:y="4.742cm" svg:viewBox="0 0 275 277" svg:d="M138 277c35 0 72-16 96-40 27-26 41-61 41-98 0-35-14-72-41-98-24-26-61-41-96-41-37 0-72 15-98 41-25 26-40 63-40 98 0 37 15 72 40 98 26 24 61 40 98 40z">
          <text:p/>
        </draw:path>
        <draw:path draw:style-name="gr35" draw:text-style-name="P18" draw:layer="layout" svg:width="0.276cm" svg:height="0.274cm" svg:x="21.573cm" svg:y="4.54cm" svg:viewBox="0 0 277 275" svg:d="M139 275c37 0 72-14 98-42 25-25 40-60 40-97 0-36-15-70-40-96-26-26-61-40-98-40s-72 14-98 40c-24 26-41 60-41 96 0 37 17 72 41 97 26 28 61 42 98 42z">
          <text:p/>
        </draw:path>
        <draw:path draw:style-name="gr34" draw:text-style-name="P2" draw:layer="layout" svg:width="0.276cm" svg:height="0.274cm" svg:x="21.573cm" svg:y="4.54cm" svg:viewBox="0 0 277 275" svg:d="M139 275c37 0 72-14 98-42 25-25 40-60 40-97 0-36-15-70-40-96-26-26-61-40-98-40s-72 14-98 40c-24 26-41 60-41 96 0 37 17 72 41 97 26 28 61 42 98 42z">
          <text:p/>
        </draw:path>
        <draw:path draw:style-name="gr35" draw:text-style-name="P18" draw:layer="layout" svg:width="0.274cm" svg:height="0.274cm" svg:x="21.622cm" svg:y="4.569cm" svg:viewBox="0 0 275 275" svg:d="M138 275c36 0 71-15 98-41 24-27 39-61 39-98 0-36-15-70-39-96-27-26-62-40-98-40-37 0-72 14-98 40s-40 60-40 96c0 37 14 71 40 98 26 26 61 41 98 41z">
          <text:p/>
        </draw:path>
        <draw:path draw:style-name="gr34" draw:text-style-name="P2" draw:layer="layout" svg:width="0.274cm" svg:height="0.274cm" svg:x="21.622cm" svg:y="4.569cm" svg:viewBox="0 0 275 275" svg:d="M138 275c36 0 71-15 98-41 24-27 39-61 39-98 0-36-15-70-39-96-27-26-62-40-98-40-37 0-72 14-98 40s-40 60-40 96c0 37 14 71 40 98 26 26 61 41 98 41z">
          <text:p/>
        </draw:path>
        <draw:path draw:style-name="gr35" draw:text-style-name="P18" draw:layer="layout" svg:width="0.275cm" svg:height="0.274cm" svg:x="21.99cm" svg:y="4.569cm" svg:viewBox="0 0 276 275" svg:d="M137 275c37 0 72-14 98-40 24-25 41-62 41-97 0-37-17-72-41-98-26-24-61-40-98-40-35 0-72 16-98 40-24 26-39 61-39 98 0 35 15 72 39 97 26 26 63 40 98 40z">
          <text:p/>
        </draw:path>
        <draw:path draw:style-name="gr34" draw:text-style-name="P2" draw:layer="layout" svg:width="0.275cm" svg:height="0.274cm" svg:x="21.99cm" svg:y="4.569cm" svg:viewBox="0 0 276 275" svg:d="M137 275c37 0 72-14 98-40 24-25 41-62 41-97 0-37-17-72-41-98-26-24-61-40-98-40-35 0-72 16-98 40-24 26-39 61-39 98 0 35 15 72 39 97 26 26 63 40 98 40z">
          <text:p/>
        </draw:path>
        <draw:path draw:style-name="gr36" draw:text-style-name="P19" draw:layer="layout" svg:width="0.274cm" svg:height="0.274cm" svg:x="20.469cm" svg:y="4.615cm" svg:viewBox="0 0 275 275" svg:d="M136 275c38 0 72-14 99-40 26-24 40-60 40-97s-14-72-40-98c-27-26-61-40-99-40-35 0-71 14-97 40-24 26-39 61-39 98s15 73 39 97c26 26 62 40 97 40z">
          <text:p/>
        </draw:path>
        <draw:path draw:style-name="gr34" draw:text-style-name="P2" draw:layer="layout" svg:width="0.274cm" svg:height="0.274cm" svg:x="20.469cm" svg:y="4.615cm" svg:viewBox="0 0 275 275" svg:d="M136 275c38 0 72-14 99-40 26-24 40-60 40-97s-14-72-40-98c-27-26-61-40-99-40-35 0-71 14-97 40-24 26-39 61-39 98s15 73 39 97c26 26 62 40 97 40z">
          <text:p/>
        </draw:path>
        <draw:path draw:style-name="gr36" draw:text-style-name="P19" draw:layer="layout" svg:width="0.274cm" svg:height="0.274cm" svg:x="20.568cm" svg:y="4.953cm" svg:viewBox="0 0 275 275" svg:d="M139 275c37 0 70-14 96-40 26-24 40-59 40-96 0-38-14-73-40-99s-59-40-96-40c-38 0-73 14-99 40s-40 61-40 99c0 37 14 72 40 96 26 26 61 40 99 40z">
          <text:p/>
        </draw:path>
        <draw:path draw:style-name="gr34" draw:text-style-name="P2" draw:layer="layout" svg:width="0.274cm" svg:height="0.274cm" svg:x="20.568cm" svg:y="4.953cm" svg:viewBox="0 0 275 275" svg:d="M139 275c37 0 70-14 96-40 26-24 40-59 40-96 0-38-14-73-40-99s-59-40-96-40c-38 0-73 14-99 40s-40 61-40 99c0 37 14 72 40 96 26 26 61 40 99 40z">
          <text:p/>
        </draw:path>
        <draw:path draw:style-name="gr36" draw:text-style-name="P19" draw:layer="layout" svg:width="0.274cm" svg:height="0.274cm" svg:x="20.49cm" svg:y="4.851cm" svg:viewBox="0 0 275 275" svg:d="M138 275c37 0 71-16 97-40 26-27 40-64 40-99 0-37-14-72-40-96-26-26-60-40-97-40s-72 14-98 40c-26 24-40 59-40 96 0 35 14 72 40 99 26 24 61 40 98 40z">
          <text:p/>
        </draw:path>
        <draw:path draw:style-name="gr34" draw:text-style-name="P2" draw:layer="layout" svg:width="0.274cm" svg:height="0.274cm" svg:x="20.49cm" svg:y="4.851cm" svg:viewBox="0 0 275 275" svg:d="M138 275c37 0 71-16 97-40 26-27 40-64 40-99 0-37-14-72-40-96-26-26-60-40-97-40s-72 14-98 40c-26 24-40 59-40 96 0 35 14 72 40 99 26 24 61 40 98 40z">
          <text:p/>
        </draw:path>
        <draw:path draw:style-name="gr36" draw:text-style-name="P19" draw:layer="layout" svg:width="0.274cm" svg:height="0.274cm" svg:x="20.458cm" svg:y="4.933cm" svg:viewBox="0 0 275 275" svg:d="M138 275c36 0 72-14 97-40 26-24 40-59 40-96 0-38-14-73-40-99-25-24-61-40-97-40-37 0-72 16-98 40-26 26-40 61-40 99 0 37 14 72 40 96 26 26 61 40 98 40z">
          <text:p/>
        </draw:path>
        <draw:path draw:style-name="gr34" draw:text-style-name="P2" draw:layer="layout" svg:width="0.274cm" svg:height="0.274cm" svg:x="20.458cm" svg:y="4.933cm" svg:viewBox="0 0 275 275" svg:d="M138 275c36 0 72-14 97-40 26-24 40-59 40-96 0-38-14-73-40-99-25-24-61-40-97-40-37 0-72 16-98 40-26 26-40 61-40 99 0 37 14 72 40 96 26 26 61 40 98 40z">
          <text:p/>
        </draw:path>
        <draw:path draw:style-name="gr36" draw:text-style-name="P19" draw:layer="layout" svg:width="0.274cm" svg:height="0.274cm" svg:x="19.769cm" svg:y="4.808cm" svg:viewBox="0 0 275 275" svg:d="M139 275c37 0 71-15 97-43 26-24 39-59 39-96s-13-70-39-96-60-40-97-40-73 14-97 40c-28 26-42 59-42 96s14 72 42 96c24 28 60 43 97 43z">
          <text:p/>
        </draw:path>
        <draw:path draw:style-name="gr34" draw:text-style-name="P2" draw:layer="layout" svg:width="0.274cm" svg:height="0.274cm" svg:x="19.769cm" svg:y="4.808cm" svg:viewBox="0 0 275 275" svg:d="M139 275c37 0 71-15 97-43 26-24 39-59 39-96s-13-70-39-96-60-40-97-40-73 14-97 40c-28 26-42 59-42 96s14 72 42 96c24 28 60 43 97 43z">
          <text:p/>
        </draw:path>
        <draw:path draw:style-name="gr35" draw:text-style-name="P18" draw:layer="layout" svg:width="0.274cm" svg:height="0.274cm" svg:x="21.44cm" svg:y="4.595cm" svg:viewBox="0 0 275 275" svg:d="M137 275c37 0 71-15 97-40 26-26 41-62 41-99 0-35-15-70-41-96s-60-40-97-40c-36 0-71 14-97 40s-40 61-40 96c0 37 14 73 40 99 26 25 61 40 97 40z">
          <text:p/>
        </draw:path>
        <draw:path draw:style-name="gr34" draw:text-style-name="P2" draw:layer="layout" svg:width="0.274cm" svg:height="0.274cm" svg:x="21.44cm" svg:y="4.595cm" svg:viewBox="0 0 275 275" svg:d="M137 275c37 0 71-15 97-40 26-26 41-62 41-99 0-35-15-70-41-96s-60-40-97-40c-36 0-71 14-97 40s-40 61-40 96c0 37 14 73 40 99 26 25 61 40 97 40z">
          <text:p/>
        </draw:path>
        <draw:path draw:style-name="gr35" draw:text-style-name="P18" draw:layer="layout" svg:width="0.275cm" svg:height="0.274cm" svg:x="21.448cm" svg:y="4.592cm" svg:viewBox="0 0 276 275" svg:d="M139 275c35 0 70-14 96-40 26-24 41-62 41-97 0-37-15-72-41-98-26-25-61-40-96-40-37 0-72 15-99 40-25 26-40 61-40 98 0 35 15 73 40 97 27 26 62 40 99 40z">
          <text:p/>
        </draw:path>
        <draw:path draw:style-name="gr34" draw:text-style-name="P2" draw:layer="layout" svg:width="0.275cm" svg:height="0.274cm" svg:x="21.448cm" svg:y="4.592cm" svg:viewBox="0 0 276 275" svg:d="M139 275c35 0 70-14 96-40 26-24 41-62 41-97 0-37-15-72-41-98-26-25-61-40-96-40-37 0-72 15-99 40-25 26-40 61-40 98 0 35 15 73 40 97 27 26 62 40 99 40z">
          <text:p/>
        </draw:path>
        <draw:path draw:style-name="gr36" draw:text-style-name="P19" draw:layer="layout" svg:width="0.274cm" svg:height="0.274cm" svg:x="20.126cm" svg:y="4.929cm" svg:viewBox="0 0 275 275" svg:d="M137 275c37 0 72-14 98-40s40-60 40-99c0-37-14-72-40-96-26-26-61-40-98-40-35 0-70 14-95 40-26 24-42 59-42 96 0 39 16 73 42 99 25 26 60 40 95 40z">
          <text:p/>
        </draw:path>
        <draw:path draw:style-name="gr34" draw:text-style-name="P2" draw:layer="layout" svg:width="0.274cm" svg:height="0.274cm" svg:x="20.126cm" svg:y="4.929cm" svg:viewBox="0 0 275 275" svg:d="M137 275c37 0 72-14 98-40s40-60 40-99c0-37-14-72-40-96-26-26-61-40-98-40-35 0-70 14-95 40-26 24-42 59-42 96 0 39 16 73 42 99 25 26 60 40 95 40z">
          <text:p/>
        </draw:path>
        <draw:path draw:style-name="gr36" draw:text-style-name="P19" draw:layer="layout" svg:width="0.274cm" svg:height="0.274cm" svg:x="20.467cm" svg:y="5.686cm" svg:viewBox="0 0 275 275" svg:d="M136 275c39 0 72-15 99-41 26-26 40-61 40-99 0-35-14-71-40-95-27-26-60-40-99-40-35 0-70 14-96 40-26 24-40 60-40 95 0 38 14 73 40 99s61 41 96 41z">
          <text:p/>
        </draw:path>
        <draw:path draw:style-name="gr34" draw:text-style-name="P2" draw:layer="layout" svg:width="0.274cm" svg:height="0.274cm" svg:x="20.467cm" svg:y="5.686cm" svg:viewBox="0 0 275 275" svg:d="M136 275c39 0 72-15 99-41 26-26 40-61 40-99 0-35-14-71-40-95-27-26-60-40-99-40-35 0-70 14-96 40-26 24-40 60-40 95 0 38 14 73 40 99s61 41 96 41z">
          <text:p/>
        </draw:path>
        <draw:path draw:style-name="gr36" draw:text-style-name="P19" draw:layer="layout" svg:width="0.274cm" svg:height="0.274cm" svg:x="20.746cm" svg:y="4.71cm" svg:viewBox="0 0 275 275" svg:d="M136 275c38 0 72-14 99-40 26-26 40-61 40-96 0-37-14-73-40-99-27-26-61-40-99-40-37 0-72 14-97 40-26 26-39 62-39 99 0 35 13 70 39 96 25 26 60 40 97 40z">
          <text:p/>
        </draw:path>
        <draw:path draw:style-name="gr34" draw:text-style-name="P2" draw:layer="layout" svg:width="0.274cm" svg:height="0.274cm" svg:x="20.746cm" svg:y="4.71cm" svg:viewBox="0 0 275 275" svg:d="M136 275c38 0 72-14 99-40 26-26 40-61 40-96 0-37-14-73-40-99-27-26-61-40-99-40-37 0-72 14-97 40-26 26-39 62-39 99 0 35 13 70 39 96 25 26 60 40 97 40z">
          <text:p/>
        </draw:path>
        <draw:path draw:style-name="gr36" draw:text-style-name="P19" draw:layer="layout" svg:width="0.274cm" svg:height="0.274cm" svg:x="19.988cm" svg:y="4.854cm" svg:viewBox="0 0 275 275" svg:d="M136 275c38 0 72-14 98-40 26-27 41-62 41-99s-15-70-41-96-60-40-98-40c-35 0-72 14-96 40-26 26-40 59-40 96s14 72 40 99c24 26 61 40 96 40z">
          <text:p/>
        </draw:path>
        <draw:path draw:style-name="gr34" draw:text-style-name="P2" draw:layer="layout" svg:width="0.274cm" svg:height="0.274cm" svg:x="19.988cm" svg:y="4.854cm" svg:viewBox="0 0 275 275" svg:d="M136 275c38 0 72-14 98-40 26-27 41-62 41-99s-15-70-41-96-60-40-98-40c-35 0-72 14-96 40-26 26-40 59-40 96s14 72 40 99c24 26 61 40 96 40z">
          <text:p/>
        </draw:path>
        <draw:path draw:style-name="gr35" draw:text-style-name="P18" draw:layer="layout" svg:width="0.275cm" svg:height="0.274cm" svg:x="21.295cm" svg:y="4.606cm" svg:viewBox="0 0 276 275" svg:d="M139 275c35 0 71-14 98-40 24-24 39-61 39-97 0-37-15-71-39-97-27-26-63-41-98-41-38 0-73 15-99 41-25 26-40 60-40 97 0 36 15 73 40 97 26 26 61 40 99 40z">
          <text:p/>
        </draw:path>
        <draw:path draw:style-name="gr34" draw:text-style-name="P2" draw:layer="layout" svg:width="0.275cm" svg:height="0.274cm" svg:x="21.295cm" svg:y="4.606cm" svg:viewBox="0 0 276 275" svg:d="M139 275c35 0 71-14 98-40 24-24 39-61 39-97 0-37-15-71-39-97-27-26-63-41-98-41-38 0-73 15-99 41-25 26-40 60-40 97 0 36 15 73 40 97 26 26 61 40 99 40z">
          <text:p/>
        </draw:path>
        <draw:path draw:style-name="gr36" draw:text-style-name="P19" draw:layer="layout" svg:width="0.274cm" svg:height="0.274cm" svg:x="19.924cm" svg:y="4.848cm" svg:viewBox="0 0 275 275" svg:d="M138 275c36 0 72-14 97-40 26-27 40-62 40-99s-14-72-40-97c-25-26-61-39-97-39-37 0-72 13-98 39-25 25-40 60-40 97s15 72 40 99c26 26 61 40 98 40z">
          <text:p/>
        </draw:path>
        <draw:path draw:style-name="gr34" draw:text-style-name="P2" draw:layer="layout" svg:width="0.274cm" svg:height="0.274cm" svg:x="19.924cm" svg:y="4.848cm" svg:viewBox="0 0 275 275" svg:d="M138 275c36 0 72-14 97-40 26-27 40-62 40-99s-14-72-40-97c-25-26-61-39-97-39-37 0-72 13-98 39-25 25-40 60-40 97s15 72 40 99c26 26 61 40 98 40z">
          <text:p/>
        </draw:path>
        <draw:path draw:style-name="gr36" draw:text-style-name="P19" draw:layer="layout" svg:width="0.275cm" svg:height="0.274cm" svg:x="20.587cm" svg:y="4.95cm" svg:viewBox="0 0 276 275" svg:d="M138 275c37 0 72-15 98-41 25-25 40-60 40-95 0-38-15-73-40-99-26-26-61-40-98-40-35 0-71 14-97 40s-41 61-41 99c0 35 15 70 41 95 26 26 62 41 97 41z">
          <text:p/>
        </draw:path>
        <draw:path draw:style-name="gr34" draw:text-style-name="P2" draw:layer="layout" svg:width="0.275cm" svg:height="0.274cm" svg:x="20.587cm" svg:y="4.95cm" svg:viewBox="0 0 276 275" svg:d="M138 275c37 0 72-15 98-41 25-25 40-60 40-95 0-38-15-73-40-99-26-26-61-40-98-40-35 0-71 14-97 40s-41 61-41 99c0 35 15 70 41 95 26 26 62 41 97 41z">
          <text:p/>
        </draw:path>
        <draw:path draw:style-name="gr36" draw:text-style-name="P19" draw:layer="layout" svg:width="0.273cm" svg:height="0.274cm" svg:x="20.818cm" svg:y="4.771cm" svg:viewBox="0 0 274 275" svg:d="M137 275c38 0 72-14 98-40 26-24 39-59 39-96 0-35-13-70-39-97-26-25-60-42-98-42-35 0-73 17-98 42-26 27-39 62-39 97 0 37 13 72 39 96 25 26 63 40 98 40z">
          <text:p/>
        </draw:path>
        <draw:path draw:style-name="gr34" draw:text-style-name="P2" draw:layer="layout" svg:width="0.273cm" svg:height="0.274cm" svg:x="20.818cm" svg:y="4.771cm" svg:viewBox="0 0 274 275" svg:d="M137 275c38 0 72-14 98-40 26-24 39-59 39-96 0-35-13-70-39-97-26-25-60-42-98-42-35 0-73 17-98 42-26 27-39 62-39 97 0 37 13 72 39 96 25 26 63 40 98 40z">
          <text:p/>
        </draw:path>
        <draw:path draw:style-name="gr36" draw:text-style-name="P19" draw:layer="layout" svg:width="0.275cm" svg:height="0.273cm" svg:x="20.08cm" svg:y="4.842cm" svg:viewBox="0 0 276 274" svg:d="M139 274c35 0 70-13 96-39 26-27 41-63 41-99 0-37-15-71-41-97s-61-39-96-39c-37 0-72 13-99 39-25 26-40 60-40 97 0 36 15 72 40 99 27 26 62 39 99 39z">
          <text:p/>
        </draw:path>
        <draw:path draw:style-name="gr34" draw:text-style-name="P2" draw:layer="layout" svg:width="0.275cm" svg:height="0.273cm" svg:x="20.08cm" svg:y="4.842cm" svg:viewBox="0 0 276 274" svg:d="M139 274c35 0 70-13 96-39 26-27 41-63 41-99 0-37-15-71-41-97s-61-39-96-39c-37 0-72 13-99 39-25 26-40 60-40 97 0 36 15 72 40 99 27 26 62 39 99 39z">
          <text:p/>
        </draw:path>
        <draw:path draw:style-name="gr36" draw:text-style-name="P19" draw:layer="layout" svg:width="0.274cm" svg:height="0.274cm" svg:x="19.919cm" svg:y="4.921cm" svg:viewBox="0 0 275 275" svg:d="M138 275c37 0 72-14 97-40 26-24 40-59 40-97 0-37-14-72-40-98-25-26-60-40-97-40-38 0-72 14-98 40s-40 61-40 98c0 38 14 73 40 97 26 26 60 40 98 40z">
          <text:p/>
        </draw:path>
        <draw:path draw:style-name="gr34" draw:text-style-name="P2" draw:layer="layout" svg:width="0.274cm" svg:height="0.274cm" svg:x="19.919cm" svg:y="4.921cm" svg:viewBox="0 0 275 275" svg:d="M138 275c37 0 72-14 97-40 26-24 40-59 40-97 0-37-14-72-40-98-25-26-60-40-97-40-38 0-72 14-98 40s-40 61-40 98c0 38 14 73 40 97 26 26 60 40 98 40z">
          <text:p/>
        </draw:path>
        <draw:path draw:style-name="gr36" draw:text-style-name="P19" draw:layer="layout" svg:width="0.274cm" svg:height="0.274cm" svg:x="19.722cm" svg:y="5.045cm" svg:viewBox="0 0 275 275" svg:d="M138 275c36 0 71-14 97-40s40-61 40-96c0-37-14-72-40-97-26-27-61-42-97-42-37 0-72 15-98 42-26 25-40 60-40 97 0 35 14 70 40 96s61 40 98 40z">
          <text:p/>
        </draw:path>
        <draw:path draw:style-name="gr34" draw:text-style-name="P2" draw:layer="layout" svg:width="0.274cm" svg:height="0.274cm" svg:x="19.722cm" svg:y="5.045cm" svg:viewBox="0 0 275 275" svg:d="M138 275c36 0 71-14 97-40s40-61 40-96c0-37-14-72-40-97-26-27-61-42-97-42-37 0-72 15-98 42-26 25-40 60-40 97 0 35 14 70 40 96s61 40 98 40z">
          <text:p/>
        </draw:path>
        <draw:path draw:style-name="gr36" draw:text-style-name="P19" draw:layer="layout" svg:width="0.274cm" svg:height="0.274cm" svg:x="20.874cm" svg:y="4.915cm" svg:viewBox="0 0 275 275" svg:d="M139 275c37 0 70-14 96-40s40-61 40-97c0-39-14-72-40-98s-59-40-96-40-73 14-98 40c-26 26-41 59-41 98 0 36 15 71 41 97 25 26 61 40 98 40z">
          <text:p/>
        </draw:path>
        <draw:path draw:style-name="gr34" draw:text-style-name="P2" draw:layer="layout" svg:width="0.274cm" svg:height="0.274cm" svg:x="20.874cm" svg:y="4.915cm" svg:viewBox="0 0 275 275" svg:d="M139 275c37 0 70-14 96-40s40-61 40-97c0-39-14-72-40-98s-59-40-96-40-73 14-98 40c-26 26-41 59-41 98 0 36 15 71 41 97 25 26 61 40 98 40z">
          <text:p/>
        </draw:path>
        <draw:path draw:style-name="gr36" draw:text-style-name="P19" draw:layer="layout" svg:width="0.274cm" svg:height="0.275cm" svg:x="21.027cm" svg:y="4.764cm" svg:viewBox="0 0 275 276" svg:d="M138 276c35 0 71-15 97-40 25-26 40-61 40-98 0-35-15-70-40-96-26-27-62-42-97-42-37 0-72 15-98 42-26 26-40 61-40 96 0 37 14 72 40 98 26 25 61 40 98 40z">
          <text:p/>
        </draw:path>
        <draw:path draw:style-name="gr34" draw:text-style-name="P2" draw:layer="layout" svg:width="0.274cm" svg:height="0.275cm" svg:x="21.027cm" svg:y="4.764cm" svg:viewBox="0 0 275 276" svg:d="M138 276c35 0 71-15 97-40 25-26 40-61 40-98 0-35-15-70-40-96-26-27-62-42-97-42-37 0-72 15-98 42-26 26-40 61-40 96 0 37 14 72 40 98 26 25 61 40 98 40z">
          <text:p/>
        </draw:path>
        <draw:path draw:style-name="gr36" draw:text-style-name="P19" draw:layer="layout" svg:width="0.274cm" svg:height="0.274cm" svg:x="21.05cm" svg:y="5.928cm" svg:viewBox="0 0 275 275" svg:d="M138 275c37 0 73-14 97-41 26-27 40-61 40-98s-14-72-40-96c-24-26-60-40-97-40s-72 14-98 40c-25 24-40 59-40 96s15 71 40 98c26 27 61 41 98 41z">
          <text:p/>
        </draw:path>
        <draw:path draw:style-name="gr34" draw:text-style-name="P2" draw:layer="layout" svg:width="0.274cm" svg:height="0.274cm" svg:x="21.05cm" svg:y="5.928cm" svg:viewBox="0 0 275 275" svg:d="M138 275c37 0 73-14 97-41 26-27 40-61 40-98s-14-72-40-96c-24-26-60-40-97-40s-72 14-98 40c-25 24-40 59-40 96s15 71 40 98c26 27 61 41 98 41z">
          <text:p/>
        </draw:path>
        <draw:path draw:style-name="gr36" draw:text-style-name="P19" draw:layer="layout" svg:width="0.275cm" svg:height="0.274cm" svg:x="20.74cm" svg:y="4.684cm" svg:viewBox="0 0 276 275" svg:d="M137 275c37 0 72-14 99-40 25-26 40-61 40-98 0-36-15-73-40-97-27-26-62-40-99-40-36 0-72 14-98 40-24 24-39 61-39 97 0 37 15 72 39 98 26 26 62 40 98 40z">
          <text:p/>
        </draw:path>
        <draw:path draw:style-name="gr34" draw:text-style-name="P2" draw:layer="layout" svg:width="0.275cm" svg:height="0.274cm" svg:x="20.74cm" svg:y="4.684cm" svg:viewBox="0 0 276 275" svg:d="M137 275c37 0 72-14 99-40 25-26 40-61 40-98 0-36-15-73-40-97-27-26-62-40-99-40-36 0-72 14-98 40-24 24-39 61-39 97 0 37 15 72 39 98 26 26 62 40 98 40z">
          <text:p/>
        </draw:path>
        <draw:path draw:style-name="gr36" draw:text-style-name="P19" draw:layer="layout" svg:width="0.275cm" svg:height="0.274cm" svg:x="19.863cm" svg:y="4.901cm" svg:viewBox="0 0 276 275" svg:d="M138 275c37 0 72-15 97-41 26-25 41-60 41-98 0-36-15-70-41-96-25-26-60-40-97-40-36 0-70 14-96 40s-42 60-42 96c0 38 16 73 42 98 26 26 60 41 96 41z">
          <text:p/>
        </draw:path>
        <draw:path draw:style-name="gr34" draw:text-style-name="P2" draw:layer="layout" svg:width="0.275cm" svg:height="0.274cm" svg:x="19.863cm" svg:y="4.901cm" svg:viewBox="0 0 276 275" svg:d="M138 275c37 0 72-15 97-41 26-25 41-60 41-98 0-36-15-70-41-96-25-26-60-40-97-40-36 0-70 14-96 40s-42 60-42 96c0 38 16 73 42 98 26 26 60 41 96 41z">
          <text:p/>
        </draw:path>
        <draw:path draw:style-name="gr36" draw:text-style-name="P19" draw:layer="layout" svg:width="0.274cm" svg:height="0.274cm" svg:x="21.33cm" svg:y="5.094cm" svg:viewBox="0 0 275 275" svg:d="M138 275c35 0 71-14 97-41 25-26 40-61 40-96 0-37-15-72-40-98-26-26-62-40-97-40-37 0-72 14-98 40s-40 61-40 98c0 35 14 70 40 96 26 27 61 41 98 41z">
          <text:p/>
        </draw:path>
        <draw:path draw:style-name="gr34" draw:text-style-name="P2" draw:layer="layout" svg:width="0.274cm" svg:height="0.274cm" svg:x="21.33cm" svg:y="5.094cm" svg:viewBox="0 0 275 275" svg:d="M138 275c35 0 71-14 97-41 25-26 40-61 40-96 0-37-15-72-40-98-26-26-62-40-97-40-37 0-72 14-98 40s-40 61-40 98c0 35 14 70 40 96 26 27 61 41 98 41z">
          <text:p/>
        </draw:path>
        <draw:path draw:style-name="gr36" draw:text-style-name="P19" draw:layer="layout" svg:width="0.274cm" svg:height="0.275cm" svg:x="21.538cm" svg:y="5.665cm" svg:viewBox="0 0 275 276" svg:d="M138 276c37 0 72-15 96-41 27-27 41-62 41-99 0-35-14-70-41-96-24-25-59-40-96-40s-72 15-98 40c-26 26-40 61-40 96 0 37 14 72 40 99 26 26 61 41 98 41z">
          <text:p/>
        </draw:path>
        <draw:path draw:style-name="gr34" draw:text-style-name="P2" draw:layer="layout" svg:width="0.274cm" svg:height="0.275cm" svg:x="21.538cm" svg:y="5.665cm" svg:viewBox="0 0 275 276" svg:d="M138 276c37 0 72-15 96-41 27-27 41-62 41-99 0-35-14-70-41-96-24-25-59-40-96-40s-72 15-98 40c-26 26-40 61-40 96 0 37 14 72 40 99 26 26 61 41 98 41z">
          <text:p/>
        </draw:path>
        <draw:path draw:style-name="gr36" draw:text-style-name="P19" draw:layer="layout" svg:width="0.274cm" svg:height="0.274cm" svg:x="20.972cm" svg:y="5.648cm" svg:viewBox="0 0 275 275" svg:d="M138 275c35 0 72-14 96-41 26-26 41-61 41-98 0-35-15-70-41-95-24-26-61-41-96-41-37 0-72 15-98 41-25 25-40 60-40 95 0 37 15 72 40 98 26 27 61 41 98 41z">
          <text:p/>
        </draw:path>
        <draw:path draw:style-name="gr34" draw:text-style-name="P2" draw:layer="layout" svg:width="0.274cm" svg:height="0.274cm" svg:x="20.972cm" svg:y="5.648cm" svg:viewBox="0 0 275 275" svg:d="M138 275c35 0 72-14 96-41 26-26 41-61 41-98 0-35-15-70-41-95-24-26-61-41-96-41-37 0-72 15-98 41-25 25-40 60-40 95 0 37 15 72 40 98 26 27 61 41 98 41z">
          <text:p/>
        </draw:path>
        <draw:path draw:style-name="gr36" draw:text-style-name="P19" draw:layer="layout" svg:width="0.274cm" svg:height="0.274cm" svg:x="20.889cm" svg:y="5.282cm" svg:viewBox="0 0 275 275" svg:d="M139 275c35 0 71-14 95-40 26-24 41-59 41-96 0-35-15-70-41-99-24-24-60-40-95-40-37 0-73 16-99 40-24 29-40 64-40 99 0 37 16 72 40 96 26 26 62 40 99 40z">
          <text:p/>
        </draw:path>
        <draw:path draw:style-name="gr34" draw:text-style-name="P2" draw:layer="layout" svg:width="0.274cm" svg:height="0.274cm" svg:x="20.889cm" svg:y="5.282cm" svg:viewBox="0 0 275 275" svg:d="M139 275c35 0 71-14 95-40 26-24 41-59 41-96 0-35-15-70-41-99-24-24-60-40-95-40-37 0-73 16-99 40-24 29-40 64-40 99 0 37 16 72 40 96 26 26 62 40 99 40z">
          <text:p/>
        </draw:path>
        <draw:path draw:style-name="gr36" draw:text-style-name="P19" draw:layer="layout" svg:width="0.275cm" svg:height="0.274cm" svg:x="20.181cm" svg:y="5.002cm" svg:viewBox="0 0 276 275" svg:d="M138 275c36 0 72-15 99-41 24-25 39-60 39-95 0-37-15-73-39-99-27-26-63-40-99-40-37 0-72 14-98 40-25 26-40 62-40 99 0 35 15 70 40 95 26 26 61 41 98 41z">
          <text:p/>
        </draw:path>
        <draw:path draw:style-name="gr34" draw:text-style-name="P2" draw:layer="layout" svg:width="0.275cm" svg:height="0.274cm" svg:x="20.181cm" svg:y="5.002cm" svg:viewBox="0 0 276 275" svg:d="M138 275c36 0 72-15 99-41 24-25 39-60 39-95 0-37-15-73-39-99-27-26-63-40-99-40-37 0-72 14-98 40-25 26-40 62-40 99 0 35 15 70 40 95 26 26 61 41 98 41z">
          <text:p/>
        </draw:path>
        <draw:path draw:style-name="gr36" draw:text-style-name="P19" draw:layer="layout" svg:width="0.274cm" svg:height="0.275cm" svg:x="20.992cm" svg:y="5.665cm" svg:viewBox="0 0 275 276" svg:d="M136 276c38 0 72-15 98-41 27-27 41-62 41-99 0-35-14-70-41-96-26-25-60-40-98-40-35 0-70 15-96 40-26 26-40 61-40 96 0 37 14 72 40 99 26 26 61 41 96 41z">
          <text:p/>
        </draw:path>
        <draw:path draw:style-name="gr34" draw:text-style-name="P2" draw:layer="layout" svg:width="0.274cm" svg:height="0.275cm" svg:x="20.992cm" svg:y="5.665cm" svg:viewBox="0 0 275 276" svg:d="M136 276c38 0 72-15 98-41 27-27 41-62 41-99 0-35-14-70-41-96-26-25-60-40-98-40-35 0-70 15-96 40-26 26-40 61-40 96 0 37 14 72 40 99 26 26 61 41 96 41z">
          <text:p/>
        </draw:path>
        <draw:path draw:style-name="gr36" draw:text-style-name="P19" draw:layer="layout" svg:width="0.274cm" svg:height="0.275cm" svg:x="20.293cm" svg:y="5.056cm" svg:viewBox="0 0 275 276" svg:d="M138 276c37 0 71-15 97-41s40-60 40-97c0-36-14-70-40-96s-60-42-97-42-71 16-98 42-40 60-40 96c0 37 13 71 40 97s61 41 98 41z">
          <text:p/>
        </draw:path>
        <draw:path draw:style-name="gr34" draw:text-style-name="P2" draw:layer="layout" svg:width="0.274cm" svg:height="0.275cm" svg:x="20.293cm" svg:y="5.056cm" svg:viewBox="0 0 275 276" svg:d="M138 276c37 0 71-15 97-41s40-60 40-97c0-36-14-70-40-96s-60-42-97-42-71 16-98 42-40 60-40 96c0 37 13 71 40 97s61 41 98 41z">
          <text:p/>
        </draw:path>
        <draw:path draw:style-name="gr36" draw:text-style-name="P19" draw:layer="layout" svg:width="0.274cm" svg:height="0.275cm" svg:x="20.381cm" svg:y="5.027cm" svg:viewBox="0 0 275 276" svg:d="M138 276c36 0 70-15 98-41 26-26 39-60 39-97 0-35-13-70-39-97-28-26-62-41-98-41-37 0-71 15-97 41-27 27-41 62-41 97 0 37 14 71 41 97 26 26 60 41 97 41z">
          <text:p/>
        </draw:path>
        <draw:path draw:style-name="gr34" draw:text-style-name="P2" draw:layer="layout" svg:width="0.274cm" svg:height="0.275cm" svg:x="20.381cm" svg:y="5.027cm" svg:viewBox="0 0 275 276" svg:d="M138 276c36 0 70-15 98-41 26-26 39-60 39-97 0-35-13-70-39-97-28-26-62-41-98-41-37 0-71 15-97 41-27 27-41 62-41 97 0 37 14 71 41 97 26 26 60 41 97 41z">
          <text:p/>
        </draw:path>
        <draw:path draw:style-name="gr36" draw:text-style-name="P19" draw:layer="layout" svg:width="0.274cm" svg:height="0.274cm" svg:x="20.579cm" svg:y="5.267cm" svg:viewBox="0 0 275 275" svg:d="M140 275c35 0 70-14 95-40 26-24 40-60 40-95 0-38-14-73-40-99-25-26-60-41-95-41-39 0-73 15-99 41s-41 61-41 99c0 35 15 71 41 95 26 26 60 40 99 40z">
          <text:p/>
        </draw:path>
        <draw:path draw:style-name="gr34" draw:text-style-name="P2" draw:layer="layout" svg:width="0.274cm" svg:height="0.274cm" svg:x="20.579cm" svg:y="5.267cm" svg:viewBox="0 0 275 275" svg:d="M140 275c35 0 70-14 95-40 26-24 40-60 40-95 0-38-14-73-40-99-25-26-60-41-95-41-39 0-73 15-99 41s-41 61-41 99c0 35 15 71 41 95 26 26 60 40 99 40z">
          <text:p/>
        </draw:path>
        <draw:path draw:style-name="gr36" draw:text-style-name="P19" draw:layer="layout" svg:width="0.275cm" svg:height="0.274cm" svg:x="19.944cm" svg:y="5.242cm" svg:viewBox="0 0 276 275" svg:d="M139 275c35 0 71-13 97-39 25-25 40-60 40-97s-15-73-40-99c-26-26-62-40-97-40-38 0-72 14-98 40s-41 62-41 99 15 72 41 97c26 26 60 39 98 39z">
          <text:p/>
        </draw:path>
        <draw:path draw:style-name="gr34" draw:text-style-name="P2" draw:layer="layout" svg:width="0.275cm" svg:height="0.274cm" svg:x="19.944cm" svg:y="5.242cm" svg:viewBox="0 0 276 275" svg:d="M139 275c35 0 71-13 97-39 25-25 40-60 40-97s-15-73-40-99c-26-26-62-40-97-40-38 0-72 14-98 40s-41 62-41 99 15 72 41 97c26 26 60 39 98 39z">
          <text:p/>
        </draw:path>
        <draw:path draw:style-name="gr36" draw:text-style-name="P19" draw:layer="layout" svg:width="0.274cm" svg:height="0.275cm" svg:x="20.407cm" svg:y="5.307cm" svg:viewBox="0 0 275 276" svg:d="M139 276c35 0 72-15 97-41 26-26 39-60 39-97 0-35-13-70-39-96-25-27-62-42-97-42-38 0-72 15-98 42-26 26-41 61-41 96 0 37 15 71 41 97s60 41 98 41z">
          <text:p/>
        </draw:path>
        <draw:path draw:style-name="gr34" draw:text-style-name="P2" draw:layer="layout" svg:width="0.274cm" svg:height="0.275cm" svg:x="20.407cm" svg:y="5.307cm" svg:viewBox="0 0 275 276" svg:d="M139 276c35 0 72-15 97-41 26-26 39-60 39-97 0-35-13-70-39-96-25-27-62-42-97-42-38 0-72 15-98 42-26 26-41 61-41 96 0 37 15 71 41 97s60 41 98 41z">
          <text:p/>
        </draw:path>
        <draw:path draw:style-name="gr36" draw:text-style-name="P19" draw:layer="layout" svg:width="0.274cm" svg:height="0.274cm" svg:x="20.435cm" svg:y="5.322cm" svg:viewBox="0 0 275 275" svg:d="M138 275c35 0 72-14 96-40 27-26 41-61 41-96 0-37-14-72-41-98-24-26-61-41-96-41-37 0-72 15-98 41s-40 61-40 98c0 35 14 70 40 96s61 40 98 40z">
          <text:p/>
        </draw:path>
        <draw:path draw:style-name="gr34" draw:text-style-name="P2" draw:layer="layout" svg:width="0.274cm" svg:height="0.274cm" svg:x="20.435cm" svg:y="5.322cm" svg:viewBox="0 0 275 275" svg:d="M138 275c35 0 72-14 96-40 27-26 41-61 41-96 0-37-14-72-41-98-24-26-61-41-96-41-37 0-72 15-98 41s-40 61-40 98c0 35 14 70 40 96s61 40 98 40z">
          <text:p/>
        </draw:path>
        <draw:path draw:style-name="gr36" draw:text-style-name="P19" draw:layer="layout" svg:width="0.274cm" svg:height="0.274cm" svg:x="19.887cm" svg:y="5.215cm" svg:viewBox="0 0 275 275" svg:d="M135 275c37 0 72-14 98-40 27-26 42-61 42-98 0-38-15-73-42-97-26-26-61-40-98-40-35 0-70 14-95 40-26 24-40 59-40 97 0 37 14 72 40 98 25 26 60 40 95 40z">
          <text:p/>
        </draw:path>
        <draw:path draw:style-name="gr34" draw:text-style-name="P2" draw:layer="layout" svg:width="0.274cm" svg:height="0.274cm" svg:x="19.887cm" svg:y="5.215cm" svg:viewBox="0 0 275 275" svg:d="M135 275c37 0 72-14 98-40 27-26 42-61 42-98 0-38-15-73-42-97-26-26-61-40-98-40-35 0-70 14-95 40-26 24-40 59-40 97 0 37 14 72 40 98 25 26 60 40 95 40z">
          <text:p/>
        </draw:path>
        <draw:path draw:style-name="gr36" draw:text-style-name="P19" draw:layer="layout" svg:width="0.275cm" svg:height="0.274cm" svg:x="20.498cm" svg:y="5.027cm" svg:viewBox="0 0 276 275" svg:d="M137 275c37 0 72-14 98-40s41-60 41-97c0-36-15-70-41-97-26-28-61-41-98-41-36 0-71 13-97 41-25 27-40 61-40 97 0 37 15 71 40 97 26 26 61 40 97 40z">
          <text:p/>
        </draw:path>
        <draw:path draw:style-name="gr34" draw:text-style-name="P2" draw:layer="layout" svg:width="0.275cm" svg:height="0.274cm" svg:x="20.498cm" svg:y="5.027cm" svg:viewBox="0 0 276 275" svg:d="M137 275c37 0 72-14 98-40s41-60 41-97c0-36-15-70-41-97-26-28-61-41-98-41-36 0-71 13-97 41-25 27-40 61-40 97 0 37 15 71 40 97 26 26 61 40 97 40z">
          <text:p/>
        </draw:path>
        <draw:path draw:style-name="gr36" draw:text-style-name="P19" draw:layer="layout" svg:width="0.274cm" svg:height="0.274cm" svg:x="19.364cm" svg:y="5.908cm" svg:viewBox="0 0 275 275" svg:d="M138 275c36 0 72-14 97-41 26-26 40-61 40-96 0-37-14-72-40-98-25-26-61-40-97-40-37 0-72 14-97 40-26 26-41 61-41 98 0 35 15 70 41 96 25 27 60 41 97 41z">
          <text:p/>
        </draw:path>
        <draw:path draw:style-name="gr34" draw:text-style-name="P2" draw:layer="layout" svg:width="0.274cm" svg:height="0.274cm" svg:x="19.364cm" svg:y="5.908cm" svg:viewBox="0 0 275 275" svg:d="M138 275c36 0 72-14 97-41 26-26 40-61 40-96 0-37-14-72-40-98-25-26-61-40-97-40-37 0-72 14-97 40-26 26-41 61-41 98 0 35 15 70 41 96 25 27 60 41 97 41z">
          <text:p/>
        </draw:path>
        <draw:path draw:style-name="gr36" draw:text-style-name="P19" draw:layer="layout" svg:width="0.274cm" svg:height="0.274cm" svg:x="20.198cm" svg:y="5.317cm" svg:viewBox="0 0 275 275" svg:d="M136 275c37 0 72-13 99-39 26-25 40-60 40-97s-14-70-40-96c-27-27-62-43-99-43-35 0-70 16-95 43-26 26-41 59-41 96s15 72 41 97c25 26 60 39 95 39z">
          <text:p/>
        </draw:path>
        <draw:path draw:style-name="gr34" draw:text-style-name="P2" draw:layer="layout" svg:width="0.274cm" svg:height="0.274cm" svg:x="20.198cm" svg:y="5.317cm" svg:viewBox="0 0 275 275" svg:d="M136 275c37 0 72-13 99-39 26-25 40-60 40-97s-14-70-40-96c-27-27-62-43-99-43-35 0-70 16-95 43-26 26-41 59-41 96s15 72 41 97c25 26 60 39 95 39z">
          <text:p/>
        </draw:path>
        <draw:path draw:style-name="gr36" draw:text-style-name="P19" draw:layer="layout" svg:width="0.274cm" svg:height="0.273cm" svg:x="20.522cm" svg:y="5.22cm" svg:viewBox="0 0 275 274" svg:d="M138 274c36 0 71-13 96-39 26-25 41-60 41-97 0-38-15-73-41-99-25-24-60-39-96-39-37 0-72 15-98 39-26 26-40 61-40 99 0 37 14 72 40 97 26 26 61 39 98 39z">
          <text:p/>
        </draw:path>
        <draw:path draw:style-name="gr34" draw:text-style-name="P2" draw:layer="layout" svg:width="0.274cm" svg:height="0.273cm" svg:x="20.522cm" svg:y="5.22cm" svg:viewBox="0 0 275 274" svg:d="M138 274c36 0 71-13 96-39 26-25 41-60 41-97 0-38-15-73-41-99-25-24-60-39-96-39-37 0-72 15-98 39-26 26-40 61-40 99 0 37 14 72 40 97 26 26 61 39 98 39z">
          <text:p/>
        </draw:path>
        <draw:path draw:style-name="gr36" draw:text-style-name="P19" draw:layer="layout" svg:width="0.274cm" svg:height="0.274cm" svg:x="19.289cm" svg:y="5.793cm" svg:viewBox="0 0 275 275" svg:d="M137 275c37 0 72-14 98-40s40-59 40-96-14-73-40-99-61-40-98-40c-35 0-70 14-96 40s-41 62-41 99 15 70 41 96 61 40 96 40z">
          <text:p/>
        </draw:path>
        <draw:path draw:style-name="gr34" draw:text-style-name="P2" draw:layer="layout" svg:width="0.274cm" svg:height="0.274cm" svg:x="19.289cm" svg:y="5.793cm" svg:viewBox="0 0 275 275" svg:d="M137 275c37 0 72-14 98-40s40-59 40-96-14-73-40-99-61-40-98-40c-35 0-70 14-96 40s-41 62-41 99 15 70 41 96 61 40 96 40z">
          <text:p/>
        </draw:path>
        <draw:path draw:style-name="gr36" draw:text-style-name="P19" draw:layer="layout" svg:width="0.274cm" svg:height="0.274cm" svg:x="20.424cm" svg:y="5.328cm" svg:viewBox="0 0 275 275" svg:d="M138 275c35 0 72-15 96-40 26-26 41-61 41-98 0-35-15-70-41-96-24-27-61-41-96-41-38 0-72 14-98 41-26 26-40 61-40 96 0 37 14 72 40 98 26 25 60 40 98 40z">
          <text:p/>
        </draw:path>
        <draw:path draw:style-name="gr34" draw:text-style-name="P2" draw:layer="layout" svg:width="0.274cm" svg:height="0.274cm" svg:x="20.424cm" svg:y="5.328cm" svg:viewBox="0 0 275 275" svg:d="M138 275c35 0 72-15 96-40 26-26 41-61 41-98 0-35-15-70-41-96-24-27-61-41-96-41-38 0-72 14-98 41-26 26-40 61-40 96 0 37 14 72 40 98 26 25 60 40 98 40z">
          <text:p/>
        </draw:path>
        <draw:path draw:style-name="gr36" draw:text-style-name="P19" draw:layer="layout" svg:width="0.275cm" svg:height="0.274cm" svg:x="20.423cm" svg:y="5.256cm" svg:viewBox="0 0 276 275" svg:d="M137 275c37 0 72-15 97-41 26-25 42-60 42-95 0-37-16-73-42-99-25-26-60-40-97-40-36 0-70 14-96 40s-41 62-41 99c0 35 15 70 41 95 26 26 60 41 96 41z">
          <text:p/>
        </draw:path>
        <draw:path draw:style-name="gr34" draw:text-style-name="P2" draw:layer="layout" svg:width="0.275cm" svg:height="0.274cm" svg:x="20.423cm" svg:y="5.256cm" svg:viewBox="0 0 276 275" svg:d="M137 275c37 0 72-15 97-41 26-25 42-60 42-95 0-37-16-73-42-99-25-26-60-40-97-40-36 0-70 14-96 40s-41 62-41 99c0 35 15 70 41 95 26 26 60 41 96 41z">
          <text:p/>
        </draw:path>
        <draw:path draw:style-name="gr36" draw:text-style-name="P19" draw:layer="layout" svg:width="0.276cm" svg:height="0.274cm" svg:x="20.179cm" svg:y="5.495cm" svg:viewBox="0 0 277 275" svg:d="M139 275c37 0 72-15 98-40 25-26 40-61 40-98 0-38-15-73-40-97-26-26-61-40-98-40s-72 14-98 40c-25 24-41 59-41 97 0 37 16 72 41 98 26 25 61 40 98 40z">
          <text:p/>
        </draw:path>
        <draw:path draw:style-name="gr34" draw:text-style-name="P2" draw:layer="layout" svg:width="0.276cm" svg:height="0.274cm" svg:x="20.179cm" svg:y="5.495cm" svg:viewBox="0 0 277 275" svg:d="M139 275c37 0 72-15 98-40 25-26 40-61 40-98 0-38-15-73-40-97-26-26-61-40-98-40s-72 14-98 40c-25 24-41 59-41 97 0 37 16 72 41 98 26 25 61 40 98 40z">
          <text:p/>
        </draw:path>
        <draw:frame draw:style-name="gr4" draw:text-style-name="P4" draw:layer="layout" svg:width="0.557cm" svg:height="0.412cm" svg:x="24.819cm" svg:y="4.496cm">
          <draw:text-box>
            <text:p text:style-name="P3"><text:span text:style-name="T1">0.0</text:span></text:p>
          </draw:text-box>
        </draw:frame>
        <draw:polygon draw:style-name="gr1" draw:text-style-name="P1" draw:layer="layout" svg:width="0.154cm" svg:height="3.082cm" svg:x="25.8cm" svg:y="4.543cm" svg:viewBox="0 0 155 3083" draw:points="0,3083 155,3083 155,0 0,0">
          <text:p/>
        </draw:polygon>
        <draw:polygon draw:style-name="gr33" draw:text-style-name="P5" draw:layer="layout" svg:width="0.154cm" svg:height="0.309cm" svg:x="25.8cm" svg:y="7.316cm" svg:viewBox="0 0 155 310" draw:points="0,310 155,310 155,0 0,0">
          <text:p/>
        </draw:polygon>
        <draw:polygon draw:style-name="gr8" draw:text-style-name="P6" draw:layer="layout" svg:width="0.154cm" svg:height="0.308cm" svg:x="25.8cm" svg:y="7.008cm" svg:viewBox="0 0 155 309" draw:points="0,309 155,309 155,0 0,0">
          <text:p/>
        </draw:polygon>
        <draw:polygon draw:style-name="gr37" draw:text-style-name="P7" draw:layer="layout" svg:width="0.154cm" svg:height="0.309cm" svg:x="25.8cm" svg:y="6.699cm" svg:viewBox="0 0 155 310" draw:points="0,310 155,310 155,0 0,0">
          <text:p/>
        </draw:polygon>
        <draw:polygon draw:style-name="gr38" draw:text-style-name="P20" draw:layer="layout" svg:width="0.154cm" svg:height="0.309cm" svg:x="25.8cm" svg:y="6.392cm" svg:viewBox="0 0 155 310" draw:points="0,310 155,310 155,0 0,0">
          <text:p/>
        </draw:polygon>
        <draw:polygon draw:style-name="gr39" draw:text-style-name="P21" draw:layer="layout" svg:width="0.154cm" svg:height="0.309cm" svg:x="25.8cm" svg:y="6.084cm" svg:viewBox="0 0 155 310" draw:points="0,310 155,310 155,0 0,0">
          <text:p/>
        </draw:polygon>
        <draw:polygon draw:style-name="gr35" draw:text-style-name="P18" draw:layer="layout" svg:width="0.154cm" svg:height="0.309cm" svg:x="25.8cm" svg:y="5.775cm" svg:viewBox="0 0 155 310" draw:points="0,310 155,310 155,0 0,0">
          <text:p/>
        </draw:polygon>
        <draw:polygon draw:style-name="gr40" draw:text-style-name="P22" draw:layer="layout" svg:width="0.154cm" svg:height="0.309cm" svg:x="25.8cm" svg:y="5.466cm" svg:viewBox="0 0 155 310" draw:points="0,310 155,310 155,0 0,0">
          <text:p/>
        </draw:polygon>
        <draw:polygon draw:style-name="gr41" draw:text-style-name="P23" draw:layer="layout" svg:width="0.154cm" svg:height="0.309cm" svg:x="25.8cm" svg:y="5.158cm" svg:viewBox="0 0 155 310" draw:points="0,310 155,310 155,0 0,0">
          <text:p/>
        </draw:polygon>
        <draw:polygon draw:style-name="gr42" draw:text-style-name="P24" draw:layer="layout" svg:width="0.154cm" svg:height="0.309cm" svg:x="25.8cm" svg:y="4.851cm" svg:viewBox="0 0 155 310" draw:points="0,310 155,310 155,0 0,0">
          <text:p/>
        </draw:polygon>
        <draw:polygon draw:style-name="gr36" draw:text-style-name="P19" draw:layer="layout" svg:width="0.154cm" svg:height="0.308cm" svg:x="25.8cm" svg:y="4.543cm" svg:viewBox="0 0 155 309" draw:points="0,309 155,309 155,0 0,0">
          <text:p/>
        </draw:polygon>
        <draw:line draw:style-name="gr3" draw:text-style-name="P2" draw:layer="layout" svg:x1="25.954cm" svg:y1="7.623cm" svg:x2="26.078cm" svg:y2="7.623cm">
          <text:p/>
        </draw:line>
        <draw:frame draw:style-name="gr4" draw:text-style-name="P4" draw:layer="layout" svg:width="0.557cm" svg:height="0.412cm" svg:x="24.837cm" svg:y="3.997cm">
          <draw:text-box>
            <text:p text:style-name="P3"><text:span text:style-name="T1">2.5</text:span></text:p>
          </draw:text-box>
        </draw:frame>
        <draw:line draw:style-name="gr3" draw:text-style-name="P2" draw:layer="layout" svg:x1="25.954cm" svg:y1="6.854cm" svg:x2="26.078cm" svg:y2="6.854cm">
          <text:p/>
        </draw:line>
        <draw:frame draw:style-name="gr43" draw:text-style-name="P25" draw:layer="layout" svg:width="5.412cm" svg:height="0.53cm" svg:x="16.192cm" svg:y="0.314cm">
          <draw:text-box>
            <text:p text:style-name="P3"><text:span text:style-name="T2">B) PCA 3D Clustering</text:span></text:p>
          </draw:text-box>
        </draw:frame>
        <draw:line draw:style-name="gr3" draw:text-style-name="P2" draw:layer="layout" svg:x1="25.954cm" svg:y1="6.084cm" svg:x2="26.078cm" svg:y2="6.084cm">
          <text:p/>
        </draw:line>
        <draw:frame draw:style-name="gr4" draw:text-style-name="P4" draw:layer="layout" svg:width="0.557cm" svg:height="0.412cm" svg:x="26.202cm" svg:y="7.429cm">
          <draw:text-box>
            <text:p text:style-name="P3"><text:span text:style-name="T1">0.0</text:span></text:p>
          </draw:text-box>
        </draw:frame>
        <draw:line draw:style-name="gr3" draw:text-style-name="P2" draw:layer="layout" svg:x1="25.954cm" svg:y1="5.313cm" svg:x2="26.078cm" svg:y2="5.313cm">
          <text:p/>
        </draw:line>
        <draw:frame draw:style-name="gr4" draw:text-style-name="P4" draw:layer="layout" svg:width="0.557cm" svg:height="0.412cm" svg:x="26.202cm" svg:y="6.659cm">
          <draw:text-box>
            <text:p text:style-name="P3"><text:span text:style-name="T1">0.5</text:span></text:p>
          </draw:text-box>
        </draw:frame>
        <draw:line draw:style-name="gr3" draw:text-style-name="P2" draw:layer="layout" svg:x1="25.954cm" svg:y1="4.543cm" svg:x2="26.078cm" svg:y2="4.543cm">
          <text:p/>
        </draw:line>
        <draw:frame draw:style-name="gr4" draw:text-style-name="P4" draw:layer="layout" svg:width="0.557cm" svg:height="0.412cm" svg:x="26.202cm" svg:y="5.889cm">
          <draw:text-box>
            <text:p text:style-name="P3"><text:span text:style-name="T1">1.0</text:span></text:p>
          </draw:text-box>
        </draw:frame>
        <draw:frame draw:style-name="gr4" draw:text-style-name="P4" draw:layer="layout" svg:width="0.557cm" svg:height="0.412cm" svg:x="26.202cm" svg:y="5.118cm">
          <draw:text-box>
            <text:p text:style-name="P3"><text:span text:style-name="T1">1.5</text:span></text:p>
          </draw:text-box>
        </draw:frame>
        <draw:polygon draw:style-name="gr12" draw:text-style-name="P2" draw:layer="layout" svg:width="0.154cm" svg:height="3.082cm" svg:x="25.8cm" svg:y="4.543cm" svg:viewBox="0 0 155 3083" draw:points="0,3083 76,3083 155,3083 155,0 76,0 0,0">
          <text:p/>
        </draw:polygon>
        <draw:frame draw:style-name="gr4" draw:text-style-name="P4" draw:layer="layout" svg:width="0.557cm" svg:height="0.412cm" svg:x="26.202cm" svg:y="4.348cm">
          <draw:text-box>
            <text:p text:style-name="P3"><text:span text:style-name="T1">2.0</text:span></text:p>
          </draw:text-box>
        </draw:frame>
        <draw:frame draw:style-name="gr14" draw:text-style-name="P26" draw:layer="layout" svg:width="2.089cm" svg:height="0.497cm" draw:transform="rotate (1.5707963267949) translate (26.834cm 7.128cm)">
          <draw:text-box>
            <text:p text:style-name="P3"><text:span text:style-name="T4">Cluster 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22" draw:style="rect" draw:dots1="1" draw:dots1-length="0.103cm" draw:distance="0.04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8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16T17:20:19.375300295</meta:print-date>
    <meta:printed-by>PDF files</meta:printed-by>
    <dc:date>2025-05-16T17:20:28.958501368</dc:date>
    <meta:editing-duration>PT9S</meta:editing-duration>
    <meta:editing-cycles>1</meta:editing-cycles>
    <meta:document-statistic meta:object-count="1932"/>
    <meta:generator>LibreOffice/24.2.7.2$Linux_X86_64 LibreOffice_project/420$Build-2</meta:generator>
  </office:meta>
</office:document-meta>
</file>